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Lyman direction Russian army shelled Makiyivka, Nevske and Bilohorivka of Luhansk region a...</text:span>
</text:h>
      <text:p text:style-name="P4">
Authors: liveuamap (Language: en)</text:p>
      <text:p text:style-name="P4">
Time: 2023-04-23T-62:31:00</text:p>
      <text:p text:style-name="P4">
Location: Bakhmut (Latitude:48.80822 Longtitude:38.25645)</text:p>
      <text:p text:style-name="P4">
Videos: []</text:p>
      <text:p text:style-name="P4">
Images: []</text:p>
      <text:p text:style-name="P4">
Tags: ["Russia"]</text:p>
      <text:p text:style-name="P4">
ID: 22557946</text:p>
      <!--METADATA-->
      <text:p text:style-name="P4">
At Lyman direction Russian army shelled Makiyivka, Nevske and Bilohorivka ofLuhansk region and Dibrova, Verkhnokamyanske and Spirne of Donetsk region, -General Staff of Armed Forces of Ukraine says in the morning report</text:p>
      <text:p text:style-name="P4">
News Collection Link: <text:a xlink:type="simple" xlink:href="https://liveuamap.com/en/2023/23-april-at-lyman-direction-russian-army-shelled-makiyivka" text:style-name="Internet_20_link" text:visited-style-name="Visited_20_Internet_20_Link">
https://liveuamap.com/en/2023/23-april-at-lyman-direction-russian-army-shelled-makiyivka</text:a>
</text:p>
      <text:p text:style-name="P4">
Source: <text:a xlink:type="simple" xlink:href="https://t.me/lumsrc/4569" text:style-name="Internet_20_link" text:visited-style-name="Visited_20_Internet_20_Link">
https://t.me/lumsrc/4569</text:a>
</text:p>
      <!--NEWS-->
      <text:h text:style-name="P10" text:outline-level="1">
<text:span text:style-name="T4">
At Bakhmut direction Russian army shelled Rozdolivka, Vasukivka, Orikhovo-Vasylivka, Novomark...</text:span>
</text:h>
      <text:p text:style-name="P4">
Authors: liveuamap (Language: en)</text:p>
      <text:p text:style-name="P4">
Time: 2023-04-23T-64:31:00</text:p>
      <text:p text:style-name="P4">
Location: Novhorods'ke, Donetsk Oblast (Latitude:48.33023 Longtitude:37.8352)</text:p>
      <text:p text:style-name="P4">
Videos: []</text:p>
      <text:p text:style-name="P4">
Images: []</text:p>
      <text:p text:style-name="P4">
Tags: ["Russia"]</text:p>
      <text:p text:style-name="P4">
ID: 22557945</text:p>
      <!--METADATA-->
      <text:p text:style-name="P4">
At Bakhmut direction Russian army shelled Rozdolivka, Vasukivka, Orikhovo-Vasylivka, Novomarkove, Hryhorivka, Bohdanivka, Bakhmut, Ivanivske, ChasivYar, Oleksandro-Shultyne, Bila Hora, Dyliyivka, Zalizne, Pivnichne, Pivdenneand New York of Donetsk region, - General Staff of Armed Forces of Ukrainesays in the morning report</text:p>
      <text:p text:style-name="P4">
News Collection Link: <text:a xlink:type="simple" xlink:href="https://liveuamap.com/en/2023/23-april-at-bakhmut-direction-russian-army-shelled-rozdolivka" text:style-name="Internet_20_link" text:visited-style-name="Visited_20_Internet_20_Link">
https://liveuamap.com/en/2023/23-april-at-bakhmut-direction-russian-army-shelled-rozdolivka</text:a>
</text:p>
      <text:p text:style-name="P4">
Source: <text:a xlink:type="simple" xlink:href="https://t.me/lumsrc/4570" text:style-name="Internet_20_link" text:visited-style-name="Visited_20_Internet_20_Link">
https://t.me/lumsrc/4570</text:a>
</text:p>
      <!--NEWS-->
      <text:h text:style-name="P10" text:outline-level="1">
<text:span text:style-name="T4">
At Avdiyivka directions Russian army shelled Novokalynove, Stepove, Avdiyivka, Tonenke, Pervo...</text:span>
</text:h>
      <text:p text:style-name="P4">
Authors: liveuamap (Language: en)</text:p>
      <text:p text:style-name="P4">
Time: 2023-04-23T-66:31:00</text:p>
      <text:p text:style-name="P4">
Location: Avdiyivka (Latitude:48.24891 Longtitude:37.69255)</text:p>
      <text:p text:style-name="P4">
Videos: []</text:p>
      <text:p text:style-name="P4">
Images: []</text:p>
      <text:p text:style-name="P4">
Tags: ["Russia"]</text:p>
      <text:p text:style-name="P4">
ID: 22557944</text:p>
      <!--METADATA-->
      <text:p text:style-name="P4">
At Avdiyivka directions Russian army shelled Novokalynove, Stepove, Avdiyivka,Tonenke, Pervomayske and Nevelske of Donetsk region, - General Staff of ArmedForces of Ukraine says in the morning report</text:p>
      <text:p text:style-name="P4">
News Collection Link: <text:a xlink:type="simple" xlink:href="https://liveuamap.com/en/2023/23-april-at-avdiyivka-directions-russian-army-shelled-novokalynove" text:style-name="Internet_20_link" text:visited-style-name="Visited_20_Internet_20_Link">
https://liveuamap.com/en/2023/23-april-at-avdiyivka-directions-russian-army-shelled-novokalynove</text:a>
</text:p>
      <text:p text:style-name="P4">
Source: <text:a xlink:type="simple" xlink:href="https://t.me/lumsrc/4571" text:style-name="Internet_20_link" text:visited-style-name="Visited_20_Internet_20_Link">
https://t.me/lumsrc/4571</text:a>
</text:p>
      <!--NEWS-->
      <text:h text:style-name="P10" text:outline-level="1">
<text:span text:style-name="T4">
Zaporizka Oblast(20:12). Red Alert: aerial threat. Sirens sounding. Take cover now!</text:span>
</text:h>
      <text:p text:style-name="P4">
Authors: liveuamap (Language: en)</text:p>
      <text:p text:style-name="P4">
Time: 2023-04-23T14:13:00</text:p>
      <text:p text:style-name="P4">
Location: Zaporizka Oblast (Latitude:47.612951 Longtitude:35.765911)</text:p>
      <text:p text:style-name="P4">
Videos: []</text:p>
      <text:p text:style-name="P4">
Images: []</text:p>
      <text:p text:style-name="P4">
Tags: ["Europe", "Central and Eastern Europe"]</text:p>
      <text:p text:style-name="P4">
ID: 22558133</text:p>
      <!--METADATA-->
      <text:p text:style-name="P4">
Zaporizka Oblast(20:12). Red Alert: aerial threat. Sirens sounding. Take covernow!</text:p>
      <text:p text:style-name="P4">
News Collection Link: <text:a xlink:type="simple" xlink:href="https://liveuamap.com/en/2023/23-april-zaporizka-oblast2012-red-alert-aeriag" text:style-name="Internet_20_link" text:visited-style-name="Visited_20_Internet_20_Link">
https://liveuamap.com/en/2023/23-april-zaporizka-oblast2012-red-alert-aeriag</text:a>
</text:p>
      <text:p text:style-name="P4">
Source: <text:a xlink:type="simple" xlink:href="https://t.me/air_alert_ua/43615" text:style-name="Internet_20_link" text:visited-style-name="Visited_20_Internet_20_Link">
https://t.me/air_alert_ua/43615</text:a>
</text:p>
      <!--NEWS-->
      <text:h text:style-name="P10" text:outline-level="1">
<text:span text:style-name="T4">
Donetsk Oblast(21:01). Red Alert: aerial threat. Sirens sounding. Take cover now!</text:span>
</text:h>
      <text:p text:style-name="P4">
Authors: liveuamap (Language: en)</text:p>
      <text:p text:style-name="P4">
Time: 2023-04-23T15:01:00</text:p>
      <text:p text:style-name="P4">
Location: Donetsk Oblast (Latitude:48.72744 Longtitude:37.5781)</text:p>
      <text:p text:style-name="P4">
Videos: []</text:p>
      <text:p text:style-name="P4">
Images: []</text:p>
      <text:p text:style-name="P4">
Tags: ["Europe", "Central and Eastern Europe"]</text:p>
      <text:p text:style-name="P4">
ID: 22558134</text:p>
      <!--METADATA-->
      <text:p text:style-name="P4">
Donetsk Oblast(21:01). Red Alert: aerial threat. Sirens sounding. Take covernow!</text:p>
      <text:p text:style-name="P4">
News Collection Link: <text:a xlink:type="simple" xlink:href="https://liveuamap.com/en/2023/23-april-donetsk-oblast2101-red-alert-aerial-g" text:style-name="Internet_20_link" text:visited-style-name="Visited_20_Internet_20_Link">
https://liveuamap.com/en/2023/23-april-donetsk-oblast2101-red-alert-aerial-g</text:a>
</text:p>
      <text:p text:style-name="P4">
Source: <text:a xlink:type="simple" xlink:href="https://t.me/air_alert_ua/43618" text:style-name="Internet_20_link" text:visited-style-name="Visited_20_Internet_20_Link">
https://t.me/air_alert_ua/43618</text:a>
</text:p>
      <!--NEWS-->
      <text:h text:style-name="P10" text:outline-level="1">
<text:span text:style-name="T4">
Zaporizka Oblast, Poltavska Oblast, Kharkiv, Kharkivska Oblast(22:44). Red Alert: aerial thre...</text:span>
</text:h>
      <text:p text:style-name="P4">
Authors: liveuamap (Language: en)</text:p>
      <text:p text:style-name="P4">
Time: 2023-04-23T16:45:00</text:p>
      <text:p text:style-name="P4">
Location: Zaporizka Oblast (Latitude:47.612661 Longtitude:35.766111)</text:p>
      <text:p text:style-name="P4">
Videos: []</text:p>
      <text:p text:style-name="P4">
Images: []</text:p>
      <text:p text:style-name="P4">
Tags: ["Europe", "Central and Eastern Europe"]</text:p>
      <text:p text:style-name="P4">
ID: 22558135</text:p>
      <!--METADATA-->
      <text:p text:style-name="P4">
Zaporizka Oblast, Poltavska Oblast, Kharkiv, Kharkivska Oblast(22:44). RedAlert: aerial threat. Sirens sounding. Take cover now!</text:p>
      <text:p text:style-name="P4">
News Collection Link: <text:a xlink:type="simple" xlink:href="https://liveuamap.com/en/2023/23-april-zaporizka-oblast-poltavska-oblast-khg" text:style-name="Internet_20_link" text:visited-style-name="Visited_20_Internet_20_Link">
https://liveuamap.com/en/2023/23-april-zaporizka-oblast-poltavska-oblast-khg</text:a>
</text:p>
      <text:p text:style-name="P4">
Source: <text:a xlink:type="simple" xlink:href="https://t.me/air_alert_ua/43622" text:style-name="Internet_20_link" text:visited-style-name="Visited_20_Internet_20_Link">
https://t.me/air_alert_ua/43622</text:a>
</text:p>
      <!--NEWS-->
      <text:h text:style-name="P10" text:outline-level="1">
<text:span text:style-name="T4">
Dnipro, Dnipropetrovska Oblast(22:44). Red Alert: aerial threat. Sirens sounding. Take cover ...</text:span>
</text:h>
      <text:p text:style-name="P4">
Authors: liveuamap (Language: en)</text:p>
      <text:p text:style-name="P4">
Time: 2023-04-23T16:46:00</text:p>
      <text:p text:style-name="P4">
Location: Dnipro (Latitude:48.45930000 Longtitude:35.03865000)</text:p>
      <text:p text:style-name="P4">
Videos: []</text:p>
      <text:p text:style-name="P4">
Images: []</text:p>
      <text:p text:style-name="P4">
Tags: ["Europe", "Central and Eastern Europe"]</text:p>
      <text:p text:style-name="P4">
ID: 22558136</text:p>
      <!--METADATA-->
      <text:p text:style-name="P4">
Dnipro, Dnipropetrovska Oblast(22:44). Red Alert: aerial threat. Sirenssounding. Take cover now!</text:p>
      <text:p text:style-name="P4">
News Collection Link: <text:a xlink:type="simple" xlink:href="https://liveuamap.com/en/2023/23-april-dnipro-dnipropetrovska-oblast2244-reg" text:style-name="Internet_20_link" text:visited-style-name="Visited_20_Internet_20_Link">
https://liveuamap.com/en/2023/23-april-dnipro-dnipropetrovska-oblast2244-reg</text:a>
</text:p>
      <text:p text:style-name="P4">
Source: <text:a xlink:type="simple" xlink:href="https://t.me/suspilnednipro/14669" text:style-name="Internet_20_link" text:visited-style-name="Visited_20_Internet_20_Link">
https://t.me/suspilnednipro/14669</text:a>
</text:p>
      <!--NEWS-->
      <text:h text:style-name="P10" text:outline-level="1">
<text:span text:style-name="T4">
Sumska Oblast, Donetsk Oblast(22:45). Red Alert: aerial threat. Sirens sounding. Take cover now!</text:span>
</text:h>
      <text:p text:style-name="P4">
Authors: liveuamap (Language: en)</text:p>
      <text:p text:style-name="P4">
Time: 2023-04-23T16:47:00</text:p>
      <text:p text:style-name="P4">
Location: Sumska Oblast (Latitude:51.00000000 Longtitude:34.00000000)</text:p>
      <text:p text:style-name="P4">
Videos: []</text:p>
      <text:p text:style-name="P4">
Images: []</text:p>
      <text:p text:style-name="P4">
Tags: ["Europe", "Central and Eastern Europe"]</text:p>
      <text:p text:style-name="P4">
ID: 22558137</text:p>
      <!--METADATA-->
      <text:p text:style-name="P4">
Sumska Oblast, Donetsk Oblast(22:45). Red Alert: aerial threat. Sirenssounding. Take cover now!</text:p>
      <text:p text:style-name="P4">
News Collection Link: <text:a xlink:type="simple" xlink:href="https://liveuamap.com/en/2023/23-april-sumska-oblast-donetsk-oblast2245-redg" text:style-name="Internet_20_link" text:visited-style-name="Visited_20_Internet_20_Link">
https://liveuamap.com/en/2023/23-april-sumska-oblast-donetsk-oblast2245-redg</text:a>
</text:p>
      <text:p text:style-name="P4">
Source: <text:a xlink:type="simple" xlink:href="https://t.me/air_alert_ua/43625" text:style-name="Internet_20_link" text:visited-style-name="Visited_20_Internet_20_Link">
https://t.me/air_alert_ua/43625</text:a>
</text:p>
      <!--NEWS-->
      <text:h text:style-name="P10" text:outline-level="1">
<text:span text:style-name="T4">
Zaporizka Oblast(00:06). Red Alert: aerial threat. Sirens sounding. Take cover now!</text:span>
</text:h>
      <text:p text:style-name="P4">
Authors: liveuamap (Language: en)</text:p>
      <text:p text:style-name="P4">
Time: 2023-04-23T18:07:00</text:p>
      <text:p text:style-name="P4">
Location: Zaporizka Oblast (Latitude:47.612841 Longtitude:35.766081)</text:p>
      <text:p text:style-name="P4">
Videos: []</text:p>
      <text:p text:style-name="P4">
Images: []</text:p>
      <text:p text:style-name="P4">
Tags: ["Europe", "Central and Eastern Europe"]</text:p>
      <text:p text:style-name="P4">
ID: 22558138</text:p>
      <!--METADATA-->
      <text:p text:style-name="P4">
Zaporizka Oblast(00:06). Red Alert: aerial threat. Sirens sounding. Take covernow!</text:p>
      <text:p text:style-name="P4">
News Collection Link: <text:a xlink:type="simple" xlink:href="https://liveuamap.com/en/2023/23-april-zaporizka-oblast0006-red-alert-aeriag" text:style-name="Internet_20_link" text:visited-style-name="Visited_20_Internet_20_Link">
https://liveuamap.com/en/2023/23-april-zaporizka-oblast0006-red-alert-aeriag</text:a>
</text:p>
      <text:p text:style-name="P4">
Source: <text:a xlink:type="simple" xlink:href="https://t.me/air_alert_ua/43632" text:style-name="Internet_20_link" text:visited-style-name="Visited_20_Internet_20_Link">
https://t.me/air_alert_ua/43632</text:a>
</text:p>
      <!--NEWS-->
      <text:h text:style-name="P10" text:outline-level="1">
<text:span text:style-name="T4">
Zaporizka Oblast(01:40). Red Alert: aerial threat. Sirens sounding. Take cover now!</text:span>
</text:h>
      <text:p text:style-name="P4">
Authors: liveuamap (Language: en)</text:p>
      <text:p text:style-name="P4">
Time: 2023-04-23T19:41:00</text:p>
      <text:p text:style-name="P4">
Location: Zaporizka Oblast (Latitude:47.611841 Longtitude:35.765761)</text:p>
      <text:p text:style-name="P4">
Videos: []</text:p>
      <text:p text:style-name="P4">
Images: []</text:p>
      <text:p text:style-name="P4">
Tags: ["Europe", "Central and Eastern Europe"]</text:p>
      <text:p text:style-name="P4">
ID: 22558139</text:p>
      <!--METADATA-->
      <text:p text:style-name="P4">
Zaporizka Oblast(01:40). Red Alert: aerial threat. Sirens sounding. Take covernow!</text:p>
      <text:p text:style-name="P4">
News Collection Link: <text:a xlink:type="simple" xlink:href="https://liveuamap.com/en/2023/23-april-zaporizka-oblast0140-red-alert-aeriag" text:style-name="Internet_20_link" text:visited-style-name="Visited_20_Internet_20_Link">
https://liveuamap.com/en/2023/23-april-zaporizka-oblast0140-red-alert-aeriag</text:a>
</text:p>
      <text:p text:style-name="P4">
Source: <text:a xlink:type="simple" xlink:href="https://t.me/air_alert_ua/43634" text:style-name="Internet_20_link" text:visited-style-name="Visited_20_Internet_20_Link">
https://t.me/air_alert_ua/43634</text:a>
</text:p>
      <!--NEWS-->
      <text:h text:style-name="P10" text:outline-level="1">
<text:span text:style-name="T4">
Лікарі роблять неоціненний внесок в обороноздатність держави — Ганна Маляр</text:span>
</text:h>
      <text:p text:style-name="P4">
Author: ['АРМІЯINFORM']</text:p>
      <text:p text:style-name="P4">
Time: 2023-04-23T79:00:00-04:00</text:p>
      <text:p text:style-name="P4">
Description: «Український медичний фронт» — цивільні та військові медики разом рятують жи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Tags: ['STOPRUSSIA', 'ВІЙСЬКОВІ ЛІКАРІ', 'ГАННА МАЛЯР', 'УКРАЇНСЬКИЙ МЕДИЧНИЙ ФРОНТ']</text:p>
      <text:p text:style-name="P4">
Category: News</text:p>
      <!--METADATA-->
      <text:p text:style-name="P4">
<draw:frame draw:style-name="fr1" draw:name="Image2" text:anchor-type="as-char" svg:width="6.9236in" svg:height="4.615733in" draw:z-index="0">
<draw:image xlink:href="../Images/AРМІЯINFORM/2023-04-23T79-00-00-04-00/342988166_1194507931266345_3132785888064533294_n.jpg" xlink:type="simple" xlink:show="embed" xlink:actuate="onLoad" draw:mime-type="image/jpeg"/>
</draw:frame>
</text:p>
      <text:p text:style-name="P4">
«Український медичний фронт» — цивільні та військові медики разом рятуютьжиття і здоров‘я наших військових.</text:p>
      <text:p text:style-name="P4">
500 медиків, військових та волонтерів в одній залі на Medical MotivationalMeeting провели вкрай важливий обмін думками, аналізом подій, досвідом.</text:p>
      <text:p text:style-name="P4">
<draw:frame draw:style-name="fr1" draw:name="Image3" text:anchor-type="as-char" svg:width="6.9236in" svg:height="7.158206in" draw:z-index="0">
<draw:image xlink:href="../Images/AРМІЯINFORM/2023-04-23T79-00-00-04-00/342620576_1715232635568497_8165851594006101599_n.jpg" xlink:type="simple" xlink:show="embed" xlink:actuate="onLoad" draw:mime-type="image/jpeg"/>
</draw:frame>
</text:p>
      <text:p text:style-name="P4">
«Нагадаю, що в Україні для порятунку наших воїнів створено унікальний єдинийпростір військових та цивільних медичних закладів, аналогів якому немає усвіті. У лікарів дуже відповідальна ділянка фронту. Вони роблять свійнеоціненний внесок в обороноздатність держави», —<text:a xlink:type="simple" xlink:href="https://www.facebook.com/ganna.maliar/posts/pfbid0JeL22WEc894ufT376pirVcDD69zNwHGEDvigbFmmdWPT7Ca78vmsdUegvufVS4MXl" text:style-name="Internet_20_link" text:visited-style-name="Visited_20_Internet_20_Link">
зазначила</text:a>
заступник Міністра оборони України Ганна Маляр.</text:p>
      <text:p text:style-name="P4">
<draw:frame draw:style-name="fr1" draw:name="Image4"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За фактом сьогоднішнього обстрілу безпілотниками Нікополя розпочато досудове розслідування</text:span>
</text:h>
      <text:p text:style-name="P4">
Author: ['АРМІЯINFORM']</text:p>
      <text:p text:style-name="P4">
Time: 2023-04-23T98:00:00-04:00</text:p>
      <text:p text:style-name="P4">
Description: Держава-агресор атакувала безпілотниками м. Нікополь на Дніпропетровщині — розпоч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Tags: ['STOPRUSSIA', 'АГРЕСІЯ РФ', 'ВІЙНА', 'ВОРОЖІ ОБСТРІЛИ', 'ВТОРГНЕННЯ РФ', 'НІКОПОЛЬ', 'ОФІС ГЕНЕРАЛЬНОГО ПРОКУРОРА']</text:p>
      <text:p text:style-name="P4">
Category: News</text:p>
      <!--METADATA-->
      <text:p text:style-name="P4">
<draw:frame draw:style-name="fr1" draw:name="Image5" text:anchor-type="as-char" svg:width="6.9236in" svg:height="3.894525in" draw:z-index="0">
<draw:image xlink:href="../Images/AРМІЯINFORM/2023-04-23T98-00-00-04-00/342793513_1780329332382311_3231938476983012356_n.jpg" xlink:type="simple" xlink:show="embed" xlink:actuate="onLoad" draw:mime-type="image/jpeg"/>
</draw:frame>
</text:p>
      <text:p text:style-name="P4">
Держава-агресор атакувала безпілотниками м. Нікополь на Дніпропетровщині —розпочато розслідування. Про це<text:a xlink:type="simple" xlink:href="https://www.facebook.com/pgo.gov.ua/posts/pfbid0UL75B2bHf4ijrG6csPD41vqov9ZxqFGWhUsib5XEzm4J1tyoZMqu6ZYFcSv1Ew3Wl" text:style-name="Internet_20_link" text:visited-style-name="Visited_20_Internet_20_Link">
повідомляє</text:a>
Офіс Генерального прокурора на своїй офіційній сторінці у Facebook.</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На Закарпатті до 20 років засудили завербованого фсб псевдопрем’єра русинів</text:span>
</text:h>
      <text:p text:style-name="P4">
Authors: Ukrinform (Person)</text:p>
      <text:p text:style-name="P4">
Publisher: Укринформ (Organization)</text:p>
      <text:p text:style-name="P4">
Published Time: 2023-04-24T-112:06:00+03:00</text:p>
      <text:p text:style-name="P4">
Modified Time: 2023-04-24T18:06:00+03:00</text:p>
      <text:p text:style-name="P4">
Description: До 20 років позбавлення волі засуджено самопроголошеного «прем’єр-міністра» псевдоутворення «Республіка Підкарпатська Русь». — Укрінформ.</text:p>
      <text:p text:style-name="P4">
Images: ["<text:a xlink:type="simple" xlink:href="https://static.ukrinform.com/photos/2018_07/thumb_files/630_360_1532017869-1678.jpg" text:style-name="Internet_20_link" text:visited-style-name="Visited_20_Internet_20_Link">
630_360_15320...</text:a>
", "<text:a xlink:type="simple" xlink:href="https://static.ukrinform.com/photos/2023_04/1682348818-266.jpg" text:style-name="Internet_20_link" text:visited-style-name="Visited_20_Internet_20_Link">
1682348818-26...</text:a>
"]</text:p>
      <text:p text:style-name="P4">
Tags: ['фсб рф', 'Суд', 'Закарпаття']</text:p>
      <text:p text:style-name="P4">
Type: Article</text:p>
      <!--METADATA-->
      <text:p text:style-name="P4">
<draw:frame draw:style-name="fr1" draw:name="Image6" text:anchor-type="as-char" svg:width="6.9236in" svg:height="3.956343in" draw:z-index="0">
<draw:image xlink:href="../Images/yкринформ/2023-04-24T-112-06-00-03-00/630_360_1532017869-1678.jpg" xlink:type="simple" xlink:show="embed" xlink:actuate="onLoad" draw:mime-type="image/jpeg"/>
</draw:frame>
 До 20років позбавлення волі засуджено самопроголошеного «прем’єр-міністра»псевдоутворення «Республіка Підкарпатська Русь».</text:p>
      <text:p text:style-name="P4">
Про це повідомило у <text:a xlink:type="simple" xlink:href="http://www.facebook.com/ssu.uzhhorod/posts/pfbid02CcdwgoxHjW9CS62MV9D6Wxx13A49VhhMWsMMupy6DPWvTHu5edBsN6e1wsNeqLkEl" text:style-name="Internet_20_link" text:visited-style-name="Visited_20_Internet_20_Link">
</text:a>
Управління СБУ в Закарпатській області, передає Укрінформ.</text:p>
      <text:p text:style-name="P4">
За даними спецслужби, зловмисник за вказівкою спецслужб рф намагався створитипередумови для розхитування суспільно-політичної ситуації в регіоні. Одним ізйого ключових завдань було створення та проголошення на територіїЗакарпатської області псевдоутворення «Республіка Підкарпатська Русь».</text:p>
      <text:p text:style-name="P4">
Правоохоронці встановили, що зловмисник неодноразово засвідчував російськимЗМІ свої наміри щодо зміни адміністративно-територіального устрою Українськоїдержави.</text:p>
      <text:p text:style-name="P4">
"З початку повномасштабного вторгнення росії він активізував просування упублічному просторі антидержавних проросійських наративів, зокрема, продовживактивно розкручувати кремлівську версію про «геноцид русинов». Ворожийагітатор звернувся до президента росії з пропозицією: перетворити ЗахіднуУкраїну на «Карпатскую Русь на правах, мандатах, титулах русинов»; незавершувати «спеціальну військову операцію» в Україні без урахування низкифакторів стосовно Закарпаття", - йдеться в повідомленні.</text:p>
      <text:p text:style-name="P4">
<draw:frame draw:style-name="fr1" draw:name="Image7" text:anchor-type="as-char" svg:width="6.9236in" svg:height="4.615733in" draw:z-index="0">
<draw:image xlink:href="../Images/yкринформ/2023-04-24T-112-06-00-03-00/1682348818-266.jpg" xlink:type="simple" xlink:show="embed" xlink:actuate="onLoad" draw:mime-type="image/jpeg"/>
</draw:frame>
</text:p>
      <text:p text:style-name="P4">
Як зазначається, фігуранта оголошено у міждержавний розшук. Із 2014 року вінпереховується від суду на території рф.</text:p>
      <text:p text:style-name="P4">
У 2021 році суд вже визнав його винним за ст. 109 (дії, спрямовані нанасильницьку зміну чи повалення конституційного ладу), ст. 110 (посягання натериторіальну цілісність і недоторканність України) та ст. 111 (державназрада) Кримінального кодексу України.</text:p>
      <text:p text:style-name="P4">
У квітні цього року рішенням Ужгородського міськрайонного суду Закарпатськоїобласті зловмисника визнано винним у вчиненні правопорушень, передбачених ч. 2ст. 110 та ч. 2 ст. 111 Кримінального кодексу України і призначено покарання увигляді двадцяти років позбавлення волі, поінформували в СБУ.</text:p>
      <text:p text:style-name="P4">
Наразі вирок, згідно з вимогами Кримінального процесуального кодексу, ненабрав законної сили.</text:p>
      <text:p text:style-name="P4">
<text:span text:style-name="T4">
Читайте також:</text:span>
 <text:a xlink:type="simple" xlink:href="https://www.ukrinform.ua/rubric-society/3700000-sbu-zatrimala-oficera-cervinskogo-akogo-sukali-v-spravi-pro-obstril-aerodromu-kanatove-dzerelo.html" text:style-name="Internet_20_link" text:visited-style-name="Visited_20_Internet_20_Link">
 <text:span text:style-name="T4">
СБУ</text:span>
 </text:a>
</text:p>
      <text:p text:style-name="P4">
Як повідомлялося, <text:a xlink:type="simple" xlink:href="https://www.ukrinform.ua/rubric-regions/3539494-na-zakarpatti-suditimut-sepratista-akij-zaklikae-putina-zvilniti-rusiniv.html" text:style-name="Internet_20_link" text:visited-style-name="Visited_20_Internet_20_Link">
 </text:a>
про Петра Гецка - закарпатця, що проголосив себе "прем'єр-міністром" русинів.</text:p>
      <text:p text:style-name="P4">
У 2019 році Мукачівський міськрайонний суд засудив Гецка до 12 роківув'язнення. У липні 2021 року Львівський апеляційний суд залишив цей вирок усилі.</text:p>
      <text:p text:style-name="P4">
Source: <text:a xlink:type="simple" xlink:href="https://www.ukrinform.ua/rubric-regions/3700088-na-zakarpatti-do-20-rokiv-zasudili-zaverbovanogo-fsb-psevdopremera-rusiniv.html" text:style-name="Internet_20_link" text:visited-style-name="Visited_20_Internet_20_Link">
https://www.ukrinform.ua/rubric-regions/3700088-na-zakarpatti-do-20-rokiv-zasudili-zaverbovanogo-fsb-psevdopremera-rusiniv.html</text:a>
</text:p>
      <!--NEWS-->
      <text:h text:style-name="P10" text:outline-level="1">
<text:span text:style-name="T4">
Укрзалізниця відновила транзит зерна територією Польщі</text:span>
</text:h>
      <text:p text:style-name="P4">
Authors: Ukrinform (Person)</text:p>
      <text:p text:style-name="P4">
Publisher: Укринформ (Organization)</text:p>
      <text:p text:style-name="P4">
Published Time: 2023-04-24T-12:58:00+03:00</text:p>
      <text:p text:style-name="P4">
Modified Time: 2023-04-24T23:58:00+03:00</text:p>
      <text:p text:style-name="P4">
Description: АТ "Укрзалізниця" (УЗ) відновило перевезення української сільськогосподарської продукції на експорт залізничним транспортом для транзиту через територію Польщі, припинені з 15 квітня. — Укрінформ.</text:p>
      <text:p text:style-name="P4">
Images: ["<text:a xlink:type="simple" xlink:href="https://static.ukrinform.com/photos/2023_04/thumb_files/630_360_1681898244-702.jpg" text:style-name="Internet_20_link" text:visited-style-name="Visited_20_Internet_20_Link">
630_360_16818...</text:a>
"]</text:p>
      <text:p text:style-name="P4">
Tags: ['Польща', 'Україна', 'Зерно', 'Укрзалізниця', 'Транзит']</text:p>
      <text:p text:style-name="P4">
Type: Article</text:p>
      <!--METADATA-->
      <text:p text:style-name="P4">
<draw:frame draw:style-name="fr1" draw:name="Image8" text:anchor-type="as-char" svg:width="6.9236in" svg:height="3.956343in" draw:z-index="0">
<draw:image xlink:href="../Images/yкринформ/2023-04-24T-12-58-00-03-00/630_360_1681898244-702.jpg" xlink:type="simple" xlink:show="embed" xlink:actuate="onLoad" draw:mime-type="image/jpeg"/>
</draw:frame>
 АТ"Укрзалізниця" (УЗ) відновило перевезення української сільськогосподарськоїпродукції на експорт залізничним транспортом для транзиту через територіюПольщі, припинені з 15 квітня.</text:p>
      <text:p text:style-name="P4">
Про це, як передає Укрінформ, повідомляє <text:a xlink:type="simple" xlink:href="https://interfax.com.ua/news/economic/905917.html" text:style-name="Internet_20_link" text:visited-style-name="Visited_20_Internet_20_Link">
</text:a>
 з посиланням напресслужбу Укрзалізниці.</text:p>
      <text:p text:style-name="P4">
""Укрзалізниця" відновлює експортні транзитні перевезення українськихсільськогосподарських вантажів залізничним транспортом через територію Польщі.Відповідне повідомлення про скасування обмежень на зазначені перевезеннякомпанія отримала від польського перевізника PKP Cargo 21 квітня 2023 року", -ідеться в повідомленні.</text:p>
      <text:p text:style-name="P4">
<text:span text:style-name="T4">
Читайте також:</text:span>
 <text:span text:style-name="T4">
<text:a xlink:type="simple" xlink:href="https://www.ukrinform.ua/rubric-economy/3699157-ukrzaliznica-zapuskae-bezperesadkovij-rejs-z-avstrii.html" text:style-name="Internet_20_link" text:visited-style-name="Visited_20_Internet_20_Link">
 </text:a>
 </text:span>
</text:p>
      <text:p text:style-name="P4">
В компанії уточнили, що перевезення українського продовольства дозволено дляназемного транзиту і для транзиту до морських портів Гданськ, Гдиня,Свіноуйсьце і Шецин.</text:p>
      <text:p text:style-name="P4">
Повідомляється також, що дзеркальні обмежувальні конвенції щодо транзиту низкивантажів у напрямку Польщі, запроваджені УЗ із 17 квітня після зверненняпольських залізничних операторів PKP Cargo і PKP LHS, незабаром теж будескасовано.</text:p>
      <text:p text:style-name="P4">
<text:span text:style-name="T4">
Читайте також:</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Водночас питання щодо 3 тис. вагонів з українською <text:span text:style-name="T4">
<text:a xlink:type="simple" xlink:href="https://www.ukrinform.ua/tag-zerno" text:style-name="Internet_20_link" text:visited-style-name="Visited_20_Internet_20_Link">
</text:a>
 </text:span>
 , які були завантажені та прийняті доперевезення до введення конвенційної заборони польськими перевізниками,залишається невирішеним.</text:p>
      <text:p text:style-name="P4">
Як повідомлялося раніше, в середині квітня Польща, Угорщина, Болгарія,Словаччина і Румунія в односторонньому порядку _<text:span text:style-name="T4">
<text:a xlink:type="simple" xlink:href="https://www.ukrinform.ua/rubric-economy/3697893-zaborona-importu-agroprodukcii-solskij-rozpoviv-pro-peregovori-z-okremimi-krainami-ta-es.html" text:style-name="Internet_20_link" text:visited-style-name="Visited_20_Internet_20_Link">
</text:a>
</text:span>
 _ , але дозволили їх транзит.</text:p>
      <text:p text:style-name="P4">
<text:span text:style-name="T4">
Читайте також:</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Зараз українські вантажі прямують до польських та німецьких портів наБалтійському морі, а також до румунських та болгарських портів на Чорномуморі.</text:p>
      <text:p text:style-name="P4">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Постпред ЄС при ООН: росія має виконати резолюцію щодо України, якщо піклується про багатосторонність</text:span>
</text:h>
      <text:p text:style-name="P4">
Authors: Ukrinform (Person)</text:p>
      <text:p text:style-name="P4">
Publisher: Укринформ (Organization)</text:p>
      <text:p text:style-name="P4">
Published Time: 2023-04-24T-14:46:00+03:00</text:p>
      <text:p text:style-name="P4">
Modified Time: 2023-04-24T23:46:00+03:00</text:p>
      <text:p text:style-name="P4">
Description: Постійний представник Євросоюзу при ООН Улоф Скооґ від імені 27 країн ЄС звинуватив росію в цинізмі щодо організованих нею дебатів про багатосторонність у міжнародних відносинах та захисту принципів Статуту Організації Об’єднаних Націй. — Укрінформ.</text:p>
      <text:p text:style-name="P4">
Images: ["<text:a xlink:type="simple" xlink:href="https://static.ukrinform.com/photos/2023_04/thumb_files/630_360_1682369270-185.jpeg" text:style-name="Internet_20_link" text:visited-style-name="Visited_20_Internet_20_Link">
630_360_16823...</text:a>
"]</text:p>
      <text:p text:style-name="P4">
Tags: ['Євросоюз', 'ООН', 'Агресія РФ', 'росія', 'Радбез ООН']</text:p>
      <text:p text:style-name="P4">
Type: Article</text:p>
      <!--METADATA-->
      <text:p text:style-name="P4">
<draw:frame draw:style-name="fr1" draw:name="Image9" text:anchor-type="as-char" svg:width="6.9236in" svg:height="3.956343in" draw:z-index="0">
<draw:image xlink:href="../Images/yкринформ/2023-04-24T-14-46-00-03-00/630_360_1682369270-185.jpeg" xlink:type="simple" xlink:show="embed" xlink:actuate="onLoad" draw:mime-type="image/jpeg"/>
</draw:frame>
Постійний представник Євросоюзу при ООН Улоф Скооґ від імені 27 країн ЄСзвинуватив росію в цинізмі щодо організованих нею дебатів пробагатосторонність у міжнародних відносинах та захисту принципів СтатутуОрганізації Об’єднаних Націй.</text:p>
      <text:p text:style-name="P4">
Як передає власний кореспондент Укрінформу у Нью-Йорку, про це він заявив упонеділок на засіданні Ради Безпеки ООН, організованому росією, на тему«Ефективна багатосторонність через захист принципів Статуту ООН».</text:p>
      <text:p text:style-name="P4">
«Організовуючи ці дебати, росія намагається представити себе захисницеюбагатосторонності, закріпленої в Статуті ООН. Ніщо не може бути далі відістини. Якби росія справді була зацікавлена в темі сьогоднішнього порядкуденного то припинила порушувати Статут ООН, міжнародне право й негайно ібеззастережно вивела б усі свої війська з усієї території України», – сказавСкооґ, зачитуючи заяву від імені країн ЄС.</text:p>
      <text:p text:style-name="P4">
<text:span text:style-name="T4">
Читайте також:</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За його словами, нинішній день – «ще один сумний приклад російськогоінформаційного маніпулювання, дезінформації та зловживання своїм членством уРаді Безпеки ООН».</text:p>
      <text:p text:style-name="P4">
Ініціювання росією обговорення цієї теми він назвав кричущим лицемірством,хоча ефективна багатосторонність насправді має відгравати важливу роль уміжнародних відносинах.</text:p>
      <text:p text:style-name="P4">
Скооґ також вкотре наголосив на необхідності реформування ООН та всієї системиглобального управління, включаючи Раду Безпеки.</text:p>
      <text:p text:style-name="P4">
<text:span text:style-name="T4">
Читайте також:</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Окрім цього, на переконання держав ЄС, міжнародна спільнота має забезпечитипритягнення росії до відповідальності за злочини, «вчинені в Україні та протинеї».</text:p>
      <text:p text:style-name="P4">
«ЄС також залишається непохитним прихильником Міжнародного кримінального суду,і ми продовжуємо закликати до загальної ратифікації Римського статуту», –додав він, апелюючи таким чином до виданого МКС ордера на арешт президента рфволодимира путіна за викрадення українських дітей.</text:p>
      <text:p text:style-name="P4">
<text:span text:style-name="T4">
Читайте також:</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Скооґ нагадав, що 23 лютого Генеральна Асамблея ООН ухвалила резолюцію, якоюповторила свою вимогу до росії негайно, повністю і беззастережно вивести всісвої збройні сили з території України в межах її міжнародно визнаних кордонів.</text:p>
      <text:p text:style-name="P4">
«141 держава підтримала цю вимогу. Якщо росія піклується про ефективнубагатосторонність, то це перший спосіб довести це», – зазначив постпред ЄС.</text:p>
      <text:p text:style-name="P4">
<text:span text:style-name="T4">
Читайте також:</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Як повідомлялося, у понеділок у <text:span text:style-name="T4">
<text:a xlink:type="simple" xlink:href="https://www.ukrinform.ua/tag-radbez-oon" text:style-name="Internet_20_link" text:visited-style-name="Visited_20_Internet_20_Link">
 </text:a>
</text:span>
 під головування лаврова проходить засідання «Ефективна багатосторонністьчерез захист принципів Статуту ООН». лавров представив позицію росії так, нібивона захищає багатосторонні відносини й захищає принципи Статуту ООН.</text:p>
      <text:p text:style-name="P4">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За останні два роки вибухова зброя забрала життя понад 50 тисяч людей</text:span>
</text:h>
      <text:p text:style-name="P4">
Authors: Ukrinform (Person)</text:p>
      <text:p text:style-name="P4">
Publisher: Укринформ (Organization)</text:p>
      <text:p text:style-name="P4">
Published Time: 2023-04-24T-16:38:00+03:00</text:p>
      <text:p text:style-name="P4">
Modified Time: 2023-04-24T23:38:00+03:00</text:p>
      <text:p text:style-name="P4">
Description: Понад 50 тисяч людей загинули у 2021-22 роках через використання вибухової зброї, особливо їх число зросло під час війни рф проти України. — Укрінформ.</text:p>
      <text:p text:style-name="P4">
Images: ["<text:a xlink:type="simple" xlink:href="https://static.ukrinform.com/photos/2016_08/thumb_files/630_360_1470728644-7859-bombezka-sirii.jpg" text:style-name="Internet_20_link" text:visited-style-name="Visited_20_Internet_20_Link">
630_360_14707...</text:a>
"]</text:p>
      <text:p text:style-name="P4">
Tags: ['Смерть', 'Вибухівка', 'Зброя', 'Бомба']</text:p>
      <text:p text:style-name="P4">
Type: Article</text:p>
      <!--METADATA-->
      <text:p text:style-name="P4">
<draw:frame draw:style-name="fr1" draw:name="Image10" text:anchor-type="as-char" svg:width="6.9236in" svg:height="3.956343in" draw:z-index="0">
<draw:image xlink:href="../Images/yкринформ/2023-04-24T-16-38-00-03-00/630_360_1470728644-7859-bombezka-sirii.jpg" xlink:type="simple" xlink:show="embed" xlink:actuate="onLoad" draw:mime-type="image/jpeg"/>
</draw:frame>
 Понад 50 тисяч людей загинули у 2021-22 роках через використаннявибухової зброї, особливо їх число зросло під час війни рф проти України.</text:p>
      <text:p text:style-name="P4">
Про це йдеться у <text:a xlink:type="simple" xlink:href="https://www.handicap-international.de/sn_uploads/document/Explosive_Weapons_Monitor_21-22.pdf" text:style-name="Internet_20_link" text:visited-style-name="Visited_20_Internet_20_Link">
 </text:a>
, яку оприлюднили 24 квітня некомерційна гуманітарна організація HandicapInternational (HI) та її партнерська організація Міжнародна мережа вибуховоїзброї (INEW), повідомляє кореспондент Укрінформу.</text:p>
      <text:p text:style-name="P4">
У 2021/2022 звітному періоді від вибухової зброї загинули та отрималипоранення 50 995 осіб. Серед них було 32 136 цивільних осіб у 71 країні татериторії. Лише у 2022 році було зафіксовано збільшення кількості жертв середцивільного населення від атак із застосуванням вибухової зброї з 11 343 до 20793, що на 83% більше, ніж у 2021 році.</text:p>
      <text:p text:style-name="P4">
<text:span text:style-name="T4">
Читайте також:</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При застосуванні вибухової зброї в житлових кварталах 90% жертв становлятьмирні жителі. Це співвідношення залишалося незмінним упродовж останніх 10років. Значне зростання можна пояснити вторгненням росії в Україну тазбільшенням використання вибухової зброї в Ефіопії, М’янмі та Сомалі, -йдеться у звіті.</text:p>
      <text:p text:style-name="P4">
<text:span text:style-name="T4">
Читайте також:</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Кількість постраждалих від вибухової зброї різко зросла. Ця зброя завдаєжахливих страждань і часто призводить до смерті. Вона часто завдає своїмжертвам тілесні ушкодження, які часто призводять до довічної інвалідності таважких травм. Вибухова <text:span text:style-name="T4">
<text:a xlink:type="simple" xlink:href="https://www.ukrinform.ua/tag-zbroa" text:style-name="Internet_20_link" text:visited-style-name="Visited_20_Internet_20_Link">
 </text:a>
 </text:span>
 руйнуєбудинки, школи та лікарні, так що пораненим часто неможливо навіть надатидопомогу», – заявив керівник політичного відділу Handicap InternationalGermany Єва Марія Фішер.</text:p>
      <text:p text:style-name="P4">
Він зазначив, що метою надання інформації та аналізу є продовження тиску надержави, щоб вони впровадили конкретні стратегії та заходи щодо обмеженнявикористання вибухової зброї в житлових районах і переконати держави, які непідписали міжнародну конвенцію, зробити це.</text:p>
      <text:p text:style-name="P4">
<text:span text:style-name="T4">
Читайте також:</text:span>
 <text:span text:style-name="T4">
<text:a xlink:type="simple" xlink:href="https://www.ukrinform.ua/rubric-ato/3699183-rosiani-vnoci-skinuli-kerovanu-bombu-na-cernigivsinu.html" text:style-name="Internet_20_link" text:visited-style-name="Visited_20_Internet_20_Link">
 </text:a>
 </text:span>
</text:p>
      <text:p text:style-name="P4">
Серед найбільш постраждалих у звіті наводяться такі міста, як Мосул (Ірак),Ракка (Сирія), Маріуполь (Україна) і Ходейда (Ємен), які були зруйновані абопошкоджені важкою артилерією. Це призвело до втечі та переміщення жителів,вбивства та поранення десятків цивільних осіб, руйнування важливої​​інфраструктури та руйнування соціальної та економічної структури. Великітериторії вражені залишками війни, що не вибухнули, що загрожуватиме життюпротягом багатьох років.</text:p>
      <text:p text:style-name="P4">
Через шість місяців після Дублінської конференції, на якій 83 країни підписалиміжнародну угоду, що регулює використання вибухової зброї в житлових районах,зараз публікується перша вичерпна доповідь. Explosive Weapons Monitor умайбутньому публікуватиметься щорічно.</text:p>
      <text:p text:style-name="P4">
Нагадаємо: ініціатива Explosive Weapons Monitor була заснована у 2022 році.</text:p>
      <text:p text:style-name="P4">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At Kupiansk direction Russian army shelled Dvorichna, Hryanykivka, Masutivka, Lyman Pershyy, ...</text:span>
</text:h>
      <text:p text:style-name="P4">
Authors: liveuamap (Language: en)</text:p>
      <text:p text:style-name="P4">
Time: 2023-04-24T-16:53:00</text:p>
      <text:p text:style-name="P4">
Location: Luhansk (Latitude:49.03224 Longtitude:37.95227)</text:p>
      <text:p text:style-name="P4">
Videos: []</text:p>
      <text:p text:style-name="P4">
Images: []</text:p>
      <text:p text:style-name="P4">
Tags: ["Russia"]</text:p>
      <text:p text:style-name="P4">
ID: 22558276</text:p>
      <!--METADATA-->
      <text:p text:style-name="P4">
At Kupiansk direction Russian army shelled Dvorichna, Hryanykivka, Masutivka,Lyman Pershyy, Kyslivka and Berestove of Kharkiv region; Novoselivske ofLuhansk region; Torske and Spirne of Donetsk region, - General Staff of ArmedForces of Ukraine says in the morning report</text:p>
      <text:p text:style-name="P4">
News Collection Link: <text:a xlink:type="simple" xlink:href="https://liveuamap.com/en/2023/24-april-at-kupiansk-direction-russian-army-shelled-dvorichna" text:style-name="Internet_20_link" text:visited-style-name="Visited_20_Internet_20_Link">
https://liveuamap.com/en/2023/24-april-at-kupiansk-direction-russian-army-shelled-dvorichna</text:a>
</text:p>
      <text:p text:style-name="P4">
Source: <text:a xlink:type="simple" xlink:href="https://t.me/lumsrc/4578" text:style-name="Internet_20_link" text:visited-style-name="Visited_20_Internet_20_Link">
https://t.me/lumsrc/4578</text:a>
</text:p>
      <!--NEWS-->
      <text:h text:style-name="P10" text:outline-level="1">
<text:span text:style-name="T4">
Рада ЄС просила Грузію представити переконливі результати демократичних реформ до кінця року</text:span>
</text:h>
      <text:p text:style-name="P4">
Authors: Ukrinform (Person)</text:p>
      <text:p text:style-name="P4">
Publisher: Укринформ (Organization)</text:p>
      <text:p text:style-name="P4">
Published Time: 2023-04-24T-18:29:00+03:00</text:p>
      <text:p text:style-name="P4">
Modified Time: 2023-04-24T23:29:00+03:00</text:p>
      <text:p text:style-name="P4">
Description: Європейські урядовці закликали Грузію продемонструвати переконливі результати демократичного розвитку та реформ до кінця року, коли лідери ЄС прийматимуть рішення щодо надання країні статусу кандидата на входження до ЄС.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Грузія', 'Боррель']</text:p>
      <text:p text:style-name="P4">
Type: Article</text:p>
      <!--METADATA-->
      <text:p text:style-name="P4">
<draw:frame draw:style-name="fr1" draw:name="Image11" text:anchor-type="as-char" svg:width="6.9236in" svg:height="3.956343in" draw:z-index="0">
<draw:image xlink:href="../Images/yкринформ/2023-04-24T-18-29-00-03-00/630_360_1667561515-584.jpg" xlink:type="simple" xlink:show="embed" xlink:actuate="onLoad" draw:mime-type="image/jpeg"/>
</draw:frame>
Європейські урядовці закликали Грузію продемонструвати переконливі результатидемократичного розвитку та реформ до кінця року, коли лідери ЄС прийматимутьрішення щодо надання країні статусу кандидата на входження до ЄС.</text:p>
      <text:p text:style-name="P4">
Про це сьогодні у Люксембурзі під час пресконференції за підсумками Радиміністрів ЄС із закордонних справ заявив Високий представник ЄС Жозеп Боррель,повідомляє кореспондент Укрінформу.</text:p>
      <text:p text:style-name="P4">
«По Грузії – ми мали діловий обід з міністром закордонних справ, щобобговорити історичну можливість з точки зору європейської перспективи Грузії,яка вимагає подальшого зміцнення її демократії. Ми підтвердили, що <text:span text:style-name="T4">
<text:a xlink:type="simple" xlink:href="https://www.ukrinform.ua/tag-gruzia" text:style-name="Internet_20_link" text:visited-style-name="Visited_20_Internet_20_Link">
</text:a>
 </text:span>
 досягає у цьому суттєвого прогресу,але потребує більших реформ. Наприкінці року буде розглядатися статус Грузіїяк країни-кандидата. Ми закликали міністра Дарчіашвілі надати позитивнийсигнал, щоб переконати країни-члени у досягненні певних пріоритетів дляпроцесу входження», - наголосив Високий представник ЄС.</text:p>
      <text:p text:style-name="P4">
<text:span text:style-name="T4">
Читайте також:</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Як вже повідомлялося, Парламент Грузії 7 березня у прискореному режимізатвердив у першому читанні законопроєкт «Про прозорість іноземного впливу»,який вважається подібним до російського репресивного закону про «іноагентів».Таке рішення законодавців викликало масштабні протести під будівлеюгрузинського парламенту, внаслідок чого були затримані 133 особи. Зрештою,правляча партія «Грузинська мрія» та рух «Сила народу» вирішили відкликати зпарламенту Грузії цей законопроєкт. Представництво ЄС у Грузії вітало такерішення.</text:p>
      <text:p text:style-name="P4">
<text:span text:style-name="T4">
Читайте також:</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Ще одним проблемним питанням на шляху європейської інтеграції Грузіїзалишається утримання під вартою важко хворого колишнього Президента Грузії<text:span text:style-name="T4">
<text:a xlink:type="simple" xlink:href="https://www.ukrinform.ua/tag-saakasvili" text:style-name="Internet_20_link" text:visited-style-name="Visited_20_Internet_20_Link">
 </text:a>
 </text:span>
 , звільнення якого значнакількість європейських політиків вважає передумовою будь-яких подальших рухівГрузії у демократичному розвитку.</text:p>
      <text:p text:style-name="P4">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4-24T-18:53:00</text:p>
      <text:p text:style-name="P4">
Location: Bakhmut (Latitude:48.80539 Longtitude:38.24049)</text:p>
      <text:p text:style-name="P4">
Videos: []</text:p>
      <text:p text:style-name="P4">
Images: []</text:p>
      <text:p text:style-name="P4">
Tags: ["Russia"]</text:p>
      <text:p text:style-name="P4">
ID: 22558275</text:p>
      <!--METADATA-->
      <text:p text:style-name="P4">
At Lyman direction Russian army shelled Makiyivka, Nevske, Bilohorivka ofLuhansk region and Torske, Dibrova, Verkhnokamyanske and Spirne of Donetskregion, - General Staff of Armed Forces of Ukraine says in the morning report</text:p>
      <text:p text:style-name="P4">
News Collection Link: <text:a xlink:type="simple" xlink:href="https://liveuamap.com/en/2023/24-april-at-lyman-direction-russian-army-shelled-makiyivka" text:style-name="Internet_20_link" text:visited-style-name="Visited_20_Internet_20_Link">
https://liveuamap.com/en/2023/24-april-at-lyman-direction-russian-army-shelled-makiyivka</text:a>
</text:p>
      <text:p text:style-name="P4">
Source: <text:a xlink:type="simple" xlink:href="https://t.me/lumsrc/4579" text:style-name="Internet_20_link" text:visited-style-name="Visited_20_Internet_20_Link">
https://t.me/lumsrc/4579</text:a>
</text:p>
      <!--NEWS-->
      <text:h text:style-name="P10" text:outline-level="1">
<text:span text:style-name="T4">
Прокуратура вимагає взяти мера Одеси Труханова під варту за мільйонні розтрати</text:span>
</text:h>
      <text:p text:style-name="P4">
Authors: Ukrinform (Person)</text:p>
      <text:p text:style-name="P4">
Publisher: Укринформ (Organization)</text:p>
      <text:p text:style-name="P4">
Published Time: 2023-04-24T-20:18:00+03:00</text:p>
      <text:p text:style-name="P4">
Modified Time: 2023-04-24T23:18:00+03:00</text:p>
      <text:p text:style-name="P4">
Description: Під час засідання у Вищому антикорупційному суді у справі «Краяну», прокурор САП подав клопотання про зміну запобіжного заходу для мера Одеси Геннадія Труханова та його спільників, яких звинувачують у заволодінні бюджетними коштами. — Укрінформ.</text:p>
      <text:p text:style-name="P4">
Images: ["<text:a xlink:type="simple" xlink:href="https://static.ukrinform.com/photos/2019_06/thumb_files/630_360_1559482003-505.jpg" text:style-name="Internet_20_link" text:visited-style-name="Visited_20_Internet_20_Link">
630_360_15594...</text:a>
"]</text:p>
      <text:p text:style-name="P4">
Tags: ['НАБУ', 'Одеса', 'Суд', 'Труханов', 'Справа Труханова']</text:p>
      <text:p text:style-name="P4">
Type: Article</text:p>
      <!--METADATA-->
      <text:p text:style-name="P4">
<draw:frame draw:style-name="fr1" draw:name="Image12" text:anchor-type="as-char" svg:width="6.9236in" svg:height="3.956343in" draw:z-index="0">
<draw:image xlink:href="../Images/yкринформ/2023-04-24T-20-18-00-03-00/630_360_1559482003-505.jpg" xlink:type="simple" xlink:show="embed" xlink:actuate="onLoad" draw:mime-type="image/jpeg"/>
</draw:frame>
 Під часзасідання у Вищому антикорупційному суді у справі «Краяну», прокурор САП подавклопотання про зміну запобіжного заходу для мера Одеси Геннадія Труханова тайого спільників, яких звинувачують у заволодінні бюджетними коштами.</text:p>
      <text:p text:style-name="P4">
Про це <text:a xlink:type="simple" xlink:href="https://t.me/fuckcorruption/2245" text:style-name="Internet_20_link" text:visited-style-name="Visited_20_Internet_20_Link">
 </text:a>
 в Центі протидії корупції,передає Укрінформ.</text:p>
      <text:p text:style-name="P4">
«Сьогодні у Вищому антикорупційному суді відбулося чергове засідання у справімера Одеси Геннадія Труханова та його спільників, яких вже багато роківобвинувачують у заволодінні 92 млн грн місцевого бюджету під час купівлібудівлі збанкрутілого заводу “Краян”», - йдеться в повідомленні.</text:p>
      <text:p text:style-name="P4">
<text:span text:style-name="T4">
Читайте також:</text:span>
 _<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За інформацією ЦПК, йдеться про міського голову Одеси Геннадія Труханова, йогозаступника Павла Вугельмана, голови постійної комісії з питань комунальноївласності Одеської міськради Василя Шкрябая, директора департаментукомунальної власності Одеської міськради Олексія Спектора та його заступникаВолодимира Радіонова.</text:p>
      <text:p text:style-name="P4">
Замість особистого зобовʼязання прокурор попросив призначити обвинуваченимзапобіжний захід у вигляді тримання під вартою.</text:p>
      <text:p text:style-name="P4">
<text:span text:style-name="T4">
Читайте також:</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Зазначається, що обвинувачувані брали участь у судовому процесі черезвідеозв’язок, та через його погану якість обговорити клопотання не вийшло ісуд викликав на завтра, 25 квітня, усіх учасників безпосередньо до залисудового засідання в Київ.</text:p>
      <text:p text:style-name="P4">
Нагадаємо: за даними НАБУ, у 2016 році Одеський міський голова Трухановспільно з іншими посадовцями Одеської мерії та представниками приватноїкомпанії заволоділи коштами місцевого бюджету міста Одеси в сумі 92 млн грн.</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text:span text:style-name="T4">
<text:a xlink:type="simple" xlink:href="https://www.ukrinform.ua/tag-truhanov" text:style-name="Internet_20_link" text:visited-style-name="Visited_20_Internet_20_Link">
 </text:a>
 </text:span>
 зіспільниками повідомили про підозру.</text:p>
      <text:p text:style-name="P4">
Загалом у справі заводу «Краян» НАБУ та САП притягнули до відповідальності 12осіб, стосовно 8 із яких справа слухається у ВАКС. Стосовно однієї з учасницьсхеми справу було закрито у зв’язку зі її смертю.</text:p>
      <text:p text:style-name="P4">
<text:span text:style-name="T4">
Читайте також:</text:span>
 <text:span text:style-name="T4">
<text:a xlink:type="simple" xlink:href="https://www.ukrinform.ua/rubric-regions/3651671-v-odesi-zvilnili-persogo-zastupnika-mera-akij-e-figurantom-rozsliduvanna-nabu.html" text:style-name="Internet_20_link" text:visited-style-name="Visited_20_Internet_20_Link">
 </text:a>
 </text:span>
</text:p>
      <text:p text:style-name="P4">
У жовтні 2018 року до Малиновського районного суду міста Одеси було скерованообвинувальний акт стосовно восьми осіб — виконавців схеми, з-поміж них -Генадій Труханов. Врешті-решт суд виправдав всіх фігурантів цієї справи.</text:p>
      <text:p text:style-name="P4">
У лютому 2021 року Апеляційна палата ВАКС скасувала виправдальний вирокМалиновського суду Одеси, але так у ВАКС так і не змогли почати розглядсправи. За інформацією Центру протидії корупції, за два роки у справіпризначили близько 35 судових засідань, але пройти навіть підготовче засіданнятак і не змогли.</text:p>
      <text:p text:style-name="P4">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At Bakhmut direction Russian army shelled Vasukivka, Orikhovo-Vasylivka, Markove, Hryhorivka,...</text:span>
</text:h>
      <text:p text:style-name="P4">
Authors: liveuamap (Language: en)</text:p>
      <text:p text:style-name="P4">
Time: 2023-04-24T-20:53:00</text:p>
      <text:p text:style-name="P4">
Location: Novhorods'ke, Donetsk Oblast (Latitude:48.32852 Longtitude:37.8364)</text:p>
      <text:p text:style-name="P4">
Videos: []</text:p>
      <text:p text:style-name="P4">
Images: []</text:p>
      <text:p text:style-name="P4">
Tags: ["Russia"]</text:p>
      <text:p text:style-name="P4">
ID: 22558272</text:p>
      <!--METADATA-->
      <text:p text:style-name="P4">
At Bakhmut direction Russian army shelled Vasukivka, Orikhovo-Vasylivka,Markove, Hryhorivka, Bakhmut, Ivanivske, Chasiv Yar, Stupochky, Novodmytrivka,Kostyantynivka and New York of Donetsk region, - General Staff of Armed Forcesof Ukraine says in the morning report</text:p>
      <text:p text:style-name="P4">
News Collection Link: <text:a xlink:type="simple" xlink:href="https://liveuamap.com/en/2023/24-april-at-bakhmut-direction-russian-army-shelled-vasukivka" text:style-name="Internet_20_link" text:visited-style-name="Visited_20_Internet_20_Link">
https://liveuamap.com/en/2023/24-april-at-bakhmut-direction-russian-army-shelled-vasukivka</text:a>
</text:p>
      <text:p text:style-name="P4">
Source: <text:a xlink:type="simple" xlink:href="https://t.me/lumsrc/4580" text:style-name="Internet_20_link" text:visited-style-name="Visited_20_Internet_20_Link">
https://t.me/lumsrc/4580</text:a>
</text:p>
      <!--NEWS-->
      <text:h text:style-name="P10" text:outline-level="1">
<text:span text:style-name="T4">
Клуб з Бразилії прийняв назву та кольори «Маріуполя»</text:span>
</text:h>
      <text:p text:style-name="P4">
Authors: Ukrinform (Person)</text:p>
      <text:p text:style-name="P4">
Publisher: Укринформ (Organization)</text:p>
      <text:p text:style-name="P4">
Published Time: 2023-04-24T-22:13:00+03:00</text:p>
      <text:p text:style-name="P4">
Modified Time: 2023-04-24T23:13:00+03:00</text:p>
      <text:p text:style-name="P4">
Description: «Бател» підтримав українську команду, яка призупинила участь у чемпіонатах через війну. — Укрінформ.</text:p>
      <text:p text:style-name="P4">
Images: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Tags: ['Футбол', 'Маріуполь']</text:p>
      <text:p text:style-name="P4">
Type: Article</text:p>
      <!--METADATA-->
      <text:p text:style-name="P4">
<draw:frame draw:style-name="fr1" draw:name="Image13" text:anchor-type="as-char" svg:width="6.9236in" svg:height="3.956343in" draw:z-index="0">
<draw:image xlink:href="../Images/yкринформ/2023-04-24T-22-13-00-03-00/630_360_1682367049-921.jpg" xlink:type="simple" xlink:show="embed" xlink:actuate="onLoad" draw:mime-type="image/jpeg"/>
</draw:frame>
 «Бател»підтримав українську команду, яка призупинила участь у чемпіонатах черезвійну.</text:p>
      <text:p text:style-name="P4">
Бразильський «Бател» з третього дивізіону штату Парана прийняв назви такольори «Маріуполя», про це клуб <text:a xlink:type="simple" xlink:href="https://www.instagram.com/p/CrWKd_COIG3/" text:style-name="Internet_20_link" text:visited-style-name="Visited_20_Internet_20_Link">
 </text:a>
у своєму Інстаграмі, передає Укрінформ.</text:p>
      <text:p text:style-name="P4">
Команда базується у місті Гуарапуава, в якому розташована найбільша українськадіаспора у Латинській Америнці. 75% населення 52-тисячного міста маєукраїнське коріння.</text:p>
      <text:p text:style-name="P4">
<draw:frame draw:style-name="fr1" draw:name="Image14" text:anchor-type="as-char" svg:width="6.9236in" svg:height="6.872691in" draw:z-index="0">
<draw:image xlink:href="../Images/yкринформ/2023-04-24T-22-13-00-03-00/1682367265-324.jpg" xlink:type="simple" xlink:show="embed" xlink:actuate="onLoad" draw:mime-type="image/jpeg"/>
</draw:frame>
 «Маріуполь ставнайбільш бомбардованим містом України. 90% міста перестало існувати: школи,театри, кінотеатри та футбольна команда, яка найбільше представляласуспільство. 19 березня 2022 року «Маріуполь» мав зіграти з «Колосом» надомашньому стадіоні імені Володимира Бойка за 57,3 кілометра від кордону зhосією. Але той матч так і не було проведено.</text:p>
      <text:p text:style-name="P4">
Його стадіон перетворився на руїни, і команда припинила своє існування. Безжодних прогнозів на повернення на поле. Ось уже рік, як «Маріуполь» нез'являється ні на полі, ні за його межами.</text:p>
      <text:p text:style-name="P4">
Бразилія завжди приймала тисячі українських іммігрантів. Український футболзавжди обіймав великі бразильські таланти. Гуарапуава, місто в районіПрудентополіса, штат Парана, має 75% населення українського походження. Ценайбільша українська громада у Латинській Америці. І вони дбатимуть про«Маріуполь» доти, доки команда не зможе повернутися на батьківщину.</text:p>
      <text:p text:style-name="P4">
«Бател» прийме назву та кольори клубу «Маріуполь». І подбає про команду, покита не зможе повернутися додому. Маріуполь — символ стійкості українськогонароду та нації. Давайте збережемо традиції та пристрасть до футболу.</text:p>
      <text:p text:style-name="P4">
Настав час подбати про цю команду, шанувати ці кольори та зберегти їхнюісторію. У країні футболу», – йдеться у заяві.</text:p>
      <text:p text:style-name="P4">
<text:span text:style-name="T4">
Читайте також:</text:span>
 <text:a xlink:type="simple" xlink:href="https://www.ukrinform.ua/rubric-sports/3700155-doneckij-sahtar-pidpisav-persogo-u-svoij-istorii-futbolista-z-ekvadoru.html" text:style-name="Internet_20_link" text:visited-style-name="Visited_20_Internet_20_Link">
 </text:a>
</text:p>
      <text:p text:style-name="P4">
Як повідомляв Укрінформ, у травні 2022 року стало відомо, що «Маріуполь» негратиме в сезоні Української Прем'єр-ліги 2022/23 через повномасштабневторгнення рф на територію України.</text:p>
      <text:p text:style-name="P4">
Фото: instagram.com/bateloficial</text:p>
      <text:p text:style-name="P4">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At Avdiyivka directions Russian army shelled Novokalynove, Avdiyivka, Syeverne, Tonenke, Last...</text:span>
</text:h>
      <text:p text:style-name="P4">
Authors: liveuamap (Language: en)</text:p>
      <text:p text:style-name="P4">
Time: 2023-04-24T-22:53:00</text:p>
      <text:p text:style-name="P4">
Location: Donetsk Oblast (Latitude:48.05468 Longtitude:37.56603)</text:p>
      <text:p text:style-name="P4">
Videos: []</text:p>
      <text:p text:style-name="P4">
Images: []</text:p>
      <text:p text:style-name="P4">
Tags: ["Russia"]</text:p>
      <text:p text:style-name="P4">
ID: 22558270</text:p>
      <!--METADATA-->
      <text:p text:style-name="P4">
At Avdiyivka directions Russian army shelled Novokalynove, Avdiyivka,Syeverne, Tonenke, Lastochkyne, Pervomayske, Karlivka and Nevelske, - GeneralStaff of Armed Forces of Ukraine says in the morning report</text:p>
      <text:p text:style-name="P4">
News Collection Link: <text:a xlink:type="simple" xlink:href="https://liveuamap.com/en/2023/24-april-at-avdiyivka-directions-russian-army-shelled-novokalynove" text:style-name="Internet_20_link" text:visited-style-name="Visited_20_Internet_20_Link">
https://liveuamap.com/en/2023/24-april-at-avdiyivka-directions-russian-army-shelled-novokalynove</text:a>
</text:p>
      <text:p text:style-name="P4">
Source: <text:a xlink:type="simple" xlink:href="https://t.me/lumsrc/4581" text:style-name="Internet_20_link" text:visited-style-name="Visited_20_Internet_20_Link">
https://t.me/lumsrc/4581</text:a>
</text:p>
      <!--NEWS-->
      <text:h text:style-name="P10" text:outline-level="1">
<text:span text:style-name="T4">
Білий дім відповів на заклики окремих республіканців скоротити підтримку України</text:span>
</text:h>
      <text:p text:style-name="P4">
Authors: Ukrinform (Person)</text:p>
      <text:p text:style-name="P4">
Publisher: Укринформ (Organization)</text:p>
      <text:p text:style-name="P4">
Published Time: 2023-04-24T-24:09:00+03:00</text:p>
      <text:p text:style-name="P4">
Modified Time: 2023-04-24T23:09:00+03:00</text:p>
      <text:p text:style-name="P4">
Description: Підтримка України, так само як захист цінностей свободи по всьому світу, напряму відповідають інтересам національної безпеки США, тож нинішня адміністрація Білого дому, як і всі попередні, продовжать приділяти цьому безпосередню увагу.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Байден', 'США', 'Україна', 'Білий дім', 'Війна з росією']</text:p>
      <text:p text:style-name="P4">
Type: Article</text:p>
      <!--METADATA-->
      <text:p text:style-name="P4">
<draw:frame draw:style-name="fr1" draw:name="Image15" text:anchor-type="as-char" svg:width="6.9236in" svg:height="3.956343in" draw:z-index="0">
<draw:image xlink:href="../Images/yкринформ/2023-04-24T-24-09-00-03-00/630_360_1644169650-867.jpg" xlink:type="simple" xlink:show="embed" xlink:actuate="onLoad" draw:mime-type="image/jpeg"/>
</draw:frame>
 ПідтримкаУкраїни, так само як захист цінностей свободи по всьому світу, напрямувідповідають інтересам національної безпеки США, тож нинішня адміністраціяБілого дому, як і всі попередні, продовжать приділяти цьому безпосереднюувагу.</text:p>
      <text:p text:style-name="P4">
З такою заявою виступив у понеділок у Вашингтоні радник президента США зпитань нацбезпеки Джейк Салліван, передає власний кореспондент Укрінформу.</text:p>
      <text:p text:style-name="P4">
«Я чув голоси, які стверджували, зокрема, що ми не повинні підтримуватиУкраїну, а маємо зосереджувати свою увагу на тому, що відбувається вдома», -зауважив Салліван у відповідь прокоментувати заяви окремих республіканців зцього приводу.</text:p>
      <text:p text:style-name="P4">
<text:span text:style-name="T4">
Читайте також:</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Він підкреслив, що президенти, які представляли як Демократичну, так іРеспубліканську партії впродовж десятиліть докладали зусиль як на одному, такі на іншому напрямах.</text:p>
      <text:p text:style-name="P4">
«Ми можемо дбати про наших людей всередині країни та робити далекосяжніінвестиції в наш середній клас, щоби мати добре оплачувану роботу на майбутніроки й десятиліття, а також відстоювати цінності в усьому світі, які миповажаємо, в тому числі цінності свободи та свободу народу України»,-підкреслив представник Білого дому.</text:p>
      <text:p text:style-name="P4">
<text:span text:style-name="T4">
Читайте також:</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Він зауважив, що тут йдеться не про щось абстрактне, а про конкретні кроки.Адже за рік після початку повномасштабної агресії рф США не лише мобілізувалиміжнародну коаліцію для захисту України, але також зробили «історичніінвестиції» в чисту енергетику, інфраструктуру, технології США, що лишепосилило середній клас.</text:p>
      <text:p text:style-name="P4">
«Сполучені Штати мають суттєві зобов’язання по всьому світу, які безпосередньостосуються нашої національної безпеки та добробуту людей у цій країні. І мивиконаємо ці зобов’язання»,- підкреслив Салліван.</text:p>
      <text:p text:style-name="P4">
<text:span text:style-name="T4">
Читайте також:</text:span>
 <text:span text:style-name="T4">
<text:a xlink:type="simple" xlink:href="https://www.ukrinform.ua/rubric-world/3700126-ssa-vitaut-budaku-pidtrimku-ukraini-vid-usih-krain-bilij-dim.html" text:style-name="Internet_20_link" text:visited-style-name="Visited_20_Internet_20_Link">
 </text:a>
 </text:span>
</text:p>
      <text:p text:style-name="P4">
Як повідомляв Укрінформ, минулого тижня група з 19 республіканців правоготолку оприлюднила офіційного листа Байдену, у якому виклала проросійськінаративи та закликала американський уряд _<text:span text:style-name="T4">
<text:a xlink:type="simple" xlink:href="https://www.ukrinform.ua/rubric-world/3698603-grupa-respublikanciv-zaklikala-bajdena-pripiniti-dopomogu-ukraini.html" text:style-name="Internet_20_link" text:visited-style-name="Visited_20_Internet_20_Link">
</text:a>
 </text:span>
 _ . Вони аргументувалисвою позицію тим, що уряду слід зосередитися на розв’язанні внутрішніх проблемСША.</text:p>
      <text:p text:style-name="P4">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At Maryinka direction Russian army shelled Krasnohorivka, Heorhiyivka, Maryinka, Pobyeda, Nov...</text:span>
</text:h>
      <text:p text:style-name="P4">
Authors: liveuamap (Language: en)</text:p>
      <text:p text:style-name="P4">
Time: 2023-04-24T-24:53:00</text:p>
      <text:p text:style-name="P4">
Location: Donetsk (Latitude:47.86443 Longtitude:37.45222)</text:p>
      <text:p text:style-name="P4">
Videos: []</text:p>
      <text:p text:style-name="P4">
Images: []</text:p>
      <text:p text:style-name="P4">
Tags: ["Russia"]</text:p>
      <text:p text:style-name="P4">
ID: 22558269</text:p>
      <!--METADATA-->
      <text:p text:style-name="P4">
At Maryinka direction Russian army shelled Krasnohorivka, Heorhiyivka,Maryinka, Pobyeda, Novomykhaylivka and Paraskoviyivka of Donetsk region, -General Staff of Armed Forces of Ukraine says in the morning report</text:p>
      <text:p text:style-name="P4">
News Collection Link: <text:a xlink:type="simple" xlink:href="https://liveuamap.com/en/2023/24-april-at-maryinka-direction-russian-army-shelled-krasnohorivka" text:style-name="Internet_20_link" text:visited-style-name="Visited_20_Internet_20_Link">
https://liveuamap.com/en/2023/24-april-at-maryinka-direction-russian-army-shelled-krasnohorivka</text:a>
</text:p>
      <text:p text:style-name="P4">
Source: <text:a xlink:type="simple" xlink:href="https://t.me/lumsrc/4582" text:style-name="Internet_20_link" text:visited-style-name="Visited_20_Internet_20_Link">
https://t.me/lumsrc/4582</text:a>
</text:p>
      <!--NEWS-->
      <text:h text:style-name="P10" text:outline-level="1">
<text:span text:style-name="T4">
At Shaktarske direction Russian army shelled Bohoyavlenka, Novoukrayinka, Vuhledar, Zolota Ny...</text:span>
</text:h>
      <text:p text:style-name="P4">
Authors: liveuamap (Language: en)</text:p>
      <text:p text:style-name="P4">
Time: 2023-04-24T-26:53:00</text:p>
      <text:p text:style-name="P4">
Location: Velyka Novosilka (Latitude:47.83955 Longtitude:36.82875)</text:p>
      <text:p text:style-name="P4">
Videos: []</text:p>
      <text:p text:style-name="P4">
Images: []</text:p>
      <text:p text:style-name="P4">
Tags: ["Russia"]</text:p>
      <text:p text:style-name="P4">
ID: 22558268</text:p>
      <!--METADATA-->
      <text:p text:style-name="P4">
At Shaktarske direction Russian army shelled Bohoyavlenka, Novoukrayinka,Vuhledar, Zolota Nyva, Prechystivka, Velyka Novosilka of Donetsk region, -General Staff of Armed Forces of Ukraine says in the morning report</text:p>
      <text:p text:style-name="P4">
News Collection Link: <text:a xlink:type="simple" xlink:href="https://liveuamap.com/en/2023/24-april-at-shaktarske-direction-russian-army-shelled-bohoyavlenka" text:style-name="Internet_20_link" text:visited-style-name="Visited_20_Internet_20_Link">
https://liveuamap.com/en/2023/24-april-at-shaktarske-direction-russian-army-shelled-bohoyavlenka</text:a>
</text:p>
      <text:p text:style-name="P4">
Source: <text:a xlink:type="simple" xlink:href="https://t.me/lumsrc/4583" text:style-name="Internet_20_link" text:visited-style-name="Visited_20_Internet_20_Link">
https://t.me/lumsrc/4583</text:a>
</text:p>
      <!--NEWS-->
      <text:h text:style-name="P10" text:outline-level="1">
<text:span text:style-name="T4">
Всі ключові шкільні дисципліни будуть збережені - Міносвіти</text:span>
</text:h>
      <text:p text:style-name="P4">
Authors: Ukrinform (Person)</text:p>
      <text:p text:style-name="P4">
Publisher: Укринформ (Organization)</text:p>
      <text:p text:style-name="P4">
Published Time: 2023-04-24T-27:54:00+03:00</text:p>
      <text:p text:style-name="P4">
Modified Time: 2023-04-24T22:54:00+03:00</text:p>
      <text:p text:style-name="P4">
Description: У рамках розгляду оптимізації кількості дисциплін у школі всі ключові гуманітарні та природничі дисципліни повинні бути збережені. — Укрінформ.</text:p>
      <text:p text:style-name="P4">
Images: ["<text:a xlink:type="simple" xlink:href="https://static.ukrinform.com/photos/2022_11/thumb_files/630_360_1668109830-293.jpeg" text:style-name="Internet_20_link" text:visited-style-name="Visited_20_Internet_20_Link">
630_360_16681...</text:a>
"]</text:p>
      <text:p text:style-name="P4">
Tags: ['Освіта', 'Школа', 'Оксен Лісовий', 'Єдині новини']</text:p>
      <text:p text:style-name="P4">
Type: Article</text:p>
      <!--METADATA-->
      <text:p text:style-name="P4">
<draw:frame draw:style-name="fr1" draw:name="Image16" text:anchor-type="as-char" svg:width="6.9236in" svg:height="3.956343in" draw:z-index="0">
<draw:image xlink:href="../Images/yкринформ/2023-04-24T-27-54-00-03-00/630_360_1668109830-293.jpeg" xlink:type="simple" xlink:show="embed" xlink:actuate="onLoad" draw:mime-type="image/jpeg"/>
</draw:frame>
 У рамкахрозгляду оптимізації кількості дисциплін у школі всі ключові гуманітарні таприродничі дисципліни повинні бути збережені.</text:p>
      <text:p text:style-name="P4">
Про це розповів міністр освіти та науки України Оксен Лісовий в ефірітелемарафону «Єдині новини», повідомляє Укрінформ.</text:p>
      <text:p text:style-name="P4">
«Щодо скорочення дисциплін. По-перше, треба усвідомлювати, що ми не допускаємосьогодні скорочення дисциплін ключових, таких як історія України, українськамова, хімія, фізика, математика, біологія, - тобто всі ключові дисципліни, якіє в <text:span text:style-name="T4">
<text:a xlink:type="simple" xlink:href="https://www.ukrinform.ua/tag-skola" text:style-name="Internet_20_link" text:visited-style-name="Visited_20_Internet_20_Link">
 </text:a>
 </text:span>
 , повинні залишитися. Миговоримо про оптимізацію програм, ми говоримо про їх концентрацію, скажімокорисними знаннями, ми говоримо про ті дисципліни, якими можливо можнапожертвувати», - зазначив він.</text:p>
      <text:p text:style-name="P4">
<text:span text:style-name="T4">
Читайте також:</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Лісовий підкреслив, що питання оптимізації шкільних предметів нині є питаннямекспертів і експертного розгляду.</text:p>
      <text:p text:style-name="P4">
«Усі ключові дисципліни - і природничі, і гуманітарні повинні бути збережені.Вони повинні бути концентровані, але подані таким чином, щоб врахуватиможливості дитини засвоїти весь масив знань», - пояснив очільник МОН.</text:p>
      <text:p text:style-name="P4">
<text:span text:style-name="T4">
Читайте також:</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Як повідомлялося, раніше міністр освіти Оксен Лісовий _<text:span text:style-name="T4">
<text:a xlink:type="simple" xlink:href="https://www.ukrinform.ua/rubric-society/3696178-mon-iniciue-obgovorenna-kilkosti-predmetiv-aki-diti-maut-vivcati-u-skolah.html" text:style-name="Internet_20_link" text:visited-style-name="Visited_20_Internet_20_Link">
</text:a>
 </text:span>
 _ , які діти маютьвивчати у школах.</text:p>
      <text:p text:style-name="P4">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At Zaporizhzhia and Kherson directions Russian army shelled Vremivka, Novosilka, Novopil of D...</text:span>
</text:h>
      <text:p text:style-name="P4">
Authors: liveuamap (Language: en)</text:p>
      <text:p text:style-name="P4">
Time: 2023-04-24T-28:53:00</text:p>
      <text:p text:style-name="P4">
Location: Kherson (Latitude:46.63164 Longtitude:32.61507)</text:p>
      <text:p text:style-name="P4">
Videos: []</text:p>
      <text:p text:style-name="P4">
Images: []</text:p>
      <text:p text:style-name="P4">
Tags: ["Russia"]</text:p>
      <text:p text:style-name="P4">
ID: 22558267</text:p>
      <!--METADATA-->
      <text:p text:style-name="P4">
At Zaporizhzhia and Kherson directions Russian army shelled Vremivka,Novosilka, Novopil of Donetsk region; Olhivske, Chervone, Charivne, Orikhiv ofZaporizhzhia region; Nikopol of Dnipropetrovsk region; Tomaryne,Odradokamyanka, Olhivka, Sadove, Kizomys of Kherson region and Kherson city, -General Staff of Armed Forces of Ukraine says in the morning report</text:p>
      <text:p text:style-name="P4">
News Collection Link: <text:a xlink:type="simple" xlink:href="https://liveuamap.com/en/2023/24-april-at-zaporizhzhia-and-kherson-directions-russian-army" text:style-name="Internet_20_link" text:visited-style-name="Visited_20_Internet_20_Link">
https://liveuamap.com/en/2023/24-april-at-zaporizhzhia-and-kherson-directions-russian-army</text:a>
</text:p>
      <text:p text:style-name="P4">
Source: <text:a xlink:type="simple" xlink:href="https://t.me/lumsrc/4584" text:style-name="Internet_20_link" text:visited-style-name="Visited_20_Internet_20_Link">
https://t.me/lumsrc/4584</text:a>
</text:p>
      <!--NEWS-->
      <text:h text:style-name="P10" text:outline-level="1">
<text:span text:style-name="T4">
Шахрайчук: Рахунком я задоволений, але якістю гри - не зовсім</text:span>
</text:h>
      <text:p text:style-name="P4">
Authors: Ukrinform (Person)</text:p>
      <text:p text:style-name="P4">
Publisher: Укринформ (Organization)</text:p>
      <text:p text:style-name="P4">
Published Time: 2023-04-24T-29:43:00+03:00</text:p>
      <text:p text:style-name="P4">
Modified Time: 2023-04-24T22:43:00+03:00</text:p>
      <text:p text:style-name="P4">
Description: Головний тренер збірної України з хокею Вадим Шахрайчук оцінив якість гри національної команди у матчі чемпіонату світу проти Сербії (7:0). — Укрінформ.</text:p>
      <text:p text:style-name="P4">
Images: ["<text:a xlink:type="simple" xlink:href="https://static.ukrinform.com/photos/2023_04/thumb_files/630_360_1682364672-994.jpg" text:style-name="Internet_20_link" text:visited-style-name="Visited_20_Internet_20_Link">
630_360_16823...</text:a>
"]</text:p>
      <text:p text:style-name="P4">
Tags: ['Чемпіонат світу з хокею', 'хокей']</text:p>
      <text:p text:style-name="P4">
Type: Article</text:p>
      <!--METADATA-->
      <text:p text:style-name="P4">
<draw:frame draw:style-name="fr1" draw:name="Image17" text:anchor-type="as-char" svg:width="6.9236in" svg:height="3.956343in" draw:z-index="0">
<draw:image xlink:href="../Images/yкринформ/2023-04-24T-29-43-00-03-00/630_360_1682364672-994.jpg" xlink:type="simple" xlink:show="embed" xlink:actuate="onLoad" draw:mime-type="image/jpeg"/>
</draw:frame>
 Головнийтренер збірної України з хокею Вадим Шахрайчук оцінив якість гри національноїкоманди у матчі чемпіонату світу проти Сербії (7:0).</text:p>
      <text:p text:style-name="P4">
Він розповів про це ексклюзивно в коментарі Укрінформу.</text:p>
      <text:p text:style-name="P4">
«Молодці, що перемогли сьогодні! 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ext:p>
      <text:p text:style-name="P4">
Як повідомлялося, збірна України з хокею грає на чемпіонаті світу в дивізіоніІВ. Після двох матчів у «синьо-жовтих» в активі 4 очки у групі.</text:p>
      <text:p text:style-name="P4">
Фото: пресслужба федерації</text:p>
      <text:p text:style-name="P4">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Біля Олешок на Херсонщині партизани підірвали блокпост росіян – Центр нацспротиву</text:span>
</text:h>
      <text:p text:style-name="P4">
Authors: Ukrinform (Person)</text:p>
      <text:p text:style-name="P4">
Publisher: Укринформ (Organization)</text:p>
      <text:p text:style-name="P4">
Published Time: 2023-04-24T-31:37:00+03:00</text:p>
      <text:p text:style-name="P4">
Modified Time: 2023-04-24T22:37:00+03:00</text:p>
      <text:p text:style-name="P4">
Description: У Херсонській області 23 квітня партизани підірвали блокпост російських загарбників. — Укрінформ.</text:p>
      <text:p text:style-name="P4">
Images: ["<text:a xlink:type="simple" xlink:href="https://static.ukrinform.com/photos/2022_12/thumb_files/630_360_1671332329-996.jpg" text:style-name="Internet_20_link" text:visited-style-name="Visited_20_Internet_20_Link">
630_360_16713...</text:a>
"]</text:p>
      <text:p text:style-name="P4">
Tags: ['Блокпост', 'Херсонщина', 'Вибух', 'Партизани']</text:p>
      <text:p text:style-name="P4">
Type: Article</text:p>
      <!--METADATA-->
      <text:p text:style-name="P4">
<draw:frame draw:style-name="fr1" draw:name="Image18" text:anchor-type="as-char" svg:width="6.9236in" svg:height="3.956343in" draw:z-index="0">
<draw:image xlink:href="../Images/yкринформ/2023-04-24T-31-37-00-03-00/630_360_1671332329-996.jpg" xlink:type="simple" xlink:show="embed" xlink:actuate="onLoad" draw:mime-type="image/jpeg"/>
</draw:frame>
 УХерсонській області 23 квітня партизани підірвали блокпост російськихзагарбників.</text:p>
      <text:p text:style-name="P4">
Як передає Укрінформ, про це <text:a xlink:type="simple" xlink:href="https://sprotyv.mod.gov.ua/2023/04/24/partyzany-pidirvaly-blok-post-rosiyan-bilya-oleshok/" text:style-name="Internet_20_link" text:visited-style-name="Visited_20_Internet_20_Link">
</text:a>
 Центр національного спротиву.</text:p>
      <text:p text:style-name="P4">
«На тимчасово окупованій території Херсонської області партизани з руху «Атеш»провели успішну операцію. Зокрема ввечері 23 квітня біля Олешок було підірваноблокпост біля військового інфраструктурного об’єкта», - ідеться уповідомленні.</text:p>
      <text:p text:style-name="P4">
<text:span text:style-name="T4">
Читайте також:</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Зазначається, що для підриву <text:span text:style-name="T4">
<text:a xlink:type="simple" xlink:href="https://www.ukrinform.ua/tag-partizani" text:style-name="Internet_20_link" text:visited-style-name="Visited_20_Internet_20_Link">
 </text:a>
 </text:span>
задіяли саморобну вибухівку. В результаті ліквідовано загін росгвардійців, яківели чергування.</text:p>
      <text:p text:style-name="P4">
<text:span text:style-name="T4">
Читайте також:</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Як повідомляв Укрінформ, Сили оборони України з 24 лютого 2022 року по 24квітня 2023 року ліквідували близько 187 тисяч 080 російських загарбників, прицьому лише за минулу добу - ще 660 осіб.</text:p>
      <text:p text:style-name="P4">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росіяни можуть піти у наступ на кількох напрямках з покращенням погоди – Білий дім</text:span>
</text:h>
      <text:p text:style-name="P4">
Authors: Ukrinform (Person)</text:p>
      <text:p text:style-name="P4">
Publisher: Укринформ (Organization)</text:p>
      <text:p text:style-name="P4">
Published Time: 2023-04-24T-33:25:00+03:00</text:p>
      <text:p text:style-name="P4">
Modified Time: 2023-04-24T22:25:00+03:00</text:p>
      <text:p text:style-name="P4">
Description: З покращенням погодних умов в Україні російські сили можуть піти у наступ на кількох ділянках фронту. — Укрінформ.</text:p>
      <text:p text:style-name="P4">
Images: ["<text:a xlink:type="simple" xlink:href="https://static.ukrinform.com/photos/2023_04/thumb_files/630_360_1682353687-777.jpg" text:style-name="Internet_20_link" text:visited-style-name="Visited_20_Internet_20_Link">
630_360_16823...</text:a>
"]</text:p>
      <text:p text:style-name="P4">
Tags: ['Міноборони', 'Оборона', 'США', 'Україна', 'Агресія РФ', 'Білий дім', 'Війна з росією']</text:p>
      <text:p text:style-name="P4">
Type: Article</text:p>
      <!--METADATA-->
      <text:p text:style-name="P4">
<draw:frame draw:style-name="fr1" draw:name="Image19" text:anchor-type="as-char" svg:width="6.9236in" svg:height="3.956343in" draw:z-index="0">
<draw:image xlink:href="../Images/yкринформ/2023-04-24T-33-25-00-03-00/630_360_1682353687-777.jpg" xlink:type="simple" xlink:show="embed" xlink:actuate="onLoad" draw:mime-type="image/jpeg"/>
</draw:frame>
 Зпокращенням погодних умов в Україні російські сили можуть піти у наступ накількох ділянках фронту.</text:p>
      <text:p text:style-name="P4">
Про це сказав у <text:a xlink:type="simple" xlink:href="https://ukrainian.voanews.com/a/rosiya-ukraina-kontrnastup/7063822.html" text:style-name="Internet_20_link" text:visited-style-name="Visited_20_Internet_20_Link">
 </text:a>
 координатор Ради нацбезпеки Білого дому Джон Кірбі,повідомляє Укрінформ.</text:p>
      <text:p text:style-name="P4">
«Ми знаємо, що навесні, коли погода покращиться, а вона вже починаєпокращуватися, можемо очікувати, що росіяни захочуть піти в наступ на деякихділянках», - зауважив представник адміністрації Байдена.</text:p>
      <text:p text:style-name="P4">
<text:span text:style-name="T4">
Читайте також:</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Він зазначив, що не може сказати, де саме росіяни захочуть просунутися. Однак,за його словами, США прагнуть забезпечити Україну кращими можливостями дляоборони. Якщо ж українці приймуть рішення щодо власних <text:span text:style-name="T4">
<text:a xlink:type="simple" xlink:href="https://www.ukrinform.ua/tag-kontrnastup" text:style-name="Internet_20_link" text:visited-style-name="Visited_20_Internet_20_Link">
</text:a>
 </text:span>
 , вони також можутьскористатися цими можливостями.</text:p>
      <text:p text:style-name="P4">
«Ми розвиваємо потужності, які надаємо Україні», - додав він.</text:p>
      <text:p text:style-name="P4">
<text:span text:style-name="T4">
Читайте також:</text:span>
 <text:span text:style-name="T4">
<text:a xlink:type="simple" xlink:href="https://www.ukrinform.ua/rubric-polytics/3700148-vasington-pidtverdiv-pidtrimku-clenstva-ukraini-v-nato.html" text:style-name="Internet_20_link" text:visited-style-name="Visited_20_Internet_20_Link">
 </text:a>
</text:span>
</text:p>
      <text:p text:style-name="P4">
Кірбі перелічив потреби ЗСУ на сьогодні, серед яких назвав бронетехніку,артилерію, протиповітряну оборону, матеріально-технічне забезпечення.</text:p>
      <text:p text:style-name="P4">
Як повідомляв Укрінформ, у США _<text:span text:style-name="T4">
<text:a xlink:type="simple" xlink:href="https://www.ukrinform.ua/rubric-ato/3700170-bilij-dim-pro-f16-dla-ukraini-ssa-zoseredzeni-na-nadanni-tiei-zbroi-aka-potribna-same-zaraz.html" text:style-name="Internet_20_link" text:visited-style-name="Visited_20_Internet_20_Link">
 </text:a>
 </text:span>
 _ , що зосереджені на скорішій йефективнішій відправці в Україну систем, які вона може використовувати самезараз.</text:p>
      <text:p text:style-name="P4">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Барселона» уклала угоду для реконструкції «Камп Ноу»</text:span>
</text:h>
      <text:p text:style-name="P4">
Authors: Ukrinform (Person)</text:p>
      <text:p text:style-name="P4">
Publisher: Укринформ (Organization)</text:p>
      <text:p text:style-name="P4">
Published Time: 2023-04-24T-35:20:00+03:00</text:p>
      <text:p text:style-name="P4">
Modified Time: 2023-04-24T22:20:00+03:00</text:p>
      <text:p text:style-name="P4">
Description: Команда протягом робіт проводитиме домашні матчі на Олімпійському стадіоні в Барселоні — Укрінформ.</text:p>
      <text:p text:style-name="P4">
Images: ["<text:a xlink:type="simple" xlink:href="https://static.ukrinform.com/photos/2023_04/thumb_files/630_360_1682363705-878.jpg" text:style-name="Internet_20_link" text:visited-style-name="Visited_20_Internet_20_Link">
630_360_16823...</text:a>
"]</text:p>
      <text:p text:style-name="P4">
Tags: ['Барселона', 'Футбол']</text:p>
      <text:p text:style-name="P4">
Type: Article</text:p>
      <!--METADATA-->
      <text:p text:style-name="P4">
<draw:frame draw:style-name="fr1" draw:name="Image20" text:anchor-type="as-char" svg:width="6.9236in" svg:height="3.956343in" draw:z-index="0">
<draw:image xlink:href="../Images/yкринформ/2023-04-24T-35-20-00-03-00/630_360_1682363705-878.jpg" xlink:type="simple" xlink:show="embed" xlink:actuate="onLoad" draw:mime-type="image/jpeg"/>
</draw:frame>
 Командапротягом робіт проводитиме домашні матчі на Олімпійському стадіоні в Барселоні</text:p>
      <text:p text:style-name="P4">
«Барселона» <text:a xlink:type="simple" xlink:href="https://www.fcbarcelona.com/en/club/news/3234018/fc-barcelona-agrees-financing-for-espai-barca" text:style-name="Internet_20_link" text:visited-style-name="Visited_20_Internet_20_Link">
 </text:a>
 про узгодження фінансування проєкту EspaiBarça, забезпечивши початок робіт з реконструкції «Камп Ноу», передаєУкрінформ.</text:p>
      <text:p text:style-name="P4">
Клуб домовився з 20 інвесторами про фінансування на суму 1,45 мільярда євро,що покриває вартість робіт для реалізації проєкту. Майно клубу невикористовували як заставу, на стадіон не оформлювали іпотеку.</text:p>
      <text:p text:style-name="P4">
Клуб почне повертати кошти за цією операцією після завершення робіт настадіоні, використовуючи дохід, отриманий від «Камп Ноу». За прогнозами, вінстановитиме близько 247 млн євро.</text:p>
      <text:p text:style-name="P4">
Тепер «Барселона» зможе влітку почати реконструкцію стадіону. Команда протягомробіт проводитиме домашні матчі на Олімпійському стадіоні в Барселоні, тойрозрахований на 55 926 осіб. Каталонці гратимуть на ньому до листопада 2024року - тоді очікують завершити реконструкцію «Камп Ноу».</text:p>
      <text:p text:style-name="P4">
<text:span text:style-name="T4">
Читайте також:</text:span>
 <text:a xlink:type="simple" xlink:href="https://www.ukrinform.ua/rubric-sports/3699673-la-liga-barselona-minimalno-peremogla-atletiko.html" text:style-name="Internet_20_link" text:visited-style-name="Visited_20_Internet_20_Link">
 <text:span text:style-name="T4">
Барселона</text:span>
 </text:a>
</text:p>
      <text:p text:style-name="P4">
Як повідомляв Укрінформ, «Барселона» на своєму полі здолала «Атлетико» 1:0 в30-у турі іспанської Прімери.</text:p>
      <text:p text:style-name="P4">
Фото: fcbarcelona.com</text:p>
      <text:p text:style-name="P4">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Ізраїль запропонував сторонам провести переговори щодо припинення вогню в Судані</text:span>
</text:h>
      <text:p text:style-name="P4">
Authors: Ukrinform (Person)</text:p>
      <text:p text:style-name="P4">
Publisher: Укринформ (Organization)</text:p>
      <text:p text:style-name="P4">
Published Time: 2023-04-24T-37:13:00+03:00</text:p>
      <text:p text:style-name="P4">
Modified Time: 2023-04-24T22:13:00+03:00</text:p>
      <text:p text:style-name="P4">
Description: Влада Ізраїлю запропонувала військовим та Силам швидкого реагування (RSF) в Судані провести переговори про припинення вогню. — Укрінформ.</text:p>
      <text:p text:style-name="P4">
Images: ["<text:a xlink:type="simple" xlink:href="https://static.ukrinform.com/photos/2023_02/thumb_files/630_360_1676559091-274.jpg" text:style-name="Internet_20_link" text:visited-style-name="Visited_20_Internet_20_Link">
630_360_16765...</text:a>
"]</text:p>
      <text:p text:style-name="P4">
Tags: ['Ізраїль', 'Переговори', 'Судан']</text:p>
      <text:p text:style-name="P4">
Type: Article</text:p>
      <!--METADATA-->
      <text:p text:style-name="P4">
<draw:frame draw:style-name="fr1" draw:name="Image21" text:anchor-type="as-char" svg:width="6.9236in" svg:height="3.956343in" draw:z-index="0">
<draw:image xlink:href="../Images/yкринформ/2023-04-24T-37-13-00-03-00/630_360_1676559091-274.jpg" xlink:type="simple" xlink:show="embed" xlink:actuate="onLoad" draw:mime-type="image/jpeg"/>
</draw:frame>
 ВладаІзраїлю запропонувала військовим та Силам швидкого реагування (RSF) в Суданіпровести переговори про припинення вогню.</text:p>
      <text:p text:style-name="P4">
Як передає Укрінформ, про це повідомляє <text:a xlink:type="simple" xlink:href="https://www.theguardian.com/world/live/2023/apr/24/sudan-crisis-evacuations-khartoum-unrest-aid-latest-news-updates" text:style-name="Internet_20_link" text:visited-style-name="Visited_20_Internet_20_Link">
</text:a>
</text:p>
      <text:p text:style-name="P4">
«Відтоді, як в країні спалахнули бойові дії, Ізраїль намагався досягтиприпинення вогню різними каналами, і прогрес, досягнутий протягом останніхкількох днів у обговореннях зі сторонами, є багатообіцяючим», — заявив міністрзакордонних справ Ізраїлю Елі Коен.</text:p>
      <text:p text:style-name="P4">
У заяві не міститься жодних додаткових подробиць, окрім того, що чиновник вівпереговори з генералами з ворогуючих сторін.</text:p>
      <text:p text:style-name="P4">
<text:span text:style-name="T4">
Читайте також:</text:span>
 <text:span text:style-name="T4">
<text:a xlink:type="simple" xlink:href="https://www.ukrinform.ua/rubric-society/3699956-mzs-opracovue-marsruti-evakuacii-ukrainciv-z-sudanu.html" text:style-name="Internet_20_link" text:visited-style-name="Visited_20_Internet_20_Link">
 </text:a>
 </text:span>
</text:p>
      <text:p text:style-name="P4">
У лютому Судан та Ізраїль оголосили, що вони завершили угоду про нормалізаціювідносин, підписання цієї угоди мало відбутися після передачі влади відвійськових до цивільного уряду в Хартумі.</text:p>
      <text:p text:style-name="P4">
Коен висловив надію, що робота над досягненням спокою в Судані «дозволитьпідписати історичну мирну угоду».</text:p>
      <text:p text:style-name="P4">
<text:span text:style-name="T4">
Читайте також:</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Бойові дії в країні продовжуються, низка європейських країн докладають зусильдля евакуації власних громадян із <text:span text:style-name="T4">
<text:a xlink:type="simple" xlink:href="https://www.ukrinform.ua/tag-sudan" text:style-name="Internet_20_link" text:visited-style-name="Visited_20_Internet_20_Link">
 </text:a>
 </text:span>
.</text:p>
      <text:p text:style-name="P4">
<text:span text:style-name="T5">
Фото: Olivier Fitoussi/Flash90</text:span>
</text:p>
      <text:p text:style-name="P4">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Загарбники упродовж дня обстріляли сім громад Сумщини</text:span>
</text:h>
      <text:p text:style-name="P4">
Authors: Ukrinform (Person)</text:p>
      <text:p text:style-name="P4">
Publisher: Укринформ (Organization)</text:p>
      <text:p text:style-name="P4">
Published Time: 2023-04-24T-40:59:00+03:00</text:p>
      <text:p text:style-name="P4">
Modified Time: 2023-04-24T21:59:00+03:00</text:p>
      <text:p text:style-name="P4">
Description: російські війська у понеділок, 24 квітня, обстріляли сім територіальних громад Сумської області.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2" text:anchor-type="as-char" svg:width="6.9236in" svg:height="3.956343in" draw:z-index="0">
<draw:image xlink:href="../Images/yкринформ/2023-04-24T-40-59-00-03-00/630_360_1674980674-403.jpeg" xlink:type="simple" xlink:show="embed" xlink:actuate="onLoad" draw:mime-type="image/jpeg"/>
</draw:frame>
російські війська у понеділок, 24 квітня, обстріляли сім територіаль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5638" text:style-name="Internet_20_link" text:visited-style-name="Visited_20_Internet_20_Link">
 </text:a>
 .</text:p>
      <text:p text:style-name="P4">
«Упродовж дня росіяни здійснили обстріли 7 прикордонних громад - Есманської,Миропільської, Зноб-Новгородської, Білопільської, Шалигинської, Середино-Будської, Юнаківської. Зафіксовано 83 прильоти з мінометів та артилерії. Нажаль, є руйнування», - йдеться в повідомленні.</text:p>
      <text:p text:style-name="P4">
По території Миропільської громади зафіксовано 6 влучань. Внаслідок одного ізворожих обстрілів пошкоджено три приватні будинки та магазин.</text:p>
      <text:p text:style-name="P4">
<text:span text:style-name="T4">
Читайте також:</text:span>
 <text:span text:style-name="T4">
<text:a xlink:type="simple" xlink:href="https://www.ukrinform.ua/rubric-ato/3700129-naev-pereviriv-pozicii-zsu-na-prikordonni-sumsini.html" text:style-name="Internet_20_link" text:visited-style-name="Visited_20_Internet_20_Link">
 </text:a>
 </text:span>
</text:p>
      <text:p text:style-name="P4">
По Есманській громаді був мінометний обстріл - одне влучання. Також росіянибили з артилерії - 9 влучань. У результаті <text:span text:style-name="T4">
<text:a xlink:type="simple" xlink:href="https://www.ukrinform.ua/tag-obstril" text:style-name="Internet_20_link" text:visited-style-name="Visited_20_Internet_20_Link">
 </text:a>
 </text:span>
 пошкоджено складське приміщення, пожежею пошкоджено житловийбудинок.</text:p>
      <text:p text:style-name="P4">
По території Шалигинської громади ворог вдарив з артилерії - 8 влучань.</text:p>
      <text:p text:style-name="P4">
Також росіяни обстріляли територію Білопільської громади з міномета.Зафіксовано 32 вибухи.</text:p>
      <text:p text:style-name="P4">
<text:span text:style-name="T4">
Читайте також:</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По Зноб-Новгородській громаді було 15 влучань з міномета.</text:p>
      <text:p text:style-name="P4">
Крім того, росіяни скинули три міни на територію Юнаківської громади.</text:p>
      <text:p text:style-name="P4">
По Середино-Будській громаді зафіксовано артобстріл - 9 влучань.</text:p>
      <text:p text:style-name="P4">
<text:span text:style-name="T4">
Читайте також:</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Як повідомляв Укрінформ, 24 квітня росіяни _<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СБУ оголосила підозру «вагнерівцю» з Казахстану, якого взяли в полон під Бахмутом</text:span>
</text:h>
      <text:p text:style-name="P4">
Authors: Ukrinform (Person)</text:p>
      <text:p text:style-name="P4">
Publisher: Укринформ (Organization)</text:p>
      <text:p text:style-name="P4">
Published Time: 2023-04-24T-42:41:00+03:00</text:p>
      <text:p text:style-name="P4">
Modified Time: 2023-04-24T21:41:00+03:00</text:p>
      <text:p text:style-name="P4">
Description: Громадянину однієї з країн Центральної Азії оголосили підозру за участь у складі приватної військової компанії "вагнер" у бойових діях проти Збройних сил України. — Укрінформ.</text:p>
      <text:p text:style-name="P4">
Images: ["<text:a xlink:type="simple" xlink:href="https://static.ukrinform.com/photos/2017_11/thumb_files/630_360_1509709006-9626.jpg" text:style-name="Internet_20_link" text:visited-style-name="Visited_20_Internet_20_Link">
630_360_15097...</text:a>
"]</text:p>
      <text:p text:style-name="P4">
Tags: ['Бахмут', 'Казахстан', 'СБУ', 'ПВК "Вагнера"', 'Війна з росією']</text:p>
      <text:p text:style-name="P4">
Type: Article</text:p>
      <!--METADATA-->
      <text:p text:style-name="P4">
<draw:frame draw:style-name="fr1" draw:name="Image23" text:anchor-type="as-char" svg:width="6.9236in" svg:height="3.956343in" draw:z-index="0">
<draw:image xlink:href="../Images/yкринформ/2023-04-24T-42-41-00-03-00/630_360_1509709006-9626.jpg" xlink:type="simple" xlink:show="embed" xlink:actuate="onLoad" draw:mime-type="image/jpeg"/>
</draw:frame>
Громадянину однієї з країн Центральної Азії оголосили підозру за участь ускладі приватної військової компанії "вагнер" у бойових діях проти Збройнихсил України.</text:p>
      <text:p text:style-name="P4">
Як передає Укрінформ, про це повідомила <text:a xlink:type="simple" xlink:href="https://ssu.gov.ua/novyny/za-materialamy-sbu-pered-sudom-postane-vahnerivets-yakyi-shturmuvav-pozytsii-syl-oborony-pid-bakhmutom" text:style-name="Internet_20_link" text:visited-style-name="Visited_20_Internet_20_Link">
 </text:a>
 .</text:p>
      <text:p text:style-name="P4">
Фігуранту інкримінується вчинення злочину, передбаченого ч. 4 ст. 447 (участьнайманця у збройному конфлікті, воєнних або насильницьких діях) Кримінальногокодексу України.</text:p>
      <text:p text:style-name="P4">
Встановлено, що, відбуваючи покарання в Тюменській виправній колоніїросійської федерації за зґвалтування, у жовтні 2022 року підозрюваний отримавпропозицію ввійти до складу так званої групи "вагнера" для участі у <text:a xlink:type="simple" xlink:href="https://www.ukrinform.ua/tag-vijna" text:style-name="Internet_20_link" text:visited-style-name="Visited_20_Internet_20_Link">
</text:a>
 проти України.</text:p>
      <text:p text:style-name="P4">
<text:span text:style-name="T4">
Читайте також:</text:span>
 <text:a xlink:type="simple" xlink:href="https://www.ukrinform.ua/rubric-ato/3670399-sbu-povidomila-pro-pidozru-polonenomu-biloruskomu-vagnerivcu.html" text:style-name="Internet_20_link" text:visited-style-name="Visited_20_Internet_20_Link">
 </text:a>
</text:p>
      <text:p text:style-name="P4">
За умовами "контракту" представники приватної військової компанії обіцялизловмиснику "заробітну плату" розміром 200 тисяч рублів й "ануляцію"судимості.</text:p>
      <text:p text:style-name="P4">
За даними слідства, уже через місяць фігурант разом з іншими засудженими, якіприєдналися до угруповання "вагнер", прибув до міста Ростов (рф), де отримаввійськову форму, зброю й боєприпаси.</text:p>
      <text:p text:style-name="P4">
У подальшому найманці були відправлені на "тренувальний полігон", щодислокується на тимчасово окупованій території Луганської області. "Навчальнийкурс" для зловмисників так і не відбувся через відсутність інструкторів збойової підготовки.</text:p>
      <text:p text:style-name="P4">
На початку грудня 2022 року у складі загарбницького угруповання підозрюваногоперекинули на східний фронт. Наприкінці того ж місяця під час боєзіткнення наБахмутському напрямку Сили оборони взяли найманця в полон.</text:p>
      <text:p text:style-name="P4">
Як уточнили в <text:a xlink:type="simple" xlink:href="https://www.gp.gov.ua/ua/posts/u-skladi-pvk-vagner-voyuvav-proti-zsu-gromadyaninu-kazaxstanu-povidomleno-pro-pidozru-u-naimanstvi" text:style-name="Internet_20_link" text:visited-style-name="Visited_20_Internet_20_Link">
 </text:a>
 ,ідеться про уродженця Таєншинського району Петропавлівської області РеспублікиКазахстан.</text:p>
      <text:p text:style-name="P4">
Фігурант воював проти підрозділів ЗСУ та мирного населення в районах містаКремінна Луганської області і села Яковлівка Бахмутського району Донецькоїобласті.</text:p>
      <text:p text:style-name="P4">
Станом на цей час підозрюваний перебуває під вартою. Йому загрожує до 10 роківпозбавлення волі.</text:p>
      <text:p text:style-name="P4">
Як повідомляв Укрінформ, за перші три місяці 2023 року суд за матеріаламивійськової контррозвідки СБУ <text:a xlink:type="simple" xlink:href="https://www.ukrinform.ua/rubric-ato/3686179-za-materialami-kontrrozvidki-sbu-cogoric-zasudili-vze-desatoh-bojovikiv.html" text:style-name="Internet_20_link" text:visited-style-name="Visited_20_Internet_20_Link">
 </text:a>
 десятьом бойовикам, які брали участь у збройній агресії рфпроти України.</text:p>
      <text:p text:style-name="P4">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Мультипредметний тест за кордоном хочуть скласти 16 тисяч осіб – Лісовий</text:span>
</text:h>
      <text:p text:style-name="P4">
Authors: Ukrinform (Person)</text:p>
      <text:p text:style-name="P4">
Publisher: Укринформ (Organization)</text:p>
      <text:p text:style-name="P4">
Published Time: 2023-04-24T-44:40:00+03:00</text:p>
      <text:p text:style-name="P4">
Modified Time: 2023-04-24T21:40:00+03:00</text:p>
      <text:p text:style-name="P4">
Description: Тимчасові екзаменаційні пункти для проведення Національного мультипредметного тесту утворено в 49 містах 31 країни, бажання взяти участь у НМТ за кордоном наразі виявили 16 тисяч осіб. — Укрінформ.</text:p>
      <text:p text:style-name="P4">
Images: ["<text:a xlink:type="simple" xlink:href="https://static.ukrinform.com/photos/2023_04/thumb_files/630_360_1682361912-600.jpg" text:style-name="Internet_20_link" text:visited-style-name="Visited_20_Internet_20_Link">
630_360_16823...</text:a>
"]</text:p>
      <text:p text:style-name="P4">
Tags: ['Вступна кампанія', 'Мультипредметний тест', 'Тест', 'Оксен Лісовий', 'Єдині новини']</text:p>
      <text:p text:style-name="P4">
Type: Article</text:p>
      <!--METADATA-->
      <text:p text:style-name="P4">
<draw:frame draw:style-name="fr1" draw:name="Image24" text:anchor-type="as-char" svg:width="6.9236in" svg:height="3.956343in" draw:z-index="0">
<draw:image xlink:href="../Images/yкринформ/2023-04-24T-44-40-00-03-00/630_360_1682361912-600.jpg" xlink:type="simple" xlink:show="embed" xlink:actuate="onLoad" draw:mime-type="image/jpeg"/>
</draw:frame>
 Тимчасовіекзаменаційні пункти для проведення Національного мультипредметного тестуутворено в 49 містах 31 країни, бажання взяти участь у НМТ за кордоном наразівиявили 16 тисяч осіб.</text:p>
      <text:p text:style-name="P4">
Про це розповів міністр освіти та науки України Оксен Лісовий в ефірітелемарафону «Єдині новини», повідомляє Укрінформ.</text:p>
      <text:p text:style-name="P4">
«У нас зараз триває реєстрація активно. За два тижні ми маємо 160 тисяч ужесформованих персональних кабінетів, 16 тисяч людей виявило бажання скласти <text:span text:style-name="T4">
<text:a xlink:type="simple" xlink:href="https://www.ukrinform.ua/tag-multipredmetnij-test" text:style-name="Internet_20_link" text:visited-style-name="Visited_20_Internet_20_Link">
</text:a>
 </text:span>
 з-за кордону. Маємоорганізовані тимчасові екзаменаційні пункти в Німеччині, Польщі, взагалі 49міст у 31 країні маємо на сьогодні», - сказав він.</text:p>
      <text:p text:style-name="P4">
<text:span text:style-name="T4">
Читайте також:</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За словами міністра, цьогоріч спостерігається приблизно така сама активністьщодо участі в тестуванні, як і в минулі роки.</text:p>
      <text:p text:style-name="P4">
Лісовий нагадав, що вступники складають три предмети, серед яких основними єукраїнська мова й математика, а з додаткових - історія України, іноземна мова,хімія, фізика, біологія.</text:p>
      <text:p text:style-name="P4">
<text:span text:style-name="T4">
Читайте також:</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Як повідомляв Укрінформ, реєстрація для участі в цьогорічному Національномумультипредметному тесті _<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АЗ» U-19 – переможець Юнацької ліги УЄФА</text:span>
</text:h>
      <text:p text:style-name="P4">
Authors: Ukrinform (Person)</text:p>
      <text:p text:style-name="P4">
Publisher: Укринформ (Organization)</text:p>
      <text:p text:style-name="P4">
Published Time: 2023-04-24T-46:32:00+03:00</text:p>
      <text:p text:style-name="P4">
Modified Time: 2023-04-24T21:32:00+03:00</text:p>
      <text:p text:style-name="P4">
Description: У фіналі нідерландці розгромили «Хайдук». — Укрінформ.</text:p>
      <text:p text:style-name="P4">
Images: ["<text:a xlink:type="simple" xlink:href="https://static.ukrinform.com/photos/2023_04/thumb_files/630_360_1682361069-685.png" text:style-name="Internet_20_link" text:visited-style-name="Visited_20_Internet_20_Link">
630_360_16823...</text:a>
"]</text:p>
      <text:p text:style-name="P4">
Tags: ['Футбол']</text:p>
      <text:p text:style-name="P4">
Type: Article</text:p>
      <!--METADATA-->
      <text:p text:style-name="P4">
<draw:frame draw:style-name="fr1" draw:name="Image25" text:anchor-type="as-char" svg:width="6.9236in" svg:height="3.956343in" draw:z-index="0">
<draw:image xlink:href="../Images/yкринформ/2023-04-24T-46-32-00-03-00/630_360_1682361069-685.png" xlink:type="simple" xlink:show="embed" xlink:actuate="onLoad" draw:mime-type="image/png"/>
</draw:frame>
 У фіналінідерландці розгромили «Хайдук».</text:p>
      <text:p text:style-name="P4">
У вирішальному матчі Юнацької ліги УЄФА зустрічалися «АЗ» U-19 та «Хайдук»U-19, передає Укрінформ.</text:p>
      <text:p text:style-name="P4">
Нідерландці володіли перевагою у першому таймі, але зуміли відкрити рахуноклише в самому його кінці. Нападник Джейден Аддаї реалізував пенальті передперервою.</text:p>
      <text:p text:style-name="P4">
Після перерви «АЗ» оформив розгром. Дублями відзначилися Ернест Поку та МексМердінк.</text:p>
      <text:p text:style-name="P4">
«АЗ» вперше перемагає в Юнацькій лізі УЄФА, стаючи першим клубом зНідерландів, який здобув даний трофей. Торік у фіналі перемогла «Бенфіка».</text:p>
      <text:p text:style-name="P4">
<text:span text:style-name="T4">
Читайте також:</text:span>
 <text:a xlink:type="simple" xlink:href="https://www.ukrinform.ua/rubric-sports/3699108-unacka-liga-uefa-alkmaar-ta-hajduk-zustrinutsa-u-finali.html" text:style-name="Internet_20_link" text:visited-style-name="Visited_20_Internet_20_Link">
 <text:span text:style-name="T4">
Юнацька</text:span>
 <text:span text:style-name="T4">
ліга</text:span>
 </text:a>
</text:p>
      <text:p text:style-name="P4">
Як повідомляв Укрінформ, до стадії 1/8 фіналу Юнацької ліги УЄФА дійшов «Рух»,львів’яни поступилися «Мілану» (0:1), який потім у півфіналі програв «Хайдуку»(1:3).</text:p>
      <text:p text:style-name="P4">
Фото: Getty Image</text:p>
      <text:p text:style-name="P4">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Постпред США при ООН нагадала лаврову головні принципи Статуту Організації</text:span>
</text:h>
      <text:p text:style-name="P4">
Authors: Ukrinform (Person)</text:p>
      <text:p text:style-name="P4">
Publisher: Укринформ (Organization)</text:p>
      <text:p text:style-name="P4">
Published Time: 2023-04-24T-48:22:06+03:00</text:p>
      <text:p text:style-name="P4">
Modified Time: 2023-04-24T21:22:06+03:00</text:p>
      <text:p text:style-name="P4">
Description: Постійна представниця США при ООН Лінда Томас-Грінфілд зачитала міністрові закордонних справ росії сергію лаврову, який головує у понеділок на засіданні Ради Безпеки, головні принципи Організації Об’єднаних Націй, викладені в її Статуті. — Укрінформ.</text:p>
      <text:p text:style-name="P4">
Images: ["<text:a xlink:type="simple" xlink:href="https://static.ukrinform.com/photos/2021_03/thumb_files/630_360_1615424520-244.png" text:style-name="Internet_20_link" text:visited-style-name="Visited_20_Internet_20_Link">
630_360_16154...</text:a>
"]</text:p>
      <text:p text:style-name="P4">
Tags: ['США', 'росія', 'Радбез ООН']</text:p>
      <text:p text:style-name="P4">
Type: Article</text:p>
      <!--METADATA-->
      <text:p text:style-name="P4">
<draw:frame draw:style-name="fr1" draw:name="Image26" text:anchor-type="as-char" svg:width="6.9236in" svg:height="3.956343in" draw:z-index="0">
<draw:image xlink:href="../Images/yкринформ/2023-04-24T-48-22-06-03-00/630_360_1615424520-244.png" xlink:type="simple" xlink:show="embed" xlink:actuate="onLoad" draw:mime-type="image/png"/>
</draw:frame>
 Постійнапредставниця США при ООН Лінда Томас-Грінфілд зачитала міністрові закордоннихсправ росії сергію лаврову, який головує у понеділок на засіданні РадиБезпеки, головні принципи Організації Об’єднаних Націй, викладені в їїСтатуті.</text:p>
      <text:p text:style-name="P4">
Про це повідомляє кореспондент Укрінформу.</text:p>
      <text:p text:style-name="P4">
«Стаття 1: цілями Організації Об'єднаних Націй є підтримання міжнародного мируі безпеки... А ось у статті 2 чітко сказано: «Усі члени Організації Об’єднанихНацій утримуються у своїх міжнародних відносинах від погрози силою або їїзастосування як проти територіальної недоторканності або політичноїнезалежності будь-якої держави, так і якимось іншим чином», ­– сказала вона,тримаючи в руках Статут ООН.</text:p>
      <text:p text:style-name="P4">
Томас-Грінфілд наголосила, що «сьогоднішній лицемірний організатор» засідання– росія - «вторглася до свого сусіда, в Україну, і завдала удару в саме серцеСтатуту ООН та всіх цінностей».</text:p>
      <text:p text:style-name="P4">
Вона підкреслила, що росіяни продовжують вбивати і калічити українців,руйнувати інфраструктуру України, поки триває це засідання, скликане росією.</text:p>
      <text:p text:style-name="P4">
«Поки ми сидимо тут, ми готуємося до наступної Бучі, наступного Маріуполя,наступного Херсона, наступного воєнного злочину, наступного безсовісногозвірства», – додала вона.</text:p>
      <text:p text:style-name="P4">
Постпред США нагадала, що проти дій росії проголосувала 141 держава зі 193,ухваливши відповідну декларацію Генасамблеї ООН.</text:p>
      <text:p text:style-name="P4">
Вона підкреслила, що порушення росією Статуту ООН та міжнародного права«стосується не лише України чи Європи, – це стосується всіх нас».</text:p>
      <text:p text:style-name="P4">
«Сьогодні це Україна, але завтра це може бути інша країна. Інша маленькакраїна, яка зазнає вторгнення від свого більшого сусіда», – поясниладипломатка.</text:p>
      <text:p text:style-name="P4">
Вона наголосила, що крім вторгнення в сусідню державу, росія перетворила назброю глобальні поставки продовольства, перешкоджаючи транспортуванню зернаЧорним морем, порушила свої зобов'язання за новим Договором про СНО (щодоподальшого скорочення та обмеження стратегічних наступальних озброєнь),виступила з небезпечними й провокаційними ядерними погрозами, ігноруєуніверсальні права людини та основоположні свободи – як у рф, так і за їїмежами. Постпред США нагадала, що москва незаконно затримала американськихгромадян, зокрема журналіста Евана Гершковича. <text:a xlink:type="simple" xlink:href="https://www.ukrinform.ua/tag-oon" text:style-name="Internet_20_link" text:visited-style-name="Visited_20_Internet_20_Link">
</text:a>
 потребує реформування, наголосила вона.«Щоб підтримувати і зберігати свої фундаментальні принципи, ця організаціяповинна еволюціонувати, аби відповідати потребам ХХI століття», – додала вона.</text:p>
      <text:p text:style-name="P4">
<text:span text:style-name="T4">
Читайте також:</text:span>
 <text:a xlink:type="simple" xlink:href="https://www.ukrinform.ua/rubric-world/3700118-lavrov-na-radbezi-oon-ozvuciv-novu-versiu-pricin-vijni-v-ukraini.html" text:style-name="Internet_20_link" text:visited-style-name="Visited_20_Internet_20_Link">
 <text:span text:style-name="T4">
лавров</text:span>
 </text:a>
</text:p>
      <text:p text:style-name="P4">
Як повідомлялося, у понеділок у РБ ООН під головуванням лаврова проходитьзасідання «Ефективна багатосторонність через захист принципів Статуту ООН».лавров намагався представити позицію росії так, ніби вона захищаєбагатосторонні відносини й захищає принципи Статуту ООН.</text:p>
      <text:p text:style-name="P4">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Костюк та Світоліна провели спільне тренування в Мадриді</text:span>
</text:h>
      <text:p text:style-name="P4">
Authors: Ukrinform (Person)</text:p>
      <text:p text:style-name="P4">
Publisher: Укринформ (Organization)</text:p>
      <text:p text:style-name="P4">
Published Time: 2023-04-24T-50:19:01+03:00</text:p>
      <text:p text:style-name="P4">
Modified Time: 2023-04-24T21:19:01+03:00</text:p>
      <text:p text:style-name="P4">
Description: Українські тенісистки готуються до старту на турнірі WTA 1000 в столиці Іспанії. — Укрінформ.</text:p>
      <text:p text:style-name="P4">
Images: ["<text:a xlink:type="simple" xlink:href="https://static.ukrinform.com/photos/2023_04/thumb_files/630_360_1682360245-258.jpg" text:style-name="Internet_20_link" text:visited-style-name="Visited_20_Internet_20_Link">
630_360_16823...</text:a>
"]</text:p>
      <text:p text:style-name="P4">
Tags: ['Світоліна', 'Теніс', 'Марта Костюк']</text:p>
      <text:p text:style-name="P4">
Type: Article</text:p>
      <!--METADATA-->
      <text:p text:style-name="P4">
<draw:frame draw:style-name="fr1" draw:name="Image27" text:anchor-type="as-char" svg:width="6.9236in" svg:height="3.956343in" draw:z-index="0">
<draw:image xlink:href="../Images/yкринформ/2023-04-24T-50-19-01-03-00/630_360_1682360245-258.jpg" xlink:type="simple" xlink:show="embed" xlink:actuate="onLoad" draw:mime-type="image/jpeg"/>
</draw:frame>
Українські тенісистки готуються до старту на турнірі WTA 1000 в столиціІспанії.</text:p>
      <text:p text:style-name="P4">
Марта Костюк (WTA 36) <text:a xlink:type="simple" xlink:href="https://www.instagram.com/stories/martakostyuk/3087984253665218491/" text:style-name="Internet_20_link" text:visited-style-name="Visited_20_Internet_20_Link">
</text:a>
 усвоєму Інстаграмі фото разом із Еліною Світоліною, передає Укрінформ.</text:p>
      <text:p text:style-name="P4">
Українки провели тренування на корті Мадрида. Марта та Еліна візьмуть участьна ґрунтовому турнірі серії WTA 1000 в іспанській столиці.</text:p>
      <text:p text:style-name="P4">
У першому раунді турніру Еліна Світоліна зіграє з Александрою Саснович, матчвідбудеться у середу, 26-го квітня. Марта Костюк розпочне виступи з 1/32фіналу, вона зустрінеться з Камілою Осоріо, або з кваліфаєркою, з якоюколумбійка зіграє в першому раунді.</text:p>
      <text:p text:style-name="P4">
<text:span text:style-name="T4">
Читайте також:</text:span>
 <text:a xlink:type="simple" xlink:href="https://www.ukrinform.ua/rubric-sports/3699757-marta-kostuk-onovila-osobistij-rekord-u-rejtingu-wta.html" text:style-name="Internet_20_link" text:visited-style-name="Visited_20_Internet_20_Link">
 <text:span text:style-name="T4">
Костюк</text:span>
 </text:a>
</text:p>
      <text:p text:style-name="P4">
Як повідомляв Укрінформ, Марта Костюк цього тижня оновила свій рейтинговийрекорд і може стати першою ракеткою України за підсумками турніру в Мадриді.</text:p>
      <text:p text:style-name="P4">
Фото: instagram.com/stories/martakostyuk</text:p>
      <text:p text:style-name="P4">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У вівторок Україну прогріє до +20°</text:span>
</text:h>
      <text:p text:style-name="P4">
Authors: Ukrinform (Person)</text:p>
      <text:p text:style-name="P4">
Publisher: Укринформ (Organization)</text:p>
      <text:p text:style-name="P4">
Published Time: 2023-04-24T-52:18:00+03:00</text:p>
      <text:p text:style-name="P4">
Modified Time: 2023-04-24T21:18:00+03:00</text:p>
      <text:p text:style-name="P4">
Description: В Україні у вівторок, 25 квітня, короткочасні дощі очікуються у західних та східних областях, на решті території без опадів. — Укрінформ.</text:p>
      <text:p text:style-name="P4">
Images: ["<text:a xlink:type="simple" xlink:href="https://static.ukrinform.com/photos/2022_05/thumb_files/630_360_1652120765-423.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28" text:anchor-type="as-char" svg:width="6.9236in" svg:height="3.956343in" draw:z-index="0">
<draw:image xlink:href="../Images/yкринформ/2023-04-24T-52-18-00-03-00/630_360_1652120765-423.jpeg" xlink:type="simple" xlink:show="embed" xlink:actuate="onLoad" draw:mime-type="image/jpeg"/>
</draw:frame>
 ВУкраїні у вівторок, 25 квітня, короткочасні дощі очікуються у західних тасхідних областях, на решті території без опадів.</text:p>
      <text:p text:style-name="P4">
Про це Укрінформу повідомили в Українському гідрометцентрі.</text:p>
      <text:p text:style-name="P4">
Вітер переважно південний, 5-10 м/с. Температура вночі 4-9° тепла; вдень15-20°, на заході та сході країни 9-14°; на високогір'ї Карпат вночі та вдень1-6° тепла.</text:p>
      <text:p text:style-name="P4">
У Києві та Київській області 25 квітня мінлива хмарність, без опадів.Температура у столиці вночі 6-8°, вдень 17-19°; по області вночі 4-9°, вдень15-20°.</text:p>
      <text:p text:style-name="P4">
В наступні два дні, 26-27 квітня, в Україні переважатиме дощова погода. Так,26 квітня вночі у західних, Житомирській, Вінницькій, вдень в більшостіпівнічних, центральних та Одеській областях помірні дощі, на решті територіївночі без опадів, вдень невеликі короткочасні дощі; температура вночі 5-10°,вдень 13-18°, у східних та південних областях до 21°, у західних, Житомирськійта Вінницькій областях вночі 3-8° тепла, вдень 6-11°.</text:p>
      <text:p text:style-name="P4">
27 квітня у західних областях без опадів, на решті території невеликікороткочасні дощі (вдень у більшості центральних, південних та східнихобластей помірні дощі); температура у південних та східних областях вночі5-10°, вдень 16-21°, на решті території вночі 3-8° тепла (у західних областях1-6° тепла, на поверхні ґрунту заморозки 0-3°), вдень 8-13° тепла. Нависокогір'ї Карпат 26 квітня дощ з мокрим снігом, 27 квітня без опадів;температура вночі та вдень 1-6° тепла (вночі 27 квітня 0-5° морозу).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столичному регіоні 26-27 квітня хмарно з проясненнями, 26 квітня вночі безопадів, вдень дощ. Температура у Києві вночі 8-10°, вдень 15-17°; по областівночі 5-10°, вдень 13-18°.</text:p>
      <text:p text:style-name="P4">
27 квітня вночі помірний, вдень невеликий <text:a xlink:type="simple" xlink:href="https://www.ukrinform.ua/tag-kiiv" text:style-name="Internet_20_link" text:visited-style-name="Visited_20_Internet_20_Link">
 </text:a>
 . У Києві вночі 5-7° тепла, вдень 10-12°; по області вночі 3-8°, вдень8-13°.</text:p>
      <text:p text:style-name="P4">
Упродовж 28-29 квітня в Україні, за прогнозами синоптиків, буде майже безопадів. Лише 28 квітня вночі на Лівобережжі, в Одеській та Миколаївськійобластях, вдень у східних та південно-східних областях, 29 квітня вночі усхідній та південній частинах, вдень у більшості західних областей можливікороткочасні дощі.</text:p>
      <text:p text:style-name="P4">
Температура у східній та південно-східній частинах (28 квітня на Лівобережжі)вночі 6-12°, вдень 28 квітня 15-20°, 29 квітня 11-17°; на решті територіїкраїни вночі 1-7° тепла (у західних, більшості північних та центральнихобластей на поверхні ґрунту місцями заморозки 0-3°); вдень 8-14° тепла, наЗакарпатті 12-18°. На високогір'ї Карпат вночі 0-5° морозу, вдень 1-7° тепла.</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У Києві та області 28-29 квітня без опадів. Температура у столиці вночі 3-5°тепла; вдень 28 квітня 11-13°, 29 квітня 13-15°. По області вночі 1-6° тепла(на поверхні ґрунту місцями заморозки 0-3°); вдень 28 квітня 8-13° тепла, 29квітня 11-16°.</text:p>
      <text:p text:style-name="P4">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Населення Індії цього тижня перевищить за кількістю Китай - ООН</text:span>
</text:h>
      <text:p text:style-name="P4">
Authors: Ukrinform (Person)</text:p>
      <text:p text:style-name="P4">
Publisher: Укринформ (Organization)</text:p>
      <text:p text:style-name="P4">
Published Time: 2023-04-24T-54:14:00+03:00</text:p>
      <text:p text:style-name="P4">
Modified Time: 2023-04-24T21:14:00+03:00</text:p>
      <text:p text:style-name="P4">
Description: Згідно з даними департаменту з економічних та соціальних питань Організації Об'єднаних Націй, до кінця цього тижня Індія випередить Китай та стане найбільш густонаселеною країною в світі. — Укрінформ.</text:p>
      <text:p text:style-name="P4">
Images: ["<text:a xlink:type="simple" xlink:href="https://static.ukrinform.com/photos/2022_03/thumb_files/630_360_1647750937-982.jpeg" text:style-name="Internet_20_link" text:visited-style-name="Visited_20_Internet_20_Link">
630_360_16477...</text:a>
"]</text:p>
      <text:p text:style-name="P4">
Tags: ['Індія', 'Китай', 'Населення']</text:p>
      <text:p text:style-name="P4">
Type: Article</text:p>
      <!--METADATA-->
      <text:p text:style-name="P4">
<draw:frame draw:style-name="fr1" draw:name="Image29" text:anchor-type="as-char" svg:width="6.9236in" svg:height="3.956343in" draw:z-index="0">
<draw:image xlink:href="../Images/yкринформ/2023-04-24T-54-14-00-03-00/630_360_1647750937-982.jpeg" xlink:type="simple" xlink:show="embed" xlink:actuate="onLoad" draw:mime-type="image/jpeg"/>
</draw:frame>
 Згідно зданими департаменту з економічних та соціальних питань Організації Об'єднанихНацій, до кінця цього тижня Індія випередить Китай та стане найбільшгустонаселеною країною в світі.</text:p>
      <text:p text:style-name="P4">
Як передає Укрінформ, про це повідомляє <text:a xlink:type="simple" xlink:href="https://www.bbc.com/news/world-asia-india-65380148" text:style-name="Internet_20_link" text:visited-style-name="Visited_20_Internet_20_Link">
 </text:a>
 .</text:p>
      <text:p text:style-name="P4">
Згідно з новими даними, населення Індії до кінця квітня досягне 1 425 775 850осіб.</text:p>
      <text:p text:style-name="P4">
Минулого тижня Фонд ООН в області народонаселення (UNFPA) передбачив, що Індіявипередить Китай, за кількістю населення, до середини цього року.</text:p>
      <text:p text:style-name="P4">
<text:span text:style-name="T4">
Читайте також:</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Разом на ці дві азіатські країни припадає більше третини населення планетиЗемля протягом останніх 70 років.</text:p>
      <text:p text:style-name="P4">
"Китай незабаром поступиться своїм давнім статусом найбільш густонаселеноїкраїни в світі", - йдеться у заяві Департаменту з економічних та соціальнихпитань ООН (DESA).</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У заяві сказано, що «через невизначеність, пов’язану з оцінкою тапрогнозуванням чисельності населення, конкретна дата, коли <text:span text:style-name="T4">
<text:a xlink:type="simple" xlink:href="https://www.ukrinform.ua/tag-india" text:style-name="Internet_20_link" text:visited-style-name="Visited_20_Internet_20_Link">
</text:a>
 </text:span>
 , як очікується, перевершить Китай зачисельністю населення, є приблизною та може бути переглянута».</text:p>
      <text:p text:style-name="P4">
Як повідомлялося, _<text:span text:style-name="T4">
<text:a xlink:type="simple" xlink:href="https://www.ukrinform.ua/rubric-world/3698068-india-stane-persou-v-sviti-za-kilkistu-naselenna-kitaj-ne-perejmaetsa-cerez-takij-prognoz-oon.html" text:style-name="Internet_20_link" text:visited-style-name="Visited_20_Internet_20_Link">
 </text:a>
 </text:span>
 _ , оскільки вважає важливішим якість демографічногопотенціалу, який забезпечує розвиток країни.</text:p>
      <text:p text:style-name="P4">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Білий дім про F-16 для України: США зосереджені на наданні тієї зброї, яка потрібна саме зараз</text:span>
</text:h>
      <text:p text:style-name="P4">
Authors: Ukrinform (Person)</text:p>
      <text:p text:style-name="P4">
Publisher: Укринформ (Organization)</text:p>
      <text:p text:style-name="P4">
Published Time: 2023-04-24T-56:03:12+03:00</text:p>
      <text:p text:style-name="P4">
Modified Time: 2023-04-24T21:03:12+03:00</text:p>
      <text:p text:style-name="P4">
Description: Сполучені Штати наразі зосереджені на тому, щоб якомога скоріше й ефективніше надати Україні ту зброю, яку вона може використовувати саме зараз, в умовах підготовки до контрнаступу, тому питання F-16 поки не є предметом розгляду.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США', 'Україна', 'Винищувач']</text:p>
      <text:p text:style-name="P4">
Type: Article</text:p>
      <!--METADATA-->
      <text:p text:style-name="P4">
<draw:frame draw:style-name="fr1" draw:name="Image30" text:anchor-type="as-char" svg:width="6.9236in" svg:height="3.956343in" draw:z-index="0">
<draw:image xlink:href="../Images/yкринформ/2023-04-24T-56-03-12-03-00/630_360_1682353688-641.jpg" xlink:type="simple" xlink:show="embed" xlink:actuate="onLoad" draw:mime-type="image/jpeg"/>
</draw:frame>
 СполученіШтати наразі зосереджені на тому, щоб якомога скоріше й ефективніше надатиУкраїні ту зброю, яку вона може використовувати саме зараз, в умовахпідготовки до контрнаступу, тому питання F-16 поки не є предметом розгляду.</text:p>
      <text:p text:style-name="P4">
Так прокоментував позицію адміністрації Байдена щодо надання Україніамериканських винищувачів представник Ради нацбезпеки Білого дому Джон Кірбі,передає власний кореспондент Укрінформу.</text:p>
      <text:p text:style-name="P4">
«Ви чули, як президент Байден говорив, що це (питання передачі Україні літаківF-16 – ред.) наразі не розглядається. Те, на чому ми зараз зосереджені, цеможливості, які, за словами самих українців, їм справді потрібні впродовжближчих тижнів і місяців», - зазначив представник Білого дому.</text:p>
      <text:p text:style-name="P4">
Він підкреслив, що американська сторона підтримує постійний контакт із Києвом.</text:p>
      <text:p text:style-name="P4">
«Ми майже щодня постійно обговорюємо з українцями, які можливості їм потрібнінасамперед», - зазначив Кірбі.</text:p>
      <text:p text:style-name="P4">
Він також нагадав, що про це йшлося й на 11-му «Рамштайні» минулого тижня, деувага була сфокусована, в тому числі, на посиленні протиповітряної оборони,наданні боєприпасів і засобів доставки. Крім того, найнагальніші потреби ЗСУбули враховані в останніх пакетах оборонної допомоги <text:a xlink:type="simple" xlink:href="https://www.ukrinform.ua/tag-ssa" text:style-name="Internet_20_link" text:visited-style-name="Visited_20_Internet_20_Link">
</text:a>
 . У цьому ж контексті представник Білогодому вказав на проведення навчань українських підрозділів на західній техніці.</text:p>
      <text:p text:style-name="P4">
<text:span text:style-name="T4">
Читайте також:</text:span>
 <text:a xlink:type="simple" xlink:href="https://www.ukrinform.ua/rubric-polytics/3700084-ukraina-ocikue-na-pozitivne-risenna-partneriv-sodo-nadanna-bojovih-litakiv-stefancuk.html" text:style-name="Internet_20_link" text:visited-style-name="Visited_20_Internet_20_Link">
 </text:a>
</text:p>
      <text:p text:style-name="P4">
Як повідомляв Укрінформ, 11-те засідання Контактної групи з питань оборониУкраїни відбулося минулої п’ятниці на авіабазі американських ВПС «Рамштайн» уНімеччині. Участь у зустрічі взяли представники близько 50 країн-партнерівУкраїни.</text:p>
      <text:p text:style-name="P4">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Другий нідерландський евакуаційний рейс вилетів із Судану</text:span>
</text:h>
      <text:p text:style-name="P4">
Authors: Ukrinform (Person)</text:p>
      <text:p text:style-name="P4">
Publisher: Укринформ (Organization)</text:p>
      <text:p text:style-name="P4">
Published Time: 2023-04-24T-58:01:06+03:00</text:p>
      <text:p text:style-name="P4">
Modified Time: 2023-04-24T21:01:06+03:00</text:p>
      <text:p text:style-name="P4">
Description: Із Судану вилетів другий нідерландський літак з евакуйованими людьми. — Укрінформ.</text:p>
      <text:p text:style-name="P4">
Images: ["<text:a xlink:type="simple" xlink:href="https://static.ukrinform.com/photos/2018_09/thumb_files/630_360_1536748525-9826.jpg" text:style-name="Internet_20_link" text:visited-style-name="Visited_20_Internet_20_Link">
630_360_15367...</text:a>
"]</text:p>
      <text:p text:style-name="P4">
Tags: ['Евакуація', 'Нідерланди', 'Судан']</text:p>
      <text:p text:style-name="P4">
Type: Article</text:p>
      <!--METADATA-->
      <text:p text:style-name="P4">
<draw:frame draw:style-name="fr1" draw:name="Image31" text:anchor-type="as-char" svg:width="6.9236in" svg:height="3.956343in" draw:z-index="0">
<draw:image xlink:href="../Images/yкринформ/2023-04-24T-58-01-06-03-00/630_360_1536748525-9826.jpg" xlink:type="simple" xlink:show="embed" xlink:actuate="onLoad" draw:mime-type="image/jpeg"/>
</draw:frame>
 ІзСудану вилетів другий нідерландський літак з евакуйованими людьми.</text:p>
      <text:p text:style-name="P4">
Про це повідомляє Укрінформ з посиланням на <text:a xlink:type="simple" xlink:href="https://nos.nl/collectie/13927/artikel/2472701-tweede-nederlandse-vliegtuig-met-evacues-vertrokken-uit-sudan" text:style-name="Internet_20_link" text:visited-style-name="Visited_20_Internet_20_Link">
</text:a>
 .</text:p>
      <text:p text:style-name="P4">
“Із Судану вилетів другий нідерландський евакуаційний рейс. Літак прямує доАкаби в Йорданії”, - йдеться у повідомленні.</text:p>
      <text:p text:style-name="P4">
Зазначається, що в МЗС Нідерландів не кажуть, скільки людей перебувають наборту літака. У Йорданії евакуйованих приймає група підтримки міністерства таоглядає медична група.</text:p>
      <text:p text:style-name="P4">
<text:span text:style-name="T4">
Читайте також:</text:span>
 <text:a xlink:type="simple" xlink:href="https://www.ukrinform.ua/rubric-society/3699956-mzs-opracovue-marsruti-evakuacii-ukrainciv-z-sudanu.html" text:style-name="Internet_20_link" text:visited-style-name="Visited_20_Internet_20_Link">
 </text:a>
</text:p>
      <text:p text:style-name="P4">
Після нічного евакуаційного рейсу Міністерство закордонних справ повідомило,що загалом шістдесят нідерландців покинули Судан.</text:p>
      <text:p text:style-name="P4">
Очікується, що вже завтра міністерство надасть нову інформацію про загальнукількість евакуйованих.</text:p>
      <text:p text:style-name="P4">
Як повідомляв Укрінформ, <text:a xlink:type="simple" xlink:href="https://www.ukrinform.ua/tag-niderlandi" text:style-name="Internet_20_link" text:visited-style-name="Visited_20_Internet_20_Link">
 </text:a>
 закрилипосольство в Судані та вживають заходів для евакуації своїх громадян.</text:p>
      <text:p text:style-name="P4">
<text:span text:style-name="T4">
Читайте також:</text:span>
 <text:a xlink:type="simple" xlink:href="https://www.ukrinform.ua/rubric-world/3699880-iz-sudanu-evakuuvali-21-diplomata-ta-ponad-tisacu-gromadan-krain-es-borrel.html" text:style-name="Internet_20_link" text:visited-style-name="Visited_20_Internet_20_Link">
 </text:a>
</text:p>
      <text:p text:style-name="P4">
15 квітня після кількох днів напруженості між армією Судану та Силами швидкогореагування (RSF) в Хартумі пролунали вибухи й стрілянина. Суперечказосереджена навколо запропонованого переходу країни до цивільного правління.</text:p>
      <text:p text:style-name="P4">
Всесвітня організація охорони здоров'я повідомила, що <text:a xlink:type="simple" xlink:href="https://www.ukrinform.ua/rubric-world/3700052-sonajmense-420-ludej-zaginuli-vnaslidok-bojovih-dij-u-sudani.html" text:style-name="Internet_20_link" text:visited-style-name="Visited_20_Internet_20_Link">
</text:a>
 після того, як там спалахнули інтенсивнібойові дії.</text:p>
      <text:p text:style-name="P4">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Kirovohradska Oblast, Poltavska Oblast, Cherkaska Oblast(14:24). Red Alert: aerial threat. Si...</text:span>
</text:h>
      <text:p text:style-name="P4">
Authors: liveuamap (Language: en)</text:p>
      <text:p text:style-name="P4">
Time: 2023-04-24T-5:25:00</text:p>
      <text:p text:style-name="P4">
Location: Kirovohradska Oblast (Latitude:48.50000000 Longtitude:32.00000000)</text:p>
      <text:p text:style-name="P4">
Videos: []</text:p>
      <text:p text:style-name="P4">
Images: []</text:p>
      <text:p text:style-name="P4">
Tags: ["Europe", "Central and Eastern Europe"]</text:p>
      <text:p text:style-name="P4">
ID: 22558302</text:p>
      <!--METADATA-->
      <text:p text:style-name="P4">
Kirovohradska Oblast, Poltavska Oblast, Cherkaska Oblast(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Source: <text:a xlink:type="simple" xlink:href="https://t.me/air_alert_ua/43653" text:style-name="Internet_20_link" text:visited-style-name="Visited_20_Internet_20_Link">
https://t.me/air_alert_ua/43653</text:a>
</text:p>
      <!--NEWS-->
      <text:h text:style-name="P10" text:outline-level="1">
<text:span text:style-name="T4">
Британія розкритикувала лицемірство росії на засіданні Радбезу ООН</text:span>
</text:h>
      <text:p text:style-name="P4">
Authors: Ukrinform (Person)</text:p>
      <text:p text:style-name="P4">
Publisher: Укринформ (Organization)</text:p>
      <text:p text:style-name="P4">
Published Time: 2023-04-24T-61:55:42+03:00</text:p>
      <text:p text:style-name="P4">
Modified Time: 2023-04-24T20:55:42+03:00</text:p>
      <text:p text:style-name="P4">
Description: росія, напавши на Україну, показала всьому світові, що означає її ідея багатосторонності, про яку говорив на засіданні Ради Безпеки ООН глава МЗС сергій лавров. — Укрінформ.</text:p>
      <text:p text:style-name="P4">
Images: ["<text:a xlink:type="simple" xlink:href="https://static.ukrinform.com/photos/2022_10/thumb_files/630_360_1666903324-447.jpg" text:style-name="Internet_20_link" text:visited-style-name="Visited_20_Internet_20_Link">
630_360_16669...</text:a>
"]</text:p>
      <text:p text:style-name="P4">
Tags: ['Британія', 'лавров', 'Радбез ООН', 'Війна з росією']</text:p>
      <text:p text:style-name="P4">
Type: Article</text:p>
      <!--METADATA-->
      <text:p text:style-name="P4">
<draw:frame draw:style-name="fr1" draw:name="Image32" text:anchor-type="as-char" svg:width="6.9236in" svg:height="3.956343in" draw:z-index="0">
<draw:image xlink:href="../Images/yкринформ/2023-04-24T-61-55-42-03-00/630_360_1666903324-447.jpg" xlink:type="simple" xlink:show="embed" xlink:actuate="onLoad" draw:mime-type="image/jpeg"/>
</draw:frame>
 росія,напавши на Україну, показала всьому світові, що означає її ідеябагатосторонності, про яку говорив на засіданні Ради Безпеки ООН глава МЗСсергій лавров.</text:p>
      <text:p text:style-name="P4">
Як передає власний кореспондент Укрінформу у Нью-Йорку, про це заявила впонеділок на відкритих дебатах в Радбезі постпред Великої Британії при ООНБарбара Вудворд.</text:p>
      <text:p text:style-name="P4">
«Ми бачили, що означає для світу російська ідея багатосторонності. За більш якрік повномасштабного вторгнення росії в Україну президент путін приніс ційкраїні немислимі страждання, розтоптавши Статут ООН. Тисячі українців убито,мільйони були змушені покинути свої домівки, а мільярди людей по всьому світузіткнулися зі стрімким зростанням цін на сировинні товари та бракомпродовольчої безпеки», – сказала вона.</text:p>
      <text:p text:style-name="P4">
За словами Вудворд, війна стала також справжньою катастрофою для самої росії,яка зазнала численних людських втрат. Мільйони тікають з країни, щоб уникнутипризову, свободу слова придушено, економіка росії скорочується, зазначилапостпред.</text:p>
      <text:p text:style-name="P4">
«Її армія перебуває в безладі, покладаючись на "вагнера" – непідзвітну групунайманців, існування якої рік тому заперечувалося, але яка зараз видає порадивашому міністерству закордонних справ під час вашого головування в РадіБезпеки», – сказала вона, звертаючись до лаврова.</text:p>
      <text:p text:style-name="P4">
<text:span text:style-name="T4">
Читайте також:</text:span>
 <text:a xlink:type="simple" xlink:href="https://www.ukrinform.ua/rubric-world/3700118-lavrov-na-radbezi-oon-ozvuciv-novu-versiu-pricin-vijni-v-ukraini.html" text:style-name="Internet_20_link" text:visited-style-name="Visited_20_Internet_20_Link">
 <text:span text:style-name="T4">
лавров</text:span>
 </text:a>
</text:p>
      <text:p text:style-name="P4">
російське покоління втратило своє майбутнє, і уряд рф навіть не може пояснитичому, додала вона, підкресливши, що виправдання причин війни бажанням«перемогти нацизм та захиститися від біологічної зброї є очевидною брехнею».</text:p>
      <text:p text:style-name="P4">
«Попри всі заяви міністра лаврова про ефективну багатосторонність, я не бачунічого ефективного чи багатостороннього у зовнішній політиці росії», –наголосила Вудворд.</text:p>
      <text:p text:style-name="P4">
За її словами, якщо лавров зацікавлений у якнайшвидшому завершенні конфлікту,для цього росія повинна негайно вивести свої війська з усієї українськоїтериторії.</text:p>
      <text:p text:style-name="P4">
Як повідомлялося, у понеділок у РБ ООН під головуванням лаврова проходитьзасідання «Ефективна багатосторонність через захист принципів Статуту ООН».лавров представив позицію росії так, ніби вона захищає багатостороннівідносини й захищає принципи Статуту ООН.</text:p>
      <text:p text:style-name="P4">
<text:span text:style-name="T4">
Читайте також:</text:span>
 <text:a xlink:type="simple" xlink:href="https://www.ukrinform.ua/rubric-world/3700106-gensek-oon-u-vistupi-v-radbezi-prisvativ-vijni-rosii-proti-ukraini-odne-recenna.html" text:style-name="Internet_20_link" text:visited-style-name="Visited_20_Internet_20_Link">
 </text:a>
</text:p>
      <text:p text:style-name="P4">
Минулого тижня лавров та ватажок «групи вагнера» євген пригожин синхроннозаговорили про <text:a xlink:type="simple" xlink:href="https://www.ukrinform.ua/rubric-ato/3697225-lavrov-zaaviv-so-rosia-zacikavlena-u-najskorisomu-zaversenni-vijni.html" text:style-name="Internet_20_link" text:visited-style-name="Visited_20_Internet_20_Link">
 </text:a>
 . При цьомупригожин наголошував на необхідності закріплення досягнутих територіальнихздобутків рф.</text:p>
      <text:p text:style-name="P4">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Без вільної білорусі Україна не буде в безпеці – Тихановська</text:span>
</text:h>
      <text:p text:style-name="P4">
Authors: Ukrinform (Person)</text:p>
      <text:p text:style-name="P4">
Publisher: Укринформ (Organization)</text:p>
      <text:p text:style-name="P4">
Published Time: 2023-04-24T-63:48:32+03:00</text:p>
      <text:p text:style-name="P4">
Modified Time: 2023-04-24T20:48:32+03:00</text:p>
      <text:p text:style-name="P4">
Description: Свобода України та білорусі тісно пов’язані, білоруси прагнуть перемоги України, що стане запорукою також їх власної свободи. — Укрінформ.</text:p>
      <text:p text:style-name="P4">
Images: ["<text:a xlink:type="simple" xlink:href="https://static.ukrinform.com/photos/2020_09/thumb_files/630_360_1600100567-591.png" text:style-name="Internet_20_link" text:visited-style-name="Visited_20_Internet_20_Link">
630_360_16001...</text:a>
"]</text:p>
      <text:p text:style-name="P4">
Tags: ['білорусь', 'росія', 'Тихановська']</text:p>
      <text:p text:style-name="P4">
Type: Article</text:p>
      <!--METADATA-->
      <text:p text:style-name="P4">
<draw:frame draw:style-name="fr1" draw:name="Image33" text:anchor-type="as-char" svg:width="6.9236in" svg:height="3.956343in" draw:z-index="0">
<draw:image xlink:href="../Images/yкринформ/2023-04-24T-63-48-32-03-00/630_360_1600100567-591.png" xlink:type="simple" xlink:show="embed" xlink:actuate="onLoad" draw:mime-type="image/png"/>
</draw:frame>
 СвободаУкраїни та білорусі тісно пов’язані, білоруси прагнуть перемоги України, щостане запорукою також їх власної свободи.</text:p>
      <text:p text:style-name="P4">
Про це заявила лідерка білоруської опозиції Світлана Тихановська в«Берлінській промові про свободу», організованій 24 квітня німецьким ФондомНаумана, повідомляє кореспондент Укрінформу.</text:p>
      <text:p text:style-name="P4">
«Долі України та <text:a xlink:type="simple" xlink:href="https://www.ukrinform.ua/tag-bilorus" text:style-name="Internet_20_link" text:visited-style-name="Visited_20_Internet_20_Link">
 </text:a>
 взаємозв’язані: небуде вільної Білорусі без вільної України; так само не буде безпечної Українибез вільної білорусі», - заявила Тихановська.</text:p>
      <text:p text:style-name="P4">
Вона зауважила, що сотні білоруських добровольців воюють пліч о пліч зукраїнцями, багато активістів у самій країні долучаються до партизанськогоруху, волонтери збирають інформацію і передають її ЗСУ. Білоруська владажорстоко переслідує людей за це: щодня затримує в середньому 20 людей заантивоєнні та протести проти режиму, додала Тихановська.</text:p>
      <text:p text:style-name="P4">
Вона підкреслила, що Україні треба надати все потрібне, щоби вона перемогла увійні.</text:p>
      <text:p text:style-name="P4">
Опозиціонерка також закликала Захід допомогти притягнути режим лукашенко довідповідальності, адже повинен бути трибунал не лише для путіна, але й дляйого маріонетки – лукашенко.</text:p>
      <text:p text:style-name="P4">
«лукашенко знає, що без путіна він не проіснує й дня. Тому він дозволивросійському диктатору використати білоруську територію для атаки на Україну таповністю підтримав цей напад», - сказала Тихановська та повторила, що це режимлукашенко підтримує війну путіна, а не білоруський народ.</text:p>
      <text:p text:style-name="P4">
«путін хотів зробити Україну тим самим, чим білорусь є сьогодні: повністюконтрольованою маріонетковою країною зі слабкими і покірним урядом. Але навідміну від лукашенко, який повністю підкорився путіну, український уряд інарод встали на захист своєї держави. Весь світ натхнений рішучістюукраїнців», - наголосила опозиціонерка.</text:p>
      <text:p text:style-name="P4">
За її словами, плани розмістити на території білорусі ядерну зброю зроблять 9мільйонів білорусів заручниками двох кримінальних режимів і створять постійнеджерело загрози для України, Європи, світу.</text:p>
      <text:p text:style-name="P4">
«Але найгірше - це означатиме російський контроль над білоруссю на роки. Миповинні не допустити цього», - підкреслила Тихановська.</text:p>
      <text:p text:style-name="P4">
За її словами, в 2020 році білоруси боролися за чесні вибори, сьогодні вониборються за свій суверенітет і саме існування своєї країни.</text:p>
      <text:p text:style-name="P4">
<text:span text:style-name="T4">
Читайте також:</text:span>
 <text:a xlink:type="simple" xlink:href="https://www.ukrinform.ua/rubric-world/3687480-tihanovska-pro-rosijsku-adernu-zbrou-u-bilorusi-ce-prame-porusenna-konstitucii.html" text:style-name="Internet_20_link" text:visited-style-name="Visited_20_Internet_20_Link">
 <text:span text:style-name="T4">
Тихановська</text:span>
 </text:a>
</text:p>
      <text:p text:style-name="P4">
Світлана Тихановська з 2020 року працює у вигнанні в Литві та закликаєміжнародну спільноту виявити солідарність з білоруською опозицією. У березні2023 року її заочно засудили до 15 років позбавлення волі. Звинуваченнявключали «державну зраду» та «змову з метою повалення уряду». У 2022 роціТихановська була нагороджена Міжнародною премією Карла Великого за «мужність івідданість свободі та демократії».</text:p>
      <text:p text:style-name="P4">
<text:span text:style-name="T5">
Фото: Пул Первой</text:span>
</text:p>
      <text:p text:style-name="P4">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У Канаді зійшла лавина, є загиблий</text:span>
</text:h>
      <text:p text:style-name="P4">
Authors: Ukrinform (Person)</text:p>
      <text:p text:style-name="P4">
Publisher: Укринформ (Organization)</text:p>
      <text:p text:style-name="P4">
Published Time: 2023-04-24T-65:47:03+03:00</text:p>
      <text:p text:style-name="P4">
Modified Time: 2023-04-24T20:47:03+03:00</text:p>
      <text:p text:style-name="P4">
Description: Унаслідок сходження лавини на заході Канади загинула людина, двом вдалося врятуватися. — Укрінформ.</text:p>
      <text:p text:style-name="P4">
Images: ["<text:a xlink:type="simple" xlink:href="https://static.ukrinform.com/photos/2018_01/thumb_files/630_360_1515323527-9625.jpg" text:style-name="Internet_20_link" text:visited-style-name="Visited_20_Internet_20_Link">
630_360_15153...</text:a>
"]</text:p>
      <text:p text:style-name="P4">
Tags: ['Канада', 'Лавина', 'Загибель']</text:p>
      <text:p text:style-name="P4">
Type: Article</text:p>
      <!--METADATA-->
      <text:p text:style-name="P4">
<draw:frame draw:style-name="fr1" draw:name="Image34" text:anchor-type="as-char" svg:width="6.9236in" svg:height="3.956343in" draw:z-index="0">
<draw:image xlink:href="../Images/yкринформ/2023-04-24T-65-47-03-03-00/630_360_1515323527-9625.jpg" xlink:type="simple" xlink:show="embed" xlink:actuate="onLoad" draw:mime-type="image/jpeg"/>
</draw:frame>
Унаслідок сходження лавини на заході Канади загинула людина, двом вдалосяврятуватися.</text:p>
      <text:p text:style-name="P4">
Як повідомляє кореспондент Укрінформу, про це пише <text:a xlink:type="simple" xlink:href="https://www.cbc.ca/news/canada/calgary/man-dies-in-avalanche-in-closed-off-area-of-lake-louise-resort-1.6819944" text:style-name="Internet_20_link" text:visited-style-name="Visited_20_Internet_20_Link">
</text:a>
 .</text:p>
      <text:p text:style-name="P4">
Зазначається, що смертельний інцидент стався на гірськолижному курорті ОзероЛуїзи в провінції Альберта. “Коли на місце інциденту прибули рятувальники,вони виявили, що група проникла у закриту зону та спровокувала лавину третьоїкатегорії. Жоден із членів групи не мав при собі обладнання для порятунку підчас лавини”, - йдеться у матеріалі.</text:p>
      <text:p text:style-name="P4">
Після сходження лавини двоє людей опинилися під снігом частково, а одна -повністю. “Двоє частково закопаних людей зазнали легких травм, а особа, якаопинилася під снігом повністю, загинула”, - зазначає видання.</text:p>
      <text:p text:style-name="P4">
<text:span text:style-name="T4">
Читайте також:</text:span>
 <text:a xlink:type="simple" xlink:href="https://www.ukrinform.ua/rubric-world/3695787-v-italijskih-alpah-zijsla-lavina-troe-zagiblih.html" text:style-name="Internet_20_link" text:visited-style-name="Visited_20_Internet_20_Link">
 <text:span text:style-name="T4">
лавина</text:span>
 </text:a>
</text:p>
      <text:p text:style-name="P4">
За інформацією правоохоронців, загиблий 21-річний чоловік провів під снігом 45хвилин до того, поки його змогли визволити. Рятувальники доставили його допункту надання медичної допомоги на горі, де його визнали вже мертвим.</text:p>
      <text:p text:style-name="P4">
Через погодні особливості цього сезону в <text:a xlink:type="simple" xlink:href="https://www.ukrinform.ua/tag-kanada" text:style-name="Internet_20_link" text:visited-style-name="Visited_20_Internet_20_Link">
 </text:a>
 фіксують підвищену небезпеку сходження лавин. Від початку року вонивже забрали щонайменше 15 життів.</text:p>
      <text:p text:style-name="P4">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Explosions were reported in Sevastopol, due to suspected naval drones attack</text:span>
</text:h>
      <text:p text:style-name="P4">
Authors: liveuamap (Language: en)</text:p>
      <text:p text:style-name="P4">
Time: 2023-04-24T02:42:00</text:p>
      <text:p text:style-name="P4">
Location: Sevastopol, (Latitude:44.62052 Longtitude:33.52306)</text:p>
      <text:p text:style-name="P4">
Videos: []</text:p>
      <text:p text:style-name="P4">
Images: ["<text:a xlink:type="simple" xlink:href="https://liveuamap.com/pics/2023/04/24/22558239_0.jpg" text:style-name="Internet_20_link" text:visited-style-name="Visited_20_Internet_20_Link">
22558239_0.jpg</text:a>
"]</text:p>
      <text:p text:style-name="P4">
Tags: []</text:p>
      <text:p text:style-name="P4">
ID: 22558239</text:p>
      <!--METADATA-->
      <text:p text:style-name="P4">
Explosions were reported in Sevastopol, due to suspected naval drones attack</text:p>
      <text:p text:style-name="P4">
<draw:frame draw:style-name="fr1" draw:name="Image35" text:anchor-type="as-char" svg:width="6.9236in" svg:height="3.540892in" draw:z-index="0">
<draw:image xlink:href="../Images/liveuamap/2023-04-24T02-42-00/22558239_0.jpg" xlink:type="simple" xlink:show="embed" xlink:actuate="onLoad" draw:mime-type="image/jpeg"/>
</draw:frame>
</text:p>
      <text:p text:style-name="P4">
News Collection Link: <text:a xlink:type="simple" xlink:href="https://liveuamap.com/en/2023/24-april-explosions-were-reported-in-sevastopol-due-to-suspected" text:style-name="Internet_20_link" text:visited-style-name="Visited_20_Internet_20_Link">
https://liveuamap.com/en/2023/24-april-explosions-were-reported-in-sevastopol-due-to-suspected</text:a>
</text:p>
      <text:p text:style-name="P4">
Source: <text:a xlink:type="simple" xlink:href="https://t.me/censor_net/28262" text:style-name="Internet_20_link" text:visited-style-name="Visited_20_Internet_20_Link">
https://t.me/censor_net/28262</text:a>
</text:p>
      <!--NEWS-->
      <text:h text:style-name="P10" text:outline-level="1">
<text:span text:style-name="T4">
Donetsk Oblast(08:55). Red Alert: aerial threat. Sirens sounding. Take cover now!</text:span>
</text:h>
      <text:p text:style-name="P4">
Authors: liveuamap (Language: en)</text:p>
      <text:p text:style-name="P4">
Time: 2023-04-24T02:56:00</text:p>
      <text:p text:style-name="P4">
Location: Donetsk Oblast (Latitude:48.72738 Longtitude:37.57764)</text:p>
      <text:p text:style-name="P4">
Videos: []</text:p>
      <text:p text:style-name="P4">
Images: []</text:p>
      <text:p text:style-name="P4">
Tags: ["Europe", "Central and Eastern Europe"]</text:p>
      <text:p text:style-name="P4">
ID: 22558237</text:p>
      <!--METADATA-->
      <text:p text:style-name="P4">
Donetsk Oblast(08:55). Red Alert: aerial threat. Sirens sounding. Take covernow!</text:p>
      <text:p text:style-name="P4">
News Collection Link: <text:a xlink:type="simple" xlink:href="https://liveuamap.com/en/2023/24-april-donetsk-oblast0855-red-alert-aerial-g" text:style-name="Internet_20_link" text:visited-style-name="Visited_20_Internet_20_Link">
https://liveuamap.com/en/2023/24-april-donetsk-oblast0855-red-alert-aerial-g</text:a>
</text:p>
      <text:p text:style-name="P4">
Source: <text:a xlink:type="simple" xlink:href="https://t.me/air_alert_ua/43637" text:style-name="Internet_20_link" text:visited-style-name="Visited_20_Internet_20_Link">
https://t.me/air_alert_ua/43637</text:a>
</text:p>
      <!--NEWS-->
      <text:h text:style-name="P10" text:outline-level="1">
<text:span text:style-name="T4">
Fire at oil depot in Rovenky, Luhansk region. Occupation authorities blame Ukrainian drones</text:span>
</text:h>
      <text:p text:style-name="P4">
Authors: liveuamap (Language: en)</text:p>
      <text:p text:style-name="P4">
Time: 2023-04-24T03:07:57</text:p>
      <text:p text:style-name="P4">
Location: Rovenky (Latitude:48.09173 Longtitude:39.36401)</text:p>
      <text:p text:style-name="P4">
Videos: []</text:p>
      <text:p text:style-name="P4">
Images: ["<text:a xlink:type="simple" xlink:href="https://liveuamap.com/pics/2023/04/24/22558238_1.jpg" text:style-name="Internet_20_link" text:visited-style-name="Visited_20_Internet_20_Link">
22558238_1.jpg</text:a>
", "<text:a xlink:type="simple" xlink:href="https://liveuamap.com/pics/2023/04/24/22558238_2.jpg" text:style-name="Internet_20_link" text:visited-style-name="Visited_20_Internet_20_Link">
22558238_2.jpg</text:a>
", "<text:a xlink:type="simple" xlink:href="https://liveuamap.com/pics/2023/04/24/22558238_3.jpg" text:style-name="Internet_20_link" text:visited-style-name="Visited_20_Internet_20_Link">
22558238_3.jpg</text:a>
"]</text:p>
      <text:p text:style-name="P4">
Tags: ["Minsk Monitor", "Central and Eastern Europe"]</text:p>
      <text:p text:style-name="P4">
ID: 22558238</text:p>
      <!--METADATA-->
      <text:p text:style-name="P4">
Fire at oil depot in Rovenky, Luhansk region. Occupation authorities blameUkrainian drones</text:p>
      <text:p text:style-name="P4">
<draw:frame draw:style-name="fr1" draw:name="Image36" text:anchor-type="as-char" svg:width="6.9236in" svg:height="9.218501in" draw:z-index="0">
<draw:image xlink:href="../Images/liveuamap/2023-04-24T03-07-57/22558238_1.jpg" xlink:type="simple" xlink:show="embed" xlink:actuate="onLoad" draw:mime-type="image/jpeg"/>
</draw:frame>
<draw:frame draw:style-name="fr1" draw:name="Image37" text:anchor-type="as-char" svg:width="6.9236in" svg:height="3.896998in" draw:z-index="0">
<draw:image xlink:href="../Images/liveuamap/2023-04-24T03-07-57/22558238_2.jpg" xlink:type="simple" xlink:show="embed" xlink:actuate="onLoad" draw:mime-type="image/jpeg"/>
</draw:frame>
<draw:frame draw:style-name="fr1" draw:name="Image38" text:anchor-type="as-char" svg:width="6.9236in" svg:height="3.896998in" draw:z-index="0">
<draw:image xlink:href="../Images/liveuamap/2023-04-24T03-07-57/22558238_3.jpg" xlink:type="simple" xlink:show="embed" xlink:actuate="onLoad" draw:mime-type="image/jpeg"/>
</draw:frame>
</text:p>
      <text:p text:style-name="P4">
News Collection Link: <text:a xlink:type="simple" xlink:href="https://liveuamap.com/en/2023/24-april-fire-at-oil-depot-in-rovenky-luhansk-region-occupation" text:style-name="Internet_20_link" text:visited-style-name="Visited_20_Internet_20_Link">
https://liveuamap.com/en/2023/24-april-fire-at-oil-depot-in-rovenky-luhansk-region-occupation</text:a>
</text:p>
      <text:p text:style-name="P4">
Source: <text:a xlink:type="simple" xlink:href="https://t.me/censor_net/28265" text:style-name="Internet_20_link" text:visited-style-name="Visited_20_Internet_20_Link">
https://t.me/censor_net/28265</text:a>
</text:p>
      <!--NEWS-->
      <text:h text:style-name="P10" text:outline-level="1">
<text:span text:style-name="T4">
Zaporizka Oblast(09:34). Red Alert: aerial threat. Sirens sounding. Take cover now!</text:span>
</text:h>
      <text:p text:style-name="P4">
Authors: liveuamap (Language: en)</text:p>
      <text:p text:style-name="P4">
Time: 2023-04-24T03:34:00</text:p>
      <text:p text:style-name="P4">
Location: Zaporizka Oblast (Latitude:47.613001 Longtitude:35.766451)</text:p>
      <text:p text:style-name="P4">
Videos: []</text:p>
      <text:p text:style-name="P4">
Images: []</text:p>
      <text:p text:style-name="P4">
Tags: ["Europe", "Central and Eastern Europe"]</text:p>
      <text:p text:style-name="P4">
ID: 22558241</text:p>
      <!--METADATA-->
      <text:p text:style-name="P4">
Zaporizka Oblast(09:34). Red Alert: aerial threat. Sirens sounding. Take covernow!</text:p>
      <text:p text:style-name="P4">
News Collection Link: <text:a xlink:type="simple" xlink:href="https://liveuamap.com/en/2023/24-april-zaporizka-oblast0934-red-alert-aeriag" text:style-name="Internet_20_link" text:visited-style-name="Visited_20_Internet_20_Link">
https://liveuamap.com/en/2023/24-april-zaporizka-oblast0934-red-alert-aeriag</text:a>
</text:p>
      <text:p text:style-name="P4">
Source: <text:a xlink:type="simple" xlink:href="https://t.me/suspilnezaporizhzhya/12328" text:style-name="Internet_20_link" text:visited-style-name="Visited_20_Internet_20_Link">
https://t.me/suspilnezaporizhzhya/12328</text:a>
</text:p>
      <!--NEWS-->
      <text:h text:style-name="P10" text:outline-level="1">
<text:span text:style-name="T4">
Kherson, Khersonska Oblast(09:41). Red Alert: aerial threat. Sirens sounding. Take cover now!</text:span>
</text:h>
      <text:p text:style-name="P4">
Authors: liveuamap (Language: en)</text:p>
      <text:p text:style-name="P4">
Time: 2023-04-24T03:42:00</text:p>
      <text:p text:style-name="P4">
Location: Kherson (Latitude:46.65504 Longtitude:32.61761)</text:p>
      <text:p text:style-name="P4">
Videos: []</text:p>
      <text:p text:style-name="P4">
Images: []</text:p>
      <text:p text:style-name="P4">
Tags: ["Europe", "Central and Eastern Europe"]</text:p>
      <text:p text:style-name="P4">
ID: 22558242</text:p>
      <!--METADATA-->
      <text:p text:style-name="P4">
Kherson, Khersonska Oblast(09:41). Red Alert: aerial threat. Sirens sounding.Take cover now!</text:p>
      <text:p text:style-name="P4">
News Collection Link: <text:a xlink:type="simple" xlink:href="https://liveuamap.com/en/2023/24-april-kherson-khersonska-oblast0941-red-alg" text:style-name="Internet_20_link" text:visited-style-name="Visited_20_Internet_20_Link">
https://liveuamap.com/en/2023/24-april-kherson-khersonska-oblast0941-red-alg</text:a>
</text:p>
      <text:p text:style-name="P4">
Source: <text:a xlink:type="simple" xlink:href="https://t.me/air_alert_ua/43639" text:style-name="Internet_20_link" text:visited-style-name="Visited_20_Internet_20_Link">
https://t.me/air_alert_ua/43639</text:a>
</text:p>
      <!--NEWS-->
      <text:h text:style-name="P10" text:outline-level="1">
<text:span text:style-name="T4">
Russian army conducted 1 missile strike, 46 airstrikes and around 60 shelling with MLRS in Lu...</text:span>
</text:h>
      <text:p text:style-name="P4">
Authors: liveuamap (Language: en)</text:p>
      <text:p text:style-name="P4">
Time: 2023-04-24T04:52:00</text:p>
      <text:p text:style-name="P4">
Location: Vuhledar (Latitude:47.73009 Longtitude:37.25876)</text:p>
      <text:p text:style-name="P4">
Videos: []</text:p>
      <text:p text:style-name="P4">
Images: []</text:p>
      <text:p text:style-name="P4">
Tags: ["Russia"]</text:p>
      <text:p text:style-name="P4">
ID: 22558279</text:p>
      <!--METADATA-->
      <text:p text:style-name="P4">
Russian army conducted 1 missile strike, 46 airstrikes and around 60 shellingwith MLRS in Luhansk, Donetsk, Zaporizhzhia and Kherson regions, - GeneralStaff of Armed Forces of Ukraine says in the morning report</text:p>
      <text:p text:style-name="P4">
News Collection Link: <text:a xlink:type="simple" xlink:href="https://liveuamap.com/en/2023/24-april-russian-army-conducted-1-missile-strike-46-airstrikes" text:style-name="Internet_20_link" text:visited-style-name="Visited_20_Internet_20_Link">
https://liveuamap.com/en/2023/24-april-russian-army-conducted-1-missile-strike-46-airstrikes</text:a>
</text:p>
      <text:p text:style-name="P4">
Source: <text:a xlink:type="simple" xlink:href="https://t.me/lumsrc/4576" text:style-name="Internet_20_link" text:visited-style-name="Visited_20_Internet_20_Link">
https://t.me/lumsrc/4576</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24T04:53:00</text:p>
      <text:p text:style-name="P4">
Location: Kharkiv (Latitude:49.94089 Longtitude:37.75374)</text:p>
      <text:p text:style-name="P4">
Videos: []</text:p>
      <text:p text:style-name="P4">
Images: []</text:p>
      <text:p text:style-name="P4">
Tags: ["Russia"]</text:p>
      <text:p text:style-name="P4">
ID: 22558277</text:p>
      <!--METADATA-->
      <text:p text:style-name="P4">
At Sivershchyna and Slobozhanschyna directions Russian army shelled Hremyachof Chernihiv region; Chervona Zorya, Pavlivka, Kindrativka, Tymofiyivka ofSumy region, also Hoptivka, Zelene, Neskuchne, Budarky, Milove and KrasnePershe of Kharkiv region, - General Staff of Armed Forces of Ukraine says inthe morning report</text:p>
      <text:p text:style-name="P4">
News Collection Link: <text:a xlink:type="simple" xlink:href="https://liveuamap.com/en/2023/24-april-at-sivershchyna-and-slobozhanschyna-directions-russian" text:style-name="Internet_20_link" text:visited-style-name="Visited_20_Internet_20_Link">
https://liveuamap.com/en/2023/24-april-at-sivershchyna-and-slobozhanschyna-directions-russian</text:a>
</text:p>
      <text:p text:style-name="P4">
Source: <text:a xlink:type="simple" xlink:href="https://t.me/lumsrc/4577" text:style-name="Internet_20_link" text:visited-style-name="Visited_20_Internet_20_Link">
https://t.me/lumsrc/4577</text:a>
</text:p>
      <!--NEWS-->
      <text:h text:style-name="P10" text:outline-level="1">
<text:span text:style-name="T4">
Russian army conducted missile strike in Kramatorsk with 2 missiles overnight</text:span>
</text:h>
      <text:p text:style-name="P4">
Authors: liveuamap (Language: en)</text:p>
      <text:p text:style-name="P4">
Time: 2023-04-24T05:59:08</text:p>
      <text:p text:style-name="P4">
Location: Donetsk Oblast (Latitude:48.73178 Longtitude:37.57002)</text:p>
      <text:p text:style-name="P4">
Videos: []</text:p>
      <text:p text:style-name="P4">
Images: []</text:p>
      <text:p text:style-name="P4">
Tags: ["Europe", "Central and Eastern Europe"]</text:p>
      <text:p text:style-name="P4">
ID: 22558287</text:p>
      <!--METADATA-->
      <text:p text:style-name="P4">
Russian army conducted missile strike in Kramatorsk with 2 missiles overnight</text:p>
      <text:p text:style-name="P4">
News Collection Link: <text:a xlink:type="simple" xlink:href="https://liveuamap.com/en/2023/24-april-russian-army-conducted-missile-strike-in-kramatorsk" text:style-name="Internet_20_link" text:visited-style-name="Visited_20_Internet_20_Link">
https://liveuamap.com/en/2023/24-april-russian-army-conducted-missile-strike-in-kramatorsk</text:a>
</text:p>
      <text:p text:style-name="P4">
Source: <text:a xlink:type="simple" xlink:href="https://t.me/UkraineNow/32095" text:style-name="Internet_20_link" text:visited-style-name="Visited_20_Internet_20_Link">
https://t.me/UkraineNow/32095</text:a>
</text:p>
      <!--NEWS-->
      <text:h text:style-name="P10" text:outline-level="1">
<text:span text:style-name="T4">
Donetsk Oblast(13:43). Red Alert: aerial threat. Sirens sounding. Take cover now!</text:span>
</text:h>
      <text:p text:style-name="P4">
Authors: liveuamap (Language: en)</text:p>
      <text:p text:style-name="P4">
Time: 2023-04-24T07:43:00</text:p>
      <text:p text:style-name="P4">
Location: Donetsk Oblast (Latitude:48.7271 Longtitude:37.57742)</text:p>
      <text:p text:style-name="P4">
Videos: []</text:p>
      <text:p text:style-name="P4">
Images: []</text:p>
      <text:p text:style-name="P4">
Tags: ["Europe", "Central and Eastern Europe"]</text:p>
      <text:p text:style-name="P4">
ID: 22558299</text:p>
      <!--METADATA-->
      <text:p text:style-name="P4">
Donetsk Oblast(13:43). Red Alert: aerial threat. Sirens sounding. Take covernow!</text:p>
      <text:p text:style-name="P4">
News Collection Link: <text:a xlink:type="simple" xlink:href="https://liveuamap.com/en/2023/24-april-donetsk-oblast1343-red-alert-aerial-g" text:style-name="Internet_20_link" text:visited-style-name="Visited_20_Internet_20_Link">
https://liveuamap.com/en/2023/24-april-donetsk-oblast1343-red-alert-aerial-g</text:a>
</text:p>
      <text:p text:style-name="P4">
Source: <text:a xlink:type="simple" xlink:href="https://t.me/air_alert_ua/43646" text:style-name="Internet_20_link" text:visited-style-name="Visited_20_Internet_20_Link">
https://t.me/air_alert_ua/43646</text:a>
</text:p>
      <!--NEWS-->
      <text:h text:style-name="P10" text:outline-level="1">
<text:span text:style-name="T4">
Zaporizka Oblast, Dnipro, Dnipropetrovska Oblast(14:22). Red Alert: aerial threat. Sirens sou...</text:span>
</text:h>
      <text:p text:style-name="P4">
Authors: liveuamap (Language: en)</text:p>
      <text:p text:style-name="P4">
Time: 2023-04-24T08:22:00</text:p>
      <text:p text:style-name="P4">
Location: Zaporizka Oblast (Latitude:47.613061 Longtitude:35.765711)</text:p>
      <text:p text:style-name="P4">
Videos: []</text:p>
      <text:p text:style-name="P4">
Images: []</text:p>
      <text:p text:style-name="P4">
Tags: ["Europe", "Central and Eastern Europe"]</text:p>
      <text:p text:style-name="P4">
ID: 22558301</text:p>
      <!--METADATA-->
      <text:p text:style-name="P4">
Zaporizka Oblast, Dnipro, Dnipropetrovska Oblast(14:22). Red Alert: aerialthreat. Sirens sounding. Take cover now!</text:p>
      <text:p text:style-name="P4">
News Collection Link: <text:a xlink:type="simple" xlink:href="https://liveuamap.com/en/2023/24-april-zaporizka-oblast-dnipro-dnipropetrovg" text:style-name="Internet_20_link" text:visited-style-name="Visited_20_Internet_20_Link">
https://liveuamap.com/en/2023/24-april-zaporizka-oblast-dnipro-dnipropetrovg</text:a>
</text:p>
      <text:p text:style-name="P4">
Source: <text:a xlink:type="simple" xlink:href="https://t.me/air_alert_ua/43650" text:style-name="Internet_20_link" text:visited-style-name="Visited_20_Internet_20_Link">
https://t.me/air_alert_ua/43650</text:a>
</text:p>
      <!--NEWS-->
      <text:h text:style-name="P10" text:outline-level="1">
<text:span text:style-name="T4">
Kharkiv, Kharkivska Oblast(14:25). Red Alert: aerial threat. Sirens sounding. Take cover now!</text:span>
</text:h>
      <text:p text:style-name="P4">
Authors: liveuamap (Language: en)</text:p>
      <text:p text:style-name="P4">
Time: 2023-04-24T08:25:00</text:p>
      <text:p text:style-name="P4">
Location: Kharkiv (Latitude:49.98081000 Longtitude:36.25272000)</text:p>
      <text:p text:style-name="P4">
Videos: []</text:p>
      <text:p text:style-name="P4">
Images: []</text:p>
      <text:p text:style-name="P4">
Tags: ["Europe", "Central and Eastern Europe"]</text:p>
      <text:p text:style-name="P4">
ID: 22558303</text:p>
      <!--METADATA-->
      <text:p text:style-name="P4">
Kharkiv, Kharkivska Oblast(14:25). Red Alert: aerial threat. Sirens sounding.Take cover now!</text:p>
      <text:p text:style-name="P4">
News Collection Link: <text:a xlink:type="simple" xlink:href="https://liveuamap.com/en/2023/24-april-kharkiv-kharkivska-oblast1425-red-alg" text:style-name="Internet_20_link" text:visited-style-name="Visited_20_Internet_20_Link">
https://liveuamap.com/en/2023/24-april-kharkiv-kharkivska-oblast1425-red-alg</text:a>
</text:p>
      <text:p text:style-name="P4">
Source: <text:a xlink:type="simple" xlink:href="https://t.me/suspilnekharkiv/24182" text:style-name="Internet_20_link" text:visited-style-name="Visited_20_Internet_20_Link">
https://t.me/suspilnekharkiv/24182</text:a>
</text:p>
      <!--NEWS-->
      <text:h text:style-name="P10" text:outline-level="1">
<text:span text:style-name="T4">
Sumska Oblast(14:25). Red Alert: aerial threat. Sirens sounding. Take cover now!</text:span>
</text:h>
      <text:p text:style-name="P4">
Authors: liveuamap (Language: en)</text:p>
      <text:p text:style-name="P4">
Time: 2023-04-24T08:27:00</text:p>
      <text:p text:style-name="P4">
Location: Sumska Oblast (Latitude:50.99986 Longtitude:33.99983)</text:p>
      <text:p text:style-name="P4">
Videos: []</text:p>
      <text:p text:style-name="P4">
Images: []</text:p>
      <text:p text:style-name="P4">
Tags: ["Europe", "Central and Eastern Europe"]</text:p>
      <text:p text:style-name="P4">
ID: 22558304</text:p>
      <!--METADATA-->
      <text:p text:style-name="P4">
Sumska Oblast(14:25). Red Alert: aerial threat. Sirens sounding. Take covernow!</text:p>
      <text:p text:style-name="P4">
News Collection Link: <text:a xlink:type="simple" xlink:href="https://liveuamap.com/en/2023/24-april-sumska-oblast1425-red-alert-aerial-tg" text:style-name="Internet_20_link" text:visited-style-name="Visited_20_Internet_20_Link">
https://liveuamap.com/en/2023/24-april-sumska-oblast1425-red-alert-aerial-tg</text:a>
</text:p>
      <text:p text:style-name="P4">
Source: <text:a xlink:type="simple" xlink:href="https://t.me/air_alert_ua/43655" text:style-name="Internet_20_link" text:visited-style-name="Visited_20_Internet_20_Link">
https://t.me/air_alert_ua/43655</text:a>
</text:p>
      <!--NEWS-->
      <text:h text:style-name="P10" text:outline-level="1">
<text:span text:style-name="T4">
An unknown quadrocopter fell on the territory of the Moscow Oil Refinery</text:span>
</text:h>
      <text:p text:style-name="P4">
Authors: liveuamap (Language: en)</text:p>
      <text:p text:style-name="P4">
Time: 2023-04-24T08:28:17</text:p>
      <text:p text:style-name="P4">
Location: Moscow, (Latitude:55.64904 Longtitude:37.80833)</text:p>
      <text:p text:style-name="P4">
Videos: []</text:p>
      <text:p text:style-name="P4">
Images: []</text:p>
      <text:p text:style-name="P4">
Tags: ["Russia", "Central and Eastern Europe"]</text:p>
      <text:p text:style-name="P4">
ID: 22558305</text:p>
      <!--METADATA-->
      <text:p text:style-name="P4">
An unknown quadrocopter fell on the territory of the Moscow Oil Refinery</text:p>
      <text:p text:style-name="P4">
News Collection Link: <text:a xlink:type="simple" xlink:href="https://liveuamap.com/en/2023/24-april-an-unknown-quadrocopter-fell-on-the-territory-of" text:style-name="Internet_20_link" text:visited-style-name="Visited_20_Internet_20_Link">
https://liveuamap.com/en/2023/24-april-an-unknown-quadrocopter-fell-on-the-territory-of</text:a>
</text:p>
      <text:p text:style-name="P4">
Source: <text:a xlink:type="simple" xlink:href="https://t.me/bazabazon/17135" text:style-name="Internet_20_link" text:visited-style-name="Visited_20_Internet_20_Link">
https://t.me/bazabazon/17135</text:a>
</text:p>
      <!--NEWS-->
      <text:h text:style-name="P10" text:outline-level="1">
<text:span text:style-name="T4">
Donetsk Oblast(14:25). Red Alert: aerial threat. Sirens sounding. Take cover now!</text:span>
</text:h>
      <text:p text:style-name="P4">
Authors: liveuamap (Language: en)</text:p>
      <text:p text:style-name="P4">
Time: 2023-04-24T08:33:00</text:p>
      <text:p text:style-name="P4">
Location: Donetsk Oblast (Latitude:48.72833 Longtitude:37.57815)</text:p>
      <text:p text:style-name="P4">
Videos: []</text:p>
      <text:p text:style-name="P4">
Images: []</text:p>
      <text:p text:style-name="P4">
Tags: ["Europe", "Central and Eastern Europe"]</text:p>
      <text:p text:style-name="P4">
ID: 22558306</text:p>
      <!--METADATA-->
      <text:p text:style-name="P4">
Donetsk Oblast(14:25). Red Alert: aerial threat. Sirens sounding. Take covernow!</text:p>
      <text:p text:style-name="P4">
News Collection Link: <text:a xlink:type="simple" xlink:href="https://liveuamap.com/en/2023/24-april-donetsk-oblast1425-red-alert-aerial-g" text:style-name="Internet_20_link" text:visited-style-name="Visited_20_Internet_20_Link">
https://liveuamap.com/en/2023/24-april-donetsk-oblast1425-red-alert-aerial-g</text:a>
</text:p>
      <text:p text:style-name="P4">
Source: <text:a xlink:type="simple" xlink:href="https://t.me/air_alert_ua/43656" text:style-name="Internet_20_link" text:visited-style-name="Visited_20_Internet_20_Link">
https://t.me/air_alert_ua/43656</text:a>
</text:p>
      <!--NEWS-->
      <text:h text:style-name="P10" text:outline-level="1">
<text:span text:style-name="T4">
Kherson, Khersonska Oblast(14:39). Red Alert: aerial threat. Sirens sounding. Take cover now!</text:span>
</text:h>
      <text:p text:style-name="P4">
Authors: liveuamap (Language: en)</text:p>
      <text:p text:style-name="P4">
Time: 2023-04-24T08:40:00</text:p>
      <text:p text:style-name="P4">
Location: Kherson (Latitude:46.65581000 Longtitude:32.61780000)</text:p>
      <text:p text:style-name="P4">
Videos: []</text:p>
      <text:p text:style-name="P4">
Images: []</text:p>
      <text:p text:style-name="P4">
Tags: ["Europe", "Central and Eastern Europe"]</text:p>
      <text:p text:style-name="P4">
ID: 22558307</text:p>
      <!--METADATA-->
      <text:p text:style-name="P4">
Kherson, Khersonska Oblast(14:39). Red Alert: aerial threat. Sirens sounding.Take cover now!</text:p>
      <text:p text:style-name="P4">
News Collection Link: <text:a xlink:type="simple" xlink:href="https://liveuamap.com/en/2023/24-april-kherson-khersonska-oblast1439-red-alg" text:style-name="Internet_20_link" text:visited-style-name="Visited_20_Internet_20_Link">
https://liveuamap.com/en/2023/24-april-kherson-khersonska-oblast1439-red-alg</text:a>
</text:p>
      <text:p text:style-name="P4">
Source: <text:a xlink:type="simple" xlink:href="https://t.me/air_alert_ua/43657" text:style-name="Internet_20_link" text:visited-style-name="Visited_20_Internet_20_Link">
https://t.me/air_alert_ua/43657</text:a>
</text:p>
      <!--NEWS-->
      <text:h text:style-name="P10" text:outline-level="1">
<text:span text:style-name="T4">
Zaporizka Oblast(15:19). Red Alert: aerial threat. Sirens sounding. Take cover now!</text:span>
</text:h>
      <text:p text:style-name="P4">
Authors: liveuamap (Language: en)</text:p>
      <text:p text:style-name="P4">
Time: 2023-04-24T09:19:00</text:p>
      <text:p text:style-name="P4">
Location: Zaporizka Oblast (Latitude:47.612271 Longtitude:35.764131)</text:p>
      <text:p text:style-name="P4">
Videos: []</text:p>
      <text:p text:style-name="P4">
Images: []</text:p>
      <text:p text:style-name="P4">
Tags: ["Europe", "Central and Eastern Europe"]</text:p>
      <text:p text:style-name="P4">
ID: 22558309</text:p>
      <!--METADATA-->
      <text:p text:style-name="P4">
Zaporizka Oblast(15:19). Red Alert: aerial threat. Sirens sounding. Take covernow!</text:p>
      <text:p text:style-name="P4">
News Collection Link: <text:a xlink:type="simple" xlink:href="https://liveuamap.com/en/2023/24-april-zaporizka-oblast1519-red-alert-aeriag" text:style-name="Internet_20_link" text:visited-style-name="Visited_20_Internet_20_Link">
https://liveuamap.com/en/2023/24-april-zaporizka-oblast1519-red-alert-aeriag</text:a>
</text:p>
      <text:p text:style-name="P4">
Source: <text:a xlink:type="simple" xlink:href="https://t.me/air_alert_ua/43669" text:style-name="Internet_20_link" text:visited-style-name="Visited_20_Internet_20_Link">
https://t.me/air_alert_ua/43669</text:a>
</text:p>
      <!--NEWS-->
      <text:h text:style-name="P10" text:outline-level="1">
<text:span text:style-name="T4">
Dnipro, Dnipropetrovska Oblast(15:19). Red Alert: aerial threat. Sirens sounding. Take cover ...</text:span>
</text:h>
      <text:p text:style-name="P4">
Authors: liveuamap (Language: en)</text:p>
      <text:p text:style-name="P4">
Time: 2023-04-24T09:22:00</text:p>
      <text:p text:style-name="P4">
Location: Dnipro (Latitude:48.45865 Longtitude:35.0391)</text:p>
      <text:p text:style-name="P4">
Videos: []</text:p>
      <text:p text:style-name="P4">
Images: []</text:p>
      <text:p text:style-name="P4">
Tags: ["Europe", "Central and Eastern Europe"]</text:p>
      <text:p text:style-name="P4">
ID: 22558310</text:p>
      <!--METADATA-->
      <text:p text:style-name="P4">
Dnipro, Dnipropetrovska Oblast(15:19). Red Alert: aerial threat. Sirenssounding. Take cover now!</text:p>
      <text:p text:style-name="P4">
News Collection Link: <text:a xlink:type="simple" xlink:href="https://liveuamap.com/en/2023/24-april-dnipro-dnipropetrovska-oblast1519-reg" text:style-name="Internet_20_link" text:visited-style-name="Visited_20_Internet_20_Link">
https://liveuamap.com/en/2023/24-april-dnipro-dnipropetrovska-oblast1519-reg</text:a>
</text:p>
      <text:p text:style-name="P4">
Source: <text:a xlink:type="simple" xlink:href="https://t.me/air_alert_ua/43670" text:style-name="Internet_20_link" text:visited-style-name="Visited_20_Internet_20_Link">
https://t.me/air_alert_ua/43670</text:a>
</text:p>
      <!--NEWS-->
      <text:h text:style-name="P10" text:outline-level="1">
<text:span text:style-name="T4">
Donetsk Oblast(15:14). Red Alert: aerial threat. Sirens sounding. Take cover now!</text:span>
</text:h>
      <text:p text:style-name="P4">
Authors: liveuamap (Language: en)</text:p>
      <text:p text:style-name="P4">
Time: 2023-04-24T09:23:00</text:p>
      <text:p text:style-name="P4">
Location: Donetsk Oblast (Latitude:48.72846 Longtitude:37.57814)</text:p>
      <text:p text:style-name="P4">
Videos: []</text:p>
      <text:p text:style-name="P4">
Images: []</text:p>
      <text:p text:style-name="P4">
Tags: ["Europe", "Central and Eastern Europe"]</text:p>
      <text:p text:style-name="P4">
ID: 22558311</text:p>
      <!--METADATA-->
      <text:p text:style-name="P4">
Donetsk Oblast(15:14). Red Alert: aerial threat. Sirens sounding. Take covernow!</text:p>
      <text:p text:style-name="P4">
News Collection Link: <text:a xlink:type="simple" xlink:href="https://liveuamap.com/en/2023/24-april-donetsk-oblast1514-red-alert-aerial-g" text:style-name="Internet_20_link" text:visited-style-name="Visited_20_Internet_20_Link">
https://liveuamap.com/en/2023/24-april-donetsk-oblast1514-red-alert-aerial-g</text:a>
</text:p>
      <text:p text:style-name="P4">
Source: <text:a xlink:type="simple" xlink:href="https://t.me/air_alert_ua/43668" text:style-name="Internet_20_link" text:visited-style-name="Visited_20_Internet_20_Link">
https://t.me/air_alert_ua/43668</text:a>
</text:p>
      <!--NEWS-->
      <text:h text:style-name="P10" text:outline-level="1">
<text:span text:style-name="T4">
Kherson, Khersonska Oblast(15:48). Red Alert: aerial threat. Sirens sounding. Take cover now!</text:span>
</text:h>
      <text:p text:style-name="P4">
Authors: liveuamap (Language: en)</text:p>
      <text:p text:style-name="P4">
Time: 2023-04-24T09:50:00</text:p>
      <text:p text:style-name="P4">
Location: Kherson (Latitude:46.65475 Longtitude:32.61757)</text:p>
      <text:p text:style-name="P4">
Videos: []</text:p>
      <text:p text:style-name="P4">
Images: []</text:p>
      <text:p text:style-name="P4">
Tags: ["Europe", "Central and Eastern Europe"]</text:p>
      <text:p text:style-name="P4">
ID: 22558312</text:p>
      <!--METADATA-->
      <text:p text:style-name="P4">
Kherson, Khersonska Oblast(15:48). Red Alert: aerial threat. Sirens sounding.Take cover now!</text:p>
      <text:p text:style-name="P4">
News Collection Link: <text:a xlink:type="simple" xlink:href="https://liveuamap.com/en/2023/24-april-kherson-khersonska-oblast1548-red-alg" text:style-name="Internet_20_link" text:visited-style-name="Visited_20_Internet_20_Link">
https://liveuamap.com/en/2023/24-april-kherson-khersonska-oblast1548-red-alg</text:a>
</text:p>
      <text:p text:style-name="P4">
Source: <text:a xlink:type="simple" xlink:href="https://t.me/air_alert_ua/43671" text:style-name="Internet_20_link" text:visited-style-name="Visited_20_Internet_20_Link">
https://t.me/air_alert_ua/43671</text:a>
</text:p>
      <!--NEWS-->
      <text:h text:style-name="P10" text:outline-level="1">
<text:span text:style-name="T4">
Antonio Guterres, the head of the UN, denounces in front of Sergei Lavrov the devastation of ...</text:span>
</text:h>
      <text:p text:style-name="P4">
Authors: liveuamap (Language: en)</text:p>
      <text:p text:style-name="P4">
Time: 2023-04-24T10:29:38</text:p>
      <text:p text:style-name="P4">
Location: New York, New York (Latitude:40.74888 Longtitude:-73.96801)</text:p>
      <text:p text:style-name="P4">
Videos: []</text:p>
      <text:p text:style-name="P4">
Images: []</text:p>
      <text:p text:style-name="P4">
Tags: ["Russia"]</text:p>
      <text:p text:style-name="P4">
ID: 22558319</text:p>
      <!--METADATA-->
      <text:p text:style-name="P4">
Antonio Guterres, the head of the UN, denounces in front of Sergei Lavrov thedevastation of Ukraine after the Russian invasion</text:p>
      <text:p text:style-name="P4">
News Collection Link: <text:a xlink:type="simple" xlink:href="https://liveuamap.com/en/2023/24-april-antonio-guterres-the-head-of-the-un-denounces-in" text:style-name="Internet_20_link" text:visited-style-name="Visited_20_Internet_20_Link">
https://liveuamap.com/en/2023/24-april-antonio-guterres-the-head-of-the-un-denounces-in</text:a>
</text:p>
      <text:p text:style-name="P4">
Source: <text:a xlink:type="simple" xlink:href="https://twitter.com/RFI/status/1650506777421570053" text:style-name="Internet_20_link" text:visited-style-name="Visited_20_Internet_20_Link">
https://twitter.com/RFI/status/1650506777421570053</text:a>
</text:p>
      <!--NEWS-->
      <text:h text:style-name="P10" text:outline-level="1">
<text:span text:style-name="T4">
FSB detained a man in St.Petersburg, accused him in a plotting arsons against police vehicles</text:span>
</text:h>
      <text:p text:style-name="P4">
Authors: liveuamap (Language: en)</text:p>
      <text:p text:style-name="P4">
Time: 2023-04-24T11:31:17</text:p>
      <text:p text:style-name="P4">
Location: St.Petersburg (Latitude:59.93016 Longtitude:30.36261)</text:p>
      <text:p text:style-name="P4">
Videos: []</text:p>
      <text:p text:style-name="P4">
Images: ["<text:a xlink:type="simple" xlink:href="https://russia.liveuamap.com/pics/2023/04/24/22558321_0.jpg" text:style-name="Internet_20_link" text:visited-style-name="Visited_20_Internet_20_Link">
22558321_0.jpg</text:a>
"]</text:p>
      <text:p text:style-name="P4">
Tags: ["Russia"]</text:p>
      <text:p text:style-name="P4">
ID: 22558321</text:p>
      <!--METADATA-->
      <text:p text:style-name="P4">
FSB detained a man in St.Petersburg, accused him in a plotting arsons againstpolice vehicles</text:p>
      <text:p text:style-name="P4">
<draw:frame draw:style-name="fr1" draw:name="Image39" text:anchor-type="as-char" svg:width="6.9236in" svg:height="3.894525in" draw:z-index="0">
<draw:image xlink:href="../Images/liveuamap/2023-04-24T11-31-17/22558321_0.jpg" xlink:type="simple" xlink:show="embed" xlink:actuate="onLoad" draw:mime-type="image/jpeg"/>
</draw:frame>
</text:p>
      <text:p text:style-name="P4">
News Collection Link: <text:a xlink:type="simple" xlink:href="https://russia.liveuamap.com/en/2023/24-april-fsb-detained-a-man-in-stpetersburg-accused-him-in" text:style-name="Internet_20_link" text:visited-style-name="Visited_20_Internet_20_Link">
https://russia.liveuamap.com/en/2023/24-april-fsb-detained-a-man-in-stpetersburg-accused-him-in</text:a>
</text:p>
      <text:p text:style-name="P4">
Source: <text:a xlink:type="simple" xlink:href="https://t.me/shot_shot/50512" text:style-name="Internet_20_link" text:visited-style-name="Visited_20_Internet_20_Link">
https://t.me/shot_shot/50512</text:a>
</text:p>
      <!--NEWS-->
      <text:h text:style-name="P10" text:outline-level="1">
<text:span text:style-name="T4">
Ukrainian air defense shot down 9 drones today, including 6 Shahed and 2 Lancet</text:span>
</text:h>
      <text:p text:style-name="P4">
Authors: liveuamap (Language: en)</text:p>
      <text:p text:style-name="P4">
Time: 2023-04-24T13:00:04</text:p>
      <text:p text:style-name="P4">
Location: Vuhledar (Latitude:47.80947 Longtitude:37.36725)</text:p>
      <text:p text:style-name="P4">
Videos: []</text:p>
      <text:p text:style-name="P4">
Images: []</text:p>
      <text:p text:style-name="P4">
Tags: ["Europe", "Central and Eastern Europe"]</text:p>
      <text:p text:style-name="P4">
ID: 22558373</text:p>
      <!--METADATA-->
      <text:p text:style-name="P4">
Ukrainian air defense shot down 9 drones today, including 6 Shahed and 2Lancet</text:p>
      <text:p text:style-name="P4">
News Collection Link: <text:a xlink:type="simple" xlink:href="https://liveuamap.com/en/2023/24-april-ukrainian-air-defense-shot-down-9-drones-today-including" text:style-name="Internet_20_link" text:visited-style-name="Visited_20_Internet_20_Link">
https://liveuamap.com/en/2023/24-april-ukrainian-air-defense-shot-down-9-drones-today-including</text:a>
</text:p>
      <text:p text:style-name="P4">
Source: <text:a xlink:type="simple" xlink:href="https://t.me/suspilnenews/20134" text:style-name="Internet_20_link" text:visited-style-name="Visited_20_Internet_20_Link">
https://t.me/suspilnenews/20134</text:a>
</text:p>
      <!--NEWS-->
      <text:h text:style-name="P10" text:outline-level="1">
<text:span text:style-name="T4">
Clearview AI розглядає Україну як місце для розробки нових продуктів</text:span>
</text:h>
      <text:p text:style-name="P4">
Authors: Ukrinform (Person)</text:p>
      <text:p text:style-name="P4">
Publisher: Укринформ (Organization)</text:p>
      <text:p text:style-name="P4">
Published Time: 2023-04-24T15:34:00+03:00</text:p>
      <text:p text:style-name="P4">
Modified Time: 2023-04-24T15:34:00+03:00</text:p>
      <text:p text:style-name="P4">
Description: Американська компанія Clearview AI зацікавлена в розбудові української цифрової інфраструктури, а також розглядає Україну як місце для розробки та тестування нових продуктів. — Укрінформ.</text:p>
      <text:p text:style-name="P4">
Images: ["<text:a xlink:type="simple" xlink:href="https://static.ukrinform.com/photos/2023_04/thumb_files/630_360_1682339643-630.png" text:style-name="Internet_20_link" text:visited-style-name="Visited_20_Internet_20_Link">
630_360_16823...</text:a>
"]</text:p>
      <text:p text:style-name="P4">
Tags: ['Технології', 'Clearview AI']</text:p>
      <text:p text:style-name="P4">
Type: Article</text:p>
      <!--METADATA-->
      <text:p text:style-name="P4">
<draw:frame draw:style-name="fr1" draw:name="Image40" text:anchor-type="as-char" svg:width="6.9236in" svg:height="3.956343in" draw:z-index="0">
<draw:image xlink:href="../Images/yкринформ/2023-04-24T15-34-00-03-00/630_360_1682339643-630.png" xlink:type="simple" xlink:show="embed" xlink:actuate="onLoad" draw:mime-type="image/png"/>
</draw:frame>
Американська компанія Clearview AI зацікавлена в розбудові українськоїцифрової інфраструктури, а також розглядає Україну як місце для розробки татестування нових продуктів.</text:p>
      <text:p text:style-name="P4">
Про це в <text:a xlink:type="simple" xlink:href="http://www.ukrinform.ua/rubric-technology/3699902-hoan-tonthat-ceo-kompanii-clearview-ai.html" text:style-name="Internet_20_link" text:visited-style-name="Visited_20_Internet_20_Link">
 </text:a>
 повідомив CEO компанії Clearview AI Хоан Тон-Тхат.</text:p>
      <text:p text:style-name="P4">
«Ми маємо плани та ідеї на майбутнє. Але поки що нічого анонсувати не можу.Можу лише сказати, що з урахуванням того, що в Україні гостро стоїть питаннябезпеки, а українці дуже швидко адаптуються до нових технологій, мирозглядаємо варіант, що ваша держава може бути місцем для тестування нашихнових продуктів», - зазначив він.</text:p>
      <text:p text:style-name="P4">
<text:span text:style-name="T4">
Читайте також:</text:span>
 <text:a xlink:type="simple" xlink:href="https://www.ukrinform.ua/rubric-society/3697027-google-ukraina-zapustiv-onlajngru-interland-bezpeka-ditej-v-interneti.html" text:style-name="Internet_20_link" text:visited-style-name="Visited_20_Internet_20_Link">
 </text:a>
</text:p>
      <text:p text:style-name="P4">
Хоан Тон-Тхат також наголосив, що українські розробники працюють дуже якіснота ефективно, а тому планується надалі залучення їх до роботи в Clearview AI.«Ми бачимо Україну як державу, де будемо проводити більше часу та розроблятибільше продуктів. Підкреслюю, я дуже вражений технічними талантами українців»,- додав він.</text:p>
      <text:p text:style-name="P4">
<text:span text:style-name="T4">
Читайте також:</text:span>
 <text:a xlink:type="simple" xlink:href="https://www.ukrinform.ua/rubric-technology/3698334-mincifri-pidpisalo-memorandum-z-techosystem-dla-rozvitku-itindustrii.html" text:style-name="Internet_20_link" text:visited-style-name="Visited_20_Internet_20_Link">
 </text:a>
</text:p>
      <text:p text:style-name="P4">
Як повідомлялося, Clearview AI – це американська компанія, яка займаєтьсяінноваціями та наданням найсучасніших технологій правоохоронним органам длярозслідування злочинів, підвищення громадської безпеки та забезпеченняправосуддя. Вона є розробником революційної інтелектуальної платформи, щопрацює на основі технології розпізнавання облич.</text:p>
      <text:p text:style-name="P4">
Source: <text:a xlink:type="simple" xlink:href="https://www.ukrinform.ua/rubric-technology/3699998-clearview-ai-rozgladae-ukrainu-ak-misce-dla-rozrobki-novih-produktiv.html" text:style-name="Internet_20_link" text:visited-style-name="Visited_20_Internet_20_Link">
https://www.ukrinform.ua/rubric-technology/3699998-clearview-ai-rozgladae-ukrainu-ak-misce-dla-rozrobki-novih-produktiv.html</text:a>
</text:p>
      <!--NEWS-->
      <text:h text:style-name="P10" text:outline-level="1">
<text:span text:style-name="T4">
Найбільше озеро Італії зміліло до мінімуму за останні 70 років</text:span>
</text:h>
      <text:p text:style-name="P4">
Authors: Ukrinform (Person)</text:p>
      <text:p text:style-name="P4">
Publisher: Укринформ (Organization)</text:p>
      <text:p text:style-name="P4">
Published Time: 2023-04-24T15:42:00+03:00</text:p>
      <text:p text:style-name="P4">
Modified Time: 2023-04-24T15:42:00+03:00</text:p>
      <text:p text:style-name="P4">
Description: Найбільше італійське озеро Гарда, яке знаходиться в північній частині країни, досягло найнижчого рівня з 1953 року. — Укрінформ.</text:p>
      <text:p text:style-name="P4">
Images: ["<text:a xlink:type="simple" xlink:href="https://static.ukrinform.com/photos/2023_04/thumb_files/630_360_1682339337-671.jpg" text:style-name="Internet_20_link" text:visited-style-name="Visited_20_Internet_20_Link">
630_360_16823...</text:a>
"]</text:p>
      <text:p text:style-name="P4">
Tags: ['Італія', 'Клімат', 'Озеро', 'Посуха']</text:p>
      <text:p text:style-name="P4">
Type: Article</text:p>
      <!--METADATA-->
      <text:p text:style-name="P4">
<draw:frame draw:style-name="fr1" draw:name="Image41" text:anchor-type="as-char" svg:width="6.9236in" svg:height="3.956343in" draw:z-index="0">
<draw:image xlink:href="../Images/yкринформ/2023-04-24T15-42-00-03-00/630_360_1682339337-671.jpg" xlink:type="simple" xlink:show="embed" xlink:actuate="onLoad" draw:mime-type="image/jpeg"/>
</draw:frame>
 Найбільшеіталійське озеро Гарда, яке знаходиться в північній частині країни, досяглонайнижчого рівня з 1953 року.</text:p>
      <text:p text:style-name="P4">
Як передає Укрінформ, про це повідомляє <text:a xlink:type="simple" xlink:href="https://www.ansa.it/english/news/2023/04/24/lake-garda-at-lowest-level-in-70-years_b2bb1a52-7325-4c94-bd4f-23104c094dd7.html" text:style-name="Internet_20_link" text:visited-style-name="Visited_20_Internet_20_Link">
</text:a>
</text:p>
      <text:p text:style-name="P4">
Оприлюднені у понеділок супутникові дані показали, що найбільше озеро в Італіїопустилося до 45,8 сантиметра над гідрометричним нулем - висотою над середнімрівнем моря, встановленим як умовна відмітка для цієї водойми.</text:p>
      <text:p text:style-name="P4">
Дані отримані із супутника Sentinel-2 в складі Європейської обсерваторіїпосух, що є частиною програми Copernicus, яку здійснюють Європейська комісіята Європейське космічне агентство.</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Гренландії</text:span>
 <text:span text:style-name="T4">
катастрофічно</text:span>
 <text:span text:style-name="T4">
швидко</text:span>
 <text:span text:style-name="T4">
тане</text:span>
<text:span text:style-name="T4">
крига</text:span>
 <text:span text:style-name="T4">
кліматологи</text:span>
 </text:a>
</text:p>
      <text:p text:style-name="P4">
Падіння рівня води в озері площею 370 квадратних кілометрів є прямим наслідкомсильної <text:a xlink:type="simple" xlink:href="https://www.ukrinform.ua/tag-posuha" text:style-name="Internet_20_link" text:visited-style-name="Visited_20_Internet_20_Link">
 </text:a>
 , яка охопила багато частинІталії з літа минулого року і загрожує сільському господарству, туризму,судноплавству і місцевим громадам у цьому регіоні.</text:p>
      <text:p text:style-name="P4">
<text:span text:style-name="T4">
Читайте також:</text:span>
 <text:a xlink:type="simple" xlink:href="https://www.ukrinform.ua/rubric-regions/3699776-v-ukraini-zalisautsa-pidtoplenimi-12-tisaci-gospodarstv-i-ponad-200-budinkiv.html" text:style-name="Internet_20_link" text:visited-style-name="Visited_20_Internet_20_Link">
 </text:a>
</text:p>
      <text:p text:style-name="P4">
Як повідомляв Укрінформ, Генеральний секретар Всесвітньої метеорологічноїорганізації (ВМО) професор Петтері Таалас сказав, що <text:a xlink:type="simple" xlink:href="https://www.ukrinform.ua/rubric-world/3699440-naselenna-u-vsomu-sviti-strazdae-vid-ekstremalnih-pogodnih-i-klimaticnih-avis-vmo.html" text:style-name="Internet_20_link" text:visited-style-name="Visited_20_Internet_20_Link">
</text:a>
</text:p>
      <text:p text:style-name="P4">
<text:span text:style-name="T5">
Фото: www.ansa.it</text:span>
</text:p>
      <text:p text:style-name="P4">
Source: <text:a xlink:type="simple" xlink:href="https://www.ukrinform.ua/rubric-world/3700002-najbilse-ozero-italii-zmililo-do-minimumu-za-ostanni-70-rokiv.html" text:style-name="Internet_20_link" text:visited-style-name="Visited_20_Internet_20_Link">
https://www.ukrinform.ua/rubric-world/3700002-najbilse-ozero-italii-zmililo-do-minimumu-za-ostanni-70-rokiv.html</text:a>
</text:p>
      <!--NEWS-->
      <text:h text:style-name="P10" text:outline-level="1">
<text:span text:style-name="T4">
У Техасі внаслідок стрілянини на вечірці постраждали 9 підлітків</text:span>
</text:h>
      <text:p text:style-name="P4">
Authors: Ukrinform (Person)</text:p>
      <text:p text:style-name="P4">
Publisher: Укринформ (Organization)</text:p>
      <text:p text:style-name="P4">
Published Time: 2023-04-24T15:46:00+03:00</text:p>
      <text:p text:style-name="P4">
Modified Time: 2023-04-24T15:46:00+03:00</text:p>
      <text:p text:style-name="P4">
Description: Дев'ятеро осіб отримали вогнепальні поранення на випускній вечірці поблизу міста Джаспер, штат Техас, у неділю. — Укрінформ.</text:p>
      <text:p text:style-name="P4">
Images: ["<text:a xlink:type="simple" xlink:href="https://static.ukrinform.com/photos/2023_04/thumb_files/630_360_1682339863-482.jpeg" text:style-name="Internet_20_link" text:visited-style-name="Visited_20_Internet_20_Link">
630_360_16823...</text:a>
"]</text:p>
      <text:p text:style-name="P4">
Tags: ['Поранені', 'США', 'Стрілянина', 'Молодь']</text:p>
      <text:p text:style-name="P4">
Type: Article</text:p>
      <!--METADATA-->
      <text:p text:style-name="P4">
<draw:frame draw:style-name="fr1" draw:name="Image42" text:anchor-type="as-char" svg:width="6.9236in" svg:height="3.956343in" draw:z-index="0">
<draw:image xlink:href="../Images/yкринформ/2023-04-24T15-46-00-03-00/630_360_1682339863-482.jpeg" xlink:type="simple" xlink:show="embed" xlink:actuate="onLoad" draw:mime-type="image/jpeg"/>
</draw:frame>
 Дев'ятероосіб отримали вогнепальні поранення на випускній вечірці поблизу містаДжаспер, штат Техас, у неділю.</text:p>
      <text:p text:style-name="P4">
Як передає Укрінформ, про це повідомляє <text:a xlink:type="simple" xlink:href="https://www.theolympian.com/news/politics-government/national-politics/article274642996.html" text:style-name="Internet_20_link" text:visited-style-name="Visited_20_Internet_20_Link">
</text:a>
</text:p>
      <text:p text:style-name="P4">
За даними місцевої влади, вогнепальні поранення не загрожують життю усіхдев'яти постраждалих.</text:p>
      <text:p text:style-name="P4">
<text:a xlink:type="simple" xlink:href="https://www.ukrinform.ua/tag-strilanina" text:style-name="Internet_20_link" text:visited-style-name="Visited_20_Internet_20_Link">
 </text:a>
 сталася на випускній вечірці, якапроходила вдома. Розмовляючи з місцевими ЗМІ у неділю вдень, шериф округуДжаспер Мітчел Ньюман поінформував, що вік жертв становить від 15 до 19 років.</text:p>
      <text:p text:style-name="P4">
Офіційні особи повідомили, що більшість постраждалих були доставлені домеморіального госпіталю Джаспера, а одного доставили до лікарні Крістуса Сент-Елізабет у Бомонті для надання допомоги.</text:p>
      <text:p text:style-name="P4">
<text:span text:style-name="T4">
Читайте також:</text:span>
 <text:a xlink:type="simple" xlink:href="https://www.ukrinform.ua/rubric-world/3697038-unaslidok-strilanini-u-stati-alabama-zaginuli-cotiri-ludini.html" text:style-name="Internet_20_link" text:visited-style-name="Visited_20_Internet_20_Link">
 <text:span text:style-name="T4">
стрілянини</text:span>
 </text:a>
</text:p>
      <text:p text:style-name="P4">
Станом на полудень неділі нікого не було взято під варту у зв'язку з цимінцидентом, в офісі шерифа округу Джаспер заявили, що наразі триваєрозслідування.</text:p>
      <text:p text:style-name="P4">
Як повідомляв Укрінформ, у центральній частині Малі, в місті Севаре, <text:a xlink:type="simple" xlink:href="https://www.ukrinform.ua/rubric-world/3699397-u-mali-stavsa-potrijnij-terakt-devatero-zagiblih-i-ponad-60-poranenih.html" text:style-name="Internet_20_link" text:visited-style-name="Visited_20_Internet_20_Link">
</text:a>
 , внаслідок якого загинулищонайменше дев'ятеро людей і понад 60 дістали поранення, зруйновано близько 20будівель.</text:p>
      <text:p text:style-name="P4">
<text:span text:style-name="T5">
Фото: Getty Images/iStockphoto</text:span>
</text:p>
      <text:p text:style-name="P4">
Source: <text:a xlink:type="simple" xlink:href="https://www.ukrinform.ua/rubric-world/3700001-u-tehasi-vnaslidok-strilanini-na-vecirci-postrazdali-9-pidlitkiv.html" text:style-name="Internet_20_link" text:visited-style-name="Visited_20_Internet_20_Link">
https://www.ukrinform.ua/rubric-world/3700001-u-tehasi-vnaslidok-strilanini-na-vecirci-postrazdali-9-pidlitkiv.html</text:a>
</text:p>
      <!--NEWS-->
      <text:h text:style-name="P10" text:outline-level="1">
<text:span text:style-name="T4">
Японія заявила росії протест через заборону для колишніх жителів спірних островів</text:span>
</text:h>
      <text:p text:style-name="P4">
Authors: Ukrinform (Person)</text:p>
      <text:p text:style-name="P4">
Publisher: Укринформ (Organization)</text:p>
      <text:p text:style-name="P4">
Published Time: 2023-04-24T15:48:40+03:00</text:p>
      <text:p text:style-name="P4">
Modified Time: 2023-04-24T15:48:40+03:00</text:p>
      <text:p text:style-name="P4">
Description: Уряд Японії дипломатичними каналами заявив протест москві у зв'язку із забороною росією діяльності одного з об'єднань колишніх жителів Північних територій. — Укрінформ.</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Протест', 'Курильські острови']</text:p>
      <text:p text:style-name="P4">
Type: Article</text:p>
      <!--METADATA-->
      <text:p text:style-name="P4">
<draw:frame draw:style-name="fr1" draw:name="Image43" text:anchor-type="as-char" svg:width="6.9236in" svg:height="3.956343in" draw:z-index="0">
<draw:image xlink:href="../Images/yкринформ/2023-04-24T15-48-40-03-00/630_360_1664258482-721.jpg" xlink:type="simple" xlink:show="embed" xlink:actuate="onLoad" draw:mime-type="image/jpeg"/>
</draw:frame>
 УрядЯпонії дипломатичними каналами заявив протест москві у зв'язку із забороноюросією діяльності одного з об'єднань колишніх жителів Північних територій.</text:p>
      <text:p text:style-name="P4">
Як передає Укрінформ, про це повідомляє <text:a xlink:type="simple" xlink:href="https://www3.nhk.or.jp/nhkworld/ru/news/422709/" text:style-name="Internet_20_link" text:visited-style-name="Visited_20_Internet_20_Link">
</text:a>
 .</text:p>
      <text:p text:style-name="P4">
Генеральний секретар кабінету міністрів Японії Мацуно Хірокадзу заявив упонеділок, що дане об'єднання впродовж багатьох років займалося висвітленнямцього питання в Японії та підтримувало зусилля Токіо і москви, застосованихдля укладення мирного договору.</text:p>
      <text:p text:style-name="P4">
Цей крок, вочевидь, націлений на посилення тиску на <text:a xlink:type="simple" xlink:href="https://www.ukrinform.ua/tag-aponia" text:style-name="Internet_20_link" text:visited-style-name="Visited_20_Internet_20_Link">
</text:a>
 за введення санкцій проти росії узв'язку зі вторгненням в Україну.</text:p>
      <text:p text:style-name="P4">
<text:span text:style-name="T4">
Читайте також:</text:span>
 <text:a xlink:type="simple" xlink:href="https://www.ukrinform.ua/rubric-world/3699139-u-rf-viznali-nebazanou-organizacieu-souz-ziteliv-ostroviv-tisima-ta-habomaj.html" text:style-name="Internet_20_link" text:visited-style-name="Visited_20_Internet_20_Link">
 <text:span text:style-name="T4">
Хабомай</text:span>
 </text:a>
</text:p>
      <text:p text:style-name="P4">
За словами Мацуно, твердження росії про це об'єднання вкрай односторонні йабсолютно необґрунтовані.</text:p>
      <text:p text:style-name="P4">
Він додав, що, оскільки колишні жителі островів стають дедалі старшими, вонихочуть, щоб територіальне питання щодо Північних територій було врегульоване,і вони якомога швидше отримали можливість відвідувати могили своїх предків нацих островах.</text:p>
      <text:p text:style-name="P4">
Як повідомляв Укрінформ, генеральна прокуратура росії внесла до спискунебажаних японську неурядову організацію "Союз жителів островів Тисіма таХабомай".</text:p>
      <text:p text:style-name="P4">
Source: <text:a xlink:type="simple" xlink:href="https://www.ukrinform.ua/rubric-world/3700004-aponia-zaavila-rosii-protest-cerez-zaboronu-dla-kolisnih-ziteliv-spirnih-ostroviv.html" text:style-name="Internet_20_link" text:visited-style-name="Visited_20_Internet_20_Link">
https://www.ukrinform.ua/rubric-world/3700004-aponia-zaavila-rosii-protest-cerez-zaboronu-dla-kolisnih-ziteliv-spirnih-ostroviv.html</text:a>
</text:p>
      <!--NEWS-->
      <text:h text:style-name="P10" text:outline-level="1">
<text:span text:style-name="T4">
ЄС створив цивільну місію у Молдові для протидії гібридним загрозам</text:span>
</text:h>
      <text:p text:style-name="P4">
Authors: Ukrinform (Person)</text:p>
      <text:p text:style-name="P4">
Publisher: Укринформ (Organization)</text:p>
      <text:p text:style-name="P4">
Published Time: 2023-04-24T15:49:29+03:00</text:p>
      <text:p text:style-name="P4">
Modified Time: 2023-04-24T15:49:29+03:00</text:p>
      <text:p text:style-name="P4">
Description: Європейський Союз заснував цивільну місію EU Partnership Mission in the Republic of Moldova (EUPM Moldova) для посилення стійкості сектору безпеки Молдови. — Укрінформ.</text:p>
      <text:p text:style-name="P4">
Images: ["<text:a xlink:type="simple" xlink:href="https://static.ukrinform.com/photos/2023_04/thumb_files/630_360_1682340443-590.jpg" text:style-name="Internet_20_link" text:visited-style-name="Visited_20_Internet_20_Link">
630_360_16823...</text:a>
"]</text:p>
      <text:p text:style-name="P4">
Tags: ['Євросоюз', 'Молдова', 'Безпека']</text:p>
      <text:p text:style-name="P4">
Type: Article</text:p>
      <!--METADATA-->
      <text:p text:style-name="P4">
<draw:frame draw:style-name="fr1" draw:name="Image44" text:anchor-type="as-char" svg:width="6.9236in" svg:height="3.956343in" draw:z-index="0">
<draw:image xlink:href="../Images/yкринформ/2023-04-24T15-49-29-03-00/630_360_1682340443-590.jpg" xlink:type="simple" xlink:show="embed" xlink:actuate="onLoad" draw:mime-type="image/jpeg"/>
</draw:frame>
Європейський Союз заснував цивільну місію EU Partnership Mission in theRepublic of Moldova (EUPM Moldova) для посилення стійкості сектору безпекиМолдови.</text:p>
      <text:p text:style-name="P4">
Як передає Укрінформ, про це йдеться у <text:a xlink:type="simple" xlink:href="https://www.consilium.europa.eu/en/press/press-releases/2023/04/24/moldova-eu-sets-up-a-civilian-mission-to-strengthen-the-resilience-of-the-security-sector/" text:style-name="Internet_20_link" text:visited-style-name="Visited_20_Internet_20_Link">
</text:a>
 .</text:p>
      <text:p text:style-name="P4">
«Ми спостерігаємо продовження та посилення та спроб росії дестабілізуватиМолдову за допомогою гібридних дій. Сьогодні ми посилюємо підтримку ЄС узахисті безпеки, територіальної цілісності та суверенітету <text:a xlink:type="simple" xlink:href="https://www.ukrinform.ua/tag-moldova" text:style-name="Internet_20_link" text:visited-style-name="Visited_20_Internet_20_Link">
</text:a>
 . Розгортання цієї нової місії є щеодним важливим політичним знаком підтримки ЄС у нинішніх складних обставинах»,- заявив високий представник ЄС Жозеп Боррель.</text:p>
      <text:p text:style-name="P4">
Зазначається, що метою цивільної місії EUPM Moldova буде підвищення стійкостісектору безпеки країни в сферах управління кризами та гібридними загрозами,включаючи кібербезпеку, а також протидію маніпулюванню іноземною інформацієюта втручанню.</text:p>
      <text:p text:style-name="P4">
Місія надаватиме консультації на стратегічному рівні щодо розробки стратегій іполітики, а також визначатиме потреби у нарощуванні потенціалу для ранньогопопередження, виявлення, ідентифікації, визначення загроз та реагування нагібридні загрози.</text:p>
      <text:p text:style-name="P4">
<text:span text:style-name="T4">
Читайте також:</text:span>
 <text:a xlink:type="simple" xlink:href="https://www.ukrinform.ua/rubric-world/3683702-sandu-pro-politiku-rf-sodo-moldovi-vid-kremla-lunaut-lise-pogrozi.html" text:style-name="Internet_20_link" text:visited-style-name="Visited_20_Internet_20_Link">
 <text:span text:style-name="T4">
Санду</text:span>
 <text:span text:style-name="T4">
про</text:span>
 <text:span text:style-name="T4">
політику</text:span>
 <text:span text:style-name="T4">
щодо</text:span>
 <text:span text:style-name="T4">
Молдови</text:span>
<text:span text:style-name="T4">
Від</text:span>
 <text:span text:style-name="T4">
кремля</text:span>
 <text:span text:style-name="T4">
лунають</text:span>
 <text:span text:style-name="T4">
лише</text:span>
 <text:span text:style-name="T4">
погрози</text:span>
</text:a>
</text:p>
      <text:p text:style-name="P4">
«У відповідь на запит Молдови, EUPM Moldova матиме початковий мандат на двароки, а її оперативний штаб перебуватиме в Молдові», - йдеться у пресрелізі.</text:p>
      <text:p text:style-name="P4">
Найближчим часом буде призначено керівника місії, а до цього часу керуватипроєктом на місці буде Стефано Томат, виконавчий директор із одного здиректоратів Європейської служби зовнішніх справ.</text:p>
      <text:p text:style-name="P4">
Як повідомляв Укрінформ, минулого місяця Боррель заявив, що <text:a xlink:type="simple" xlink:href="https://www.ukrinform.ua/rubric-world/3685882-es-napravit-do-moldovi-civilnu-misiu-dla-zahistu-vid-gibridnih-zagroz-borrel.html" text:style-name="Internet_20_link" text:visited-style-name="Visited_20_Internet_20_Link">
</text:a>
 , щоб допомогтикраїні протистояти гібридним загрозам.</text:p>
      <text:p text:style-name="P4">
<text:span text:style-name="T5">
Фото з сайту euneighbourseast.eu</text:span>
</text:p>
      <text:p text:style-name="P4">
Source: <text:a xlink:type="simple" xlink:href="https://www.ukrinform.ua/rubric-world/3700005-es-stvoriv-civilnu-misiu-u-moldovi-dla-protidii-gibridnim-zagrozam.html" text:style-name="Internet_20_link" text:visited-style-name="Visited_20_Internet_20_Link">
https://www.ukrinform.ua/rubric-world/3700005-es-stvoriv-civilnu-misiu-u-moldovi-dla-protidii-gibridnim-zagrozam.html</text:a>
</text:p>
      <!--NEWS-->
      <text:h text:style-name="P10" text:outline-level="1">
<text:span text:style-name="T4">
Волейболісти «Бахмута» пробилися до Суперліги України</text:span>
</text:h>
      <text:p text:style-name="P4">
Authors: Ukrinform (Person)</text:p>
      <text:p text:style-name="P4">
Publisher: Укринформ (Organization)</text:p>
      <text:p text:style-name="P4">
Published Time: 2023-04-24T15:51:00+03:00</text:p>
      <text:p text:style-name="P4">
Modified Time: 2023-04-24T15:51:00+03:00</text:p>
      <text:p text:style-name="P4">
Description: Перемогою волейбольного клубу «Бахмут-ШВСМ» із Донецької області завершився чемпіонат України у чоловічій вищій лізі. — Укрінформ.</text:p>
      <text:p text:style-name="P4">
Images: ["<text:a xlink:type="simple" xlink:href="https://static.ukrinform.com/photos/2023_04/thumb_files/630_360_1682340630-946.jpg" text:style-name="Internet_20_link" text:visited-style-name="Visited_20_Internet_20_Link">
630_360_16823...</text:a>
"]</text:p>
      <text:p text:style-name="P4">
Tags: ['Бахмут', 'Волейбол']</text:p>
      <text:p text:style-name="P4">
Type: Article</text:p>
      <!--METADATA-->
      <text:p text:style-name="P4">
<draw:frame draw:style-name="fr1" draw:name="Image45" text:anchor-type="as-char" svg:width="6.9236in" svg:height="3.956343in" draw:z-index="0">
<draw:image xlink:href="../Images/yкринформ/2023-04-24T15-51-00-03-00/630_360_1682340630-946.jpg" xlink:type="simple" xlink:show="embed" xlink:actuate="onLoad" draw:mime-type="image/jpeg"/>
</draw:frame>
 Перемогоюволейбольного клубу «Бахмут-ШВСМ» із Донецької області завершився чемпіонатУкраїни у чоловічій вищій лізі.</text:p>
      <text:p text:style-name="P4">
Як інформує Федерація волейболу України ( <text:a xlink:type="simple" xlink:href="https://www.fvu.in.ua/uk" text:style-name="Internet_20_link" text:visited-style-name="Visited_20_Internet_20_Link">
 </text:a>
 ), уфінальній серії до двох перемог підопічні Миколи Пасажина виявилися сильнішимиза чернігівський «Буревісник-ШВСМ», передає Укрінформ.</text:p>
      <text:p text:style-name="P4">
Всі три матчі серії за вихід до Суперліги України завершилися на тай-брейках.Перший поєдинок виграла чернігівська команда - 3:2 (17:25, 23:25, 25:23,25:13, 15:13), а потім двічі успіх був на боці «Бахмута-ШВСМ» - 3:2 (19:25,21:25, 25:23, 25:23, 15:11) та 3:2 (25:23, 24:26, 23:25, 25:16, 15:13).</text:p>
      <text:p text:style-name="P4">
Бронзовими призерами чоловічої вищої ліги став клуб «Хотинські козаки» ізміста Хотин Чернівецької області. У бронзовій серії вони також із рахунком 2:1перемогли хмельницьке «Поділля». І тут всі три партії завершилися зрезультатом 3:2.</text:p>
      <text:p text:style-name="P4">
<text:span text:style-name="T4">
Читайте також:</text:span>
 <text:a xlink:type="simple" xlink:href="https://www.ukrinform.ua/rubric-sports/3699609-prometej-vigrav-volejbolnu-superligu-ukraini.html" text:style-name="Internet_20_link" text:visited-style-name="Visited_20_Internet_20_Link">
 <text:span text:style-name="T4">
волейбол</text:span>
 </text:a>
</text:p>
      <text:p text:style-name="P4">
Як повідомляв Укрінформ, у чоловічій Суперлізі сезону-2022/23 чемпіономУкраїни став «Прометей» із Дніпра, срібні нагороди здобули волейболісти«Епіцентру-Подоляни» з Городка Хмельницької області, «бронза» дісталасяхарківській «Юракадемії».</text:p>
      <text:p text:style-name="P4">
Фото: ФВУ.</text:p>
      <text:p text:style-name="P4">
Source: <text:a xlink:type="simple" xlink:href="https://www.ukrinform.ua/rubric-sports/3700006-volejbolisti-bahmuta-probilisa-do-superligi-ukraini.html" text:style-name="Internet_20_link" text:visited-style-name="Visited_20_Internet_20_Link">
https://www.ukrinform.ua/rubric-sports/3700006-volejbolisti-bahmuta-probilisa-do-superligi-ukraini.html</text:a>
</text:p>
      <!--NEWS-->
      <text:h text:style-name="P10" text:outline-level="1">
<text:span text:style-name="T4">
На Херсонщині загарбники погрожують залишити без медпослуг людей, які не отримали паспортів рф</text:span>
</text:h>
      <text:p text:style-name="P4">
Authors: Ukrinform (Person)</text:p>
      <text:p text:style-name="P4">
Publisher: Укринформ (Organization)</text:p>
      <text:p text:style-name="P4">
Published Time: 2023-04-24T15:56:00+03:00</text:p>
      <text:p text:style-name="P4">
Modified Time: 2023-04-24T15:56:00+03:00</text:p>
      <text:p text:style-name="P4">
Description: На захопленій ворогом території Херсонщини місцевих мешканців змушують брати російські паспорти, погрожуючи тим, що з травня їм відмовлятимуть у наданні медичних послуг та у перетині російських блокпостів. — Укрінформ.</text:p>
      <text:p text:style-name="P4">
Images: ["<text:a xlink:type="simple" xlink:href="https://static.ukrinform.com/photos/2023_04/thumb_files/630_360_1682338820-571.jpg" text:style-name="Internet_20_link" text:visited-style-name="Visited_20_Internet_20_Link">
630_360_16823...</text:a>
"]</text:p>
      <text:p text:style-name="P4">
Tags: ['Херсонщина', 'Окупація', 'Паспорт', 'росія', 'Війна з росією']</text:p>
      <text:p text:style-name="P4">
Type: Article</text:p>
      <!--METADATA-->
      <text:p text:style-name="P4">
<draw:frame draw:style-name="fr1" draw:name="Image46" text:anchor-type="as-char" svg:width="6.9236in" svg:height="3.956343in" draw:z-index="0">
<draw:image xlink:href="../Images/yкринформ/2023-04-24T15-56-00-03-00/630_360_1682338820-571.jpg" xlink:type="simple" xlink:show="embed" xlink:actuate="onLoad" draw:mime-type="image/jpeg"/>
</draw:frame>
 Назахопленій ворогом території Херсонщини місцевих мешканців змушують братиросійські паспорти, погрожуючи тим, що з травня їм відмовлятимуть у наданнімедичних послуг та у перетині російських блокпостів.</text:p>
      <text:p text:style-name="P4">
Як передає Укрінформ, про це на брифінгу в <text:a xlink:type="simple" xlink:href="https://www.ukrinform.ua/rubric-presshall/3699646-hersonsina-potocna-situacia-v-misti-ta-regioni.html" text:style-name="Internet_20_link" text:visited-style-name="Visited_20_Internet_20_Link">
</text:a>
 повідомив начальник Херсонської обласноївійськової адміністрації Олександр Прокудін.</text:p>
      <text:p text:style-name="P4">
«Нам відомо, що росіяни посилюють роботу з примусової паспортизації жителівлівобережжя Херсонщини, що також є воєнним злочином, з травня людей, які немають <text:a xlink:type="simple" xlink:href="https://www.ukrinform.ua/tag-pasport" text:style-name="Internet_20_link" text:visited-style-name="Visited_20_Internet_20_Link">
 </text:a>
 російської федерації, плануютьобмежити в правах, їх не пропускатимуть на російських блокпостах, івідмовлятимуть в обслуговуванні у лікарнях тощо», - каже начальник ОВА.</text:p>
      <text:p text:style-name="P4">
Він підкреслив, що викрадення, мародерство, незаконне ув’язнення цивільних,катування, вбивства – це жахлива реальність для жителів тимчасово окупованихтериторій області. Непоодинокі випадки, коли місцевих мешканців кидали «напідвал» тільки за те, що вони комусь не сподобалися.</text:p>
      <text:p text:style-name="P4">
<text:span text:style-name="T4">
Читайте також:</text:span>
 <text:a xlink:type="simple" xlink:href="https://www.ukrinform.ua/rubric-ato/3699915-rosia-rozdae-svoi-pasporti-na-okupovanih-teritoriah-sob-pokazati-vtorgnenna-ak-uspih-rozvidka-britanii.html" text:style-name="Internet_20_link" text:visited-style-name="Visited_20_Internet_20_Link">
 <text:span text:style-name="T4">
розвідка</text:span>
 </text:a>
</text:p>
      <text:p text:style-name="P4">
Прокудін також зазначив, що на захопленій росіянами території деякі ворожіпідрозділи проходять ротацію, але загальна чисельність їх особового складузалишається такою, як була.</text:p>
      <text:p text:style-name="P4">
Як повідомляв Укрінформ, ЗСУ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700009-na-hersonsini-zagarbniki-pogrozuut-zalisiti-bez-medposlug-ludej-aki-ne-otrimali-pasportiv-rf.html" text:style-name="Internet_20_link" text:visited-style-name="Visited_20_Internet_20_Link">
https://www.ukrinform.ua/rubric-regions/3700009-na-hersonsini-zagarbniki-pogrozuut-zalisiti-bez-medposlug-ludej-aki-ne-otrimali-pasportiv-rf.html</text:a>
</text:p>
      <!--NEWS-->
      <text:h text:style-name="P10" text:outline-level="1">
<text:span text:style-name="T4">
На Київщині вже відновили майже 12 тисяч об'єктів – ОВА</text:span>
</text:h>
      <text:p text:style-name="P4">
Authors: Ukrinform (Person)</text:p>
      <text:p text:style-name="P4">
Publisher: Укринформ (Organization)</text:p>
      <text:p text:style-name="P4">
Published Time: 2023-04-24T16:01:49+03:00</text:p>
      <text:p text:style-name="P4">
Modified Time: 2023-04-24T16:01:49+03:00</text:p>
      <text:p text:style-name="P4">
Description: У Київській області після російського вторгнення відновили повністю та частково вже 11 тисяч 784 об'єкти. — Укрінформ.</text:p>
      <text:p text:style-name="P4">
Images: ["<text:a xlink:type="simple" xlink:href="https://static.ukrinform.com/photos/2023_04/thumb_files/630_360_1682341228-803.jpg" text:style-name="Internet_20_link" text:visited-style-name="Visited_20_Internet_20_Link">
630_360_16823...</text:a>
"]</text:p>
      <text:p text:style-name="P4">
Tags: ['Обстріл', 'СБУ', 'Затримання', 'Аеродром']</text:p>
      <text:p text:style-name="P4">
Type: Article</text:p>
      <!--METADATA-->
      <text:p text:style-name="P4">
<draw:frame draw:style-name="fr1" draw:name="Image47" text:anchor-type="as-char" svg:width="6.9236in" svg:height="3.956343in" draw:z-index="0">
<draw:image xlink:href="../Images/yкринформ/2023-04-24T16-01-49-03-00/630_360_1682341228-803.jpg" xlink:type="simple" xlink:show="embed" xlink:actuate="onLoad" draw:mime-type="image/jpeg"/>
</draw:frame>
 УКиївській області після російського вторгнення відновили повністю та часткововже 11 тисяч 784 об'єкти.</text:p>
      <text:p text:style-name="P4">
Як передає Укрінформ, про це Київська обласна військова адміністраціяповідомляє у <text:a xlink:type="simple" xlink:href="https://t.me/kyivoda/9423" text:style-name="Internet_20_link" text:visited-style-name="Visited_20_Internet_20_Link">
 </text:a>
 .</text:p>
      <text:p text:style-name="P4">
«Серед відновлених повністю та частково із забезпеченням життєдіяльності: 10365 приватних домогосподарств та багатоквартирних будинків, 187 закладівзагальної середньої та дошкільної освіти, 100 закладів охорони здоров’я, 66ЦНАПів та адміністративних будівель», - ідеться в повідомленні.</text:p>
      <text:p text:style-name="P4">
Заступник голови Київської ОВА Микола Бойко наголосив, що роботи ще дужебагато, зважаючи на масштаби зруйнованого російською армією.</text:p>
      <text:p text:style-name="P4">
«Але завдяки спільній роботі всіх органів влади та сприяння закордоннихпартнерів - Київщина крок за кроком продовжує відновлювати пошкодженеокупантами», - заявив він.</text:p>
      <text:p text:style-name="P4">
У КОВА підкреслили, що відновлювальні роботи проводяться за кошти, виділені зрезервного фонду державного та місцевих бюджетів, за сприяння міжнароднихпартнерів, організацій та фондів.</text:p>
      <text:p text:style-name="P4">
<text:span text:style-name="T4">
Читайте також:</text:span>
 <text:a xlink:type="simple" xlink:href="https://www.ukrinform.ua/rubric-vidbudova/3699878-na-deokupovanij-teritorii-hersonsini-vidnovili-se-odnu-bazovu-stanciu-mobilnogo-zvazku.html" text:style-name="Internet_20_link" text:visited-style-name="Visited_20_Internet_20_Link">
 </text:a>
</text:p>
      <text:p text:style-name="P4">
Як повідомляв Укрінформ, 21 квітня у Київській ОВА обговорили шляхи посиленняспівпраці в питаннях відбудови регіону з Республікою Польща.</text:p>
      <text:p text:style-name="P4">
Source: <text:a xlink:type="simple" xlink:href="https://www.ukrinform.ua/rubric-regions/3700011-na-kiivsini-vze-vidnovili-majze-12-tisac-obektiv-ova.html" text:style-name="Internet_20_link" text:visited-style-name="Visited_20_Internet_20_Link">
https://www.ukrinform.ua/rubric-regions/3700011-na-kiivsini-vze-vidnovili-majze-12-tisac-obektiv-ova.html</text:a>
</text:p>
      <!--NEWS-->
      <text:h text:style-name="P10" text:outline-level="1">
<text:span text:style-name="T4">
Нічні вибухи в Севастополі були «дуже успішними» - Чубаров</text:span>
</text:h>
      <text:p text:style-name="P4">
Authors: Ukrinform (Person)</text:p>
      <text:p text:style-name="P4">
Publisher: Укринформ (Organization)</text:p>
      <text:p text:style-name="P4">
Published Time: 2023-04-24T16:02:14+03:00</text:p>
      <text:p text:style-name="P4">
Modified Time: 2023-04-24T16:02:14+03:00</text:p>
      <text:p text:style-name="P4">
Description: Унаслідок вибухів, що сталися в ніч проти 24 квітня в тимчасово окупованому Севастополі, у будинках вибито вікна, пошкоджено вуличне освітлення. — Укрінформ.</text:p>
      <text:p text:style-name="P4">
Images: ["<text:a xlink:type="simple" xlink:href="https://static.ukrinform.com/photos/2021_10/thumb_files/630_360_1634135673-379.jpg" text:style-name="Internet_20_link" text:visited-style-name="Visited_20_Internet_20_Link">
630_360_16341...</text:a>
"]</text:p>
      <text:p text:style-name="P4">
Tags: ['Чубаров', 'Окупація Криму', 'Вибух', 'Війна з росією']</text:p>
      <text:p text:style-name="P4">
Type: Article</text:p>
      <!--METADATA-->
      <text:p text:style-name="P4">
<draw:frame draw:style-name="fr1" draw:name="Image48" text:anchor-type="as-char" svg:width="6.9236in" svg:height="3.956343in" draw:z-index="0">
<draw:image xlink:href="../Images/yкринформ/2023-04-24T16-02-14-03-00/630_360_1634135673-379.jpg" xlink:type="simple" xlink:show="embed" xlink:actuate="onLoad" draw:mime-type="image/jpeg"/>
</draw:frame>
 Унаслідоквибухів, що сталися в ніч проти 24 квітня в тимчасово окупованому Севастополі,у будинках вибито вікна, пошкоджено вуличне освітлення.</text:p>
      <text:p text:style-name="P4">
Про це розповів голова Меджлісу кримськотатарського народу Рефат Чубаров вефірі <text:a xlink:type="simple" xlink:href="https://www.youtube.com/watch" text:style-name="Internet_20_link" text:visited-style-name="Visited_20_Internet_20_Link">
 </text:a>
 , передає Укрінформ.</text:p>
      <text:p text:style-name="P4">
«У Севастополі потужні вибухи зафіксували о 3 годині 31 хвилині і 3 годині 44хвилині. Це були дуже видовищні вибухи, як свідчить відео. Як наслідок - урайоні військових частин поблизу Нахімовського училища, Стрілецької бухти вбудинках вибиті вікна, розбите вуличне освітлення та рекламні щити», -зазначив він.</text:p>
      <text:p text:style-name="P4">
<text:span text:style-name="T4">
Читайте також:</text:span>
 <text:a xlink:type="simple" xlink:href="https://www.ukrinform.ua/rubric-crimea/3699838-zavilosa-video-nicnih-vibuhiv-u-sevastopoli.html" text:style-name="Internet_20_link" text:visited-style-name="Visited_20_Internet_20_Link">
 <text:span text:style-name="T4">
Севастопол</text:span>
 </text:a>
</text:p>
      <text:p text:style-name="P4">
Чубаров додав, що місцевий гауляйтер розважаєв почав заспокоювати людей,нібито російська протиповітряна оборона один із дронів знищила, а другий,мовляв, вибухнув сам.</text:p>
      <text:p text:style-name="P4">
«Але насправді, все було дуже успішно», - зауважив Чубаров.</text:p>
      <text:p text:style-name="P4">
Як повідомляв Укрінформ, у ніч проти 24 квітня у Севастополі <text:a xlink:type="simple" xlink:href="https://www.ukrinform.ua/rubric-crimea/3699728-u-sevastopoli-prolunali-vibuhi-okupanti-kazut-pro-ataku-nadvodnih-bezpilotnikiv.html" text:style-name="Internet_20_link" text:visited-style-name="Visited_20_Internet_20_Link">
</text:a>
 : так званавлада заявила, що російський флот "відбивав надводні безпілотники".</text:p>
      <text:p text:style-name="P4">
Source: <text:a xlink:type="simple" xlink:href="https://www.ukrinform.ua/rubric-crimea/3700012-nicni-vibuhi-v-sevastopoli-buli-duze-uspisnimi-cubarov.html" text:style-name="Internet_20_link" text:visited-style-name="Visited_20_Internet_20_Link">
https://www.ukrinform.ua/rubric-crimea/3700012-nicni-vibuhi-v-sevastopoli-buli-duze-uspisnimi-cubarov.html</text:a>
</text:p>
      <!--NEWS-->
      <text:h text:style-name="P10" text:outline-level="1">
<text:span text:style-name="T4">
Отримати витяг про несудимість тепер можна в «Дії»</text:span>
</text:h>
      <text:p text:style-name="P4">
Authors: Ukrinform (Person)</text:p>
      <text:p text:style-name="P4">
Publisher: Укринформ (Organization)</text:p>
      <text:p text:style-name="P4">
Published Time: 2023-04-24T16:02:58+03:00</text:p>
      <text:p text:style-name="P4">
Modified Time: 2023-04-24T16:02:58+03:00</text:p>
      <text:p text:style-name="P4">
Description: Міністерство цифрової трансформації запустило у застосунку Дія нову послугу, яка дозволяє українцям отримати витяг про несудимість у кілька кліків. — Укрінформ.</text:p>
      <text:p text:style-name="P4">
Images: ["<text:a xlink:type="simple" xlink:href="https://static.ukrinform.com/photos/2022_12/thumb_files/630_360_1670147688-316.jpg" text:style-name="Internet_20_link" text:visited-style-name="Visited_20_Internet_20_Link">
630_360_16701...</text:a>
"]</text:p>
      <text:p text:style-name="P4">
Tags: ['Федоров', 'Мінцифри', 'Додаток “ДІЯ”']</text:p>
      <text:p text:style-name="P4">
Type: Article</text:p>
      <!--METADATA-->
      <text:p text:style-name="P4">
<draw:frame draw:style-name="fr1" draw:name="Image49" text:anchor-type="as-char" svg:width="6.9236in" svg:height="3.956343in" draw:z-index="0">
<draw:image xlink:href="../Images/yкринформ/2023-04-24T16-02-58-03-00/630_360_1670147688-316.jpg" xlink:type="simple" xlink:show="embed" xlink:actuate="onLoad" draw:mime-type="image/jpeg"/>
</draw:frame>
Міністерство цифрової трансформації запустило у застосунку Дія нову послугу,яка дозволяє українцям отримати витяг про несудимість у кілька кліків.</text:p>
      <text:p text:style-name="P4">
Про це повідомив віцепрем’єр-міністр з інновацій, розвитку освіти, науки татехнологій – міністр цифрової трансформації Михайло Федоров, передає Укрінформз посиланням на пресслужбу <text:a xlink:type="simple" xlink:href="http://thedigital.gov.ua/news/vityag-pro-nesudimist-otrimuyte-odin-iz-nayzatrebuvanishikh-dokumentiv-u-dii" text:style-name="Internet_20_link" text:visited-style-name="Visited_20_Internet_20_Link">
 </text:a>
 .</text:p>
      <text:p text:style-name="P4">
«Команда Мінцифри продовжує цифровізувати найпопулярніші держпослуги. Витягпро несудимість — один із найзатребуваніших документів у країні. Щорічно йогоотримують близько 1 млн українців. Тепер документ можна одержати в Дії. Миавтоматизували процес підготовки витягу та зробили його максимально зрозумілимі швидким, щоб українці могли користуватися зручною онлайн-послугою», -зазначив міністр.</text:p>
      <text:p text:style-name="P4">
Щоб отримати витяг про несудимість у Дії, потрібно: у застосунку перейти врозділ Послуги; вибрати Довідки та витяги – Витяг про відсутність судимості;вибрати тип та мету запиту; заповнити дані про себе; надіслати запит. Якщоінформація про вас є в центральній базі даних та не потребує додатковоїперевірки, дані підтягнуться з реєстрів і витяг сформується автоматично.</text:p>
      <text:p text:style-name="P4">
<text:span text:style-name="T4">
Читайте також:</text:span>
 <text:a xlink:type="simple" xlink:href="https://www.ukrinform.ua/rubric-technology/3691856-zastosunok-helsi-zavantazili-ponad-5-miljoniv-ukrainciv.html" text:style-name="Internet_20_link" text:visited-style-name="Visited_20_Internet_20_Link">
 <text:span text:style-name="T4">
Застосунок</text:span>
 </text:a>
</text:p>
      <text:p text:style-name="P4">
Як повідомлялося, у квітні Верховна Рада підтримала у першому читаннізаконопроєкт №9165, який дозволить українцям обирати програми і проєкти,фінансування яких здійснюється за кошти державного фонду регіональногорозвитку, за допомогою порталу «Дія».</text:p>
      <text:p text:style-name="P4">
<text:span text:style-name="T5">
Фото: Мінцифри</text:span>
</text:p>
      <text:p text:style-name="P4">
Source: <text:a xlink:type="simple" xlink:href="https://www.ukrinform.ua/rubric-society/3700014-otrimati-vitag-pro-nesudimist-teper-mozna-v-dii.html" text:style-name="Internet_20_link" text:visited-style-name="Visited_20_Internet_20_Link">
https://www.ukrinform.ua/rubric-society/3700014-otrimati-vitag-pro-nesudimist-teper-mozna-v-dii.html</text:a>
</text:p>
      <!--NEWS-->
      <text:h text:style-name="P10" text:outline-level="1">
<text:span text:style-name="T4">
Зеленський у Житомирі нагородив орденом прем’єрку Естонії</text:span>
</text:h>
      <text:p text:style-name="P4">
Authors: Ukrinform (Person)</text:p>
      <text:p text:style-name="P4">
Publisher: Укринформ (Organization)</text:p>
      <text:p text:style-name="P4">
Published Time: 2023-04-24T16:05:00+03:00</text:p>
      <text:p text:style-name="P4">
Modified Time: 2023-04-24T16:05:00+03:00</text:p>
      <text:p text:style-name="P4">
Description: Президент України Володимир Зеленський нагородив орденом Ярослава Мудрого прем’єр-міністерку Естонії Каю Каллас. — Укрінформ.</text:p>
      <text:p text:style-name="P4">
Images: ["<text:a xlink:type="simple" xlink:href="https://static.ukrinform.com/photos/2023_04/thumb_files/630_360_1682343201-317.jpeg" text:style-name="Internet_20_link" text:visited-style-name="Visited_20_Internet_20_Link">
630_360_16823...</text:a>
", "<text:a xlink:type="simple" xlink:href="https://static.ukrinform.com/photos/2023_04/1682343300-193.jpeg" text:style-name="Internet_20_link" text:visited-style-name="Visited_20_Internet_20_Link">
1682343300-19...</text:a>
", "<text:a xlink:type="simple" xlink:href="https://static.ukrinform.com/photos/2023_04/1682343418-798.jpeg" text:style-name="Internet_20_link" text:visited-style-name="Visited_20_Internet_20_Link">
1682343418-79...</text:a>
"]</text:p>
      <text:p text:style-name="P4">
Tags: ['Естонія', 'Житомир', 'Зеленський', 'Орден']</text:p>
      <text:p text:style-name="P4">
Type: Article</text:p>
      <!--METADATA-->
      <text:p text:style-name="P4">
<draw:frame draw:style-name="fr1" draw:name="Image50" text:anchor-type="as-char" svg:width="6.9236in" svg:height="3.956343in" draw:z-index="0">
<draw:image xlink:href="../Images/yкринформ/2023-04-24T16-05-00-03-00/630_360_1682343201-317.jpeg" xlink:type="simple" xlink:show="embed" xlink:actuate="onLoad" draw:mime-type="image/jpeg"/>
</draw:frame>
 ПрезидентУкраїни Володимир Зеленський нагородив орденом Ярослава Мудрого прем’єр-міністерку Естонії Каю Каллас.</text:p>
      <text:p text:style-name="P4">
Глава держави вручив орден Каллас під час їх спільного брифінгу в Житомирі,передає кореспондент Укрінформу.</text:p>
      <text:p text:style-name="P4">
«Для мене сьогодні честь вручити вам від імені всього українського народуспеціальну нагороду нашого народу. Це орден Ярослава Мудрого. Дякую за те, щонову історію Європи Україна і ваш народ та ваша держава створюють разом», -зазначив <text:a xlink:type="simple" xlink:href="https://www.ukrinform.ua/tag-zelenskij" text:style-name="Internet_20_link" text:visited-style-name="Visited_20_Internet_20_Link">
 </text:a>
 .</text:p>
      <text:p text:style-name="P4">
<draw:frame draw:style-name="fr1" draw:name="Image51" text:anchor-type="as-char" svg:width="6.9236in" svg:height="4.617948in" draw:z-index="0">
<draw:image xlink:href="../Images/yкринформ/2023-04-24T16-05-00-03-00/1682343300-193.jpeg" xlink:type="simple" xlink:show="embed" xlink:actuate="onLoad" draw:mime-type="image/jpeg"/>
</draw:frame>
</text:p>
      <text:p text:style-name="P4">
Каллас подякувала за нагороду і зазначила, що це її перший закордонний візитяк нового керівника уряду. Вона додала, що її присутність в Україні символізуєпідтримку та віру естонського уряду і естонського народу в Україну.</text:p>
      <text:p text:style-name="P4">
<text:span text:style-name="T4">
Читайте також:</text:span>
 <text:a xlink:type="simple" xlink:href="https://www.ukrinform.ua/rubric-polytics/3699701-zelenskij-anonsuvav-dekilka-vazlivih-miznarodnih-podij-dla-ukraini.html" text:style-name="Internet_20_link" text:visited-style-name="Visited_20_Internet_20_Link">
 <text:span text:style-name="T4">
Зеленський</text:span>
 </text:a>
</text:p>
      <text:p text:style-name="P4">
«Свобода однозначно має подолати тиранію. Це наш спільний мотив і це наш фокусномер один щодо озброєння, а також навчання і боєприпасів. Усе це маєпродовжуватися на достатніх масштабах, аби Україна перемогла у цій віні. Такожце причина, чому я запропонувала ЄС спільну закупівлю мільйона артилерійськихснарядів Україні і відправити їх напряму в Україну. Рішення вже було ухваленев березні і зараз нам потрібно переконатися, що воно буде належним чиномвиконане», - додала Каас.</text:p>
      <text:p text:style-name="P4">
<text:span text:style-name="T4">
Читайте також:</text:span>
 <text:a xlink:type="simple" xlink:href="https://www.ukrinform.ua/rubric-polytics/3699715-borrel-nazvav-neprijnatnou-zaavu-posla-knr-sodo-suverenitetu-kolisnih-radanskih-respublik.html" text:style-name="Internet_20_link" text:visited-style-name="Visited_20_Internet_20_Link">
 </text:a>
</text:p>
      <text:p text:style-name="P4">
Президент Володимир Зеленський подякував прем’єр-міністру Естонії Каї Калласза щиру і вчасну підтримку української оборони.</text:p>
      <text:p text:style-name="P4">
_Відео:<text:a xlink:type="simple" xlink:href="https://t.me/V_Zelenskiy_official/5981" text:style-name="Internet_20_link" text:visited-style-name="Visited_20_Internet_20_Link">
 </text:a>
 _</text:p>
      <text:p text:style-name="P4">
«Радий вітати в Україні Прем’єр-міністра Естонії Каю Каллас. Дякую паніПрем’єр-міністру та всьому естонському народу за щиру і, що дуже важливо,вчасну підтримку нашої оборони. Якщо поглянути в перерахунку на душунаселення, то допомога для нашого захисту від Естонії – одна з найбільших усвіті», – зазначив Зеленський під час <text:a xlink:type="simple" xlink:href="https://t.me/V_Zelenskiy_official/5981" text:style-name="Internet_20_link" text:visited-style-name="Visited_20_Internet_20_Link">
</text:a>
 .</text:p>
      <text:p text:style-name="P4">
<draw:frame draw:style-name="fr1" draw:name="Image52" text:anchor-type="as-char" svg:width="6.9236in" svg:height="4.617948in" draw:z-index="0">
<draw:image xlink:href="../Images/yкринформ/2023-04-24T16-05-00-03-00/1682343418-798.jpeg" xlink:type="simple" xlink:show="embed" xlink:actuate="onLoad" draw:mime-type="image/jpeg"/>
</draw:frame>
</text:p>
      <text:p text:style-name="P4">
Як повідомляв Укрінформ, Естонія розглядає військову допомогу Україні, яканаразі сягнула 1% ВВП країни, як інвестицію у власну безпеку.</text:p>
      <text:p text:style-name="P4">
<text:span text:style-name="T5">
Фото: ОП</text:span>
</text:p>
      <text:p text:style-name="P4">
Source: <text:a xlink:type="simple" xlink:href="https://www.ukrinform.ua/rubric-polytics/3700021-zelenskij-u-zitomiri-nagorodiv-ordenom-premerku-estonii.html" text:style-name="Internet_20_link" text:visited-style-name="Visited_20_Internet_20_Link">
https://www.ukrinform.ua/rubric-polytics/3700021-zelenskij-u-zitomiri-nagorodiv-ordenom-premerku-estonii.html</text:a>
</text:p>
      <!--NEWS-->
      <text:h text:style-name="P10" text:outline-level="1">
<text:span text:style-name="T4">
росіяни двічі обстріляли з артилерії прикордоння Сумщини</text:span>
</text:h>
      <text:p text:style-name="P4">
Authors: Ukrinform (Person)</text:p>
      <text:p text:style-name="P4">
Publisher: Укринформ (Organization)</text:p>
      <text:p text:style-name="P4">
Published Time: 2023-04-24T16:07:55+03:00</text:p>
      <text:p text:style-name="P4">
Modified Time: 2023-04-24T16:07:55+03:00</text:p>
      <text:p text:style-name="P4">
Description: російські війська станом на 15:00 24 квітня двічі обстріляли прикордоння Сумської області зі ствольної артилерії.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53" text:anchor-type="as-char" svg:width="6.9236in" svg:height="3.956343in" draw:z-index="0">
<draw:image xlink:href="../Images/yкринформ/2023-04-24T16-07-55-03-00/630_360_1675087707-171.jpg" xlink:type="simple" xlink:show="embed" xlink:actuate="onLoad" draw:mime-type="image/jpeg"/>
</draw:frame>
 російськівійська станом на 15:00 24 квітня двічі обстріляли прикордоння Сумськоїобласті зі ствольної артилерії.</text:p>
      <text:p text:style-name="P4">
Як передає Укрінформ, про це оперативне командування «Північ» повідомляє у <text:a xlink:type="simple" xlink:href="http://t.me/ok_pivnich1/2028" text:style-name="Internet_20_link" text:visited-style-name="Visited_20_Internet_20_Link">
</text:a>
 .</text:p>
      <text:p text:style-name="P4">
З 14:00 до 14:15 зафіксовано 9 ударів, ймовірно зі ствольної артилерії, врайоні населеного пункту Кучерівка.</text:p>
      <text:p text:style-name="P4">
«Про втрати серед місцевого населення інформація не надходила. За даними <text:a xlink:type="simple" xlink:href="https://www.ukrinform.ua/tag-dsns" text:style-name="Internet_20_link" text:visited-style-name="Visited_20_Internet_20_Link">
</text:a>
 , в результаті обстрілу загорівсяжитловий будинок. На місці працюють рятувальники», - ідеться в повідомленні.</text:p>
      <text:p text:style-name="P4">
З 13:51 до 14:10 зафіксовано 8 ударів, ймовірно зі ствольної артилерії, врайон населеного пункту Шалигіне. Про втрати серед місцевого населення чипошкодження цивільної інфраструктури інформація не надходила.</text:p>
      <text:p text:style-name="P4">
<text:span text:style-name="T4">
Читайте також:</text:span>
 <text:a xlink:type="simple" xlink:href="https://www.ukrinform.ua/rubric-ato/3699786-rosiani-vnoci-obstrilali-kramatorsk.html" text:style-name="Internet_20_link" text:visited-style-name="Visited_20_Internet_20_Link">
 <text:span text:style-name="T4">
обстріл</text:span>
 </text:a>
</text:p>
      <text:p text:style-name="P4">
Як повідомляв Укрінформ, зранку <text:a xlink:type="simple" xlink:href="https://www.ukrinform.ua/rubric-ato/3699789-zranku-rosiani-vdarili-z-artilerii-po-dvoh-gromadah-na-sumsini.html" text:style-name="Internet_20_link" text:visited-style-name="Visited_20_Internet_20_Link">
 </text:a>
 по двох громадах на Сумщині.</text:p>
      <text:p text:style-name="P4">
<text:span text:style-name="T5">
Фото ілюстративне</text:span>
</text:p>
      <text:p text:style-name="P4">
Source: <text:a xlink:type="simple" xlink:href="https://www.ukrinform.ua/rubric-ato/3700018-rosiani-dvici-obstrilali-z-artilerii-prikordonna-sumsini.html" text:style-name="Internet_20_link" text:visited-style-name="Visited_20_Internet_20_Link">
https://www.ukrinform.ua/rubric-ato/3700018-rosiani-dvici-obstrilali-z-artilerii-prikordonna-sumsini.html</text:a>
</text:p>
      <!--NEWS-->
      <text:h text:style-name="P10" text:outline-level="1">
<text:span text:style-name="T4">
Санкційні списки НАЗК відтепер є в онлайн-сервісі YouControl</text:span>
</text:h>
      <text:p text:style-name="P4">
Authors: Ukrinform (Person)</text:p>
      <text:p text:style-name="P4">
Publisher: Укринформ (Organization)</text:p>
      <text:p text:style-name="P4">
Published Time: 2023-04-24T16:10:30+03:00</text:p>
      <text:p text:style-name="P4">
Modified Time: 2023-04-24T16:10:30+03:00</text:p>
      <text:p text:style-name="P4">
Description: З підготовленими Національним агентством з питань запобігання корупції документами для накладення санкцій на фізичних осіб та компанії, які ухвалили рішення співпрацювати з державою-агресором, відтепер можна ознайомитися за допомогою онлайн-сервісу YouControl. — Укрінформ.</text:p>
      <text:p text:style-name="P4">
Images: ["<text:a xlink:type="simple" xlink:href="https://static.ukrinform.com/photos/2023_04/thumb_files/630_360_1682341737-733.png" text:style-name="Internet_20_link" text:visited-style-name="Visited_20_Internet_20_Link">
630_360_16823...</text:a>
"]</text:p>
      <text:p text:style-name="P4">
Tags: ['НАЗК', 'Санкції']</text:p>
      <text:p text:style-name="P4">
Type: Article</text:p>
      <!--METADATA-->
      <text:p text:style-name="P4">
<draw:frame draw:style-name="fr1" draw:name="Image54" text:anchor-type="as-char" svg:width="6.9236in" svg:height="3.956343in" draw:z-index="0">
<draw:image xlink:href="../Images/yкринформ/2023-04-24T16-10-30-03-00/630_360_1682341737-733.png" xlink:type="simple" xlink:show="embed" xlink:actuate="onLoad" draw:mime-type="image/png"/>
</draw:frame>
 Зпідготовленими Національним агентством з питань запобігання корупціїдокументами для накладення санкцій на фізичних осіб та компанії, які ухвалилирішення співпрацювати з державою-агресором, відтепер можна ознайомитися задопомогою онлайн-сервісу YouControl.</text:p>
      <text:p text:style-name="P4">
Про це повідомляє Укрінформ із посиланням на <text:a xlink:type="simple" xlink:href="https://nazk.gov.ua/uk/novyny/pro-nazk/sanktsijni-spysky-nazk-vidteper-i-v-onlajn-servisi-youcontrol/" text:style-name="Internet_20_link" text:visited-style-name="Visited_20_Internet_20_Link">
</text:a>
 агентства.</text:p>
      <text:p text:style-name="P4">
«Санкції — це така ж зброя, як танки та літаки. Застосування персональнихсанкцій для адміністративного колапсу може бути одним з найефективнішихінструментів для повного краху режиму московії», – сказав голова НАЗКОлександр Новіков.</text:p>
      <text:p text:style-name="P4">
Зауважується, що списки фізичних та юридичних осіб, що потрапили чи мають всішанси потрапити під санкції з початку війни рф проти України, важливі дляналежної перевірки контрагентів. Внесення даних НАЗК в базу YouControlдозволить бізнесу бачити деталі про санкції для запобігати ризикам у своїйдіяльності.</text:p>
      <text:p text:style-name="P4">
База містить 9037 підсанкційних осіб та 16702 потенційно підсанкційних осіб ірегулярно оновлюється.</text:p>
      <text:p text:style-name="P4">
<text:span text:style-name="T4">
Читайте також:</text:span>
 <text:a xlink:type="simple" xlink:href="https://www.ukrinform.ua/rubric-economy/3699174-ukraina-vnesla-irlandsku-kompaniu-peninsula-petroleum-do-pereliku-sponsoriv-vijni.html" text:style-name="Internet_20_link" text:visited-style-name="Visited_20_Internet_20_Link">
 </text:a>
</text:p>
      <text:p text:style-name="P4">
Як повідомлялося, НАЗК ідентифікує осіб, які причетні до війни, та публікуєїхні профайли на порталі “Війна і санкції”. Роль агентства в ідентифікаціїкандидатів на санкції передбачена в Дорожній карті індивідуальних санкцій,розроблений Міжнародною санкційною групою.</text:p>
      <text:p text:style-name="P4">
<text:span text:style-name="T5">
Фото: nazk.gov.ua</text:span>
</text:p>
      <text:p text:style-name="P4">
Source: <text:a xlink:type="simple" xlink:href="https://www.ukrinform.ua/rubric-society/3700020-sankcijni-spiski-nazk-vidteper-e-v-onlajnservisi-youcontrol.html" text:style-name="Internet_20_link" text:visited-style-name="Visited_20_Internet_20_Link">
https://www.ukrinform.ua/rubric-society/3700020-sankcijni-spiski-nazk-vidteper-e-v-onlajnservisi-youcontrol.html</text:a>
</text:p>
      <!--NEWS-->
      <text:h text:style-name="P10" text:outline-level="1">
<text:span text:style-name="T4">
Китай уперше опублікував глобальні кольорові зображення Марса</text:span>
</text:h>
      <text:p text:style-name="P4">
Authors: Ukrinform (Person)</text:p>
      <text:p text:style-name="P4">
Publisher: Укринформ (Organization)</text:p>
      <text:p text:style-name="P4">
Published Time: 2023-04-24T16:13:35+03:00</text:p>
      <text:p text:style-name="P4">
Modified Time: 2023-04-24T16:13:35+03:00</text:p>
      <text:p text:style-name="P4">
Description: Державне космічне управління КНР та Академія наук Китаю спільно опублікували глобальні кольорові зображення Марса, отримані за допомогою орбітального апарату "Тяньвень-1". — Укрінформ.</text:p>
      <text:p text:style-name="P4">
Images: ["<text:a xlink:type="simple" xlink:href="https://static.ukrinform.com/photos/2019_09/thumb_files/630_360_1569833978-505.jpg" text:style-name="Internet_20_link" text:visited-style-name="Visited_20_Internet_20_Link">
630_360_15698...</text:a>
", "<text:a xlink:type="simple" xlink:href="https://static.ukrinform.com/photos/2023_04/1682341773-235.jpg" text:style-name="Internet_20_link" text:visited-style-name="Visited_20_Internet_20_Link">
1682341773-23...</text:a>
", "<text:a xlink:type="simple" xlink:href="https://static.ukrinform.com/photos/2023_04/1682341772-614.jpg" text:style-name="Internet_20_link" text:visited-style-name="Visited_20_Internet_20_Link">
1682341772-61...</text:a>
", "<text:a xlink:type="simple" xlink:href="https://static.ukrinform.com/photos/2023_04/1682341772-150.jpg" text:style-name="Internet_20_link" text:visited-style-name="Visited_20_Internet_20_Link">
1682341772-15...</text:a>
"]</text:p>
      <text:p text:style-name="P4">
Tags: ['Фото', 'Китай', 'Космос', 'Марс']</text:p>
      <text:p text:style-name="P4">
Type: Article</text:p>
      <!--METADATA-->
      <text:p text:style-name="P4">
<draw:frame draw:style-name="fr1" draw:name="Image55" text:anchor-type="as-char" svg:width="6.9236in" svg:height="3.956343in" draw:z-index="0">
<draw:image xlink:href="../Images/yкринформ/2023-04-24T16-13-35-03-00/630_360_1569833978-505.jpg" xlink:type="simple" xlink:show="embed" xlink:actuate="onLoad" draw:mime-type="image/jpeg"/>
</draw:frame>
 Державнекосмічне управління КНР та Академія наук Китаю спільно опублікували глобальнікольорові зображення Марса, отримані за допомогою орбітального апарату"Тяньвень-1".</text:p>
      <text:p text:style-name="P4">
Як передає Укрінформ, про це повідомляє <text:a xlink:type="simple" xlink:href="http://russian.news.cn/20230424/6724705819d349c3be01e75ea7cc017d/c.html" text:style-name="Internet_20_link" text:visited-style-name="Visited_20_Internet_20_Link">
</text:a>
 .</text:p>
      <text:p text:style-name="P4">
<draw:frame draw:style-name="fr1" draw:name="Image56" text:anchor-type="as-char" svg:width="6.9236in" svg:height="3.762973in" draw:z-index="0">
<draw:image xlink:href="../Images/yкринформ/2023-04-24T16-13-35-03-00/1682341773-235.jpg" xlink:type="simple" xlink:show="embed" xlink:actuate="onLoad" draw:mime-type="image/jpeg"/>
</draw:frame>
</text:p>
      <text:p text:style-name="P4">
<draw:frame draw:style-name="fr1" draw:name="Image57" text:anchor-type="as-char" svg:width="6.9236in" svg:height="3.762973in" draw:z-index="0">
<draw:image xlink:href="../Images/yкринформ/2023-04-24T16-13-35-03-00/1682341772-614.jpg" xlink:type="simple" xlink:show="embed" xlink:actuate="onLoad" draw:mime-type="image/jpeg"/>
</draw:frame>
</text:p>
      <text:p text:style-name="P4">
<draw:frame draw:style-name="fr1" draw:name="Image58" text:anchor-type="as-char" svg:width="6.9236in" svg:height="3.762973in" draw:z-index="0">
<draw:image xlink:href="../Images/yкринформ/2023-04-24T16-13-35-03-00/1682341772-150.jpg" xlink:type="simple" xlink:show="embed" xlink:actuate="onLoad" draw:mime-type="image/jpeg"/>
</draw:frame>
</text:p>
      <text:p text:style-name="P4">
Зазначається, що просторова роздільна здатність зображень Червоної планетистановить 76 м.</text:p>
      <text:p text:style-name="P4">
Кольорові зображення розроблені на основі 14 757 знімків, зроблених камерою,обладнаною на борту орбітального апарату "Тяньвень-1" у період з листопада2021 року до липня 2022 року.</text:p>
      <text:p text:style-name="P4">
<text:span text:style-name="T4">
Читайте також:</text:span>
 <text:a xlink:type="simple" xlink:href="https://www.ukrinform.ua/rubric-technology/3697064-spacex-provodit-persij-viprobuvalnij-polit-korabla-starship.html" text:style-name="Internet_20_link" text:visited-style-name="Visited_20_Internet_20_Link">
 </text:a>
</text:p>
      <text:p text:style-name="P4">
Першу китайську місію на Марс під назвою "Тяньвень-1" було запущено 23 липня2020 року. Після 202-денного польоту марсіанський зонд вийшов на орбіту Марса.Потім модуль з марсоходом на борту 15 травня здійснив м'яку посадку наповерхні Червоної планети.</text:p>
      <text:p text:style-name="P4">
22 травня марсохід "Чжужун" залишив посадкову платформу і розпочав дослідженняпланети.</text:p>
      <text:p text:style-name="P4">
<text:span text:style-name="T4">
Читайте також:</text:span>
 <text:a xlink:type="simple" xlink:href="https://www.ukrinform.ua/rubric-technology/3696642-spacex-otrimala-licenziu-na-zapusk-svoei-najpotuznisoi-raketi-starship.html" text:style-name="Internet_20_link" text:visited-style-name="Visited_20_Internet_20_Link">
 </text:a>
</text:p>
      <text:p text:style-name="P4">
Як повідомляв Укрінформ, група вчених під керівництвом Нью-Йоркськогоуніверситету Абу-Дабі (NYUAD) та Центру космічної <text:a xlink:type="simple" xlink:href="https://www.ukrinform.ua/tag-nauka" text:style-name="Internet_20_link" text:visited-style-name="Visited_20_Internet_20_Link">
</text:a>
 Об’єднаних Арабських Еміратів створилизавдяки космічному зонду Hope нову деталізовану мапу Червоної планети.</text:p>
      <text:p text:style-name="P4">
Source: <text:a xlink:type="simple" xlink:href="https://www.ukrinform.ua/rubric-technology/3700023-kitaj-uperse-opublikuvav-globalni-kolorovi-zobrazenna-marsa.html" text:style-name="Internet_20_link" text:visited-style-name="Visited_20_Internet_20_Link">
https://www.ukrinform.ua/rubric-technology/3700023-kitaj-uperse-opublikuvav-globalni-kolorovi-zobrazenna-marsa.html</text:a>
</text:p>
      <!--NEWS-->
      <text:h text:style-name="P10" text:outline-level="1">
<text:span text:style-name="T4">
Робимо, що в наших силах: у Берліні відреагували на слова Мельника про збільшення допомоги</text:span>
</text:h>
      <text:p text:style-name="P4">
Authors: Ukrinform (Person)</text:p>
      <text:p text:style-name="P4">
Publisher: Укринформ (Organization)</text:p>
      <text:p text:style-name="P4">
Published Time: 2023-04-24T16:14:29+03:00</text:p>
      <text:p text:style-name="P4">
Modified Time: 2023-04-24T16:14:29+03:00</text:p>
      <text:p text:style-name="P4">
Description: У Берліні взяли до уваги слова заступника міністра закордонних справ України, експосла у ФРН Андрія Мельника щодо необхідності збільшити військову допомогу Україні. — Укрінформ.</text:p>
      <text:p text:style-name="P4">
Images: ["<text:a xlink:type="simple" xlink:href="https://static.ukrinform.com/photos/2022_07/thumb_files/630_360_1657277581-133.jpg" text:style-name="Internet_20_link" text:visited-style-name="Visited_20_Internet_20_Link">
630_360_16572...</text:a>
"]</text:p>
      <text:p text:style-name="P4">
Tags: ['Німеччина', 'Україна', 'Зброя', 'Мельник']</text:p>
      <text:p text:style-name="P4">
Type: Article</text:p>
      <!--METADATA-->
      <text:p text:style-name="P4">
<draw:frame draw:style-name="fr1" draw:name="Image59" text:anchor-type="as-char" svg:width="6.9236in" svg:height="3.956343in" draw:z-index="0">
<draw:image xlink:href="../Images/yкринформ/2023-04-24T16-14-29-03-00/630_360_1657277581-133.jpg" xlink:type="simple" xlink:show="embed" xlink:actuate="onLoad" draw:mime-type="image/jpeg"/>
</draw:frame>
 У Берлінівзяли до уваги слова заступника міністра закордонних справ України, експосла уФРН Андрія Мельника щодо необхідності збільшити військову допомогу Україні.</text:p>
      <text:p text:style-name="P4">
Про це сказав речник німецького уряду Штеффен Гебештрайт на брифінгу впонеділок, повідомляє власний кореспондент Укрінформу.</text:p>
      <text:p text:style-name="P4">
«Ми взяли до уваги цю вимогу. Федеральний уряд, як і багато інших країн <text:a xlink:type="simple" xlink:href="https://www.ukrinform.ua/tag-evropa" text:style-name="Internet_20_link" text:visited-style-name="Visited_20_Internet_20_Link">
</text:a>
 та євроатлантичної спільноти, підтримуєУкраїну відповідно до можливостей: політично, фінансово, гуманітарно, а такожзброєю. Ми робимо те, що в наших силах», - заявив він.</text:p>
      <text:p text:style-name="P4">
<text:span text:style-name="T4">
Читайте також:</text:span>
 <text:a xlink:type="simple" xlink:href="https://www.ukrinform.ua/rubric-polytics/3699933-f16-dla-ukraini-stane-investicieu-desatilitta-u-bezpeku-evropi-kuleba.html" text:style-name="Internet_20_link" text:visited-style-name="Visited_20_Internet_20_Link">
 <text:span text:style-name="T4">
Кулеба</text:span>
 </text:a>
</text:p>
      <text:p text:style-name="P4">
Як повідомлялося, Мельник напередодні <text:a xlink:type="simple" xlink:href="https://www.ukrinform.ua/rubric-polytics/3699388-ukraini-potribno-u-10-raziv-bilse-zbroi-sob-zakinciti-vijnu-cogoric-mzs.html" text:style-name="Internet_20_link" text:visited-style-name="Visited_20_Internet_20_Link">
 </text:a>
 що Україна вдячна союзникам за надану військову допомогу,однак щоб закінчити війну цього року, ЗСУ потрібно у 10 разів більше зброї.Він також закликав партнерів перейти «штучні червоні лінії» та виділити 1% ВВПна поставку зброї Україні.</text:p>
      <text:p text:style-name="P4">
Source: <text:a xlink:type="simple" xlink:href="https://www.ukrinform.ua/rubric-polytics/3700025-robimo-so-v-nasih-silah-u-berlini-vidreaguvali-na-slova-melnika-pro-zbilsenna-dopomogi.html" text:style-name="Internet_20_link" text:visited-style-name="Visited_20_Internet_20_Link">
https://www.ukrinform.ua/rubric-polytics/3700025-robimo-so-v-nasih-silah-u-berlini-vidreaguvali-na-slova-melnika-pro-zbilsenna-dopomogi.html</text:a>
</text:p>
      <!--NEWS-->
      <text:h text:style-name="P10" text:outline-level="1">
<text:span text:style-name="T4">
Уряд призначив новий склад наглядової ради Ощадбанку</text:span>
</text:h>
      <text:p text:style-name="P4">
Authors: Ukrinform (Person)</text:p>
      <text:p text:style-name="P4">
Publisher: Укринформ (Organization)</text:p>
      <text:p text:style-name="P4">
Published Time: 2023-04-24T16:15:51+03:00</text:p>
      <text:p text:style-name="P4">
Modified Time: 2023-04-24T16:15:51+03:00</text:p>
      <text:p text:style-name="P4">
Description: Кабінет Міністрів призначив незалежних членів наглядової ради Ощадбанку. — Укрінформ.</text:p>
      <text:p text:style-name="P4">
Images: ["<text:a xlink:type="simple" xlink:href="https://static.ukrinform.com/photos/2016_01/thumb_files/630_360_1452866137-1324.jpg" text:style-name="Internet_20_link" text:visited-style-name="Visited_20_Internet_20_Link">
630_360_14528...</text:a>
"]</text:p>
      <text:p text:style-name="P4">
Tags: ['Кабмін', 'Ощадбанк', 'Призначення']</text:p>
      <text:p text:style-name="P4">
Type: Article</text:p>
      <!--METADATA-->
      <text:p text:style-name="P4">
<draw:frame draw:style-name="fr1" draw:name="Image60" text:anchor-type="as-char" svg:width="6.9236in" svg:height="3.956343in" draw:z-index="0">
<draw:image xlink:href="../Images/yкринформ/2023-04-24T16-15-51-03-00/630_360_1452866137-1324.jpg" xlink:type="simple" xlink:show="embed" xlink:actuate="onLoad" draw:mime-type="image/jpeg"/>
</draw:frame>
 КабінетМіністрів призначив незалежних членів наглядової ради Ощадбанку.</text:p>
      <text:p text:style-name="P4">
Як передає Укрінформ, про це повідомляє <text:a xlink:type="simple" xlink:href="https://www.oschadbank.ua/news/vidbulas-rotacia-skladu-nagladovoi-radi-osadbanku" text:style-name="Internet_20_link" text:visited-style-name="Visited_20_Internet_20_Link">
</text:a>
</text:p>
      <text:p text:style-name="P4">
"Кабінет Міністрів України призначив шість незалежних членів наступноїнаглядової ради Ощадбанку, а саме: Міхала Крупінського, Елізабет Нельсон,Філіпа Хізлі, Володимира Лавренчука, Хуана Енріке Перес Калота, АнтонаПятигіна", - йдеться в повідомленні.</text:p>
      <text:p text:style-name="P4">
Зазначається, що Хуан Енріке Перес Калот і Антон Пятигін були незалежнимичленами попередньої ради та будуть проводжувати виконувати ці функції внаступній наглядовій раді. Чотири нових члени замінять Байбу Апін, МіхаеляВайнштейна, Пітера Бріггса та Янне Харьюнпаа.</text:p>
      <text:p text:style-name="P4">
Попередній склад ради вперше був обраний на сучасних засадах корпоративногоуправління та включав шість незалежних членів, які мають значний досвід убагатьох сферах банківської та фінансової діяльності. Ця рада затвердиластратегію трансформації Ощадбанку в комерційно привабливий інститут з оглядуна можливу приватизацію. Реалізацію цієї стратегії було призупинено череззбройну агресію російської федерації; процеси, які вона запустила, виявилисьважливим фактором стійкості та витривалості, які банк продемонстрував протягомвійни.</text:p>
      <text:p text:style-name="P4">
<text:span text:style-name="T4">
Читайте також:</text:span>
 <text:a xlink:type="simple" xlink:href="https://www.ukrinform.ua/rubric-economy/3691978-osadbank-rozpocinae-pilgove-kredituvanna-agrariiv.html" text:style-name="Internet_20_link" text:visited-style-name="Visited_20_Internet_20_Link">
 <text:span text:style-name="T4">
Ощадбанк</text:span>
 </text:a>
</text:p>
      <text:p text:style-name="P4">
«Ми дякуємо членам ради, які залишають її склад, за їхню важку працю івідданість банку та Україні, та бажаємо їм успіхів у їхній подальшійдіяльності. Сподіваюсь, що ми матимемо подібну плідну співпрацю з новоюнаглядовою радою, що дасть нам можливість продовжити реформи», – прокоментувавголова правління Ощадбанку Сергій Наумов.</text:p>
      <text:p text:style-name="P4">
Як повідомлялось, Міністерство фінансів у жовтні 2022 року розпочалоконкурсний відбір претендентів на посаду незалежних членів наглядових раддержавних Приватбанку, <text:a xlink:type="simple" xlink:href="https://www.ukrinform.ua/tag-osadbank" text:style-name="Internet_20_link" text:visited-style-name="Visited_20_Internet_20_Link">
 </text:a>
 таУкрексімбанку.</text:p>
      <text:p text:style-name="P4">
Source: <text:a xlink:type="simple" xlink:href="https://www.ukrinform.ua/rubric-economy/3700026-urad-priznaciv-novij-sklad-nagladovoi-radi-osadbanku.html" text:style-name="Internet_20_link" text:visited-style-name="Visited_20_Internet_20_Link">
https://www.ukrinform.ua/rubric-economy/3700026-urad-priznaciv-novij-sklad-nagladovoi-radi-osadbanku.html</text:a>
</text:p>
      <!--NEWS-->
      <text:h text:style-name="P10" text:outline-level="1">
<text:span text:style-name="T4">
ЄС та Норвегія створили «Зелений альянс» для боротьби зі зміною клімату</text:span>
</text:h>
      <text:p text:style-name="P4">
Authors: Ukrinform (Person)</text:p>
      <text:p text:style-name="P4">
Publisher: Укринформ (Organization)</text:p>
      <text:p text:style-name="P4">
Published Time: 2023-04-24T16:16:01+03:00</text:p>
      <text:p text:style-name="P4">
Modified Time: 2023-04-24T16:16:01+03:00</text:p>
      <text:p text:style-name="P4">
Description: У понеділок, 24 квітня, ЄС та Норвегія підписали угоду про створення «Зеленого альянсу» (Green Alliance), зобов’язавшись працювати разом над боротьбою зі зміною клімату, захистом природи та розробкою технологій, необхідних для відмови від викопного палива. — Укрінформ.</text:p>
      <text:p text:style-name="P4">
Images: ["<text:a xlink:type="simple" xlink:href="https://static.ukrinform.com/photos/2023_04/thumb_files/630_360_1682341922-580.jpg" text:style-name="Internet_20_link" text:visited-style-name="Visited_20_Internet_20_Link">
630_360_16823...</text:a>
"]</text:p>
      <text:p text:style-name="P4">
Tags: ['Євросоюз', 'Норвегія', 'Зміна клімату']</text:p>
      <text:p text:style-name="P4">
Type: Article</text:p>
      <!--METADATA-->
      <text:p text:style-name="P4">
<draw:frame draw:style-name="fr1" draw:name="Image61" text:anchor-type="as-char" svg:width="6.9236in" svg:height="3.956343in" draw:z-index="0">
<draw:image xlink:href="../Images/yкринформ/2023-04-24T16-16-01-03-00/630_360_1682341922-580.jpg" xlink:type="simple" xlink:show="embed" xlink:actuate="onLoad" draw:mime-type="image/jpeg"/>
</draw:frame>
 Упонеділок, 24 квітня, ЄС та Норвегія підписали угоду про створення «Зеленогоальянсу» (Green Alliance), зобов’язавшись працювати разом над боротьбою зізміною клімату, захистом природи та розробкою технологій, необхідних длявідмови від викопного палива.</text:p>
      <text:p text:style-name="P4">
Як передає Укрінформ, про це повідомляє <text:a xlink:type="simple" xlink:href="https://www.euractiv.com/section/energy-environment/news/eu-norway-seal-green-alliance-to-tackle-climate-change/" text:style-name="Internet_20_link" text:visited-style-name="Visited_20_Internet_20_Link">
</text:a>
 .</text:p>
      <text:p text:style-name="P4">
Угода охоплюватиме різні сфери, зокрема охорону природи, адаптацію до зміниклімату, а також технології, що дозволяють позбутися шкідливих викидів CO2.</text:p>
      <text:p text:style-name="P4">
В документі йдеться також про відмову від викопного палива, відновлювануенергію та виробництво водню, а також отримання критичної сировини, необхідноїдля впровадження екологічних технологій.</text:p>
      <text:p text:style-name="P4">
«Багато тем знаходяться під егідою угоди Green Alliance. Це дасть змогу намрухатися шляхом до кліматичної нейтральності пліч-о-пліч, об’єднати зусилля»,– сказала президент Європейської комісії Урсула фон дер Ляєн, підписуючи угодув Брюсселі.</text:p>
      <text:p text:style-name="P4">
«Цей Зелений Альянс [Green Alliance - ред.] також є символом глибоких зв’язківта дружби між Норвегією та ЄС", - додала вона.</text:p>
      <text:p text:style-name="P4">
Ця угода друга в своєму роді після подібної угоди, укладеної між ЄС та Японієюу 2021 році.</text:p>
      <text:p text:style-name="P4">
Напередодні церемонії підписання угоди прем’єр-міністр Норвегії Йонас ГарСтьоре наголосив на необхідності відмови від викопного палива, особливо післявторгнення росії в Україну.</text:p>
      <text:p text:style-name="P4">
«Це парадокс, що ці великі амбіції почали рухатися вперед завдяки тій жахливійвійні, що ведеться в Європі, тому що потреба прискорити впровадження зеленоїенергетики у всіх на думці», — сказав Стьоре.</text:p>
      <text:p text:style-name="P4">
«Норвегія прагне досягти наших кліматичних цілей у тісній співпраці з нашимиєвропейськими партнерами. Ми інтегровані в європейську економіку, і GreenAlliance дає дуже вичерпну відповідь про те, як ми це зробимо», – додав він.</text:p>
      <text:p text:style-name="P4">
Підписання угоди Green Alliance відбулося перед початком саміту Північногоморя, який відбудеться в понеділок у Бельгії, де представники дев’яти країн таЄвропейська комісія обговорять, як прискорити втілення в життя проєктіввітрової енергетики.</text:p>
      <text:p text:style-name="P4">
«Вітер, який використовують турбіни в Північному морі, допоможе живитипромисловість чистих технологій Європи. Це забезпечить європейцям безпечну тадоступну енергію», – сказала Урсула фон дер Ляєн.</text:p>
      <text:p text:style-name="P4">
<text:span text:style-name="T4">
Читайте також:</text:span>
 <text:a xlink:type="simple" xlink:href="https://www.ukrinform.ua/rubric-economy/3675223-ukraina-moze-stati-eksporterom-zelenogo-abo-nizkovuglecevogo-vodnu-minenergo.html" text:style-name="Internet_20_link" text:visited-style-name="Visited_20_Internet_20_Link">
 </text:a>
</text:p>
      <text:p text:style-name="P4">
Як повідомлялося, на початку грудня НАК «Нафтогаз України» приєдналася доЄвропейського альянсу чистого водню (European Clean Hydrogen Alliance). Улистопаді минулого року Нафтогаз та Укртрансгаз приєдналися до ініціативиH2EU+Store, що передбачає виробництво «зеленого» водню з відновлюваних джереленергії на заході України.</text:p>
      <text:p text:style-name="P4">
"Зелений" водень є компонентом Green Deal у переході від традиційних джереленергії до повної їх заміни на відновлювані джерела. Цей процес може триватидо 25 років. Необхідні капіталовкладення в такий перехід оцінюються дляУкраїни щонайменше в 100 млрд доларів.</text:p>
      <text:p text:style-name="P4">
<text:span text:style-name="T5">
Фото: Daniel Reinhardt / EPA</text:span>
</text:p>
      <text:p text:style-name="P4">
Source: <text:a xlink:type="simple" xlink:href="https://www.ukrinform.ua/rubric-world/3700027-es-ta-norvegia-stvorili-zelenij-alans-dla-borotbi-zi-zminou-klimatu.html" text:style-name="Internet_20_link" text:visited-style-name="Visited_20_Internet_20_Link">
https://www.ukrinform.ua/rubric-world/3700027-es-ta-norvegia-stvorili-zelenij-alans-dla-borotbi-zi-zminou-klimatu.html</text:a>
</text:p>
      <!--NEWS-->
      <text:h text:style-name="P10" text:outline-level="1">
<text:span text:style-name="T4">
Формат трибуналу щодо росії має передбачати покарання її лідерів – прем’єрка Естонії</text:span>
</text:h>
      <text:p text:style-name="P4">
Authors: Ukrinform (Person)</text:p>
      <text:p text:style-name="P4">
Publisher: Укринформ (Organization)</text:p>
      <text:p text:style-name="P4">
Published Time: 2023-04-24T16:19:00+03:00</text:p>
      <text:p text:style-name="P4">
Modified Time: 2023-04-24T16:19:00+03:00</text:p>
      <text:p text:style-name="P4">
Description: Формат міжнародного трибуналу щодо росії має передбачати притягнення до відповідальності її лідерів, які ухвалили рішення про початок війни проти України. — Укрінформ.</text:p>
      <text:p text:style-name="P4">
Images: ["<text:a xlink:type="simple" xlink:href="https://static.ukrinform.com/photos/2023_04/thumb_files/630_360_1682343298-594.jpeg" text:style-name="Internet_20_link" text:visited-style-name="Visited_20_Internet_20_Link">
630_360_16823...</text:a>
"]</text:p>
      <text:p text:style-name="P4">
Tags: ['Естонія', 'Трибунал', 'росія']</text:p>
      <text:p text:style-name="P4">
Type: Article</text:p>
      <!--METADATA-->
      <text:p text:style-name="P4">
<draw:frame draw:style-name="fr1" draw:name="Image62" text:anchor-type="as-char" svg:width="6.9236in" svg:height="3.956343in" draw:z-index="0">
<draw:image xlink:href="../Images/yкринформ/2023-04-24T16-19-00-03-00/630_360_1682343298-594.jpeg" xlink:type="simple" xlink:show="embed" xlink:actuate="onLoad" draw:mime-type="image/jpeg"/>
</draw:frame>
 Форматміжнародного трибуналу щодо росії має передбачати притягнення довідповідальності її лідерів, які ухвалили рішення про початок війни протиУкраїни.</text:p>
      <text:p text:style-name="P4">
На цьому наголосила Прем’єр-міністр Естонії Кая Каллас у Житомирі під часспільного брифінгу для журналістів із Президентом України ВолодимиромЗеленським, передає кореспондент Укрінформу.</text:p>
      <text:p text:style-name="P4">
«Ми підтримуємо міжнародний трибунал із розслідування злочину агресії. Воєннізлочини можуть розглядатися Міжнародним кримінальним судом і судами в Україні,бо тут їх скоювали. Якщо ж говорити про злочин агресії, то це злочин лідерів.Я юрист за освітою і можу сказати, що будь-який гібридний трибунал дозволитьпутіну, лаврову та іншим уникнути відповідальності. Злочин агресії – цезлочин, який скоюють лідери і саме їх треба притягнути до відповідальності», -зазначила Каллас.</text:p>
      <text:p text:style-name="P4">
За її словами, помилково вже вважати перемогою ордер Міжнародногокримінального суду на арешт путіна за депортацію дітей. Має відбутисяміжнародний трибунал у дуже чіткому форматі, який дозволить притягнути довідповідальності лідерів <text:a xlink:type="simple" xlink:href="https://www.ukrinform.ua/tag-rosia" text:style-name="Internet_20_link" text:visited-style-name="Visited_20_Internet_20_Link">
 </text:a>
 – тих, хтоухвалив рішення атакувати Україну. Каллас акцентувала, що «без притягнення довідповідальності лідерів не буде жодних перемог».</text:p>
      <text:p text:style-name="P4">
Вона додала, що не може бути буде безкарності та імунітету за злочини росіян,адже злочини без покарання заохочуватимуть нові звірства.</text:p>
      <text:p text:style-name="P4">
<text:span text:style-name="T4">
Читайте також:</text:span>
 <text:a xlink:type="simple" xlink:href="https://www.ukrinform.ua/rubric-polytics/3699703-stefancuk-zaklikav-kipr-dolucitisa-do-stvorenna-specialnogo-tribunalu-nad-rf.html" text:style-name="Internet_20_link" text:visited-style-name="Visited_20_Internet_20_Link">
 <text:span text:style-name="T4">
трибунал</text:span>
 </text:a>
</text:p>
      <text:p text:style-name="P4">
Як повідомляв Укрінформ, судді Міжнародного кримінального суду (МКС) видалиордери на арешт президента росії володимира путіна та російської дитячоїомбудсменки марії львової-бєлової.</text:p>
      <text:p text:style-name="P4">
<text:span text:style-name="T5">
Фото: ОП</text:span>
</text:p>
      <text:p text:style-name="P4">
Source: <text:a xlink:type="simple" xlink:href="https://www.ukrinform.ua/rubric-polytics/3700028-format-tribunalu-sodo-rosii-mae-peredbacati-pokaranna-ii-lideriv-premerka-estonii.html" text:style-name="Internet_20_link" text:visited-style-name="Visited_20_Internet_20_Link">
https://www.ukrinform.ua/rubric-polytics/3700028-format-tribunalu-sodo-rosii-mae-peredbacati-pokaranna-ii-lideriv-premerka-estonii.html</text:a>
</text:p>
      <!--NEWS-->
      <text:h text:style-name="P10" text:outline-level="1">
<text:span text:style-name="T4">
В Овручі до 1 червня завершать будівництво дитсадка за кошти Естонії – Каллас</text:span>
</text:h>
      <text:p text:style-name="P4">
Authors: Ukrinform (Person)</text:p>
      <text:p text:style-name="P4">
Publisher: Укринформ (Organization)</text:p>
      <text:p text:style-name="P4">
Published Time: 2023-04-24T16:20:00+03:00</text:p>
      <text:p text:style-name="P4">
Modified Time: 2023-04-24T16:20:00+03:00</text:p>
      <text:p text:style-name="P4">
Description: В Овручі на Житомирщині до 1 червня завершать будівництво дитячого садка, що зводиться за кошти Естонії. — Укрінформ.</text:p>
      <text:p text:style-name="P4">
Images: ["<text:a xlink:type="simple" xlink:href="https://static.ukrinform.com/photos/2023_04/thumb_files/630_360_1682343394-573.jpeg" text:style-name="Internet_20_link" text:visited-style-name="Visited_20_Internet_20_Link">
630_360_16823...</text:a>
"]</text:p>
      <text:p text:style-name="P4">
Tags: ['Дитсадок', 'Естонія', 'Житомирщина']</text:p>
      <text:p text:style-name="P4">
Type: Article</text:p>
      <!--METADATA-->
      <text:p text:style-name="P4">
<draw:frame draw:style-name="fr1" draw:name="Image63" text:anchor-type="as-char" svg:width="6.9236in" svg:height="3.956343in" draw:z-index="0">
<draw:image xlink:href="../Images/yкринформ/2023-04-24T16-20-00-03-00/630_360_1682343394-573.jpeg" xlink:type="simple" xlink:show="embed" xlink:actuate="onLoad" draw:mime-type="image/jpeg"/>
</draw:frame>
 В Овручіна Житомирщині до 1 червня завершать будівництво дитячого садка, що зводитьсяза кошти Естонії.</text:p>
      <text:p text:style-name="P4">
Про це повідомила прем’єр-міністр Естонії Кая Каллас у Житомирі під часспільного брифінгу для журналістів із Президентом України ВолодимиромЗеленським, передає кореспондент Укрінформу.</text:p>
      <text:p text:style-name="P4">
«Житомирщина – це регіон, де Естонія фокусується на відбудові, подаючи прикладдля решти. Перший етап, який ми тут виконуємо, це дитячий садок в Овручі, ійого буде завершено 1 червня. Я дуже рада оголосити, що Естонія займеться ідругою частиною дитячого садка ще на 80 дітей. Ми поділимося своїм досвідомщодо якісної турботи про дітей. Також підтримуємо відбудову мосту в Малині іпідтримуємо інші проєкти, у тому числі Фонд Олени Зеленської», - сказалаКаллас.</text:p>
      <text:p text:style-name="P4">
<text:span text:style-name="T4">
Читайте також:</text:span>
 <text:a xlink:type="simple" xlink:href="https://www.ukrinform.ua/rubric-polytics/3700021-zelenskij-u-zitomiri-nagorodiv-ordenom-premerku-estonii.html" text:style-name="Internet_20_link" text:visited-style-name="Visited_20_Internet_20_Link">
 </text:a>
</text:p>
      <text:p text:style-name="P4">
За її словами, ці будівлі мають бути достатньо сучасними і такими, аби іншіпартнери могли їх легко відтворити в Україні.</text:p>
      <text:p text:style-name="P4">
«Відбудова спільно з євроінтеграцією та реформами – це прекрасне прискореннядля економіки України. Вимоги Європи слугують саме знаком якості дляінвесторів, а антикорупційна політика може призвести до зростання економіки.Це було і в нашому досвіді, тому я певна, що так і буде в досвіді України», -додала урядовиця.</text:p>
      <text:p text:style-name="P4">
Як повідомляв Укрінформ, в Овручі будують дитсадок за гроші уряду <text:a xlink:type="simple" xlink:href="https://www.ukrinform.ua/tag-estonia" text:style-name="Internet_20_link" text:visited-style-name="Visited_20_Internet_20_Link">
</text:a>
 .</text:p>
      <text:p text:style-name="P4">
<text:span text:style-name="T5">
Фото: ОП</text:span>
</text:p>
      <text:p text:style-name="P4">
Source: <text:a xlink:type="simple" xlink:href="https://www.ukrinform.ua/rubric-vidbudova/3700029-v-ovruci-do-1-cervna-zaversat-budivnictvo-ditsadka-za-kosti-estonii-kallas.html" text:style-name="Internet_20_link" text:visited-style-name="Visited_20_Internet_20_Link">
https://www.ukrinform.ua/rubric-vidbudova/3700029-v-ovruci-do-1-cervna-zaversat-budivnictvo-ditsadka-za-kosti-estonii-kallas.html</text:a>
</text:p>
      <!--NEWS-->
      <text:h text:style-name="P10" text:outline-level="1">
<text:span text:style-name="T4">
У Чернігові знайшли поховання часів пізнього язичництва</text:span>
</text:h>
      <text:p text:style-name="P4">
Authors: Ukrinform (Person)</text:p>
      <text:p text:style-name="P4">
Publisher: Укринформ (Organization)</text:p>
      <text:p text:style-name="P4">
Published Time: 2023-04-24T16:22:00+03:00</text:p>
      <text:p text:style-name="P4">
Modified Time: 2023-04-24T16:22:00+03:00</text:p>
      <text:p text:style-name="P4">
Description: У Чернігові під час розкопки траншеї водогону по вулиці Любецькій археологи знайшли давні поховання давньоруської доби. — Укрінформ.</text:p>
      <text:p text:style-name="P4">
Images: ["<text:a xlink:type="simple" xlink:href="https://static.ukrinform.com/photos/2023_04/thumb_files/630_360_1682342301-345.jpg" text:style-name="Internet_20_link" text:visited-style-name="Visited_20_Internet_20_Link">
630_360_16823...</text:a>
", "<text:a xlink:type="simple" xlink:href="https://static.ukrinform.com/photos/2023_04/1682342301-940.jpg" text:style-name="Internet_20_link" text:visited-style-name="Visited_20_Internet_20_Link">
1682342301-94...</text:a>
", "<text:a xlink:type="simple" xlink:href="https://static.ukrinform.com/photos/2023_04/1682342300-611.jpg" text:style-name="Internet_20_link" text:visited-style-name="Visited_20_Internet_20_Link">
1682342300-61...</text:a>
", "<text:a xlink:type="simple" xlink:href="https://static.ukrinform.com/photos/2023_04/1682342300-108.jpg" text:style-name="Internet_20_link" text:visited-style-name="Visited_20_Internet_20_Link">
1682342300-10...</text:a>
", "<text:a xlink:type="simple" xlink:href="https://static.ukrinform.com/photos/2023_04/1682342300-776.jpg" text:style-name="Internet_20_link" text:visited-style-name="Visited_20_Internet_20_Link">
1682342300-77...</text:a>
"]</text:p>
      <text:p text:style-name="P4">
Tags: ['Чернігів', 'Поховання']</text:p>
      <text:p text:style-name="P4">
Type: Article</text:p>
      <!--METADATA-->
      <text:p text:style-name="P4">
<draw:frame draw:style-name="fr1" draw:name="Image64" text:anchor-type="as-char" svg:width="6.9236in" svg:height="3.956343in" draw:z-index="0">
<draw:image xlink:href="../Images/yкринформ/2023-04-24T16-22-00-03-00/630_360_1682342301-345.jpg" xlink:type="simple" xlink:show="embed" xlink:actuate="onLoad" draw:mime-type="image/jpeg"/>
</draw:frame>
 УЧернігові під час розкопки траншеї водогону по вулиці Любецькій археологизнайшли давні поховання давньоруської доби.</text:p>
      <text:p text:style-name="P4">
Про це повідомляє археолог Ігор Ігнатенко у <text:a xlink:type="simple" xlink:href="https://www.facebook.com/ihor.ihnatenko/posts/pfbid0pQwXbvEZVDzXP6GkZTgfizygGyg7C4tzTrhLW8GrkGxa4X9jYcwxXDnxJVYcPoenl" text:style-name="Internet_20_link" text:visited-style-name="Visited_20_Internet_20_Link">
</text:a>
, передає Укрінформ.</text:p>
      <text:p text:style-name="P4">
<draw:frame draw:style-name="fr1" draw:name="Image65" text:anchor-type="as-char" svg:width="6.9236in" svg:height="9.220477in" draw:z-index="0">
<draw:image xlink:href="../Images/yкринформ/2023-04-24T16-22-00-03-00/1682342301-940.jpg" xlink:type="simple" xlink:show="embed" xlink:actuate="onLoad" draw:mime-type="image/jpeg"/>
</draw:frame>
</text:p>
      <text:p text:style-name="P4">
"Про те, що в Чернігові по вулиці Любецькій був могильник, дослідникидізналися у 2019 р., коли біля Палацу Хіміків були знайдені ґрунтові похованнядавньоруської доби. У наступні роки кількість розкопаних давніх могилзбільшилася, були знайдені й залишки язичницьких курганів. Вчені вже давнопомітили, що курганні могильники півколом поперезували давній Чернігів. Окрімтого, курганні насипи стояли вздовж великих доріг, що виходили із міста. Заразважко сказати, щойно знайдені поховання, були прив’язані до згаданого "поясумогил", чи до старовинної Любецької дороги", – написав Ігнатенко.</text:p>
      <text:p text:style-name="P4">
<draw:frame draw:style-name="fr1" draw:name="Image66" text:anchor-type="as-char" svg:width="6.9236in" svg:height="9.221389in" draw:z-index="0">
<draw:image xlink:href="../Images/yкринформ/2023-04-24T16-22-00-03-00/1682342300-611.jpg" xlink:type="simple" xlink:show="embed" xlink:actuate="onLoad" draw:mime-type="image/jpeg"/>
</draw:frame>
</text:p>
      <text:p text:style-name="P4">
За його словами, курганні поховання, розкопані у цьому місці, є доволіпізніми, бо чернігівці не відразу стали християнами, принаймні в ХІ ст., аможе й на початку ХІІ ст. дехто із них ховав своїх померлих під курганами.</text:p>
      <text:p text:style-name="P4">
<draw:frame draw:style-name="fr1" draw:name="Image67" text:anchor-type="as-char" svg:width="6.9236in" svg:height="9.221389in" draw:z-index="0">
<draw:image xlink:href="../Images/yкринформ/2023-04-24T16-22-00-03-00/1682342300-108.jpg" xlink:type="simple" xlink:show="embed" xlink:actuate="onLoad" draw:mime-type="image/jpeg"/>
</draw:frame>
</text:p>
      <text:p text:style-name="P4">
"Поховальний обряд є дуже консервативним елементом матеріальної культури,археологи помічають його зміни, що відбулися протягом ХІ ст. Спершу зниклитрупоспалення – християнство засуджувало такий язичницький обряд, у старі часивважалося, що спалений небіжчик не зможе воскреснути. Далі, під впливомхристиянства, язичники стали менш "кровожерливими" – у підкурганнихзахороненнях вже не трапляються залишки тіл людей і тварин, спеціально вбитихдля супроводу свого господаря у потойбіччі", –стверджує Ігнатенко.</text:p>
      <text:p text:style-name="P4">
<draw:frame draw:style-name="fr1" draw:name="Image68" text:anchor-type="as-char" svg:width="6.9236in" svg:height="4.560784in" draw:z-index="0">
<draw:image xlink:href="../Images/yкринформ/2023-04-24T16-22-00-03-00/1682342300-776.jpg" xlink:type="simple" xlink:show="embed" xlink:actuate="onLoad" draw:mime-type="image/jpeg"/>
</draw:frame>
</text:p>
      <text:p text:style-name="P4">
Вулиця Любецька, а саме Любецький шлях, є однією з найдавніших у Чернігові.Починаючи з Х ст., Любецький шлях поєднував місто з Любечем і був своєріднимвідгалуженням Шляху із варягів у греки.</text:p>
      <text:p text:style-name="P4">
<text:span text:style-name="T4">
Читайте також:</text:span>
 <text:a xlink:type="simple" xlink:href="https://www.ukrinform.ua/rubric-culture/3694749-viavlena-v-centri-zvagela-na-zitomirsini-pidzemna-sporuda-datuetsa-xvixviii-st.html" text:style-name="Internet_20_link" text:visited-style-name="Visited_20_Internet_20_Link">
 </text:a>
</text:p>
      <text:p text:style-name="P4">
Як повідомляв Укрінформ, раніше археологи в Чернігові знайшли <text:a xlink:type="simple" xlink:href="https://www.ukrinform.ua/rubric-regions/3696851-arheologi-znajsli-v-cernigovi-starodavnij-oboronnij-val.html" text:style-name="Internet_20_link" text:visited-style-name="Visited_20_Internet_20_Link">
</text:a>
 , що захищав місто.</text:p>
      <text:p text:style-name="P4">
<text:span text:style-name="T5">
Фото: Фейсбук Ihor Ihnatenko</text:span>
</text:p>
      <text:p text:style-name="P4">
Source: <text:a xlink:type="simple" xlink:href="https://www.ukrinform.ua/rubric-regions/3700031-u-cernigovi-znajsli-pohovanna-casiv-piznogo-azicnictva.html" text:style-name="Internet_20_link" text:visited-style-name="Visited_20_Internet_20_Link">
https://www.ukrinform.ua/rubric-regions/3700031-u-cernigovi-znajsli-pohovanna-casiv-piznogo-azicnictva.html</text:a>
</text:p>
      <!--NEWS-->
      <text:h text:style-name="P10" text:outline-level="1">
<text:span text:style-name="T4">
Естонія стала першою державою, яка почала практичне відновлення України - Зеленський</text:span>
</text:h>
      <text:p text:style-name="P4">
Authors: Ukrinform (Person)</text:p>
      <text:p text:style-name="P4">
Publisher: Укринформ (Organization)</text:p>
      <text:p text:style-name="P4">
Published Time: 2023-04-24T16:25:00+03:00</text:p>
      <text:p text:style-name="P4">
Modified Time: 2023-04-24T16:25:00+03:00</text:p>
      <text:p text:style-name="P4">
Description: Допомога, яку надає Естонія для відбудови України, має стати прикладом для інших партнерів нашої держави. — Укрінформ.</text:p>
      <text:p text:style-name="P4">
Images: ["<text:a xlink:type="simple" xlink:href="https://static.ukrinform.com/photos/2023_04/thumb_files/630_360_1682343418-434.jpeg" text:style-name="Internet_20_link" text:visited-style-name="Visited_20_Internet_20_Link">
630_360_16823...</text:a>
"]</text:p>
      <text:p text:style-name="P4">
Tags: ['Естонія', 'Зеленський', 'Відновлення України']</text:p>
      <text:p text:style-name="P4">
Type: Article</text:p>
      <!--METADATA-->
      <text:p text:style-name="P4">
<draw:frame draw:style-name="fr1" draw:name="Image69" text:anchor-type="as-char" svg:width="6.9236in" svg:height="3.956343in" draw:z-index="0">
<draw:image xlink:href="../Images/yкринформ/2023-04-24T16-25-00-03-00/630_360_1682343418-434.jpeg" xlink:type="simple" xlink:show="embed" xlink:actuate="onLoad" draw:mime-type="image/jpeg"/>
</draw:frame>
 Допомога,яку надає Естонія для відбудови України, має стати прикладом для іншихпартнерів нашої держави.</text:p>
      <text:p text:style-name="P4">
Про це на брифінгу в Житомирі за підсумками переговорів із Прем’єр-міністромЕстонії Каєю Каллас сказав Президент України Володимир Зеленський, передаєкореспондент Укрінформу.</text:p>
      <text:p text:style-name="P4">
«Наші переговори, як завжди, змістовні. Ми встигли обговорити увесь спектрпитань, які мають значення саме зараз, і в першу чергу, наші можливості напередовій. Важливо, аби всі наші партнери були зараз максимально рішучими,максимально швидкими в постачанні обіцяної допомоги, а особливо зброї, щоб мимогли максимально прискорити завершення цієї війни, звільнити нашу землю тавідновити повну силу міжнародного права», - зазначив Зеленський.</text:p>
      <text:p text:style-name="P4">
_Відео:<text:a xlink:type="simple" xlink:href="https://t.me/kharkivoda/9953" text:style-name="Internet_20_link" text:visited-style-name="Visited_20_Internet_20_Link">
 </text:a>
 _</text:p>
      <text:p text:style-name="P4">
За його словами, під час переговорів також ішлося про політичну взаємодіюУкраїни та Естонії щодо повноправного членства нашої держави в ЄС та <text:a xlink:type="simple" xlink:href="https://www.ukrinform.ua/tag-nato" text:style-name="Internet_20_link" text:visited-style-name="Visited_20_Internet_20_Link">
</text:a>
 .</text:p>
      <text:p text:style-name="P4">
«Звичайно, поговорили сьогодні ми і про відбудову України. Естонія сталапершою державою, яка почала практичне відновлення на нашій землі тут, уЖитомирській області, в Овручі. Це правильний приклад для багатьох іншихпартнерів. Я впевнений, ми багато зробимо разом. Я сьогодні порушив питаннящодо структуризації допомоги у відбудові. Зокрема, створення відповідногопредставництва, офісу тут, на Житомирщині», - додав Президент.</text:p>
      <text:p text:style-name="P4">
Зеленський подякував <text:a xlink:type="simple" xlink:href="https://www.ukrinform.ua/tag-estonia" text:style-name="Internet_20_link" text:visited-style-name="Visited_20_Internet_20_Link">
 </text:a>
 і запринциповість щодо санкцій проти росії.</text:p>
      <text:p text:style-name="P4">
<text:span text:style-name="T4">
Читайте також:</text:span>
 <text:a xlink:type="simple" xlink:href="https://www.ukrinform.ua/rubric-vidbudova/3700029-v-ovruci-do-1-cervna-zaversat-budivnictvo-ditsadka-za-kosti-estonii-kallas.html" text:style-name="Internet_20_link" text:visited-style-name="Visited_20_Internet_20_Link">
 </text:a>
</text:p>
      <text:p text:style-name="P4">
«Держава-терорист повинна нести повну відповідальність за скоєне в Україні. Цестосується покарання всіх російських убивць та терористів, створеннявідповідного трибуналу щодо злочину агресії, який забезпечить відповідальністьусіх злочинців, включаючи російську верхівку. Також компенсацію шкоди відвійни коштом активів агресора»,- зауважив глава держави.</text:p>
      <text:p text:style-name="P4">
<text:span text:style-name="T4">
Читайте також:</text:span>
 <text:a xlink:type="simple" xlink:href="https://www.ukrinform.ua/rubric-polytics/3699701-zelenskij-anonsuvav-dekilka-vazlivih-miznarodnih-podij-dla-ukraini.html" text:style-name="Internet_20_link" text:visited-style-name="Visited_20_Internet_20_Link">
 <text:span text:style-name="T4">
Зеленський</text:span>
 </text:a>
</text:p>
      <text:p text:style-name="P4">
Як повідомляв Укрінформ, Президент України Володимир <text:a xlink:type="simple" xlink:href="https://www.ukrinform.ua/tag-zelenskij" text:style-name="Internet_20_link" text:visited-style-name="Visited_20_Internet_20_Link">
</text:a>
 нагородив орденом Ярослава МудрогоПрем’єр-міністра Естонії Каю Каллас.</text:p>
      <text:p text:style-name="P4">
<text:span text:style-name="T5">
Фото: ОП</text:span>
</text:p>
      <text:p text:style-name="P4">
Source: <text:a xlink:type="simple" xlink:href="https://www.ukrinform.ua/rubric-vidbudova/3700033-estonia-stala-persou-derzavou-aka-pocala-prakticne-vidnovlenna-ukraini-zelenskij.html" text:style-name="Internet_20_link" text:visited-style-name="Visited_20_Internet_20_Link">
https://www.ukrinform.ua/rubric-vidbudova/3700033-estonia-stala-persou-derzavou-aka-pocala-prakticne-vidnovlenna-ukraini-zelenskij.html</text:a>
</text:p>
      <!--NEWS-->
      <text:h text:style-name="P10" text:outline-level="1">
<text:span text:style-name="T4">
Литва вперше в історії провела тестове відключення від російської енергосистеми</text:span>
</text:h>
      <text:p text:style-name="P4">
Authors: Ukrinform (Person)</text:p>
      <text:p text:style-name="P4">
Publisher: Укринформ (Organization)</text:p>
      <text:p text:style-name="P4">
Published Time: 2023-04-24T16:27:12+03:00</text:p>
      <text:p text:style-name="P4">
Modified Time: 2023-04-24T16:27:12+03:00</text:p>
      <text:p text:style-name="P4">
Description: Уперше в історії Литва повністю відключилася від російської електромережі в режимі тестування, яке тривало 10 годин, електропостачання велося за рахунок місцевих електростанцій, а також імпорту з Польщі та Швеції. — Укрінформ.</text:p>
      <text:p text:style-name="P4">
Images: ["<text:a xlink:type="simple" xlink:href="https://static.ukrinform.com/photos/2023_04/thumb_files/630_360_1682342595-998.jpg" text:style-name="Internet_20_link" text:visited-style-name="Visited_20_Internet_20_Link">
630_360_16823...</text:a>
"]</text:p>
      <text:p text:style-name="P4">
Tags: ['Електроенергія', 'Литва', 'росія']</text:p>
      <text:p text:style-name="P4">
Type: Article</text:p>
      <!--METADATA-->
      <text:p text:style-name="P4">
<draw:frame draw:style-name="fr1" draw:name="Image70" text:anchor-type="as-char" svg:width="6.9236in" svg:height="3.956343in" draw:z-index="0">
<draw:image xlink:href="../Images/yкринформ/2023-04-24T16-27-12-03-00/630_360_1682342595-998.jpg" xlink:type="simple" xlink:show="embed" xlink:actuate="onLoad" draw:mime-type="image/jpeg"/>
</draw:frame>
 Уперше вісторії Литва повністю відключилася від російської електромережі в режимітестування, яке тривало 10 годин, електропостачання велося за рахунок місцевихелектростанцій, а також імпорту з Польщі та Швеції.</text:p>
      <text:p text:style-name="P4">
Як повідомляє Укрінформ, про це в понеділок повідомив національний <text:a xlink:type="simple" xlink:href="https://www.lrt.lt/ua/novini/1263/1969246/litva-uspishno-provela-testove-vidkliuchennia-vid-rosiis-koyi-energosistemi" text:style-name="Internet_20_link" text:visited-style-name="Visited_20_Internet_20_Link">
</text:a>
 .</text:p>
      <text:p text:style-name="P4">
Оператор литовської енергомережі Litgrid повністю перервав усі з'єднання зросійською електромережею в рамках підготовки синхронізації із ЗахідноюЄвропою. Випробування проводилися з 11 до 21 години. Тим самим,електроенергетична система Литви вперше в історії працювала повністюавтономно, заявили в компанії. При цьому споживачі не помітили проведеннятестів. У цей час електрику в електромережу країни постачали місцевіелектростанції, а також тривав імпорт зі Швеції та Польщі.</text:p>
      <text:p text:style-name="P4">
«Литва з гордістю повідомляє про успішне завершення 10-годинного відключеннянашої електромережі від російської без будь-яких незапланованих відключень. Цевідкриває шлях до повного і остаточного відключення наступного року», –прокоментував подію глава МЗС Литви Габріелюс Ландсбергіс.</text:p>
      <text:p text:style-name="P4">
Литва, а також Латвія та Естонія прагнуть зменшити свою енергетичну залежністьвід росії, шукаючи альтернативні джерела постачання нафти, газу таелектроенергії. У травні 2022 року вони повністю припинили імпортелектроенергії з рф.</text:p>
      <text:p text:style-name="P4">
Хоча країни Балтії більше не імпортують російські енергоносії на зразок газу йнафти після вторгнення в Україну минулого року, вони поки покладаються наросію у підтримці стабільності своєї електроенергетичної системи.</text:p>
      <text:p text:style-name="P4">
І російська, і континентально-європейська системи працюють на частоті 50 Гц,але в той час, як російська система управляється з москви, мережіконтинентальної Європи децентралізовані, а це означає, що кожен національниймережевий оператор відповідає за підтримку стабільності своєї системи.</text:p>
      <text:p text:style-name="P4">
<text:span text:style-name="T4">
Читайте також:</text:span>
 <text:a xlink:type="simple" xlink:href="https://www.ukrinform.ua/rubric-economy/3695785-kraini-baltii-hocut-zupiniti-import-skraplenogo-gazu-z-rf.html" text:style-name="Internet_20_link" text:visited-style-name="Visited_20_Internet_20_Link">
 <text:span text:style-name="T4">
Країни</text:span>
 <text:span text:style-name="T4">
Балтії</text:span>
 <text:span text:style-name="T4">
хочуть</text:span>
 <text:span text:style-name="T4">
зупинити</text:span>
 <text:span text:style-name="T4">
імпорт</text:span>
<text:span text:style-name="T4">
скрапленого</text:span>
 <text:span text:style-name="T4">
газу</text:span>
 </text:a>
</text:p>
      <text:p text:style-name="P4">
Торік на тлі енергетичного шантажу росії в ЄС уже почали готувати плани навипадок екстреного відключення <text:a xlink:type="simple" xlink:href="https://www.ukrinform.ua/tag-litva" text:style-name="Internet_20_link" text:visited-style-name="Visited_20_Internet_20_Link">
 </text:a>
 ,Латвії та Естонії від російської мережі. Країни Балтії отримають понад 1мільярд євро інвестицій від ЄС, які допоможуть їм позбутися залежності відросійської енергомережі. Вони повинні здійснити цей перехід одночасно.</text:p>
      <text:p text:style-name="P4">
Наразі Вільнюс говорить про готовність зробити це вже у 2024 році, Рига йТаллінн просять більше часу на підготовку до переходу.</text:p>
      <text:p text:style-name="P4">
Як повідомляв Укрінформ, в березні минулого року <text:a xlink:type="simple" xlink:href="https://www.ukrinform.ua/rubric-world/3424292-kraini-baltii-domovilisa-aknajsvidse-vidednatisa-vid-rosijskoi-elektromerezi.html" text:style-name="Internet_20_link" text:visited-style-name="Visited_20_Internet_20_Link">
</text:a>
 з подальшоюсинхронізацією країн Балтії з європейською мережею раніше 2025 року.</text:p>
      <text:p text:style-name="P4">
<text:span text:style-name="T5">
Фото: LRT</text:span>
</text:p>
      <text:p text:style-name="P4">
Source: <text:a xlink:type="simple" xlink:href="https://www.ukrinform.ua/rubric-economy/3700035-litva-vperse-v-istorii-provela-testove-vidklucenna-vid-rosijskoi-energosistemi.html" text:style-name="Internet_20_link" text:visited-style-name="Visited_20_Internet_20_Link">
https://www.ukrinform.ua/rubric-economy/3700035-litva-vperse-v-istorii-provela-testove-vidklucenna-vid-rosijskoi-energosistemi.html</text:a>
</text:p>
      <!--NEWS-->
      <text:h text:style-name="P10" text:outline-level="1">
<text:span text:style-name="T4">
Збірна України з футболу 12 червня зіграє з Німеччиною</text:span>
</text:h>
      <text:p text:style-name="P4">
Authors: Ukrinform (Person)</text:p>
      <text:p text:style-name="P4">
Publisher: Укринформ (Organization)</text:p>
      <text:p text:style-name="P4">
Published Time: 2023-04-24T16:33:27+03:00</text:p>
      <text:p text:style-name="P4">
Modified Time: 2023-04-24T16:33:27+03:00</text:p>
      <text:p text:style-name="P4">
Description: Футболісти збірних Німеччини та України проведуть товариський матч, який буде 1000-м для німецької команди. — Укрінформ.</text:p>
      <text:p text:style-name="P4">
Images: ["<text:a xlink:type="simple" xlink:href="https://static.ukrinform.com/photos/2023_04/thumb_files/630_360_1682342448-638.jpg" text:style-name="Internet_20_link" text:visited-style-name="Visited_20_Internet_20_Link">
630_360_16823...</text:a>
"]</text:p>
      <text:p text:style-name="P4">
Tags: ['Футбол', 'Німеччина', 'Збірна України']</text:p>
      <text:p text:style-name="P4">
Type: Article</text:p>
      <!--METADATA-->
      <text:p text:style-name="P4">
<draw:frame draw:style-name="fr1" draw:name="Image71" text:anchor-type="as-char" svg:width="6.9236in" svg:height="3.956343in" draw:z-index="0">
<draw:image xlink:href="../Images/yкринформ/2023-04-24T16-33-27-03-00/630_360_1682342448-638.jpg" xlink:type="simple" xlink:show="embed" xlink:actuate="onLoad" draw:mime-type="image/jpeg"/>
</draw:frame>
 Футболістизбірних Німеччини та України проведуть товариський матч, який буде 1000-м длянімецької команди.</text:p>
      <text:p text:style-name="P4">
Як оголосив Німецький футбольний союз ( <text:a xlink:type="simple" xlink:href="https://www.instagram.com/dfb_team/" text:style-name="Internet_20_link" text:visited-style-name="Visited_20_Internet_20_Link">
</text:a>
), зустріч відбудеться 12 червня у Бремені на арені «Везерштадіон», передаєУкрінформ.</text:p>
      <text:p text:style-name="P4">
Гра пройде перед поєдинками «синьо-жовтих» у кваліфікації чемпіонату Євро-2024проти Північної Македонії (16 червня) та Мальти (19 червня).</text:p>
      <text:p text:style-name="P4">
<text:span text:style-name="T4">
Читайте також:</text:span>
 <text:a xlink:type="simple" xlink:href="https://www.ukrinform.ua/rubric-sports/3698455-zbirna-ukraini-z-futbolu-provede-matc-z-maltou-u-slovackij-trnavi.html" text:style-name="Internet_20_link" text:visited-style-name="Visited_20_Internet_20_Link">
 <text:span text:style-name="T4">
футбол</text:span>
 </text:a>
</text:p>
      <text:p text:style-name="P4">
Як відомо, у національної команди Німеччини у 2023 році офіційних матчів непередбачено, оскільки Бундестім має пряму путівку до фінального раунду направах організатора Євро-2024.</text:p>
      <text:p text:style-name="P4">
Для збірної Німеччини гра проти команди України стане ювілейним 1000-м матчемв історії.</text:p>
      <text:p text:style-name="P4">
Після матчу проти «синьо-жовтих» збірна Німеччини зіграє спаринги з Польщею(16 червня у Варшаві) та Колумбією (20 червня у Гельзенкірхені).</text:p>
      <text:p text:style-name="P4">
Фото: uaf.ua.</text:p>
      <text:p text:style-name="P4">
Source: <text:a xlink:type="simple" xlink:href="https://www.ukrinform.ua/rubric-sports/3700039-zbirna-ukraini-z-futbolu-12-cervna-zigrae-z-nimeccinou.html" text:style-name="Internet_20_link" text:visited-style-name="Visited_20_Internet_20_Link">
https://www.ukrinform.ua/rubric-sports/3700039-zbirna-ukraini-z-futbolu-12-cervna-zigrae-z-nimeccinou.html</text:a>
</text:p>
      <!--NEWS-->
      <text:h text:style-name="P10" text:outline-level="1">
<text:span text:style-name="T4">
Євросоюз запровадив санкції проти російської компанії за підтримку режиму Асада</text:span>
</text:h>
      <text:p text:style-name="P4">
Authors: Ukrinform (Person)</text:p>
      <text:p text:style-name="P4">
Publisher: Укринформ (Organization)</text:p>
      <text:p text:style-name="P4">
Published Time: 2023-04-24T16:39:23+03:00</text:p>
      <text:p text:style-name="P4">
Modified Time: 2023-04-24T16:39:23+03:00</text:p>
      <text:p text:style-name="P4">
Description: Європейський Союз запровадив санкції проти 25 фізичних і 8 юридичних осіб в рамках обмежувальних заходів ЄС з огляду на ситуацію в Сирії. Серед них – компанія з рф.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Санкції', 'Сирія']</text:p>
      <text:p text:style-name="P4">
Type: Article</text:p>
      <!--METADATA-->
      <text:p text:style-name="P4">
<draw:frame draw:style-name="fr1" draw:name="Image72" text:anchor-type="as-char" svg:width="6.9236in" svg:height="3.956343in" draw:z-index="0">
<draw:image xlink:href="../Images/yкринформ/2023-04-24T16-39-23-03-00/630_360_1591893289-695.jpg" xlink:type="simple" xlink:show="embed" xlink:actuate="onLoad" draw:mime-type="image/jpeg"/>
</draw:frame>
Європейський Союз запровадив санкції проти 25 фізичних і 8 юридичних осіб врамках обмежувальних заходів ЄС з огляду на ситуацію в Сирії. Серед них –компанія з рф.</text:p>
      <text:p text:style-name="P4">
Як передає Укрінформ, про це йдеться у <text:a xlink:type="simple" xlink:href="http://www.consilium.europa.eu/en/press/press-releases/2023/04/24/syria-eu-sanctions-drug-trade-benefitting-the-regime/" text:style-name="Internet_20_link" text:visited-style-name="Visited_20_Internet_20_Link">
</text:a>
 Ради ЄС.</text:p>
      <text:p text:style-name="P4">
Зазначається, що ЄС вніс у санкційний список російську інженерно-будівельнукомпанію «Стройтрансгаз» і компанію Gecopham, контрольовану Міністерствомнафти і мінеральних ресурсів Сирії, за надання підтримки режиму Башара Асада.</text:p>
      <text:p text:style-name="P4">
За даними Ради ЄС, більшість сьогоднішніх доповнень в санкційні спискиспрямовані на осіб та організації, відповідальні за виробництво та торгівлюнаркотичними препаратами.</text:p>
      <text:p text:style-name="P4">
«Торгівля амфетаміном стала керованою режимом бізнес-моделлю, збагачуєвнутрішнє оточення режиму та забезпечує йому доходи, які сприяють йогоздатності продовжувати політику репресій проти цивільного населення», -йдеться у пресрелізі.</text:p>
      <text:p text:style-name="P4">
З цієї причини Рада <text:a xlink:type="simple" xlink:href="https://www.ukrinform.ua/tag-evrosouz" text:style-name="Internet_20_link" text:visited-style-name="Visited_20_Internet_20_Link">
 </text:a>
 включила досписку членів сім’ї Асада, включно з двоюрідними братами Башара Асада, лідеріві членів пов’язаних з режимом збройних формувань і бізнесменів, які маютьтісні зв’язки з сім’єю Асада, а також осіб, пов’язаних із сирійською армією тасирійською військовою розвідкою.</text:p>
      <text:p text:style-name="P4">
Загалом список осіб та компаній, які підпадають під санкції з огляду наситуацію в Сирії, наразі включає 322 особи, щодо яких діє замороження активіві заборона на в’їзд, а також 81 організація, щодо яких діє замороженняактивів.</text:p>
      <text:p text:style-name="P4">
<text:span text:style-name="T4">
Читайте також:</text:span>
 <text:a xlink:type="simple" xlink:href="https://www.ukrinform.ua/rubric-world/3699988-britania-ogolosila-pro-novi-sankcii-proti-iranu.html" text:style-name="Internet_20_link" text:visited-style-name="Visited_20_Internet_20_Link">
 <text:span text:style-name="T4">
санкції</text:span>
 </text:a>
</text:p>
      <text:p text:style-name="P4">
Як повідомляв Укрінформ, 7 квітня Кабінет Міністрів України підтримав рішеннявнести на розгляд Ради національної безпеки та оборони пропозиції щодозастосування санкцій проти Сирії.</text:p>
      <text:p text:style-name="P4">
Source: <text:a xlink:type="simple" xlink:href="https://www.ukrinform.ua/rubric-world/3700042-evrosouz-zaprovadiv-sankcii-proti-rosijskoi-kompanii-za-pidtrimku-rezimu-asada.html" text:style-name="Internet_20_link" text:visited-style-name="Visited_20_Internet_20_Link">
https://www.ukrinform.ua/rubric-world/3700042-evrosouz-zaprovadiv-sankcii-proti-rosijskoi-kompanii-za-pidtrimku-rezimu-asada.html</text:a>
</text:p>
      <!--NEWS-->
      <text:h text:style-name="P10" text:outline-level="1">
<text:span text:style-name="T4">
На річках Закарпаття 25-26 квітня очікується підвищення рівнів води</text:span>
</text:h>
      <text:p text:style-name="P4">
Authors: Ukrinform (Person)</text:p>
      <text:p text:style-name="P4">
Publisher: Укринформ (Organization)</text:p>
      <text:p text:style-name="P4">
Published Time: 2023-04-24T16:42:40+03:00</text:p>
      <text:p text:style-name="P4">
Modified Time: 2023-04-24T16:42:40+03:00</text:p>
      <text:p text:style-name="P4">
Description: У другій половині доби 24 квітня та протягом 25-26 квітня очікується підвищення рівнів води на річках Закарпаття.  — Укрінформ.</text:p>
      <text:p text:style-name="P4">
Images: ["<text:a xlink:type="simple" xlink:href="https://static.ukrinform.com/photos/2023_04/thumb_files/630_360_1682343596-175.jpg" text:style-name="Internet_20_link" text:visited-style-name="Visited_20_Internet_20_Link">
630_360_16823...</text:a>
"]</text:p>
      <text:p text:style-name="P4">
Tags: ['Вода', 'Закарпаття', 'Водопілля']</text:p>
      <text:p text:style-name="P4">
Type: Article</text:p>
      <!--METADATA-->
      <text:p text:style-name="P4">
<draw:frame draw:style-name="fr1" draw:name="Image73" text:anchor-type="as-char" svg:width="6.9236in" svg:height="3.956343in" draw:z-index="0">
<draw:image xlink:href="../Images/yкринформ/2023-04-24T16-42-40-03-00/630_360_1682343596-175.jpg" xlink:type="simple" xlink:show="embed" xlink:actuate="onLoad" draw:mime-type="image/jpeg"/>
</draw:frame>
 У другійполовині доби 24 квітня та протягом 25-26 квітня очікується підвищення рівнівводи на річках Закарпаття.</text:p>
      <text:p text:style-name="P4">
Про це інформує <text:a xlink:type="simple" xlink:href="http://dsns.gov.ua/uk/news/ostanni-novini/uvaga-poperedzennia-pro-pidvishhennia-rivniv-vodi-na-rickax-ukrayini-2" text:style-name="Internet_20_link" text:visited-style-name="Visited_20_Internet_20_Link">
 </text:a>
 , передаєУкрінформ.</text:p>
      <text:p text:style-name="P4">
“У другій половині доби 24 квiтня та протягом 25-26 квітня, у зв'язку зізначними опадами, очікується підвищення рівнів води, над поточними відмітками,без негативних наслідків: на рiчках басейну Днiстра (Львiвська, Iвано-Франкiвська обл.) на 0,2-0,7 м; на річках Закарпаття - на 0,5-1,8 м, у нижнiхтечiях р.Боржава - до 2,0-2,5 м”, - заявили у ДСНС.</text:p>
      <text:p text:style-name="P4">
Своєю чергою, 24-26 квітня, внаслідок пропуску весняного водопілля черезводосховища Дніпровського каскаду, утримуватиметься затоплення заплавнихтериторій та понижених ділянок у низці населених пунктів.</text:p>
      <text:p text:style-name="P4">
Зокрема, це очікується на Кременчуцькому водосховищі у Черкаській області (ІІІрівень небезпеки — червоний), і на Кременчуцькому, Кам’янському, Дніпровськомута Каховському водосховищах у Полтавській, Кіровоградській, Дніпропетровській,Запорізькій та Херсонській областях (ІІ рівень небезпеки – помаранчевий).</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a>
</text:p>
      <text:p text:style-name="P4">
У пресслужбі поінформували, що 24 квiтня на рiчцi Стир у створi поста Колкипри подальшому пiдвищеннi рiвня води на 1-5 см за добу очiкується затопленнясільськогосподарських та господарських споруд у прирiчкових населених пунктахКамiнь-Каширського та Луцького районiв Волинської областi (I рiвень небезпеки- жовтий).</text:p>
      <text:p text:style-name="P4">
А 24-26 квітня на р. Дніпрі у м. <text:a xlink:type="simple" xlink:href="https://www.ukrinform.ua/tag-kiiv" text:style-name="Internet_20_link" text:visited-style-name="Visited_20_Internet_20_Link">
 </text:a>
 ,Вишгородському, Броварському та Бориспільському районах Київщиниутримуватиметься затоплення заплавних територій та часткове затоплення низькихприрічкових територій (І рівень небезпеки — жовтий).</text:p>
      <text:p text:style-name="P4">
За даними ДСНС, 24-27 квітня на Десні нижче Макошиного в межах Чернігівщинипродовжиться підвищення рівнів води на 2-5 см за добу з подальшим затопленнямпонижених ділянок заплави вздовж ділянки Десни Чернігів-Морівськ та у створіпоста Морівськ; з частковим затопленням територій міського пляжу, садово-дачної забудови, доріг на заплаві у Чернігові (район Кордівка) (ІІ рівеньнебезпеки - помаранчевий).</text:p>
      <text:p text:style-name="P4">
“24-27 квітня на Десні вище Макошиного рівні води знижуватимуться на 2-10 смза добу з поступовим зменшенням затоплення заплави та перевищення небезпечнихвідміток затоплення територій ряду сіл, обтоплення їх водою, порушеннятранспортного сполучення з прирічковими населеними пунктами у Новгород-Сіверському, Корюківському, Ніжинському, Чернігівському районах Чернігівськоїобласті (ІІ рівень небезпеки — помаранчевий)”, - уточнили рятувальники.</text:p>
      <text:p text:style-name="P4">
<text:span text:style-name="T4">
Читайте також:</text:span>
 <text:a xlink:type="simple" xlink:href="https://www.ukrinform.ua/rubric-kyiv/3699860-u-kievi-za-den-riven-vodi-u-dnipri-vpav-se-na-20-santimetriv.html" text:style-name="Internet_20_link" text:visited-style-name="Visited_20_Internet_20_Link">
 <text:span text:style-name="T4">
води</text:span>
 </text:a>
</text:p>
      <text:p text:style-name="P4">
Зазначається, що 24-27 квітня на Верхньому Дніпрі в межах країниутримуватимуться високі рівні води з тенденцією зниження на 1-10 см за добу,зберігатиметься затоплення заплави, порушення транспортного сполучення,обтоплення та відрізання від основних шляхів сполучення та часткове затопленняокремих населених пунктів в ряді прирічкових сіл у Чернігівському районіЧернігівської області (ІІ рівень небезпеки - помаранчевий).</text:p>
      <text:p text:style-name="P4">
Як повідомлялося, в Укргідроенерго заявили, що станом на 24 квітня фіксуєтьсяспад рівнів води у восьми річках, гідроенергетики здійснюють контрольованіскиди.</text:p>
      <text:p text:style-name="P4">
Source: <text:a xlink:type="simple" xlink:href="https://www.ukrinform.ua/rubric-regions/3700043-na-rickah-zakarpatta-2526-kvitna-ocikuetsa-pidvisenna-rivniv-vodi.html" text:style-name="Internet_20_link" text:visited-style-name="Visited_20_Internet_20_Link">
https://www.ukrinform.ua/rubric-regions/3700043-na-rickah-zakarpatta-2526-kvitna-ocikuetsa-pidvisenna-rivniv-vodi.html</text:a>
</text:p>
      <!--NEWS-->
      <text:h text:style-name="P10" text:outline-level="1">
<text:span text:style-name="T4">
В Угорщині з'явилися дві нові громади УГКЦ</text:span>
</text:h>
      <text:p text:style-name="P4">
Authors: Ukrinform (Person)</text:p>
      <text:p text:style-name="P4">
Publisher: Укринформ (Organization)</text:p>
      <text:p text:style-name="P4">
Published Time: 2023-04-24T16:44:00+03:00</text:p>
      <text:p text:style-name="P4">
Modified Time: 2023-04-24T16:44:00+03:00</text:p>
      <text:p text:style-name="P4">
Description: В угорських містах Сомбатхей і Шіофок створили дві нові громади Української греко-католицької церкви. — Укрінформ.</text:p>
      <text:p text:style-name="P4">
Images: ["<text:a xlink:type="simple" xlink:href="https://static.ukrinform.com/photos/2023_04/thumb_files/630_360_1682343890-433.jpg" text:style-name="Internet_20_link" text:visited-style-name="Visited_20_Internet_20_Link">
630_360_16823...</text:a>
"]</text:p>
      <text:p text:style-name="P4">
Tags: ['Церква', 'Діаспора', 'УГКЦ', 'Угорщина']</text:p>
      <text:p text:style-name="P4">
Type: Article</text:p>
      <!--METADATA-->
      <text:p text:style-name="P4">
<draw:frame draw:style-name="fr1" draw:name="Image74" text:anchor-type="as-char" svg:width="6.9236in" svg:height="3.956343in" draw:z-index="0">
<draw:image xlink:href="../Images/yкринформ/2023-04-24T16-44-00-03-00/630_360_1682343890-433.jpg" xlink:type="simple" xlink:show="embed" xlink:actuate="onLoad" draw:mime-type="image/jpeg"/>
</draw:frame>
 Вугорських містах Сомбатхей і Шіофок створили дві нові громади Українськоїгреко-католицької церкви.</text:p>
      <text:p text:style-name="P4">
Як передає Укрінформ, про це у Фейсбуці повідомив <text:a xlink:type="simple" xlink:href="https://ugcc.ua/data/na-velykden-v-ugorshchyni-vidkrylysya-dvi-gromady-ugkts-2566/" text:style-name="Internet_20_link" text:visited-style-name="Visited_20_Internet_20_Link">
 </text:a>
 .</text:p>
      <text:p text:style-name="P4">
Першу літургію для вірних УГКЦ у цих містах було проведено на Великдень зпосвяченням великодніх страв</text:p>
      <text:p text:style-name="P4">
Молитву провів о. Дам’ян Габорій під супровід співу семінаристів Львівськоїдуховної семінарії.</text:p>
      <text:p text:style-name="P4">
У Богослужінні в м. Шіофок взяв участь Почесний консул України в Угорщині п.Золтан Хорват.</text:p>
      <text:p text:style-name="P4">
«У новостворених громадах богослужіння відбуватимуться раз у місяць. ВідРіздва також розпочалися богослужіння для українців у Дьорі, Татабані,Секешвехерварі», — повідомив о. Дам’ян Габорій.</text:p>
      <text:p text:style-name="P4">
Нагадаємо, на початку 2023 року в Угорщині <text:a xlink:type="simple" xlink:href="http://https://www.ukrinform.ua/rubric-diaspora/3660302-v-ugorsini-zavilasa-nova-gromada-ugkc.html" text:style-name="Internet_20_link" text:visited-style-name="Visited_20_Internet_20_Link">
</text:a>
 нову громаду УГКЦ в угорському місті Дьорі. Ранішенові громади УГКЦ <text:a xlink:type="simple" xlink:href="https://www.ukrinform.ua/rubric-diaspora/3653542-v-ugorsini-zavilisa-novi-gromadi-ugkc.html" text:style-name="Internet_20_link" text:visited-style-name="Visited_20_Internet_20_Link">
 </text:a>
 у Секешвехерваріта Татабані.</text:p>
      <text:p text:style-name="P4">
<text:span text:style-name="T5">
Фото: ugcc.ua</text:span>
</text:p>
      <text:p text:style-name="P4">
Source: <text:a xlink:type="simple" xlink:href="https://www.ukrinform.ua/rubric-diaspora/3700044-v-ugorsini-vidkrilisa-dvi-novi-gromadi-ugkc.html" text:style-name="Internet_20_link" text:visited-style-name="Visited_20_Internet_20_Link">
https://www.ukrinform.ua/rubric-diaspora/3700044-v-ugorsini-vidkrilisa-dvi-novi-gromadi-ugkc.html</text:a>
</text:p>
      <!--NEWS-->
      <text:h text:style-name="P10" text:outline-level="1">
<text:span text:style-name="T4">
росія використовує воєнні злочини як метод ведення війни – Матвійчук в ОБСЄ</text:span>
</text:h>
      <text:p text:style-name="P4">
Authors: Ukrinform (Person)</text:p>
      <text:p text:style-name="P4">
Publisher: Укринформ (Organization)</text:p>
      <text:p text:style-name="P4">
Published Time: 2023-04-24T16:51:11+03:00</text:p>
      <text:p text:style-name="P4">
Modified Time: 2023-04-24T16:51:11+03:00</text:p>
      <text:p text:style-name="P4">
Description: росія використовує воєнні злочини як метод ведення війни проти України, намагаючись зламати волю українців до опору та окупувати країну. — Укрінформ.</text:p>
      <text:p text:style-name="P4">
Images: ["<text:a xlink:type="simple" xlink:href="https://static.ukrinform.com/photos/2022_12/thumb_files/630_360_1672396902-770.jpg" text:style-name="Internet_20_link" text:visited-style-name="Visited_20_Internet_20_Link">
630_360_16723...</text:a>
", "<text:a xlink:type="simple" xlink:href="https://static.ukrinform.com/photos/2023_04/1682344154-933.jpg" text:style-name="Internet_20_link" text:visited-style-name="Visited_20_Internet_20_Link">
1682344154-93...</text:a>
"]</text:p>
      <text:p text:style-name="P4">
Tags: ['ОБСЄ', 'Україна', 'Воєнні злочини', 'Війна з росією']</text:p>
      <text:p text:style-name="P4">
Type: Article</text:p>
      <!--METADATA-->
      <text:p text:style-name="P4">
<draw:frame draw:style-name="fr1" draw:name="Image75" text:anchor-type="as-char" svg:width="6.9236in" svg:height="3.956343in" draw:z-index="0">
<draw:image xlink:href="../Images/yкринформ/2023-04-24T16-51-11-03-00/630_360_1672396902-770.jpg" xlink:type="simple" xlink:show="embed" xlink:actuate="onLoad" draw:mime-type="image/jpeg"/>
</draw:frame>
 росіявикористовує воєнні злочини як метод ведення війни проти України, намагаючисьзламати волю українців до опору та окупувати країну.</text:p>
      <text:p text:style-name="P4">
Як передає кореспондент Укрінформу, про це заявила українська правозахисниця,голова Центру громадянських свобод і лауреатка Нобелівської премії мируОлександра Матвійчук у ході відеовключення на відкритті Додаткової наради ОБСЄз питань людського виміру (SHDM) у понеділок у Відні.</text:p>
      <text:p text:style-name="P4">
"Я та інші українські правозахисники працюємо зараз в умовах, коли закон недіє. російські війська зумисно обстрілюють житлові райони, школи, церкви,лікарні, евакуаційні коридори, використовують систему фільтраційних таборів тадепортують людей, здійснюють вбивства, тортури, зґвалтування, викрадення таінші злочини проти мирних жителів", - зазначила Матвійчук на початку своговиступу.</text:p>
      <text:p text:style-name="P4">
Вона поінформувала, що після 24 лютого 2022 року Центр громадянських свободоб’єднався з десятками регіональних організацій в рамках ініціативи "трибуналдля путіна": з ціллю "документування кожного епізоду злочинів російськихвійськових у кожному найвіддаленішому районі України".</text:p>
      <text:p text:style-name="P4">
<draw:frame draw:style-name="fr1" draw:name="Image76" text:anchor-type="as-char" svg:width="6.9236in" svg:height="5.199111in" draw:z-index="0">
<draw:image xlink:href="../Images/yкринформ/2023-04-24T16-51-11-03-00/1682344154-933.jpg" xlink:type="simple" xlink:show="embed" xlink:actuate="onLoad" draw:mime-type="image/jpeg"/>
</draw:frame>
</text:p>
      <text:p text:style-name="P4">
"Нами задокументовано понад 36 тис. воєнних злочинів. Можна сказати чітко, щоросія використовує воєнні злочини як метод ведення війни. росія намагаєтьсязламати волю людей до опору та окупувати Україну, завдаючи невимовного болюмирним жителям. Ми цей біль документуємо", - сказала правозахисниця.</text:p>
      <text:p text:style-name="P4">
У ході свого виступу Матвійчук також поділилася з присутніми окремимисвідченнями людей, які пережили російський полон, зокрема, вагітної жінки, яказазнала катувань з боку російських військових.</text:p>
      <text:p text:style-name="P4">
"Коли я задаю собі питання, як така кривава війна з такими величезнимимасштабами порушень міжнародного гуманітарного права, міжнародногокримінального права та усіх основних стандартів у сфері прав людини сталаможливою у нашому регіоні – то я згадую про те, що російські військовіздійснили найбільш тяжкі воєнні злочини в Чечні, Молдові, Грузії, Малі, Сирії,Лівії та інших країнах світу. І вони ніколи не понесли покарання за це. І церезультат повної безкарності. росіяни починають думати, що вони можуть робитивсе, що хочуть", - заявила лауреатка Нобелівської премії миру.</text:p>
      <text:p text:style-name="P4">
На цьому тлі вона також порушила питання про те, чи можуть люди у 21 ст. усвоєму захисті покладатися виключно на правові засоби "чи нам допоможе зброя".За словами Матвійчук, відповідь на це питання "визначає наше спільнемайбутнє".</text:p>
      <text:p text:style-name="P4">
Голова Центру громадянських свобод наголосила, що російська агресивна війнапроти України "зачепила вимір цінностей". "Це – не просто війна між двомадержавами. А це – війна між системами: між системою авторитарного управліннята демократичною системою. <text:a xlink:type="simple" xlink:href="https://www.ukrinform.ua/tag-putin" text:style-name="Internet_20_link" text:visited-style-name="Visited_20_Internet_20_Link">
 </text:a>
 хоченав’язати усьому світу бачення про те, що демократія та права людини єнепотрібними та фальшивими і що з їх допомогою не можна захиститися від війни.Нам треба відповісти на це. Ми повинні показати приклад правосуддя", -зазначила Матвійчук.</text:p>
      <text:p text:style-name="P4">
За її словами, першим кроком у цьому напрямку має бути створення міжнародногоСпеціального трибуналу щодо злочину агресії проти України та "притягнення довідповідальності путіна, лукашенка та інших винних у злочинах". Крім того,потрібно зміцнювати національні системи "з тим, щоб вони могли з усієюефективністю вести розслідування та переслідування у тисячах кримінальнихсправ, які вже офіційно зареєстровані".</text:p>
      <text:p text:style-name="P4">
Також, наголосила Матвійчук, настав час "задуматися про нову архітектурубезпеки в Європі, яка забезпечить безпеку усім державам та їх громадянам,незалежно від участі чи неучасті у воєнних альянсах та потужності їх збройнихсил". "І нарешті треба перезапустити Гельсінкський процес, і в його рамкахправа людини мають врешті-решт отримати пріоритетне місце", - додалаукраїнська правозахисниця.</text:p>
      <text:p text:style-name="P4">
<text:span text:style-name="T4">
Читайте також:</text:span>
 <text:a xlink:type="simple" xlink:href="https://www.ukrinform.ua/rubric-polytics/3698442-ukraina-v-obse-nastav-cas-viznati-so-horosoi-rosii-v-najblizcomu-majbutnomu-ne-bude.html" text:style-name="Internet_20_link" text:visited-style-name="Visited_20_Internet_20_Link">
 <text:span text:style-name="T4">
ОБСЄ</text:span>
 </text:a>
</text:p>
      <text:p text:style-name="P4">
Як повідомляв Укрінформ, у штаб-квартирі ОБСЄ у Відні у понеділок відкриласядводенна Додаткова нарада з питань людського виміру (SHDM) на тему "Катуваннята інші серйозні порушення міжнародного гуманітарного права і грубі порушенняміжнародного права прав людини", у ході якої велику увагу буде приділеновчиненим в Україні російським злочинам.</text:p>
      <text:p text:style-name="P4">
Source: <text:a xlink:type="simple" xlink:href="https://www.ukrinform.ua/rubric-polytics/3700048-rosia-vikoristovue-voenni-zlocini-ak-metod-vedenna-vijni-matvijcuk-v-obse.html" text:style-name="Internet_20_link" text:visited-style-name="Visited_20_Internet_20_Link">
https://www.ukrinform.ua/rubric-polytics/3700048-rosia-vikoristovue-voenni-zlocini-ak-metod-vedenna-vijni-matvijcuk-v-obse.html</text:a>
</text:p>
      <!--NEWS-->
      <text:h text:style-name="P10" text:outline-level="1">
<text:span text:style-name="T4">
Гранти для ветеранів: українські захисники подали заявок на на 21 мільйон</text:span>
</text:h>
      <text:p text:style-name="P4">
Authors: Ukrinform (Person)</text:p>
      <text:p text:style-name="P4">
Publisher: Укринформ (Organization)</text:p>
      <text:p text:style-name="P4">
Published Time: 2023-04-24T16:51:59+03:00</text:p>
      <text:p text:style-name="P4">
Modified Time: 2023-04-24T16:51:59+03:00</text:p>
      <text:p text:style-name="P4">
Description: У межах першої хвилі подачі заяв на гранти для ветеранів за програмою “Власна справа” 54 українських захисників та захисниць запросили грантових коштів на 21 млн грн на старт або розвиток свого бізнесу.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Бізнес', 'Ветерани війни', 'Грант']</text:p>
      <text:p text:style-name="P4">
Type: Article</text:p>
      <!--METADATA-->
      <text:p text:style-name="P4">
<draw:frame draw:style-name="fr1" draw:name="Image77" text:anchor-type="as-char" svg:width="6.9236in" svg:height="3.956343in" draw:z-index="0">
<draw:image xlink:href="../Images/yкринформ/2023-04-24T16-51-59-03-00/630_360_1664184137-668.jpg" xlink:type="simple" xlink:show="embed" xlink:actuate="onLoad" draw:mime-type="image/jpeg"/>
</draw:frame>
 У межахпершої хвилі подачі заяв на гранти для ветеранів за програмою “Власна справа”54 українських захисників та захисниць запросили грантових коштів на 21 млнгрн на старт або розвиток свого бізнесу.</text:p>
      <text:p text:style-name="P4">
Як передає Укрінформ, про це повідомляє <text:a xlink:type="simple" xlink:href="https://www.me.gov.ua/News/Detail" text:style-name="Internet_20_link" text:visited-style-name="Visited_20_Internet_20_Link">
</text:a>
</text:p>
      <text:p text:style-name="P4">
“54 українських захисників та захисниць скористались можливістю отримати віддержави фінансову підтримку на розвиток власної справи та подали заявки награнти для ветеранів у першу хвилю. Максимальну суму гранту в 1 млн грнзапросили 5 заявників, 15 заяв надійшло від другого з подружжя ветерана награнт до 500 тис. грн”, - сказала заступниця міністра економіки України ТетянаБережна.</text:p>
      <text:p text:style-name="P4">
Вона зазначила, що 80% заявників попросили гранти за програмами, щопередбачають співфінансування, тобто вони готові розділити відповідальність здержавою за розвиток свого <text:a xlink:type="simple" xlink:href="https://www.ukrinform.ua/tag-biznes" text:style-name="Internet_20_link" text:visited-style-name="Visited_20_Internet_20_Link">
 </text:a>
 і плануютьвкласти у свій проєкт 30% власних коштів. Загалом ветерани запросили грантівна 21 млн грн та мають намір реалізувати свої бізнес-проєкти, вартістю понад32 млн грн.</text:p>
      <text:p text:style-name="P4">
Отримані грантові заявки впродовж наступних 15 робочих днів будутьопрацьовуватись Ощадбанком та Державною службою зайнятості, які перевірятимутьділову репутацію заявника та поданих ним документів, оцінюватимутьреалістичність його бізнес-плану, після чого він має пройти співбесіду зфахівцями центру зайнятості, за результатами якої ухвалюється рішення пронадання чи відмову у наданні гранту.</text:p>
      <text:p text:style-name="P4">
Як повідомляв Укрінформ, із 10 квітня уряд запустив нові грантові програми дляветеранів на старт або розвиток власного бізнесу. Заявки на отримання грантупотрібно подавати через портал Дія.</text:p>
      <text:p text:style-name="P4">
<text:span text:style-name="T4">
Читайте також:</text:span>
 <text:a xlink:type="simple" xlink:href="https://www.ukrinform.ua/rubric-economy/3694905-urad-planue-vidati-ponad-1000-grantiv-veteranam-na-start-vlasnogo-biznesu.html" text:style-name="Internet_20_link" text:visited-style-name="Visited_20_Internet_20_Link">
 </text:a>
</text:p>
      <text:p text:style-name="P4">
Зазначається, що програмами передбачено надання кількох видів грантів. Так,250 тис. грн надаються учасникові бойових дій та/або особі з інвалідністювнаслідок війни за умови створення одного робочого місця; 500 тис. грн - длядружини/чоловіка учасника бойових дій та/або особи з інвалідністю внаслідоквійни за умови створення двох робочих місць; 1 млн грн - для учасника бойовихдій та/або особи з інвалідністю внаслідок війни, які зареєстровані як ФОП неменше трьох років, за умови створення чотирьох робочих місць, мінімум два зяких займуть ветерани або особи з інвалідністю внаслідок війни.</text:p>
      <text:p text:style-name="P4">
Гранти на 500 тис. грн та 1 млн грн надаватимуть за умови співфінансування:30% коштів має вкласти в свою справу отримувач гранту, 70% - надасть держава увигляді гранту.</text:p>
      <text:p text:style-name="P4">
Source: <text:a xlink:type="simple" xlink:href="https://www.ukrinform.ua/rubric-economy/3700049-granti-dla-veteraniv-ukrainski-zahisniki-podali-zaavok-na-na-21-miljon.html" text:style-name="Internet_20_link" text:visited-style-name="Visited_20_Internet_20_Link">
https://www.ukrinform.ua/rubric-economy/3700049-granti-dla-veteraniv-ukrainski-zahisniki-podali-zaavok-na-na-21-miljon.html</text:a>
</text:p>
      <!--NEWS-->
      <text:h text:style-name="P10" text:outline-level="1">
<text:span text:style-name="T4">
Дівоча збірна України не змогла потрапити на волейбольне Євро-2023</text:span>
</text:h>
      <text:p text:style-name="P4">
Authors: Ukrinform (Person)</text:p>
      <text:p text:style-name="P4">
Publisher: Укринформ (Organization)</text:p>
      <text:p text:style-name="P4">
Published Time: 2023-04-24T16:57:00+03:00</text:p>
      <text:p text:style-name="P4">
Modified Time: 2023-04-24T16:57:00+03:00</text:p>
      <text:p text:style-name="P4">
Description: Очна зустріч волейболісток Естонії та збірної України (дівчата до 17-ти років) мала вирішити, хто ж з команд слідом за Бельгією вирушить на чемпіонат Європи 2023. — Укрінформ.</text:p>
      <text:p text:style-name="P4">
Images: ["<text:a xlink:type="simple" xlink:href="https://static.ukrinform.com/photos/2023_04/thumb_files/630_360_1682344656-115.jpg" text:style-name="Internet_20_link" text:visited-style-name="Visited_20_Internet_20_Link">
630_360_16823...</text:a>
"]</text:p>
      <text:p text:style-name="P4">
Tags: ['Волейбол']</text:p>
      <text:p text:style-name="P4">
Type: Article</text:p>
      <!--METADATA-->
      <text:p text:style-name="P4">
<draw:frame draw:style-name="fr1" draw:name="Image78" text:anchor-type="as-char" svg:width="6.9236in" svg:height="3.956343in" draw:z-index="0">
<draw:image xlink:href="../Images/yкринформ/2023-04-24T16-57-00-03-00/630_360_1682344656-115.jpg" xlink:type="simple" xlink:show="embed" xlink:actuate="onLoad" draw:mime-type="image/jpeg"/>
</draw:frame>
 Очназустріч волейболісток Естонії та збірної України (дівчата до 17-ти років) малавирішити, хто ж з команд слідом за Бельгією вирушить на чемпіонат Європи 2023.</text:p>
      <text:p text:style-name="P4">
Як повідомляє Професіональна волейбольна ліга України ( <text:a xlink:type="simple" xlink:href="https://pvlu.org/uk/divocha-zbirna-ukrayiny-u-17-postupylasya-odnolitkam-z-estoniyi-ta-ne-zmohla-vyyty-na-yevro-2023" text:style-name="Internet_20_link" text:visited-style-name="Visited_20_Internet_20_Link">
</text:a>
 ), у підсумку в цій дуелітріумфували естонки - 3:2 (11:25, 25:23, 16:25, 26:24, 15:11), передаєУкрінформ.</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Гра відбулася на арені 1 Tetori у Приштині (Косово).</text:p>
      <text:p text:style-name="P4">
Фото: Getty Images.</text:p>
      <text:p text:style-name="P4">
Source: <text:a xlink:type="simple" xlink:href="https://www.ukrinform.ua/rubric-sports/3700050-divoca-zbirna-ukraini-ne-zmogla-potrapiti-na-volejbolne-evro2023.html" text:style-name="Internet_20_link" text:visited-style-name="Visited_20_Internet_20_Link">
https://www.ukrinform.ua/rubric-sports/3700050-divoca-zbirna-ukraini-ne-zmogla-potrapiti-na-volejbolne-evro2023.html</text:a>
</text:p>
      <!--NEWS-->
      <text:h text:style-name="P10" text:outline-level="1">
<text:span text:style-name="T4">
В Україні виробництво молока зросло на 13% - профільна асоціація</text:span>
</text:h>
      <text:p text:style-name="P4">
Authors: Ukrinform (Person)</text:p>
      <text:p text:style-name="P4">
Publisher: Укринформ (Organization)</text:p>
      <text:p text:style-name="P4">
Published Time: 2023-04-24T16:59:53+03:00</text:p>
      <text:p text:style-name="P4">
Modified Time: 2023-04-24T16:59:53+03:00</text:p>
      <text:p text:style-name="P4">
Description: У березні 2023 року українські господарства всіх категорій виробили 1,003 млн т молока, що на 3/4 більше, ніж у лютому поточного року, і на 13% більше, ніж у березні 2022 року. — Укрінформ.</text:p>
      <text:p text:style-name="P4">
Images: ["<text:a xlink:type="simple" xlink:href="https://static.ukrinform.com/photos/2018_01/thumb_files/630_360_1515838759-3616.jpg" text:style-name="Internet_20_link" text:visited-style-name="Visited_20_Internet_20_Link">
630_360_15158...</text:a>
"]</text:p>
      <text:p text:style-name="P4">
Tags: ['Молоко', 'Виробництво']</text:p>
      <text:p text:style-name="P4">
Type: Article</text:p>
      <!--METADATA-->
      <text:p text:style-name="P4">
<draw:frame draw:style-name="fr1" draw:name="Image79" text:anchor-type="as-char" svg:width="6.9236in" svg:height="3.956343in" draw:z-index="0">
<draw:image xlink:href="../Images/yкринформ/2023-04-24T16-59-53-03-00/630_360_1515838759-3616.jpg" xlink:type="simple" xlink:show="embed" xlink:actuate="onLoad" draw:mime-type="image/jpeg"/>
</draw:frame>
 У березні2023 року українські господарства всіх категорій виробили 1,003 млн т молока,що на 3/4 більше, ніж у лютому поточного року, і на 13% більше, ніж у березні2022 року.</text:p>
      <text:p text:style-name="P4">
Як передає Укрінформ, про це повідомляє <text:a xlink:type="simple" xlink:href="https://avm-ua.org/uk/post/v-berezni-ukraina-narostila-virobnictvo-moloka-i-alovicini" text:style-name="Internet_20_link" text:visited-style-name="Visited_20_Internet_20_Link">
 </text:a>
</text:p>
      <text:p text:style-name="P4">
Зазначається, що у березні в Україні почався «сезон великого молока» йпромислові господарства збільшили обсяг його виробництва до 245,7 тис. т, щона 12,25% більше, ніж у лютому цього року, а також на 13,5% більше, ніж уберезні торік.</text:p>
      <text:p text:style-name="P4">
Господарства населення у березні виробили 339,3 тис. т, що на 11% менше протианалогічного періоду минулого року.</text:p>
      <text:p text:style-name="P4">
За попередніми даними Державної служби статистики, за січень-березень 2023року в Україні господарства усіх категорій виробили близько 1, 49 млн тоннмолока-сировини, що на 6% менше проти минулорічного періоду.</text:p>
      <text:p text:style-name="P4">
У господарствах населення в першому кварталі спостерігалася протилежнаситуація: обсяг виробництва молока скоротився на 15,42% – до 810,4 тис. т.Промислові господарства збільшили виробництво молока до 688,5 тис. т (+5%) усічні-березні.</text:p>
      <text:p text:style-name="P4">
У січні-березні 2023 року найвищі темпи приросту виробництва молока з усіхвидів господарств, порівняно з першим кварталом 2022 року, були зафіксовані у:Закарпатській (+50%), Івано-Франківській (+17%), Тернопільській (+17%),Хмельницькій (+14,5%), Рівненській (+12,2%) і Черкаській (+11%) областях.</text:p>
      <text:p text:style-name="P4">
За перший квартал лідерами за обсягами виробництва сирого молока стали:Полтавська область – 150,6 тис. т, Хмельницька область – 142,6 тис. т,Вінницька область – 130 тис. т; Черкаська область – 103,7 тис. т, Житомирськаобласть – 98,2 тис. т, Чернігівська область – 90,9 тис. т та Тернопільськаобласть 84,1 тис. т. Сумарно, в січні-березні 2023 року в цих областях буловироблено понад 53% молока від загального валу молока в Україні.</text:p>
      <text:p text:style-name="P4">
Найбільше скорочення виробництва молока спостерігалося в охоплених воєннимидіями Луганській та Запорізькій областях: у першому кварталі в Запорізькійобласті виробили 3,3 тис. т молока, а в Луганській області – 8,6 тис. т. Усічні-березні торік запорізькі молочарі виробили 28,4 тис. т сировини, алуганські – 12,5 тис. т. Наразі відсутні дані по обсягах надоїв у Донецькій таХерсонській областях, де тривають бої з російськими окупантами.</text:p>
      <text:p text:style-name="P4">
За попередніми оцінками Держстату, в першому кварталі на територіях Україниохоплених воєнними діями, було вироблено 3,2% молока від загального валу.Близько 96,8% сировини було вироблено в регіонах, де не відбуваються бойовідії.</text:p>
      <text:p text:style-name="P4">
В асоціації пояснюють, що вірогідно, зростання виробництва сировини у березніпов’язане з початком «сезону великого молока» в Україні. Проте збільшенняпопиту на молочну продукцію в Україні в короткостроковій перспективімалоймовірне у зв’язку з обмеженим попитом на внутрішньому ринку.</text:p>
      <text:p text:style-name="P4">
При цьому, на зовнішніх ринках спостерігається обмежений попит на молочнупродукцію. У березні такі традиційні покупці української молочної продукції,як Ізраїль і Грузія, скоротили імпорт сухого молока, Молдова зменшила імпортвершкового масла, а Казахстан купував менше сиру.</text:p>
      <text:p text:style-name="P4">
<text:span text:style-name="T4">
Читайте також:</text:span>
 <text:a xlink:type="simple" xlink:href="https://www.ukrinform.ua/rubric-economy/3698548-krainisusidi-hocut-rozsiriti-spisok-zaboronenoi-ukrainskoi-agroprodukcii.html" text:style-name="Internet_20_link" text:visited-style-name="Visited_20_Internet_20_Link">
 </text:a>
</text:p>
      <text:p text:style-name="P4">
Станом на сьогодні українська молочна продукція не користується попитом в ЄС,де існують надлишки молока-сировини, а склади забиті біржовими товарами. Крімцього, під тиском операторів місцевого ринку, уряд Польщі впровадив тимчасовузаборону на імпорт і транзит с/г продукції з України, в т.ч. молочної, щододатково ускладнює збут вітчизняним виробникам.</text:p>
      <text:p text:style-name="P4">
За попередніми даними Державної служби статистики, у березні 2023 року Українаекспортувала 8,94 тис. т молочної продукції на суму 20,27 млн дол., що на 1,8%більше, ніж у лютому цього року.</text:p>
      <text:p text:style-name="P4">
Source: <text:a xlink:type="simple" xlink:href="https://www.ukrinform.ua/rubric-economy/3700051-v-ukraini-virobnictvo-moloka-zroslo-na-13-profilna-asociacia.html" text:style-name="Internet_20_link" text:visited-style-name="Visited_20_Internet_20_Link">
https://www.ukrinform.ua/rubric-economy/3700051-v-ukraini-virobnictvo-moloka-zroslo-na-13-profilna-asociacia.html</text:a>
</text:p>
      <!--NEWS-->
      <text:h text:style-name="P10" text:outline-level="1">
<text:span text:style-name="T4">
Щонайменше 420 людей загинули внаслідок бойових дій у Судані</text:span>
</text:h>
      <text:p text:style-name="P4">
Authors: Ukrinform (Person)</text:p>
      <text:p text:style-name="P4">
Publisher: Укринформ (Organization)</text:p>
      <text:p text:style-name="P4">
Published Time: 2023-04-24T17:00:32+03:00</text:p>
      <text:p text:style-name="P4">
Modified Time: 2023-04-24T17:00:32+03:00</text:p>
      <text:p text:style-name="P4">
Description: Всесвітня організація охорони здоров'я повідомила, що щонайменше 420 людей було вбито та 3700 поранено у Судані після того, як там спалахнули інтенсивні бойові дії.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Поранені', 'Судан', 'Загибель']</text:p>
      <text:p text:style-name="P4">
Type: Article</text:p>
      <!--METADATA-->
      <text:p text:style-name="P4">
<draw:frame draw:style-name="fr1" draw:name="Image80" text:anchor-type="as-char" svg:width="6.9236in" svg:height="3.956343in" draw:z-index="0">
<draw:image xlink:href="../Images/yкринформ/2023-04-24T17-00-32-03-00/630_360_1681626756-721.jpg" xlink:type="simple" xlink:show="embed" xlink:actuate="onLoad" draw:mime-type="image/jpeg"/>
</draw:frame>
 Всесвітняорганізація охорони здоров'я повідомила, що щонайменше 420 людей було вбито та3700 поранено у Судані після того, як там спалахнули інтенсивні бойові дії.</text:p>
      <text:p text:style-name="P4">
Як передає Укрінформ, про це повідомляється на сайті <text:a xlink:type="simple" xlink:href="https://www.emro.who.int/media/news/a-quarter-of-the-lives-lost-in-sudan-to-date-could-have-been-saved-if-health-care-workers-had-access-to-injured-civilians.html" text:style-name="Internet_20_link" text:visited-style-name="Visited_20_Internet_20_Link">
</text:a>
 .</text:p>
      <text:p text:style-name="P4">
За даними Міністерства охорони здоров’я Судану, понад 420 осіб загинули та 3700 поранені внаслідок ескалації насильства в Судані 15 квітня.</text:p>
      <text:p text:style-name="P4">
Зазначається, що парамедики, медсестри та лікарі часто не можуть отриматидоступ до поранених цивільних осіб через відсутність гарантій безпеки танапади на автомобілі швидкої допомоги та заклади охорони здоров'я.</text:p>
      <text:p text:style-name="P4">
<text:span text:style-name="T4">
Читайте також:</text:span>
 <text:a xlink:type="simple" xlink:href="https://www.ukrinform.ua/rubric-society/3699956-mzs-opracovue-marsruti-evakuacii-ukrainciv-z-sudanu.html" text:style-name="Internet_20_link" text:visited-style-name="Visited_20_Internet_20_Link">
 <text:span text:style-name="T4">
Судану</text:span>
 </text:a>
</text:p>
      <text:p text:style-name="P4">
Суданське міністерство охорони здоров’я також повідомило, що 20 лікарень вкраїні більше не функціонують, а ще 12 медзакладів перебувають під загрозоюзакриття через брак медикаментів та медичних працівників.</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тастрілянина. Суперечка зосереджена навколо запропонованого переходу країни доцивільного правління.</text:p>
      <text:p text:style-name="P4">
<text:span text:style-name="T4">
Читайте також:</text:span>
 <text:a xlink:type="simple" xlink:href="https://www.ukrinform.ua/rubric-world/3698631-pvk-vagner-bere-aktivnu-ucast-u-voennomu-konflikti-v-sudani-rozsliduvanna-cnn.html" text:style-name="Internet_20_link" text:visited-style-name="Visited_20_Internet_20_Link">
 </text:a>
</text:p>
      <text:p text:style-name="P4">
Бойові дії в країні тривають, низка європейських країн докладають зусиль для <text:a xlink:type="simple" xlink:href="https://www.ukrinform.ua/tag-evakuacia" text:style-name="Internet_20_link" text:visited-style-name="Visited_20_Internet_20_Link">
</text:a>
 власних громадян із Судану.</text:p>
      <text:p text:style-name="P4">
<text:span text:style-name="T5">
Фото: АА</text:span>
</text:p>
      <text:p text:style-name="P4">
Source: <text:a xlink:type="simple" xlink:href="https://www.ukrinform.ua/rubric-world/3700052-sonajmense-420-ludej-zaginuli-vnaslidok-bojovih-dij-u-sudani.html" text:style-name="Internet_20_link" text:visited-style-name="Visited_20_Internet_20_Link">
https://www.ukrinform.ua/rubric-world/3700052-sonajmense-420-ludej-zaginuli-vnaslidok-bojovih-dij-u-sudani.html</text:a>
</text:p>
      <!--NEWS-->
      <text:h text:style-name="P10" text:outline-level="1">
<text:span text:style-name="T4">
В ООН готові допомогти ЄС вирішити питання з надлишком українського зерна</text:span>
</text:h>
      <text:p text:style-name="P4">
Authors: Ukrinform (Person)</text:p>
      <text:p text:style-name="P4">
Publisher: Укринформ (Organization)</text:p>
      <text:p text:style-name="P4">
Published Time: 2023-04-24T17:02:41+03:00</text:p>
      <text:p text:style-name="P4">
Modified Time: 2023-04-24T17:02:41+03:00</text:p>
      <text:p text:style-name="P4">
Description: Всесвітня продовольча програма ООН готова допомогти ЄС позбутися надлишку українського зерна та доставити його до країн, які цього найбільше потребують. — Укрінформ.</text:p>
      <text:p text:style-name="P4">
Images: ["<text:a xlink:type="simple" xlink:href="https://static.ukrinform.com/photos/2022_05/thumb_files/630_360_1651657694-321.jpg" text:style-name="Internet_20_link" text:visited-style-name="Visited_20_Internet_20_Link">
630_360_16516...</text:a>
"]</text:p>
      <text:p text:style-name="P4">
Tags: ['Європа', 'ООН', 'Україна', 'Зерно']</text:p>
      <text:p text:style-name="P4">
Type: Article</text:p>
      <!--METADATA-->
      <text:p text:style-name="P4">
<draw:frame draw:style-name="fr1" draw:name="Image81" text:anchor-type="as-char" svg:width="6.9236in" svg:height="3.956343in" draw:z-index="0">
<draw:image xlink:href="../Images/yкринформ/2023-04-24T17-02-41-03-00/630_360_1651657694-321.jpg" xlink:type="simple" xlink:show="embed" xlink:actuate="onLoad" draw:mime-type="image/jpeg"/>
</draw:frame>
 Всесвітняпродовольча програма ООН готова допомогти ЄС позбутися надлишку українськогозерна та доставити його до країн, які цього найбільше потребують.</text:p>
      <text:p text:style-name="P4">
Як передає Укрінформ, про це повідомляє <text:a xlink:type="simple" xlink:href="http://www.politico.eu/article/world-food-programme-martin-frick-ready-help-shift-ukraine-grain/" text:style-name="Internet_20_link" text:visited-style-name="Visited_20_Internet_20_Link">
</text:a>
 ізпосиланням на слова Мартіна Фріка, директора Глобального офісу WFP у Брюсселіта Берліні.</text:p>
      <text:p text:style-name="P4">
"Доставка зерна деяким з найбідніших людей у світі має вирішальне значення вумовах цієї глобальної продовольчої кризи. Ми перевозимо зерно з України черезЧорне море і готові працювати з Європейською Комісією та державами-членами дляпошуку рішень", - сказав Фрік.</text:p>
      <text:p text:style-name="P4">
Представники Європейської комісії зустрілися в неділю з представниками п’ятикраїн Східної Європи, щоб обговорити пропозиції щодо вирішення проблеминадлишку українського зерна та інших харчових продуктів після того, як чотириз них — Польща, Угорщина, Словаччина та Болгарія — запровадили заборону наімпорт.</text:p>
      <text:p text:style-name="P4">
Зазначається, що WFP вже доставляє продукцію, що експортуються з України врамках Чорноморської зернової ініціативи. Доля угоди опинилася під загрозоюпісля того, як москва заявила, що більше не гарантуватиме безпечний прохідсуден з 18 травня.</text:p>
      <text:p text:style-name="P4">
<text:span text:style-name="T4">
Читайте також:</text:span>
 <text:a xlink:type="simple" xlink:href="https://www.ukrinform.ua/rubric-economy/3698369-u-skladnosah-ukrainskih-ta-evropejskih-fermeriv-vinna-lise-rosia-trofimceva.html" text:style-name="Internet_20_link" text:visited-style-name="Visited_20_Internet_20_Link">
 <text:span text:style-name="T4">
Трофімцева</text:span>
 </text:a>
</text:p>
      <text:p text:style-name="P4">
Як повідомлялося,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Румунія ще не вводила обмежень на імпорт і транзит української агропродукції,але посилила контроль та перевірки сільськогосподарських товарів, що ввозятьсяна її територію.</text:p>
      <text:p text:style-name="P4">
Уряди цих п'яти країн звернулися до <text:a xlink:type="simple" xlink:href="https://www.ukrinform.ua/tag-evrokomisia" text:style-name="Internet_20_link" text:visited-style-name="Visited_20_Internet_20_Link">
 </text:a>
 з листом, у якому міститься прохання вжити заходів для обмеженнясільськогосподарського імпорту з України, оскільки великий потік збіжжя тапродуктів харчування з України призвів до падіння цін на продукцію.</text:p>
      <text:p text:style-name="P4">
Єврокомісія запропонувала пакет допомоги для фермерів з країн, що межують зУкраїною, який включає фінансову допомогу та інші заходи. Допомога буде наданаза умови, що будуть зняті обмеження на ввезення української агропродукції.</text:p>
      <text:p text:style-name="P4">
Наразі тривають консультації за участю Єврокомісії та представників Болгарії,Угорщини, Польщі, Словаччини, Румунії та України.</text:p>
      <text:p text:style-name="P4">
Source: <text:a xlink:type="simple" xlink:href="https://www.ukrinform.ua/rubric-economy/3700053-v-oon-gotovi-dopomogti-es-virisiti-pitanna-z-nadliskom-ukrainskogo-zerna.html" text:style-name="Internet_20_link" text:visited-style-name="Visited_20_Internet_20_Link">
https://www.ukrinform.ua/rubric-economy/3700053-v-oon-gotovi-dopomogti-es-virisiti-pitanna-z-nadliskom-ukrainskogo-zerna.html</text:a>
</text:p>
      <!--NEWS-->
      <text:h text:style-name="P10" text:outline-level="1">
<text:span text:style-name="T4">
За перший квартал вкладникам збанкрутілих банків виплатили ₴1,5 мільярда</text:span>
</text:h>
      <text:p text:style-name="P4">
Authors: Ukrinform (Person)</text:p>
      <text:p text:style-name="P4">
Publisher: Укринформ (Organization)</text:p>
      <text:p text:style-name="P4">
Published Time: 2023-04-24T17:02:46+03:00</text:p>
      <text:p text:style-name="P4">
Modified Time: 2023-04-24T17:02:46+03:00</text:p>
      <text:p text:style-name="P4">
Description: За січень-березень 2023 року виплати гарантованого відшкодування вкладникам банків, що ліквідуються Фондом гарантування вкладів фізичних осіб, становили понад 1,5 млрд грн. — Укрінформ.</text:p>
      <text:p text:style-name="P4">
Images: ["<text:a xlink:type="simple" xlink:href="https://static.ukrinform.com/photos/2020_12/thumb_files/630_360_1608662067-933.jpg" text:style-name="Internet_20_link" text:visited-style-name="Visited_20_Internet_20_Link">
630_360_16086...</text:a>
"]</text:p>
      <text:p text:style-name="P4">
Tags: ['Банк', 'Фонд гарантування', 'Гроші', 'Банкрутство']</text:p>
      <text:p text:style-name="P4">
Type: Article</text:p>
      <!--METADATA-->
      <text:p text:style-name="P4">
<draw:frame draw:style-name="fr1" draw:name="Image82" text:anchor-type="as-char" svg:width="6.9236in" svg:height="3.956343in" draw:z-index="0">
<draw:image xlink:href="../Images/yкринформ/2023-04-24T17-02-46-03-00/630_360_1608662067-933.jpg" xlink:type="simple" xlink:show="embed" xlink:actuate="onLoad" draw:mime-type="image/jpeg"/>
</draw:frame>
 За січень-березень 2023 року виплати гарантованого відшкодування вкладникам банків, щоліквідуються Фондом гарантування вкладів фізичних осіб, становили понад 1,5млрд грн.</text:p>
      <text:p text:style-name="P4">
Як передає Укрінформ, про це повідомляє <text:a xlink:type="simple" xlink:href="https://www.fg.gov.ua/articles/53752-za-i-kvartal-2023-roku-viplati-garantovanogo-vidshkoduvannya-vkladnikam-bankiv-shcho-likviduyutsya-fondom-sklali-ponad-15-mlrd-grn.html" text:style-name="Internet_20_link" text:visited-style-name="Visited_20_Internet_20_Link">
</text:a>
</text:p>
      <text:p text:style-name="P4">
"Протягом першого кварталу 2023 року сума виплат гарантованого відшкодуваннявкладникам банків, що перебувають в управлінні Фонду гарантування вкладів,становила 1 521,0 млн грн. Зокрема, у березні 2023 року Фонд відшкодуваввкладникам 1 430,7 млн грн", - йдеться в повідомленні.</text:p>
      <text:p text:style-name="P4">
У Фонді гарантування нагадують, що після набуття чинності Закону України№2180-ІХ «Про внесення змін до деяких законів України щодо забезпеченнястабільності системи гарантування вкладів фізичних осіб», на час дії в Україні<text:a xlink:type="simple" xlink:href="https://www.ukrinform.ua/tag-voennij-stan" text:style-name="Internet_20_link" text:visited-style-name="Visited_20_Internet_20_Link">
 </text:a>
 та протягом трьох місяців післяйого скасування чи припинення запроваджено 100% гарантії за банківськимивкладами. Це означає, що вкладникам банків, визнаних неплатоспроможними на часдії цієї норми, Фонд відшкодовує повну суму їх вкладів.</text:p>
      <text:p text:style-name="P4">
Станом на 1 квітня 2023 року вкладникам банків, переданих в управління Фондупісля набрання чинності Закону України «Про систему гарантування вкладівфізичних осіб» (26.02.2012), Фонд виплатив відшкодування на загальну суму 98328,4 млн грн.</text:p>
      <text:p text:style-name="P4">
<text:span text:style-name="T4">
Читайте також:</text:span>
 <text:a xlink:type="simple" xlink:href="https://www.ukrinform.ua/rubric-economy/3697378-vkladnikam-zbankrutilih-megabanku-i-banku-sic-vidskoduvali-5-milardiv.html" text:style-name="Internet_20_link" text:visited-style-name="Visited_20_Internet_20_Link">
 </text:a>
</text:p>
      <text:p text:style-name="P4">
До набрання чинності зазначеного закону Фонд виплатив вкладникам відшкодуванняна загальну суму 4 686,4 млн грн. До 2012 року Фонд лише відшкодовувавгарантовану суму вкладникам неплатоспроможних банків, при цьому тимчасовуадміністрацію та ліквідацію здійснював НБУ. Таким чином, з початку заснуванняФонду сума виплат гарантованого відшкодування становить 103 014,8 млн грн.</text:p>
      <text:p text:style-name="P4">
Як повідомляв Укрінформ, вкладники неплатоспроможних банків за 2022 рікотримали від Фонду гарантування вкладів фізичних осіб гарантованевідшкодування на загальну суму 5,8 млрд грн.</text:p>
      <text:p text:style-name="P4">
Source: <text:a xlink:type="simple" xlink:href="https://www.ukrinform.ua/rubric-economy/3700054-za-persij-kvartal-vkladnikam-zbankrutilih-bankiv-viplatili-15-milarda.html" text:style-name="Internet_20_link" text:visited-style-name="Visited_20_Internet_20_Link">
https://www.ukrinform.ua/rubric-economy/3700054-za-persij-kvartal-vkladnikam-zbankrutilih-bankiv-viplatili-15-milarda.html</text:a>
</text:p>
      <!--NEWS-->
      <text:h text:style-name="P10" text:outline-level="1">
<text:span text:style-name="T4">
Загарбники мінують поля у Мелітопольському районі</text:span>
</text:h>
      <text:p text:style-name="P4">
Authors: Ukrinform (Person)</text:p>
      <text:p text:style-name="P4">
Publisher: Укринформ (Organization)</text:p>
      <text:p text:style-name="P4">
Published Time: 2023-04-24T17:09:55+03:00</text:p>
      <text:p text:style-name="P4">
Modified Time: 2023-04-24T17:09:55+03:00</text:p>
      <text:p text:style-name="P4">
Description: Російські загарбники мінують поля на тимчасово окупованій території Мелітопольського району Запоріжжя і забороняють фермерам працювати. — Укрінформ.</text:p>
      <text:p text:style-name="P4">
Images: ["<text:a xlink:type="simple" xlink:href="https://static.ukrinform.com/photos/2019_08/thumb_files/630_360_1564648315-345.jpg" text:style-name="Internet_20_link" text:visited-style-name="Visited_20_Internet_20_Link">
630_360_15646...</text:a>
", "<text:a xlink:type="simple" xlink:href="https://static.ukrinform.com/photos/2023_04/1682345223-279.jpg" text:style-name="Internet_20_link" text:visited-style-name="Visited_20_Internet_20_Link">
1682345223-27...</text:a>
"]</text:p>
      <text:p text:style-name="P4">
Tags: ['Мелітополь', 'Міна', 'Запоріжжя', 'Війна з росією']</text:p>
      <text:p text:style-name="P4">
Type: Article</text:p>
      <!--METADATA-->
      <text:p text:style-name="P4">
<draw:frame draw:style-name="fr1" draw:name="Image83" text:anchor-type="as-char" svg:width="6.9236in" svg:height="3.956343in" draw:z-index="0">
<draw:image xlink:href="../Images/yкринформ/2023-04-24T17-09-55-03-00/630_360_1564648315-345.jpg" xlink:type="simple" xlink:show="embed" xlink:actuate="onLoad" draw:mime-type="image/jpeg"/>
</draw:frame>
 Російськізагарбники мінують поля на тимчасово окупованій території Мелітопольськогорайону Запоріжжя і забороняють фермерам працювати.</text:p>
      <text:p text:style-name="P4">
Про це повідомив у <text:a xlink:type="simple" xlink:href="http://t.me/ivan_fedorov_melitopol/1772" text:style-name="Internet_20_link" text:visited-style-name="Visited_20_Internet_20_Link">
 </text:a>
 міський головаМелітополя Іван Федоров, передає Укрінформ.</text:p>
      <text:p text:style-name="P4">
<draw:frame draw:style-name="fr1" draw:name="Image84" text:anchor-type="as-char" svg:width="6.9236in" svg:height="7.135154in" draw:z-index="0">
<draw:image xlink:href="../Images/yкринформ/2023-04-24T17-09-55-03-00/1682345223-279.jpg" xlink:type="simple" xlink:show="embed" xlink:actuate="onLoad" draw:mime-type="image/jpeg"/>
</draw:frame>
</text:p>
      <text:p text:style-name="P4">
"Окупанти мінують поля і ґрунтові дороги у районі селища ВеселеМелітопольського району. Тепер фермерам, яких спочатку змусили засіяти землю,забороняють працювати на полях", - йдеться у повідомленні.</text:p>
      <text:p text:style-name="P4">
Федоров нагадав, що до цього росіяни мінували околиці Енергодара та ділянкуміж Михайлівкою та Орлянським - там помітили в полях гусеничний міннийзагороджувач ГМЗ-3, який протягом 10-20 хвилин може "засіяти" протитанковимимінами смугу завдовжки 1-2 кілометри.</text:p>
      <text:p text:style-name="P4">
<text:span text:style-name="T4">
Читайте також:</text:span>
 <text:a xlink:type="simple" xlink:href="https://www.ukrinform.ua/rubric-ato/3699381-zagarbniki-zaplanuvali-evakuaciu-z-energodara-na-5-travna-fedorov.html" text:style-name="Internet_20_link" text:visited-style-name="Visited_20_Internet_20_Link">
 <text:span text:style-name="T4">
Федоров</text:span>
 </text:a>
</text:p>
      <text:p text:style-name="P4">
Як повідомляв Укрінформ, на Запорізькому напрямку противник в очікуванніукраїнського контрнаступу зводить фортифікаційні споруди, встановлюєпротитанкові засоби та мінує території.</text:p>
      <text:p text:style-name="P4">
Source: <text:a xlink:type="simple" xlink:href="https://www.ukrinform.ua/rubric-regions/3700057-zagarbniki-minuut-pola-u-melitopolskomu-rajoni.html" text:style-name="Internet_20_link" text:visited-style-name="Visited_20_Internet_20_Link">
https://www.ukrinform.ua/rubric-regions/3700057-zagarbniki-minuut-pola-u-melitopolskomu-rajoni.html</text:a>
</text:p>
      <!--NEWS-->
      <text:h text:style-name="P10" text:outline-level="1">
<text:span text:style-name="T4">
Парламентський саміт Кримської платформи пройде у Празі 24 жовтня</text:span>
</text:h>
      <text:p text:style-name="P4">
Authors: Ukrinform (Person)</text:p>
      <text:p text:style-name="P4">
Publisher: Укринформ (Organization)</text:p>
      <text:p text:style-name="P4">
Published Time: 2023-04-24T17:13:00+03:00</text:p>
      <text:p text:style-name="P4">
Modified Time: 2023-04-24T17:13:00+03:00</text:p>
      <text:p text:style-name="P4">
Description: Наступний парламентський саміт Кримської платформи відбудеться у Празі 24 жовтня. — Укрінформ.</text:p>
      <text:p text:style-name="P4">
Images: ["<text:a xlink:type="simple" xlink:href="https://static.ukrinform.com/photos/2023_04/thumb_files/630_360_1682345349-991.jpg" text:style-name="Internet_20_link" text:visited-style-name="Visited_20_Internet_20_Link">
630_360_16823...</text:a>
", "<text:a xlink:type="simple" xlink:href="https://static.ukrinform.com/photos/2023_04/1682345587-493.jpg" text:style-name="Internet_20_link" text:visited-style-name="Visited_20_Internet_20_Link">
1682345587-49...</text:a>
"]</text:p>
      <text:p text:style-name="P4">
Tags: ['Чехія', 'Парламент', 'Кримська платформа']</text:p>
      <text:p text:style-name="P4">
Type: Article</text:p>
      <!--METADATA-->
      <text:p text:style-name="P4">
<draw:frame draw:style-name="fr1" draw:name="Image85" text:anchor-type="as-char" svg:width="6.9236in" svg:height="3.956343in" draw:z-index="0">
<draw:image xlink:href="../Images/yкринформ/2023-04-24T17-13-00-03-00/630_360_1682345349-991.jpg" xlink:type="simple" xlink:show="embed" xlink:actuate="onLoad" draw:mime-type="image/jpeg"/>
</draw:frame>
 Наступнийпарламентський саміт Кримської платформи відбудеться у Празі 24 жовтня.</text:p>
      <text:p text:style-name="P4">
Це анонсувала глава парламенту Чеської Республіки Маркета Пекарова Адамова назустрічі спікерів парламентів країн Європейського Союзу в Празі, повідомляєкореспондент Укрінформу.</text:p>
      <text:p text:style-name="P4">
«Рада, що ми домовилися з Верховною Радою України та її головою РусланомСтефанчуком, що 24 жовтня Прага стане місцем проведення другої зустрічі цієїініціативи», - сказала політик.</text:p>
      <text:p text:style-name="P4">
<draw:frame draw:style-name="fr1" draw:name="Image86" text:anchor-type="as-char" svg:width="6.9236in" svg:height="5.1927in" draw:z-index="0">
<draw:image xlink:href="../Images/yкринформ/2023-04-24T17-13-00-03-00/1682345587-493.jpg" xlink:type="simple" xlink:show="embed" xlink:actuate="onLoad" draw:mime-type="image/jpeg"/>
</draw:frame>
</text:p>
      <text:p text:style-name="P4">
Платформа, за її словами, є важливим форумом, який допомагає поширюватиінформацію про ситуацію в окупованому Криму. Вона надсилає чіткий сигналміжнародної спільноти, що зміна кордонів за допомогою сили є абсолютнонеприйнятна, підкреслила Пекарова Адамова.</text:p>
      <text:p text:style-name="P4">
<text:span text:style-name="T4">
Читайте також:</text:span>
 <text:a xlink:type="simple" xlink:href="https://www.ukrinform.ua/rubric-polytics/3699966-stefancuk-zaklikav-luksemburg-pidtrimati-ukrainsku-formulu-miru.html" text:style-name="Internet_20_link" text:visited-style-name="Visited_20_Internet_20_Link">
 <text:span text:style-name="T4">
Стефанчук</text:span>
 </text:a>
</text:p>
      <text:p text:style-name="P4">
Як повідомлялося, перший парламентський саміт Міжнародної кримської платформивідбувся у жовтні 2022 року в хорватському Загребі. До участі в заході булизапрошені делегації з понад 50 країн та інституцій.</text:p>
      <text:p text:style-name="P4">
Source: <text:a xlink:type="simple" xlink:href="https://www.ukrinform.ua/rubric-crimea/3700058-parlamentskij-samit-krimskoi-platformi-projde-u-prazi-24-zovtna.html" text:style-name="Internet_20_link" text:visited-style-name="Visited_20_Internet_20_Link">
https://www.ukrinform.ua/rubric-crimea/3700058-parlamentskij-samit-krimskoi-platformi-projde-u-prazi-24-zovtna.html</text:a>
</text:p>
      <!--NEWS-->
      <text:h text:style-name="P10" text:outline-level="1">
<text:span text:style-name="T4">
У Лондоні представили перше видання п’єс Вільяма Шекспіра</text:span>
</text:h>
      <text:p text:style-name="P4">
Authors: Ukrinform (Person)</text:p>
      <text:p text:style-name="P4">
Publisher: Укринформ (Organization)</text:p>
      <text:p text:style-name="P4">
Published Time: 2023-04-24T17:15:19+03:00</text:p>
      <text:p text:style-name="P4">
Modified Time: 2023-04-24T17:15:19+03:00</text:p>
      <text:p text:style-name="P4">
Description: Лондонська бібліотека представила перше видання п’єс всесвітньо відомого драматурга Вільяма Шекспіра. Книга є одним із екземплярів «першого фоліо» (First Folio), опублікованого у 1623 році. — Укрінформ.</text:p>
      <text:p text:style-name="P4">
Images: ["<text:a xlink:type="simple" xlink:href="https://static.ukrinform.com/photos/2023_04/thumb_files/630_360_1682345586-109.jpg" text:style-name="Internet_20_link" text:visited-style-name="Visited_20_Internet_20_Link">
630_360_16823...</text:a>
", "<text:a xlink:type="simple" xlink:href="https://static.ukrinform.com/photos/2023_04/1682345586-831.jpg" text:style-name="Internet_20_link" text:visited-style-name="Visited_20_Internet_20_Link">
1682345586-83...</text:a>
"]</text:p>
      <text:p text:style-name="P4">
Tags: ['Лондон', 'Шекспір']</text:p>
      <text:p text:style-name="P4">
Type: Article</text:p>
      <!--METADATA-->
      <text:p text:style-name="P4">
<draw:frame draw:style-name="fr1" draw:name="Image87" text:anchor-type="as-char" svg:width="6.9236in" svg:height="3.956343in" draw:z-index="0">
<draw:image xlink:href="../Images/yкринформ/2023-04-24T17-15-19-03-00/630_360_1682345586-109.jpg" xlink:type="simple" xlink:show="embed" xlink:actuate="onLoad" draw:mime-type="image/jpeg"/>
</draw:frame>
 Лондонськабібліотека представила перше видання п’єс всесвітньо відомого драматургаВільяма Шекспіра. Книга є одним із екземплярів «першого фоліо» (First Folio),опублікованого у 1623 році.</text:p>
      <text:p text:style-name="P4">
Як передає Укрінформ, про це повідомляє <text:a xlink:type="simple" xlink:href="https://www.bbc.com/news/uk-england-london-65354929" text:style-name="Internet_20_link" text:visited-style-name="Visited_20_Internet_20_Link">
 </text:a>
 .</text:p>
      <text:p text:style-name="P4">
Бібліотека Гілдхолл представила рідкісну збірку творів Шекспіра у рамкахсвяткування 400-річчя від дня народження драматурга. Опублікована через сімроків після смерті Великого Барда, книга містить усі його п’єси.</text:p>
      <text:p text:style-name="P4">
Збірка була укладена акторами Джоном Гемінджесом та Генрі Конделлом, які гралиу трупі, що виконувала п’єси Шекспіра, на знак поваги та пам’яті про автора.</text:p>
      <text:p text:style-name="P4">
<draw:frame draw:style-name="fr1" draw:name="Image88" text:anchor-type="as-char" svg:width="6.9236in" svg:height="3.747536in" draw:z-index="0">
<draw:image xlink:href="../Images/yкринформ/2023-04-24T17-15-19-03-00/1682345586-831.jpg" xlink:type="simple" xlink:show="embed" xlink:actuate="onLoad" draw:mime-type="image/jpeg"/>
</draw:frame>
</text:p>
      <text:p text:style-name="P4">
Загалом було надруковано близько 750 примірників першого видання, але до нашихднів збереглося лише близько 235.</text:p>
      <text:p text:style-name="P4">
У 1913 році книга була передана до лондонської бібліотеки Гілдхолл. Її рідкодемонструють у зв’язку із її делікатністю.</text:p>
      <text:p text:style-name="P4">
Окрім збірки 1623 року, на виставці також буде представлено ще одне фоліо тадві менші оригінальні копії п’єс «Генріх IV, частина перша» та «Отелло».</text:p>
      <text:p text:style-name="P4">
Книги будуть виставлені у бібліотеці впродовж п’яти годин: з 10:30 до 15:30 замісцевим часом у понеділок.</text:p>
      <text:p text:style-name="P4">
<text:span text:style-name="T4">
Читайте також:</text:span>
 <text:a xlink:type="simple" xlink:href="https://www.ukrinform.ua/rubric-culture/3699635-u-ramkah-akcii-ukrainskim-ditam-ukrainsku-knigu-peredali-ponad-50-tisac-knizok.html" text:style-name="Internet_20_link" text:visited-style-name="Visited_20_Internet_20_Link">
 </text:a>
</text:p>
      <text:p text:style-name="P4">
Як повідомляв Укрінформ, десять акторів із Київського національногоакадемічного Молодого театру виступлять на <text:a xlink:type="simple" xlink:href="https://www.ukrinform.ua/rubric-culture/3697849-grupa-ukrainskih-aktoriv-vistupit-na-festivali-sekspira-u-britanii.html" text:style-name="Internet_20_link" text:visited-style-name="Visited_20_Internet_20_Link">
</text:a>
 у британському Йорку.</text:p>
      <text:p text:style-name="P4">
<text:span text:style-name="T5">
Фото: BBC</text:span>
</text:p>
      <text:p text:style-name="P4">
Source: <text:a xlink:type="simple" xlink:href="https://www.ukrinform.ua/rubric-culture/3700060-u-londoni-predstavili-perse-vidanna-pes-vilama-sekspira.html" text:style-name="Internet_20_link" text:visited-style-name="Visited_20_Internet_20_Link">
https://www.ukrinform.ua/rubric-culture/3700060-u-londoni-predstavili-perse-vidanna-pes-vilama-sekspira.html</text:a>
</text:p>
      <!--NEWS-->
      <text:h text:style-name="P10" text:outline-level="1">
<text:span text:style-name="T4">
Членство України в НАТО і гарантії безпеки: Зеленський і Каллас підписали декларацію</text:span>
</text:h>
      <text:p text:style-name="P4">
Authors: Ukrinform (Person)</text:p>
      <text:p text:style-name="P4">
Publisher: Укринформ (Organization)</text:p>
      <text:p text:style-name="P4">
Published Time: 2023-04-24T17:17:00+03:00</text:p>
      <text:p text:style-name="P4">
Modified Time: 2023-04-24T17:17:00+03:00</text:p>
      <text:p text:style-name="P4">
Description: Президент Володимир Зеленський і Прем’єр-міністр Естонї Кая Каллас підписали Спільну декларацію щодо підтримки української формули миру, створення трибуналу проти росії, підтримку членства України в ЄС і НАТО, а також координації дій для гарантій безпеки до членства в альянсі. — Укрінформ.</text:p>
      <text:p text:style-name="P4">
Images: ["<text:a xlink:type="simple" xlink:href="https://static.ukrinform.com/photos/2023_04/thumb_files/630_360_1682343418-786.jpeg" text:style-name="Internet_20_link" text:visited-style-name="Visited_20_Internet_20_Link">
630_360_16823...</text:a>
"]</text:p>
      <text:p text:style-name="P4">
Tags: ['Естонія', 'НАТО', "Прем'єр", 'Зеленський', 'Гарантії безпеки']</text:p>
      <text:p text:style-name="P4">
Type: Article</text:p>
      <!--METADATA-->
      <text:p text:style-name="P4">
<draw:frame draw:style-name="fr1" draw:name="Image89" text:anchor-type="as-char" svg:width="6.9236in" svg:height="3.956343in" draw:z-index="0">
<draw:image xlink:href="../Images/yкринформ/2023-04-24T17-17-00-03-00/630_360_1682343418-786.jpeg" xlink:type="simple" xlink:show="embed" xlink:actuate="onLoad" draw:mime-type="image/jpeg"/>
</draw:frame>
 ПрезидентВолодимир Зеленський і Прем’єр-міністр Естонї Кая Каллас підписали Спільнудекларацію щодо підтримки української формули миру, створення трибуналу протиросії, підтримку членства України в ЄС і НАТО, а також координації дій длягарантій безпеки до членства в альянсі.</text:p>
      <text:p text:style-name="P4">
Підписання документів відбулося в рамках робочої поїздки на Житомирщину,повідомив заступник керівника Офісу Президента Ігор Жовква у <text:a xlink:type="simple" xlink:href="https://www.facebook.com/igor.zhovkva/posts/pfbid0n4eTrzKpt8KD38R8Tm4kUL4RWnv7925uM3eZzTawX44oq6XoNogv81jWexcuX3Col" text:style-name="Internet_20_link" text:visited-style-name="Visited_20_Internet_20_Link">
</text:a>
.</text:p>
      <text:p text:style-name="P4">
Так, за його словами, глави Української держави та естонського урядуобговорили широкий спектр питань співробітництва у сфері зміцнення безпеки,шляхи подальшого посилення тиску на російського агресора, координаціювзаємодії у відбудові України, а також наближення України до вступу в ЄС і <text:a xlink:type="simple" xlink:href="https://www.ukrinform.ua/tag-nato" text:style-name="Internet_20_link" text:visited-style-name="Visited_20_Internet_20_Link">
</text:a>
 .</text:p>
      <text:p text:style-name="P4">
_Відео:<text:a xlink:type="simple" xlink:href="https://t.me/kharkivoda/9953" text:style-name="Internet_20_link" text:visited-style-name="Visited_20_Internet_20_Link">
 </text:a>
 _</text:p>
      <text:p text:style-name="P4">
Жовква проінформував, що за підсумками зустрічі сторони підписали Спільнудекларацію, яка, серед іншого зафіксувала підтримку української формули мирута закріпила готовність до тісної співпраці для притягнення росії довідповідальності, у тому числі шляхом створення спеціального міжнародноготрибуналу щодо злочину агресії, а також необхідність напрацювання правовоїоснови для практичного використання заморожених російських активів длявідбудови України.</text:p>
      <text:p text:style-name="P4">
Крім того, заступник очільника зауважив, що Декларація підтверджує підтримкуЕстонією членства України в ЄС та відзначає наш прогрес у виконаннірекомендацій Єврокомісії</text:p>
      <text:p text:style-name="P4">
<text:span text:style-name="T4">
Читайте також:</text:span>
 <text:a xlink:type="simple" xlink:href="https://www.ukrinform.ua/rubric-vidbudova/3700033-estonia-stala-persou-derzavou-aka-pocala-prakticne-vidnovlenna-ukraini-zelenskij.html" text:style-name="Internet_20_link" text:visited-style-name="Visited_20_Internet_20_Link">
 </text:a>
</text:p>
      <text:p text:style-name="P4">
«Окремо Декларація зазначає про готовність співпрацювати для наближенняУкраїни до членства в НАТО, зокрема в контексті Вільнюського саміту НАТО улипні, а також зобов’язання координувати спільні дії для гарантій безпекиУкраїни ще до нашого членства», - зазначив Жовква, додавши, що це ювілейнаСпільна декларація щодо підтримки України в НАТО.</text:p>
      <text:p text:style-name="P4">
Він додав, що Естонія завершила першу десятку країн Альянсу (Чехія, Бельгія,Чорногорія, Литва, Польща, Італія, Латвія, Ісландія та Словенія), які вжеформалізувати підтримку українського членства в НАТО у подібних деклараціях.</text:p>
      <text:p text:style-name="P4">
Водночас посадовець анонсував, що «буквально днями» на цьому тижні будевідкрито другу двадцятку держав Альянсу, які підтримують Україну на шляху дочленства.</text:p>
      <text:p text:style-name="P4">
<text:span text:style-name="T4">
Читайте також:</text:span>
 <text:a xlink:type="simple" xlink:href="https://www.ukrinform.ua/rubric-polytics/3700021-zelenskij-u-zitomiri-nagorodiv-ordenom-premerku-estonii.html" text:style-name="Internet_20_link" text:visited-style-name="Visited_20_Internet_20_Link">
 </text:a>
</text:p>
      <text:p text:style-name="P4">
«Кінцева мета чітка і зрозуміла – якнайшвидше набуття Україною повноправногочленства. А тим часом вже працюємо над створенням механізму дієвих гарантійбезпеки, які ми вже зараз, ще до вступу в НАТО, маємо отримати від державАльянсу. Попереду нові домовленості з нашими партнерами, подальша незміннапідтримка України та натхненна робота щодо пришвидшення руху України на шляхудо ЄС і НАТО», - наголосив Жовква.</text:p>
      <text:p text:style-name="P4">
Як повідомлялося, Прем’єр-міністр Естонської Республіки Кая Каллас 24 квітняприбула з візитом в Україну.</text:p>
      <text:p text:style-name="P4">
<text:span text:style-name="T5">
Фото: ОП</text:span>
</text:p>
      <text:p text:style-name="P4">
Source: <text:a xlink:type="simple" xlink:href="https://www.ukrinform.ua/rubric-polytics/3700062-clenstvo-ukraini-v-nato-i-garantii-bezpeki-zelenskij-i-kallas-pidpisali-deklaraciu.html" text:style-name="Internet_20_link" text:visited-style-name="Visited_20_Internet_20_Link">
https://www.ukrinform.ua/rubric-polytics/3700062-clenstvo-ukraini-v-nato-i-garantii-bezpeki-zelenskij-i-kallas-pidpisali-deklaraciu.html</text:a>
</text:p>
      <!--NEWS-->
      <text:h text:style-name="P10" text:outline-level="1">
<text:span text:style-name="T4">
Польща збільшує чисельність армії для уникнення трагедій Бучі чи Ірпеня – Блащак</text:span>
</text:h>
      <text:p text:style-name="P4">
Authors: Ukrinform (Person)</text:p>
      <text:p text:style-name="P4">
Publisher: Укринформ (Organization)</text:p>
      <text:p text:style-name="P4">
Published Time: 2023-04-24T17:26:13+03:00</text:p>
      <text:p text:style-name="P4">
Modified Time: 2023-04-24T17:26:13+03:00</text:p>
      <text:p text:style-name="P4">
Description: Польща збільшує чисельність власної армії за рахунок створення нових військових підрозділів і купівлі сучасної техніки, аби уникнути на території країни трагедій як у Бучі чи Ірпені. — Укрінформ.</text:p>
      <text:p text:style-name="P4">
Images: ["<text:a xlink:type="simple" xlink:href="https://static.ukrinform.com/photos/2022_11/thumb_files/630_360_1667378867-275.jpg" text:style-name="Internet_20_link" text:visited-style-name="Visited_20_Internet_20_Link">
630_360_16673...</text:a>
"]</text:p>
      <text:p text:style-name="P4">
Tags: ['Армія', 'Оборона', 'Польща', 'Маріуш Блащак']</text:p>
      <text:p text:style-name="P4">
Type: Article</text:p>
      <!--METADATA-->
      <text:p text:style-name="P4">
<draw:frame draw:style-name="fr1" draw:name="Image90" text:anchor-type="as-char" svg:width="6.9236in" svg:height="3.956343in" draw:z-index="0">
<draw:image xlink:href="../Images/yкринформ/2023-04-24T17-26-13-03-00/630_360_1667378867-275.jpg" xlink:type="simple" xlink:show="embed" xlink:actuate="onLoad" draw:mime-type="image/jpeg"/>
</draw:frame>
 Польщазбільшує чисельність власної армії за рахунок створення нових військовихпідрозділів і купівлі сучасної техніки, аби уникнути на території країнитрагедій як у Бучі чи Ірпені.</text:p>
      <text:p text:style-name="P4">
Про це під час конференції у Варшаві з приводу річниці реалізації в Польщізакону “Про захист вітчизни” заявив і понеділок віцепрем’єр-міністр, міністрнаціональної оборони РП Маріуш Блащак, передає кореспондент Укрінформу.</text:p>
      <text:p text:style-name="P4">
Польський урядовець підкреслив, що завдяки прийняттю цього закону в Польщірозпочався процес створення найсильніших сухопутних військ у <text:a xlink:type="simple" xlink:href="https://www.ukrinform.ua/tag-evropa" text:style-name="Internet_20_link" text:visited-style-name="Visited_20_Internet_20_Link">
</text:a>
 .</text:p>
      <text:p text:style-name="P4">
“Ми формуємо багато підрозділів, зосереджуючи енергію та увагу на східнійчастині нашої країни. Тому що ми виходимо з того, що навіть клаптика польськоїземлі не можна віддати агресору. Ми не допустимо таких трагічних подій напольській землі, як у Бучі чи Ірпені”, - наголосив Блащак.</text:p>
      <text:p text:style-name="P4">
Як зазначив польський віцепрем’єр, теорія про те, що армія має бути невеликою,але добре навченою, не справдилася.</text:p>
      <text:p text:style-name="P4">
“Війна в Україні показує, що армія має бути великою і мусить мати такожрозвинутий резерв”, - підкреслив Блащак.</text:p>
      <text:p text:style-name="P4">
За його словами, за дев’ять місяців від введення в дію закону “Про захиствітчизни” польська армія збільшилася на майже 14 тис. військовослужбовців.</text:p>
      <text:p text:style-name="P4">
“Це найбільша кількість (новобранців в армії – ред.) від моменту відмови відпризову, тобто загального військового обов’язку (у 2009 році – ред.)”, -підкреслив Блащак.</text:p>
      <text:p text:style-name="P4">
За словами міністра, це лише початок, а плани передбачають збільшеннячисельності армії мінімум до 300 тис. військовослужбовців.</text:p>
      <text:p text:style-name="P4">
Польський міністр наголосив, що події в Україні нагадують ситуацію з “Другої інавіть Першої світових воєн”. Відтак, Польща повинна мати велику армію, абиефективно відлякувати агресора.</text:p>
      <text:p text:style-name="P4">
<text:span text:style-name="T4">
Читайте також:</text:span>
 <text:a xlink:type="simple" xlink:href="https://www.ukrinform.ua/rubric-ato/3699053-blasak-skazav-de-v-polsi-bude-hab-dla-remontu-ukrainskih-leopard-2.html" text:style-name="Internet_20_link" text:visited-style-name="Visited_20_Internet_20_Link">
 <text:span text:style-name="T4">
Блащак</text:span>
 </text:a>
</text:p>
      <text:p text:style-name="P4">
Блащак зазначив, що росія в 1920 році й раніше нападала на Польщу,використовуючи так звані “Брестські ворота”. Нині Польща закриває можливістьнаступу агресора через “Брестські ворота” завдяки посиленню армії, зокрема,американськими танками Abrams.</text:p>
      <text:p text:style-name="P4">
Він додав, що Польща посилить свої бойові можливості завдяки літакам F-35,ракетним установкам HIMARS, ЗРК Patriot тощо.</text:p>
      <text:p text:style-name="P4">
“Ми прагматичні, реалістично підходимо до вимог поля бою, але й переоцінюємовсе, що було раніше, спираючись на досвід війни в Україні, спостерігаючи,ставлячи запитання. Ми маємо можливість співставити наші очікування зреальністю, яка відбувається в Україні, а тому робимо максимально практичнівисновки”, - наголосив Блащак.</text:p>
      <text:p text:style-name="P4">
<text:span text:style-name="T4">
Читайте також:</text:span>
 <text:a xlink:type="simple" xlink:href="https://www.ukrinform.ua/rubric-ato/3698460-polsa-budue-svou-ppopro-z-ogladu-na-dosvid-ukraini-blasak.html" text:style-name="Internet_20_link" text:visited-style-name="Visited_20_Internet_20_Link">
 <text:span text:style-name="T4">
Блащак</text:span>
 </text:a>
</text:p>
      <text:p text:style-name="P4">
Як повідомлялося, торік у березні в Польщі набув чинності закон «Про захиствітчизни». Ним передбачається, зокрема, збільшення чисельності ЗС країниудвічі – до 300 тисяч - та збільшення видатків на обороноздатність країни до3% від ВВП країни в 2023 році.</text:p>
      <text:p text:style-name="P4">
<text:span text:style-name="T5">
Фото: РАР</text:span>
</text:p>
      <text:p text:style-name="P4">
Source: <text:a xlink:type="simple" xlink:href="https://www.ukrinform.ua/rubric-world/3700065-polsa-zbilsue-ciselnist-armii-dla-uniknenna-tragedij-buci-ci-irpena-blasak.html" text:style-name="Internet_20_link" text:visited-style-name="Visited_20_Internet_20_Link">
https://www.ukrinform.ua/rubric-world/3700065-polsa-zbilsue-ciselnist-armii-dla-uniknenna-tragedij-buci-ci-irpena-blasak.html</text:a>
</text:p>
      <!--NEWS-->
      <text:h text:style-name="P10" text:outline-level="1">
<text:span text:style-name="T4">
Україна та Австрія поглиблюватимуть співпрацю у сфері культури – МКІП</text:span>
</text:h>
      <text:p text:style-name="P4">
Authors: Ukrinform (Person)</text:p>
      <text:p text:style-name="P4">
Publisher: Укринформ (Organization)</text:p>
      <text:p text:style-name="P4">
Published Time: 2023-04-24T17:26:35+03:00</text:p>
      <text:p text:style-name="P4">
Modified Time: 2023-04-24T17:26:35+03:00</text:p>
      <text:p text:style-name="P4">
Description: Україна та Австрія поглиблюватимуть співпрацю у сфері культури. — Укрінформ.</text:p>
      <text:p text:style-name="P4">
Images: ["<text:a xlink:type="simple" xlink:href="https://static.ukrinform.com/photos/2020_09/thumb_files/630_360_1600162711-7066.jpeg" text:style-name="Internet_20_link" text:visited-style-name="Visited_20_Internet_20_Link">
630_360_16001...</text:a>
"]</text:p>
      <text:p text:style-name="P4">
Tags: ['Австрія', 'Культура', 'МКІП ']</text:p>
      <text:p text:style-name="P4">
Type: Article</text:p>
      <!--METADATA-->
      <text:p text:style-name="P4">
<draw:frame draw:style-name="fr1" draw:name="Image91" text:anchor-type="as-char" svg:width="6.9236in" svg:height="3.956343in" draw:z-index="0">
<draw:image xlink:href="../Images/yкринформ/2023-04-24T17-26-35-03-00/630_360_1600162711-7066.jpeg" xlink:type="simple" xlink:show="embed" xlink:actuate="onLoad" draw:mime-type="image/jpeg"/>
</draw:frame>
 Україната Австрія поглиблюватимуть співпрацю у сфері культури.</text:p>
      <text:p text:style-name="P4">
Як передає Укрінформ, про це Міністерство культури та інформаційної політикиУкраїни повідомляє у <text:a xlink:type="simple" xlink:href="https://t.me/mkipu/5726" text:style-name="Internet_20_link" text:visited-style-name="Visited_20_Internet_20_Link">
 </text:a>
 .</text:p>
      <text:p text:style-name="P4">
В Австрії заступниця міністра культури та інформаційної політики ГалинаГригоренко провела ряд зустрічей, де обговорювались конкретні кейси співпраціУкраїни та Австрії у сфері культури.</text:p>
      <text:p text:style-name="P4">
«Насамперед такі проєкти будуть спрямовані на підтримку українських митців,обмін досвідом фахівців сфери культури, поповнення українських бібліотечнихфондів якісними перекладами австрійської літератури, зокрема класичної, атакож знайомство австрійців з українською літературою, перекладеною німецькоюмовою», - ідеться в повідомленні.</text:p>
      <text:p text:style-name="P4">
У межах візиту Григоренко поспілкувалась з головою секції культури тамистецтва Юргеном Майндлем та керівником Департаменту європейської таміжнародної культурної політики Катрін Кнайссель.</text:p>
      <text:p text:style-name="P4">
Крім того, представниця МКІП домовилась з генеральною директоркою BelvedereСтеллою Ролліг не тільки про масштабні виставки українського мистецтва в 2024році, а й про програми стажувань та професійних візитів для українськихмузейників.</text:p>
      <text:p text:style-name="P4">
<text:span text:style-name="T4">
Читайте також:</text:span>
 <text:a xlink:type="simple" xlink:href="https://www.ukrinform.ua/rubric-culture/3699756-v-avstrijskomu-linci-na-kinofestivali-pokazut-film-pro-rosijsku-vijnu-proti-ukraini.html" text:style-name="Internet_20_link" text:visited-style-name="Visited_20_Internet_20_Link">
 </text:a>
</text:p>
      <text:p text:style-name="P4">
Як повідомляв Укрінформ, наразі на території Австрії <text:a xlink:type="simple" xlink:href="https://www.ukrinform.ua/rubric-society/3698177-v-avstrii-prozivaut-55-tisac-ukrainskih-pereselenciv-sallenberg.html" text:style-name="Internet_20_link" text:visited-style-name="Visited_20_Internet_20_Link">
</text:a>
 близько 55 тисячвимушених переселенців з України, загалом їх було понад 90 тисяч.</text:p>
      <text:p text:style-name="P4">
Source: <text:a xlink:type="simple" xlink:href="https://www.ukrinform.ua/rubric-culture/3700068-ukraina-ta-avstria-poglibluvatimut-spivpracu-u-sferi-kulturi-mkip.html" text:style-name="Internet_20_link" text:visited-style-name="Visited_20_Internet_20_Link">
https://www.ukrinform.ua/rubric-culture/3700068-ukraina-ta-avstria-poglibluvatimut-spivpracu-u-sferi-kulturi-mkip.html</text:a>
</text:p>
      <!--NEWS-->
      <text:h text:style-name="P10" text:outline-level="1">
<text:span text:style-name="T4">
Україна вже звільнила з російського полону понад 2230 осіб, серед яких 140 цивільних – Зеленський</text:span>
</text:h>
      <text:p text:style-name="P4">
Authors: Ukrinform (Person)</text:p>
      <text:p text:style-name="P4">
Publisher: Укринформ (Organization)</text:p>
      <text:p text:style-name="P4">
Published Time: 2023-04-24T17:28:13+03:00</text:p>
      <text:p text:style-name="P4">
Modified Time: 2023-04-24T17:28:13+03:00</text:p>
      <text:p text:style-name="P4">
Description: Із російського полону впродовж часу від 24 лютого 2022 року вже звільнено 2238 осіб, у тому числі 140 цивільних. І Україна постійно працює задля визволення всіх військовослужбовців і цивільних громадян, які досі перебувають у неволі. — Укрінформ.</text:p>
      <text:p text:style-name="P4">
Images: ["<text:a xlink:type="simple" xlink:href="https://static.ukrinform.com/photos/2023_04/thumb_files/630_360_1682343353-163.jpeg" text:style-name="Internet_20_link" text:visited-style-name="Visited_20_Internet_20_Link">
630_360_16823...</text:a>
"]</text:p>
      <text:p text:style-name="P4">
Tags: ['Обмін', 'Полонені', 'Зеленський', 'Війна з росією']</text:p>
      <text:p text:style-name="P4">
Type: Article</text:p>
      <!--METADATA-->
      <text:p text:style-name="P4">
<draw:frame draw:style-name="fr1" draw:name="Image92" text:anchor-type="as-char" svg:width="6.9236in" svg:height="3.956343in" draw:z-index="0">
<draw:image xlink:href="../Images/yкринформ/2023-04-24T17-28-13-03-00/630_360_1682343353-163.jpeg" xlink:type="simple" xlink:show="embed" xlink:actuate="onLoad" draw:mime-type="image/jpeg"/>
</draw:frame>
 Ізросійського полону впродовж часу від 24 лютого 2022 року вже звільнено 2238осіб, у тому числі 140 цивільних. І Україна постійно працює задля визволеннявсіх військовослужбовців і цивільних громадян, які досі перебувають у неволі.</text:p>
      <text:p text:style-name="P4">
Як передає Укрінформ із посиланням на <text:a xlink:type="simple" xlink:href="https://www.president.gov.ua/news/prezident-ukrayini-pracyuyemo-nad-zvilnennyam-iz-polonu-yak-82453" text:style-name="Internet_20_link" text:visited-style-name="Visited_20_Internet_20_Link">
</text:a>
 , про це заявив Президент ВолодимирЗеленський після зустрічі з Прем’єр-міністром Естонії Каєю Каллас у Житомирі.</text:p>
      <text:p text:style-name="P4">
За словами глави держави, Об'єднаний центр із координації пошуку та звільненнянезаконно позбавлених волі осіб внаслідок збройної агресії рф функціонує вцілодобовому режимі.</text:p>
      <text:p text:style-name="P4">
«Працюємо над звільненням як військових, так і цивільних. Авжеж катуваннявідбуваються, передусім щодо героїв нашої держави, тих, хто захищав. Мипрацюємо постійно й продовжуватимемо це робити»,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society/3696385-dla-obminu-ne-e-obovazkovim-pidtverdzenna-polonu-vid-rosijskoi-storoni-koordstab.html" text:style-name="Internet_20_link" text:visited-style-name="Visited_20_Internet_20_Link">
 <text:span text:style-name="T4">
Для</text:span>
 <text:span text:style-name="T4">
обміну</text:span>
 <text:span text:style-name="T4">
обов</text:span>
 <text:span text:style-name="T4">
язковим</text:span>
 <text:span text:style-name="T4">
підтвердження</text:span>
<text:span text:style-name="T4">
полону</text:span>
 <text:span text:style-name="T4">
від</text:span>
 <text:span text:style-name="T4">
російської</text:span>
 <text:span text:style-name="T4">
сторони</text:span>
 <text:span text:style-name="T4">
Коордштаб</text:span>
</text:a>
</text:p>
      <text:p text:style-name="P4">
Як повідомляв Укрінформ, 16 квітня Україна та росія провели Великодній обмінполоненими - <text:a xlink:type="simple" xlink:href="https://www.ukrinform.ua/rubric-ato/3696541-z-rosijskogo-polonu-vizvolili-se-130-ukrainskih-vijskovih.html" text:style-name="Internet_20_link" text:visited-style-name="Visited_20_Internet_20_Link">
 </text:a>
 .</text:p>
      <text:p text:style-name="P4">
лося, Прем’єр-міністр Естонської Республіки Кая Каллас 24 квітня прибула звізитом в Україну.</text:p>
      <text:p text:style-name="P4">
<text:span text:style-name="T5">
Фото: ОП</text:span>
</text:p>
      <text:p text:style-name="P4">
Source: <text:a xlink:type="simple" xlink:href="https://www.ukrinform.ua/rubric-ato/3700069-ukraina-vze-zvilnila-z-rosijskogo-polonu-ponad-2230-osib-sered-akih-140-civilnih-zelenskij.html" text:style-name="Internet_20_link" text:visited-style-name="Visited_20_Internet_20_Link">
https://www.ukrinform.ua/rubric-ato/3700069-ukraina-vze-zvilnila-z-rosijskogo-polonu-ponad-2230-osib-sered-akih-140-civilnih-zelenskij.html</text:a>
</text:p>
      <!--NEWS-->
      <text:h text:style-name="P10" text:outline-level="1">
<text:span text:style-name="T4">
Футбольна збірна України отримає нового наставника до червня - Павелко</text:span>
</text:h>
      <text:p text:style-name="P4">
Authors: Ukrinform (Person)</text:p>
      <text:p text:style-name="P4">
Publisher: Укринформ (Organization)</text:p>
      <text:p text:style-name="P4">
Published Time: 2023-04-24T17:35:00+03:00</text:p>
      <text:p text:style-name="P4">
Modified Time: 2023-04-24T17:35:00+03:00</text:p>
      <text:p text:style-name="P4">
Description: Національна збірна України з футболу невдовзі матиме нового наставника. — Укрінформ.</text:p>
      <text:p text:style-name="P4">
Images: ["<text:a xlink:type="simple" xlink:href="https://static.ukrinform.com/photos/2023_04/thumb_files/630_360_1682346879-694.jpg" text:style-name="Internet_20_link" text:visited-style-name="Visited_20_Internet_20_Link">
630_360_16823...</text:a>
"]</text:p>
      <text:p text:style-name="P4">
Tags: ['Футбол', 'Павелко', 'Збірна України', 'УАФ']</text:p>
      <text:p text:style-name="P4">
Type: Article</text:p>
      <!--METADATA-->
      <text:p text:style-name="P4">
<draw:frame draw:style-name="fr1" draw:name="Image93" text:anchor-type="as-char" svg:width="6.9236in" svg:height="3.956343in" draw:z-index="0">
<draw:image xlink:href="../Images/yкринформ/2023-04-24T17-35-00-03-00/630_360_1682346879-694.jpg" xlink:type="simple" xlink:show="embed" xlink:actuate="onLoad" draw:mime-type="image/jpeg"/>
</draw:frame>
Національна збірна України з футболу невдовзі матиме нового наставника.</text:p>
      <text:p text:style-name="P4">
Про це поінформував президент Української асоціації футболу (УАФ) АндрійПавелко на своїй <text:a xlink:type="simple" xlink:href="https://www.facebook.com/andriy.pavelko/posts/6047544741997790" text:style-name="Internet_20_link" text:visited-style-name="Visited_20_Internet_20_Link">
</text:a>
 у Facebook,передає Укрінформ.</text:p>
      <text:p text:style-name="P4">
За словами очільника УАФ, до червневих матчів збірна України отримає новогоголовного тренера.</text:p>
      <text:p text:style-name="P4">
«До контрольного поєдинку з Німеччиною та до наступних матчів відбору доЄвро-2024 національну збірну України вже готуватиме новий головний тренер,який буде представлений в обумовлений із ним час», - написав Павелко.</text:p>
      <text:p text:style-name="P4">
<text:span text:style-name="T4">
Читайте також:</text:span>
 <text:a xlink:type="simple" xlink:href="https://www.ukrinform.ua/rubric-sports/3699973-zbirna-ukraini-ne-pripinatime-vistup-u-vidbori-na-futbolne-evro2024.html" text:style-name="Internet_20_link" text:visited-style-name="Visited_20_Internet_20_Link">
 <text:span text:style-name="T4">
футбол</text:span>
 </text:a>
</text:p>
      <text:p text:style-name="P4">
Як повідомляв Укрінформ, товариський матч Німеччина - Україна відбудеться 12червня у Бремені.</text:p>
      <text:p text:style-name="P4">
Найближчі поєдинки «синьо-жовтих» у кваліфікації чемпіонату Європи-2024 протиПівнічної Македонії та Мальти пройдуть 16 та 19 червня відповідно.</text:p>
      <text:p text:style-name="P4">
Фото: УАФ.</text:p>
      <text:p text:style-name="P4">
Source: <text:a xlink:type="simple" xlink:href="https://www.ukrinform.ua/rubric-sports/3700073-futbolna-zbirna-ukraini-otrimae-novogo-nastavnika-do-cervna-pavelko.html" text:style-name="Internet_20_link" text:visited-style-name="Visited_20_Internet_20_Link">
https://www.ukrinform.ua/rubric-sports/3700073-futbolna-zbirna-ukraini-otrimae-novogo-nastavnika-do-cervna-pavelko.html</text:a>
</text:p>
      <!--NEWS-->
      <text:h text:style-name="P10" text:outline-level="1">
<text:span text:style-name="T4">
У Чорному морі росія тримає кораблі ближче до Новоросійська – Гуменюк</text:span>
</text:h>
      <text:p text:style-name="P4">
Authors: Ukrinform (Person)</text:p>
      <text:p text:style-name="P4">
Publisher: Укринформ (Organization)</text:p>
      <text:p text:style-name="P4">
Published Time: 2023-04-24T17:35:28+03:00</text:p>
      <text:p text:style-name="P4">
Modified Time: 2023-04-24T17:35:28+03:00</text:p>
      <text:p text:style-name="P4">
Description: У Чорному морі рф тримає своє корабельне угрупування ближче до російських берегів, побоюючись «бавовни». На сьогодні в Чорному морі перебуває 8 кораблів, із яких 2 – підводні ракетоносії.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 Чорне море', 'росія', 'Корабель', 'Єдині новини']</text:p>
      <text:p text:style-name="P4">
Type: Article</text:p>
      <!--METADATA-->
      <text:p text:style-name="P4">
<draw:frame draw:style-name="fr1" draw:name="Image94" text:anchor-type="as-char" svg:width="6.9236in" svg:height="3.956343in" draw:z-index="0">
<draw:image xlink:href="../Images/yкринформ/2023-04-24T17-35-28-03-00/630_360_1447753045-4415-korabli-rf.jpg" xlink:type="simple" xlink:show="embed" xlink:actuate="onLoad" draw:mime-type="image/jpeg"/>
</draw:frame>
 У Чорному морі рф тримає своє корабельне угрупування ближче доросійських берегів, побоюючись «бавовни». На сьогодні в Чорному морі перебуває8 кораблів, із яких 2 – підводні ракетоносії.</text:p>
      <text:p text:style-name="P4">
Про це в ефірі загальнонаціонального телемарафону «Єдині новини» повідомилакерівник об’єднаного пресцентру оперативного командування «Південь» НаталіяГуменюк, передає Укрінформ.</text:p>
      <text:p text:style-name="P4">
«Вони намагаються розосереджувати корабельне угруповання і тяжіють доросійських берегів, до Новоросійська. Навіть заведення в бухти вонинамагаються проводити частіше туди для поповнення запасів, тому що вже невідчувають ту «родную гавань» такою рідною. Вони відчувають, що сезон«бавовни», сезон активності морських «бойових карасів», про які ми вжеговорили, він в розпалі, і дійсно для них - це певний страх. Наразі корабельнеугруповання ворога становить 8 кораблів в Чорному морі і серед них 2 підводнихракетоносії», - повідомила Гуменюк.</text:p>
      <text:p text:style-name="P4">
Речниця також зауважила, що останнім часом активності росіян в морі неспостерігається, однак це не повинно присипати пильності українських Силоборони.</text:p>
      <text:p text:style-name="P4">
Коментуючи інформацію щодо накопичення росіянами на південному напрямку сил ізасобів, Гуменюк зазначила, що вони це зробили давно, і зараз маневрують,намагаючись облаштовувати свої місця базування, прикриваючись цивільнимнаселенням.</text:p>
      <text:p text:style-name="P4">
«Вони накопичили сили досить давно, вони маневрують, вишукують місця длярозташування, базування своїх підрозділів і своїх запасів - як живої сили, такі техніки. Вони продовжують будувати оборонні споруди, продовжують їхоблаштовувати в інженерному плані і перевозити мирне населення туди, денамагаються облаштувати ті самі місця базування, оскільки продовжують тактикуприкриття мирним населенням своїх військових об’єктів», - розповіла речниця.</text:p>
      <text:p text:style-name="P4">
Гуменюк також додала, що рф продовжує обстріли Правобережжя із застосуваннямкерованих авіаційних бомб, а також використовує безпілотники, аби розвідатичого їм чекати від Сил оборони і з якого боку.</text:p>
      <text:p text:style-name="P4">
<text:span text:style-name="T4">
Читайте також:</text:span>
 <text:a xlink:type="simple" xlink:href="https://www.ukrinform.ua/rubric-crimea/3699728-u-sevastopoli-prolunali-vibuhi-okupanti-kazut-pro-ataku-nadvodnih-bezpilotnikiv.html" text:style-name="Internet_20_link" text:visited-style-name="Visited_20_Internet_20_Link">
 <text:span text:style-name="T4">
Севастополі</text:span>
 </text:a>
</text:p>
      <text:p text:style-name="P4">
Як повідомляв Укрінформ, напередодні Гуменюк заявила, що росіянам, які звиклижити та відпочивати у тимчасово окупованому Криму, варто звикати до звуківповітряної тривоги, адже нинішній теплий період року на півостровіоголошується "сезоном бавовни".</text:p>
      <text:p text:style-name="P4">
Source: <text:a xlink:type="simple" xlink:href="https://www.ukrinform.ua/rubric-ato/3700074-u-cornomu-mori-rosia-trimae-korabli-blizce-do-novorosijska-gumenuk.html" text:style-name="Internet_20_link" text:visited-style-name="Visited_20_Internet_20_Link">
https://www.ukrinform.ua/rubric-ato/3700074-u-cornomu-mori-rosia-trimae-korabli-blizce-do-novorosijska-gumenuk.html</text:a>
</text:p>
      <!--NEWS-->
      <text:h text:style-name="P10" text:outline-level="1">
<text:span text:style-name="T4">
У МЗС відреагували на угорські заяви про «дозвіл росії» для вступу України у НАТО</text:span>
</text:h>
      <text:p text:style-name="P4">
Authors: Ukrinform (Person)</text:p>
      <text:p text:style-name="P4">
Publisher: Укринформ (Organization)</text:p>
      <text:p text:style-name="P4">
Published Time: 2023-04-24T17:36:37+03:00</text:p>
      <text:p text:style-name="P4">
Modified Time: 2023-04-24T17:36:37+03:00</text:p>
      <text:p text:style-name="P4">
Description: Україна не потребує дозволу росії, аби стати членом НАТО, і вважає, що це лише посилить Альянс і унеможливить повторення російської агресії в Європі в майбутньому. — Укрінформ.</text:p>
      <text:p text:style-name="P4">
Images: ["<text:a xlink:type="simple" xlink:href="https://static.ukrinform.com/photos/2019_05/thumb_files/630_360_1557923525-962.jpg" text:style-name="Internet_20_link" text:visited-style-name="Visited_20_Internet_20_Link">
630_360_15579...</text:a>
"]</text:p>
      <text:p text:style-name="P4">
Tags: ['МЗС', 'НАТО', 'Угорщина', 'росія', 'Ніколенко']</text:p>
      <text:p text:style-name="P4">
Type: Article</text:p>
      <!--METADATA-->
      <text:p text:style-name="P4">
<draw:frame draw:style-name="fr1" draw:name="Image95" text:anchor-type="as-char" svg:width="6.9236in" svg:height="3.956343in" draw:z-index="0">
<draw:image xlink:href="../Images/yкринформ/2023-04-24T17-36-37-03-00/630_360_1557923525-962.jpg" xlink:type="simple" xlink:show="embed" xlink:actuate="onLoad" draw:mime-type="image/jpeg"/>
</draw:frame>
 Україна непотребує дозволу росії, аби стати членом НАТО, і вважає, що це лише посилитьАльянс і унеможливить повторення російської агресії в Європі в майбутньому.</text:p>
      <text:p text:style-name="P4">
Про це йдеться в <text:a xlink:type="simple" xlink:href="http://www.facebook.com/oleg.nikolenko.50/posts/pfbid02vWtZoYRxu92UbZxu6qjPe6i4XfqkjxRxFaXtdpD5aPEJT7mxP7vrxsAUDg5oNeVxl" text:style-name="Internet_20_link" text:visited-style-name="Visited_20_Internet_20_Link">
</text:a>
речника МЗС Олега Ніколенка у відповідь на заяву віцеспікерки парламентуУгорщини, передає Укрінформ.</text:p>
      <text:p text:style-name="P4">
Ніколенко акцентував, що Україна має суверенне право вільно обирати засобибезпеки, що неодноразово підтверджувалося на рівні всіх держав-членів <text:a xlink:type="simple" xlink:href="https://www.ukrinform.ua/tag-nato" text:style-name="Internet_20_link" text:visited-style-name="Visited_20_Internet_20_Link">
</text:a>
 , зокрема й Угорщини.</text:p>
      <text:p text:style-name="P4">
«Ми не потребуємо дозволу росії, аби стати членом Альянсу. Водночаснебезпечно, коли окремі угорські політики намагаються ставити безпекуєвроатлантичного простору в залежність від забаганок москви», - заявив речникМЗС.</text:p>
      <text:p text:style-name="P4">
<text:span text:style-name="T4">
Читайте також:</text:span>
 <text:a xlink:type="simple" xlink:href="https://www.ukrinform.ua/rubric-polytics/3695899-u-mzs-ukraini-vidreaguvali-na-zaavu-orbana-sama-ugorsina-otrimue-cimali-grosi-vid-es.html" text:style-name="Internet_20_link" text:visited-style-name="Visited_20_Internet_20_Link">
 </text:a>
</text:p>
      <text:p text:style-name="P4">
Він додав, що немає жодних об‘єктивних причин, які перешкоджали б вступуУкраїни в НАТО. «Українське членство лише посилить Альянс, унеможливитьповторення російської агресії в Європі в майбутньому», - зазначив Ніколенко.</text:p>
      <text:p text:style-name="P4">
<text:span text:style-name="T4">
Читайте також:</text:span>
 <text:a xlink:type="simple" xlink:href="https://www.ukrinform.ua/rubric-world/3698416-polsi-vazko-zrozumiti-poziciu-ugorsini-sodo-vijni-rf-proti-ukraini-rau.html" text:style-name="Internet_20_link" text:visited-style-name="Visited_20_Internet_20_Link">
 <text:span text:style-name="T4">
Угорщини</text:span>
 </text:a>
</text:p>
      <text:p text:style-name="P4">
Як повідомлялося, віцеспікерка парламенту Угорщини Дора Дуро заявила, що вступУкраїни до НАТО без великих безпекових ризиків можливий лише за умови, щотакий крок схвалить росія у форматі угоди.</text:p>
      <text:p text:style-name="P4">
Source: <text:a xlink:type="simple" xlink:href="https://www.ukrinform.ua/rubric-polytics/3700075-u-mzs-vidreaguvali-na-ugorski-zaavi-pro-dozvil-rosii-dla-vstupu-ukraini-u-nato.html" text:style-name="Internet_20_link" text:visited-style-name="Visited_20_Internet_20_Link">
https://www.ukrinform.ua/rubric-polytics/3700075-u-mzs-vidreaguvali-na-ugorski-zaavi-pro-dozvil-rosii-dla-vstupu-ukraini-u-nato.html</text:a>
</text:p>
      <!--NEWS-->
      <text:h text:style-name="P10" text:outline-level="1">
<text:span text:style-name="T4">
Азербайджан заблокував шлях, що сполучає Вірменію та Нагірний Карабах</text:span>
</text:h>
      <text:p text:style-name="P4">
Authors: Ukrinform (Person)</text:p>
      <text:p text:style-name="P4">
Publisher: Укринформ (Organization)</text:p>
      <text:p text:style-name="P4">
Published Time: 2023-04-24T17:45:29+03:00</text:p>
      <text:p text:style-name="P4">
Modified Time: 2023-04-24T17:45:29+03:00</text:p>
      <text:p text:style-name="P4">
Description: Азербайджан закрив про'їзд Лачинським коридором, що з'єднує Вірменію та Нагірний Карабах, розпочавши встановлення там власного КПП. — Укрінформ.</text:p>
      <text:p text:style-name="P4">
Images: ["<text:a xlink:type="simple" xlink:href="https://static.ukrinform.com/photos/2023_04/thumb_files/630_360_1682347322-827.png" text:style-name="Internet_20_link" text:visited-style-name="Visited_20_Internet_20_Link">
630_360_16823...</text:a>
"]</text:p>
      <text:p text:style-name="P4">
Tags: ['Азербайджан', 'Нагірний Карабах', 'Вірменія']</text:p>
      <text:p text:style-name="P4">
Type: Article</text:p>
      <!--METADATA-->
      <text:p text:style-name="P4">
<draw:frame draw:style-name="fr1" draw:name="Image96" text:anchor-type="as-char" svg:width="6.9236in" svg:height="3.956343in" draw:z-index="0">
<draw:image xlink:href="../Images/yкринформ/2023-04-24T17-45-29-03-00/630_360_1682347322-827.png" xlink:type="simple" xlink:show="embed" xlink:actuate="onLoad" draw:mime-type="image/png"/>
</draw:frame>
Азербайджан закрив про'їзд Лачинським коридором, що з'єднує Вірменію таНагірний Карабах, розпочавши встановлення там власного КПП.</text:p>
      <text:p text:style-name="P4">
Як передає Укрінформ, про це повідомляє <text:a xlink:type="simple" xlink:href="https://oc-media.org/azerbaijan-closes-lachin-corridor-to-install-checkpoint/" text:style-name="Internet_20_link" text:visited-style-name="Visited_20_Internet_20_Link">
 </text:a>
</text:p>
      <text:p text:style-name="P4">
У неділю азербайджанські прикордонники заблокували проїзд мостом Хакаріпоблизу вірменського кордону.</text:p>
      <text:p text:style-name="P4">
Влада Азербайджану заявила, що цей крок був спрямований на те, щоб запобігтиперекиданню зброї та солдатів з Вірменії до Нагірного Карабаху. У заяві впонеділок міністерство закордонних справ Азербайджану заявило про«систематичне та широкомасштабне зловживання» коридором. Вони заявили, що«механізм контролю» буде реалізований у «взаємодії з російськими миротворчимисилами».</text:p>
      <text:p text:style-name="P4">
<text:a xlink:type="simple" xlink:href="https://www.ukrinform.ua/tag-azerbajdzan" text:style-name="Internet_20_link" text:visited-style-name="Visited_20_Internet_20_Link">
 </text:a>
 постійно звинувачує Вірменію таросійську миротворчу місію у передачі зброї та військового персоналу доНагірного Карабаху, обидві сторони це заперечують.</text:p>
      <text:p text:style-name="P4">
Натомість Вірменія звинуватила Азербайджан у використанні закриття проїзду для«зриву» мирних переговорів між двома країнами. У недільній заяві міністерствозакордонних справ закликало ООН «вжити ефективних кроків» для виконаннярішення Міжнародного суду ООН, яке вимагає відновлення коридору.</text:p>
      <text:p text:style-name="P4">
Нагадаємо: за радянських часів Нагірний Карабах входив до АзербайджанськоїРСР, хоч і був регіоном з вірменською етнічною більшістю.</text:p>
      <text:p text:style-name="P4">
У Баку заявляють, що вірменські сили впродовж останніх днів активізувалипостачання зброї на контрольовану етнічними вірменами частину територіїКарабаху в обхід так званого Лачинського коридору.</text:p>
      <text:p text:style-name="P4">
У свою чергу вірменська влада Нагірного Карабаху заявляє, що гірська дорога невикористовувалася для перевезення зброї, а лише «для організації цивільного таневідкладного сполучення між Степанакертом (азербайджанська назва Ханкенді) тачотирма громадами Шушинського району».</text:p>
      <text:p text:style-name="P4">
<text:span text:style-name="T4">
Читайте також:</text:span>
 <text:a xlink:type="simple" xlink:href="https://www.ukrinform.ua/rubric-world/3694584-na-kordoni-azerbajdzanu-ta-virmenii-stalasa-perestrilka.html" text:style-name="Internet_20_link" text:visited-style-name="Visited_20_Internet_20_Link">
 </text:a>
</text:p>
      <text:p text:style-name="P4">
Близько трьох десятиліть Азербайджан не контролював приблизно 20% своєїміжнародно визнаної території. Ішлося не лише про колишню автономію, яка зарадянських часів називалася Нагірно-Карабаською автономною областю, але й проприлеглі до неї райони Азербайджану.</text:p>
      <text:p text:style-name="P4">
Впродовж останніх років Азербайджан відвоював значну частину території,включно із частиною власне Карабаху, зокрема, містом Шуша.</text:p>
      <text:p text:style-name="P4">
Фото: RFE/RL</text:p>
      <text:p text:style-name="P4">
Source: <text:a xlink:type="simple" xlink:href="https://www.ukrinform.ua/rubric-world/3700077-azerbajdzan-zablokuvav-slah-so-spolucae-virmeniu-ta-nagirnij-karabah.html" text:style-name="Internet_20_link" text:visited-style-name="Visited_20_Internet_20_Link">
https://www.ukrinform.ua/rubric-world/3700077-azerbajdzan-zablokuvav-slah-so-spolucae-virmeniu-ta-nagirnij-karabah.html</text:a>
</text:p>
      <!--NEWS-->
      <text:h text:style-name="P10" text:outline-level="1">
<text:span text:style-name="T4">
Загарбники ставлять на військовий облік чотирнадцятирічних підлітків на Запоріжжі</text:span>
</text:h>
      <text:p text:style-name="P4">
Authors: Ukrinform (Person)</text:p>
      <text:p text:style-name="P4">
Publisher: Укринформ (Organization)</text:p>
      <text:p text:style-name="P4">
Published Time: 2023-04-24T17:49:31+03:00</text:p>
      <text:p text:style-name="P4">
Modified Time: 2023-04-24T17:49:31+03:00</text:p>
      <text:p text:style-name="P4">
Description: На тимчасово окупованих територіях Запоріжжя російські загарбники передають дані 14-річних дітей до єдиного реєстру військового обліку рф.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Діти', 'Запоріжжя', 'Війна з росією']</text:p>
      <text:p text:style-name="P4">
Type: Article</text:p>
      <!--METADATA-->
      <text:p text:style-name="P4">
<draw:frame draw:style-name="fr1" draw:name="Image97" text:anchor-type="as-char" svg:width="6.9236in" svg:height="3.956343in" draw:z-index="0">
<draw:image xlink:href="../Images/yкринформ/2023-04-24T17-49-31-03-00/630_360_1668461240-442.jpg" xlink:type="simple" xlink:show="embed" xlink:actuate="onLoad" draw:mime-type="image/jpeg"/>
</draw:frame>
 Натимчасово окупованих територіях Запоріжжя російські загарбники передають дані14-річних дітей до єдиного реєстру військового обліку рф.</text:p>
      <text:p text:style-name="P4">
Про це повідомляє у <text:a xlink:type="simple" xlink:href="http://t.me/ivan_fedorov_melitopol/1773" text:style-name="Internet_20_link" text:visited-style-name="Visited_20_Internet_20_Link">
 </text:a>
 міськийголова Мелітополя Іван Федоров, передає Укрінформ.</text:p>
      <text:p text:style-name="P4">
"Спочатку окупанти взяли під контроль дітей, яким має виповнитись 14 років:хочуть вручати їм російські паспорти. Тепер передають дані кремлівськогореєстру виборців, до якого включають і 14-річних дітей, до так званого єдиногореєстру військового обліку рфії. Хочуть в майбутньому вручити електронніповістки у військомат", - зазначив Федоров.</text:p>
      <text:p text:style-name="P4">
Він наголосив, що діти в окупації - під особливою загрозою. Окупанти зомбуютьїх змалечку, "аби виростити рабів і майбутнє гарматне м’ясо".</text:p>
      <text:p text:style-name="P4">
<text:span text:style-name="T4">
Читайте також:</text:span>
 <text:a xlink:type="simple" xlink:href="https://www.ukrinform.ua/rubric-regions/3694297-na-zahoplenij-teritorii-zaporizza-svizi-sili-rosian-posiluut-teror-naselenna-fedorov.html" text:style-name="Internet_20_link" text:visited-style-name="Visited_20_Internet_20_Link">
 <text:span text:style-name="T4">
Федоров</text:span>
 </text:a>
</text:p>
      <text:p text:style-name="P4">
Як повідомляв Укрінформ, росіяни створили електронний реєстрвійськовозобов’язаних і роздаватимуть електронні повістки на тимчасовозахоплених територіях <text:a xlink:type="simple" xlink:href="https://www.ukrinform.ua/tag-zaporizza" text:style-name="Internet_20_link" text:visited-style-name="Visited_20_Internet_20_Link">
 </text:a>
 . Абиуникнути цього, з Мелітополя виїхали понад 2000 людей.</text:p>
      <text:p text:style-name="P4">
Source: <text:a xlink:type="simple" xlink:href="https://www.ukrinform.ua/rubric-regions/3700080-zagarbniki-stavlat-na-vijskovij-oblik-cotirnadcatiricnih-pidlitkiv-na-zaporizzi.html" text:style-name="Internet_20_link" text:visited-style-name="Visited_20_Internet_20_Link">
https://www.ukrinform.ua/rubric-regions/3700080-zagarbniki-stavlat-na-vijskovij-oblik-cotirnadcatiricnih-pidlitkiv-na-zaporizzi.html</text:a>
</text:p>
      <!--NEWS-->
      <text:h text:style-name="P10" text:outline-level="1">
<text:span text:style-name="T4">
Україна очікує на позитивне рішення партнерів щодо надання бойових літаків – Стефанчук</text:span>
</text:h>
      <text:p text:style-name="P4">
Authors: Ukrinform (Person)</text:p>
      <text:p text:style-name="P4">
Publisher: Укринформ (Organization)</text:p>
      <text:p text:style-name="P4">
Published Time: 2023-04-24T17:54:00+03:00</text:p>
      <text:p text:style-name="P4">
Modified Time: 2023-04-24T17:54:00+03:00</text:p>
      <text:p text:style-name="P4">
Description: Україна очікує на позитивне рішення партнерів щодо надання українській армії бойових літаків четвертого покоління. — Укрінформ.</text:p>
      <text:p text:style-name="P4">
Images: ["<text:a xlink:type="simple" xlink:href="https://static.ukrinform.com/photos/2023_04/thumb_files/630_360_1681999509-518.jpg" text:style-name="Internet_20_link" text:visited-style-name="Visited_20_Internet_20_Link">
630_360_16819...</text:a>
"]</text:p>
      <text:p text:style-name="P4">
Tags: ['Літак', 'НАТО', 'Україна', 'Стефанчук']</text:p>
      <text:p text:style-name="P4">
Type: Article</text:p>
      <!--METADATA-->
      <text:p text:style-name="P4">
<draw:frame draw:style-name="fr1" draw:name="Image98" text:anchor-type="as-char" svg:width="6.9236in" svg:height="3.956343in" draw:z-index="0">
<draw:image xlink:href="../Images/yкринформ/2023-04-24T17-54-00-03-00/630_360_1681999509-518.jpg" xlink:type="simple" xlink:show="embed" xlink:actuate="onLoad" draw:mime-type="image/jpeg"/>
</draw:frame>
 Українаочікує на позитивне рішення партнерів щодо надання українській армії бойовихлітаків четвертого покоління.</text:p>
      <text:p text:style-name="P4">
Про це Голова Верховної Ради України Руслан Стефанчук заявив під часКонференції спікерів парламентів країн-членів Європейського Союзу в Чехії,повідомляє кореспондент Укрінформу.</text:p>
      <text:p text:style-name="P4">
«Проукраїнська коаліція у світі є сильнішою, ніж будь-коли, але перемогапотребує рішучих дій», - сказав він.</text:p>
      <text:p text:style-name="P4">
Голова ВР зауважив, що Україна готується звільнятися від російського агресора,для чого потребує важкого озброєння, боєприпасів, навчання українськихвійськових.</text:p>
      <text:p text:style-name="P4">
«Сьогодні ми потребуємо сучасної бойової авіації. Україна дуже очікує напозитивне рішення щодо надання багатоцільових бойових літаків четвертогопокоління», - акцентував спікер українського парламенту.</text:p>
      <text:p text:style-name="P4">
Водночас він наголосив, що Україна, окрім надання зброї, потребує стратегічнихполітичних рішень. У цьому контексті він нагадав, що він разом із ПрезидентомВолодимиром Зеленським та Прем'єр-міністром Денисом Шмигалем 30 вересня 2022року підписали заявку про вступ України до <text:a xlink:type="simple" xlink:href="https://www.ukrinform.ua/tag-nato" text:style-name="Internet_20_link" text:visited-style-name="Visited_20_Internet_20_Link">
 </text:a>
 . За його словами, це було логічним і обдуманим кроком, адже Українапереконливо продемонструвала всьому світові готовність стати членом Альянсу тавідданість демократичним цінностям.</text:p>
      <text:p text:style-name="P4">
«Нас відділяє лише кілька місяців від липневого Саміту НАТО у Вільнюсі, одниміз ключових рішень якого ми б хотіли бачити запрошення України до вступу доАльянсу з визначенням чіткого алгоритму, зокрема, часових рамок приєднання», -резюмував Голова ВРУ.</text:p>
      <text:p text:style-name="P4">
<text:span text:style-name="T4">
Читайте також:</text:span>
 <text:a xlink:type="simple" xlink:href="https://www.ukrinform.ua/rubric-polytics/3699933-f16-dla-ukraini-stane-investicieu-desatilitta-u-bezpeku-evropi-kuleba.html" text:style-name="Internet_20_link" text:visited-style-name="Visited_20_Internet_20_Link">
 <text:span text:style-name="T4">
Кулеба</text:span>
 </text:a>
</text:p>
      <text:p text:style-name="P4">
Як повідомлялося, питання надання Україні бойових літаків-винищувачів F-16обговорюється вже кілька місяців, однак однозначного рішення щодо цього донинінемає.</text:p>
      <text:p text:style-name="P4">
Водночас наприкінці березня під час слухань у комітеті з питань збройних силСенату Сполучених Штатів Америки очільник Пентагону Ллойд Остін заявив, що <text:a xlink:type="simple" xlink:href="https://www.ukrinform.ua/rubric-ato/3688748-glava-pentagonu-virimo-so-ukraina-v-majbutnomu-otrimae-zahidni-litaki-iv-pokolinna.html" text:style-name="Internet_20_link" text:visited-style-name="Visited_20_Internet_20_Link">
</text:a>
 .</text:p>
      <text:p text:style-name="P4">
Source: <text:a xlink:type="simple" xlink:href="https://www.ukrinform.ua/rubric-polytics/3700084-ukraina-ocikue-na-pozitivne-risenna-partneriv-sodo-nadanna-bojovih-litakiv-stefancuk.html" text:style-name="Internet_20_link" text:visited-style-name="Visited_20_Internet_20_Link">
https://www.ukrinform.ua/rubric-polytics/3700084-ukraina-ocikue-na-pozitivne-risenna-partneriv-sodo-nadanna-bojovih-litakiv-stefancuk.html</text:a>
</text:p>
      <!--NEWS-->
      <text:h text:style-name="P10" text:outline-level="1">
<text:span text:style-name="T4">
Миколаївський театр на фестивалі у Польщі представив виставу про родинні стосунки під час війни</text:span>
</text:h>
      <text:p text:style-name="P4">
Authors: Ukrinform (Person)</text:p>
      <text:p text:style-name="P4">
Publisher: Укринформ (Organization)</text:p>
      <text:p text:style-name="P4">
Published Time: 2023-04-24T17:59:00+03:00</text:p>
      <text:p text:style-name="P4">
Modified Time: 2023-04-24T17:59:00+03:00</text:p>
      <text:p text:style-name="P4">
Description: Миколаївський національний академічний український театр драми та музичної комедії на Міжнародному фестивалі українського театру “Схід-Захід” у Польщі представив прем’єрну виставу “Старший брат” про родинні стосунки під час російсько-української війни. — Укрінформ.</text:p>
      <text:p text:style-name="P4">
Images: ["<text:a xlink:type="simple" xlink:href="https://static.ukrinform.com/photos/2023_04/thumb_files/630_360_1682348196-2978.jpeg" text:style-name="Internet_20_link" text:visited-style-name="Visited_20_Internet_20_Link">
630_360_16823...</text:a>
", "<text:a xlink:type="simple" xlink:href="https://static.ukrinform.com/photos/2023_04/thumb_files/630_360_1682348196-8632.jpeg" text:style-name="Internet_20_link" text:visited-style-name="Visited_20_Internet_20_Link">
630_360_16823...</text:a>
", "<text:a xlink:type="simple" xlink:href="https://static.ukrinform.com/photos/2023_04/thumb_files/630_360_1682348196-8647.jpeg" text:style-name="Internet_20_link" text:visited-style-name="Visited_20_Internet_20_Link">
630_360_16823...</text:a>
", "<text:a xlink:type="simple" xlink:href="https://static.ukrinform.com/photos/2023_04/thumb_files/630_360_1682348196-5702.jpeg" text:style-name="Internet_20_link" text:visited-style-name="Visited_20_Internet_20_Link">
630_360_16823...</text:a>
", "<text:a xlink:type="simple" xlink:href="https://static.ukrinform.com/photos/2023_04/thumb_files/630_360_1682348196-5554.jpeg" text:style-name="Internet_20_link" text:visited-style-name="Visited_20_Internet_20_Link">
630_360_16823...</text:a>
", "<text:a xlink:type="simple" xlink:href="https://static.ukrinform.com/photos/2023_04/thumb_files/630_360_1682348196-9657.jpeg" text:style-name="Internet_20_link" text:visited-style-name="Visited_20_Internet_20_Link">
630_360_16823...</text:a>
", "<text:a xlink:type="simple" xlink:href="https://static.ukrinform.com/photos/2023_04/thumb_files/630_360_1682348197-5587.jpeg" text:style-name="Internet_20_link" text:visited-style-name="Visited_20_Internet_20_Link">
630_360_16823...</text:a>
"]</text:p>
      <text:p text:style-name="P4">
Tags: ['Фестиваль', 'Миколаїв', 'Польща', 'Театр']</text:p>
      <text:p text:style-name="P4">
Type: Article</text:p>
      <!--METADATA-->
      <text:p text:style-name="P4">
<draw:frame draw:style-name="fr1" draw:name="Image99" text:anchor-type="as-char" svg:width="6.9236in" svg:height="3.956343in" draw:z-index="0">
<draw:image xlink:href="../Images/yкринформ/2023-04-24T17-59-00-03-00/630_360_1682348196-2978.jpeg" xlink:type="simple" xlink:show="embed" xlink:actuate="onLoad" draw:mime-type="image/jpeg"/>
</draw:frame>
Миколаївський національний академічний український театр драми та музичноїкомедії на Міжнародному фестивалі українського театру “Схід-Захід” у Польщіпредставив прем’єрну виставу “Старший брат” про родинні стосунки під часросійсько-української війни.</text:p>
      <text:p text:style-name="P4">
Про це кореспонденту Укрінформу повідомив керівник літературно-драматургічноїчастини театру Богдан Головченко.</text:p>
      <text:p text:style-name="P4">
«З 17 по 23 квітня 2023 року в Кракові відбувався Х міжнародний фестивальукраїнського театру “Схід-Захід”, який щороку проводить Фундація масовихвидовищ. На фестивалі, який пройшов під гаслом “мистецтво під кулями”, булипредставлені національні та академічні театри з Харкова, Дніпра, Сум, Коломиї,Херсона і Миколаєва. На сцені театру "Гротеска" наш театр зіграв виставу“Старший брат” за п'єсою “Молитва за Елвісом” сучасної українськоїдраматургині Марини Смілянець (режисер-постановник – Заслужений артист УкраїниСергій Чверкалюк, художник-постановник - Тетяна Чухрій)», - розповівГоловченко.</text:p>
      <text:p text:style-name="P4">
<draw:frame draw:style-name="fr1" draw:name="Image100" text:anchor-type="as-char" svg:width="6.9236in" svg:height="3.956343in" draw:z-index="0">
<draw:image xlink:href="../Images/yкринформ/2023-04-24T17-59-00-03-00/630_360_1682348196-8632.jpeg" xlink:type="simple" xlink:show="embed" xlink:actuate="onLoad" draw:mime-type="image/jpeg"/>
</draw:frame>
Миколаївський театр на Міжнародному фестивалі “Схід-Захід” у Польщі представивпрем’єрну виставу про родинні стосунки під час війни / Фото: Богдан Головченко<text:a xlink:type="simple" xlink:href="https://static.ukrinform.com/photos/2023_04/1682348196-8632.jpeg" text:style-name="Internet_20_link" text:visited-style-name="Visited_20_Internet_20_Link">
 <draw:frame draw:style-name="fr1" draw:name="Image101" text:anchor-type="as-char" svg:width="6.9236in" svg:height="3.956343in" draw:z-index="0">
<draw:image xlink:href="../Images/yкринформ/2023-04-24T17-59-00-03-00/630_360_1682348196-8632.jpeg" xlink:type="simple" xlink:show="embed" xlink:actuate="onLoad" draw:mime-type="image/jpeg"/>
</draw:frame>
</text:a>
 <text:a xlink:type="simple" xlink:href="https://static.ukrinform.com/photos/2023_04/1682348196-8647.jpeg" text:style-name="Internet_20_link" text:visited-style-name="Visited_20_Internet_20_Link">
<draw:frame draw:style-name="fr1" draw:name="Image102" text:anchor-type="as-char" svg:width="6.9236in" svg:height="3.956343in" draw:z-index="0">
<draw:image xlink:href="../Images/yкринформ/2023-04-24T17-59-00-03-00/630_360_1682348196-8647.jpeg" xlink:type="simple" xlink:show="embed" xlink:actuate="onLoad" draw:mime-type="image/jpeg"/>
</draw:frame>
</text:a>
 <text:a xlink:type="simple" xlink:href="https://static.ukrinform.com/photos/2023_04/1682348196-5702.jpeg" text:style-name="Internet_20_link" text:visited-style-name="Visited_20_Internet_20_Link">
<draw:frame draw:style-name="fr1" draw:name="Image103" text:anchor-type="as-char" svg:width="6.9236in" svg:height="3.956343in" draw:z-index="0">
<draw:image xlink:href="../Images/yкринформ/2023-04-24T17-59-00-03-00/630_360_1682348196-5702.jpeg" xlink:type="simple" xlink:show="embed" xlink:actuate="onLoad" draw:mime-type="image/jpeg"/>
</draw:frame>
</text:a>
 <text:a xlink:type="simple" xlink:href="https://static.ukrinform.com/photos/2023_04/1682348196-5554.jpeg" text:style-name="Internet_20_link" text:visited-style-name="Visited_20_Internet_20_Link">
<draw:frame draw:style-name="fr1" draw:name="Image104" text:anchor-type="as-char" svg:width="6.9236in" svg:height="3.956343in" draw:z-index="0">
<draw:image xlink:href="../Images/yкринформ/2023-04-24T17-59-00-03-00/630_360_1682348196-5554.jpeg" xlink:type="simple" xlink:show="embed" xlink:actuate="onLoad" draw:mime-type="image/jpeg"/>
</draw:frame>
</text:a>
 <text:a xlink:type="simple" xlink:href="https://static.ukrinform.com/photos/2023_04/1682348196-9657.jpeg" text:style-name="Internet_20_link" text:visited-style-name="Visited_20_Internet_20_Link">
<draw:frame draw:style-name="fr1" draw:name="Image105" text:anchor-type="as-char" svg:width="6.9236in" svg:height="3.956343in" draw:z-index="0">
<draw:image xlink:href="../Images/yкринформ/2023-04-24T17-59-00-03-00/630_360_1682348196-9657.jpeg" xlink:type="simple" xlink:show="embed" xlink:actuate="onLoad" draw:mime-type="image/jpeg"/>
</draw:frame>
</text:a>
 <text:a xlink:type="simple" xlink:href="https://static.ukrinform.com/photos/2023_04/1682348196-2978.jpeg" text:style-name="Internet_20_link" text:visited-style-name="Visited_20_Internet_20_Link">
<draw:frame draw:style-name="fr1" draw:name="Image106" text:anchor-type="as-char" svg:width="6.9236in" svg:height="3.956343in" draw:z-index="0">
<draw:image xlink:href="../Images/yкринформ/2023-04-24T17-59-00-03-00/630_360_1682348196-2978.jpeg" xlink:type="simple" xlink:show="embed" xlink:actuate="onLoad" draw:mime-type="image/jpeg"/>
</draw:frame>
</text:a>
 <text:a xlink:type="simple" xlink:href="https://static.ukrinform.com/photos/2023_04/1682348197-5587.jpeg" text:style-name="Internet_20_link" text:visited-style-name="Visited_20_Internet_20_Link">
<draw:frame draw:style-name="fr1" draw:name="Image107" text:anchor-type="as-char" svg:width="6.9236in" svg:height="3.956343in" draw:z-index="0">
<draw:image xlink:href="../Images/yкринформ/2023-04-24T17-59-00-03-00/630_360_1682348197-5587.jpeg" xlink:type="simple" xlink:show="embed" xlink:actuate="onLoad" draw:mime-type="image/jpeg"/>
</draw:frame>
</text:a>
</text:p>
      <text:p text:style-name="P4">
За його словами, історія, яку розповіли на сцені артисти миколаївськоготеатру, на дуже актуальну нині тематику. Вона про суперечку двох братів:учасника АТО\ООС (Юрія) та офісного менеджера (Артема), які мріяли про успішнумузичну кар’єру. На сцені вони не лише відстоюють свою точку зору, а йрозмовляють із власною совістю, згадують дитинство і те, як передчуття великоївійни не полишало одного з братів ще задовго до 2014 року.</text:p>
      <text:p text:style-name="P4">
Головченко також зазначив, що п’єса, яка була написана ще до повномасштабноговторгнення росії, доповнена Смілянець вже після 24 лютого 2022 року. Молодшийбрат Артем, який вагався та не завжди розумів старшого брата, приєднався досил ТрО та продовжив боротьбу за українську державність.</text:p>
      <text:p text:style-name="P4">
«Важливим завданням режисера-постановника та акторів було не створитипропагандистську виставу, а змусити замислитись про масштаби трагедії, якіприносить війна, відповідальність за власне життя і долю своєї країни», -наголосив Головченко.</text:p>
      <text:p text:style-name="P4">
<text:span text:style-name="T4">
Читайте також:</text:span>
 <text:a xlink:type="simple" xlink:href="https://www.ukrinform.ua/rubric-culture/3699430-v-ukrainskomu-domi-pokazut-teatralnu-vistavu-azovstal-golosi.html" text:style-name="Internet_20_link" text:visited-style-name="Visited_20_Internet_20_Link">
 </text:a>
</text:p>
      <text:p text:style-name="P4">
Родзинкою вистави стали пісні в авторському виконанні акторів Івана Знахаренката Івана Гобокана, які вони написали під час служби у Миколаївській обласніймуніципальній варті протягом весни-літа 2022 року.</text:p>
      <text:p text:style-name="P4">
Варто зазначити, що під час війни, попри те, що Миколаїв обстрілювали понад 8місяців, театр не припиняв свою роботу. З 24 лютого 2022 року тут створили іпоказали вісім прем'єр на малій і чотири - на великій сцені.</text:p>
      <text:p text:style-name="P4">
Source: <text:a xlink:type="simple" xlink:href="https://www.ukrinform.ua/rubric-culture/3700086-mikolaivskij-teatr-na-festivali-u-polsi-predstaviv-vistavu-pro-rodinni-stosunki-pid-cas-vijni.html" text:style-name="Internet_20_link" text:visited-style-name="Visited_20_Internet_20_Link">
https://www.ukrinform.ua/rubric-culture/3700086-mikolaivskij-teatr-na-festivali-u-polsi-predstaviv-vistavu-pro-rodinni-stosunki-pid-cas-vijni.html</text:a>
</text:p>
      <!--NEWS-->
      <text:h text:style-name="P10" text:outline-level="1">
<text:span text:style-name="T4">
УПЛ: «Олександрія» та «Інгулець» зіграли безгольовий матч</text:span>
</text:h>
      <text:p text:style-name="P4">
Authors: Ukrinform (Person)</text:p>
      <text:p text:style-name="P4">
Publisher: Укринформ (Organization)</text:p>
      <text:p text:style-name="P4">
Published Time: 2023-04-24T18:06:00+03:00</text:p>
      <text:p text:style-name="P4">
Modified Time: 2023-04-24T18:06:00+03:00</text:p>
      <text:p text:style-name="P4">
Description: Футболісти «Олександрії» та «Інгульця» із Петрового зіграли внічию у поєдинку 22-го туру чемпіонату України серед команд Прем'єр-ліги (УПЛ). — Укрінформ.</text:p>
      <text:p text:style-name="P4">
Images: ["<text:a xlink:type="simple" xlink:href="https://static.ukrinform.com/photos/2023_04/thumb_files/630_360_1682348592-676.jpg" text:style-name="Internet_20_link" text:visited-style-name="Visited_20_Internet_20_Link">
630_360_16823...</text:a>
"]</text:p>
      <text:p text:style-name="P4">
Tags: ['Футбол', "Прем'єр-ліга", 'Олександрія', 'Інгулець']</text:p>
      <text:p text:style-name="P4">
Type: Article</text:p>
      <!--METADATA-->
      <text:p text:style-name="P4">
<draw:frame draw:style-name="fr1" draw:name="Image108" text:anchor-type="as-char" svg:width="6.9236in" svg:height="3.956343in" draw:z-index="0">
<draw:image xlink:href="../Images/yкринформ/2023-04-24T18-06-00-03-00/630_360_1682348592-676.jpg" xlink:type="simple" xlink:show="embed" xlink:actuate="onLoad" draw:mime-type="image/jpeg"/>
</draw:frame>
 Футболісти«Олександрії» та «Інгульця» із Петрового зіграли внічию у поєдинку 22-го туручемпіонату України серед команд Прем'єр-ліги (УПЛ).</text:p>
      <text:p text:style-name="P4">
Матч на КСК «Ніка» в Олександрії завершився з рахунком 0:0, передає Укрінформ.</text:p>
      <text:p text:style-name="P4">
Зустріч призупинялася майже на годину через повітряну тривогу.</text:p>
      <text:p text:style-name="P4">
<text:span text:style-name="T5">
Результати решти матчів туру:</text:span>
</text:p>
      <text:p text:style-name="P4">
«Колос» (Ковалівка) - «Зоря» (Луганськ) - 0:1</text:p>
      <text:p text:style-name="P4">
гол: Володимир Бражко (31-а хвилина);</text:p>
      <text:p text:style-name="P4">
«Ворскла» (Полтава) - «Металіст» (Харків) - 3:2</text:p>
      <text:p text:style-name="P4">
голи: Сефері (26, 45+1), Феліпе (45+2) - Богдан Бойчук (9), Юрій Романюк (82);</text:p>
      <text:p text:style-name="P4">
«Верес» (Рівне) - «Минай» - 1:1</text:p>
      <text:p text:style-name="P4">
голи: Андрій Блізніченко (55) - Єгор Твердохліб (60);</text:p>
      <text:p text:style-name="P4">
«Динамо» (Київ) - «Шахтар» (Донецьк) - 1:1</text:p>
      <text:p text:style-name="P4">
голи: Олександр Андрієвський (82) - Тарас Степаненко (12);</text:p>
      <text:p text:style-name="P4">
«Львів» - «Металіст 1925» - 0:2</text:p>
      <text:p text:style-name="P4">
голи: Костянтин Бичек (26), Дмитро Капінус (84);</text:p>
      <text:p text:style-name="P4">
«Кривбас» (Кривий Ріг) - «Чорноморець» (Одеса) - 2:3</text:p>
      <text:p text:style-name="P4">
голи: Максим Задерака (58), Максим Луньов (62) - Даниїл Алефіренко (40, 66),Орест Кузик (77);</text:p>
      <text:p text:style-name="P4">
«Дніпро-1» - «Рух» (Львів) - 3:2</text:p>
      <text:p text:style-name="P4">
голи: Едуард Сарапій (9), Артем Довбик (27), Ігор Когут (90+3) - Таллес (22),Юрій Климчук (38).</text:p>
      <text:p text:style-name="P4">
<text:span text:style-name="T4">
Читайте також:</text:span>
 <text:a xlink:type="simple" xlink:href="https://www.ukrinform.ua/rubric-sports/3699970-dnipro1-virvav-peremogu-u-matci-upl-proti-ruha.html" text:style-name="Internet_20_link" text:visited-style-name="Visited_20_Internet_20_Link">
 </text:a>
</text:p>
      <text:p text:style-name="P4">
У турнірній таблиці УПЛ лідирує «Шахтар», у якого 53 очки (після 22-х ігор),далі - «Зоря» - 46 (22), «Дніпро-1» - 45 (20), «Динамо» - 41 (22),«Олександрія» - 34 (21), «Колос» - 30 (22), «Ворскла» - 29 (22) та «Кривбас» -28 (22)...</text:p>
      <text:p text:style-name="P4">
Фото: upl.ua.</text:p>
      <text:p text:style-name="P4">
Source: <text:a xlink:type="simple" xlink:href="https://www.ukrinform.ua/rubric-sports/3700087-upl-oleksandria-ta-ingulec-zigrali-bezgolovij-matc.html" text:style-name="Internet_20_link" text:visited-style-name="Visited_20_Internet_20_Link">
https://www.ukrinform.ua/rubric-sports/3700087-upl-oleksandria-ta-ingulec-zigrali-bezgolovij-matc.html</text:a>
</text:p>
      <!--NEWS-->
      <text:h text:style-name="P10" text:outline-level="1">
<text:span text:style-name="T4">
Угорщина призупинила пропуск через кордон з Україною</text:span>
</text:h>
      <text:p text:style-name="P4">
Authors: Ukrinform (Person)</text:p>
      <text:p text:style-name="P4">
Publisher: Укринформ (Organization)</text:p>
      <text:p text:style-name="P4">
Published Time: 2023-04-24T18:09:00+03:00</text:p>
      <text:p text:style-name="P4">
Modified Time: 2023-04-24T18:09:00+03:00</text:p>
      <text:p text:style-name="P4">
Description: База даних Прикордонної поліції Угорщини тимчасово призупинила функціонування, у зв'язку із чим оформлення осіб і транспортних засобів на угорській стороні наразі не здійснюється. — Укрінформ.</text:p>
      <text:p text:style-name="P4">
Images: ["<text:a xlink:type="simple" xlink:href="https://static.ukrinform.com/photos/2023_04/thumb_files/630_360_1682348986-234.jpg" text:style-name="Internet_20_link" text:visited-style-name="Visited_20_Internet_20_Link">
630_360_16823...</text:a>
"]</text:p>
      <text:p text:style-name="P4">
Tags: ['Прикордонники', 'Угорщина', 'Кордон']</text:p>
      <text:p text:style-name="P4">
Type: Article</text:p>
      <!--METADATA-->
      <text:p text:style-name="P4">
<draw:frame draw:style-name="fr1" draw:name="Image109" text:anchor-type="as-char" svg:width="6.9236in" svg:height="3.956343in" draw:z-index="0">
<draw:image xlink:href="../Images/yкринформ/2023-04-24T18-09-00-03-00/630_360_1682348986-234.jpg" xlink:type="simple" xlink:show="embed" xlink:actuate="onLoad" draw:mime-type="image/jpeg"/>
</draw:frame>
 База данихПрикордонної поліції Угорщини тимчасово призупинила функціонування, у зв'язкуіз чим оформлення осіб і транспортних засобів на угорській стороні наразі нездійснюється.</text:p>
      <text:p text:style-name="P4">
Як передає Укрінформ, про це повідомила <text:a xlink:type="simple" xlink:href="http://dpsu.gov.ua/ua/news/do-uvagi-podorozhnih-yaki-pryamuyut-v-ugorshchinu/" text:style-name="Internet_20_link" text:visited-style-name="Visited_20_Internet_20_Link">
 </text:a>
 з посиланням на угорськихколег.</text:p>
      <text:p text:style-name="P4">
Терміни відновлення роботи баз даних станом на цей час невідомі. Подорожніхзакликають враховувати ситуацію, що склалася, під час планування поїздки до <text:a xlink:type="simple" xlink:href="https://www.ukrinform.ua/tag-rumunia" text:style-name="Internet_20_link" text:visited-style-name="Visited_20_Internet_20_Link">
</text:a>
 .</text:p>
      <text:p text:style-name="P4">
<text:span text:style-name="T4">
Читайте також:</text:span>
 <text:a xlink:type="simple" xlink:href="https://www.ukrinform.ua/rubric-economy/3698346-ugorsina-zaboronila-vvezenna-z-ukraini-nizki-silgosptovariv.html" text:style-name="Internet_20_link" text:visited-style-name="Visited_20_Internet_20_Link">
 <text:span text:style-name="T4">
Угорщина</text:span>
 </text:a>
</text:p>
      <text:p text:style-name="P4">
Як повідомляв Укрінформ, на початку квітня <text:a xlink:type="simple" xlink:href="https://www.ukrinform.ua/rubric-society/3692942-u-punkti-propusku-porubne-siret-prizupinili-oformlenna-vantazivok-cerez-protesti-v-rumunii.html" text:style-name="Internet_20_link" text:visited-style-name="Visited_20_Internet_20_Link">
</text:a>
оформлення вантажних автомобілів на виїзд з України в пункті пропуску "Порубне– Сірет". Причиною стали акції протесту в Румунії.</text:p>
      <text:p text:style-name="P4">
Source: <text:a xlink:type="simple" xlink:href="https://www.ukrinform.ua/rubric-society/3700089-ugorsina-timcasovo-prizupinila-propusk-cerez-kordon-z-ukrainou.html" text:style-name="Internet_20_link" text:visited-style-name="Visited_20_Internet_20_Link">
https://www.ukrinform.ua/rubric-society/3700089-ugorsina-timcasovo-prizupinila-propusk-cerez-kordon-z-ukrainou.html</text:a>
</text:p>
      <!--NEWS-->
      <text:h text:style-name="P10" text:outline-level="1">
<text:span text:style-name="T4">
В Helsi створили сервіс, який нагадує приймати ліки</text:span>
</text:h>
      <text:p text:style-name="P4">
Authors: Ukrinform (Person)</text:p>
      <text:p text:style-name="P4">
Publisher: Укринформ (Organization)</text:p>
      <text:p text:style-name="P4">
Published Time: 2023-04-24T18:15:46+03:00</text:p>
      <text:p text:style-name="P4">
Modified Time: 2023-04-24T18:15:46+03:00</text:p>
      <text:p text:style-name="P4">
Description: У застосунку Helsi створили сервіс, який нагадує приймати ліки. — Укрінформ.</text:p>
      <text:p text:style-name="P4">
Images: ["<text:a xlink:type="simple" xlink:href="https://static.ukrinform.com/photos/2023_02/thumb_files/630_360_1676288732-251.jpg" text:style-name="Internet_20_link" text:visited-style-name="Visited_20_Internet_20_Link">
630_360_16762...</text:a>
"]</text:p>
      <text:p text:style-name="P4">
Tags: ['Ліки', 'Helsi']</text:p>
      <text:p text:style-name="P4">
Type: Article</text:p>
      <!--METADATA-->
      <text:p text:style-name="P4">
<draw:frame draw:style-name="fr1" draw:name="Image110" text:anchor-type="as-char" svg:width="6.9236in" svg:height="3.956343in" draw:z-index="0">
<draw:image xlink:href="../Images/yкринформ/2023-04-24T18-15-46-03-00/630_360_1676288732-251.jpg" xlink:type="simple" xlink:show="embed" xlink:actuate="onLoad" draw:mime-type="image/jpeg"/>
</draw:frame>
 Узастосунку Helsi створили сервіс, який нагадує приймати ліки.</text:p>
      <text:p text:style-name="P4">
Як передає Укрінформ, про це Helsi.me повідомляє у <text:a xlink:type="simple" xlink:href="http://t.me/helsiua/579" text:style-name="Internet_20_link" text:visited-style-name="Visited_20_Internet_20_Link">
</text:a>
 .</text:p>
      <text:p text:style-name="P4">
«Часом не забути прийняти ліки може бути складно, особливо якщо ви приймаєтекілька препаратів у різний час. Тому ми в Helsi створили зручний сервіс, якийнагадує, коли настав час приймати <text:a xlink:type="simple" xlink:href="https://www.ukrinform.ua/tag-liki" text:style-name="Internet_20_link" text:visited-style-name="Visited_20_Internet_20_Link">
 </text:a>
 », -ідеться в повідомленні.</text:p>
      <text:p text:style-name="P4">
Налаштувати сповіщення можна для кожного з препаратів, включаючи дозування тачастоту прийому.</text:p>
      <text:p text:style-name="P4">
«Щоб дізнатися більше про те, як працює сервіс нагадувань про прийом ліків,перегляньте відео на <text:a xlink:type="simple" xlink:href="https://www.youtube.com/watch" text:style-name="Internet_20_link" text:visited-style-name="Visited_20_Internet_20_Link">
 </text:a>
 », -сказано в повідомленні.</text:p>
      <text:p text:style-name="P4">
<text:span text:style-name="T4">
Читайте також:</text:span>
 <text:a xlink:type="simple" xlink:href="https://www.ukrinform.ua/rubric-society/3685524-z-dodatka-helsi-teper-mozna-zavantaziti-dokument-pro-vakcinaciu.html" text:style-name="Internet_20_link" text:visited-style-name="Visited_20_Internet_20_Link">
 <text:span text:style-name="T4">
Helsi</text:span>
 </text:a>
</text:p>
      <text:p text:style-name="P4">
Як повідомляв Укрінформ, застосунок <text:a xlink:type="simple" xlink:href="https://www.ukrinform.ua/rubric-technology/3691856-zastosunok-helsi-zavantazili-ponad-5-miljoniv-ukrainciv.html" text:style-name="Internet_20_link" text:visited-style-name="Visited_20_Internet_20_Link">
 </text:a>
 понад 5 млн людей.</text:p>
      <text:p text:style-name="P4">
Source: <text:a xlink:type="simple" xlink:href="https://www.ukrinform.ua/rubric-society/3700094-v-helsi-stvorili-servis-akij-nagadue-prijmati-liki.html" text:style-name="Internet_20_link" text:visited-style-name="Visited_20_Internet_20_Link">
https://www.ukrinform.ua/rubric-society/3700094-v-helsi-stvorili-servis-akij-nagadue-prijmati-liki.html</text:a>
</text:p>
      <!--NEWS-->
      <text:h text:style-name="P10" text:outline-level="1">
<text:span text:style-name="T4">
В Офісі Президента відреагували на статті в західних ЗМІ про плани «ударів» по москві</text:span>
</text:h>
      <text:p text:style-name="P4">
Authors: Ukrinform (Person)</text:p>
      <text:p text:style-name="P4">
Publisher: Укринформ (Organization)</text:p>
      <text:p text:style-name="P4">
Published Time: 2023-04-24T18:21:33+03:00</text:p>
      <text:p text:style-name="P4">
Modified Time: 2023-04-24T18:21:33+03:00</text:p>
      <text:p text:style-name="P4">
Description: Радник керівника Офісу Президента Михайло Подоляк наполягає, що повідомлення західних ЗМІ про нібито плани України завдати ударів по москві у річницю повномасштабного вторгнення формують суспільну думку на Заході про інфантильність та імпульсивність дій України, якій небезпечно давати серйозну зброю.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Москва', 'Обстріл', 'Офіс Президента', 'Подоляк', 'Війна з росією']</text:p>
      <text:p text:style-name="P4">
Type: Article</text:p>
      <!--METADATA-->
      <text:p text:style-name="P4">
<draw:frame draw:style-name="fr1" draw:name="Image111" text:anchor-type="as-char" svg:width="6.9236in" svg:height="3.956343in" draw:z-index="0">
<draw:image xlink:href="../Images/yкринформ/2023-04-24T18-21-33-03-00/630_360_1669378255-230.jpg" xlink:type="simple" xlink:show="embed" xlink:actuate="onLoad" draw:mime-type="image/jpeg"/>
</draw:frame>
 Радниккерівника Офісу Президента Михайло Подоляк наполягає, що повідомлення західнихЗМІ про нібито плани України завдати ударів по москві у річницюповномасштабного вторгнення формують суспільну думку на Заході проінфантильність та імпульсивність дій України, якій небезпечно давати серйознузброю.</text:p>
      <text:p text:style-name="P4">
Натомість українцям необхідні далекобійні ракети і авіація для знищенняросійської логістики на тимчасово окупованих територіях та різні види авіації,заявив він у <text:a xlink:type="simple" xlink:href="https://twitter.com/Podolyak_M/status/1650491552613949445" text:style-name="Internet_20_link" text:visited-style-name="Visited_20_Internet_20_Link">
 </text:a>
 ,передає Укрінформ.</text:p>
      <text:p text:style-name="P4">
«Вчергове бачимо дивну медіасенсацію… «На річницю війни Україна планувалазавдати удари по москві всім, що в неї є, але партнери відмовили», –конспірологічно повідомляють поважні американські ЗМІ. Звісно, без деталей табез логіки. І тому одразу одне просте питання. А навіщо нам потрібно було б церобити? Щоб що? Яку задачу вирішила б така одноразова акція? Змінила хід <text:a xlink:type="simple" xlink:href="https://www.ukrinform.ua/tag-vijna" text:style-name="Internet_20_link" text:visited-style-name="Visited_20_Internet_20_Link">
</text:a>
 ? Змусила б росіян втікати? Скасувала бпотребу у зброї? Так-от, подібні публікації з обовʼязковим посиланням на«анонімні джерела» виконують лише одну катастрофічну функцію: формуютьсуспільну думку в західних столицях, ніби Україна є нерозумною, інфантильноюта імпульсивною країною, якій дорослим людям небезпечно довіряти серйознузброю. Свідомо чи несвідомо це робиться – інше питання», - підкреслив Подоляк.</text:p>
      <text:p text:style-name="P4">
У той же час він пояснив, що бачення України зовсім інакше.</text:p>
      <text:p text:style-name="P4">
<text:span text:style-name="T4">
Читайте також:</text:span>
 <text:a xlink:type="simple" xlink:href="https://www.ukrinform.ua/rubric-crimea/3699587-podolak-pro-zaavu-posla-kitau-u-francii-divno-cuti-absurdnu-versiu-istorii-krimu.html" text:style-name="Internet_20_link" text:visited-style-name="Visited_20_Internet_20_Link">
 <text:span text:style-name="T4">
Подоляк</text:span>
 </text:a>
</text:p>
      <text:p text:style-name="P4">
«Ми підходимо до війни із залізною математичною логікою: нам потрібнідалекобійні ракети для знищення російської логістики на окупованих територіяхта різні види авіації для захисту неба і знищення російських фортифікаційнихспоруд. Це є головними складовими успішних контрнаступальних операцій тамінімізації втрат. Може, годі грати у відмовки та підкилимну realpolitik, покийде війна та гинуть люди?», - наголосив радник очільника ОП.</text:p>
      <text:p text:style-name="P4">
Раніше у ЗМІ з посиланням на видання <text:a xlink:type="simple" xlink:href="https://www.washingtonpost.com/world/2023/04/24/discord-leaks-moscow-strikes-ukraine/" text:style-name="Internet_20_link" text:visited-style-name="Visited_20_Internet_20_Link">
</text:a>
 з’явилася інформація, що українська розвідка нібитопланувала масовані удари по москві в річницю повномасштабного вторгнення 24лютого, але відмовилась від цього на прохання США.</text:p>
      <text:p text:style-name="P4">
Source: <text:a xlink:type="simple" xlink:href="https://www.ukrinform.ua/rubric-polytics/3700095-v-ofisi-prezidenta-vidreaguvali-na-statti-v-zahidnih-zmi-pro-plani-udariv-po-moskvi.html" text:style-name="Internet_20_link" text:visited-style-name="Visited_20_Internet_20_Link">
https://www.ukrinform.ua/rubric-polytics/3700095-v-ofisi-prezidenta-vidreaguvali-na-statti-v-zahidnih-zmi-pro-plani-udariv-po-moskvi.html</text:a>
</text:p>
      <!--NEWS-->
      <text:h text:style-name="P10" text:outline-level="1">
<text:span text:style-name="T4">
Стефанчук запросив відвідати Україну всіх, хто досі сумнівається в необхідності трибуналу для рф</text:span>
</text:h>
      <text:p text:style-name="P4">
Authors: Ukrinform (Person)</text:p>
      <text:p text:style-name="P4">
Publisher: Укринформ (Organization)</text:p>
      <text:p text:style-name="P4">
Published Time: 2023-04-24T18:24:02+03:00</text:p>
      <text:p text:style-name="P4">
Modified Time: 2023-04-24T18:24:02+03:00</text:p>
      <text:p text:style-name="P4">
Description: Голова Верховної Ради Руслан Стефанчук запросив відвідати Україну всіх іноземців, які досі сумніваються в необхідності створення спеціального міжнародного трибуналу для російської федерації. — Укрінформ.</text:p>
      <text:p text:style-name="P4">
Images: ["<text:a xlink:type="simple" xlink:href="https://static.ukrinform.com/photos/2023_04/thumb_files/630_360_1682349705-452.jpg" text:style-name="Internet_20_link" text:visited-style-name="Visited_20_Internet_20_Link">
630_360_16823...</text:a>
"]</text:p>
      <text:p text:style-name="P4">
Tags: ['Євросоюз', 'Україна', 'Стефанчук', 'Війна з росією']</text:p>
      <text:p text:style-name="P4">
Type: Article</text:p>
      <!--METADATA-->
      <text:p text:style-name="P4">
<draw:frame draw:style-name="fr1" draw:name="Image112" text:anchor-type="as-char" svg:width="6.9236in" svg:height="3.956343in" draw:z-index="0">
<draw:image xlink:href="../Images/yкринформ/2023-04-24T18-24-02-03-00/630_360_1682349705-452.jpg" xlink:type="simple" xlink:show="embed" xlink:actuate="onLoad" draw:mime-type="image/jpeg"/>
</draw:frame>
 ГоловаВерховної Ради Руслан Стефанчук запросив відвідати Україну всіх іноземців, якідосі сумніваються в необхідності створення спеціального міжнародного трибуналудля російської федерації.</text:p>
      <text:p text:style-name="P4">
Відповідне запрошення він висловив під час виступу на Конференції голівпарламентів країн Європейського Союзу в Празі, повідомляє кореспондентУкрінформу.</text:p>
      <text:p text:style-name="P4">
Він наголосив, що російській федерації не вдалося зламати дух українців поприцілеспрямовані обстріли й бомбардування житлових районів, лікарень, шкіл,церков, гуманітарних коридорів, об’єктів критичної інфраструктури. Напереконання спікера українського парламенту, лише боротьба та перемога Українизахистять від тотального геноциду, а також забезпечать справедливість івідповідальність за всі скоєні <text:a xlink:type="simple" xlink:href="https://www.ukrinform.ua/tag-rosia" text:style-name="Internet_20_link" text:visited-style-name="Visited_20_Internet_20_Link">
 </text:a>
злочини.</text:p>
      <text:p text:style-name="P4">
"Відповідальність для всіх винних. Відповідальність від солдата до найвищогокерівництва країни-агресора. Спеціальний міжнародний трибунал — ось що закладефундамент для притягнення вищого політичного та військового керівництва росіїдо відповідальності за розв’язання війни. Тих, хто ще вагається щодонеобхідності ухвалення такого рішення, запрошую приїхати в Україну, поговоритиз українцями, які втратили найдорожчих, походити руїнами, відвідати могилиукраїнських героїв, на власні очі переконатися що таке "рускій мір", що такебратерство по-російськи", – підкреслив Стефанчук.</text:p>
      <text:p text:style-name="P4">
Він наголосив, що лише незворотність покарання унеможливить повтореннязлочинів у майбутньому.</text:p>
      <text:p text:style-name="P4">
<text:span text:style-name="T4">
Читайте також:</text:span>
 <text:a xlink:type="simple" xlink:href="https://www.ukrinform.ua/rubric-polytics/3700084-ukraina-ocikue-na-pozitivne-risenna-partneriv-sodo-nadanna-bojovih-litakiv-stefancuk.html" text:style-name="Internet_20_link" text:visited-style-name="Visited_20_Internet_20_Link">
 <text:span text:style-name="T4">
Стефанчук</text:span>
 </text:a>
</text:p>
      <text:p text:style-name="P4">
Як повідомляв Укрінформ, у вересні 2022 року Президент Володимир Зеленськийутворив робочу групу на чолі з керівником ОП Андрієм Єрмаком, яка опрацьовуєпитання 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text:span text:style-name="T5">
Фото: ВР/Фейсбук</text:span>
</text:p>
      <text:p text:style-name="P4">
Source: <text:a xlink:type="simple" xlink:href="https://www.ukrinform.ua/rubric-polytics/3700096-stefancuk-zaprosiv-vidvidati-ukrainu-vsih-hto-dosi-sumnivaetsa-v-neobhidnosti-tribunalu-dla-rf.html" text:style-name="Internet_20_link" text:visited-style-name="Visited_20_Internet_20_Link">
https://www.ukrinform.ua/rubric-polytics/3700096-stefancuk-zaprosiv-vidvidati-ukrainu-vsih-hto-dosi-sumnivaetsa-v-neobhidnosti-tribunalu-dla-rf.html</text:a>
</text:p>
      <!--NEWS-->
      <text:h text:style-name="P10" text:outline-level="1">
<text:span text:style-name="T4">
Безпека області: Зеленський на Житомирщині провів координаційну нараду</text:span>
</text:h>
      <text:p text:style-name="P4">
Authors: Ukrinform (Person)</text:p>
      <text:p text:style-name="P4">
Publisher: Укринформ (Organization)</text:p>
      <text:p text:style-name="P4">
Published Time: 2023-04-24T18:25:00+03:00</text:p>
      <text:p text:style-name="P4">
Modified Time: 2023-04-24T18:25:00+03:00</text:p>
      <text:p text:style-name="P4">
Description: Президент Володимир Зеленський провів координаційну нараду з питань безпекової, соціально-економічної та суспільно-політичної ситуації в Житомирській області. — Укрінформ.</text:p>
      <text:p text:style-name="P4">
Images: ["<text:a xlink:type="simple" xlink:href="https://static.ukrinform.com/photos/2023_04/thumb_files/630_360_1682349760-990.jpeg" text:style-name="Internet_20_link" text:visited-style-name="Visited_20_Internet_20_Link">
630_360_16823...</text:a>
", "<text:a xlink:type="simple" xlink:href="https://static.ukrinform.com/photos/2023_04/1682349760-452.jpeg" text:style-name="Internet_20_link" text:visited-style-name="Visited_20_Internet_20_Link">
1682349760-45...</text:a>
"]</text:p>
      <text:p text:style-name="P4">
Tags: ['Оборона', 'Житомирщина', 'Зеленський']</text:p>
      <text:p text:style-name="P4">
Type: Article</text:p>
      <!--METADATA-->
      <text:p text:style-name="P4">
<draw:frame draw:style-name="fr1" draw:name="Image113" text:anchor-type="as-char" svg:width="6.9236in" svg:height="3.956343in" draw:z-index="0">
<draw:image xlink:href="../Images/yкринформ/2023-04-24T18-25-00-03-00/630_360_1682349760-990.jpeg" xlink:type="simple" xlink:show="embed" xlink:actuate="onLoad" draw:mime-type="image/jpeg"/>
</draw:frame>
 ПрезидентВолодимир Зеленський провів координаційну нараду з питань безпекової,соціально-економічної та суспільно-політичної ситуації в Житомирській області.</text:p>
      <text:p text:style-name="P4">
Участь у нараді взяли керівники сил безпеки та оборони й правоохороннихорганів, повідомляє Укрінформ з посиланням на <text:a xlink:type="simple" xlink:href="http://www.president.gov.ua/news/glava-derzhavi-proviv-koordinacijnu-naradu-shodo-situaciyi-n-82457" text:style-name="Internet_20_link" text:visited-style-name="Visited_20_Internet_20_Link">
</text:a>
 .</text:p>
      <text:p text:style-name="P4">
<draw:frame draw:style-name="fr1" draw:name="Image114" text:anchor-type="as-char" svg:width="6.9236in" svg:height="4.617948in" draw:z-index="0">
<draw:image xlink:href="../Images/yкринформ/2023-04-24T18-25-00-03-00/1682349760-452.jpeg" xlink:type="simple" xlink:show="embed" xlink:actuate="onLoad" draw:mime-type="image/jpeg"/>
</draw:frame>
</text:p>
      <text:p text:style-name="P4">
Начальник Житомирської обласної військової адміністрації Віталій Бунечко,зокрема, поінформував про соціальну-економічну ситуацію в регіоні.</text:p>
      <text:p text:style-name="P4">
Своєю чергою голова Державної прикордонної служби Сергій Дейнеко доповів прокомплексні заходи щодо зміцнення держкордону в межах <text:a xlink:type="simple" xlink:href="https://www.ukrinform.ua/tag-zitomirsina" text:style-name="Internet_20_link" text:visited-style-name="Visited_20_Internet_20_Link">
</text:a>
 , облаштування фортифікаційних таоборонних інженерних споруд.</text:p>
      <text:p text:style-name="P4">
На нараді також заслухали інформацію про стан готовності підрозділів ТрОЗбройних сил України забезпечувати оборону державного кордону на територіїЖитомирщини.</text:p>
      <text:p text:style-name="P4">
Командувач Десантно-штурмових військ ЗСУ Максим Миргородський розповів простан підготовки, перепідготовки та підвищення кваліфікації особового складудля військових частин і підрозділів ДШВ.</text:p>
      <text:p text:style-name="P4">
<text:span text:style-name="T4">
Читайте також:</text:span>
 <text:a xlink:type="simple" xlink:href="https://www.ukrinform.ua/rubric-polytics/3700021-zelenskij-u-zitomiri-nagorodiv-ordenom-premerku-estonii.html" text:style-name="Internet_20_link" text:visited-style-name="Visited_20_Internet_20_Link">
 <text:span text:style-name="T4">
Зеленський</text:span>
 </text:a>
</text:p>
      <text:p text:style-name="P4">
Водночас Житомирський міський голова Сергій Сухомлин повідомив прозабезпечення життєдіяльності обласного центру та оборонні заходи в умовахвоєнного стану.</text:p>
      <text:p text:style-name="P4">
Учасники наради заслухали також інформацію від обласного керівництва Службибезпеки України та Національної поліції про оперативну та криміногеннуситуацію на території Житомирської області.</text:p>
      <text:p text:style-name="P4">
<text:span text:style-name="T4">
Читайте також:</text:span>
 <text:a xlink:type="simple" xlink:href="https://www.ukrinform.ua/rubric-ato/3699698-zelenskij-podakuvav-silam-oboroni-aki-pokazali-rezultat-u-bou.html" text:style-name="Internet_20_link" text:visited-style-name="Visited_20_Internet_20_Link">
 <text:span text:style-name="T4">
Зеленський</text:span>
 </text:a>
</text:p>
      <text:p text:style-name="P4">
Як повідомлялося, Президент Володимир Зеленський у понеділок перебуває зробочою поїздкою на Житомирщині, де провів зустріч із Прем’єр-міністромЕстонії Каєю Каллас.</text:p>
      <text:p text:style-name="P4">
<text:span text:style-name="T5">
Фото: ОП</text:span>
</text:p>
      <text:p text:style-name="P4">
Source: <text:a xlink:type="simple" xlink:href="https://www.ukrinform.ua/rubric-regions/3700098-bezpeka-oblasti-zelenskij-na-zitomirsini-proviv-koordinacijnu-naradu.html" text:style-name="Internet_20_link" text:visited-style-name="Visited_20_Internet_20_Link">
https://www.ukrinform.ua/rubric-regions/3700098-bezpeka-oblasti-zelenskij-na-zitomirsini-proviv-koordinacijnu-naradu.html</text:a>
</text:p>
      <!--NEWS-->
      <text:h text:style-name="P10" text:outline-level="1">
<text:span text:style-name="T4">
У центрі Єрусалима автомобіль в'їхав у натовп, п'ятеро постраждалих</text:span>
</text:h>
      <text:p text:style-name="P4">
Authors: Ukrinform (Person)</text:p>
      <text:p text:style-name="P4">
Publisher: Укринформ (Organization)</text:p>
      <text:p text:style-name="P4">
Published Time: 2023-04-24T18:29:00+03:00</text:p>
      <text:p text:style-name="P4">
Modified Time: 2023-04-24T18:29:00+03:00</text:p>
      <text:p text:style-name="P4">
Description: У понеділок у центрі Єрусалима автомобіль в'їхав у натовп. Унаслідок інциденту постраждали щонайменше п'ятеро людей. — Укрінформ.</text:p>
      <text:p text:style-name="P4">
Images: ["<text:a xlink:type="simple" xlink:href="https://static.ukrinform.com/photos/2023_04/thumb_files/630_360_1682349861-861.jpg" text:style-name="Internet_20_link" text:visited-style-name="Visited_20_Internet_20_Link">
630_360_16823...</text:a>
", "<text:a xlink:type="simple" xlink:href="https://static.ukrinform.com/photos/2023_04/1682349861-963.jpg" text:style-name="Internet_20_link" text:visited-style-name="Visited_20_Internet_20_Link">
1682349861-96...</text:a>
"]</text:p>
      <text:p text:style-name="P4">
Tags: ['Автомобіль', 'Єрусалим', 'Поранені']</text:p>
      <text:p text:style-name="P4">
Type: Article</text:p>
      <!--METADATA-->
      <text:p text:style-name="P4">
<draw:frame draw:style-name="fr1" draw:name="Image115" text:anchor-type="as-char" svg:width="6.9236in" svg:height="3.956343in" draw:z-index="0">
<draw:image xlink:href="../Images/yкринформ/2023-04-24T18-29-00-03-00/630_360_1682349861-861.jpg" xlink:type="simple" xlink:show="embed" xlink:actuate="onLoad" draw:mime-type="image/jpeg"/>
</draw:frame>
 Упонеділок у центрі Єрусалима автомобіль в'їхав у натовп. Унаслідок інцидентупостраждали щонайменше п'ятеро людей.</text:p>
      <text:p text:style-name="P4">
Як передає Укрінформ, про це повідомляє <text:a xlink:type="simple" xlink:href="https://www.jpost.com/breaking-news/article-740139" text:style-name="Internet_20_link" text:visited-style-name="Visited_20_Internet_20_Link">
 </text:a>
 .</text:p>
      <text:p text:style-name="P4">
Як зазначається, інцидент стався в районі площі Давидка.</text:p>
      <text:p text:style-name="P4">
Серед постраждалих - чоловік віком 70 років, який наразі перебуває у важкомустані. Стан жінки віком 30 років оцінюють як середньої тяжкості, а ще двоєчоловіків отримали легкі травми.</text:p>
      <text:p text:style-name="P4">
Терористом, який скоїв наїзд, виявився Хатем Неджіма, 39-річний житель <text:a xlink:type="simple" xlink:href="https://www.ukrinform.ua/tag-erusalim" text:style-name="Internet_20_link" text:visited-style-name="Visited_20_Internet_20_Link">
</text:a>
 , його застрелили на місці події.</text:p>
      <text:p text:style-name="P4">
<draw:frame draw:style-name="fr1" draw:name="Image116" text:anchor-type="as-char" svg:width="6.9236in" svg:height="4.474146in" draw:z-index="0">
<draw:image xlink:href="../Images/yкринформ/2023-04-24T18-29-00-03-00/1682349861-963.jpg" xlink:type="simple" xlink:show="embed" xlink:actuate="onLoad" draw:mime-type="image/jpeg"/>
</draw:frame>
</text:p>
      <text:p text:style-name="P4">
<text:span text:style-name="T5">
Фото: MICHAEL STARR</text:span>
</text:p>
      <text:p text:style-name="P4">
За декілька хвилин після наїзду авто до місця теракту прибули представники силбезпеки, поліцейські та співробітники служби безпеки поїздів, які перебувалина відстані двох кварталів.</text:p>
      <text:p text:style-name="P4">
Прем’єр-міністр Ізраїлю Біньямін Нетаньягу, який виступав на церемонії Дняпам’яті в Єрусалимі, через кілька хвилин після нападу, сказав, що цей інцидент«нагадує нам, що держава Ізраїль була здобута великими стражданнями».</text:p>
      <text:p text:style-name="P4">
<text:span text:style-name="T4">
Читайте також:</text:span>
 <text:a xlink:type="simple" xlink:href="https://www.ukrinform.ua/rubric-world/3682427-u-kanadi-vodij-naihav-na-perehozih-dvoe-zagiblih-i-devatero-poranenih.html" text:style-name="Internet_20_link" text:visited-style-name="Visited_20_Internet_20_Link">
 </text:a>
</text:p>
      <text:p text:style-name="P4">
"Ці терористичні атаки здійснюються з розрахунком на те, що вони викорчуютьнас звідси, якби вони могли, вони б знищили нас усіх", - додав він.</text:p>
      <text:p text:style-name="P4">
Як повідомляв Укрінформ, <text:a xlink:type="simple" xlink:href="https://www.ukrinform.ua/rubric-world/3699543-na-pivnoci-francii-avtomobil-vihav-u-natovp-na-festivali-sonajmense-11-postrazdalih.html" text:style-name="Internet_20_link" text:visited-style-name="Visited_20_Internet_20_Link">
 </text:a>
 , унаслідок чого постраждали щонайменше 11людей.</text:p>
      <text:p text:style-name="P4">
Перше фото: YONATAN SINDEL/FLASH90</text:p>
      <text:p text:style-name="P4">
Source: <text:a xlink:type="simple" xlink:href="https://www.ukrinform.ua/rubric-world/3700100-u-centri-erusalima-avtomobil-vihav-u-natovp-patero-postrazdalih.html" text:style-name="Internet_20_link" text:visited-style-name="Visited_20_Internet_20_Link">
https://www.ukrinform.ua/rubric-world/3700100-u-centri-erusalima-avtomobil-vihav-u-natovp-patero-postrazdalih.html</text:a>
</text:p>
      <!--NEWS-->
      <text:h text:style-name="P10" text:outline-level="1">
<text:span text:style-name="T4">
Збірна України розгромила хокеїстів Сербії на чемпіонаті світу в Естонії</text:span>
</text:h>
      <text:p text:style-name="P4">
Authors: Ukrinform (Person)</text:p>
      <text:p text:style-name="P4">
Publisher: Укринформ (Organization)</text:p>
      <text:p text:style-name="P4">
Published Time: 2023-04-24T18:30:00+03:00</text:p>
      <text:p text:style-name="P4">
Modified Time: 2023-04-24T18:30:00+03:00</text:p>
      <text:p text:style-name="P4">
Description: У Таллінні (Естонія) триває чемпіонат світу з хокею у Дивізіоні ІВ. — Укрінформ.</text:p>
      <text:p text:style-name="P4">
Images: ["<text:a xlink:type="simple" xlink:href="https://static.ukrinform.com/photos/2023_04/thumb_files/630_360_1682350219-652.jpg" text:style-name="Internet_20_link" text:visited-style-name="Visited_20_Internet_20_Link">
630_360_16823...</text:a>
"]</text:p>
      <text:p text:style-name="P4">
Tags: ['Чемпіонат світу', 'хокей', 'Збірна України']</text:p>
      <text:p text:style-name="P4">
Type: Article</text:p>
      <!--METADATA-->
      <text:p text:style-name="P4">
<draw:frame draw:style-name="fr1" draw:name="Image117" text:anchor-type="as-char" svg:width="6.9236in" svg:height="3.956343in" draw:z-index="0">
<draw:image xlink:href="../Images/yкринформ/2023-04-24T18-30-00-03-00/630_360_1682350219-652.jpg" xlink:type="simple" xlink:show="embed" xlink:actuate="onLoad" draw:mime-type="image/jpeg"/>
</draw:frame>
 У Таллінні(Естонія) триває чемпіонат світу з хокею у Дивізіоні ІВ.</text:p>
      <text:p text:style-name="P4">
Збірна України після стартової поразки в овертаймі від китайців (4:5) сьогодніупевнено перемогла суперників із Сербії - 7:0 (0:0, 2:0, 5:0), передаєУкрінформ.</text:p>
      <text:p text:style-name="P4">
В іншому поєдинку Японія обіграла команду Китаю - 5:2 (1:2, 2:0, 2:0).</text:p>
      <text:p text:style-name="P4">
Другий ігровий день завершить зустріч Естонія - Нідерланди (початок о 19.00).</text:p>
      <text:p text:style-name="P4">
26 квітня підопічні Вадима Шахрайчука зіграють з Естонією, 27 квітня - зНідерландами, 29 квітня - з Японією.</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ext:p>
      <text:p text:style-name="P4">
Переможець турніру підвищиться у класі і наступного сезону гратиме у другомуза класифікацією Дивізіоні ІА.</text:p>
      <text:p text:style-name="P4">
Фото: ФХУ.</text:p>
      <text:p text:style-name="P4">
Source: <text:a xlink:type="simple" xlink:href="https://www.ukrinform.ua/rubric-sports/3700103-zbirna-ukraini-rozgromila-hokeistiv-serbii-na-cempionatu-svitu-v-estonii.html" text:style-name="Internet_20_link" text:visited-style-name="Visited_20_Internet_20_Link">
https://www.ukrinform.ua/rubric-sports/3700103-zbirna-ukraini-rozgromila-hokeistiv-serbii-na-cempionatu-svitu-v-estonii.html</text:a>
</text:p>
      <!--NEWS-->
      <text:h text:style-name="P10" text:outline-level="1">
<text:span text:style-name="T4">
Генсек ООН у виступі в Радбезі присвятив війні росії проти України одне речення</text:span>
</text:h>
      <text:p text:style-name="P4">
Authors: Ukrinform (Person)</text:p>
      <text:p text:style-name="P4">
Publisher: Укринформ (Organization)</text:p>
      <text:p text:style-name="P4">
Published Time: 2023-04-24T18:38:31+03:00</text:p>
      <text:p text:style-name="P4">
Modified Time: 2023-04-24T18:38:31+03:00</text:p>
      <text:p text:style-name="P4">
Description: Генеральний секретар ООН Антоніу Гутерреш у своєму виступі на засіданні Ради безпеки ООН у понеділок, на якому головує глава МЗС росії сергій лавров, згадав про російське вторгнення в Україну один раз у короткому реченні.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Україна', 'Радбез ООН', 'Війна з росією']</text:p>
      <text:p text:style-name="P4">
Type: Article</text:p>
      <!--METADATA-->
      <text:p text:style-name="P4">
<draw:frame draw:style-name="fr1" draw:name="Image118" text:anchor-type="as-char" svg:width="6.9236in" svg:height="3.956343in" draw:z-index="0">
<draw:image xlink:href="../Images/yкринформ/2023-04-24T18-38-31-03-00/630_360_1682350611-574.jpg" xlink:type="simple" xlink:show="embed" xlink:actuate="onLoad" draw:mime-type="image/jpeg"/>
</draw:frame>
Генеральний секретар ООН Антоніу Гутерреш у своєму виступі на засіданні Радибезпеки ООН у понеділок, на якому головує глава МЗС росії сергій лавров,згадав про російське вторгнення в Україну один раз у короткому реченні.</text:p>
      <text:p text:style-name="P4">
Про це передає власний кореспондент Укрінформу у Нью-Йорку.</text:p>
      <text:p text:style-name="P4">
«Вторгнення росії в Україну в порушення статуту ООН і міжнародного правазавдає величезних страждань і спустошення країні та її народу й посилюєглобальну економічну кризу, спричинену пандемією COVID-19», – сказав він,виступаючи на тему «Ефективна багатосторонність через захист принципів статутуООН».</text:p>
      <text:p text:style-name="P4">
Він нагадав про воєнний конфлікт у Судані, який розпочався 15 квітня, невказавши, однак, що ключову роль у конфлікті та актах насилля в країні <text:a xlink:type="simple" xlink:href="https://www.ukrinform.ua/rubric-world/3698631-pvk-vagner-bere-aktivnu-ucast-u-voennomu-konflikti-v-sudani-rozsliduvanna-cnn.html" text:style-name="Internet_20_link" text:visited-style-name="Visited_20_Internet_20_Link">
</text:a>
 .</text:p>
      <text:p text:style-name="P4">
«Я рішуче засуджую невибіркові бомбардування цивільних районів, включаючимедичні установи. Я закликаю сторони припинити бойові дії в густонаселенихрайонах і дозволити безперешкодні операції з надання гуманітарної допомоги.Цивільні особи повинні мати доступ до продовольства, води та інших предметівпершої необхідності, а також евакуюватися із зон бойових дій», – зазначивГутерреш, говорячи про воєнний конфлікт у Судані.</text:p>
      <text:p text:style-name="P4">
Він також закликав усіх членів Радбезу «чинити максимальний вплив на сторони,щоб покласти край насильству, відновити порядок і повернутися на шляхдемократичного переходу».</text:p>
      <text:p text:style-name="P4">
За словами генсека, створення <text:a xlink:type="simple" xlink:href="https://www.ukrinform.ua/tag-oon" text:style-name="Internet_20_link" text:visited-style-name="Visited_20_Internet_20_Link">
 </text:a>
 у 1945році стало найкращою спробою людства запобігти повторенню жахів двох світовихвоєн та Голокосту.</text:p>
      <text:p text:style-name="P4">
Багатосторонні відносини зіграли важливу роль у запобіганні Третьої світовоївійни, у процесі деколонізації та здобутті незалежності 80 колишніх колоній,які сьогодні є членами Організації, зазначив він.</text:p>
      <text:p text:style-name="P4">
«Глобальна гуманітарна система, координована ООН, щороку рятує мільйонижиттів», – додав Гутерреш.</text:p>
      <text:p text:style-name="P4">
Він нагадав про конфлікти в різних регіонах світу – «від М'янми до Сахелю, відСомалі до Демократичної Республіки Конго і за її межами», а також пропоглиблення кліматичної кризи, зростання нерівності, загрозу тероризму,глобальну протидію правам людини та гендерній рівності, нерегульованийрозвиток небезпечних технологій.</text:p>
      <text:p text:style-name="P4">
<text:span text:style-name="T4">
Читайте також:</text:span>
 <text:a xlink:type="simple" xlink:href="https://www.ukrinform.ua/rubric-polytics/3695103-gensek-oon-u-zahu-vid-video-zi-stratou-ukrainskogo-polonenogo.html" text:style-name="Internet_20_link" text:visited-style-name="Visited_20_Internet_20_Link">
 </text:a>
</text:p>
      <text:p text:style-name="P4">
Як <text:a xlink:type="simple" xlink:href="https://www.ukrinform.ua/rubric-world/3699417-u-radbezi-oon-u-ponedilok-vidbudutsa-debati-pid-golovuvannam-lavrova.html" text:style-name="Internet_20_link" text:visited-style-name="Visited_20_Internet_20_Link">
 </text:a>
 , у квітні росіяголовує в Раді безпеки ООН. Головування в цьому органі щомісяця змінюєтьсяпочергово між його членами. У травні цю роль виконуватиме Швейцарія, у червні– ОАЕ.</text:p>
      <text:p text:style-name="P4">
У понеділок у РБ під головування лаврова проходить засідання, яке в росіїанонсували як «дебати високого рівня», проте більшість країн-членівпредставлені на засіданні дипломатами місій при ООН, а не міністрамизакордонних справ чи іншими урядовцями.</text:p>
      <text:p text:style-name="P4">
<text:span text:style-name="T5">
Фото: EPA</text:span>
</text:p>
      <text:p text:style-name="P4">
Source: <text:a xlink:type="simple" xlink:href="https://www.ukrinform.ua/rubric-world/3700106-gensek-oon-u-vistupi-v-radbezi-prisvativ-vijni-rosii-proti-ukraini-odne-recenna.html" text:style-name="Internet_20_link" text:visited-style-name="Visited_20_Internet_20_Link">
https://www.ukrinform.ua/rubric-world/3700106-gensek-oon-u-vistupi-v-radbezi-prisvativ-vijni-rosii-proti-ukraini-odne-recenna.html</text:a>
</text:p>
      <!--NEWS-->
      <text:h text:style-name="P10" text:outline-level="1">
<text:span text:style-name="T4">
Стефанчук закликав голів парламентів країн ЄС визнати Голодомор геноцидом</text:span>
</text:h>
      <text:p text:style-name="P4">
Authors: Ukrinform (Person)</text:p>
      <text:p text:style-name="P4">
Publisher: Укринформ (Organization)</text:p>
      <text:p text:style-name="P4">
Published Time: 2023-04-24T18:41:56+03:00</text:p>
      <text:p text:style-name="P4">
Modified Time: 2023-04-24T18:41:56+03:00</text:p>
      <text:p text:style-name="P4">
Description: Голова Верховної Ради Руслан Стефанчук закликав голів парламентів країн Європейського Союзу визнати Голодомор 1932-1933 років геноцидом українського народу. — Укрінформ.</text:p>
      <text:p text:style-name="P4">
Images: ["<text:a xlink:type="simple" xlink:href="https://static.ukrinform.com/photos/2023_04/thumb_files/630_360_1682350864-206.jpg" text:style-name="Internet_20_link" text:visited-style-name="Visited_20_Internet_20_Link">
630_360_16823...</text:a>
"]</text:p>
      <text:p text:style-name="P4">
Tags: ['Геноцид', 'Голодомор', 'Стефанчук']</text:p>
      <text:p text:style-name="P4">
Type: Article</text:p>
      <!--METADATA-->
      <text:p text:style-name="P4">
<draw:frame draw:style-name="fr1" draw:name="Image119" text:anchor-type="as-char" svg:width="6.9236in" svg:height="3.956343in" draw:z-index="0">
<draw:image xlink:href="../Images/yкринформ/2023-04-24T18-41-56-03-00/630_360_1682350864-206.jpg" xlink:type="simple" xlink:show="embed" xlink:actuate="onLoad" draw:mime-type="image/jpeg"/>
</draw:frame>
 ГоловаВерховної Ради Руслан Стефанчук закликав голів парламентів країн ЄвропейськогоСоюзу визнати Голодомор 1932-1933 років геноцидом українського народу.</text:p>
      <text:p text:style-name="P4">
Відповідний заклик він висловив під час Конференції спікерів парламентівкраїн-членів Європейського Союзу в Празі, повідомляє кореспондент Укрінформу.</text:p>
      <text:p text:style-name="P4">
«На жаль, український народ пережив чимало трагедій, за які винні не понеслисправедливого покарання, але одна з них — особливо болюча», – сказав він,зазначивши, що йдеться про Голодомор 1932-1933 років.</text:p>
      <text:p text:style-name="P4">
Він нагадав, що в результаті штучно організованого сталінським режимом голодуУкраїна втратила до 10 мільйонів своїх громадян.</text:p>
      <text:p text:style-name="P4">
«Це геноцидне явище ми називаємо <text:a xlink:type="simple" xlink:href="https://www.ukrinform.ua/tag-golodomor" text:style-name="Internet_20_link" text:visited-style-name="Visited_20_Internet_20_Link">
 </text:a>
», - зауважив Голова ВР.</text:p>
      <text:p text:style-name="P4">
«Я щиро вдячний тим країнам, які уже визнали Голодомор геноцидом. І закликаюінші держави долучитися до цього «кола історичної справедливості», –підсумував він.</text:p>
      <text:p text:style-name="P4">
<text:span text:style-name="T4">
Читайте також:</text:span>
 <text:a xlink:type="simple" xlink:href="https://www.ukrinform.ua/rubric-polytics/3691485-viznanna-golodomoru-genocidom-smigal-doruciv-mzs-aktivizuvati-robotu-z-partnerami.html" text:style-name="Internet_20_link" text:visited-style-name="Visited_20_Internet_20_Link">
 <text:span text:style-name="T4">
Голодомор</text:span>
 </text:a>
</text:p>
      <text:p text:style-name="P4">
Як повідомляв Укрінформ, вже 26 країн визнали Голодомор геноцидом українців,11 із яких — упродовж останнього року.</text:p>
      <text:p text:style-name="P4">
Source: <text:a xlink:type="simple" xlink:href="https://www.ukrinform.ua/rubric-society/3700107-stefancuk-zaklikav-goliv-parlamentiv-krain-es-viznati-golodomor-genocidom.html" text:style-name="Internet_20_link" text:visited-style-name="Visited_20_Internet_20_Link">
https://www.ukrinform.ua/rubric-society/3700107-stefancuk-zaklikav-goliv-parlamentiv-krain-es-viznati-golodomor-genocidom.html</text:a>
</text:p>
      <!--NEWS-->
      <text:h text:style-name="P10" text:outline-level="1">
<text:span text:style-name="T4">
Стефанчук розраховує на підтримку Туреччиною членства України в НАТО</text:span>
</text:h>
      <text:p text:style-name="P4">
Authors: Ukrinform (Person)</text:p>
      <text:p text:style-name="P4">
Publisher: Укринформ (Organization)</text:p>
      <text:p text:style-name="P4">
Published Time: 2023-04-24T18:49:00+03:00</text:p>
      <text:p text:style-name="P4">
Modified Time: 2023-04-24T18:49:00+03:00</text:p>
      <text:p text:style-name="P4">
Description: Голова Верховної Ради Руслан Стефанчук висловив сподівання на підтримку Туреччиною євроатлантичної перспективи України. — Укрінформ.</text:p>
      <text:p text:style-name="P4">
Images: ["<text:a xlink:type="simple" xlink:href="https://static.ukrinform.com/photos/2023_04/thumb_files/630_360_1682351236-176.jpeg" text:style-name="Internet_20_link" text:visited-style-name="Visited_20_Internet_20_Link">
630_360_16823...</text:a>
"]</text:p>
      <text:p text:style-name="P4">
Tags: ['НАТО', 'Україна', 'Туреччина', 'Стефанчук']</text:p>
      <text:p text:style-name="P4">
Type: Article</text:p>
      <!--METADATA-->
      <text:p text:style-name="P4">
<draw:frame draw:style-name="fr1" draw:name="Image120" text:anchor-type="as-char" svg:width="6.9236in" svg:height="3.956343in" draw:z-index="0">
<draw:image xlink:href="../Images/yкринформ/2023-04-24T18-49-00-03-00/630_360_1682351236-176.jpeg" xlink:type="simple" xlink:show="embed" xlink:actuate="onLoad" draw:mime-type="image/jpeg"/>
</draw:frame>
 ГоловаВерховної Ради Руслан Стефанчук висловив сподівання на підтримку Туреччиноюєвроатлантичної перспективи України.</text:p>
      <text:p text:style-name="P4">
Про це він зазначив під час зустрічі з Головою Великих Національних ЗборівТурецької Республіки Мустафою Шентопом на теренах Конференції голівпарламентів країн ЄС у Празі, повідомляє Укрінформ з посиланням на <text:a xlink:type="simple" xlink:href="http://www.rada.gov.ua/news/Top-novyna/235675.html" text:style-name="Internet_20_link" text:visited-style-name="Visited_20_Internet_20_Link">
</text:a>
 .</text:p>
      <text:p text:style-name="P4">
«Я сподіваюся, що Туреччина підтримає прагнення України про вступ допівнічноатлантичного Альянсу. Для України підтримка з боку парламентуТуреччини є важливою, особливо напередодні саміту НАТО у Вільнюсі», — закликавтурецького колегу Стефанчук.</text:p>
      <text:p text:style-name="P4">
Окремо він подякував Туреччині за лідерство у питанні продовольчої безпеки,зокрема, за внесок в досягнення домовленостей щодо Чорноморської зерновоїініціативи, а також її продовження.</text:p>
      <text:p text:style-name="P4">
Крім того, співрозмовники зупинилися на питанні підтримки української формулимиру, і спікер закликав Туреччину взяти під патронат окремі пункти мирноїініціативи України та приєднається до інших.</text:p>
      <text:p text:style-name="P4">
На зустрічі також ішлося про євроатлантичну інтеграцію України та створенняспеціального трибуналу для притягнення до відповідальності росії.</text:p>
      <text:p text:style-name="P4">
Водночас Голова Великих Національних Зборів Турецької Республіки МустафаШентоп від імені турецького народу і Національної Асамблеї висловив Українівдячність за солідарність та допомогу під час нещодавніх трагічних подій уТуреччині попри те, що Україна сама перебуває у стані війни.</text:p>
      <text:p text:style-name="P4">
«Така солідарність по відношенню до нас і вся гуманітарна підтримка високооцінена турецьким народом і ніколи не буде забута», - сказав Шентоп.</text:p>
      <text:p text:style-name="P4">
Він також зазначив, що Туреччина рішуче підтримує незалежність, суверенітет ітериторіальну цілісність України у її міжнародно визнаних кордонах.</text:p>
      <text:p text:style-name="P4">
«Наша підтримка України у її справедливій боротьбі продовжиться й надалі. Такаполітика Туреччини — це принципова позиція, якої вона притримується з часунезаконної анексії Криму. Усі наші депутати й урядовці чітко демонструють такупозицію та її підтримку на кожній міжнародній платформі і при кожній нагоді,зокрема, й під час наших зустрічей із російською стороною», — зауваживочільник турецького парламенту.</text:p>
      <text:p text:style-name="P4">
Він також запевнив українського колегу, що політична, гуманітарна та технічнадопомога Україні триватиме і надалі, зокрема, Туреччина надаватиме перевагупроєктам з відновлення, що має велике значення для майбутнього України.</text:p>
      <text:p text:style-name="P4">
<text:span text:style-name="T4">
Читайте також:</text:span>
 <text:a xlink:type="simple" xlink:href="https://www.ukrinform.ua/rubric-polytics/3700096-stefancuk-zaprosiv-vidvidati-ukrainu-vsih-hto-dosi-sumnivaetsa-v-neobhidnosti-tribunalu-dla-rf.html" text:style-name="Internet_20_link" text:visited-style-name="Visited_20_Internet_20_Link">
 <text:span text:style-name="T4">
Стефанч</text:span>
 </text:a>
</text:p>
      <text:p text:style-name="P4">
Як повідомлялося, Голова <text:a xlink:type="simple" xlink:href="https://www.ukrinform.ua/tag-verhovna-rada" text:style-name="Internet_20_link" text:visited-style-name="Visited_20_Internet_20_Link">
 </text:a>
Руслан Стефанчук перебуває з робочим візитом у Чеській Республіці, де Українавперше взяла участь у Конференції голів парламентів Європейського Союзу.</text:p>
      <text:p text:style-name="P4">
<text:span text:style-name="T5">
Фото: rada.gov.ua</text:span>
</text:p>
      <text:p text:style-name="P4">
Source: <text:a xlink:type="simple" xlink:href="https://www.ukrinform.ua/rubric-polytics/3700109-stefancuk-rozrahovue-na-pidtrimku-tureccinou-clenstva-ukraini-v-nato.html" text:style-name="Internet_20_link" text:visited-style-name="Visited_20_Internet_20_Link">
https://www.ukrinform.ua/rubric-polytics/3700109-stefancuk-rozrahovue-na-pidtrimku-tureccinou-clenstva-ukraini-v-nato.html</text:a>
</text:p>
      <!--NEWS-->
      <text:h text:style-name="P10" text:outline-level="1">
<text:span text:style-name="T4">
Щоб висувати мирні пропозиції, спочатку потрібно відвідати Україну – Боррель</text:span>
</text:h>
      <text:p text:style-name="P4">
Authors: Ukrinform (Person)</text:p>
      <text:p text:style-name="P4">
Publisher: Укринформ (Organization)</text:p>
      <text:p text:style-name="P4">
Published Time: 2023-04-24T18:50:00+03:00</text:p>
      <text:p text:style-name="P4">
Modified Time: 2023-04-24T18:50:00+03:00</text:p>
      <text:p text:style-name="P4">
Description: Ряд країн висувають пропозиції щодо мирного врегулювання в Україні, але для того, щоб такі пропозиції були дієздатними, треба спочатку відвідати Україну, та зрозуміти різницю між агресором та жертвою агресії: росія не хоче зупинити агресію, але Україна не може дозволити собі зупинити спротив російським загарбникам.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Боррель', 'Війна з росією']</text:p>
      <text:p text:style-name="P4">
Type: Article</text:p>
      <!--METADATA-->
      <text:p text:style-name="P4">
<draw:frame draw:style-name="fr1" draw:name="Image121" text:anchor-type="as-char" svg:width="6.9236in" svg:height="3.956343in" draw:z-index="0">
<draw:image xlink:href="../Images/yкринформ/2023-04-24T18-50-00-03-00/630_360_1667561515-584.jpg" xlink:type="simple" xlink:show="embed" xlink:actuate="onLoad" draw:mime-type="image/jpeg"/>
</draw:frame>
 Ряд країнвисувають пропозиції щодо мирного врегулювання в Україні, але для того, щобтакі пропозиції були дієздатними, треба спочатку відвідати Україну, тазрозуміти різницю між агресором та жертвою агресії: росія не хоче зупинитиагресію, але Україна не може дозволити собі зупинити спротив російськимзагарбникам.</text:p>
      <text:p text:style-name="P4">
Про це сьогодні у Люксембурзі під час прес-конференції за підсумками Радиміністрів ЄС із закордонних справ заявив Високий представник ЄС Жозеп Боррель,повідомляє кореспондент Укрінформу.</text:p>
      <text:p text:style-name="P4">
«Ми мали дискусію по Україні, як завжди. Міністр Кулеба в ходівідеоконференції надав нам поточну інформацію про ситуацію на місцях, пропріоритети та потреби України. Ми знаємо, що Україна терміново потребуєбоєприпасів і ракет, і вони потребують їх для того, щоб захистити своютериторію. Це не те, що росія не хоче зупинитися, і Україна теж не хоче. Ні.Все це не може бути так представлено. росія не хоче зупинити вторгнення, аУкраїна вимушена продовжувати захищатися. Це - вірний шлях, щоб пояснити, щосаме там відбувається», - зауважив Боррель.</text:p>
      <text:p text:style-name="P4">
«З огляду на жах, що відбувається в Україні, багато людей закликають до миру.Я також закликаю до миру. Але ці заклики, - де вони були, коли росіянагромаджувала війська на кордонах? Ми всі хочемо миру, і перш за все – саміукраїнці. Але це має бути справедливий мир, і до тих пір ми будемопродовжувати підтримувати оборону України», - додав Високий представник ЄС.</text:p>
      <text:p text:style-name="P4">
<text:span text:style-name="T4">
Читайте також:</text:span>
 <text:a xlink:type="simple" xlink:href="https://www.ukrinform.ua/rubric-polytics/3699106-dla-dosagnenna-miru-v-ukraini-evrosouz-pidtrimue-lise-propozicii-zelenskogo-predstavnik-es.html" text:style-name="Internet_20_link" text:visited-style-name="Visited_20_Internet_20_Link">
 </text:a>
</text:p>
      <text:p text:style-name="P4">
Він нагадав, що певні ідеї щодо мирного врегулювання в Україні надходили відКитаю, а також від Бразилії. Для того, щоб вони були дієвими, будь-хто маєговорити з Києвом, поїхати туди, побачити агресію на власні очі, та подивитисяна неї очами тих, хто кожного дня перебувають під бомбами. Будь-який такиймиротворець має отримати дуже чітку уяву, що відбувається, що є агресор, якийпорушив міжнародну Хартію і вдерся до іншої країни, і є жертва цієї агресії,наголосив Боррель.</text:p>
      <text:p text:style-name="P4">
«Ми не можемо прийняти цей підхід коли хтось говорить – одна сторона не хочезупинитися, але й інша – також. Ні. Ви не можете ставити на той самий рівеньагресора та того хто піддається агресії. Саме тому ми підтримуємо Україну,включаючи поставки <text:a xlink:type="simple" xlink:href="https://www.ukrinform.ua/tag-tank" text:style-name="Internet_20_link" text:visited-style-name="Visited_20_Internet_20_Link">
 </text:a>
 , засобівпротиповітряної оборони, та навіть винищувачів. Так, деякі з країн-членівнадають також авіаційні спроможності», - сказав Боррель.</text:p>
      <text:p text:style-name="P4">
Як повідомлялося, сьогодні в Люксембурзі відбулася рада міністрів ЄС іззакордонних справ, головними темами якої були: обговорення подальшої допомогидля України, зокрема, з термінової поставки боєприпасів для її самооборонипроти російської агресії, розвиток ситуації в Судані та шляхи реагування нанеї, а також уточнення стратегії розвитку відносин між ЄС і Китаєм.</text:p>
      <text:p text:style-name="P4">
Source: <text:a xlink:type="simple" xlink:href="https://www.ukrinform.ua/rubric-polytics/3700110-sob-visuvati-mirni-propozicii-spocatku-potribno-vidvidati-ukrainu-borrel.html" text:style-name="Internet_20_link" text:visited-style-name="Visited_20_Internet_20_Link">
https://www.ukrinform.ua/rubric-polytics/3700110-sob-visuvati-mirni-propozicii-spocatku-potribno-vidvidati-ukrainu-borrel.html</text:a>
</text:p>
      <!--NEWS-->
      <text:h text:style-name="P10" text:outline-level="1">
<text:span text:style-name="T4">
Ворог зосередився на трьох напрямках, Сили оборони відбили 30 атак</text:span>
</text:h>
      <text:p text:style-name="P4">
Authors: Ukrinform (Person)</text:p>
      <text:p text:style-name="P4">
Publisher: Укринформ (Organization)</text:p>
      <text:p text:style-name="P4">
Published Time: 2023-04-24T18:54:28+03:00</text:p>
      <text:p text:style-name="P4">
Modified Time: 2023-04-24T18:54:28+03:00</text:p>
      <text:p text:style-name="P4">
Description: Підрозділи українських ракетних військ й артилерії протягом доби уразили зенітно-ракетний комплекс та дві станції радіоелектронної боротьби російських загарбників.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Генштаб', 'ЗСУ', 'Війна з росією']</text:p>
      <text:p text:style-name="P4">
Type: Article</text:p>
      <!--METADATA-->
      <text:p text:style-name="P4">
<draw:frame draw:style-name="fr1" draw:name="Image122" text:anchor-type="as-char" svg:width="6.9236in" svg:height="3.956343in" draw:z-index="0">
<draw:image xlink:href="../Images/yкринформ/2023-04-24T18-54-28-03-00/630_360_1681573947-281.jpg" xlink:type="simple" xlink:show="embed" xlink:actuate="onLoad" draw:mime-type="image/jpeg"/>
</draw:frame>
 Підрозділиукраїнських ракетних військ й артилерії протягом доби уразили зенітно-ракетнийкомплекс та дві станції радіоелектронної боротьби російських загарбників.</text:p>
      <text:p text:style-name="P4">
Як передає Укрінформ, про це Генеральний штаб Збройних сил України повідомив у<text:a xlink:type="simple" xlink:href="http://www.facebook.com/GeneralStaff.ua/posts/pfbid02v5fPoxj8Hcjnj6XDyN6ZahdA1L6LjrgF1rKSaRmbPGPNHXyjo9VZ2C4qHL6gXCtwl" text:style-name="Internet_20_link" text:visited-style-name="Visited_20_Internet_20_Link">
</text:a>
, оприлюднивши оперативну інформацію станом на 18:00 понеділка, 24 квітня.</text:p>
      <text:p text:style-name="P4">
Українська авіація за добу завдала шість ударів по районах зосередженняособового складу та військової техніки російської армії.</text:p>
      <text:p text:style-name="P4">
Також захисниками збиті два ворожі розвідувальні безпілотники різних типів.</text:p>
      <text:p text:style-name="P4">
російські загарбники протягом доби здійснили шість ракетних і 47 авіаційнихударів, а також 25 обстрілів із реактивних систем залпового вогню по позиціяхСил оборони України та критичній інфраструктурі населених пунктів.</text:p>
      <text:p text:style-name="P4">
У Генштабі наголошують: імовірність здійснення росіянами подальших ракетних йавіаційних ударів по всій території України залишається високою.</text:p>
      <text:p text:style-name="P4">
Основні зусилля війська <text:a xlink:type="simple" xlink:href="https://www.ukrinform.ua/tag-rosia" text:style-name="Internet_20_link" text:visited-style-name="Visited_20_Internet_20_Link">
 </text:a>
 зосереджуютьна веденні наступальних дій на Бахмутському, Авдіївському та Мар’їнськомунапрямках. Силами оборони там відбиті понад 30 ворожих атак.</text:p>
      <text:p text:style-name="P4">
Найзапекліші бої, згідно з даними Генштабу, тривають за Бахмут і Мар’їнкуДонецької області.</text:p>
      <text:p text:style-name="P4">
На _<text:span text:style-name="T4">
Волинському та Поліському напрямках</text:span>
 _ оперативна обстановка суттєвихзмін не зазнала. Ознаки формування наступальних угруповань ворога не виявлені.</text:p>
      <text:p text:style-name="P4">
На _<text:span text:style-name="T4">
Сіверському та Слобожанському напрямках</text:span>
 _ росія зберігає військовуприсутність у прикордонних з Україною районах Брянської, Курської таБєлгородської областей.</text:p>
      <text:p text:style-name="P4">
Від ворожих обстрілів протягом доби потерпали Грем’яч Чернігівської області,Кучерівка, Шалигіне, Іскрисківщина й Попівка Сумської області, а також Окіп,Малі Проходи, Стрілеча, Нескучне, Гатище, Бударки та Чугунівка Харківськоїобласті.</text:p>
      <text:p text:style-name="P4">
<text:span text:style-name="T4">
Читайте також:</text:span>
 <text:a xlink:type="simple" xlink:href="https://www.ukrinform.ua/rubric-ato/3699873-rosia-akumulue-raketi-dla-zrivu-nastupalnoi-operacii-ukraini-budanov.html" text:style-name="Internet_20_link" text:visited-style-name="Visited_20_Internet_20_Link">
 </text:a>
</text:p>
      <text:p text:style-name="P4">
На _<text:span text:style-name="T4">
Куп’янському напрямку</text:span>
 _ загарбники продовжують заходи зфортифікаційного обладнання позицій на окремих ділянках. Артилерійських імінометних ударів від росіян зазнали Тополі, Кам’янка, Красне Перше,Фиголівка, Новомлинськ, Дворічна, Западне та Кислівка Харківської області, атакож Новоселівське Луганської області.</text:p>
      <text:p text:style-name="P4">
На _<text:span text:style-name="T4">
Лиманському напрямку</text:span>
 _ наступальних дій російська армія не проводила.З артилерії ворог бив по Макіївці, Невському, Діброві та БілогорівціЛуганської області, по Торському, Верхньокам’янському, Спірному й ПереїзномуДонецької області.</text:p>
      <text:p text:style-name="P4">
На _<text:span text:style-name="T4">
Бахмутському напрямку</text:span>
 _ загарбники продовжують вести наступальні дії,тривають важкі бої за місто Бахмут. Протягом доби війська рф вели безуспішнінаступальні дії в напрямку Новомаркового та Хромового.</text:p>
      <text:p text:style-name="P4">
Від російських обстрілів постраждали Оріхово-Василівка, Маркове, Григорівка,Хромове, Бахмут, Іванівське, Часів Яр, Північне та Нью-Йорк Донецької області.</text:p>
      <text:p text:style-name="P4">
На _<text:span text:style-name="T4">
Авдіївському напрямку</text:span>
 _ росіяни вели наступальні дії неподалік відНовокалинового, Степового й Первомайського Донецької області, однак успіху немали. Водночас ворог обстрілював населені пункти, зокрема, Новокалинове,Авдіївку, Сєверне, Тоненьке, Первомайське, Карлівку й Невельське Донецькоїобласті.</text:p>
      <text:p text:style-name="P4">
На _<text:span text:style-name="T4">
Мар’їнському напрямку</text:span>
 _ протягом доби Сили оборони відбили атакизагарбників у районі Мар’їнки та біля Новомихайлівки. російських обстрілів націй ділянці фронту зазнали Красногорівка, Гостре, Мар’їнка, Побєда,Новомихайлівка й Парасковіївка Донецької області.</text:p>
      <text:p text:style-name="P4">
На <text:span text:style-name="T4">
<text:span text:style-name="T5">
Шахтарському напрямку</text:span>
 </text:span>
 протягом поточної доби наступальних дійросіяни не проводили, натомість обстрілювали Вугледар, Пречистівку, ВеликуНовосілку й Комар Донецької області.</text:p>
      <text:p text:style-name="P4">
На <text:span text:style-name="T4">
<text:span text:style-name="T5">
Запорізькому та Херсонському напрямках</text:span>
 </text:span>
 війська рф продовжують вестиоборонні дії. Водночас загарбники завдають ударів по населених пунктах,розташованих біля лінії бойового зіткнення, зокрема по Новосілці й НовополюДонецької області, Ольгівському, Малинівці, Червоному, Чарівному й ОріховуЗапорізької області, а також по Херсону.</text:p>
      <text:p text:style-name="P4">
<text:span text:style-name="T4">
Читайте також:</text:span>
 <text:a xlink:type="simple" xlink:href="https://www.ukrinform.ua/rubric-world/3699490-rf-pragne-vidklasti-vidkritu-mobilizaciu-sob-minimizuvati-vnutrisne-inakomislenna-rozvidka-britanii.html" text:style-name="Internet_20_link" text:visited-style-name="Visited_20_Internet_20_Link">
 <text:span text:style-name="T4">
розвідка</text:span>
 </text:a>
</text:p>
      <text:p text:style-name="P4">
На тимчасово загарбаних територіях України ворог продовжує використовуватицивільну інфраструктуру у власних цілях. Зокрема, у місті Голубівка Луганськоїобласті як медичний пункт для надання допомоги своїм військовослужбовцямросіяни використовують одну зі шкіл.</text:p>
      <text:p text:style-name="P4">
Як повідомляв Укрінформ, за даними Головного управління розвідки МіноборониУкраїни, росіяни виробляють нові ракети й акумулюють їх <text:a xlink:type="simple" xlink:href="https://www.ukrinform.ua/rubric-ato/3699873-rosia-akumulue-raketi-dla-zrivu-nastupalnoi-operacii-ukraini-budanov.html" text:style-name="Internet_20_link" text:visited-style-name="Visited_20_Internet_20_Link">
</text:a>
 Сил оборони.</text:p>
      <text:p text:style-name="P4">
Source: <text:a xlink:type="simple" xlink:href="https://www.ukrinform.ua/rubric-ato/3700114-vorog-zoseredivsa-na-troh-napramkah-sili-oboroni-vidbili-30-atak.html" text:style-name="Internet_20_link" text:visited-style-name="Visited_20_Internet_20_Link">
https://www.ukrinform.ua/rubric-ato/3700114-vorog-zoseredivsa-na-troh-napramkah-sili-oboroni-vidbili-30-atak.html</text:a>
</text:p>
      <!--NEWS-->
      <text:h text:style-name="P10" text:outline-level="1">
<text:span text:style-name="T4">
Моравецький очікує цього тижня рішення Єврокомісії щодо українських продуктів</text:span>
</text:h>
      <text:p text:style-name="P4">
Authors: Ukrinform (Person)</text:p>
      <text:p text:style-name="P4">
Publisher: Укринформ (Organization)</text:p>
      <text:p text:style-name="P4">
Published Time: 2023-04-24T18:54:36+03:00</text:p>
      <text:p text:style-name="P4">
Modified Time: 2023-04-24T18:54:36+03:00</text:p>
      <text:p text:style-name="P4">
Description: Польща розраховує, що цього тижня разом з Єврокомісією буде знайдено рішення у питанні щодо заборони ввезення значної кількості українських продуктів на ринок Польщі, Угорщини, Словаччини, Румунії і Болгарії. — Укрінформ.</text:p>
      <text:p text:style-name="P4">
Images: ["<text:a xlink:type="simple" xlink:href="https://static.ukrinform.com/photos/2022_11/thumb_files/630_360_1668540078-906.jpg" text:style-name="Internet_20_link" text:visited-style-name="Visited_20_Internet_20_Link">
630_360_16685...</text:a>
"]</text:p>
      <text:p text:style-name="P4">
Tags: ['Єврокомісія', 'Польща', 'Продукти', 'Україна', 'Моравецький']</text:p>
      <text:p text:style-name="P4">
Type: Article</text:p>
      <!--METADATA-->
      <text:p text:style-name="P4">
<draw:frame draw:style-name="fr1" draw:name="Image123" text:anchor-type="as-char" svg:width="6.9236in" svg:height="3.956343in" draw:z-index="0">
<draw:image xlink:href="../Images/yкринформ/2023-04-24T18-54-36-03-00/630_360_1668540078-906.jpg" xlink:type="simple" xlink:show="embed" xlink:actuate="onLoad" draw:mime-type="image/jpeg"/>
</draw:frame>
 Польщарозраховує, що цього тижня разом з Єврокомісією буде знайдено рішення упитанні щодо заборони ввезення значної кількості українських продуктів наринок Польщі, Угорщини, Словаччини, Румунії і Болгарії.</text:p>
      <text:p text:style-name="P4">
Про це заявив глава польського уряду Матеуш Моравецький під часпресконференції у Варшаві, передає кореспондент Укрінформу.</text:p>
      <text:p text:style-name="P4">
За його словами, під час переговорів упродовж вихідних між представникамиЄврокомісії та п’яти країн ЄС, які вимагають обмежень для українських товарівна своїх ринках, “вдалося пробити стіну нерозуміння” Єврокомісії щодо ситуаціїу країнах, які межують з Україною.</text:p>
      <text:p text:style-name="P4">
На його думку, зараз сторони “на крок ближче” до спільного рішення в цьомупитанні у відповідності до законодавства ЄС.</text:p>
      <text:p text:style-name="P4">
“Я думаю, що цей тиждень буде дуже важливим з точки зору узгодження рішення зЄврокомісією. Вчора були довгі і важкі переговори, вони ще не завершилися”, -зауважив глава польського уряду.</text:p>
      <text:p text:style-name="P4">
<text:span text:style-name="T4">
Читайте також:</text:span>
 <text:a xlink:type="simple" xlink:href="https://www.ukrinform.ua/rubric-economy/3698974-problemu-z-ukrainskim-agroeksportom-majze-viriseno-ale-pitanna-zalisautsa.html" text:style-name="Internet_20_link" text:visited-style-name="Visited_20_Internet_20_Link">
 </text:a>
</text:p>
      <text:p text:style-name="P4">
Моравецький підкреслив, що у зв’язку із ситуацією, що склалася, Польща“змушена була заблокувати кордон і пропускати лише транзит”.</text:p>
      <text:p text:style-name="P4">
Як повідомлялося, міністри сільського господарства п’яти країн ЄС ( <text:a xlink:type="simple" xlink:href="https://www.ukrinform.ua/tag-polsa" text:style-name="Internet_20_link" text:visited-style-name="Visited_20_Internet_20_Link">
</text:a>
 , Угорщини, Словаччини, Румунії іБолгарії) 21 квітня надіслали до Єврокомісії спільного листа, в якому,зокрема, переконували в необхідності розширення переліку продуктів з України,ввезення яких на територію цих країн має бути заборонено. До заборони наімпорт до цих країн пшениці, кукурудзи, ріпаку чи соняшнику, які запропонувалаЄврокомісія, ці країни запропонували додати також олію, борошно, мед, цукор,м'які фрукти, яйця, м'ясо, молоко та молокопродукти.</text:p>
      <text:p text:style-name="P4">
Як відомо, від опівночі, 21 квітня, Польща розблокувала рух українськоїагропродукції транзитом через територію країни до інших країн ЄС та польськихморпортів. Спочатку в розпорядженні Міністерства розвитку і технологій РП булопередбачено чотири польські морські порти (Гданськ, Гдиня, Щецін, Свіноуйсцє)для транзиту української продукції. Водночас стало відомо, що з 28 квітня цейперелік буде розширено за рахунок морського порту у Колобжегу.</text:p>
      <text:p text:style-name="P4">
<text:span text:style-name="T4">
Читайте також:</text:span>
 <text:a xlink:type="simple" xlink:href="https://www.ukrinform.ua/rubric-economy/3699284-ukraina-i-bolgaria-pogodili-rozblokuvanna-avtivok-na-kordoni-ta-ih-rozvantazenna.html" text:style-name="Internet_20_link" text:visited-style-name="Visited_20_Internet_20_Link">
 </text:a>
</text:p>
      <text:p text:style-name="P4">
Заборону на імпорт до Польщі великої кількості продуктів з України запровадиливід 15 квітня. У розпорядженнях Міністерства розвитку і технологій РП від 15та згодом 21 квітня визначено широкий перелік українських продуктів, якізабороняється ввозити на польський ринок. Зокрема, йдеться про збіжжя, цукор,м’ясо, фрукти, овочі, насіння, продукти переробки фруктів та овочів, вина,молокопродукти, яйця, мед тощо. Тим часом стало відомо, що 21 квітня <text:a xlink:type="simple" xlink:href="https://www.ukrinform.ua/rubric-economy/3699016-polsa-vikreslila-konej-zi-spisku-zaboronenoi-dla-vvezenna-produkcii-z-ukraini.html" text:style-name="Internet_20_link" text:visited-style-name="Visited_20_Internet_20_Link">
</text:a>
 .</text:p>
      <text:p text:style-name="P4">
Source: <text:a xlink:type="simple" xlink:href="https://www.ukrinform.ua/rubric-economy/3700115-moraveckij-ocikue-cogo-tizna-risenna-evrokomisii-sodo-ukrainskih-produktiv.html" text:style-name="Internet_20_link" text:visited-style-name="Visited_20_Internet_20_Link">
https://www.ukrinform.ua/rubric-economy/3700115-moraveckij-ocikue-cogo-tizna-risenna-evrokomisii-sodo-ukrainskih-produktiv.html</text:a>
</text:p>
      <!--NEWS-->
      <text:h text:style-name="P10" text:outline-level="1">
<text:span text:style-name="T4">
Марченко не зміг пробитися до основної сітки турніру ATP в Остраві</text:span>
</text:h>
      <text:p text:style-name="P4">
Authors: Ukrinform (Person)</text:p>
      <text:p text:style-name="P4">
Publisher: Укринформ (Organization)</text:p>
      <text:p text:style-name="P4">
Published Time: 2023-04-24T18:55:58+03:00</text:p>
      <text:p text:style-name="P4">
Modified Time: 2023-04-24T18:55:58+03:00</text:p>
      <text:p text:style-name="P4">
Description: Українець Ілля Марченко зачохлив ракетку після вирішального матчу кваліфікації на турнірі Асоціації тенісистів професіоналів (АТР) серії Challenger - Ostra Group Open - в Остраві (Чехія) із призовим фондом €73 тис. — Укрінформ.</text:p>
      <text:p text:style-name="P4">
Images: ["<text:a xlink:type="simple" xlink:href="https://static.ukrinform.com/photos/2023_04/thumb_files/630_360_1682351320-317.jpg" text:style-name="Internet_20_link" text:visited-style-name="Visited_20_Internet_20_Link">
630_360_16823...</text:a>
"]</text:p>
      <text:p text:style-name="P4">
Tags: ['Теніс', 'Марченко']</text:p>
      <text:p text:style-name="P4">
Type: Article</text:p>
      <!--METADATA-->
      <text:p text:style-name="P4">
<draw:frame draw:style-name="fr1" draw:name="Image124" text:anchor-type="as-char" svg:width="6.9236in" svg:height="3.956343in" draw:z-index="0">
<draw:image xlink:href="../Images/yкринформ/2023-04-24T18-55-58-03-00/630_360_1682351320-317.jpg" xlink:type="simple" xlink:show="embed" xlink:actuate="onLoad" draw:mime-type="image/jpeg"/>
</draw:frame>
 УкраїнецьІлля Марченко зачохлив ракетку після вирішального матчу кваліфікації натурнірі Асоціації тенісистів професіоналів (АТР) серії Challenger - OstraGroup Open - в Остраві (Чехія) із призовим фондом €73 тис.</text:p>
      <text:p text:style-name="P4">
У фіналі відбіркових змагань Марченко програв німцю Генрі Сквайру - 4:6, 2:6,передає Укрінформ.</text:p>
      <text:p text:style-name="P4">
В основній сітці Ostra Group Open виступить перша «ракетка» України ОлексійКрутих, який посіяний під 7-м номером. Першим суперником Крутих буде румунНіколас Давид Іонел.</text:p>
      <text:p text:style-name="P4">
<text:span text:style-name="T4">
Читайте також:</text:span>
 <text:a xlink:type="simple" xlink:href="https://www.ukrinform.ua/rubric-sports/3699780-krutih-zalisaetsa-persou-raketkou-ukraini-sacko-progresue.html" text:style-name="Internet_20_link" text:visited-style-name="Visited_20_Internet_20_Link">
 </text:a>
</text:p>
      <text:p text:style-name="P4">
Турнір в Остраві триватиме до 30 квітня.</text:p>
      <text:p text:style-name="P4">
Фото: Ostra Group Open.</text:p>
      <text:p text:style-name="P4">
Source: <text:a xlink:type="simple" xlink:href="https://www.ukrinform.ua/rubric-sports/3700116-marcenko-ne-zmig-probitisa-do-osnovnoi-sitki-turniru-atp-v-ostravi.html" text:style-name="Internet_20_link" text:visited-style-name="Visited_20_Internet_20_Link">
https://www.ukrinform.ua/rubric-sports/3700116-marcenko-ne-zmig-probitisa-do-osnovnoi-sitki-turniru-atp-v-ostravi.html</text:a>
</text:p>
      <!--NEWS-->
      <text:h text:style-name="P10" text:outline-level="1">
<text:span text:style-name="T4">
У Кропивницькому збирають позапланову сесію облради - хочуть звільнити голову</text:span>
</text:h>
      <text:p text:style-name="P4">
Authors: Ukrinform (Person)</text:p>
      <text:p text:style-name="P4">
Publisher: Укринформ (Organization)</text:p>
      <text:p text:style-name="P4">
Published Time: 2023-04-24T19:02:02+03:00</text:p>
      <text:p text:style-name="P4">
Modified Time: 2023-04-24T19:02:02+03:00</text:p>
      <text:p text:style-name="P4">
Description: </text:p>
      <text:p text:style-name="P4">
У вівторок, 25 квітня, у Кропивницькому депутати збирають незаплановану сесію. Голова облради вважає можливими неправомірні дії, через що надіслав заяву до СБУ. — Укрінформ.</text:p>
      <text:p text:style-name="P4">
Images: ["<text:a xlink:type="simple" xlink:href="https://static.ukrinform.com/photos/2023_04/thumb_files/630_360_1682352027-595.jpg" text:style-name="Internet_20_link" text:visited-style-name="Visited_20_Internet_20_Link">
630_360_16823...</text:a>
", "<text:a xlink:type="simple" xlink:href="https://static.ukrinform.com/photos/2023_04/1682352018-495.jpg" text:style-name="Internet_20_link" text:visited-style-name="Visited_20_Internet_20_Link">
1682352018-49...</text:a>
"]</text:p>
      <text:p text:style-name="P4">
Tags: ['Депутат', 'Кропивницький']</text:p>
      <text:p text:style-name="P4">
Type: Article</text:p>
      <!--METADATA-->
      <text:p text:style-name="P4">
<draw:frame draw:style-name="fr1" draw:name="Image125" text:anchor-type="as-char" svg:width="6.9236in" svg:height="3.956343in" draw:z-index="0">
<draw:image xlink:href="../Images/yкринформ/2023-04-24T19-02-02-03-00/630_360_1682352027-595.jpg" xlink:type="simple" xlink:show="embed" xlink:actuate="onLoad" draw:mime-type="image/jpeg"/>
</draw:frame>
 Увівторок, 25 квітня, у Кропивницькому депутати збирають незаплановану сесію.Голова облради вважає можливими неправомірні дії, через що надіслав заяву доСБУ.</text:p>
      <text:p text:style-name="P4">
Про це повідомляє <text:a xlink:type="simple" xlink:href="https://suspilne.media/454908-deputati-kirovogradskoi-oblradi-sklikaut-pozacergovu-sesiu-sob-zvilniti-golovu-vin-napisav-zaavu-do-sbu/" text:style-name="Internet_20_link" text:visited-style-name="Visited_20_Internet_20_Link">
 </text:a>
 ,передає Укрінформ.</text:p>
      <text:p text:style-name="P4">
«Депутати Кіровоградської облради скликають позачергову сесію на 25 квітня,щоб звільнити голову ради Сергія Шульгу. Про це він розказав на брифінгу.Сергій Шульга вважає це незаконним та розповів, що написав заяву до Службибезпеки країни, поліції, прокуратури та Державного бюро розслідувань. Підзверненням, яке показав на брифінгу журналістам Сергій Шульга, підписпоставили 24 депутати обласної ради», - йдеться у публікації.</text:p>
      <text:p text:style-name="P4">
<draw:frame draw:style-name="fr1" draw:name="Image126" text:anchor-type="as-char" svg:width="6.9236in" svg:height="3.890889in" draw:z-index="0">
<draw:image xlink:href="../Images/yкринформ/2023-04-24T19-02-02-03-00/1682352018-495.jpg" xlink:type="simple" xlink:show="embed" xlink:actuate="onLoad" draw:mime-type="image/jpeg"/>
</draw:frame>
</text:p>
      <text:p text:style-name="P4">
Шульга вважає дії депутатів незаконними, посилаючись на статтю 46 «Закону промісцеве самоврядування»: «Вони скликають 16 позачергову сесію Кіровоградськоїобласної ради восьмого скликання. Одразу хочу повідомити, що це не відповідає"Закону про місцеве самоврядування", тому що у нас, по-перше, незакінченасесія, по-друге, на їхню вимогу я скликаю, але продовжу роботу сесії, й цепитання планувалося розглядати». (Шульга мав на увазі ініційоване депутатамийого зняття на сесії 31 березня).</text:p>
      <text:p text:style-name="P4">
Голова ради зауважив, що попередня сесія не завершена, тому скликати наступну— протизаконно. Один з ініціаторів звернення депутат Олександр Горбунов сказавСуспільному, що вимога більш ніж третини депутатів — законна: «Ми не бачимо усвоїх діях нічого протизаконного і того, що не відповідає нормам регламенту».</text:p>
      <text:p text:style-name="P4">
Попереднє засідання депутатів обласної ради відбулося 31 березня. За п’ятьгодин вони не ухвалили жодного рішення та хотіли звільнити голову облрадиШульгу. Проведення сесії блокували, перерву оголошували чотири рази.</text:p>
      <text:p text:style-name="P4">
Сергій Шульга у жовтні 2020 року обраний депутатом Кіровоградської обласноїради від партії «Слуга народу». З 11 грудня 2020 року — голова Кіровоградськоїобласної ради. До цього обіймав оперативні та керівні посади Управління <text:a xlink:type="simple" xlink:href="https://www.ukrinform.ua/tag-sbu" text:style-name="Internet_20_link" text:visited-style-name="Visited_20_Internet_20_Link">
</text:a>
 в Кіровоградській області. Два роки бувзаступником начальника управління військової контррозвідки Управління СБУ вПівденному регіоні.</text:p>
      <text:p text:style-name="P4">
<text:span text:style-name="T5">
Фото: Суспільне Кропивницький</text:span>
</text:p>
      <text:p text:style-name="P4">
Source: <text:a xlink:type="simple" xlink:href="https://www.ukrinform.ua/rubric-regions/3700117-u-kropivnickomu-zbiraut-pozaplanovu-sesiu-oblradi-hocut-zvilniti-golovu.html" text:style-name="Internet_20_link" text:visited-style-name="Visited_20_Internet_20_Link">
https://www.ukrinform.ua/rubric-regions/3700117-u-kropivnickomu-zbiraut-pozaplanovu-sesiu-oblradi-hocut-zvilniti-golovu.html</text:a>
</text:p>
      <!--NEWS-->
      <text:h text:style-name="P10" text:outline-level="1">
<text:span text:style-name="T4">
лавров на Радбезі ООН озвучив нову версію причин війни в Україні</text:span>
</text:h>
      <text:p text:style-name="P4">
Authors: Ukrinform (Person)</text:p>
      <text:p text:style-name="P4">
Publisher: Укринформ (Organization)</text:p>
      <text:p text:style-name="P4">
Published Time: 2023-04-24T19:05:09+03:00</text:p>
      <text:p text:style-name="P4">
Modified Time: 2023-04-24T19:05:09+03:00</text:p>
      <text:p text:style-name="P4">
Description: Міністр закордонних справ росії сергій лавров, який головує на Радбезі ООН, дав нове тлумачення причин війни проти України. — Укрінформ.</text:p>
      <text:p text:style-name="P4">
Images: ["<text:a xlink:type="simple" xlink:href="https://static.ukrinform.com/photos/2023_04/thumb_files/630_360_1682352287-944.jpg" text:style-name="Internet_20_link" text:visited-style-name="Visited_20_Internet_20_Link">
630_360_16823...</text:a>
"]</text:p>
      <text:p text:style-name="P4">
Tags: ['лавров', 'Україна', 'Війна', 'Радбез ООН']</text:p>
      <text:p text:style-name="P4">
Type: Article</text:p>
      <!--METADATA-->
      <text:p text:style-name="P4">
<draw:frame draw:style-name="fr1" draw:name="Image127" text:anchor-type="as-char" svg:width="6.9236in" svg:height="3.956343in" draw:z-index="0">
<draw:image xlink:href="../Images/yкринформ/2023-04-24T19-05-09-03-00/630_360_1682352287-944.jpg" xlink:type="simple" xlink:show="embed" xlink:actuate="onLoad" draw:mime-type="image/jpeg"/>
</draw:frame>
 Міністрзакордонних справ росії сергій лавров, який головує на Радбезі ООН, дав новетлумачення причин війни проти України.</text:p>
      <text:p text:style-name="P4">
Як передає власний кореспондент Укрінформу у Нью-Йорку, лавров, виступаючи назасіданні на тему «Ефективна багатосторонність через захист принципів СтатутуООН», пояснив причини війни, яку росія називає «спеціальною воєнноюоперацією», необхідністю захисту росії від загроз із боку НАТО та захистулюдей, які нібито позбавлені прав.</text:p>
      <text:p text:style-name="P4">
«росія чітко пояснила завдання спеціальної воєнної операції: усунути загрозинашій безпеці, які створювали країни НАТО безпосередньо на наших кордонах,захистити людей, яких позбавили прав. Ми чесно сказали, за що і за коговоюємо», – заявив лавров, не пояснивши, про які права йдеться.</text:p>
      <text:p text:style-name="P4">
Раніше президент рф володимир путін, щодо якого МКС видав ордер на арешт,говорив про різні цілі війни, зокрема про «демілітаризацію» та «денацифікацію»України.</text:p>
      <text:p text:style-name="P4">
За словами посадовця Держдепу, росія, яка головує у квітні в Радбезі ООН,навмисне обирає теми, що стосуються її «найбільш кричущих дій у цій війні», інамагається «перевернути все з ніг на голову».</text:p>
      <text:p text:style-name="P4">
<text:span text:style-name="T4">
Читайте також:</text:span>
 <text:a xlink:type="simple" xlink:href="https://www.ukrinform.ua/rubric-polytics/3694789-kuleba-pisla-video-z-obezgolovluvannam-ce-absurd-so-rosia-golovue-v-radbezi-oon.html" text:style-name="Internet_20_link" text:visited-style-name="Visited_20_Internet_20_Link">
 <text:span text:style-name="T4">
Кулеба</text:span>
 <text:span text:style-name="T4">
після</text:span>
 <text:span text:style-name="T4">
відео</text:span>
 <text:span text:style-name="T4">
обезголовлюванням</text:span>
<text:span text:style-name="T4">
абсурд</text:span>
 <text:span text:style-name="T4">
росія</text:span>
 <text:span text:style-name="T4">
головує</text:span>
 <text:span text:style-name="T4">
Радбезі</text:span>
 <text:span text:style-name="T4">
ООН</text:span>
</text:a>
</text:p>
      <text:p text:style-name="P4">
Як <text:a xlink:type="simple" xlink:href="https://www.ukrinform.ua/rubric-world/3699417-u-radbezi-oon-u-ponedilok-vidbudutsa-debati-pid-golovuvannam-lavrova.html" text:style-name="Internet_20_link" text:visited-style-name="Visited_20_Internet_20_Link">
 </text:a>
 , у понеділок у РБООН під головуванням лаврова проходить засідання, яке в росії анонсували як«дебати високого рівня», проте більшість країн-членів представлені назасіданні дипломатами місій при <text:a xlink:type="simple" xlink:href="https://www.ukrinform.ua/tag-oon" text:style-name="Internet_20_link" text:visited-style-name="Visited_20_Internet_20_Link">
 </text:a>
 , а неміністрами закордонних справ чи іншими урядовцями.</text:p>
      <text:p text:style-name="P4">
Source: <text:a xlink:type="simple" xlink:href="https://www.ukrinform.ua/rubric-world/3700118-lavrov-na-radbezi-oon-ozvuciv-novu-versiu-pricin-vijni-v-ukraini.html" text:style-name="Internet_20_link" text:visited-style-name="Visited_20_Internet_20_Link">
https://www.ukrinform.ua/rubric-world/3700118-lavrov-na-radbezi-oon-ozvuciv-novu-versiu-pricin-vijni-v-ukraini.html</text:a>
</text:p>
      <!--NEWS-->
      <text:h text:style-name="P10" text:outline-level="1">
<text:span text:style-name="T4">
Кабмін за пів року має провести роботу із перейменування топонімів у Криму – Чубаров</text:span>
</text:h>
      <text:p text:style-name="P4">
Authors: Ukrinform (Person)</text:p>
      <text:p text:style-name="P4">
Publisher: Укринформ (Organization)</text:p>
      <text:p text:style-name="P4">
Published Time: 2023-04-24T19:07:31+03:00</text:p>
      <text:p text:style-name="P4">
Modified Time: 2023-04-24T19:07:31+03:00</text:p>
      <text:p text:style-name="P4">
Description: Згідно з підписаним Президентом законом про засудження та заборону пропаганди російської імперської політики та деколонізації топонімії, уряд зобов'язаний у шестимісячний термін провести роботу щодо зміни топонімів у тимчасово окупованому Криму та подати свої пропозиції до Верховної Ради. — Укрінформ.</text:p>
      <text:p text:style-name="P4">
Images: ["<text:a xlink:type="simple" xlink:href="https://static.ukrinform.com/photos/2022_06/thumb_files/630_360_1655555621-215.jpg" text:style-name="Internet_20_link" text:visited-style-name="Visited_20_Internet_20_Link">
630_360_16555...</text:a>
"]</text:p>
      <text:p text:style-name="P4">
Tags: ['Чубаров', 'Крим', 'Перейменування']</text:p>
      <text:p text:style-name="P4">
Type: Article</text:p>
      <!--METADATA-->
      <text:p text:style-name="P4">
<draw:frame draw:style-name="fr1" draw:name="Image128" text:anchor-type="as-char" svg:width="6.9236in" svg:height="3.956343in" draw:z-index="0">
<draw:image xlink:href="../Images/yкринформ/2023-04-24T19-07-31-03-00/630_360_1655555621-215.jpg" xlink:type="simple" xlink:show="embed" xlink:actuate="onLoad" draw:mime-type="image/jpeg"/>
</draw:frame>
 Згідно зпідписаним Президентом законом про засудження та заборону пропагандиросійської імперської політики та деколонізації топонімії, уряд зобов'язаний ушестимісячний термін провести роботу щодо зміни топонімів у тимчасовоокупованому Криму та подати свої пропозиції до Верховної Ради.</text:p>
      <text:p text:style-name="P4">
Про це в ефірі <text:a xlink:type="simple" xlink:href="https://www.youtube.com/watch" text:style-name="Internet_20_link" text:visited-style-name="Visited_20_Internet_20_Link">
 </text:a>
 сказав головаМеджлісу кримськотатарського народу Рефат Чубаров, передає Укрінформ.</text:p>
      <text:p text:style-name="P4">
“Цей закон пропонує всім органам місцевого самоврядування, військовимадміністраціям у певний термін провести роботу зі зміни топонімії та податисвої пропозиції до Верховної Ради України. Оскільки ми говоримо про окупованийКрим, то це завдання покладається безпосередньо на Кабінет Міністрів України,який упродовж шести місяців з моменту запровадження закону має провести цюроботу. Ми зі свого боку готові до виконання завдання”, - зазначив Чубаров.</text:p>
      <text:p text:style-name="P4">
На його думку, закон про засудження та заборону пропаганди російськоїімперської політики та деколонізації топонімії встановлює принципи, на основіяких буде здійснюватися «деколонізація свідомості українців».</text:p>
      <text:p text:style-name="P4">
<text:span text:style-name="T4">
Читайте також:</text:span>
 <text:a xlink:type="simple" xlink:href="https://www.ukrinform.ua/rubric-crimea/3699007-na-moment-zvilnenna-krimu-ukraini-potribno-mati-strategiu-pidtrimki-bezpeki-v-cornomu-mori-ekspert.html" text:style-name="Internet_20_link" text:visited-style-name="Visited_20_Internet_20_Link">
 <text:span text:style-name="T4">
звільнення</text:span>
 <text:span text:style-name="T4">
Криму</text:span>
</text:a>
</text:p>
      <text:p text:style-name="P4">
«У нас два напрямки роботи щодо Криму. Перший - повернення історичних назв, щобули виключені під час злочинів радянського режиму щодо кримськотатарськогонароду, під час геноциду, пов'язаного з депортацією. Тоді всі топоніми, якіспиралися на кримскотатарську культуру, традиції, були змінені. Другийнапрямок - змінити назви, пов'язані з виправданням російської імперськоїполітики на території Криму. Таких назв багато, це населені пункти – Нахімови,Лазареві, Кутузівки, Єкатеринівки. Багато пам'ятників, які звеличувалиросійську колоніальну політику в Криму, починаючи від пам'ятника затонулимкораблям. Або пам'ятники, які росія встановлює зараз - пам'ятник Катерині II у<text:a xlink:type="simple" xlink:href="https://www.ukrinform.ua/tag-krim" text:style-name="Internet_20_link" text:visited-style-name="Visited_20_Internet_20_Link">
 </text:a>
 », - сказав Чубаров.</text:p>
      <text:p text:style-name="P4">
Він наголосив, що робота за даними напрямками має розпочатися негайно.</text:p>
      <text:p text:style-name="P4">
«Можливо, ми встигнемо до звільнення Криму зробити основну частинупоставленого завдання. І коли Збройні сили України входитимуть до Криму, мивже звикатимемо до багатьох нових назв”, - сказав Чубаров.</text:p>
      <text:p text:style-name="P4">
Як повідомлялося, 21 квітня Президент України Володимир Зеленський підписавзакон про <text:a xlink:type="simple" xlink:href="https://www.ukrinform.ua/rubric-polytics/3699107-prezident-pidpisav-zakon-pro-zaboronu-imperskoi-propagandi-rf-i-dekolonizaciu-toponimii-v-ukraini.html" text:style-name="Internet_20_link" text:visited-style-name="Visited_20_Internet_20_Link">
 </text:a>
 , який називають важливим кроком у справі дерусифікації ідеколонізації.</text:p>
      <text:p text:style-name="P4">
<text:span text:style-name="T5">
Фото: Krym.org (RFE/RL)</text:span>
</text:p>
      <text:p text:style-name="P4">
Source: <text:a xlink:type="simple" xlink:href="https://www.ukrinform.ua/rubric-crimea/3700119-kabmin-za-piv-roku-mae-provesti-robotu-iz-perejmenuvanna-toponimiv-u-krimu-cubarov.html" text:style-name="Internet_20_link" text:visited-style-name="Visited_20_Internet_20_Link">
https://www.ukrinform.ua/rubric-crimea/3700119-kabmin-za-piv-roku-mae-provesti-robotu-iz-perejmenuvanna-toponimiv-u-krimu-cubarov.html</text:a>
</text:p>
      <!--NEWS-->
      <text:h text:style-name="P10" text:outline-level="1">
<text:span text:style-name="T4">
Стефанчук обговорив з очільниками Бундестагу і Бундесрату членство України в ЄС та НАТО</text:span>
</text:h>
      <text:p text:style-name="P4">
Authors: Ukrinform (Person)</text:p>
      <text:p text:style-name="P4">
Publisher: Укринформ (Organization)</text:p>
      <text:p text:style-name="P4">
Published Time: 2023-04-24T19:13:00+03:00</text:p>
      <text:p text:style-name="P4">
Modified Time: 2023-04-24T19:13:00+03:00</text:p>
      <text:p text:style-name="P4">
Description: </text:p>
      <text:p text:style-name="P4">
Голова Верховної Ради Руслан Стефанчук розраховує на підтримку Німеччиною європейської та євроатлантичної інтеграції України, створення спецтрибуналу проти росії та відновлення українських регіонів. — Укрінформ.</text:p>
      <text:p text:style-name="P4">
Images: ["<text:a xlink:type="simple" xlink:href="https://static.ukrinform.com/photos/2023_04/thumb_files/630_360_1682352617-154.jpg" text:style-name="Internet_20_link" text:visited-style-name="Visited_20_Internet_20_Link">
630_360_16823...</text:a>
", "<text:a xlink:type="simple" xlink:href="https://static.ukrinform.com/photos/2023_04/1682352641-504.jpg" text:style-name="Internet_20_link" text:visited-style-name="Visited_20_Internet_20_Link">
1682352641-50...</text:a>
", "<text:a xlink:type="simple" xlink:href="https://static.ukrinform.com/photos/2023_04/1682352646-898.jpg" text:style-name="Internet_20_link" text:visited-style-name="Visited_20_Internet_20_Link">
1682352646-89...</text:a>
"]</text:p>
      <text:p text:style-name="P4">
Tags: ['Євросоюз', 'НАТО', 'Німеччина', 'Стефанчук']</text:p>
      <text:p text:style-name="P4">
Type: Article</text:p>
      <!--METADATA-->
      <text:p text:style-name="P4">
<draw:frame draw:style-name="fr1" draw:name="Image129" text:anchor-type="as-char" svg:width="6.9236in" svg:height="3.956343in" draw:z-index="0">
<draw:image xlink:href="../Images/yкринформ/2023-04-24T19-13-00-03-00/630_360_1682352617-154.jpg" xlink:type="simple" xlink:show="embed" xlink:actuate="onLoad" draw:mime-type="image/jpeg"/>
</draw:frame>
 ГоловаВерховної Ради Руслан Стефанчук розраховує на підтримку Німеччиноюєвропейської та євроатлантичної інтеграції України, створення спецтрибуналупроти росії та відновлення українських регіонів.</text:p>
      <text:p text:style-name="P4">
Про це він зазначив під час зустрічі з президенткою Бундестагу НімеччиниБербель Бас та президентом Бундесрату Німеччини Петером Ченчером, повідомляєУкрінформ з посиланням на <text:a xlink:type="simple" xlink:href="https://www.facebook.com/stefanchuk.official/posts/pfbid0332yX5BKivCBGb24qL5wZHunJSx5H7RaqWCWJQ5yh1k29u83LGmc46YiwJk9pkWC2l" text:style-name="Internet_20_link" text:visited-style-name="Visited_20_Internet_20_Link">
</text:a>
спікера.</text:p>
      <text:p text:style-name="P4">
«Німецька зброя продовжує рятувати українські життя. Сподіваюся, що внайближчому майбутньому вона також допоможе звільнити наші території й людей»,- підкреслив Стефанчук.</text:p>
      <text:p text:style-name="P4">
<draw:frame draw:style-name="fr1" draw:name="Image130" text:anchor-type="as-char" svg:width="6.9236in" svg:height="4.615733in" draw:z-index="0">
<draw:image xlink:href="../Images/yкринформ/2023-04-24T19-13-00-03-00/1682352641-504.jpg" xlink:type="simple" xlink:show="embed" xlink:actuate="onLoad" draw:mime-type="image/jpeg"/>
</draw:frame>
</text:p>
      <text:p text:style-name="P4">
Він розповів, що з німецькими колегами обговорив стратегічні для Українипитання, а саме: вступ у ЄС та НАТО.</text:p>
      <text:p text:style-name="P4">
<text:span text:style-name="T4">
Читайте також:</text:span>
 <text:a xlink:type="simple" xlink:href="https://www.ukrinform.ua/rubric-polytics/3700109-stefancuk-rozrahovue-na-pidtrimku-tureccinou-clenstva-ukraini-v-nato.html" text:style-name="Internet_20_link" text:visited-style-name="Visited_20_Internet_20_Link">
 <text:span text:style-name="T4">
Стефанчук</text:span>
 </text:a>
</text:p>
      <text:p text:style-name="P4">
Голова ВР також наголосив, що вкрай важливе для України питання — питаннясправедливості: створення спеціального трибуналу для притягнення росії довідповідальності за злочин агресії щодо України.</text:p>
      <text:p text:style-name="P4">
<draw:frame draw:style-name="fr1" draw:name="Image131" text:anchor-type="as-char" svg:width="6.9236in" svg:height="4.615733in" draw:z-index="0">
<draw:image xlink:href="../Images/yкринформ/2023-04-24T19-13-00-03-00/1682352646-898.jpg" xlink:type="simple" xlink:show="embed" xlink:actuate="onLoad" draw:mime-type="image/jpeg"/>
</draw:frame>
</text:p>
      <text:p text:style-name="P4">
Крім того, за його словами, на зустрічі йшлося і про відбудову України.</text:p>
      <text:p text:style-name="P4">
«Подякував за вже надану допомогу, зазначивши, що покладаюся на подальшупідтримку Німеччини у відновленні України», - зауважив Стефанчук.</text:p>
      <text:p text:style-name="P4">
Як повідомлялося, Голова Верховної Ради Руслан Стефанчук перебуває з робочимвізитом у Чеській Республіці, де Україна вперше взяла участь у Конференціїголів парламентів країн <text:a xlink:type="simple" xlink:href="https://www.ukrinform.ua/tag-evrosouz" text:style-name="Internet_20_link" text:visited-style-name="Visited_20_Internet_20_Link">
 </text:a>
 .</text:p>
      <text:p text:style-name="P4">
<text:span text:style-name="T5">
Фото: Руслан Стефанчук, Фейсбук</text:span>
</text:p>
      <text:p text:style-name="P4">
Source: <text:a xlink:type="simple" xlink:href="https://www.ukrinform.ua/rubric-polytics/3700121-stefancuk-obgovoriv-z-ocilnikami-bundestagu-i-bundesratu-clenstvo-ukraini-v-es-ta-nato.html" text:style-name="Internet_20_link" text:visited-style-name="Visited_20_Internet_20_Link">
https://www.ukrinform.ua/rubric-polytics/3700121-stefancuk-obgovoriv-z-ocilnikami-bundestagu-i-bundesratu-clenstvo-ukraini-v-es-ta-nato.html</text:a>
</text:p>
      <!--NEWS-->
      <text:h text:style-name="P10" text:outline-level="1">
<text:span text:style-name="T4">
Збірна України виборола три нагороди на КС з парафехтування на візках</text:span>
</text:h>
      <text:p text:style-name="P4">
Authors: Ukrinform (Person)</text:p>
      <text:p text:style-name="P4">
Publisher: Укринформ (Organization)</text:p>
      <text:p text:style-name="P4">
Published Time: 2023-04-24T19:17:41+03:00</text:p>
      <text:p text:style-name="P4">
Modified Time: 2023-04-24T19:17:41+03:00</text:p>
      <text:p text:style-name="P4">
Description: Парафехтувальники виграли дві індивідуальні медалі та одну - у команді. — Укрінформ.</text:p>
      <text:p text:style-name="P4">
Images: ["<text:a xlink:type="simple" xlink:href="https://static.ukrinform.com/photos/2023_04/thumb_files/630_360_1682352987-344.jpg" text:style-name="Internet_20_link" text:visited-style-name="Visited_20_Internet_20_Link">
630_360_16823...</text:a>
"]</text:p>
      <text:p text:style-name="P4">
Tags: ['Паралімпійці']</text:p>
      <text:p text:style-name="P4">
Type: Article</text:p>
      <!--METADATA-->
      <text:p text:style-name="P4">
<draw:frame draw:style-name="fr1" draw:name="Image132" text:anchor-type="as-char" svg:width="6.9236in" svg:height="3.956343in" draw:z-index="0">
<draw:image xlink:href="../Images/yкринформ/2023-04-24T19-17-41-03-00/630_360_1682352987-344.jpg" xlink:type="simple" xlink:show="embed" xlink:actuate="onLoad" draw:mime-type="image/jpeg"/>
</draw:frame>
Парафехтувальники виграли дві індивідуальні медалі та одну - у команді.</text:p>
      <text:p text:style-name="P4">
Кубок світу з парафехтування на візках проходив у французькому місті Нім,передає Укрінформ.</text:p>
      <text:p text:style-name="P4">
Дебютну нагороду на Кубку світу українські парафехтувальники здобули у другийдень змагань. Першу медаль для національної паралімпійської збірної зфехтування на візках у Франції завоювала Євгенія Бреус, яка стала третьою ужіночій шпазі.</text:p>
      <text:p text:style-name="P4">
Другу медаль для збірної України здобула Наталія Морквич. ВіцечемпіонкаПаралімпійських ігор у Токіо-2020 стала другою на кубку світу у Німі у рапірі.</text:p>
      <text:p text:style-name="P4">
Натомість в останній день Кубка світу-2023 збірна України завоювала срібнумедаль у командних змаганнях з шаблі у змішаній категорії. До складу збірної уцьому виді увійшла Морквич, яка стала лідеркою за нагородами на турнірі. Окрімльвівської парафехтувальниці, у змаганнях з шаблі у змішаній категорії взялиучасть Андрій Демчук, Дмитро Серьоженко та Надія Дьолог.</text:p>
      <text:p text:style-name="P4">
<text:span text:style-name="T4">
Читайте також:</text:span>
 <text:a xlink:type="simple" xlink:href="https://www.ukrinform.ua/rubric-sports/3696022-harlan-pro-nakaz-minmolodsportu-duze-vazke-risenna-ake-napevno-neobhidno-bulo-uhvaliti.html" text:style-name="Internet_20_link" text:visited-style-name="Visited_20_Internet_20_Link">
 </text:a>
</text:p>
      <text:p text:style-name="P4">
Як повідомляв Укрінформ, у турнірі взяли участь парафехтувальники з 32 країнсвіту.</text:p>
      <text:p text:style-name="P4">
Фото: Paralympic Committee</text:p>
      <text:p text:style-name="P4">
Source: <text:a xlink:type="simple" xlink:href="https://www.ukrinform.ua/rubric-sports/3700122-zbirna-ukraini-viborola-tri-nagorodi-na-ks-z-parafehtuvanna-na-vizkah.html" text:style-name="Internet_20_link" text:visited-style-name="Visited_20_Internet_20_Link">
https://www.ukrinform.ua/rubric-sports/3700122-zbirna-ukraini-viborola-tri-nagorodi-na-ks-z-parafehtuvanna-na-vizkah.html</text:a>
</text:p>
      <!--NEWS-->
      <text:h text:style-name="P10" text:outline-level="1">
<text:span text:style-name="T4">
В Іспанії сталися сутички під час перепоховання засновника фашистського руху</text:span>
</text:h>
      <text:p text:style-name="P4">
Authors: Ukrinform (Person)</text:p>
      <text:p text:style-name="P4">
Publisher: Укринформ (Organization)</text:p>
      <text:p text:style-name="P4">
Published Time: 2023-04-24T19:21:57+03:00</text:p>
      <text:p text:style-name="P4">
Modified Time: 2023-04-24T19:21:57+03:00</text:p>
      <text:p text:style-name="P4">
Description: Троє людей були заарештовані після зіткнення з поліцією прихильників Хосе Антоніо Прімо де Рівери, засновника фашистського руху "Іспанська фаланга", чиє тіло в понеділок було ексгумоване з мавзолею у "Долині полеглих" поблизу Мадрида. — Укрінформ.</text:p>
      <text:p text:style-name="P4">
Images: ["<text:a xlink:type="simple" xlink:href="https://static.ukrinform.com/photos/2023_04/thumb_files/630_360_1682352802-539.jpg" text:style-name="Internet_20_link" text:visited-style-name="Visited_20_Internet_20_Link">
630_360_16823...</text:a>
"]</text:p>
      <text:p text:style-name="P4">
Tags: ['Іспанія', 'Поліція', 'Ексгумація', 'Сутички']</text:p>
      <text:p text:style-name="P4">
Type: Article</text:p>
      <!--METADATA-->
      <text:p text:style-name="P4">
<draw:frame draw:style-name="fr1" draw:name="Image133" text:anchor-type="as-char" svg:width="6.9236in" svg:height="3.956343in" draw:z-index="0">
<draw:image xlink:href="../Images/yкринформ/2023-04-24T19-21-57-03-00/630_360_1682352802-539.jpg" xlink:type="simple" xlink:show="embed" xlink:actuate="onLoad" draw:mime-type="image/jpeg"/>
</draw:frame>
 Троє людейбули заарештовані після зіткнення з поліцією прихильників Хосе Антоніо Прімоде Рівери, засновника фашистського руху "Іспанська фаланга", чиє тіло впонеділок було ексгумоване з мавзолею у "Долині полеглих" поблизу Мадрида.</text:p>
      <text:p text:style-name="P4">
Як передає Укрінформ, про це повідомляє агенція <text:a xlink:type="simple" xlink:href="http://www.reuters.com/world/europe/spain-exhume-fascist-movement-founders-body-madrid-mausoleum-2023-04-24/" text:style-name="Internet_20_link" text:visited-style-name="Visited_20_Internet_20_Link">
</text:a>
 .</text:p>
      <text:p text:style-name="P4">
Поліція намагалася стримати натовп із близько 150 прихильників Іспанськоїфаланги, який зібрався біля кладовища Сан-Ісідро на півдні Мадрида, куди тілоРівери доставили, щоб перепоховати. Демонстранти віддавали фашистське вітаннята співали фалангістський гімн «Обличчям до сонця».</text:p>
      <text:p text:style-name="P4">
За словами джерела в <text:a xlink:type="simple" xlink:href="https://www.ukrinform.ua/tag-policia" text:style-name="Internet_20_link" text:visited-style-name="Visited_20_Internet_20_Link">
 </text:a>
 , три арештибули здійснені за порушення громадського порядку.</text:p>
      <text:p text:style-name="P4">
Раніше менший натовп біля воріт комплексу "Долина полеглих" також віддавфашистське вітання та тримав плакати з написом "Хосе Антоніо присутній" тавигукував "Хай живе Іспанія", коли повз проїжджав катафалк із його тілом.</text:p>
      <text:p text:style-name="P4">
Ексгумація, яка відбулася після перепоховання останків диктатора ФранцискоФранко у 2019 році, є частиною плану перетворення комплексу, побудованогосамим Франко поблизу столиці, на меморіал пам'яті 500 000 людей, убитих підчас громадянської війни в Іспанії 1936-39 років.</text:p>
      <text:p text:style-name="P4">
У комплексі анонімно поховано останки близько 34 000 людей, багато з якихстали жертвами режиму Франко.</text:p>
      <text:p text:style-name="P4">
Син диктатора Мігеля Прімо де Рівери, який керував Іспанією в 1923-1930 роках,Хосе Антоніо був розстріляний у листопаді 1936 року лівими республіканськимисилами в Аліканте.</text:p>
      <text:p text:style-name="P4">
<text:span text:style-name="T4">
Читайте також:</text:span>
 <text:a xlink:type="simple" xlink:href="https://www.ukrinform.ua/rubric-ato/3689419-u-nujorku-bila-oon-vidkrietsa-vistavka-pro-voenni-zlocini-rf.html" text:style-name="Internet_20_link" text:visited-style-name="Visited_20_Internet_20_Link">
 </text:a>
</text:p>
      <text:p text:style-name="P4">
У 2019 році із "Долини полеглих" було перенесено останки диктатора ФрансіскоФранко. Нині його поховано на цвинтарі Мінгоррубіо в Ель-Пардо, де 1988 рокубула похована дружина диктатора, Кармен Поло. Процедура перепохованнявідбулася 24 жовтня 2019 року в присутності міністра юстиції Іспанії,судмедекспертів, священника та 22-х нащадків Франко.</text:p>
      <text:p text:style-name="P4">
<text:span text:style-name="T5">
Фото: EPA</text:span>
</text:p>
      <text:p text:style-name="P4">
Source: <text:a xlink:type="simple" xlink:href="https://www.ukrinform.ua/rubric-world/3700124-v-ispanii-stalisa-suticki-pid-cas-perepohovanna-zasnovnika-fasistskogo-ruhu.html" text:style-name="Internet_20_link" text:visited-style-name="Visited_20_Internet_20_Link">
https://www.ukrinform.ua/rubric-world/3700124-v-ispanii-stalisa-suticki-pid-cas-perepohovanna-zasnovnika-fasistskogo-ruhu.html</text:a>
</text:p>
      <!--NEWS-->
      <text:h text:style-name="P10" text:outline-level="1">
<text:span text:style-name="T4">
США вітають будь-яку підтримку України від усіх країн – Білий дім</text:span>
</text:h>
      <text:p text:style-name="P4">
Authors: Ukrinform (Person)</text:p>
      <text:p text:style-name="P4">
Publisher: Укринформ (Organization)</text:p>
      <text:p text:style-name="P4">
Published Time: 2023-04-24T19:25:17+03:00</text:p>
      <text:p text:style-name="P4">
Modified Time: 2023-04-24T19:25:17+03:00</text:p>
      <text:p text:style-name="P4">
Description: Сполучені Штати не тиснуть на жодну країну, в тому числі на Республіку Корея, щодо надання Україні військової та іншої допомоги в умовах російської війни, однак вітають будь-яку підтримку звідусіль. — Укрінформ.</text:p>
      <text:p text:style-name="P4">
Images: ["<text:a xlink:type="simple" xlink:href="https://static.ukrinform.com/photos/2023_04/thumb_files/630_360_1682353062-404.jpg" text:style-name="Internet_20_link" text:visited-style-name="Visited_20_Internet_20_Link">
630_360_16823...</text:a>
"]</text:p>
      <text:p text:style-name="P4">
Tags: ['Корея', 'США', 'Україна', 'допомога']</text:p>
      <text:p text:style-name="P4">
Type: Article</text:p>
      <!--METADATA-->
      <text:p text:style-name="P4">
<draw:frame draw:style-name="fr1" draw:name="Image134" text:anchor-type="as-char" svg:width="6.9236in" svg:height="3.956343in" draw:z-index="0">
<draw:image xlink:href="../Images/yкринформ/2023-04-24T19-25-17-03-00/630_360_1682353062-404.jpg" xlink:type="simple" xlink:show="embed" xlink:actuate="onLoad" draw:mime-type="image/jpeg"/>
</draw:frame>
 СполученіШтати не тиснуть на жодну країну, в тому числі на Республіку Корея, щодонадання Україні військової та іншої допомоги в умовах російської війни, однаквітають будь-яку підтримку звідусіль.</text:p>
      <text:p text:style-name="P4">
Про це заявив у понеділок координатор Ради нацбезпеки Білого дому Джон Кірбі увідповідь на запитання, чи планують президенти США і РК обговорити військовудопомогу Україні під час зустрічі у Вашингтоні, передає власкор Укрінформу.</text:p>
      <text:p text:style-name="P4">
«Звісно, ми хочемо бачити якомога більше допомоги для України», - зауваживпредставник Білого дому.</text:p>
      <text:p text:style-name="P4">
Саме для цього, за його словами, працює Контактна група з питань оборониУкраїни під проводом міністра оборони <text:a xlink:type="simple" xlink:href="https://www.ukrinform.ua/tag-ssa" text:style-name="Internet_20_link" text:visited-style-name="Visited_20_Internet_20_Link">
 </text:a>
 .Кірбі нагадав, що Республіка Корея бере участь у форматі «Рамштайн» середінших п’ятдесяти країн.</text:p>
      <text:p text:style-name="P4">
«Ми вітаємо будь-які внески з боку будь-якої держави на підтримку України, щоби це не було», - продовжив Кірбі. Водночас, за його словами, кожна націяробить власний вибір стосовно допомоги, яку може надати Україні, «і СШАповажають цей вибір».</text:p>
      <text:p text:style-name="P4">
Він нагадав, що Республіка Корея вже зробила суттєві внески на сотні мільйонівдоларів у вигляді гуманітарної та нелетальної допомоги. «Вони також дужеголосно засуджують російську агресію, і ми вдячні їм за це»,- зауваживпредставник Білого дому.</text:p>
      <text:p text:style-name="P4">
Він підкреслив, що війна в Україні – це проблема, яка стосується не лишеЄвропейського континенту. «Це проблема глобального порядку щодо того, що путінробить в Україні. І Республіка Корея, президент Юн чітко усвідомлюють це», -зауважив представник Білого дому.</text:p>
      <text:p text:style-name="P4">
<text:span text:style-name="T4">
Читайте також:</text:span>
 <text:a xlink:type="simple" xlink:href="https://www.ukrinform.ua/rubric-polytics/3699933-f16-dla-ukraini-stane-investicieu-desatilitta-u-bezpeku-evropi-kuleba.html" text:style-name="Internet_20_link" text:visited-style-name="Visited_20_Internet_20_Link">
 </text:a>
</text:p>
      <text:p text:style-name="P4">
Як повідомляв Укрінформ, цього тижня президент Республіки Корея Юн Сук Йоль <text:a xlink:type="simple" xlink:href="https://www.ukrinform.ua/rubric-world/3698587-bajden-obgovorit-iz-prezidentom-pivdennoi-korei-dopomogu-ukraini-bilij-dim.html" text:style-name="Internet_20_link" text:visited-style-name="Visited_20_Internet_20_Link">
</text:a>
 . Планується, щокорейський лідер у середу проведе зустріч із президентом США Джо Байденом уБілому домі, де обговорить, у тому числі, питання підтримки України.</text:p>
      <text:p text:style-name="P4">
Source: <text:a xlink:type="simple" xlink:href="https://www.ukrinform.ua/rubric-world/3700126-ssa-vitaut-budaku-pidtrimku-ukraini-vid-usih-krain-bilij-dim.html" text:style-name="Internet_20_link" text:visited-style-name="Visited_20_Internet_20_Link">
https://www.ukrinform.ua/rubric-world/3700126-ssa-vitaut-budaku-pidtrimku-ukraini-vid-usih-krain-bilij-dim.html</text:a>
</text:p>
      <!--NEWS-->
      <text:h text:style-name="P10" text:outline-level="1">
<text:span text:style-name="T4">
Сольський обговорив із албанським міністром експорт агропродукції з України</text:span>
</text:h>
      <text:p text:style-name="P4">
Authors: Ukrinform (Person)</text:p>
      <text:p text:style-name="P4">
Publisher: Укринформ (Organization)</text:p>
      <text:p text:style-name="P4">
Published Time: 2023-04-24T19:29:00+03:00</text:p>
      <text:p text:style-name="P4">
Modified Time: 2023-04-24T19:29:00+03:00</text:p>
      <text:p text:style-name="P4">
Description: Міністр аграрної політики та продовольства України Микола Сольський обговорив з міністром сільського господарства та розвитку сільських місцевостей Республіки Албанія Фрідою Кріфц питання експорту та транзиту української агропродукції.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Албанія', 'Експорт', 'Мінагро', 'Продукти', 'Україна', 'Сольський']</text:p>
      <text:p text:style-name="P4">
Type: Article</text:p>
      <!--METADATA-->
      <text:p text:style-name="P4">
<draw:frame draw:style-name="fr1" draw:name="Image135" text:anchor-type="as-char" svg:width="6.9236in" svg:height="3.956343in" draw:z-index="0">
<draw:image xlink:href="../Images/yкринформ/2023-04-24T19-29-00-03-00/630_360_1672835822-745.jpg" xlink:type="simple" xlink:show="embed" xlink:actuate="onLoad" draw:mime-type="image/jpeg"/>
</draw:frame>
 Міністраграрної політики та продовольства України Микола Сольський обговорив зміністром сільського господарства та розвитку сільських місцевостей РеспублікиАлбанія Фрідою Кріфц питання експорту та транзиту української агропродукції.</text:p>
      <text:p text:style-name="P4">
Як передає Укрінформ, про це повідомляє <text:a xlink:type="simple" xlink:href="https://minagro.gov.ua/news/mikola-solskij-obgovoriv-z-albanskoyu-kolegoyu-eksport-ta-tranzit-ukrayinskoyi-agroprodukciyi" text:style-name="Internet_20_link" text:visited-style-name="Visited_20_Internet_20_Link">
</text:a>
</text:p>
      <text:p text:style-name="P4">
Зазначається, що під час онлайн-зустрічі Фріда Кріфц повідомила, що підтримуєідею компенсації за перевезення <text:a xlink:type="simple" xlink:href="https://www.ukrinform.ua/tag-zerno" text:style-name="Internet_20_link" text:visited-style-name="Visited_20_Internet_20_Link">
 </text:a>
 вЄвропу, яке б нараховувалося за прогресивним принципом.</text:p>
      <text:p text:style-name="P4">
Ця компенсація допомогла б країнам, які знаходяться далі від українськогокордону, отримувати зерно за нормальними цінами. І в той же час фермери зприкордонних з Україною країн мали б менший тиск, пов’язаний з ціновоюпропозицією нашої держави.</text:p>
      <text:p text:style-name="P4">
<text:span text:style-name="T4">
Читайте також:</text:span>
 <text:a xlink:type="simple" xlink:href="https://www.ukrinform.ua/rubric-economy/3699284-ukraina-i-bolgaria-pogodili-rozblokuvanna-avtivok-na-kordoni-ta-ih-rozvantazenna.html" text:style-name="Internet_20_link" text:visited-style-name="Visited_20_Internet_20_Link">
 </text:a>
</text:p>
      <text:p text:style-name="P4">
Як повідомлялося,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text:a xlink:type="simple" xlink:href="https://www.ukrinform.ua/rubric-economy/3697901-evrokomisia-proponue-zahodi-dla-zahistu-rinku-es-vid-nadmirnogo-importu-prodovolstva-z-ukraini.html" text:style-name="Internet_20_link" text:visited-style-name="Visited_20_Internet_20_Link">
 </text:a>
 з країн, що межують з Україною, який включає фінансову допомогута інші заходи. Допомога буде надана за умови, якщо будуть зняті обмеження наввезення української агропродукції.</text:p>
      <text:p text:style-name="P4">
Source: <text:a xlink:type="simple" xlink:href="https://www.ukrinform.ua/rubric-economy/3700127-solskij-obgovoriv-iz-albanskim-ministrom-eksport-agroprodukcii-z-ukraini.html" text:style-name="Internet_20_link" text:visited-style-name="Visited_20_Internet_20_Link">
https://www.ukrinform.ua/rubric-economy/3700127-solskij-obgovoriv-iz-albanskim-ministrom-eksport-agroprodukcii-z-ukraini.html</text:a>
</text:p>
      <!--NEWS-->
      <text:h text:style-name="P10" text:outline-level="1">
<text:span text:style-name="T4">
Наєв перевірив позиції ЗСУ на прикордонні Сумщини</text:span>
</text:h>
      <text:p text:style-name="P4">
Authors: Ukrinform (Person)</text:p>
      <text:p text:style-name="P4">
Publisher: Укринформ (Organization)</text:p>
      <text:p text:style-name="P4">
Published Time: 2023-04-24T19:33:12+03:00</text:p>
      <text:p text:style-name="P4">
Modified Time: 2023-04-24T19:33:12+03:00</text:p>
      <text:p text:style-name="P4">
Description: Командувач Об’єднаних сил Збройних сил України генерал-лейтенант Сергій Наєв здійснив робочу поїздку в прикордонні райони Сумської області, де перевірив умови несення військової служби та виконання бойових завдань, а також посилення захисту критичних об’єктів цивільної інфраструктури. — Укрінформ.</text:p>
      <text:p text:style-name="P4">
Images: ["<text:a xlink:type="simple" xlink:href="https://static.ukrinform.com/photos/2023_02/thumb_files/630_360_1676881826-931.jpg" text:style-name="Internet_20_link" text:visited-style-name="Visited_20_Internet_20_Link">
630_360_16768...</text:a>
"]</text:p>
      <text:p text:style-name="P4">
Tags: ['Оборона', 'Сумщина', 'ЗСУ', 'Наєв']</text:p>
      <text:p text:style-name="P4">
Type: Article</text:p>
      <!--METADATA-->
      <text:p text:style-name="P4">
<draw:frame draw:style-name="fr1" draw:name="Image136" text:anchor-type="as-char" svg:width="6.9236in" svg:height="3.956343in" draw:z-index="0">
<draw:image xlink:href="../Images/yкринформ/2023-04-24T19-33-12-03-00/630_360_1676881826-931.jpg" xlink:type="simple" xlink:show="embed" xlink:actuate="onLoad" draw:mime-type="image/jpeg"/>
</draw:frame>
 КомандувачОб’єднаних сил Збройних сил України генерал-лейтенант Сергій Наєв здійснивробочу поїздку в прикордонні райони Сумської області, де перевірив умовинесення військової служби та виконання бойових завдань, а також посиленнязахисту критичних об’єктів цивільної інфраструктури.</text:p>
      <text:p text:style-name="P4">
Як передає Укрінформ, про це командувач повідомив у <text:a xlink:type="simple" xlink:href="http://t.me/SerhiyNaiev/37" text:style-name="Internet_20_link" text:visited-style-name="Visited_20_Internet_20_Link">
</text:a>
 .</text:p>
      <text:p text:style-name="P4">
Під час спілкування з командирами підрозділів <text:a xlink:type="simple" xlink:href="https://www.ukrinform.ua/tag-sergij-naev" text:style-name="Internet_20_link" text:visited-style-name="Visited_20_Internet_20_Link">
</text:a>
 також окреслив низку конкретнихзаходів, спрямованих на забезпечення обороноздатності території та миттєвогореагування на ворожі обстріли.</text:p>
      <text:p text:style-name="P4">
Відео: <text:a xlink:type="simple" xlink:href="https://t.me/SerhiyNaiev/37" text:style-name="Internet_20_link" text:visited-style-name="Visited_20_Internet_20_Link">
 </text:a>
</text:p>
      <text:p text:style-name="P4">
Як повідомляв Укрінформ, українське військове командування посилило всі видирозвідки, щоб <text:a xlink:type="simple" xlink:href="https://www.ukrinform.ua/rubric-ato/3684719-ukraina-posilila-vsi-vidi-rozvidki-sob-ne-dopustiti-nastupu-voroga-na-pivnoci-naev.html" text:style-name="Internet_20_link" text:visited-style-name="Visited_20_Internet_20_Link">
 </text:a>
 росіян на півночі.</text:p>
      <text:p text:style-name="P4">
<text:span text:style-name="T5">
Фото: Командування Об'єднаних Сил ЗС України</text:span>
</text:p>
      <text:p text:style-name="P4">
Source: <text:a xlink:type="simple" xlink:href="https://www.ukrinform.ua/rubric-ato/3700129-naev-pereviriv-pozicii-zsu-na-prikordonni-sumsini.html" text:style-name="Internet_20_link" text:visited-style-name="Visited_20_Internet_20_Link">
https://www.ukrinform.ua/rubric-ato/3700129-naev-pereviriv-pozicii-zsu-na-prikordonni-sumsini.html</text:a>
</text:p>
      <!--NEWS-->
      <text:h text:style-name="P10" text:outline-level="1">
<text:span text:style-name="T4">
Справжні причини війни, або як працює роспропаганда: у Києві відрили інтерактивну виставку</text:span>
</text:h>
      <text:p text:style-name="P4">
Authors: Ukrinform (Person)</text:p>
      <text:p text:style-name="P4">
Publisher: Укринформ (Organization)</text:p>
      <text:p text:style-name="P4">
Published Time: 2023-04-24T19:35:44+03:00</text:p>
      <text:p text:style-name="P4">
Modified Time: 2023-04-24T19:35:44+03:00</text:p>
      <text:p text:style-name="P4">
Description: У Києві на ст. м. Золоті ворота відкрили виставку, засновану на технологіях доповненої і доданої реальності, про інструменти російської пропаганди, які рф використовує у висвітленні війни. — Укрінформ.</text:p>
      <text:p text:style-name="P4">
Images: ["<text:a xlink:type="simple" xlink:href="https://static.ukrinform.com/photos/2023_04/thumb_files/630_360_1682353391-6012.jpeg" text:style-name="Internet_20_link" text:visited-style-name="Visited_20_Internet_20_Link">
630_360_16823...</text:a>
", "<text:a xlink:type="simple" xlink:href="https://static.ukrinform.com/photos/2023_04/thumb_files/630_360_1682353391-2740.jpeg" text:style-name="Internet_20_link" text:visited-style-name="Visited_20_Internet_20_Link">
630_360_16823...</text:a>
", "<text:a xlink:type="simple" xlink:href="https://static.ukrinform.com/photos/2023_04/thumb_files/630_360_1682353391-3515.jpeg" text:style-name="Internet_20_link" text:visited-style-name="Visited_20_Internet_20_Link">
630_360_16823...</text:a>
", "<text:a xlink:type="simple" xlink:href="https://static.ukrinform.com/photos/2023_04/thumb_files/630_360_1682353391-9491.jpeg" text:style-name="Internet_20_link" text:visited-style-name="Visited_20_Internet_20_Link">
630_360_16823...</text:a>
", "<text:a xlink:type="simple" xlink:href="https://static.ukrinform.com/photos/2023_04/thumb_files/630_360_1682353391-7330.jpeg" text:style-name="Internet_20_link" text:visited-style-name="Visited_20_Internet_20_Link">
630_360_16823...</text:a>
", "<text:a xlink:type="simple" xlink:href="https://static.ukrinform.com/photos/2023_04/thumb_files/630_360_1682353391-9345.jpeg" text:style-name="Internet_20_link" text:visited-style-name="Visited_20_Internet_20_Link">
630_360_16823...</text:a>
"]</text:p>
      <text:p text:style-name="P4">
Tags: ['Метро', 'Пропаганда', 'Виставка', 'Київ', 'Війна з росією']</text:p>
      <text:p text:style-name="P4">
Type: Article</text:p>
      <!--METADATA-->
      <text:p text:style-name="P4">
<draw:frame draw:style-name="fr1" draw:name="Image137" text:anchor-type="as-char" svg:width="6.9236in" svg:height="3.956343in" draw:z-index="0">
<draw:image xlink:href="../Images/yкринформ/2023-04-24T19-35-44-03-00/630_360_1682353391-6012.jpeg" xlink:type="simple" xlink:show="embed" xlink:actuate="onLoad" draw:mime-type="image/jpeg"/>
</draw:frame>
 У Києвіна ст. м. Золоті ворота відкрили виставку, засновану на технологіях доповненоїі доданої реальності, про інструменти російської пропаганди, які рфвикористовує у висвітленні війни.</text:p>
      <text:p text:style-name="P4">
Про це повідомляє кореспондент Укрінформу.</text:p>
      <text:p text:style-name="P4">
«Сьогодні представлено 30 плакатів. Виставкою потрібно ходити зі смартфоном.Коли ми встановлюємо мобільний додаток edAR , доступний і в Google Play і вApp Store, і наводимо його на зображення, то плакати «оживають»: можнапобачити віртуальну і додану реальність. Водночас доступні фото, відео татексти, які пояснюють, що зашифровано під ілюстрацією», - розповіла засновницяініціативи «НотаЄнота» Альона Романюк.</text:p>
      <text:p text:style-name="P4">
За її словами, ідея цієї виставки виникла в жовтні 2022 року. Вона належитьзасновнику ГО Європейський Інститут Чорнобиля Валерію Коршунову, який вжепрацював з XR-технологіями в контексті культурних проєктів навколо Чорнобиля.Протягом листопада-березня митець, «НотаЄнота», а також продюсерка виставки тамобільного додатку edAR Exhibition Світлана Коршунова працювали над текстами йнад наповненням додатку.</text:p>
      <text:p text:style-name="P4">
<text:span text:style-name="T4">
Читайте також:</text:span>
 <text:a xlink:type="simple" xlink:href="https://www.ukrinform.ua/rubric-ato/3697763-britanska-rozvidka-rozpovila-ak-pracue-rosijska-propaganda-na-vijni.html" text:style-name="Internet_20_link" text:visited-style-name="Visited_20_Internet_20_Link">
 </text:a>
</text:p>
      <text:p text:style-name="P4">
«У додатку ці плакати є у зменшеній версії. Їх там навіть більше. Натискаємо,наприклад, на плакат «Новомова» - і потрапляємо на історію про «бавовну». Ідалі читаємо про те, які слова використовує російська пропаганда, аби біленазвати чорним і навпаки. Тут також можна відстежити зміну уявлень проукраїнців, які ще 30 років тому були «братнім» народом, а стали «нацистами», -зазначила Романюк.</text:p>
      <text:p text:style-name="P4">
Також у додатку є наочні приклади використання росією методів напівправди,навішування ярликів, підміни понять і «вогнемету брехні» - коли десяткамиверсій «затирається» одна подія.</text:p>
      <text:p text:style-name="P4">
<draw:frame draw:style-name="fr1" draw:name="Image138" text:anchor-type="as-char" svg:width="6.9236in" svg:height="3.956343in" draw:z-index="0">
<draw:image xlink:href="../Images/yкринформ/2023-04-24T19-35-44-03-00/630_360_1682353391-2740.jpeg" xlink:type="simple" xlink:show="embed" xlink:actuate="onLoad" draw:mime-type="image/jpeg"/>
</draw:frame>
 Устолиці презентували XR-виставку «Справжні причини війни, або Як працюєросійська пропаганда» / Фото: Павло Багмут. Укрінформ  <text:a xlink:type="simple" xlink:href="https://static.ukrinform.com/photos/2023_04/1682353391-2740.jpeg" text:style-name="Internet_20_link" text:visited-style-name="Visited_20_Internet_20_Link">
<draw:frame draw:style-name="fr1" draw:name="Image139" text:anchor-type="as-char" svg:width="6.9236in" svg:height="3.956343in" draw:z-index="0">
<draw:image xlink:href="../Images/yкринформ/2023-04-24T19-35-44-03-00/630_360_1682353391-2740.jpeg" xlink:type="simple" xlink:show="embed" xlink:actuate="onLoad" draw:mime-type="image/jpeg"/>
</draw:frame>
</text:a>
 <text:a xlink:type="simple" xlink:href="https://static.ukrinform.com/photos/2023_04/1682353391-3515.jpeg" text:style-name="Internet_20_link" text:visited-style-name="Visited_20_Internet_20_Link">
<draw:frame draw:style-name="fr1" draw:name="Image140" text:anchor-type="as-char" svg:width="6.9236in" svg:height="3.956343in" draw:z-index="0">
<draw:image xlink:href="../Images/yкринформ/2023-04-24T19-35-44-03-00/630_360_1682353391-3515.jpeg" xlink:type="simple" xlink:show="embed" xlink:actuate="onLoad" draw:mime-type="image/jpeg"/>
</draw:frame>
</text:a>
 <text:a xlink:type="simple" xlink:href="https://static.ukrinform.com/photos/2023_04/1682353391-9491.jpeg" text:style-name="Internet_20_link" text:visited-style-name="Visited_20_Internet_20_Link">
<draw:frame draw:style-name="fr1" draw:name="Image141" text:anchor-type="as-char" svg:width="6.9236in" svg:height="3.956343in" draw:z-index="0">
<draw:image xlink:href="../Images/yкринформ/2023-04-24T19-35-44-03-00/630_360_1682353391-9491.jpeg" xlink:type="simple" xlink:show="embed" xlink:actuate="onLoad" draw:mime-type="image/jpeg"/>
</draw:frame>
</text:a>
 <text:a xlink:type="simple" xlink:href="https://static.ukrinform.com/photos/2023_04/1682353391-7330.jpeg" text:style-name="Internet_20_link" text:visited-style-name="Visited_20_Internet_20_Link">
<draw:frame draw:style-name="fr1" draw:name="Image142" text:anchor-type="as-char" svg:width="6.9236in" svg:height="3.956343in" draw:z-index="0">
<draw:image xlink:href="../Images/yкринформ/2023-04-24T19-35-44-03-00/630_360_1682353391-7330.jpeg" xlink:type="simple" xlink:show="embed" xlink:actuate="onLoad" draw:mime-type="image/jpeg"/>
</draw:frame>
</text:a>
 <text:a xlink:type="simple" xlink:href="https://static.ukrinform.com/photos/2023_04/1682353391-6012.jpeg" text:style-name="Internet_20_link" text:visited-style-name="Visited_20_Internet_20_Link">
<draw:frame draw:style-name="fr1" draw:name="Image143" text:anchor-type="as-char" svg:width="6.9236in" svg:height="3.956343in" draw:z-index="0">
<draw:image xlink:href="../Images/yкринформ/2023-04-24T19-35-44-03-00/630_360_1682353391-6012.jpeg" xlink:type="simple" xlink:show="embed" xlink:actuate="onLoad" draw:mime-type="image/jpeg"/>
</draw:frame>
</text:a>
 <text:a xlink:type="simple" xlink:href="https://static.ukrinform.com/photos/2023_04/1682353391-9345.jpeg" text:style-name="Internet_20_link" text:visited-style-name="Visited_20_Internet_20_Link">
<draw:frame draw:style-name="fr1" draw:name="Image144" text:anchor-type="as-char" svg:width="6.9236in" svg:height="3.956343in" draw:z-index="0">
<draw:image xlink:href="../Images/yкринформ/2023-04-24T19-35-44-03-00/630_360_1682353391-9345.jpeg" xlink:type="simple" xlink:show="embed" xlink:actuate="onLoad" draw:mime-type="image/jpeg"/>
</draw:frame>
</text:a>
</text:p>
      <text:p text:style-name="P4">
Організатори повідомили, що планують провести цю виставку в 5000 українськихшкіл і 20 країнах світу, зокрема є запити від Німеччини, Франції, Чехії,Словаччини та Італії.</text:p>
      <text:p text:style-name="P4">
Виставка триватиме до 24 травня.</text:p>
      <text:p text:style-name="P4">
<text:a xlink:type="simple" xlink:href="https://www.ukrinform.ua/tag-vistavka" text:style-name="Internet_20_link" text:visited-style-name="Visited_20_Internet_20_Link">
 </text:a>
 розроблена в рамках проєкту«Термінова підтримка ЄС для громадянського суспільства», що впроваджуєтьсяІСАР Єднання за фінансової підтримки Європейського Союзу та за сприянняМіністерства культури та інформаційної політики й підтримки КП "Київськийметрополітен".</text:p>
      <text:p text:style-name="P4">
Source: <text:a xlink:type="simple" xlink:href="https://www.ukrinform.ua/rubric-kyiv/3700130-spravzni-pricini-vijni-abo-ak-pracue-rospropaganda-u-kievi-vidrili-interaktivnu-vistavku.html" text:style-name="Internet_20_link" text:visited-style-name="Visited_20_Internet_20_Link">
https://www.ukrinform.ua/rubric-kyiv/3700130-spravzni-pricini-vijni-abo-ak-pracue-rospropaganda-u-kievi-vidrili-interaktivnu-vistavku.html</text:a>
</text:p>
      <!--NEWS-->
      <text:h text:style-name="P10" text:outline-level="1">
<text:span text:style-name="T4">
Для українських військових під Бахмутом відправили 100 дронів</text:span>
</text:h>
      <text:p text:style-name="P4">
Authors: Ukrinform (Person)</text:p>
      <text:p text:style-name="P4">
Publisher: Укринформ (Organization)</text:p>
      <text:p text:style-name="P4">
Published Time: 2023-04-24T19:39:23+03:00</text:p>
      <text:p text:style-name="P4">
Modified Time: 2023-04-24T19:39:23+03:00</text:p>
      <text:p text:style-name="P4">
Description: Для українських військовослужбовців на Бахмутському напрямку відправили 100 дронів-камікадзе, придбаних за зібрані через United24 кошти. — Укрінформ.</text:p>
      <text:p text:style-name="P4">
Images: ["<text:a xlink:type="simple" xlink:href="https://static.ukrinform.com/photos/2023_04/thumb_files/630_360_1682354265-856.jpg" text:style-name="Internet_20_link" text:visited-style-name="Visited_20_Internet_20_Link">
630_360_16823...</text:a>
"]</text:p>
      <text:p text:style-name="P4">
Tags: ['Бахмут', 'Безпілотник', 'Військові', 'United24']</text:p>
      <text:p text:style-name="P4">
Type: Article</text:p>
      <!--METADATA-->
      <text:p text:style-name="P4">
<draw:frame draw:style-name="fr1" draw:name="Image145" text:anchor-type="as-char" svg:width="6.9236in" svg:height="3.956343in" draw:z-index="0">
<draw:image xlink:href="../Images/yкринформ/2023-04-24T19-39-23-03-00/630_360_1682354265-856.jpg" xlink:type="simple" xlink:show="embed" xlink:actuate="onLoad" draw:mime-type="image/jpeg"/>
</draw:frame>
 Дляукраїнських військовослужбовців на Бахмутському напрямку відправили 100дронів-камікадзе, придбаних за зібрані через United24 кошти.</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t.me/zedigital/3060" text:style-name="Internet_20_link" text:visited-style-name="Visited_20_Internet_20_Link">
</text:a>
 , передає Укрінформ.</text:p>
      <text:p text:style-name="P4">
«Відправляємо 100 дронів-камікадзе на Бахмутський напрямок. Підписникиінтернет-видання «Блискавка» за два дні зібрали через United24 понад 10,4 млнгрн на 500 дронів-камікадзе», - зазначив він.</text:p>
      <text:p text:style-name="P4">
Федоров уточнив, шо перша партія «пташок» уже летить до одного з підрозділіваеророзвідки 59-ї бригади. Вони допоможуть бійцям оперативно доставляти«подарунки» росіянам.</text:p>
      <text:p text:style-name="P4">
<text:span text:style-name="T4">
Читайте також:</text:span>
 <text:a xlink:type="simple" xlink:href="https://www.ukrinform.ua/rubric-ato/3698984-nafo-fellas-zibrala-17277-tisac-na-droni-dla-ukrainskih-rozvidnikiv.html" text:style-name="Internet_20_link" text:visited-style-name="Visited_20_Internet_20_Link">
 </text:a>
</text:p>
      <text:p text:style-name="P4">
Як повідомлялось, «Блискавка» - новинний Вайбер-канал з аудиторією майже 4 млнчитачів.</text:p>
      <text:p text:style-name="P4">
Фандрейзингова платформа United24 є так званим єдиним вікном для пожертв відблагодійних організацій, міжнародних партнерів та громадян з метою підтримкиУкраїни. Упродовж 11 місяців функціонування платформи United24 на допомогуУкраїні більш як 110 країн зібрали понад 300 млн доларів.</text:p>
      <text:p text:style-name="P4">
Source: <text:a xlink:type="simple" xlink:href="https://www.ukrinform.ua/rubric-ato/3700132-dla-ukrainskih-vijskovih-pid-bahmutom-vidpravili-100-droniv.html" text:style-name="Internet_20_link" text:visited-style-name="Visited_20_Internet_20_Link">
https://www.ukrinform.ua/rubric-ato/3700132-dla-ukrainskih-vijskovih-pid-bahmutom-vidpravili-100-droniv.html</text:a>
</text:p>
      <!--NEWS-->
      <text:h text:style-name="P10" text:outline-level="1">
<text:span text:style-name="T4">
Пропуск через кордон з Угорщиною відновили</text:span>
</text:h>
      <text:p text:style-name="P4">
Authors: Ukrinform (Person)</text:p>
      <text:p text:style-name="P4">
Publisher: Укринформ (Organization)</text:p>
      <text:p text:style-name="P4">
Published Time: 2023-04-24T19:39:33+03:00</text:p>
      <text:p text:style-name="P4">
Modified Time: 2023-04-24T19:39:33+03:00</text:p>
      <text:p text:style-name="P4">
Description: Відновлено пропуск через українсько-угорський кордон. — Укрінформ.</text:p>
      <text:p text:style-name="P4">
Images: ["<text:a xlink:type="simple" xlink:href="https://static.ukrinform.com/photos/2023_04/thumb_files/630_360_1682348986-234.jpg" text:style-name="Internet_20_link" text:visited-style-name="Visited_20_Internet_20_Link">
630_360_16823...</text:a>
"]</text:p>
      <text:p text:style-name="P4">
Tags: ['Угорщина', 'Україна', 'Кордон']</text:p>
      <text:p text:style-name="P4">
Type: Article</text:p>
      <!--METADATA-->
      <text:p text:style-name="P4">
<draw:frame draw:style-name="fr1" draw:name="Image146" text:anchor-type="as-char" svg:width="6.9236in" svg:height="3.956343in" draw:z-index="0">
<draw:image xlink:href="../Images/yкринформ/2023-04-24T19-39-33-03-00/630_360_1682348986-234.jpg" xlink:type="simple" xlink:show="embed" xlink:actuate="onLoad" draw:mime-type="image/jpeg"/>
</draw:frame>
 Відновленопропуск через українсько-угорський кордон.</text:p>
      <text:p text:style-name="P4">
Про це інформує пресслужба <text:a xlink:type="simple" xlink:href="https://t.me/DPSUkr/10740" text:style-name="Internet_20_link" text:visited-style-name="Visited_20_Internet_20_Link">
 </text:a>
</text:p>
      <text:p text:style-name="P4">
“До уваги осіб, які планують перетинати кордон з Угорщиною. Оформлення осіб татранспорту на українсько-угорському <text:a xlink:type="simple" xlink:href="https://www.ukrinform.ua/tag-kordon" text:style-name="Internet_20_link" text:visited-style-name="Visited_20_Internet_20_Link">
 </text:a>
відновлено”, - йдеться у повідомленні.</text:p>
      <text:p text:style-name="P4">
Як повідомляв Укрінформ, база даних Прикордонної поліції Угорщини <text:a xlink:type="simple" xlink:href="https://www.ukrinform.ua/rubric-society/3700089-ugorsina-timcasovo-prizupinila-propusk-cerez-kordon-z-ukrainou.html" text:style-name="Internet_20_link" text:visited-style-name="Visited_20_Internet_20_Link">
</text:a>
 , у зв'язку із чимоформлення осіб і транспортних засобів на угорській стороні не здійснювалося.</text:p>
      <text:p text:style-name="P4">
Source: <text:a xlink:type="simple" xlink:href="https://www.ukrinform.ua/rubric-society/3700133-propusk-cerez-kordon-z-ugorsinou-vidnovili.html" text:style-name="Internet_20_link" text:visited-style-name="Visited_20_Internet_20_Link">
https://www.ukrinform.ua/rubric-society/3700133-propusk-cerez-kordon-z-ugorsinou-vidnovili.html</text:a>
</text:p>
      <!--NEWS-->
      <text:h text:style-name="P10" text:outline-level="1">
<text:span text:style-name="T4">
Норвезька Scatec зацікавлена у зміцненні енергетичної стійкості України</text:span>
</text:h>
      <text:p text:style-name="P4">
Authors: Ukrinform (Person)</text:p>
      <text:p text:style-name="P4">
Publisher: Укринформ (Organization)</text:p>
      <text:p text:style-name="P4">
Published Time: 2023-04-24T19:47:29+03:00</text:p>
      <text:p text:style-name="P4">
Modified Time: 2023-04-24T19:47:29+03:00</text:p>
      <text:p text:style-name="P4">
Description: Норвезька компанія «зеленої» енергетики Scatec планує допомогти Україні із забезпеченням енергетичної стійкості. — Укрінформ.</text:p>
      <text:p text:style-name="P4">
Images: ["<text:a xlink:type="simple" xlink:href="https://static.ukrinform.com/photos/2023_04/thumb_files/630_360_1682354743-904.jpg" text:style-name="Internet_20_link" text:visited-style-name="Visited_20_Internet_20_Link">
630_360_16823...</text:a>
", "<text:a xlink:type="simple" xlink:href="https://static.ukrinform.com/photos/2023_04/1682354736-907.jpg" text:style-name="Internet_20_link" text:visited-style-name="Visited_20_Internet_20_Link">
1682354736-90...</text:a>
"]</text:p>
      <text:p text:style-name="P4">
Tags: ['Енергетика', 'Норвегія', 'Україна']</text:p>
      <text:p text:style-name="P4">
Type: Article</text:p>
      <!--METADATA-->
      <text:p text:style-name="P4">
<draw:frame draw:style-name="fr1" draw:name="Image147" text:anchor-type="as-char" svg:width="6.9236in" svg:height="3.956343in" draw:z-index="0">
<draw:image xlink:href="../Images/yкринформ/2023-04-24T19-47-29-03-00/630_360_1682354743-904.jpg" xlink:type="simple" xlink:show="embed" xlink:actuate="onLoad" draw:mime-type="image/jpeg"/>
</draw:frame>
 Норвезькакомпанія «зеленої» енергетики Scatec планує допомогти Україні із забезпеченняменергетичної стійкості.</text:p>
      <text:p text:style-name="P4">
Про це йшлося під час зустрічі заступника міністра енергетики ЯрославаДемченкова з керівництвом норвезької компанії Scatec, повідомляє Укрінформ ізпосиланням на <text:a xlink:type="simple" xlink:href="http://mev.gov.ua/novyna/minenerho-ta-norvezka-kompaniya-zelenoyi-enerhetyky-scatec-obhovoryly-potentsial-rozvytku" text:style-name="Internet_20_link" text:visited-style-name="Visited_20_Internet_20_Link">
 </text:a>
 .</text:p>
      <text:p text:style-name="P4">
«Відбудова України після нашої перемоги супроводжуватиметься впровадженнямнових «зелених» технологій в енергосистемі. Цього очікують наші партнери, і мибачимо значну зацікавленість від міжнародних компаній до цього процесу. Усірозуміють, що енергетичний перехід України потребуватиме не лише відповіднихринкових умов, а й технологій, фінансів та потужностей вироблення та вчасногопостачання обладнання», - сказав Демченков.</text:p>
      <text:p text:style-name="P4">
<draw:frame draw:style-name="fr1" draw:name="Image148" text:anchor-type="as-char" svg:width="6.9236in" svg:height="4.611226in" draw:z-index="0">
<draw:image xlink:href="../Images/yкринформ/2023-04-24T19-47-29-03-00/1682354736-907.jpg" xlink:type="simple" xlink:show="embed" xlink:actuate="onLoad" draw:mime-type="image/jpeg"/>
</draw:frame>
</text:p>
      <text:p text:style-name="P4">
Зазначається, що представники компанії Scatec під час зустрічі розповіли проможливості мобільної технології сонячних станцій з батареями, які могли б бутикорисними для українських промислових споживачів.</text:p>
      <text:p text:style-name="P4">
Крім того, компанія сподівається на ефективну роботу, щоб допомогти Україні зенергетичною стійкістю.</text:p>
      <text:p text:style-name="P4">
Демченков запросив норвезьку компанію до співпраці в реформуванніенергетичного законодавства України, враховуючи досвід підготовки, запуску тареалізації в Україні реального проєкту.</text:p>
      <text:p text:style-name="P4">
«Коли ми говоримо про відновлення енергосектору, насамперед думаємо про прихіддо нашої країни потужних інвесторів та підготовку проєктів з розвитку сталоїгенерації, сучасних мереж та розширення енергетичних коридорів», - додавзаступник міністра.</text:p>
      <text:p text:style-name="P4">
<text:span text:style-name="T4">
Читайте також:</text:span>
 <text:a xlink:type="simple" xlink:href="https://www.ukrinform.ua/rubric-vidbudova/3697693-litovska-ignitis-group-spramuvala-12-miljoniv-evro-na-pidtrimku-energosektoru-ukraini.html" text:style-name="Internet_20_link" text:visited-style-name="Visited_20_Internet_20_Link">
 </text:a>
</text:p>
      <text:p text:style-name="P4">
Як повідомлялося, Scatec володіє та експлуатує 336 МВт сонячних електростанційпо всій Україні. Глобально Scatec має портфель із сонячних, вітрових ігідроелектростанцій потужністю 4,6 ГВт, які діють чи перебувають на стадіїрозроблення.</text:p>
      <text:p text:style-name="P4">
<text:span text:style-name="T5">
Фото: Міненерго</text:span>
</text:p>
      <text:p text:style-name="P4">
Source: <text:a xlink:type="simple" xlink:href="https://www.ukrinform.ua/rubric-economy/3700134-norvezka-scatec-zacikavlena-u-zmicnenni-energeticnoi-stijkosti-ukraini.html" text:style-name="Internet_20_link" text:visited-style-name="Visited_20_Internet_20_Link">
https://www.ukrinform.ua/rubric-economy/3700134-norvezka-scatec-zacikavlena-u-zmicnenni-energeticnoi-stijkosti-ukraini.html</text:a>
</text:p>
      <!--NEWS-->
      <text:h text:style-name="P10" text:outline-level="1">
<text:span text:style-name="T4">
Спікер ВР закликав голів парламентів ЄС підтримати українську формулу миру</text:span>
</text:h>
      <text:p text:style-name="P4">
Authors: Ukrinform (Person)</text:p>
      <text:p text:style-name="P4">
Publisher: Укринформ (Organization)</text:p>
      <text:p text:style-name="P4">
Published Time: 2023-04-24T19:48:51+03:00</text:p>
      <text:p text:style-name="P4">
Modified Time: 2023-04-24T19:48:51+03:00</text:p>
      <text:p text:style-name="P4">
Description: Голова Верховної Ради Руслан Стефанчук закликав голів парламентів Європейського Союзу підтримати українську формулу миру. — Укрінформ.</text:p>
      <text:p text:style-name="P4">
Images: ["<text:a xlink:type="simple" xlink:href="https://static.ukrinform.com/photos/2023_04/thumb_files/630_360_1682354838-281.jpg" text:style-name="Internet_20_link" text:visited-style-name="Visited_20_Internet_20_Link">
630_360_16823...</text:a>
"]</text:p>
      <text:p text:style-name="P4">
Tags: ['Євросоюз', 'Стефанчук', 'Війна з росією', 'Формула миру']</text:p>
      <text:p text:style-name="P4">
Type: Article</text:p>
      <!--METADATA-->
      <text:p text:style-name="P4">
<draw:frame draw:style-name="fr1" draw:name="Image149" text:anchor-type="as-char" svg:width="6.9236in" svg:height="3.956343in" draw:z-index="0">
<draw:image xlink:href="../Images/yкринформ/2023-04-24T19-48-51-03-00/630_360_1682354838-281.jpg" xlink:type="simple" xlink:show="embed" xlink:actuate="onLoad" draw:mime-type="image/jpeg"/>
</draw:frame>
 ГоловаВерховної Ради Руслан Стефанчук закликав голів парламентів Європейського Союзупідтримати українську формулу миру.</text:p>
      <text:p text:style-name="P4">
З таким закликом він виступив під час Конференції спікерів парламентів країн-членів Європейською Союзу в Празі, повідомляє кореспондент Укрінформу.</text:p>
      <text:p text:style-name="P4">
"Війна щоденно забирає життя українців, руйнує їхні оселі, позбавляє насжиттєво необхідної інфраструктури", - зазначив Стефанчук.</text:p>
      <text:p text:style-name="P4">
Голова ВР подякував за безпрецедентну допомогу <text:a xlink:type="simple" xlink:href="https://www.ukrinform.ua/tag-evrosouz" text:style-name="Internet_20_link" text:visited-style-name="Visited_20_Internet_20_Link">
</text:a>
 .</text:p>
      <text:p text:style-name="P4">
"Ті фінансові, логістичні, правові рішення, які були ухвалені задля допомогиУкраїні, є, без перебільшення, життєдайними. Ми вдячні і завжди пам’ятатимемопро це", - додав він.</text:p>
      <text:p text:style-name="P4">
<text:span text:style-name="T4">
Читайте також:</text:span>
 <text:a xlink:type="simple" xlink:href="https://www.ukrinform.ua/rubric-polytics/3700096-stefancuk-zaprosiv-vidvidati-ukrainu-vsih-hto-dosi-sumnivaetsa-v-neobhidnosti-tribunalu-dla-rf.html" text:style-name="Internet_20_link" text:visited-style-name="Visited_20_Internet_20_Link">
 <text:span text:style-name="T4">
Стефанчук</text:span>
 </text:a>
</text:p>
      <text:p text:style-name="P4">
Стефанчук зауважив, що навіть в умовах війни Україна мріє про мир, проповернення до спокійного життя і відбудову звільнених від ворога територій.</text:p>
      <text:p text:style-name="P4">
"Саме з цією метою Президент України Володимир Зеленський запропонував світуформулу миру, яку я прошу вас і очолювані вами парламенти підтримати як уцілому, так і окремі її сегменти", - звернувся спікер українського парламенту.</text:p>
      <text:p text:style-name="P4">
<text:span text:style-name="T4">
Читайте також:</text:span>
 <text:a xlink:type="simple" xlink:href="https://www.ukrinform.ua/rubric-society/3700107-stefancuk-zaklikav-goliv-parlamentiv-krain-es-viznati-golodomor-genocidom.html" text:style-name="Internet_20_link" text:visited-style-name="Visited_20_Internet_20_Link">
 <text:span text:style-name="T4">
Стефанчук</text:span>
 </text:a>
</text:p>
      <text:p text:style-name="P4">
Він наголосив, що спільними зусиллями розвиток цієї ініціативи парламентамиможе суттєво скоротити шлях до припинення війни і встановлення справедливогомиру.</text:p>
      <text:p text:style-name="P4">
Як повідомлялося, мирний план, запропонований Президентом ВолодимиромЗеленським, містить пропозицію щодо укладення так званого Київського компакту- угоди, що передбачає міжнародні гарантії безпеки та зобов’язання іззабезпечення обороноздатності України на рівні, що є достатнім для стримуваннята для оборони від російської агресії у майбутньому.</text:p>
      <text:p text:style-name="P4">
<text:span text:style-name="T5">
Фото: Руслан Стефанчук, Фейсбук</text:span>
</text:p>
      <text:p text:style-name="P4">
Source: <text:a xlink:type="simple" xlink:href="https://www.ukrinform.ua/rubric-polytics/3700135-spiker-vr-zaklikav-goliv-parlamentiv-es-pidtrimati-ukrainsku-formulu-miru.html" text:style-name="Internet_20_link" text:visited-style-name="Visited_20_Internet_20_Link">
https://www.ukrinform.ua/rubric-polytics/3700135-spiker-vr-zaklikav-goliv-parlamentiv-es-pidtrimati-ukrainsku-formulu-miru.html</text:a>
</text:p>
      <!--NEWS-->
      <text:h text:style-name="P10" text:outline-level="1">
<text:span text:style-name="T4">
Литва висловила КНР протест через скандальну заяву посла про статус пострадянських країн</text:span>
</text:h>
      <text:p text:style-name="P4">
Authors: Ukrinform (Person)</text:p>
      <text:p text:style-name="P4">
Publisher: Укринформ (Organization)</text:p>
      <text:p text:style-name="P4">
Published Time: 2023-04-24T19:54:11+03:00</text:p>
      <text:p text:style-name="P4">
Modified Time: 2023-04-24T19:54:11+03:00</text:p>
      <text:p text:style-name="P4">
Description: Влада Литви викликала повіреного у справах посольства Китаю у Вільнюсі Цю Байхуа до МЗС. Йому висловили рішучий протест проти позиції, висловленої послом Китаю у Франції, згідно з якою так звані країни колишнього СРСР не мають фактичного статусу в міжнародному праві. — Укрінформ.</text:p>
      <text:p text:style-name="P4">
Images: ["<text:a xlink:type="simple" xlink:href="https://static.ukrinform.com/photos/2022_02/thumb_files/630_360_1644938341-179.jpg" text:style-name="Internet_20_link" text:visited-style-name="Visited_20_Internet_20_Link">
630_360_16449...</text:a>
"]</text:p>
      <text:p text:style-name="P4">
Tags: ['Китай', 'Литва', 'СРСР', 'Нота протесту']</text:p>
      <text:p text:style-name="P4">
Type: Article</text:p>
      <!--METADATA-->
      <text:p text:style-name="P4">
<draw:frame draw:style-name="fr1" draw:name="Image150" text:anchor-type="as-char" svg:width="6.9236in" svg:height="3.956343in" draw:z-index="0">
<draw:image xlink:href="../Images/yкринформ/2023-04-24T19-54-11-03-00/630_360_1644938341-179.jpg" xlink:type="simple" xlink:show="embed" xlink:actuate="onLoad" draw:mime-type="image/jpeg"/>
</draw:frame>
 ВладаЛитви викликала повіреного у справах посольства Китаю у Вільнюсі Цю Байхуа доМЗС. Йому висловили рішучий протест проти позиції, висловленої послом Китаю уФранції, згідно з якою так звані країни колишнього СРСР не мають фактичногостатусу в міжнародному праві.</text:p>
      <text:p text:style-name="P4">
Як передає Укрінформ, про це повідомляється на <text:a xlink:type="simple" xlink:href="https://www.urm.lt/default/en/news/lithuanias-foreign-ministry-protests-over-a-statement-by-the-chinese-ambassador-to-france" text:style-name="Internet_20_link" text:visited-style-name="Visited_20_Internet_20_Link">
</text:a>
 МЗС Литви.</text:p>
      <text:p text:style-name="P4">
"24 квітня Міністерство закордонних справ Литви викликало тимчасовогоповіреного у справах Китаю Цюй Байхуа та висловило рішучий протест у зв’язкуіз заявою посла <text:a xlink:type="simple" xlink:href="https://www.ukrinform.ua/tag-kitaj" text:style-name="Internet_20_link" text:visited-style-name="Visited_20_Internet_20_Link">
 </text:a>
 у Франції від 22квітня про те, що так звані колишні радянські країни не мають фактичногостатусу в міжнародному праві.</text:p>
      <text:p text:style-name="P4">
У МЗС наголосили, що три країни Балтії були незаконно окуповані. Право невиникає з несправедливості (ex injuria jus non oritur) — це принципміжнародного права, згідно з яким припинення незаконної радянської окупаціїозначало спадкоємність балтійської державності. Зауваження китайського посласпотворює історію країн Балтії та інших країн.</text:p>
      <text:p text:style-name="P4">
Це також підриває положення Спільного комюніке про встановлення дипломатичнихвідносин між Китайською Народною Республікою та Литовською Республікою від 14вересня 1991 року.</text:p>
      <text:p text:style-name="P4">
У дипломатичній ноті наголошується, що сумнів китайського посла в тому, щоКрим є Україною, неприйнятний. У 1991 році вся міжнародна спільнота, включно зКитайською Народною Республікою, визнало Україну в її кордонах та Крим як їїневід’ємну частину.</text:p>
      <text:p text:style-name="P4">
Крим є і завжди буде частиною України, йдеться у заяві.</text:p>
      <text:p text:style-name="P4">
<text:span text:style-name="T4">
Читайте також:</text:span>
 <text:a xlink:type="simple" xlink:href="https://www.ukrinform.ua/rubric-world/3699928-u-moldovi-nazvali-neprijnatnou-zaavu-posla-kitau-sodo-suverenitetu-postradanskih-krain.html" text:style-name="Internet_20_link" text:visited-style-name="Visited_20_Internet_20_Link">
 </text:a>
</text:p>
      <text:p text:style-name="P4">
Як повідомлялося, раніше китайський посол у Франції Лу Шає заявив, що країни,які колись були республіками у складі СРСР, «не мають ефективного статусу вміжнародному праві», оскільки відповідна міжнародна угода, яка б ратифікувалаїхній статус, на його думку, відсутня.</text:p>
      <text:p text:style-name="P4">
Офіційний представник Китаю також згадав про окупований росією Крим,зазначивши, що у цьому випадку все залежить від того, «з якої точки зорусприймати проблему» та що «все не так просто», а півострів «спочатку бувросійським».</text:p>
      <text:p text:style-name="P4">
Посол України у Франції Вадим Омельченко у відповідь припустив, що Лу Шає маєпроблеми з географією, та нагадав, що такі заяви суперечать офіційній позиціїКитаю.</text:p>
      <text:p text:style-name="P4">
Source: <text:a xlink:type="simple" xlink:href="https://www.ukrinform.ua/rubric-world/3700139-litva-vislovila-knr-protest-cerez-skandalnu-zaavu-posla-pro-status-postradanskih-krain.html" text:style-name="Internet_20_link" text:visited-style-name="Visited_20_Internet_20_Link">
https://www.ukrinform.ua/rubric-world/3700139-litva-vislovila-knr-protest-cerez-skandalnu-zaavu-posla-pro-status-postradanskih-krain.html</text:a>
</text:p>
      <!--NEWS-->
      <text:h text:style-name="P10" text:outline-level="1">
<text:span text:style-name="T4">
Зеленський: Уже готуємо нашу енергетику до наступної зими</text:span>
</text:h>
      <text:p text:style-name="P4">
Authors: Ukrinform (Person)</text:p>
      <text:p text:style-name="P4">
Publisher: Укринформ (Organization)</text:p>
      <text:p text:style-name="P4">
Published Time: 2023-04-24T19:59:38+03:00</text:p>
      <text:p text:style-name="P4">
Modified Time: 2023-04-24T19:59:38+03:00</text:p>
      <text:p text:style-name="P4">
Description: Україна вже готує енергетичну систему до наступної зими. — Укрінформ.</text:p>
      <text:p text:style-name="P4">
Images: ["<text:a xlink:type="simple" xlink:href="https://static.ukrinform.com/photos/2023_04/thumb_files/630_360_1682355440-145.png" text:style-name="Internet_20_link" text:visited-style-name="Visited_20_Internet_20_Link">
630_360_16823...</text:a>
"]</text:p>
      <text:p text:style-name="P4">
Tags: ['Енергетика', 'Звернення', 'Зеленський']</text:p>
      <text:p text:style-name="P4">
Type: Article</text:p>
      <!--METADATA-->
      <text:p text:style-name="P4">
<draw:frame draw:style-name="fr1" draw:name="Image151" text:anchor-type="as-char" svg:width="6.9236in" svg:height="3.956343in" draw:z-index="0">
<draw:image xlink:href="../Images/yкринформ/2023-04-24T19-59-38-03-00/630_360_1682355440-145.png" xlink:type="simple" xlink:show="embed" xlink:actuate="onLoad" draw:mime-type="image/png"/>
</draw:frame>
 Українавже готує енергетичну систему до наступної зими.</text:p>
      <text:p text:style-name="P4">
Про це заявив у відеозверненні Президент України Володимир Зеленський, передаєУкрінформ з посиланням на <text:a xlink:type="simple" xlink:href="https://www.president.gov.ua/news/uzhe-gotuyemo-nashu-energetiku-do-nastupnoyi-zimi-zvernennya-82465" text:style-name="Internet_20_link" text:visited-style-name="Visited_20_Internet_20_Link">
 </text:a>
 .</text:p>
      <text:p text:style-name="P4">
_Відео:<text:a xlink:type="simple" xlink:href="https://t.me/OP_UA/9319" text:style-name="Internet_20_link" text:visited-style-name="Visited_20_Internet_20_Link">
 </text:a>
 _</text:p>
      <text:p text:style-name="P4">
_<text:span text:style-name="T4">
Бажаю здоровʼя, шановні українці!</text:span>
 _</text:p>
      <text:p text:style-name="P4">
Повернувся до Києва із відрядження в Житомир, фактично увесь день працювалитам.</text:p>
      <text:p text:style-name="P4">
Спочатку – візит пані Премʼєр-міністра Естонії Каї Каллас. Переговори,підписання Спільної декларації. Я вдячний пані Премʼєр-міністру та всьомународу Естонії за чітку й незмінну підтримку нашого руху у Європейський Союз,у НАТО – відповідні пункти щодо Альянсу є в декларації.</text:p>
      <text:p text:style-name="P4">
Сьогодні найбільше уваги приділили оборонним питанням, і це зрозуміло. Естоніясеред тих, чия допомога нашій обороні найшвидша і найбільша, якщо подивитисяна співвідношення обсягу допомоги та ВВП країни. Це стосується і гармат длянашої артилерії, і снарядів, і зброї для наших зенітників… Багато аспектів.</text:p>
      <text:p text:style-name="P4">
Обговорили й рішення щодо зброї та амуніції, які досі на реалізації в іншихнаших партнерів у Євросоюзі. Той випадок, коли від швидкості постачання, відвиконання вже ухвалених рішень, безпосередньо залежить життя людей. Я дякуюЕстонії за готовність сприяти у відповідній комунікації з іншими партнерами.</text:p>
      <text:p text:style-name="P4">
Житомир був обраний майданчиком для наших переговорів невипадково. Саме уЖитомирській області реалізовано проект відбудови, який дає Естонії першість –першість у тому, як швидко реалізовується те, про що домовилися. В містіОвручі Житомирської області до 1 червня має завершитися відбудова дитячогосадочка – з допомогою Естонії. Цей проект буде додатково розширений. Є й іншіпроекти з відбудови – упевнений, усе реалізуємо.</text:p>
      <text:p text:style-name="P4">
Було дуже приємно побувати в Житомирській політехніці – поспілкуватися зістудентами університету. Класний університет – відчувається, що справді дбаютьпро студентів. Дбають про Україну – з урахуванням того, як університет готуєдля країни різних фахівців.</text:p>
      <text:p text:style-name="P4">
Дякую кожному й кожній, хто був на зустрічі в політехніці, хто ставив питанняі хто щиро реагував на відповіді. Хороше, енергійне спілкування. Саме це мивиборюємо зараз для всієї України – щоб усі наші діти, усі українські студентий студентки в кожній частині нашої держави могли почуватися вільно,насолоджуватися свободою, здобувати освіту й реалізовувати себе в житті так,як вони цього хочуть. І це буде. Україна захистить свою свободу.</text:p>
      <text:p text:style-name="P4">
Провів у Житомирі й спеціальну координаційну нараду з усіма, хто відповідає заобласть. Детально розглянули безпеку, економічну та соціальну ситуацію вобласті. Є рішення, зокрема щодо відновлення енергетики після російськихударів. І вже готуємо нашу енергетику до наступної зими.</text:p>
      <text:p text:style-name="P4">
Також є рішення щодо освітньої інфраструктури – у нараді сьогодні взяв участьміністр освіти і науки. Звичайно, допоможемо нашим регіонам, і Житомирщинізокрема, зі шкільними автобусами.</text:p>
      <text:p text:style-name="P4">
Окрему увагу приділили кордону. Була доповідь керівника Житомирської обласноївійськової адміністрації та голови Держприкордонслужби. Захист, облаштуваннякордону, ситуація загалом. Дякую всім, хто забезпечує нам цю міцність нашогодержавного кордону.</text:p>
      <text:p text:style-name="P4">
І, до речі, хочу відзначити сьогодні наших воїнів-прикордонників – тих, хторазом з усіма силами оборони нашої держави захищає Україну на передовій. Є защо подякувати. Луганський і Краматорський прикордонні загони – дякую вам,воїни, за стійкість у Бахмуті! Луцький прикордонний загін – дякую вам, хлопці,за вашу силу на Авдіївському напрямку! Херсонський і Бердянський прикордоннізагони – дякую за успішне виконання завдань на півдні нашої держави. Всімолодці!</text:p>
      <text:p text:style-name="P4">
Слава всім нашим воїнам, хто зараз у бою, на бойових постах, на бойовихзавданнях!</text:p>
      <text:p text:style-name="P4">
Дякую всім, хто допомагає Україні захищатися від російського зла!</text:p>
      <text:p text:style-name="P4">
Дякую Житомиру за сьогоднішній день.</text:p>
      <text:p text:style-name="P4">
_<text:span text:style-name="T4">
Слава Україні!</text:span>
 _</text:p>
      <text:p text:style-name="P4">
<text:span text:style-name="T5">
Фото: ОП</text:span>
</text:p>
      <text:p text:style-name="P4">
Source: <text:a xlink:type="simple" xlink:href="https://www.ukrinform.ua/rubric-polytics/3700140-zelenskij-uze-gotuemo-nasu-energetiku-do-nastupnoi-zimi.html" text:style-name="Internet_20_link" text:visited-style-name="Visited_20_Internet_20_Link">
https://www.ukrinform.ua/rubric-polytics/3700140-zelenskij-uze-gotuemo-nasu-energetiku-do-nastupnoi-zimi.html</text:a>
</text:p>
      <!--NEWS-->
      <text:h text:style-name="P10" text:outline-level="1">
<text:span text:style-name="T4">
ЄС має підтримувати Україну та визначатися, як будувати відносини з рф — глава парламенту Чехії</text:span>
</text:h>
      <text:p text:style-name="P4">
Authors: Ukrinform (Person)</text:p>
      <text:p text:style-name="P4">
Publisher: Укринформ (Organization)</text:p>
      <text:p text:style-name="P4">
Published Time: 2023-04-24T20:03:45+03:00</text:p>
      <text:p text:style-name="P4">
Modified Time: 2023-04-24T20:03:45+03:00</text:p>
      <text:p text:style-name="P4">
Description: Європейський Союз має підтримати Україну на шляху євроінтеграції, допомогти їй зброєю здобути перемогу і водночас вже визначатися з майбутніми відносинами з росією. — Укрінформ.</text:p>
      <text:p text:style-name="P4">
Images: ["<text:a xlink:type="simple" xlink:href="https://static.ukrinform.com/photos/2023_04/thumb_files/630_360_1682345587-493.jpg" text:style-name="Internet_20_link" text:visited-style-name="Visited_20_Internet_20_Link">
630_360_16823...</text:a>
"]</text:p>
      <text:p text:style-name="P4">
Tags: ['Чехія', 'Парламент', 'Україна', 'Війна з росією']</text:p>
      <text:p text:style-name="P4">
Type: Article</text:p>
      <!--METADATA-->
      <text:p text:style-name="P4">
<draw:frame draw:style-name="fr1" draw:name="Image152" text:anchor-type="as-char" svg:width="6.9236in" svg:height="3.956343in" draw:z-index="0">
<draw:image xlink:href="../Images/yкринформ/2023-04-24T20-03-45-03-00/630_360_1682345587-493.jpg" xlink:type="simple" xlink:show="embed" xlink:actuate="onLoad" draw:mime-type="image/jpeg"/>
</draw:frame>
Європейський Союз має підтримати Україну на шляху євроінтеграції, допомогти їйзброєю здобути перемогу і водночас вже визначатися з майбутніми відносинами зросією.</text:p>
      <text:p text:style-name="P4">
Такі пріоритети назвала спікерка парламенту Чеської Республіки МаркетаПекарова Адамова під час виступу на зустрічі спікерів парламентів країн ЄС уПразі 24 квітня, повідомляє кореспондент Укрінформу.</text:p>
      <text:p text:style-name="P4">
«Треба використати надзвичайний історичний момент і насправді відчинити дверітим, хто відчуває потребу бути частиною демократичної родини європейськихнародів», - підкреслила Пекарова Адамова.</text:p>
      <text:p text:style-name="P4">
Вона заявила, що доля війни вирішуватиметься на полі бою, «тому требаоднозначно відкинути тези, що наданням зброї країні, на яку напали, ми простопідливаємо масла у вогонь». «Навпаки… говорити про мир можна лише з позиціїсили, отже, надання зброї є умовою для цього», - наголосила вона.</text:p>
      <text:p text:style-name="P4">
На переконання спікерки парламенту Чехії, не можна розраховувати на вирішенняконфлікту шляхом домовленості з <text:a xlink:type="simple" xlink:href="https://www.ukrinform.ua/tag-rosia" text:style-name="Internet_20_link" text:visited-style-name="Visited_20_Internet_20_Link">
 </text:a>
 наумовах передачі їй якоїсь частини української території.</text:p>
      <text:p text:style-name="P4">
Окремо вона наголосила на відсутності поки що чіткого розуміння середєвропейців, які відносини Європа хоче мати з росією після завершення війни,після її поразки в цій війні.</text:p>
      <text:p text:style-name="P4">
Вона також підкреслила, що не можна допустити перемоги диктатури та брутальноїсили, це лише спонукатиме до дій інших агресорів.</text:p>
      <text:p text:style-name="P4">
Спікерка також звернула увагу на виклики та загрози, які стоять перед країнамиЄС попереду. Серед них - внутрішній екстремізм, що є наслідком поляризаціїсуспільств. Демагогія і свідома поляризація з боку опозицій є дуженебезпечною, зокрема, вони створюють добру основу для ворожої пропаганди такампаній з дезінформацій, попередила голова чеського парламенту.</text:p>
      <text:p text:style-name="P4">
<text:span text:style-name="T4">
Читайте також:</text:span>
 <text:a xlink:type="simple" xlink:href="https://www.ukrinform.ua/rubric-polytics/3700096-stefancuk-zaprosiv-vidvidati-ukrainu-vsih-hto-dosi-sumnivaetsa-v-neobhidnosti-tribunalu-dla-rf.html" text:style-name="Internet_20_link" text:visited-style-name="Visited_20_Internet_20_Link">
 <text:span text:style-name="T4">
Стефанчук</text:span>
 </text:a>
</text:p>
      <text:p text:style-name="P4">
Як повідомлялося, головна тема дводенної зустрічі спікерів парламентів країнЄС – російська агресія проти України та реакція ЄС на неї, боротьба здезінформацією і співпраця демократій.</text:p>
      <text:p text:style-name="P4">
Участь у дводенному заході бере Голова Верховної Ради України РусланСтефанчук.</text:p>
      <text:p text:style-name="P4">
Source: <text:a xlink:type="simple" xlink:href="https://www.ukrinform.ua/rubric-polytics/3700142-es-mae-pidtrimuvati-ukrainu-ta-viznacatisa-ak-buduvati-vidnosini-z-rf-glava-parlamentu-cehii.html" text:style-name="Internet_20_link" text:visited-style-name="Visited_20_Internet_20_Link">
https://www.ukrinform.ua/rubric-polytics/3700142-es-mae-pidtrimuvati-ukrainu-ta-viznacatisa-ak-buduvati-vidnosini-z-rf-glava-parlamentu-cehii.html</text:a>
</text:p>
      <!--NEWS-->
      <text:h text:style-name="P10" text:outline-level="1">
<text:span text:style-name="T4">
Зеленський і прем’єрка Естонії поспілкувалися зі студентами Житомирської політехніки</text:span>
</text:h>
      <text:p text:style-name="P4">
Authors: Ukrinform (Person)</text:p>
      <text:p text:style-name="P4">
Publisher: Укринформ (Organization)</text:p>
      <text:p text:style-name="P4">
Published Time: 2023-04-24T20:07:47+03:00</text:p>
      <text:p text:style-name="P4">
Modified Time: 2023-04-24T20:07:47+03:00</text:p>
      <text:p text:style-name="P4">
Description: Президент Володимир Зеленський і Прем’єр-міністр Естонської Республіки Кая Каллас відвідали Державний університет «Житомирська політехніка» та поспілкувалися зі студентською спільнотою. — Укрінформ.</text:p>
      <text:p text:style-name="P4">
Images: ["<text:a xlink:type="simple" xlink:href="https://static.ukrinform.com/photos/2023_04/thumb_files/630_360_1682355934-936.jpeg" text:style-name="Internet_20_link" text:visited-style-name="Visited_20_Internet_20_Link">
630_360_16823...</text:a>
", "<text:a xlink:type="simple" xlink:href="https://static.ukrinform.com/photos/2023_04/1682355939-382.jpeg" text:style-name="Internet_20_link" text:visited-style-name="Visited_20_Internet_20_Link">
1682355939-38...</text:a>
", "<text:a xlink:type="simple" xlink:href="https://static.ukrinform.com/photos/2023_04/1682355919-685.jpeg" text:style-name="Internet_20_link" text:visited-style-name="Visited_20_Internet_20_Link">
1682355919-68...</text:a>
", "<text:a xlink:type="simple" xlink:href="https://static.ukrinform.com/photos/2023_04/1682355923-286.jpeg" text:style-name="Internet_20_link" text:visited-style-name="Visited_20_Internet_20_Link">
1682355923-28...</text:a>
"]</text:p>
      <text:p text:style-name="P4">
Tags: ['Естонія', "Прем'єр", 'Житомир', 'Студент', 'Зеленський']</text:p>
      <text:p text:style-name="P4">
Type: Article</text:p>
      <!--METADATA-->
      <text:p text:style-name="P4">
<draw:frame draw:style-name="fr1" draw:name="Image153" text:anchor-type="as-char" svg:width="6.9236in" svg:height="3.956343in" draw:z-index="0">
<draw:image xlink:href="../Images/yкринформ/2023-04-24T20-07-47-03-00/630_360_1682355934-936.jpeg" xlink:type="simple" xlink:show="embed" xlink:actuate="onLoad" draw:mime-type="image/jpeg"/>
</draw:frame>
 ПрезидентВолодимир Зеленський і Прем’єр-міністр Естонської Республіки Кая Калласвідвідали Державний університет «Житомирська політехніка» та поспілкувалися зістудентською спільнотою.</text:p>
      <text:p text:style-name="P4">
Глава держави й очільниця уряду Естонії оглянули лабораторії телекомунікацій,радіозв’язку, робототехніки, кібербезпеки, діджиталізації та гірничо-екологічну лабораторію, повідомляє Укрінформ із посиланням на <text:a xlink:type="simple" xlink:href="https://www.president.gov.ua/news/prezident-ukrayini-i-golova-uryadu-estoniyi-vidvidali-zhitom-82461" text:style-name="Internet_20_link" text:visited-style-name="Visited_20_Internet_20_Link">
</text:a>
 .</text:p>
      <text:p text:style-name="P4">
За словами Президента, деякі розробки знадобляться у повоєнному житті в мирнійУкраїні.</text:p>
      <text:p text:style-name="P4">
Зеленський і Каллас поспілкувалися зі студентами та відповіли на їхнізапитання.</text:p>
      <text:p text:style-name="P4">
<text:span text:style-name="T5">
Відео: Офіс Президента</text:span>
</text:p>
      <text:p text:style-name="P4">
Глава держави зазначив, що завжди радий зустрічам зі студентами, адже це даєзмогу побачити, яким буде майбутнє України.</text:p>
      <text:p text:style-name="P4">
«Бачу, що розумне, симпатичне й потужне – таке, як і наша держава», – сказавЗеленський.</text:p>
      <text:p text:style-name="P4">
<text:span text:style-name="T4">
Читайте також:</text:span>
 <text:a xlink:type="simple" xlink:href="https://www.ukrinform.ua/rubric-polytics/3700062-clenstvo-ukraini-v-nato-i-garantii-bezpeki-zelenskij-i-kallas-pidpisali-deklaraciu.html" text:style-name="Internet_20_link" text:visited-style-name="Visited_20_Internet_20_Link">
 <text:span text:style-name="T4">
Каллас</text:span>
 </text:a>
</text:p>
      <text:p text:style-name="P4">
Відповідаючи на запитання студентів, він наголосив, що освіта в останні рокизіткнулася з низкою викликів, найсерйозніший із яких – війна. Але ще допочатку повномасштабного вторгнення росії, за часів пандемії COVID-19,освітній простір України зміг переформатуватися, щоб пристосуватися довикликів.</text:p>
      <text:p text:style-name="P4">
<draw:frame draw:style-name="fr1" draw:name="Image154" text:anchor-type="as-char" svg:width="6.9236in" svg:height="4.617948in" draw:z-index="0">
<draw:image xlink:href="../Images/yкринформ/2023-04-24T20-07-47-03-00/1682355939-382.jpeg" xlink:type="simple" xlink:show="embed" xlink:actuate="onLoad" draw:mime-type="image/jpeg"/>
</draw:frame>
</text:p>
      <text:p text:style-name="P4">
«Освіта – важливий соціальний простір, де необхідно спілкуватися, разом щосьвигадувати й любити одне одного, що також дуже важливо. Бо з народженням ідеїнароджується держава, а ідеї, я вважаю, народжуються у спілкуванні, в діалозі.Тобто люди повинні мати контакт між собою. Онлайн-освіта почалася з ковідом, ізараз бачимо крутий цифровий прогрес у нашій державі», - сказав Президент.</text:p>
      <text:p text:style-name="P4">
Він нагадав, що цифровізація допомогла освіті в часи пандемії й дала змогуадаптуватися до умов війни.</text:p>
      <text:p text:style-name="P4">
Водночас глава держави підкреслив, що онлайн-навчання – це вимушений крок вумовах воєнного стану, адже діти мають ходити до школи, спілкуватися між собоюта з учителями.</text:p>
      <text:p text:style-name="P4">
«Тому цей момент – як повернутися до звичайного життя – і буде викликом. Тутбудуть потрібні різні програми адаптації дітей до звичайного життя», –зауважив він.</text:p>
      <text:p text:style-name="P4">
<draw:frame draw:style-name="fr1" draw:name="Image155" text:anchor-type="as-char" svg:width="6.9236in" svg:height="4.617948in" draw:z-index="0">
<draw:image xlink:href="../Images/yкринформ/2023-04-24T20-07-47-03-00/1682355919-685.jpeg" xlink:type="simple" xlink:show="embed" xlink:actuate="onLoad" draw:mime-type="image/jpeg"/>
</draw:frame>
</text:p>
      <text:p text:style-name="P4">
Розповідаючи про свої мрії, Зеленський висловив думку, що сьогодні нашудержаву об’єднує спільна мрія, яка дала змогу протистояти сильному ворогу.</text:p>
      <text:p text:style-name="P4">
«Мрії в нас абсолютно звичайні, але прагматичні для України і, як виявилося,для всього світу. Мрія – перемогти. Мрія – відбудувати нашу державу», –зазначив Президент, додавши: «Я хотів би, щоб ми повернулися на всі нашітериторії. Відбудувати, пишатися нашою державою».</text:p>
      <text:p text:style-name="P4">
За словами глави держави, Україна зараз здійснює найголовнішу реформу –реформу безпеки у світі.</text:p>
      <text:p text:style-name="P4">
<text:span text:style-name="T4">
Читайте також:</text:span>
 <text:a xlink:type="simple" xlink:href="https://www.ukrinform.ua/rubric-vidbudova/3700033-estonia-stala-persou-derzavou-aka-pocala-prakticne-vidnovlenna-ukraini-zelenskij.html" text:style-name="Internet_20_link" text:visited-style-name="Visited_20_Internet_20_Link">
 </text:a>
</text:p>
      <text:p text:style-name="P4">
«Якщо ми поставимо агресора на місце, то, думаю, це буде правильний прикладусім іншим агресорам, щоб не починати будь-яких агресій у світі… Тому моя мрія– щоб потім Україна посіла своє гідне місце в інфраструктурі безпеки світу,Європи, де б враховувалася наша думка. Тому що ми багато зробили завдякипотужності наших людей», – переконаний Зеленський.</text:p>
      <text:p text:style-name="P4">
Президент зауважив, що український досвід і знання є цінними для світу, таакцентував, що місце України – у Європейському Союзі та НАТО.</text:p>
      <text:p text:style-name="P4">
Своєю чергою Прем’єр-міністр Естонії зазначила, що на шляху до членства уЄвросоюзі її країна пройшла важкий шлях реформ і консолідації політичних сил.За її словами, Україна прагне приєднатися до ЄС і проводить необхідні реформи,зокрема у сфері боротьби з корупцією та побудови вільного ринку.</text:p>
      <text:p text:style-name="P4">
<draw:frame draw:style-name="fr1" draw:name="Image156" text:anchor-type="as-char" svg:width="6.9236in" svg:height="4.617948in" draw:z-index="0">
<draw:image xlink:href="../Images/yкринформ/2023-04-24T20-07-47-03-00/1682355923-286.jpeg" xlink:type="simple" xlink:show="embed" xlink:actuate="onLoad" draw:mime-type="image/jpeg"/>
</draw:frame>
</text:p>
      <text:p text:style-name="P4">
Президент подякував студентам за спілкування й побажав їм успіхів і перемоги.</text:p>
      <text:p text:style-name="P4">
«Не можна боротися за будівлі, за каміння – ми всі боремося за людей. Хочуподякувати за вашу велику допомогу, за вашу боротьбу, за вашу присутність. Цедуже важливо», – сказав глава держави.</text:p>
      <text:p text:style-name="P4">
Як повідомлялося, Президент Володимир Зеленський у понеділок перебуває зробочою поїздкою на Житомирщині, де провів зустріч із Прем’єр-міністром <text:a xlink:type="simple" xlink:href="https://www.ukrinform.ua/tag-estonia" text:style-name="Internet_20_link" text:visited-style-name="Visited_20_Internet_20_Link">
</text:a>
 Каєю Каллас.</text:p>
      <text:p text:style-name="P4">
<text:span text:style-name="T5">
Фото: ОП</text:span>
</text:p>
      <text:p text:style-name="P4">
Source: <text:a xlink:type="simple" xlink:href="https://www.ukrinform.ua/rubric-regions/3700144-zelenskij-i-premerka-estonii-pospilkuvalisa-zi-studentami-zitomirskoi-politehniki.html" text:style-name="Internet_20_link" text:visited-style-name="Visited_20_Internet_20_Link">
https://www.ukrinform.ua/rubric-regions/3700144-zelenskij-i-premerka-estonii-pospilkuvalisa-zi-studentami-zitomirskoi-politehniki.html</text:a>
</text:p>
      <!--NEWS-->
      <text:h text:style-name="P10" text:outline-level="1">
<text:span text:style-name="T4">
росіяни обстріляли Запорізьку область з авіації та «Градів», поранена жінка</text:span>
</text:h>
      <text:p text:style-name="P4">
Authors: Ukrinform (Person)</text:p>
      <text:p text:style-name="P4">
Publisher: Укринформ (Organization)</text:p>
      <text:p text:style-name="P4">
Published Time: 2023-04-24T20:13:01+03:00</text:p>
      <text:p text:style-name="P4">
Modified Time: 2023-04-24T20:13:01+03:00</text:p>
      <text:p text:style-name="P4">
Description: Селище Степногірськ, яке неподалік Запоріжжя, ворог обстріляв «Градами». Зазнала поранень жінка. — Укрінформ.</text:p>
      <text:p text:style-name="P4">
Images: ["<text:a xlink:type="simple" xlink:href="https://static.ukrinform.com/photos/2023_02/thumb_files/630_360_1677615125-206.jpg" text:style-name="Internet_20_link" text:visited-style-name="Visited_20_Internet_20_Link">
630_360_16776...</text:a>
"]</text:p>
      <text:p text:style-name="P4">
Tags: ['Обстріл', 'Поранені', 'Запоріжжя', 'Війна з росією']</text:p>
      <text:p text:style-name="P4">
Type: Article</text:p>
      <!--METADATA-->
      <text:p text:style-name="P4">
<draw:frame draw:style-name="fr1" draw:name="Image157" text:anchor-type="as-char" svg:width="6.9236in" svg:height="3.956343in" draw:z-index="0">
<draw:image xlink:href="../Images/yкринформ/2023-04-24T20-13-01-03-00/630_360_1677615125-206.jpg" xlink:type="simple" xlink:show="embed" xlink:actuate="onLoad" draw:mime-type="image/jpeg"/>
</draw:frame>
 СелищеСтепногірськ, яке неподалік Запоріжжя, ворог обстріляв «Градами». Зазналапоранень жінка.</text:p>
      <text:p text:style-name="P4">
Про це в <text:a xlink:type="simple" xlink:href="http://t.me/zoda_gov_ua/18399" text:style-name="Internet_20_link" text:visited-style-name="Visited_20_Internet_20_Link">
 </text:a>
 телеканалу ІСTV сказав головаЗапорізької ОВА Юрій Малашко, передає Укрінформ.</text:p>
      <text:p text:style-name="P4">
"Сьогодні гучно: авіаудари нанесено по Гуляйполю, Залізничному, Єгорівці, під"Градами" опинився Степногірськ. Там поранено жінку 1957 року народження, їйнадано допомогу", - сказав він.</text:p>
      <text:p text:style-name="P4">
За словами очільника області, ворог б'є по цивільній інфраструктурі, через щощоденно додається по два-три десятки зруйнованих домоволодінь.</text:p>
      <text:p text:style-name="P4">
Під ворожим вогнем постійно перебуває Оріхів, Гуляйполе, але при цьому тамзалишаються люди.</text:p>
      <text:p text:style-name="P4">
Він додав, що евакуація проводиться щодня.</text:p>
      <text:p text:style-name="P4">
Щодо ситуації у <text:a xlink:type="simple" xlink:href="https://www.ukrinform.ua/tag-zaporizza" text:style-name="Internet_20_link" text:visited-style-name="Visited_20_Internet_20_Link">
 </text:a>
 , то наразірозробляється проєктно-кошторисна документація для 11 будинків, якіпостраждали від ударів, для подальшого відновлення.</text:p>
      <text:p text:style-name="P4">
<text:span text:style-name="T4">
Читайте також:</text:span>
 <text:a xlink:type="simple" xlink:href="https://www.ukrinform.ua/rubric-ato/3700114-vorog-zoseredivsa-na-troh-napramkah-sili-oboroni-vidbili-30-atak.html" text:style-name="Internet_20_link" text:visited-style-name="Visited_20_Internet_20_Link">
 </text:a>
</text:p>
      <text:p text:style-name="P4">
Раніше повідомлялось, у Запорізькій області зросла кількість обстрілів. Заостанню добу їх було 112.</text:p>
      <text:p text:style-name="P4">
Source: <text:a xlink:type="simple" xlink:href="https://www.ukrinform.ua/rubric-ato/3700147-rosiani-obstrilali-zaporizku-oblast-z-aviacii-ta-gradiv-poranena-zinka.html" text:style-name="Internet_20_link" text:visited-style-name="Visited_20_Internet_20_Link">
https://www.ukrinform.ua/rubric-ato/3700147-rosiani-obstrilali-zaporizku-oblast-z-aviacii-ta-gradiv-poranena-zinka.html</text:a>
</text:p>
      <!--NEWS-->
      <text:h text:style-name="P10" text:outline-level="1">
<text:span text:style-name="T4">
Вашингтон підтвердив підтримку членства України в НАТО</text:span>
</text:h>
      <text:p text:style-name="P4">
Authors: Ukrinform (Person)</text:p>
      <text:p text:style-name="P4">
Publisher: Укринформ (Organization)</text:p>
      <text:p text:style-name="P4">
Published Time: 2023-04-24T20:17:13+03:00</text:p>
      <text:p text:style-name="P4">
Modified Time: 2023-04-24T20:17:13+03:00</text:p>
      <text:p text:style-name="P4">
Description: Для набуття членства в НАТО Україна має насамперед провести прямі обговорення про це з Північноатлантичним альянсом. Сполучені Штати це підтримують. Однак зараз вся увага союзників зосереджена на допомозі ЗСУ відбити російську агресію. — Укрінформ.</text:p>
      <text:p text:style-name="P4">
Images: ["<text:a xlink:type="simple" xlink:href="https://static.ukrinform.com/photos/2023_04/thumb_files/630_360_1682353688-758.jpg" text:style-name="Internet_20_link" text:visited-style-name="Visited_20_Internet_20_Link">
630_360_16823...</text:a>
"]</text:p>
      <text:p text:style-name="P4">
Tags: ['НАТО', 'США', 'Україна']</text:p>
      <text:p text:style-name="P4">
Type: Article</text:p>
      <!--METADATA-->
      <text:p text:style-name="P4">
<draw:frame draw:style-name="fr1" draw:name="Image158" text:anchor-type="as-char" svg:width="6.9236in" svg:height="3.956343in" draw:z-index="0">
<draw:image xlink:href="../Images/yкринформ/2023-04-24T20-17-13-03-00/630_360_1682353688-758.jpg" xlink:type="simple" xlink:show="embed" xlink:actuate="onLoad" draw:mime-type="image/jpeg"/>
</draw:frame>
 Длянабуття членства в НАТО Україна має насамперед провести прямі обговорення проце з Північноатлантичним альянсом. Сполучені Штати це підтримують. Однак заразвся увага союзників зосереджена на допомозі ЗСУ відбити російську агресію.</text:p>
      <text:p text:style-name="P4">
Так прокоментував позицію США щодо перспектив членства України в НАТОкоординатор Ради нацбезпеки Білого дому Джон Кірбі, передає власкорУкрінформу.</text:p>
      <text:p text:style-name="P4">
«Ми віримо в політику відкритих дверей НАТО. Ми також вважаємо, що членство вНАТО має бути предметом обговорення між країною й Альянсом. І ми точно нестали б заважати цим переговорам»,- підкреслив представник Білого дому.</text:p>
      <text:p text:style-name="P4">
<text:span text:style-name="T4">
Читайте також:</text:span>
 <text:a xlink:type="simple" xlink:href="https://www.ukrinform.ua/rubric-polytics/3699947-prezident-litvi-treba-znajti-mehanizmi-svidkoi-integracii-ukraini-v-nato.html" text:style-name="Internet_20_link" text:visited-style-name="Visited_20_Internet_20_Link">
 <text:span text:style-name="T4">
НАТО</text:span>
 </text:a>
</text:p>
      <text:p text:style-name="P4">
Він також зауважив, що зараз <text:a xlink:type="simple" xlink:href="https://www.ukrinform.ua/tag-ssa" text:style-name="Internet_20_link" text:visited-style-name="Visited_20_Internet_20_Link">
 </text:a>
 і союзникисфокусовані на тому, щоби забезпечити для України можливості для захисту віддуже кривавого й жорстокого вторгнення рф, а також потенційних новихвторгнень. У цьому зв’язку Кірбі нагадав, що росія порушила територіальнуцілісність України ще в 2014 році.</text:p>
      <text:p text:style-name="P4">
«Це має бути в центрі уваги зараз – допомога Україні в досягненні успіху наполі бою, щоби вони могли досягти успіху й за столом переговорів», -підкреслив представник адміністрації США.</text:p>
      <text:p text:style-name="P4">
<text:span text:style-name="T4">
Читайте також:</text:span>
 <text:a xlink:type="simple" xlink:href="https://www.ukrinform.ua/rubric-polytics/3700075-u-mzs-vidreaguvali-na-ugorski-zaavi-pro-dozvil-rosii-dla-vstupu-ukraini-u-nato.html" text:style-name="Internet_20_link" text:visited-style-name="Visited_20_Internet_20_Link">
 <text:span text:style-name="T4">
НАТО</text:span>
 </text:a>
</text:p>
      <text:p text:style-name="P4">
Як повідомляв Укрінформ, генеральний секретар НАТО Єнс Столтенберг під часвізиту минулого тижня до Києва <text:a xlink:type="simple" xlink:href="https://www.ukrinform.ua/rubric-polytics/3698417-usi-kraini-nato-pogodzuutsa-na-clenstvo-ukraini-ale-zaraz-metou-e-peremoga-stoltenberg.html" text:style-name="Internet_20_link" text:visited-style-name="Visited_20_Internet_20_Link">
 </text:a>
 , що всі країни-члени Альянсу погоджуютьсяз тим, що майбутнє України – в Північноатлантичному альянсі.</text:p>
      <text:p text:style-name="P4">
Source: <text:a xlink:type="simple" xlink:href="https://www.ukrinform.ua/rubric-polytics/3700148-vasington-pidtverdiv-pidtrimku-clenstva-ukraini-v-nato.html" text:style-name="Internet_20_link" text:visited-style-name="Visited_20_Internet_20_Link">
https://www.ukrinform.ua/rubric-polytics/3700148-vasington-pidtverdiv-pidtrimku-clenstva-ukraini-v-nato.html</text:a>
</text:p>
      <!--NEWS-->
      <text:h text:style-name="P10" text:outline-level="1">
<text:span text:style-name="T4">
«Тоттенгем» звільнив головного тренера</text:span>
</text:h>
      <text:p text:style-name="P4">
Authors: Ukrinform (Person)</text:p>
      <text:p text:style-name="P4">
Publisher: Укринформ (Organization)</text:p>
      <text:p text:style-name="P4">
Published Time: 2023-04-24T20:19:52+03:00</text:p>
      <text:p text:style-name="P4">
Modified Time: 2023-04-24T20:19:52+03:00</text:p>
      <text:p text:style-name="P4">
Description: Крістіан Стелліні працював у клубі менше місяця. — Укрінформ.</text:p>
      <text:p text:style-name="P4">
Images: ["<text:a xlink:type="simple" xlink:href="https://static.ukrinform.com/photos/2023_04/thumb_files/630_360_1682356677-629.jpg" text:style-name="Internet_20_link" text:visited-style-name="Visited_20_Internet_20_Link">
630_360_16823...</text:a>
"]</text:p>
      <text:p text:style-name="P4">
Tags: ['Футбол', 'Тоттенхем', 'АПЛ']</text:p>
      <text:p text:style-name="P4">
Type: Article</text:p>
      <!--METADATA-->
      <text:p text:style-name="P4">
<draw:frame draw:style-name="fr1" draw:name="Image159" text:anchor-type="as-char" svg:width="6.9236in" svg:height="3.956343in" draw:z-index="0">
<draw:image xlink:href="../Images/yкринформ/2023-04-24T20-19-52-03-00/630_360_1682356677-629.jpg" xlink:type="simple" xlink:show="embed" xlink:actuate="onLoad" draw:mime-type="image/jpeg"/>
</draw:frame>
 КрістіанСтелліні працював у клубі менше місяця.</text:p>
      <text:p text:style-name="P4">
«Тоттенгем» офіційно <text:a xlink:type="simple" xlink:href="https://www.tottenhamhotspur.com/news/2023/april/club-update-from-daniel/" text:style-name="Internet_20_link" text:visited-style-name="Visited_20_Internet_20_Link">
</text:a>
про звільнення з посади виконувача обов'язків головного тренера КрістіанаСтелліні, передає Укрінформ.</text:p>
      <text:p text:style-name="P4">
Він обіймав цю посаду з 27 березня, коли був звільнений Антоніо Конте.</text:p>
      <text:p text:style-name="P4">
Разом зі Стелліні клуб покинув весь його тренерський штаб. Тепер обов'язкиголовного тренера «Тоттенгема» виконуватиме Раян Мейсон.</text:p>
      <text:p text:style-name="P4">
Рішення про звільнення Стелліні керівництво «Тоттенгема» ухвалило післявчорашньої поразки 1:6 від «Ньюкасла». У тому матчі «Шпори» пропустили 5 голівуже в стартові 20 хвилин.</text:p>
      <text:p text:style-name="P4">
<text:span text:style-name="T4">
Читайте також:</text:span>
 <text:a xlink:type="simple" xlink:href="https://www.ukrinform.ua/rubric-sports/3697206-zincenko-pretendent-na-potraplanna-v-komandu-sezonu-apl-vid-ea-sports.html" text:style-name="Internet_20_link" text:visited-style-name="Visited_20_Internet_20_Link">
 </text:a>
</text:p>
      <text:p text:style-name="P4">
Як повідомляв Укрінформ, наступний матч в Англійській Прем’єр-лізі «Тоттенгем»проведе у четвер, 27-го квітня проти «МЮ».</text:p>
      <text:p text:style-name="P4">
Фото: Getty Image</text:p>
      <text:p text:style-name="P4">
Source: <text:a xlink:type="simple" xlink:href="https://www.ukrinform.ua/rubric-sports/3700149-tottengem-zvilniv-golovnogo-trenera.html" text:style-name="Internet_20_link" text:visited-style-name="Visited_20_Internet_20_Link">
https://www.ukrinform.ua/rubric-sports/3700149-tottengem-zvilniv-golovnogo-trenera.html</text:a>
</text:p>
      <!--NEWS-->
      <text:h text:style-name="P10" text:outline-level="1">
<text:span text:style-name="T4">
Канада закрила посольство у Судані</text:span>
</text:h>
      <text:p text:style-name="P4">
Authors: Ukrinform (Person)</text:p>
      <text:p text:style-name="P4">
Publisher: Укринформ (Organization)</text:p>
      <text:p text:style-name="P4">
Published Time: 2023-04-24T20:20:19+03:00</text:p>
      <text:p text:style-name="P4">
Modified Time: 2023-04-24T20:20:19+03:00</text:p>
      <text:p text:style-name="P4">
Description: Уряд Канади вирішив тимчасово закрити посольство у Хартумі та евакуювати усіх своїх дипломатів. — Укрінформ.</text:p>
      <text:p text:style-name="P4">
Images: ["<text:a xlink:type="simple" xlink:href="https://static.ukrinform.com/photos/2016_11/thumb_files/630_360_1479315536-2490.jpg" text:style-name="Internet_20_link" text:visited-style-name="Visited_20_Internet_20_Link">
630_360_14793...</text:a>
"]</text:p>
      <text:p text:style-name="P4">
Tags: ['Канада', 'Посольство', 'Судан']</text:p>
      <text:p text:style-name="P4">
Type: Article</text:p>
      <!--METADATA-->
      <text:p text:style-name="P4">
<draw:frame draw:style-name="fr1" draw:name="Image160" text:anchor-type="as-char" svg:width="6.9236in" svg:height="3.956343in" draw:z-index="0">
<draw:image xlink:href="../Images/yкринформ/2023-04-24T20-20-19-03-00/630_360_1479315536-2490.jpg" xlink:type="simple" xlink:show="embed" xlink:actuate="onLoad" draw:mime-type="image/jpeg"/>
</draw:frame>
 УрядКанади вирішив тимчасово закрити посольство у Хартумі та евакуювати усіх своїхдипломатів.</text:p>
      <text:p text:style-name="P4">
Як повідомляє кореспондент Укрінформу, про це заявили у канадському МЗС.</text:p>
      <text:p text:style-name="P4">
“Ситуація у Судані швидко погіршилася, зробивши неможливим підтримку безпекинашого персоналу у Хартумі. Після консультації із послом <text:a xlink:type="simple" xlink:href="https://www.ukrinform.ua/tag-kanada" text:style-name="Internet_20_link" text:visited-style-name="Visited_20_Internet_20_Link">
</text:a>
 в Судані, було ухвалене рішення протимчасове припинення роботи в Судані”, - йдеться у поширеному повідомленні.</text:p>
      <text:p text:style-name="P4">
Зазначається, що “канадські дипломати тимчасово працюватимуть із безпечногомісця за межами країни”. “Вони продовжать працювати із урядом Судану,сусідніми країнами та міжнародною спільнотою й урядам держав-однодумців надкоординацією реакції на цю кризу й підтримкою канадців, які досі перебувають україні”, - зауважили у МЗС.</text:p>
      <text:p text:style-name="P4">
У відомстві також закликали усі сторони конфлікту до дотримання режимуприпинення вогню й підтримки зусиль регіональних посередників. “ПосольствоКанади відновить роботу у Хартумі щойно ситуація у Судані дозволить намгарантувати надання належних послуг й безпеку нашого персоналу”, - підсумувалиу міністерстві.</text:p>
      <text:p text:style-name="P4">
<text:span text:style-name="T4">
Читайте також:</text:span>
 <text:a xlink:type="simple" xlink:href="https://www.ukrinform.ua/rubric-world/3699880-iz-sudanu-evakuuvali-21-diplomata-ta-ponad-tisacu-gromadan-krain-es-borrel.html" text:style-name="Internet_20_link" text:visited-style-name="Visited_20_Internet_20_Link">
 <text:span text:style-name="T4">
Судан</text:span>
 </text:a>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Щонайменше 420 людей загинули й ще сотні зазнали поранень під час зіткнень повсьому Судану.</text:p>
      <text:p text:style-name="P4">
Source: <text:a xlink:type="simple" xlink:href="https://www.ukrinform.ua/rubric-world/3700150-kanada-zakrila-posolstvo-u-sudani.html" text:style-name="Internet_20_link" text:visited-style-name="Visited_20_Internet_20_Link">
https://www.ukrinform.ua/rubric-world/3700150-kanada-zakrila-posolstvo-u-sudani.html</text:a>
</text:p>
      <!--NEWS-->
      <text:h text:style-name="P10" text:outline-level="1">
<text:span text:style-name="T4">
Індія має проблеми з оплатою російської нафти за ціною вище встановленого ліміту</text:span>
</text:h>
      <text:p text:style-name="P4">
Authors: Ukrinform (Person)</text:p>
      <text:p text:style-name="P4">
Publisher: Укринформ (Organization)</text:p>
      <text:p text:style-name="P4">
Published Time: 2023-04-24T20:24:13+03:00</text:p>
      <text:p text:style-name="P4">
Modified Time: 2023-04-24T20:24:13+03:00</text:p>
      <text:p text:style-name="P4">
Description: Індійські компанії іноді стикаються з затримками в оплаті російської нафти за ціною понад 60 доларів за барель, встановленою країнами Заходу. — Укрінформ.</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161" text:anchor-type="as-char" svg:width="6.9236in" svg:height="3.956343in" draw:z-index="0">
<draw:image xlink:href="../Images/yкринформ/2023-04-24T20-24-13-03-00/630_360_1591537775-972.jpg" xlink:type="simple" xlink:show="embed" xlink:actuate="onLoad" draw:mime-type="image/jpeg"/>
</draw:frame>
 Індійськікомпанії іноді стикаються з затримками в оплаті російської нафти за ціноюпонад 60 доларів за барель, встановленою країнами Заходу.</text:p>
      <text:p text:style-name="P4">
Як передає Укрінформ, про це заявив сьогодні міністр нафти Індії ПанкаджДжайн, повідомляє <text:a xlink:type="simple" xlink:href="https://www.reuters.com/markets/commodities/indian-cos-sometimes-face-delays-paying-russian-oil-above-60bbl-oil-secretary-2023-04-24/" text:style-name="Internet_20_link" text:visited-style-name="Visited_20_Internet_20_Link">
 </text:a>
 .</text:p>
      <text:p text:style-name="P4">
"Ніхто не заважає нам купувати російську нафту за ціною, що перевищуєвстановлений граничний рівень. Ми не користуємося західними правилами",-сказав урядовець.</text:p>
      <text:p text:style-name="P4">
Разом з тим, якщо ціна російської нафти перевищує ліміт, компаніям самостійновдається знаходити альтернативні механізми для розрахунків, зазначив міністр,додавши, що більшість поставок російської нафти в Індію здійснюються за ціною,нижче встановленого ліміту.</text:p>
      <text:p text:style-name="P4">
<text:span text:style-name="T4">
Читайте також:</text:span>
 <text:a xlink:type="simple" xlink:href="https://www.ukrinform.ua/rubric-world/3698937-india-pripinila-otrimuvati-postavki-rosijskoi-zbroi-cerez-pobouvanna-sankcij-ssa.html" text:style-name="Internet_20_link" text:visited-style-name="Visited_20_Internet_20_Link">
 <text:span text:style-name="T4">
Індія</text:span>
 </text:a>
</text:p>
      <text:p text:style-name="P4">
Як зазначає Reuters, <text:a xlink:type="simple" xlink:href="https://www.ukrinform.ua/tag-india" text:style-name="Internet_20_link" text:visited-style-name="Visited_20_Internet_20_Link">
 </text:a>
 значно збільшилаімпорт нафти з рф від початку повномаштабного вторгнення рф до України.</text:p>
      <text:p text:style-name="P4">
Як повідомляв Укрінформ, західні санкції та обмеження ціни на морськуросійську нафту після початку повномасштабного вторгнення росії в Українуобмежили коло покупців для поставок з рф. Щонайменше <text:a xlink:type="simple" xlink:href="https://www.ukrinform.ua/rubric-world/3684382-bloomberg-vikriv-tinovij-flot-rosijskih-naftovih-tankeriv.html" text:style-name="Internet_20_link" text:visited-style-name="Visited_20_Internet_20_Link">
</text:a>
 за допомогою тіньового флоту танкерів.</text:p>
      <text:p text:style-name="P4">
Source: <text:a xlink:type="simple" xlink:href="https://www.ukrinform.ua/rubric-economy/3700151-india-mae-problemi-z-oplatou-rosijskoi-nafti-za-cinou-vise-vstanovlenogo-limitu.html" text:style-name="Internet_20_link" text:visited-style-name="Visited_20_Internet_20_Link">
https://www.ukrinform.ua/rubric-economy/3700151-india-mae-problemi-z-oplatou-rosijskoi-nafti-za-cinou-vise-vstanovlenogo-limitu.html</text:a>
</text:p>
      <!--NEWS-->
      <text:h text:style-name="P10" text:outline-level="1">
<text:span text:style-name="T4">
Загарбники атакували з важкої артилерії та дронів громаду на Дніпропетровщині</text:span>
</text:h>
      <text:p text:style-name="P4">
Authors: Ukrinform (Person)</text:p>
      <text:p text:style-name="P4">
Publisher: Укринформ (Organization)</text:p>
      <text:p text:style-name="P4">
Published Time: 2023-04-24T20:25:01+03:00</text:p>
      <text:p text:style-name="P4">
Modified Time: 2023-04-24T20:25:01+03:00</text:p>
      <text:p text:style-name="P4">
Description: російські військові атакували Марганецьку громаду у Нікопольському районі Дніпропетровщини. — Укрінформ.</text:p>
      <text:p text:style-name="P4">
Images: ["<text:a xlink:type="simple" xlink:href="https://static.ukrinform.com/photos/2023_04/thumb_files/630_360_1682357005-323.jpg" text:style-name="Internet_20_link" text:visited-style-name="Visited_20_Internet_20_Link">
630_360_16823...</text:a>
"]</text:p>
      <text:p text:style-name="P4">
Tags: None</text:p>
      <text:p text:style-name="P4">
Type: Article</text:p>
      <!--METADATA-->
      <text:p text:style-name="P4">
<draw:frame draw:style-name="fr1" draw:name="Image162" text:anchor-type="as-char" svg:width="6.9236in" svg:height="3.946452in" draw:z-index="0">
<draw:image xlink:href="../Images/yкринформ/2023-04-24T20-25-01-03-00/630_360_1682357005-323.jpg" xlink:type="simple" xlink:show="embed" xlink:actuate="onLoad" draw:mime-type="image/jpeg"/>
</draw:frame>
 російськівійськові атакували Марганецьку громаду у Нікопольському районіДніпропетровщини.</text:p>
      <text:p text:style-name="P4">
Про це в <text:a xlink:type="simple" xlink:href="http://t.me/mykola_lukashuk/4227" text:style-name="Internet_20_link" text:visited-style-name="Visited_20_Internet_20_Link">
 </text:a>
 повідомив головаДніпропетровської обласної ради Микола Лукашук, передає Укрінформ.</text:p>
      <text:p text:style-name="P4">
"Знову атаки по Нікопольському району. Ворог двічі обстріляв Марганецькугромаду. З безпілотника окупанти скинули боєприпаси на мирне село", - йдетьсяу дописі.</text:p>
      <text:p text:style-name="P4">
Зазначається, що згодом ворог здійснив обстріл по Марганецькій громаді зважкої артилерії і запустив ще один дрон.</text:p>
      <text:p text:style-name="P4">
Внаслідок атаки пошкоджено два приватних житлових будинки, одна господарчаспоруда. Поранених та загиблих немає.</text:p>
      <text:p text:style-name="P4">
В інших громадах області було спокійно.</text:p>
      <text:p text:style-name="P4">
<text:span text:style-name="T4">
Читайте також:</text:span>
 <text:a xlink:type="simple" xlink:href="https://www.ukrinform.ua/rubric-ato/3700147-rosiani-obstrilali-zaporizku-oblast-z-aviacii-ta-gradiv-poranena-zinka.html" text:style-name="Internet_20_link" text:visited-style-name="Visited_20_Internet_20_Link">
 <text:span text:style-name="T4">
авіації</text:span>
 </text:a>
</text:p>
      <text:p text:style-name="P4">
Як повідомлялося, минулої ночі ворог обстріляв з артилерії Нікополь.</text:p>
      <text:p text:style-name="P4">
Source: <text:a xlink:type="simple" xlink:href="https://www.ukrinform.ua/rubric-ato/3700152-zagarbniki-atakuvali-z-vazkoi-artilerii-ta-droniv-gromadu-na-dnipropetrovsini.html" text:style-name="Internet_20_link" text:visited-style-name="Visited_20_Internet_20_Link">
https://www.ukrinform.ua/rubric-ato/3700152-zagarbniki-atakuvali-z-vazkoi-artilerii-ta-droniv-gromadu-na-dnipropetrovsini.html</text:a>
</text:p>
      <!--NEWS-->
      <text:h text:style-name="P10" text:outline-level="1">
<text:span text:style-name="T4">
Сили ППО знищили дев’ять російських дронів на Сході та Півдні</text:span>
</text:h>
      <text:p text:style-name="P4">
Authors: Ukrinform (Person)</text:p>
      <text:p text:style-name="P4">
Publisher: Укринформ (Organization)</text:p>
      <text:p text:style-name="P4">
Published Time: 2023-04-24T20:30:06+03:00</text:p>
      <text:p text:style-name="P4">
Modified Time: 2023-04-24T20:30:06+03:00</text:p>
      <text:p text:style-name="P4">
Description: Сили протиповітряної оборони знищили дев’ять ворожих безпілотних літальних апаратів. — Укрінформ.</text:p>
      <text:p text:style-name="P4">
Images: ["<text:a xlink:type="simple" xlink:href="https://static.ukrinform.com/photos/2022_12/thumb_files/630_360_1671446457-251.jpg" text:style-name="Internet_20_link" text:visited-style-name="Visited_20_Internet_20_Link">
630_360_16714...</text:a>
", "<text:a xlink:type="simple" xlink:href="https://static.ukrinform.com/photos/2023_04/1682357285-196.jpg" text:style-name="Internet_20_link" text:visited-style-name="Visited_20_Internet_20_Link">
1682357285-19...</text:a>
"]</text:p>
      <text:p text:style-name="P4">
Tags: ['Безпілотник', 'Повітряні сили ЗСУ', 'Війна з росією', 'ППО']</text:p>
      <text:p text:style-name="P4">
Type: Article</text:p>
      <!--METADATA-->
      <text:p text:style-name="P4">
<draw:frame draw:style-name="fr1" draw:name="Image163" text:anchor-type="as-char" svg:width="6.9236in" svg:height="3.956343in" draw:z-index="0">
<draw:image xlink:href="../Images/yкринформ/2023-04-24T20-30-06-03-00/630_360_1671446457-251.jpg" xlink:type="simple" xlink:show="embed" xlink:actuate="onLoad" draw:mime-type="image/jpeg"/>
</draw:frame>
 Силипротиповітряної оборони знищили дев’ять ворожих безпілотних літальнихапаратів.</text:p>
      <text:p text:style-name="P4">
Як передає Укрінформ, про це Повітряні сили Збройних сил України повідомляютьу <text:a xlink:type="simple" xlink:href="https://t.me/kpszsu/2483" text:style-name="Internet_20_link" text:visited-style-name="Visited_20_Internet_20_Link">
 </text:a>
 .</text:p>
      <text:p text:style-name="P4">
«Станом на 18:00 24 квітня знищено дев’ять ворожих <text:a xlink:type="simple" xlink:href="https://www.ukrinform.ua/tag-bezpilotnik" text:style-name="Internet_20_link" text:visited-style-name="Visited_20_Internet_20_Link">
</text:a>
 : шість ударних «Shahed-136/131»на східному напрямку - у зоні відповідальності повітряного командування «Схід»та три - у зоні відповідальності повітряного командування «Південь» - дваударних «Ланцет» і один БпЛА оперативно-тактичного рівня», - ідеться вповідомленні.</text:p>
      <text:p text:style-name="P4">
<draw:frame draw:style-name="fr1" draw:name="Image164" text:anchor-type="as-char" svg:width="6.9236in" svg:height="6.9236in" draw:z-index="0">
<draw:image xlink:href="../Images/yкринформ/2023-04-24T20-30-06-03-00/1682357285-196.jpg" xlink:type="simple" xlink:show="embed" xlink:actuate="onLoad" draw:mime-type="image/jpeg"/>
</draw:frame>
</text:p>
      <text:p text:style-name="P4">
<text:span text:style-name="T4">
Читайте також:</text:span>
 <text:a xlink:type="simple" xlink:href="https://www.ukrinform.ua/rubric-ato/3699020-ukraina-najbilse-potrebue-nazemnih-sistem-ppo-glava-pentagonu.html" text:style-name="Internet_20_link" text:visited-style-name="Visited_20_Internet_20_Link">
 </text:a>
</text:p>
      <text:p text:style-name="P4">
Як повідомляв Укрінформ, за даними Генерального штабу ЗСУ, підрозділиукраїнських ракетних військ й артилерії протягом доби <text:a xlink:type="simple" xlink:href="https://www.ukrinform.ua/rubric-ato/3700114-vorog-zoseredivsa-na-troh-napramkah-sili-oboroni-vidbili-30-atak.html" text:style-name="Internet_20_link" text:visited-style-name="Visited_20_Internet_20_Link">
</text:a>
 .</text:p>
      <text:p text:style-name="P4">
<text:span text:style-name="T5">
Перше фото: Генштаб ЗСУ</text:span>
</text:p>
      <text:p text:style-name="P4">
Source: <text:a xlink:type="simple" xlink:href="https://www.ukrinform.ua/rubric-ato/3700154-sili-ppo-znisili-devat-rosijskih-droniv-na-shodi-ta-pivdni.html" text:style-name="Internet_20_link" text:visited-style-name="Visited_20_Internet_20_Link">
https://www.ukrinform.ua/rubric-ato/3700154-sili-ppo-znisili-devat-rosijskih-droniv-na-shodi-ta-pivdni.html</text:a>
</text:p>
      <!--NEWS-->
      <text:h text:style-name="P10" text:outline-level="1">
<text:span text:style-name="T4">
Спільне замовлення боєприпасів для України: ЄС продовжує роботу над реалізацією проєкту</text:span>
</text:h>
      <text:p text:style-name="P4">
Authors: Ukrinform (Person)</text:p>
      <text:p text:style-name="P4">
Publisher: Укринформ (Organization)</text:p>
      <text:p text:style-name="P4">
Published Time: 2023-04-24T20:41:00+03:00</text:p>
      <text:p text:style-name="P4">
Modified Time: 2023-04-24T20:41:00+03:00</text:p>
      <text:p text:style-name="P4">
Description: Країни Євросоюзу продовжують роботу над реалізацією проєкту спільного замовлення артилерійських боєприпасів для України, але при цьому ЄС послідовно виконує власні зобов’язання із постачання в Україну військового обладнання, зброї й боєприпасів для покриття невідкладних потреб з оборони від агресії. — Укрінформ.</text:p>
      <text:p text:style-name="P4">
Images: ["<text:a xlink:type="simple" xlink:href="https://static.ukrinform.com/photos/2020_05/thumb_files/630_360_1590751799-568.jpg" text:style-name="Internet_20_link" text:visited-style-name="Visited_20_Internet_20_Link">
630_360_15907...</text:a>
"]</text:p>
      <text:p text:style-name="P4">
Tags: ['Євросоюз', 'Україна', 'Зброя', 'Боррель']</text:p>
      <text:p text:style-name="P4">
Type: Article</text:p>
      <!--METADATA-->
      <text:p text:style-name="P4">
<draw:frame draw:style-name="fr1" draw:name="Image165" text:anchor-type="as-char" svg:width="6.9236in" svg:height="3.956343in" draw:z-index="0">
<draw:image xlink:href="../Images/yкринформ/2023-04-24T20-41-00-03-00/630_360_1590751799-568.jpg" xlink:type="simple" xlink:show="embed" xlink:actuate="onLoad" draw:mime-type="image/jpeg"/>
</draw:frame>
 КраїниЄвросоюзу продовжують роботу над реалізацією проєкту спільного замовленняартилерійських боєприпасів для України, але при цьому ЄС послідовно виконуєвласні зобов’язання із постачання в Україну військового обладнання, зброї йбоєприпасів для покриття невідкладних потреб з оборони від агресії.</text:p>
      <text:p text:style-name="P4">
Про це сьогодні у Люксембурзі під час пресконференції за підсумками Радиміністрів ЄС із закордонних справ заявив Високий представник ЄС Жозеп Боррель,повідомляє кореспондент Укрінформу.</text:p>
      <text:p text:style-name="P4">
«Сьогодні ми поглянули на обсяг поставок Україні. Я можу припускати, що їхзагальний обсяг вже перевищив 13 мільярдів євро, лише у вимірі військовоїпідтримки. Ми продовжуємо виконувати наші зобов’язання щодо доставки 1мільйона одиниць артилерійських боєприпасів та ракет для України. Випам’ятаєте, що ми розробили перший, другий та третій шляхи для цього. Першийшлях передбачав використання 1 мільярда євро, щоб відповісти на найбільшневідкладні потреби Україні. Ця робота продовжується. Я не можу навести вамконкретні цифри, але більше як 1000 ракет вже були надані Україні, зростаєтакож кількість боєприпасів, хоча вона має зростати швидше наступними днями»,- сказав Боррель.</text:p>
      <text:p text:style-name="P4">
Він зауважив, що другий шлях забезпечення України боєприпасами, якийпередбачав спільне замовлення країнами <text:a xlink:type="simple" xlink:href="https://www.ukrinform.ua/tag-evrosouz" text:style-name="Internet_20_link" text:visited-style-name="Visited_20_Internet_20_Link">
 </text:a>
 виробництва артилерійських боєприпасів на підприємствах оборонноїпромисловості, все ще потребує спільного рішення, хоча виділення для такихцілей ще одного мільярда євро вже було погоджено на рівні ЄС.</text:p>
      <text:p text:style-name="P4">
«У цьому (другому шляху – ред.) є певні розбіжності, але ми продовжуємо надцим працювати. Ми не чекаємо формування якогось правового документа. Роботапродовжується, щоб ми були повністю готові, до моменту, коли такий правовийдокумент буде завершеним. Третій шлях – збільшення спроможності нашоїоборонної промисловості . Мій друг (єврокомісар – ред.) Тьєрі Бретон невдовзіпредставить конкретні пропозиції для нарощування оборонного виробництва. Дляцього нам буде потрібно використовувати те, що ми маємо, але ми маємо багаточого», - наголосив Високий представник ЄС.</text:p>
      <text:p text:style-name="P4">
Він нагадав також, що успішно продовжує працювати Військова допоміжна місія ЄСдля України, за допомогою якої вже пройшли тренування більше 16 тисячукраїнських військовослужбовців, тож ЄС виконує своє зобов’язання надатипідготовку для 30 тисяч військових фахівців до кінця року.</text:p>
      <text:p text:style-name="P4">
Боррель зауважив, що ЄС продовжує здійснювати санкційний тиск на росію таформувати механізм притягнення нападників до відповідальності за злочини, щоскоєні в Україні. Також ЄС відстежує підозрілі торговельні потоки через третікраїни для виявлення спроб обійти європейські санкції, продовжує взаємодіятиіз міжнародними партнерами для боротьби з цим явищем.</text:p>
      <text:p text:style-name="P4">
<text:span text:style-name="T4">
Читайте також:</text:span>
 <text:a xlink:type="simple" xlink:href="https://www.ukrinform.ua/rubric-polytics/3700110-sob-visuvati-mirni-propozicii-spocatku-potribno-vidvidati-ukrainu-borrel.html" text:style-name="Internet_20_link" text:visited-style-name="Visited_20_Internet_20_Link">
 <text:span text:style-name="T4">
Боррель</text:span>
 </text:a>
</text:p>
      <text:p text:style-name="P4">
Як повідомлялося, сьогодні в Люксембурзі відбулася Рада міністрів ЄС іззакордонних справ, головними темами якої стали: обговорення подальшої допомогидля України, зокрема, термінової поставки боєприпасів для протидії російськійагресії, розвиток ситуації в Судані, а також уточнення стратегії розвиткувідносин між ЄС і Китаєм.</text:p>
      <text:p text:style-name="P4">
<text:span text:style-name="T5">
Фото: Ministerio de Asuntos Exteriores y de Cooperación</text:span>
</text:p>
      <text:p text:style-name="P4">
Source: <text:a xlink:type="simple" xlink:href="https://www.ukrinform.ua/rubric-ato/3700158-spilne-zamovlenna-boepripasiv-dla-ukraini-es-prodovzue-robotu-nad-realizacieu-proektu.html" text:style-name="Internet_20_link" text:visited-style-name="Visited_20_Internet_20_Link">
https://www.ukrinform.ua/rubric-ato/3700158-spilne-zamovlenna-boepripasiv-dla-ukraini-es-prodovzue-robotu-nad-realizacieu-proektu.html</text:a>
</text:p>
      <!--NEWS-->
      <text:h text:style-name="P10" text:outline-level="1">
<text:span text:style-name="T4">
росіяни обстріляли прикордоння Сумщини і Чернігівщини – зафіксували 40 ударів</text:span>
</text:h>
      <text:p text:style-name="P4">
Authors: Ukrinform (Person)</text:p>
      <text:p text:style-name="P4">
Publisher: Укринформ (Organization)</text:p>
      <text:p text:style-name="P4">
Published Time: 2023-04-24T20:43:11+03:00</text:p>
      <text:p text:style-name="P4">
Modified Time: 2023-04-24T20:43:11+03:00</text:p>
      <text:p text:style-name="P4">
Description: </text:p>
      <text:p text:style-name="P4">
російські війська станом на 20:00 24 квітня ще тричі обстріляли прикордоння Сумської та Чернігівської області.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Чернігівщина', 'Війна з росією']</text:p>
      <text:p text:style-name="P4">
Type: Article</text:p>
      <!--METADATA-->
      <text:p text:style-name="P4">
<draw:frame draw:style-name="fr1" draw:name="Image166" text:anchor-type="as-char" svg:width="6.9236in" svg:height="3.956343in" draw:z-index="0">
<draw:image xlink:href="../Images/yкринформ/2023-04-24T20-43-11-03-00/630_360_1667562981-965.jpg" xlink:type="simple" xlink:show="embed" xlink:actuate="onLoad" draw:mime-type="image/jpeg"/>
</draw:frame>
 російськівійська станом на 20:00 24 квітня ще тричі обстріляли прикордоння Сумської таЧернігівської області.</text:p>
      <text:p text:style-name="P4">
Як передає Укрінформ, про це оперативне командування «Північ» повідомляє у <text:a xlink:type="simple" xlink:href="https://t.me/ok_pivnich1/2029" text:style-name="Internet_20_link" text:visited-style-name="Visited_20_Internet_20_Link">
</text:a>
 .</text:p>
      <text:p text:style-name="P4">
З 14:40 до 15:20 зафіксовано 15 ударів, ймовірно з 82-міліметрового міномета,в районі населеного пункту Нововасилівка.</text:p>
      <text:p text:style-name="P4">
З 16:41 до 18:00 зафіксовано 22 удари, ймовірно зі ствольної артилерії, врайоні населеного пункту Грем'яч.</text:p>
      <text:p text:style-name="P4">
<text:span text:style-name="T4">
Читайте також:</text:span>
 <text:a xlink:type="simple" xlink:href="https://www.ukrinform.ua/rubric-ato/3700152-zagarbniki-atakuvali-z-vazkoi-artilerii-ta-droniv-gromadu-na-dnipropetrovsini.html" text:style-name="Internet_20_link" text:visited-style-name="Visited_20_Internet_20_Link">
 </text:a>
</text:p>
      <text:p text:style-name="P4">
Крім того, з 18:05 до 18:10 зафіксовано 3 удари, ймовірно з 120-міліметровогоміномета, в район населеного пункту Клюси.</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24 квітня <text:a xlink:type="simple" xlink:href="https://www.ukrinform.ua/rubric-ato/3700018-rosiani-dvici-obstrilali-z-artilerii-prikordonna-sumsini.html" text:style-name="Internet_20_link" text:visited-style-name="Visited_20_Internet_20_Link">
 </text:a>
 .</text:p>
      <text:p text:style-name="P4">
Source: <text:a xlink:type="simple" xlink:href="https://www.ukrinform.ua/rubric-ato/3700160-rosiani-obstrilali-prikordonna-sumsini-i-cernigivsini-zafiksuvali-40-udariv.html" text:style-name="Internet_20_link" text:visited-style-name="Visited_20_Internet_20_Link">
https://www.ukrinform.ua/rubric-ato/3700160-rosiani-obstrilali-prikordonna-sumsini-i-cernigivsini-zafiksuvali-40-udariv.html</text:a>
</text:p>
      <!--NEWS-->
      <text:h text:style-name="P10" text:outline-level="1">
<text:span text:style-name="T4">
У Канаді зійшла лавина, є загиблий</text:span>
</text:h>
      <text:p text:style-name="P4">
Authors: Ukrinform (Person)</text:p>
      <text:p text:style-name="P4">
Publisher: Укринформ (Organization)</text:p>
      <text:p text:style-name="P4">
Published Time: 2023-04-24T20:47:03+03:00</text:p>
      <text:p text:style-name="P4">
Modified Time: 2023-04-24T20:47:03+03:00</text:p>
      <text:p text:style-name="P4">
Description: Унаслідок сходження лавини на заході Канади загинула людина, двом вдалося врятуватися. — Укрінформ.</text:p>
      <text:p text:style-name="P4">
Images: ["<text:a xlink:type="simple" xlink:href="https://static.ukrinform.com/photos/2018_01/thumb_files/630_360_1515323527-9625.jpg" text:style-name="Internet_20_link" text:visited-style-name="Visited_20_Internet_20_Link">
630_360_15153...</text:a>
"]</text:p>
      <text:p text:style-name="P4">
Tags: ['Канада', 'Лавина', 'Загибель']</text:p>
      <text:p text:style-name="P4">
Type: Article</text:p>
      <!--METADATA-->
      <text:p text:style-name="P4">
<draw:frame draw:style-name="fr1" draw:name="Image167" text:anchor-type="as-char" svg:width="6.9236in" svg:height="3.956343in" draw:z-index="0">
<draw:image xlink:href="../Images/yкринформ/2023-04-24T20-47-03-03-00/630_360_1515323527-9625.jpg" xlink:type="simple" xlink:show="embed" xlink:actuate="onLoad" draw:mime-type="image/jpeg"/>
</draw:frame>
 Унаслідоксходження лавини на заході Канади загинула людина, двом вдалося врятуватися.</text:p>
      <text:p text:style-name="P4">
Як повідомляє кореспондент Укрінформу, про це пише <text:a xlink:type="simple" xlink:href="https://www.cbc.ca/news/canada/calgary/man-dies-in-avalanche-in-closed-off-area-of-lake-louise-resort-1.6819944" text:style-name="Internet_20_link" text:visited-style-name="Visited_20_Internet_20_Link">
</text:a>
 .</text:p>
      <text:p text:style-name="P4">
Зазначається, що смертельний інцидент стався на гірськолижному курорті ОзероЛуїзи в провінції Альберта. “Коли на місце інциденту прибули рятувальники,вони виявили, що група проникла у закриту зону та спровокувала лавину третьоїкатегорії. Жоден із членів групи не мав при собі обладнання для порятунку підчас лавини”, - йдеться у матеріалі.</text:p>
      <text:p text:style-name="P4">
Після сходження лавини двоє людей опинилися під снігом частково, а одна -повністю. “Двоє частково закопаних людей зазнали легких травм, а особа, якаопинилася під снігом повністю, загинула”, - зазначає видання.</text:p>
      <text:p text:style-name="P4">
<text:span text:style-name="T4">
Читайте також:</text:span>
 <text:a xlink:type="simple" xlink:href="https://www.ukrinform.ua/rubric-world/3695787-v-italijskih-alpah-zijsla-lavina-troe-zagiblih.html" text:style-name="Internet_20_link" text:visited-style-name="Visited_20_Internet_20_Link">
 <text:span text:style-name="T4">
лавина</text:span>
 </text:a>
</text:p>
      <text:p text:style-name="P4">
За інформацією правоохоронців, загиблий 21-річний чоловік провів під снігом 45хвилин до того, поки його змогли визволити. Рятувальники доставили його допункту надання медичної допомоги на горі, де його визнали вже мертвим.</text:p>
      <text:p text:style-name="P4">
Через погодні особливості цього сезону в <text:a xlink:type="simple" xlink:href="https://www.ukrinform.ua/tag-kanada" text:style-name="Internet_20_link" text:visited-style-name="Visited_20_Internet_20_Link">
 </text:a>
 фіксують підвищену небезпеку сходження лавин. Від початку року вонивже забрали щонайменше 15 життів.</text:p>
      <text:p text:style-name="P4">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Без вільної білорусі Україна не буде в безпеці – Тихановська</text:span>
</text:h>
      <text:p text:style-name="P4">
Authors: Ukrinform (Person)</text:p>
      <text:p text:style-name="P4">
Publisher: Укринформ (Organization)</text:p>
      <text:p text:style-name="P4">
Published Time: 2023-04-24T20:48:32+03:00</text:p>
      <text:p text:style-name="P4">
Modified Time: 2023-04-24T20:48:32+03:00</text:p>
      <text:p text:style-name="P4">
Description: Свобода України та білорусі тісно пов’язані, білоруси прагнуть перемоги України, що стане запорукою також їх власної свободи. — Укрінформ.</text:p>
      <text:p text:style-name="P4">
Images: ["<text:a xlink:type="simple" xlink:href="https://static.ukrinform.com/photos/2020_09/thumb_files/630_360_1600100567-591.png" text:style-name="Internet_20_link" text:visited-style-name="Visited_20_Internet_20_Link">
630_360_16001...</text:a>
"]</text:p>
      <text:p text:style-name="P4">
Tags: ['білорусь', 'росія', 'Тихановська']</text:p>
      <text:p text:style-name="P4">
Type: Article</text:p>
      <!--METADATA-->
      <text:p text:style-name="P4">
<draw:frame draw:style-name="fr1" draw:name="Image168" text:anchor-type="as-char" svg:width="6.9236in" svg:height="3.956343in" draw:z-index="0">
<draw:image xlink:href="../Images/yкринформ/2023-04-24T20-48-32-03-00/630_360_1600100567-591.png" xlink:type="simple" xlink:show="embed" xlink:actuate="onLoad" draw:mime-type="image/png"/>
</draw:frame>
 СвободаУкраїни та білорусі тісно пов’язані, білоруси прагнуть перемоги України, щостане запорукою також їх власної свободи.</text:p>
      <text:p text:style-name="P4">
Про це заявила лідерка білоруської опозиції Світлана Тихановська в«Берлінській промові про свободу», організованій 24 квітня німецьким ФондомНаумана, повідомляє кореспондент Укрінформу.</text:p>
      <text:p text:style-name="P4">
«Долі України та <text:a xlink:type="simple" xlink:href="https://www.ukrinform.ua/tag-bilorus" text:style-name="Internet_20_link" text:visited-style-name="Visited_20_Internet_20_Link">
 </text:a>
 взаємозв’язані: небуде вільної Білорусі без вільної України; так само не буде безпечної Українибез вільної білорусі», - заявила Тихановська.</text:p>
      <text:p text:style-name="P4">
Вона зауважила, що сотні білоруських добровольців воюють пліч о пліч зукраїнцями, багато активістів у самій країні долучаються до партизанськогоруху, волонтери збирають інформацію і передають її ЗСУ. Білоруська владажорстоко переслідує людей за це: щодня затримує в середньому 20 людей заантивоєнні та протести проти режиму, додала Тихановська.</text:p>
      <text:p text:style-name="P4">
Вона підкреслила, що Україні треба надати все потрібне, щоби вона перемогла увійні.</text:p>
      <text:p text:style-name="P4">
Опозиціонерка також закликала Захід допомогти притягнути режим лукашенко довідповідальності, адже повинен бути трибунал не лише для путіна, але й дляйого маріонетки – лукашенко.</text:p>
      <text:p text:style-name="P4">
«лукашенко знає, що без путіна він не проіснує й дня. Тому він дозволивросійському диктатору використати білоруську територію для атаки на Україну таповністю підтримав цей напад», - сказала Тихановська та повторила, що це режимлукашенко підтримує війну путіна, а не білоруський народ.</text:p>
      <text:p text:style-name="P4">
«путін хотів зробити Україну тим самим, чим білорусь є сьогодні: повністюконтрольованою маріонетковою країною зі слабкими і покірним урядом. Але навідміну від лукашенко, який повністю підкорився путіну, український уряд інарод встали на захист своєї держави. Весь світ натхнений рішучістюукраїнців», - наголосила опозиціонерка.</text:p>
      <text:p text:style-name="P4">
За її словами, плани розмістити на території білорусі ядерну зброю зроблять 9мільйонів білорусів заручниками двох кримінальних режимів і створять постійнеджерело загрози для України, Європи, світу.</text:p>
      <text:p text:style-name="P4">
«Але найгірше - це означатиме російський контроль над білоруссю на роки. Миповинні не допустити цього», - підкреслила Тихановська.</text:p>
      <text:p text:style-name="P4">
За її словами, в 2020 році білоруси боролися за чесні вибори, сьогодні вониборються за свій суверенітет і саме існування своєї країни.</text:p>
      <text:p text:style-name="P4">
<text:span text:style-name="T4">
Читайте також:</text:span>
 <text:a xlink:type="simple" xlink:href="https://www.ukrinform.ua/rubric-world/3687480-tihanovska-pro-rosijsku-adernu-zbrou-u-bilorusi-ce-prame-porusenna-konstitucii.html" text:style-name="Internet_20_link" text:visited-style-name="Visited_20_Internet_20_Link">
 <text:span text:style-name="T4">
Тихановська</text:span>
 </text:a>
</text:p>
      <text:p text:style-name="P4">
Світлана Тихановська з 2020 року працює у вигнанні в Литві та закликаєміжнародну спільноту виявити солідарність з білоруською опозицією. У березні2023 року її заочно засудили до 15 років позбавлення волі. Звинуваченнявключали «державну зраду» та «змову з метою повалення уряду». У 2022 роціТихановська була нагороджена Міжнародною премією Карла Великого за «мужність івідданість свободі та демократії».</text:p>
      <text:p text:style-name="P4">
<text:span text:style-name="T5">
Фото: Пул Первой</text:span>
</text:p>
      <text:p text:style-name="P4">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Британія розкритикувала лицемірство росії на засіданні Радбезу ООН</text:span>
</text:h>
      <text:p text:style-name="P4">
Authors: Ukrinform (Person)</text:p>
      <text:p text:style-name="P4">
Publisher: Укринформ (Organization)</text:p>
      <text:p text:style-name="P4">
Published Time: 2023-04-24T20:55:42+03:00</text:p>
      <text:p text:style-name="P4">
Modified Time: 2023-04-24T20:55:42+03:00</text:p>
      <text:p text:style-name="P4">
Description: росія, напавши на Україну, показала всьому світові, що означає її ідея багатосторонності, про яку говорив на засіданні Ради Безпеки ООН глава МЗС сергій лавров. — Укрінформ.</text:p>
      <text:p text:style-name="P4">
Images: ["<text:a xlink:type="simple" xlink:href="https://static.ukrinform.com/photos/2022_10/thumb_files/630_360_1666903324-447.jpg" text:style-name="Internet_20_link" text:visited-style-name="Visited_20_Internet_20_Link">
630_360_16669...</text:a>
"]</text:p>
      <text:p text:style-name="P4">
Tags: ['Британія', 'лавров', 'Радбез ООН', 'Війна з росією']</text:p>
      <text:p text:style-name="P4">
Type: Article</text:p>
      <!--METADATA-->
      <text:p text:style-name="P4">
<draw:frame draw:style-name="fr1" draw:name="Image169" text:anchor-type="as-char" svg:width="6.9236in" svg:height="3.956343in" draw:z-index="0">
<draw:image xlink:href="../Images/yкринформ/2023-04-24T20-55-42-03-00/630_360_1666903324-447.jpg" xlink:type="simple" xlink:show="embed" xlink:actuate="onLoad" draw:mime-type="image/jpeg"/>
</draw:frame>
 росія,напавши на Україну, показала всьому світові, що означає її ідеябагатосторонності, про яку говорив на засіданні Ради Безпеки ООН глава МЗСсергій лавров.</text:p>
      <text:p text:style-name="P4">
Як передає власний кореспондент Укрінформу у Нью-Йорку, про це заявила впонеділок на відкритих дебатах в Радбезі постпред Великої Британії при ООНБарбара Вудворд.</text:p>
      <text:p text:style-name="P4">
«Ми бачили, що означає для світу російська ідея багатосторонності. За більш якрік повномасштабного вторгнення росії в Україну президент путін приніс ційкраїні немислимі страждання, розтоптавши Статут ООН. Тисячі українців убито,мільйони були змушені покинути свої домівки, а мільярди людей по всьому світузіткнулися зі стрімким зростанням цін на сировинні товари та бракомпродовольчої безпеки», – сказала вона.</text:p>
      <text:p text:style-name="P4">
За словами Вудворд, війна стала також справжньою катастрофою для самої росії,яка зазнала численних людських втрат. Мільйони тікають з країни, щоб уникнутипризову, свободу слова придушено, економіка росії скорочується, зазначилапостпред.</text:p>
      <text:p text:style-name="P4">
«Її армія перебуває в безладі, покладаючись на "вагнера" – непідзвітну групунайманців, існування якої рік тому заперечувалося, але яка зараз видає порадивашому міністерству закордонних справ під час вашого головування в РадіБезпеки», – сказала вона, звертаючись до лаврова.</text:p>
      <text:p text:style-name="P4">
<text:span text:style-name="T4">
Читайте також:</text:span>
 <text:a xlink:type="simple" xlink:href="https://www.ukrinform.ua/rubric-world/3700118-lavrov-na-radbezi-oon-ozvuciv-novu-versiu-pricin-vijni-v-ukraini.html" text:style-name="Internet_20_link" text:visited-style-name="Visited_20_Internet_20_Link">
 <text:span text:style-name="T4">
лавров</text:span>
 </text:a>
</text:p>
      <text:p text:style-name="P4">
російське покоління втратило своє майбутнє, і уряд рф навіть не може пояснитичому, додала вона, підкресливши, що виправдання причин війни бажанням«перемогти нацизм та захиститися від біологічної зброї є очевидною брехнею».</text:p>
      <text:p text:style-name="P4">
«Попри всі заяви міністра лаврова про ефективну багатосторонність, я не бачунічого ефективного чи багатостороннього у зовнішній політиці росії», –наголосила Вудворд.</text:p>
      <text:p text:style-name="P4">
За її словами, якщо лавров зацікавлений у якнайшвидшому завершенні конфлікту,для цього росія повинна негайно вивести свої війська з усієї українськоїтериторії.</text:p>
      <text:p text:style-name="P4">
Як повідомлялося, у понеділок у РБ ООН під головуванням лаврова проходитьзасідання «Ефективна багатосторонність через захист принципів Статуту ООН».лавров представив позицію росії так, ніби вона захищає багатостороннівідносини й захищає принципи Статуту ООН.</text:p>
      <text:p text:style-name="P4">
<text:span text:style-name="T4">
Читайте також:</text:span>
 <text:a xlink:type="simple" xlink:href="https://www.ukrinform.ua/rubric-world/3700106-gensek-oon-u-vistupi-v-radbezi-prisvativ-vijni-rosii-proti-ukraini-odne-recenna.html" text:style-name="Internet_20_link" text:visited-style-name="Visited_20_Internet_20_Link">
 </text:a>
</text:p>
      <text:p text:style-name="P4">
Минулого тижня лавров та ватажок «групи вагнера» євген пригожин синхроннозаговорили про <text:a xlink:type="simple" xlink:href="https://www.ukrinform.ua/rubric-ato/3697225-lavrov-zaaviv-so-rosia-zacikavlena-u-najskorisomu-zaversenni-vijni.html" text:style-name="Internet_20_link" text:visited-style-name="Visited_20_Internet_20_Link">
 </text:a>
 . При цьомупригожин наголошував на необхідності закріплення досягнутих територіальнихздобутків рф.</text:p>
      <text:p text:style-name="P4">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Другий нідерландський евакуаційний рейс вилетів із Судану</text:span>
</text:h>
      <text:p text:style-name="P4">
Authors: Ukrinform (Person)</text:p>
      <text:p text:style-name="P4">
Publisher: Укринформ (Organization)</text:p>
      <text:p text:style-name="P4">
Published Time: 2023-04-24T21:01:06+03:00</text:p>
      <text:p text:style-name="P4">
Modified Time: 2023-04-24T21:01:06+03:00</text:p>
      <text:p text:style-name="P4">
Description: Із Судану вилетів другий нідерландський літак з евакуйованими людьми. — Укрінформ.</text:p>
      <text:p text:style-name="P4">
Images: ["<text:a xlink:type="simple" xlink:href="https://static.ukrinform.com/photos/2018_09/thumb_files/630_360_1536748525-9826.jpg" text:style-name="Internet_20_link" text:visited-style-name="Visited_20_Internet_20_Link">
630_360_15367...</text:a>
"]</text:p>
      <text:p text:style-name="P4">
Tags: ['Евакуація', 'Нідерланди', 'Судан']</text:p>
      <text:p text:style-name="P4">
Type: Article</text:p>
      <!--METADATA-->
      <text:p text:style-name="P4">
<draw:frame draw:style-name="fr1" draw:name="Image170" text:anchor-type="as-char" svg:width="6.9236in" svg:height="3.956343in" draw:z-index="0">
<draw:image xlink:href="../Images/yкринформ/2023-04-24T21-01-06-03-00/630_360_1536748525-9826.jpg" xlink:type="simple" xlink:show="embed" xlink:actuate="onLoad" draw:mime-type="image/jpeg"/>
</draw:frame>
 Із Суданувилетів другий нідерландський літак з евакуйованими людьми.</text:p>
      <text:p text:style-name="P4">
Про це повідомляє Укрінформ з посиланням на <text:a xlink:type="simple" xlink:href="https://nos.nl/collectie/13927/artikel/2472701-tweede-nederlandse-vliegtuig-met-evacues-vertrokken-uit-sudan" text:style-name="Internet_20_link" text:visited-style-name="Visited_20_Internet_20_Link">
</text:a>
 .</text:p>
      <text:p text:style-name="P4">
“Із Судану вилетів другий нідерландський евакуаційний рейс. Літак прямує доАкаби в Йорданії”, - йдеться у повідомленні.</text:p>
      <text:p text:style-name="P4">
Зазначається, що в МЗС Нідерландів не кажуть, скільки людей перебувають наборту літака. У Йорданії евакуйованих приймає група підтримки міністерства таоглядає медична група.</text:p>
      <text:p text:style-name="P4">
<text:span text:style-name="T4">
Читайте також:</text:span>
 <text:a xlink:type="simple" xlink:href="https://www.ukrinform.ua/rubric-society/3699956-mzs-opracovue-marsruti-evakuacii-ukrainciv-z-sudanu.html" text:style-name="Internet_20_link" text:visited-style-name="Visited_20_Internet_20_Link">
 </text:a>
</text:p>
      <text:p text:style-name="P4">
Після нічного евакуаційного рейсу Міністерство закордонних справ повідомило,що загалом шістдесят нідерландців покинули Судан.</text:p>
      <text:p text:style-name="P4">
Очікується, що вже завтра міністерство надасть нову інформацію про загальнукількість евакуйованих.</text:p>
      <text:p text:style-name="P4">
Як повідомляв Укрінформ, <text:a xlink:type="simple" xlink:href="https://www.ukrinform.ua/tag-niderlandi" text:style-name="Internet_20_link" text:visited-style-name="Visited_20_Internet_20_Link">
 </text:a>
 закрилипосольство в Судані та вживають заходів для евакуації своїх громадян.</text:p>
      <text:p text:style-name="P4">
<text:span text:style-name="T4">
Читайте також:</text:span>
 <text:a xlink:type="simple" xlink:href="https://www.ukrinform.ua/rubric-world/3699880-iz-sudanu-evakuuvali-21-diplomata-ta-ponad-tisacu-gromadan-krain-es-borrel.html" text:style-name="Internet_20_link" text:visited-style-name="Visited_20_Internet_20_Link">
 </text:a>
</text:p>
      <text:p text:style-name="P4">
15 квітня після кількох днів напруженості між армією Судану та Силами швидкогореагування (RSF) в Хартумі пролунали вибухи й стрілянина. Суперечказосереджена навколо запропонованого переходу країни до цивільного правління.</text:p>
      <text:p text:style-name="P4">
Всесвітня організація охорони здоров'я повідомила, що <text:a xlink:type="simple" xlink:href="https://www.ukrinform.ua/rubric-world/3700052-sonajmense-420-ludej-zaginuli-vnaslidok-bojovih-dij-u-sudani.html" text:style-name="Internet_20_link" text:visited-style-name="Visited_20_Internet_20_Link">
</text:a>
 після того, як там спалахнули інтенсивнібойові дії.</text:p>
      <text:p text:style-name="P4">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Білий дім про F-16 для України: США зосереджені на наданні тієї зброї, яка потрібна саме зараз</text:span>
</text:h>
      <text:p text:style-name="P4">
Authors: Ukrinform (Person)</text:p>
      <text:p text:style-name="P4">
Publisher: Укринформ (Organization)</text:p>
      <text:p text:style-name="P4">
Published Time: 2023-04-24T21:03:12+03:00</text:p>
      <text:p text:style-name="P4">
Modified Time: 2023-04-24T21:03:12+03:00</text:p>
      <text:p text:style-name="P4">
Description: Сполучені Штати наразі зосереджені на тому, щоб якомога скоріше й ефективніше надати Україні ту зброю, яку вона може використовувати саме зараз, в умовах підготовки до контрнаступу, тому питання F-16 поки не є предметом розгляду.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США', 'Україна', 'Винищувач']</text:p>
      <text:p text:style-name="P4">
Type: Article</text:p>
      <!--METADATA-->
      <text:p text:style-name="P4">
<draw:frame draw:style-name="fr1" draw:name="Image171" text:anchor-type="as-char" svg:width="6.9236in" svg:height="3.956343in" draw:z-index="0">
<draw:image xlink:href="../Images/yкринформ/2023-04-24T21-03-12-03-00/630_360_1682353688-641.jpg" xlink:type="simple" xlink:show="embed" xlink:actuate="onLoad" draw:mime-type="image/jpeg"/>
</draw:frame>
 СполученіШтати наразі зосереджені на тому, щоб якомога скоріше й ефективніше надатиУкраїні ту зброю, яку вона може використовувати саме зараз, в умовахпідготовки до контрнаступу, тому питання F-16 поки не є предметом розгляду.</text:p>
      <text:p text:style-name="P4">
Так прокоментував позицію адміністрації Байдена щодо надання Україніамериканських винищувачів представник Ради нацбезпеки Білого дому Джон Кірбі,передає власний кореспондент Укрінформу.</text:p>
      <text:p text:style-name="P4">
«Ви чули, як президент Байден говорив, що це (питання передачі Україні літаківF-16 – ред.) наразі не розглядається. Те, на чому ми зараз зосереджені, цеможливості, які, за словами самих українців, їм справді потрібні впродовжближчих тижнів і місяців», - зазначив представник Білого дому.</text:p>
      <text:p text:style-name="P4">
Він підкреслив, що американська сторона підтримує постійний контакт із Києвом.</text:p>
      <text:p text:style-name="P4">
«Ми майже щодня постійно обговорюємо з українцями, які можливості їм потрібнінасамперед», - зазначив Кірбі.</text:p>
      <text:p text:style-name="P4">
Він також нагадав, що про це йшлося й на 11-му «Рамштайні» минулого тижня, деувага була сфокусована, в тому числі, на посиленні протиповітряної оборони,наданні боєприпасів і засобів доставки. Крім того, найнагальніші потреби ЗСУбули враховані в останніх пакетах оборонної допомоги <text:a xlink:type="simple" xlink:href="https://www.ukrinform.ua/tag-ssa" text:style-name="Internet_20_link" text:visited-style-name="Visited_20_Internet_20_Link">
</text:a>
 . У цьому ж контексті представник Білогодому вказав на проведення навчань українських підрозділів на західній техніці.</text:p>
      <text:p text:style-name="P4">
<text:span text:style-name="T4">
Читайте також:</text:span>
 <text:a xlink:type="simple" xlink:href="https://www.ukrinform.ua/rubric-polytics/3700084-ukraina-ocikue-na-pozitivne-risenna-partneriv-sodo-nadanna-bojovih-litakiv-stefancuk.html" text:style-name="Internet_20_link" text:visited-style-name="Visited_20_Internet_20_Link">
 </text:a>
</text:p>
      <text:p text:style-name="P4">
Як повідомляв Укрінформ, 11-те засідання Контактної групи з питань оборониУкраїни відбулося минулої п’ятниці на авіабазі американських ВПС «Рамштайн» уНімеччині. Участь у зустрічі взяли представники близько 50 країн-партнерівУкраїни.</text:p>
      <text:p text:style-name="P4">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Населення Індії цього тижня перевищить за кількістю Китай - ООН</text:span>
</text:h>
      <text:p text:style-name="P4">
Authors: Ukrinform (Person)</text:p>
      <text:p text:style-name="P4">
Publisher: Укринформ (Organization)</text:p>
      <text:p text:style-name="P4">
Published Time: 2023-04-24T21:14:00+03:00</text:p>
      <text:p text:style-name="P4">
Modified Time: 2023-04-24T21:14:00+03:00</text:p>
      <text:p text:style-name="P4">
Description: Згідно з даними департаменту з економічних та соціальних питань Організації Об'єднаних Націй, до кінця цього тижня Індія випередить Китай та стане найбільш густонаселеною країною в світі. — Укрінформ.</text:p>
      <text:p text:style-name="P4">
Images: ["<text:a xlink:type="simple" xlink:href="https://static.ukrinform.com/photos/2022_03/thumb_files/630_360_1647750937-982.jpeg" text:style-name="Internet_20_link" text:visited-style-name="Visited_20_Internet_20_Link">
630_360_16477...</text:a>
"]</text:p>
      <text:p text:style-name="P4">
Tags: ['Індія', 'Китай', 'Населення']</text:p>
      <text:p text:style-name="P4">
Type: Article</text:p>
      <!--METADATA-->
      <text:p text:style-name="P4">
<draw:frame draw:style-name="fr1" draw:name="Image172" text:anchor-type="as-char" svg:width="6.9236in" svg:height="3.956343in" draw:z-index="0">
<draw:image xlink:href="../Images/yкринформ/2023-04-24T21-14-00-03-00/630_360_1647750937-982.jpeg" xlink:type="simple" xlink:show="embed" xlink:actuate="onLoad" draw:mime-type="image/jpeg"/>
</draw:frame>
 Згідно зданими департаменту з економічних та соціальних питань Організації Об'єднанихНацій, до кінця цього тижня Індія випередить Китай та стане найбільшгустонаселеною країною в світі.</text:p>
      <text:p text:style-name="P4">
Як передає Укрінформ, про це повідомляє <text:a xlink:type="simple" xlink:href="https://www.bbc.com/news/world-asia-india-65380148" text:style-name="Internet_20_link" text:visited-style-name="Visited_20_Internet_20_Link">
 </text:a>
 .</text:p>
      <text:p text:style-name="P4">
Згідно з новими даними, населення Індії до кінця квітня досягне 1 425 775 850осіб.</text:p>
      <text:p text:style-name="P4">
Минулого тижня Фонд ООН в області народонаселення (UNFPA) передбачив, що Індіявипередить Китай, за кількістю населення, до середини цього року.</text:p>
      <text:p text:style-name="P4">
<text:span text:style-name="T4">
Читайте також:</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Разом на ці дві азіатські країни припадає більше третини населення планетиЗемля протягом останніх 70 років.</text:p>
      <text:p text:style-name="P4">
"Китай незабаром поступиться своїм давнім статусом найбільш густонаселеноїкраїни в світі", - йдеться у заяві Департаменту з економічних та соціальнихпитань ООН (DESA).</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У заяві сказано, що «через невизначеність, пов’язану з оцінкою тапрогнозуванням чисельності населення, конкретна дата, коли <text:span text:style-name="T4">
<text:a xlink:type="simple" xlink:href="https://www.ukrinform.ua/tag-india" text:style-name="Internet_20_link" text:visited-style-name="Visited_20_Internet_20_Link">
</text:a>
 </text:span>
 , як очікується, перевершить Китай зачисельністю населення, є приблизною та може бути переглянута».</text:p>
      <text:p text:style-name="P4">
Як повідомлялося, _<text:span text:style-name="T4">
<text:a xlink:type="simple" xlink:href="https://www.ukrinform.ua/rubric-world/3698068-india-stane-persou-v-sviti-za-kilkistu-naselenna-kitaj-ne-perejmaetsa-cerez-takij-prognoz-oon.html" text:style-name="Internet_20_link" text:visited-style-name="Visited_20_Internet_20_Link">
 </text:a>
 </text:span>
 _ , оскільки вважає важливішим якість демографічногопотенціалу, який забезпечує розвиток країни.</text:p>
      <text:p text:style-name="P4">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У вівторок Україну прогріє до +20°</text:span>
</text:h>
      <text:p text:style-name="P4">
Authors: Ukrinform (Person)</text:p>
      <text:p text:style-name="P4">
Publisher: Укринформ (Organization)</text:p>
      <text:p text:style-name="P4">
Published Time: 2023-04-24T21:18:00+03:00</text:p>
      <text:p text:style-name="P4">
Modified Time: 2023-04-24T21:18:00+03:00</text:p>
      <text:p text:style-name="P4">
Description: В Україні у вівторок, 25 квітня, короткочасні дощі очікуються у західних та східних областях, на решті території без опадів. — Укрінформ.</text:p>
      <text:p text:style-name="P4">
Images: ["<text:a xlink:type="simple" xlink:href="https://static.ukrinform.com/photos/2022_05/thumb_files/630_360_1652120765-423.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173" text:anchor-type="as-char" svg:width="6.9236in" svg:height="3.956343in" draw:z-index="0">
<draw:image xlink:href="../Images/yкринформ/2023-04-24T21-18-00-03-00/630_360_1652120765-423.jpeg" xlink:type="simple" xlink:show="embed" xlink:actuate="onLoad" draw:mime-type="image/jpeg"/>
</draw:frame>
 В Україніу вівторок, 25 квітня, короткочасні дощі очікуються у західних та східнихобластях, на решті території без опадів.</text:p>
      <text:p text:style-name="P4">
Про це Укрінформу повідомили в Українському гідрометцентрі.</text:p>
      <text:p text:style-name="P4">
Вітер переважно південний, 5-10 м/с. Температура вночі 4-9° тепла; вдень15-20°, на заході та сході країни 9-14°; на високогір'ї Карпат вночі та вдень1-6° тепла.</text:p>
      <text:p text:style-name="P4">
У Києві та Київській області 25 квітня мінлива хмарність, без опадів.Температура у столиці вночі 6-8°, вдень 17-19°; по області вночі 4-9°, вдень15-20°.</text:p>
      <text:p text:style-name="P4">
В наступні два дні, 26-27 квітня, в Україні переважатиме дощова погода. Так,26 квітня вночі у західних, Житомирській, Вінницькій, вдень в більшостіпівнічних, центральних та Одеській областях помірні дощі, на решті територіївночі без опадів, вдень невеликі короткочасні дощі; температура вночі 5-10°,вдень 13-18°, у східних та південних областях до 21°, у західних, Житомирськійта Вінницькій областях вночі 3-8° тепла, вдень 6-11°.</text:p>
      <text:p text:style-name="P4">
27 квітня у західних областях без опадів, на решті території невеликікороткочасні дощі (вдень у більшості центральних, південних та східнихобластей помірні дощі); температура у південних та східних областях вночі5-10°, вдень 16-21°, на решті території вночі 3-8° тепла (у західних областях1-6° тепла, на поверхні ґрунту заморозки 0-3°), вдень 8-13° тепла. Нависокогір'ї Карпат 26 квітня дощ з мокрим снігом, 27 квітня без опадів;температура вночі та вдень 1-6° тепла (вночі 27 квітня 0-5° морозу).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столичному регіоні 26-27 квітня хмарно з проясненнями, 26 квітня вночі безопадів, вдень дощ. Температура у Києві вночі 8-10°, вдень 15-17°; по областівночі 5-10°, вдень 13-18°.</text:p>
      <text:p text:style-name="P4">
27 квітня вночі помірний, вдень невеликий <text:a xlink:type="simple" xlink:href="https://www.ukrinform.ua/tag-kiiv" text:style-name="Internet_20_link" text:visited-style-name="Visited_20_Internet_20_Link">
 </text:a>
 . У Києві вночі 5-7° тепла, вдень 10-12°; по області вночі 3-8°, вдень8-13°.</text:p>
      <text:p text:style-name="P4">
Упродовж 28-29 квітня в Україні, за прогнозами синоптиків, буде майже безопадів. Лише 28 квітня вночі на Лівобережжі, в Одеській та Миколаївськійобластях, вдень у східних та південно-східних областях, 29 квітня вночі усхідній та південній частинах, вдень у більшості західних областей можливікороткочасні дощі.</text:p>
      <text:p text:style-name="P4">
Температура у східній та південно-східній частинах (28 квітня на Лівобережжі)вночі 6-12°, вдень 28 квітня 15-20°, 29 квітня 11-17°; на решті територіїкраїни вночі 1-7° тепла (у західних, більшості північних та центральнихобластей на поверхні ґрунту місцями заморозки 0-3°); вдень 8-14° тепла, наЗакарпатті 12-18°. На високогір'ї Карпат вночі 0-5° морозу, вдень 1-7° тепла.</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У Києві та області 28-29 квітня без опадів. Температура у столиці вночі 3-5°тепла; вдень 28 квітня 11-13°, 29 квітня 13-15°. По області вночі 1-6° тепла(на поверхні ґрунту місцями заморозки 0-3°); вдень 28 квітня 8-13° тепла, 29квітня 11-16°.</text:p>
      <text:p text:style-name="P4">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Костюк та Світоліна провели спільне тренування в Мадриді</text:span>
</text:h>
      <text:p text:style-name="P4">
Authors: Ukrinform (Person)</text:p>
      <text:p text:style-name="P4">
Publisher: Укринформ (Organization)</text:p>
      <text:p text:style-name="P4">
Published Time: 2023-04-24T21:19:01+03:00</text:p>
      <text:p text:style-name="P4">
Modified Time: 2023-04-24T21:19:01+03:00</text:p>
      <text:p text:style-name="P4">
Description: Українські тенісистки готуються до старту на турнірі WTA 1000 в столиці Іспанії. — Укрінформ.</text:p>
      <text:p text:style-name="P4">
Images: ["<text:a xlink:type="simple" xlink:href="https://static.ukrinform.com/photos/2023_04/thumb_files/630_360_1682360245-258.jpg" text:style-name="Internet_20_link" text:visited-style-name="Visited_20_Internet_20_Link">
630_360_16823...</text:a>
"]</text:p>
      <text:p text:style-name="P4">
Tags: ['Світоліна', 'Теніс', 'Марта Костюк']</text:p>
      <text:p text:style-name="P4">
Type: Article</text:p>
      <!--METADATA-->
      <text:p text:style-name="P4">
<draw:frame draw:style-name="fr1" draw:name="Image174" text:anchor-type="as-char" svg:width="6.9236in" svg:height="3.956343in" draw:z-index="0">
<draw:image xlink:href="../Images/yкринформ/2023-04-24T21-19-01-03-00/630_360_1682360245-258.jpg" xlink:type="simple" xlink:show="embed" xlink:actuate="onLoad" draw:mime-type="image/jpeg"/>
</draw:frame>
 Українськітенісистки готуються до старту на турнірі WTA 1000 в столиці Іспанії.</text:p>
      <text:p text:style-name="P4">
Марта Костюк (WTA 36) <text:a xlink:type="simple" xlink:href="https://www.instagram.com/stories/martakostyuk/3087984253665218491/" text:style-name="Internet_20_link" text:visited-style-name="Visited_20_Internet_20_Link">
</text:a>
 усвоєму Інстаграмі фото разом із Еліною Світоліною, передає Укрінформ.</text:p>
      <text:p text:style-name="P4">
Українки провели тренування на корті Мадрида. Марта та Еліна візьмуть участьна ґрунтовому турнірі серії WTA 1000 в іспанській столиці.</text:p>
      <text:p text:style-name="P4">
У першому раунді турніру Еліна Світоліна зіграє з Александрою Саснович, матчвідбудеться у середу, 26-го квітня. Марта Костюк розпочне виступи з 1/32фіналу, вона зустрінеться з Камілою Осоріо, або з кваліфаєркою, з якоюколумбійка зіграє в першому раунді.</text:p>
      <text:p text:style-name="P4">
<text:span text:style-name="T4">
Читайте також:</text:span>
 <text:a xlink:type="simple" xlink:href="https://www.ukrinform.ua/rubric-sports/3699757-marta-kostuk-onovila-osobistij-rekord-u-rejtingu-wta.html" text:style-name="Internet_20_link" text:visited-style-name="Visited_20_Internet_20_Link">
 <text:span text:style-name="T4">
Костюк</text:span>
 </text:a>
</text:p>
      <text:p text:style-name="P4">
Як повідомляв Укрінформ, Марта Костюк цього тижня оновила свій рейтинговийрекорд і може стати першою ракеткою України за підсумками турніру в Мадриді.</text:p>
      <text:p text:style-name="P4">
Фото: instagram.com/stories/martakostyuk</text:p>
      <text:p text:style-name="P4">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Постпред США при ООН нагадала лаврову головні принципи Статуту Організації</text:span>
</text:h>
      <text:p text:style-name="P4">
Authors: Ukrinform (Person)</text:p>
      <text:p text:style-name="P4">
Publisher: Укринформ (Organization)</text:p>
      <text:p text:style-name="P4">
Published Time: 2023-04-24T21:22:06+03:00</text:p>
      <text:p text:style-name="P4">
Modified Time: 2023-04-24T21:22:06+03:00</text:p>
      <text:p text:style-name="P4">
Description: Постійна представниця США при ООН Лінда Томас-Грінфілд зачитала міністрові закордонних справ росії сергію лаврову, який головує у понеділок на засіданні Ради Безпеки, головні принципи Організації Об’єднаних Націй, викладені в її Статуті. — Укрінформ.</text:p>
      <text:p text:style-name="P4">
Images: ["<text:a xlink:type="simple" xlink:href="https://static.ukrinform.com/photos/2021_03/thumb_files/630_360_1615424520-244.png" text:style-name="Internet_20_link" text:visited-style-name="Visited_20_Internet_20_Link">
630_360_16154...</text:a>
"]</text:p>
      <text:p text:style-name="P4">
Tags: ['США', 'росія', 'Радбез ООН']</text:p>
      <text:p text:style-name="P4">
Type: Article</text:p>
      <!--METADATA-->
      <text:p text:style-name="P4">
<draw:frame draw:style-name="fr1" draw:name="Image175" text:anchor-type="as-char" svg:width="6.9236in" svg:height="3.956343in" draw:z-index="0">
<draw:image xlink:href="../Images/yкринформ/2023-04-24T21-22-06-03-00/630_360_1615424520-244.png" xlink:type="simple" xlink:show="embed" xlink:actuate="onLoad" draw:mime-type="image/png"/>
</draw:frame>
 Постійнапредставниця США при ООН Лінда Томас-Грінфілд зачитала міністрові закордоннихсправ росії сергію лаврову, який головує у понеділок на засіданні РадиБезпеки, головні принципи Організації Об’єднаних Націй, викладені в їїСтатуті.</text:p>
      <text:p text:style-name="P4">
Про це повідомляє кореспондент Укрінформу.</text:p>
      <text:p text:style-name="P4">
«Стаття 1: цілями Організації Об'єднаних Націй є підтримання міжнародного мируі безпеки... А ось у статті 2 чітко сказано: «Усі члени Організації Об’єднанихНацій утримуються у своїх міжнародних відносинах від погрози силою або їїзастосування як проти територіальної недоторканності або політичноїнезалежності будь-якої держави, так і якимось іншим чином», ­– сказала вона,тримаючи в руках Статут ООН.</text:p>
      <text:p text:style-name="P4">
Томас-Грінфілд наголосила, що «сьогоднішній лицемірний організатор» засідання– росія - «вторглася до свого сусіда, в Україну, і завдала удару в саме серцеСтатуту ООН та всіх цінностей».</text:p>
      <text:p text:style-name="P4">
Вона підкреслила, що росіяни продовжують вбивати і калічити українців,руйнувати інфраструктуру України, поки триває це засідання, скликане росією.</text:p>
      <text:p text:style-name="P4">
«Поки ми сидимо тут, ми готуємося до наступної Бучі, наступного Маріуполя,наступного Херсона, наступного воєнного злочину, наступного безсовісногозвірства», – додала вона.</text:p>
      <text:p text:style-name="P4">
Постпред США нагадала, що проти дій росії проголосувала 141 держава зі 193,ухваливши відповідну декларацію Генасамблеї ООН.</text:p>
      <text:p text:style-name="P4">
Вона підкреслила, що порушення росією Статуту ООН та міжнародного права«стосується не лише України чи Європи, – це стосується всіх нас».</text:p>
      <text:p text:style-name="P4">
«Сьогодні це Україна, але завтра це може бути інша країна. Інша маленькакраїна, яка зазнає вторгнення від свого більшого сусіда», – поясниладипломатка.</text:p>
      <text:p text:style-name="P4">
Вона наголосила, що крім вторгнення в сусідню державу, росія перетворила назброю глобальні поставки продовольства, перешкоджаючи транспортуванню зернаЧорним морем, порушила свої зобов'язання за новим Договором про СНО (щодоподальшого скорочення та обмеження стратегічних наступальних озброєнь),виступила з небезпечними й провокаційними ядерними погрозами, ігноруєуніверсальні права людини та основоположні свободи – як у рф, так і за їїмежами. Постпред США нагадала, що москва незаконно затримала американськихгромадян, зокрема журналіста Евана Гершковича. <text:a xlink:type="simple" xlink:href="https://www.ukrinform.ua/tag-oon" text:style-name="Internet_20_link" text:visited-style-name="Visited_20_Internet_20_Link">
</text:a>
 потребує реформування, наголосила вона.«Щоб підтримувати і зберігати свої фундаментальні принципи, ця організаціяповинна еволюціонувати, аби відповідати потребам ХХI століття», – додала вона.</text:p>
      <text:p text:style-name="P4">
<text:span text:style-name="T4">
Читайте також:</text:span>
 <text:a xlink:type="simple" xlink:href="https://www.ukrinform.ua/rubric-world/3700118-lavrov-na-radbezi-oon-ozvuciv-novu-versiu-pricin-vijni-v-ukraini.html" text:style-name="Internet_20_link" text:visited-style-name="Visited_20_Internet_20_Link">
 <text:span text:style-name="T4">
лавров</text:span>
 </text:a>
</text:p>
      <text:p text:style-name="P4">
Як повідомлялося, у понеділок у РБ ООН під головуванням лаврова проходитьзасідання «Ефективна багатосторонність через захист принципів Статуту ООН».лавров намагався представити позицію росії так, ніби вона захищаєбагатосторонні відносини й захищає принципи Статуту ООН.</text:p>
      <text:p text:style-name="P4">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АЗ» U-19 – переможець Юнацької ліги УЄФА</text:span>
</text:h>
      <text:p text:style-name="P4">
Authors: Ukrinform (Person)</text:p>
      <text:p text:style-name="P4">
Publisher: Укринформ (Organization)</text:p>
      <text:p text:style-name="P4">
Published Time: 2023-04-24T21:32:00+03:00</text:p>
      <text:p text:style-name="P4">
Modified Time: 2023-04-24T21:32:00+03:00</text:p>
      <text:p text:style-name="P4">
Description: У фіналі нідерландці розгромили «Хайдук». — Укрінформ.</text:p>
      <text:p text:style-name="P4">
Images: ["<text:a xlink:type="simple" xlink:href="https://static.ukrinform.com/photos/2023_04/thumb_files/630_360_1682361069-685.png" text:style-name="Internet_20_link" text:visited-style-name="Visited_20_Internet_20_Link">
630_360_16823...</text:a>
"]</text:p>
      <text:p text:style-name="P4">
Tags: ['Футбол']</text:p>
      <text:p text:style-name="P4">
Type: Article</text:p>
      <!--METADATA-->
      <text:p text:style-name="P4">
<draw:frame draw:style-name="fr1" draw:name="Image176" text:anchor-type="as-char" svg:width="6.9236in" svg:height="3.956343in" draw:z-index="0">
<draw:image xlink:href="../Images/yкринформ/2023-04-24T21-32-00-03-00/630_360_1682361069-685.png" xlink:type="simple" xlink:show="embed" xlink:actuate="onLoad" draw:mime-type="image/png"/>
</draw:frame>
 У фіналінідерландці розгромили «Хайдук».</text:p>
      <text:p text:style-name="P4">
У вирішальному матчі Юнацької ліги УЄФА зустрічалися «АЗ» U-19 та «Хайдук»U-19, передає Укрінформ.</text:p>
      <text:p text:style-name="P4">
Нідерландці володіли перевагою у першому таймі, але зуміли відкрити рахуноклише в самому його кінці. Нападник Джейден Аддаї реалізував пенальті передперервою.</text:p>
      <text:p text:style-name="P4">
Після перерви «АЗ» оформив розгром. Дублями відзначилися Ернест Поку та МексМердінк.</text:p>
      <text:p text:style-name="P4">
«АЗ» вперше перемагає в Юнацькій лізі УЄФА, стаючи першим клубом зНідерландів, який здобув даний трофей. Торік у фіналі перемогла «Бенфіка».</text:p>
      <text:p text:style-name="P4">
<text:span text:style-name="T4">
Читайте також:</text:span>
 <text:a xlink:type="simple" xlink:href="https://www.ukrinform.ua/rubric-sports/3699108-unacka-liga-uefa-alkmaar-ta-hajduk-zustrinutsa-u-finali.html" text:style-name="Internet_20_link" text:visited-style-name="Visited_20_Internet_20_Link">
 <text:span text:style-name="T4">
Юнацька</text:span>
 <text:span text:style-name="T4">
ліга</text:span>
 </text:a>
</text:p>
      <text:p text:style-name="P4">
Як повідомляв Укрінформ, до стадії 1/8 фіналу Юнацької ліги УЄФА дійшов «Рух»,львів’яни поступилися «Мілану» (0:1), який потім у півфіналі програв «Хайдуку»(1:3).</text:p>
      <text:p text:style-name="P4">
Фото: Getty Image</text:p>
      <text:p text:style-name="P4">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Мультипредметний тест за кордоном хочуть скласти 16 тисяч осіб – Лісовий</text:span>
</text:h>
      <text:p text:style-name="P4">
Authors: Ukrinform (Person)</text:p>
      <text:p text:style-name="P4">
Publisher: Укринформ (Organization)</text:p>
      <text:p text:style-name="P4">
Published Time: 2023-04-24T21:40:00+03:00</text:p>
      <text:p text:style-name="P4">
Modified Time: 2023-04-24T21:40:00+03:00</text:p>
      <text:p text:style-name="P4">
Description: Тимчасові екзаменаційні пункти для проведення Національного мультипредметного тесту утворено в 49 містах 31 країни, бажання взяти участь у НМТ за кордоном наразі виявили 16 тисяч осіб. — Укрінформ.</text:p>
      <text:p text:style-name="P4">
Images: ["<text:a xlink:type="simple" xlink:href="https://static.ukrinform.com/photos/2023_04/thumb_files/630_360_1682361912-600.jpg" text:style-name="Internet_20_link" text:visited-style-name="Visited_20_Internet_20_Link">
630_360_16823...</text:a>
"]</text:p>
      <text:p text:style-name="P4">
Tags: ['Вступна кампанія', 'Мультипредметний тест', 'Тест', 'Оксен Лісовий', 'Єдині новини']</text:p>
      <text:p text:style-name="P4">
Type: Article</text:p>
      <!--METADATA-->
      <text:p text:style-name="P4">
<draw:frame draw:style-name="fr1" draw:name="Image177" text:anchor-type="as-char" svg:width="6.9236in" svg:height="3.956343in" draw:z-index="0">
<draw:image xlink:href="../Images/yкринформ/2023-04-24T21-40-00-03-00/630_360_1682361912-600.jpg" xlink:type="simple" xlink:show="embed" xlink:actuate="onLoad" draw:mime-type="image/jpeg"/>
</draw:frame>
 Тимчасовіекзаменаційні пункти для проведення Національного мультипредметного тестуутворено в 49 містах 31 країни, бажання взяти участь у НМТ за кордоном наразівиявили 16 тисяч осіб.</text:p>
      <text:p text:style-name="P4">
Про це розповів міністр освіти та науки України Оксен Лісовий в ефірітелемарафону «Єдині новини», повідомляє Укрінформ.</text:p>
      <text:p text:style-name="P4">
«У нас зараз триває реєстрація активно. За два тижні ми маємо 160 тисяч ужесформованих персональних кабінетів, 16 тисяч людей виявило бажання скласти <text:span text:style-name="T4">
<text:a xlink:type="simple" xlink:href="https://www.ukrinform.ua/tag-multipredmetnij-test" text:style-name="Internet_20_link" text:visited-style-name="Visited_20_Internet_20_Link">
</text:a>
 </text:span>
 з-за кордону. Маємоорганізовані тимчасові екзаменаційні пункти в Німеччині, Польщі, взагалі 49міст у 31 країні маємо на сьогодні», - сказав він.</text:p>
      <text:p text:style-name="P4">
<text:span text:style-name="T4">
Читайте також:</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За словами міністра, цьогоріч спостерігається приблизно така сама активністьщодо участі в тестуванні, як і в минулі роки.</text:p>
      <text:p text:style-name="P4">
Лісовий нагадав, що вступники складають три предмети, серед яких основними єукраїнська мова й математика, а з додаткових - історія України, іноземна мова,хімія, фізика, біологія.</text:p>
      <text:p text:style-name="P4">
<text:span text:style-name="T4">
Читайте також:</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Як повідомляв Укрінформ, реєстрація для участі в цьогорічному Національномумультипредметному тесті _<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СБУ оголосила підозру «вагнерівцю» з Казахстану, якого взяли в полон під Бахмутом</text:span>
</text:h>
      <text:p text:style-name="P4">
Authors: Ukrinform (Person)</text:p>
      <text:p text:style-name="P4">
Publisher: Укринформ (Organization)</text:p>
      <text:p text:style-name="P4">
Published Time: 2023-04-24T21:41:00+03:00</text:p>
      <text:p text:style-name="P4">
Modified Time: 2023-04-24T21:41:00+03:00</text:p>
      <text:p text:style-name="P4">
Description: Громадянину однієї з країн Центральної Азії оголосили підозру за участь у складі приватної військової компанії "вагнер" у бойових діях проти Збройних сил України. — Укрінформ.</text:p>
      <text:p text:style-name="P4">
Images: ["<text:a xlink:type="simple" xlink:href="https://static.ukrinform.com/photos/2017_11/thumb_files/630_360_1509709006-9626.jpg" text:style-name="Internet_20_link" text:visited-style-name="Visited_20_Internet_20_Link">
630_360_15097...</text:a>
"]</text:p>
      <text:p text:style-name="P4">
Tags: ['Бахмут', 'Казахстан', 'СБУ', 'ПВК "Вагнера"', 'Війна з росією']</text:p>
      <text:p text:style-name="P4">
Type: Article</text:p>
      <!--METADATA-->
      <text:p text:style-name="P4">
<draw:frame draw:style-name="fr1" draw:name="Image178" text:anchor-type="as-char" svg:width="6.9236in" svg:height="3.956343in" draw:z-index="0">
<draw:image xlink:href="../Images/yкринформ/2023-04-24T21-41-00-03-00/630_360_1509709006-9626.jpg" xlink:type="simple" xlink:show="embed" xlink:actuate="onLoad" draw:mime-type="image/jpeg"/>
</draw:frame>
Громадянину однієї з країн Центральної Азії оголосили підозру за участь ускладі приватної військової компанії "вагнер" у бойових діях проти Збройнихсил України.</text:p>
      <text:p text:style-name="P4">
Як передає Укрінформ, про це повідомила <text:a xlink:type="simple" xlink:href="https://ssu.gov.ua/novyny/za-materialamy-sbu-pered-sudom-postane-vahnerivets-yakyi-shturmuvav-pozytsii-syl-oborony-pid-bakhmutom" text:style-name="Internet_20_link" text:visited-style-name="Visited_20_Internet_20_Link">
 </text:a>
 .</text:p>
      <text:p text:style-name="P4">
Фігуранту інкримінується вчинення злочину, передбаченого ч. 4 ст. 447 (участьнайманця у збройному конфлікті, воєнних або насильницьких діях) Кримінальногокодексу України.</text:p>
      <text:p text:style-name="P4">
Встановлено, що, відбуваючи покарання в Тюменській виправній колоніїросійської федерації за зґвалтування, у жовтні 2022 року підозрюваний отримавпропозицію ввійти до складу так званої групи "вагнера" для участі у <text:a xlink:type="simple" xlink:href="https://www.ukrinform.ua/tag-vijna" text:style-name="Internet_20_link" text:visited-style-name="Visited_20_Internet_20_Link">
</text:a>
 проти України.</text:p>
      <text:p text:style-name="P4">
<text:span text:style-name="T4">
Читайте також:</text:span>
 <text:a xlink:type="simple" xlink:href="https://www.ukrinform.ua/rubric-ato/3670399-sbu-povidomila-pro-pidozru-polonenomu-biloruskomu-vagnerivcu.html" text:style-name="Internet_20_link" text:visited-style-name="Visited_20_Internet_20_Link">
 </text:a>
</text:p>
      <text:p text:style-name="P4">
За умовами "контракту" представники приватної військової компанії обіцялизловмиснику "заробітну плату" розміром 200 тисяч рублів й "ануляцію"судимості.</text:p>
      <text:p text:style-name="P4">
За даними слідства, уже через місяць фігурант разом з іншими засудженими, якіприєдналися до угруповання "вагнер", прибув до міста Ростов (рф), де отримаввійськову форму, зброю й боєприпаси.</text:p>
      <text:p text:style-name="P4">
У подальшому найманці були відправлені на "тренувальний полігон", щодислокується на тимчасово окупованій території Луганської області. "Навчальнийкурс" для зловмисників так і не відбувся через відсутність інструкторів збойової підготовки.</text:p>
      <text:p text:style-name="P4">
На початку грудня 2022 року у складі загарбницького угруповання підозрюваногоперекинули на східний фронт. Наприкінці того ж місяця під час боєзіткнення наБахмутському напрямку Сили оборони взяли найманця в полон.</text:p>
      <text:p text:style-name="P4">
Як уточнили в <text:a xlink:type="simple" xlink:href="https://www.gp.gov.ua/ua/posts/u-skladi-pvk-vagner-voyuvav-proti-zsu-gromadyaninu-kazaxstanu-povidomleno-pro-pidozru-u-naimanstvi" text:style-name="Internet_20_link" text:visited-style-name="Visited_20_Internet_20_Link">
 </text:a>
 ,ідеться про уродженця Таєншинського району Петропавлівської області РеспублікиКазахстан.</text:p>
      <text:p text:style-name="P4">
Фігурант воював проти підрозділів ЗСУ та мирного населення в районах містаКремінна Луганської області і села Яковлівка Бахмутського району Донецькоїобласті.</text:p>
      <text:p text:style-name="P4">
Станом на цей час підозрюваний перебуває під вартою. Йому загрожує до 10 роківпозбавлення волі.</text:p>
      <text:p text:style-name="P4">
Як повідомляв Укрінформ, за перші три місяці 2023 року суд за матеріаламивійськової контррозвідки СБУ <text:a xlink:type="simple" xlink:href="https://www.ukrinform.ua/rubric-ato/3686179-za-materialami-kontrrozvidki-sbu-cogoric-zasudili-vze-desatoh-bojovikiv.html" text:style-name="Internet_20_link" text:visited-style-name="Visited_20_Internet_20_Link">
 </text:a>
 десятьом бойовикам, які брали участь у збройній агресії рфпроти України.</text:p>
      <text:p text:style-name="P4">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Загарбники упродовж дня обстріляли сім громад Сумщини</text:span>
</text:h>
      <text:p text:style-name="P4">
Authors: Ukrinform (Person)</text:p>
      <text:p text:style-name="P4">
Publisher: Укринформ (Organization)</text:p>
      <text:p text:style-name="P4">
Published Time: 2023-04-24T21:59:00+03:00</text:p>
      <text:p text:style-name="P4">
Modified Time: 2023-04-24T21:59:00+03:00</text:p>
      <text:p text:style-name="P4">
Description: російські війська у понеділок, 24 квітня, обстріляли сім територіальних громад Сумської області.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179" text:anchor-type="as-char" svg:width="6.9236in" svg:height="3.956343in" draw:z-index="0">
<draw:image xlink:href="../Images/yкринформ/2023-04-24T21-59-00-03-00/630_360_1674980674-403.jpeg" xlink:type="simple" xlink:show="embed" xlink:actuate="onLoad" draw:mime-type="image/jpeg"/>
</draw:frame>
 російськівійська у понеділок, 24 квітня, обстріляли сім територіальних громад Сумськоїобласті.</text:p>
      <text:p text:style-name="P4">
Як передає Укрінформ, про це Сумська обласна військова адміністраціяповідомляє у <text:a xlink:type="simple" xlink:href="https://t.me/Sumy_news_ODA/15638" text:style-name="Internet_20_link" text:visited-style-name="Visited_20_Internet_20_Link">
 </text:a>
 .</text:p>
      <text:p text:style-name="P4">
«Упродовж дня росіяни здійснили обстріли 7 прикордонних громад - Есманської,Миропільської, Зноб-Новгородської, Білопільської, Шалигинської, Середино-Будської, Юнаківської. Зафіксовано 83 прильоти з мінометів та артилерії. Нажаль, є руйнування», - йдеться в повідомленні.</text:p>
      <text:p text:style-name="P4">
По території Миропільської громади зафіксовано 6 влучань. Внаслідок одного ізворожих обстрілів пошкоджено три приватні будинки та магазин.</text:p>
      <text:p text:style-name="P4">
<text:span text:style-name="T4">
Читайте також:</text:span>
 <text:span text:style-name="T4">
<text:a xlink:type="simple" xlink:href="https://www.ukrinform.ua/rubric-ato/3700129-naev-pereviriv-pozicii-zsu-na-prikordonni-sumsini.html" text:style-name="Internet_20_link" text:visited-style-name="Visited_20_Internet_20_Link">
 </text:a>
 </text:span>
</text:p>
      <text:p text:style-name="P4">
По Есманській громаді був мінометний обстріл - одне влучання. Також росіянибили з артилерії - 9 влучань. У результаті <text:span text:style-name="T4">
<text:a xlink:type="simple" xlink:href="https://www.ukrinform.ua/tag-obstril" text:style-name="Internet_20_link" text:visited-style-name="Visited_20_Internet_20_Link">
 </text:a>
 </text:span>
 пошкоджено складське приміщення, пожежею пошкоджено житловийбудинок.</text:p>
      <text:p text:style-name="P4">
По території Шалигинської громади ворог вдарив з артилерії - 8 влучань.</text:p>
      <text:p text:style-name="P4">
Також росіяни обстріляли територію Білопільської громади з міномета.Зафіксовано 32 вибухи.</text:p>
      <text:p text:style-name="P4">
<text:span text:style-name="T4">
Читайте також:</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По Зноб-Новгородській громаді було 15 влучань з міномета.</text:p>
      <text:p text:style-name="P4">
Крім того, росіяни скинули три міни на територію Юнаківської громади.</text:p>
      <text:p text:style-name="P4">
По Середино-Будській громаді зафіксовано артобстріл - 9 влучань.</text:p>
      <text:p text:style-name="P4">
<text:span text:style-name="T4">
Читайте також:</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Як повідомляв Укрінформ, 24 квітня росіяни _<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Ізраїль запропонував сторонам провести переговори щодо припинення вогню в Судані</text:span>
</text:h>
      <text:p text:style-name="P4">
Authors: Ukrinform (Person)</text:p>
      <text:p text:style-name="P4">
Publisher: Укринформ (Organization)</text:p>
      <text:p text:style-name="P4">
Published Time: 2023-04-24T22:13:00+03:00</text:p>
      <text:p text:style-name="P4">
Modified Time: 2023-04-24T22:13:00+03:00</text:p>
      <text:p text:style-name="P4">
Description: Влада Ізраїлю запропонувала військовим та Силам швидкого реагування (RSF) в Судані провести переговори про припинення вогню. — Укрінформ.</text:p>
      <text:p text:style-name="P4">
Images: ["<text:a xlink:type="simple" xlink:href="https://static.ukrinform.com/photos/2023_02/thumb_files/630_360_1676559091-274.jpg" text:style-name="Internet_20_link" text:visited-style-name="Visited_20_Internet_20_Link">
630_360_16765...</text:a>
"]</text:p>
      <text:p text:style-name="P4">
Tags: ['Ізраїль', 'Переговори', 'Судан']</text:p>
      <text:p text:style-name="P4">
Type: Article</text:p>
      <!--METADATA-->
      <text:p text:style-name="P4">
<draw:frame draw:style-name="fr1" draw:name="Image180" text:anchor-type="as-char" svg:width="6.9236in" svg:height="3.956343in" draw:z-index="0">
<draw:image xlink:href="../Images/yкринформ/2023-04-24T22-13-00-03-00/630_360_1676559091-274.jpg" xlink:type="simple" xlink:show="embed" xlink:actuate="onLoad" draw:mime-type="image/jpeg"/>
</draw:frame>
 ВладаІзраїлю запропонувала військовим та Силам швидкого реагування (RSF) в Суданіпровести переговори про припинення вогню.</text:p>
      <text:p text:style-name="P4">
Як передає Укрінформ, про це повідомляє <text:a xlink:type="simple" xlink:href="https://www.theguardian.com/world/live/2023/apr/24/sudan-crisis-evacuations-khartoum-unrest-aid-latest-news-updates" text:style-name="Internet_20_link" text:visited-style-name="Visited_20_Internet_20_Link">
</text:a>
</text:p>
      <text:p text:style-name="P4">
«Відтоді, як в країні спалахнули бойові дії, Ізраїль намагався досягтиприпинення вогню різними каналами, і прогрес, досягнутий протягом останніхкількох днів у обговореннях зі сторонами, є багатообіцяючим», — заявив міністрзакордонних справ Ізраїлю Елі Коен.</text:p>
      <text:p text:style-name="P4">
У заяві не міститься жодних додаткових подробиць, окрім того, що чиновник вівпереговори з генералами з ворогуючих сторін.</text:p>
      <text:p text:style-name="P4">
<text:span text:style-name="T4">
Читайте також:</text:span>
 <text:span text:style-name="T4">
<text:a xlink:type="simple" xlink:href="https://www.ukrinform.ua/rubric-society/3699956-mzs-opracovue-marsruti-evakuacii-ukrainciv-z-sudanu.html" text:style-name="Internet_20_link" text:visited-style-name="Visited_20_Internet_20_Link">
 </text:a>
 </text:span>
</text:p>
      <text:p text:style-name="P4">
У лютому Судан та Ізраїль оголосили, що вони завершили угоду про нормалізаціювідносин, підписання цієї угоди мало відбутися після передачі влади відвійськових до цивільного уряду в Хартумі.</text:p>
      <text:p text:style-name="P4">
Коен висловив надію, що робота над досягненням спокою в Судані «дозволитьпідписати історичну мирну угоду».</text:p>
      <text:p text:style-name="P4">
<text:span text:style-name="T4">
Читайте також:</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Бойові дії в країні продовжуються, низка європейських країн докладають зусильдля евакуації власних громадян із <text:span text:style-name="T4">
<text:a xlink:type="simple" xlink:href="https://www.ukrinform.ua/tag-sudan" text:style-name="Internet_20_link" text:visited-style-name="Visited_20_Internet_20_Link">
 </text:a>
 </text:span>
.</text:p>
      <text:p text:style-name="P4">
<text:span text:style-name="T5">
Фото: Olivier Fitoussi/Flash90</text:span>
</text:p>
      <text:p text:style-name="P4">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Барселона» уклала угоду для реконструкції «Камп Ноу»</text:span>
</text:h>
      <text:p text:style-name="P4">
Authors: Ukrinform (Person)</text:p>
      <text:p text:style-name="P4">
Publisher: Укринформ (Organization)</text:p>
      <text:p text:style-name="P4">
Published Time: 2023-04-24T22:20:00+03:00</text:p>
      <text:p text:style-name="P4">
Modified Time: 2023-04-24T22:20:00+03:00</text:p>
      <text:p text:style-name="P4">
Description: Команда протягом робіт проводитиме домашні матчі на Олімпійському стадіоні в Барселоні — Укрінформ.</text:p>
      <text:p text:style-name="P4">
Images: ["<text:a xlink:type="simple" xlink:href="https://static.ukrinform.com/photos/2023_04/thumb_files/630_360_1682363705-878.jpg" text:style-name="Internet_20_link" text:visited-style-name="Visited_20_Internet_20_Link">
630_360_16823...</text:a>
"]</text:p>
      <text:p text:style-name="P4">
Tags: ['Барселона', 'Футбол']</text:p>
      <text:p text:style-name="P4">
Type: Article</text:p>
      <!--METADATA-->
      <text:p text:style-name="P4">
<draw:frame draw:style-name="fr1" draw:name="Image181" text:anchor-type="as-char" svg:width="6.9236in" svg:height="3.956343in" draw:z-index="0">
<draw:image xlink:href="../Images/yкринформ/2023-04-24T22-20-00-03-00/630_360_1682363705-878.jpg" xlink:type="simple" xlink:show="embed" xlink:actuate="onLoad" draw:mime-type="image/jpeg"/>
</draw:frame>
 Командапротягом робіт проводитиме домашні матчі на Олімпійському стадіоні в Барселоні</text:p>
      <text:p text:style-name="P4">
«Барселона» <text:a xlink:type="simple" xlink:href="https://www.fcbarcelona.com/en/club/news/3234018/fc-barcelona-agrees-financing-for-espai-barca" text:style-name="Internet_20_link" text:visited-style-name="Visited_20_Internet_20_Link">
 </text:a>
 про узгодження фінансування проєкту EspaiBarça, забезпечивши початок робіт з реконструкції «Камп Ноу», передаєУкрінформ.</text:p>
      <text:p text:style-name="P4">
Клуб домовився з 20 інвесторами про фінансування на суму 1,45 мільярда євро,що покриває вартість робіт для реалізації проєкту. Майно клубу невикористовували як заставу, на стадіон не оформлювали іпотеку.</text:p>
      <text:p text:style-name="P4">
Клуб почне повертати кошти за цією операцією після завершення робіт настадіоні, використовуючи дохід, отриманий від «Камп Ноу». За прогнозами, вінстановитиме близько 247 млн євро.</text:p>
      <text:p text:style-name="P4">
Тепер «Барселона» зможе влітку почати реконструкцію стадіону. Команда протягомробіт проводитиме домашні матчі на Олімпійському стадіоні в Барселоні, тойрозрахований на 55 926 осіб. Каталонці гратимуть на ньому до листопада 2024року - тоді очікують завершити реконструкцію «Камп Ноу».</text:p>
      <text:p text:style-name="P4">
<text:span text:style-name="T4">
Читайте також:</text:span>
 <text:a xlink:type="simple" xlink:href="https://www.ukrinform.ua/rubric-sports/3699673-la-liga-barselona-minimalno-peremogla-atletiko.html" text:style-name="Internet_20_link" text:visited-style-name="Visited_20_Internet_20_Link">
 <text:span text:style-name="T4">
Барселона</text:span>
 </text:a>
</text:p>
      <text:p text:style-name="P4">
Як повідомляв Укрінформ, «Барселона» на своєму полі здолала «Атлетико» 1:0 в30-у турі іспанської Прімери.</text:p>
      <text:p text:style-name="P4">
Фото: fcbarcelona.com</text:p>
      <text:p text:style-name="P4">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росіяни можуть піти у наступ на кількох напрямках з покращенням погоди – Білий дім</text:span>
</text:h>
      <text:p text:style-name="P4">
Authors: Ukrinform (Person)</text:p>
      <text:p text:style-name="P4">
Publisher: Укринформ (Organization)</text:p>
      <text:p text:style-name="P4">
Published Time: 2023-04-24T22:25:00+03:00</text:p>
      <text:p text:style-name="P4">
Modified Time: 2023-04-24T22:25:00+03:00</text:p>
      <text:p text:style-name="P4">
Description: З покращенням погодних умов в Україні російські сили можуть піти у наступ на кількох ділянках фронту. — Укрінформ.</text:p>
      <text:p text:style-name="P4">
Images: ["<text:a xlink:type="simple" xlink:href="https://static.ukrinform.com/photos/2023_04/thumb_files/630_360_1682353687-777.jpg" text:style-name="Internet_20_link" text:visited-style-name="Visited_20_Internet_20_Link">
630_360_16823...</text:a>
"]</text:p>
      <text:p text:style-name="P4">
Tags: ['Міноборони', 'Оборона', 'США', 'Україна', 'Агресія РФ', 'Білий дім', 'Війна з росією']</text:p>
      <text:p text:style-name="P4">
Type: Article</text:p>
      <!--METADATA-->
      <text:p text:style-name="P4">
<draw:frame draw:style-name="fr1" draw:name="Image182" text:anchor-type="as-char" svg:width="6.9236in" svg:height="3.956343in" draw:z-index="0">
<draw:image xlink:href="../Images/yкринформ/2023-04-24T22-25-00-03-00/630_360_1682353687-777.jpg" xlink:type="simple" xlink:show="embed" xlink:actuate="onLoad" draw:mime-type="image/jpeg"/>
</draw:frame>
 Зпокращенням погодних умов в Україні російські сили можуть піти у наступ накількох ділянках фронту.</text:p>
      <text:p text:style-name="P4">
Про це сказав у <text:a xlink:type="simple" xlink:href="https://ukrainian.voanews.com/a/rosiya-ukraina-kontrnastup/7063822.html" text:style-name="Internet_20_link" text:visited-style-name="Visited_20_Internet_20_Link">
 </text:a>
 координатор Ради нацбезпеки Білого дому Джон Кірбі,повідомляє Укрінформ.</text:p>
      <text:p text:style-name="P4">
«Ми знаємо, що навесні, коли погода покращиться, а вона вже починаєпокращуватися, можемо очікувати, що росіяни захочуть піти в наступ на деякихділянках», - зауважив представник адміністрації Байдена.</text:p>
      <text:p text:style-name="P4">
<text:span text:style-name="T4">
Читайте також:</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Він зазначив, що не може сказати, де саме росіяни захочуть просунутися. Однак,за його словами, США прагнуть забезпечити Україну кращими можливостями дляоборони. Якщо ж українці приймуть рішення щодо власних <text:span text:style-name="T4">
<text:a xlink:type="simple" xlink:href="https://www.ukrinform.ua/tag-kontrnastup" text:style-name="Internet_20_link" text:visited-style-name="Visited_20_Internet_20_Link">
</text:a>
 </text:span>
 , вони також можутьскористатися цими можливостями.</text:p>
      <text:p text:style-name="P4">
«Ми розвиваємо потужності, які надаємо Україні», - додав він.</text:p>
      <text:p text:style-name="P4">
<text:span text:style-name="T4">
Читайте також:</text:span>
 <text:span text:style-name="T4">
<text:a xlink:type="simple" xlink:href="https://www.ukrinform.ua/rubric-polytics/3700148-vasington-pidtverdiv-pidtrimku-clenstva-ukraini-v-nato.html" text:style-name="Internet_20_link" text:visited-style-name="Visited_20_Internet_20_Link">
 </text:a>
</text:span>
</text:p>
      <text:p text:style-name="P4">
Кірбі перелічив потреби ЗСУ на сьогодні, серед яких назвав бронетехніку,артилерію, протиповітряну оборону, матеріально-технічне забезпечення.</text:p>
      <text:p text:style-name="P4">
Як повідомляв Укрінформ, у США _<text:span text:style-name="T4">
<text:a xlink:type="simple" xlink:href="https://www.ukrinform.ua/rubric-ato/3700170-bilij-dim-pro-f16-dla-ukraini-ssa-zoseredzeni-na-nadanni-tiei-zbroi-aka-potribna-same-zaraz.html" text:style-name="Internet_20_link" text:visited-style-name="Visited_20_Internet_20_Link">
 </text:a>
 </text:span>
 _ , що зосереджені на скорішій йефективнішій відправці в Україну систем, які вона може використовувати самезараз.</text:p>
      <text:p text:style-name="P4">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Біля Олешок на Херсонщині партизани підірвали блокпост росіян – Центр нацспротиву</text:span>
</text:h>
      <text:p text:style-name="P4">
Authors: Ukrinform (Person)</text:p>
      <text:p text:style-name="P4">
Publisher: Укринформ (Organization)</text:p>
      <text:p text:style-name="P4">
Published Time: 2023-04-24T22:37:00+03:00</text:p>
      <text:p text:style-name="P4">
Modified Time: 2023-04-24T22:37:00+03:00</text:p>
      <text:p text:style-name="P4">
Description: У Херсонській області 23 квітня партизани підірвали блокпост російських загарбників. — Укрінформ.</text:p>
      <text:p text:style-name="P4">
Images: ["<text:a xlink:type="simple" xlink:href="https://static.ukrinform.com/photos/2022_12/thumb_files/630_360_1671332329-996.jpg" text:style-name="Internet_20_link" text:visited-style-name="Visited_20_Internet_20_Link">
630_360_16713...</text:a>
"]</text:p>
      <text:p text:style-name="P4">
Tags: ['Блокпост', 'Херсонщина', 'Вибух', 'Партизани']</text:p>
      <text:p text:style-name="P4">
Type: Article</text:p>
      <!--METADATA-->
      <text:p text:style-name="P4">
<draw:frame draw:style-name="fr1" draw:name="Image183" text:anchor-type="as-char" svg:width="6.9236in" svg:height="3.956343in" draw:z-index="0">
<draw:image xlink:href="../Images/yкринформ/2023-04-24T22-37-00-03-00/630_360_1671332329-996.jpg" xlink:type="simple" xlink:show="embed" xlink:actuate="onLoad" draw:mime-type="image/jpeg"/>
</draw:frame>
 УХерсонській області 23 квітня партизани підірвали блокпост російськихзагарбників.</text:p>
      <text:p text:style-name="P4">
Як передає Укрінформ, про це <text:a xlink:type="simple" xlink:href="https://sprotyv.mod.gov.ua/2023/04/24/partyzany-pidirvaly-blok-post-rosiyan-bilya-oleshok/" text:style-name="Internet_20_link" text:visited-style-name="Visited_20_Internet_20_Link">
</text:a>
 Центр національного спротиву.</text:p>
      <text:p text:style-name="P4">
«На тимчасово окупованій території Херсонської області партизани з руху «Атеш»провели успішну операцію. Зокрема ввечері 23 квітня біля Олешок було підірваноблокпост біля військового інфраструктурного об’єкта», - ідеться уповідомленні.</text:p>
      <text:p text:style-name="P4">
<text:span text:style-name="T4">
Читайте також:</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Зазначається, що для підриву <text:span text:style-name="T4">
<text:a xlink:type="simple" xlink:href="https://www.ukrinform.ua/tag-partizani" text:style-name="Internet_20_link" text:visited-style-name="Visited_20_Internet_20_Link">
 </text:a>
 </text:span>
задіяли саморобну вибухівку. В результаті ліквідовано загін росгвардійців, яківели чергування.</text:p>
      <text:p text:style-name="P4">
<text:span text:style-name="T4">
Читайте також:</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Як повідомляв Укрінформ, Сили оборони України з 24 лютого 2022 року по 24квітня 2023 року ліквідували близько 187 тисяч 080 російських загарбників, прицьому лише за минулу добу - ще 660 осіб.</text:p>
      <text:p text:style-name="P4">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Шахрайчук: Рахунком я задоволений, але якістю гри - не зовсім</text:span>
</text:h>
      <text:p text:style-name="P4">
Authors: Ukrinform (Person)</text:p>
      <text:p text:style-name="P4">
Publisher: Укринформ (Organization)</text:p>
      <text:p text:style-name="P4">
Published Time: 2023-04-24T22:43:00+03:00</text:p>
      <text:p text:style-name="P4">
Modified Time: 2023-04-24T22:43:00+03:00</text:p>
      <text:p text:style-name="P4">
Description: Головний тренер збірної України з хокею Вадим Шахрайчук оцінив якість гри національної команди у матчі чемпіонату світу проти Сербії (7:0). — Укрінформ.</text:p>
      <text:p text:style-name="P4">
Images: ["<text:a xlink:type="simple" xlink:href="https://static.ukrinform.com/photos/2023_04/thumb_files/630_360_1682364672-994.jpg" text:style-name="Internet_20_link" text:visited-style-name="Visited_20_Internet_20_Link">
630_360_16823...</text:a>
"]</text:p>
      <text:p text:style-name="P4">
Tags: ['Чемпіонат світу з хокею', 'хокей']</text:p>
      <text:p text:style-name="P4">
Type: Article</text:p>
      <!--METADATA-->
      <text:p text:style-name="P4">
<draw:frame draw:style-name="fr1" draw:name="Image184" text:anchor-type="as-char" svg:width="6.9236in" svg:height="3.956343in" draw:z-index="0">
<draw:image xlink:href="../Images/yкринформ/2023-04-24T22-43-00-03-00/630_360_1682364672-994.jpg" xlink:type="simple" xlink:show="embed" xlink:actuate="onLoad" draw:mime-type="image/jpeg"/>
</draw:frame>
 Головнийтренер збірної України з хокею Вадим Шахрайчук оцінив якість гри національноїкоманди у матчі чемпіонату світу проти Сербії (7:0).</text:p>
      <text:p text:style-name="P4">
Він розповів про це ексклюзивно в коментарі Укрінформу.</text:p>
      <text:p text:style-name="P4">
«Молодці, що перемогли сьогодні! 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ext:p>
      <text:p text:style-name="P4">
Як повідомлялося, збірна України з хокею грає на чемпіонаті світу в дивізіоніІВ. Після двох матчів у «синьо-жовтих» в активі 4 очки у групі.</text:p>
      <text:p text:style-name="P4">
Фото: пресслужба федерації</text:p>
      <text:p text:style-name="P4">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Всі ключові шкільні дисципліни будуть збережені - Міносвіти</text:span>
</text:h>
      <text:p text:style-name="P4">
Authors: Ukrinform (Person)</text:p>
      <text:p text:style-name="P4">
Publisher: Укринформ (Organization)</text:p>
      <text:p text:style-name="P4">
Published Time: 2023-04-24T22:54:00+03:00</text:p>
      <text:p text:style-name="P4">
Modified Time: 2023-04-24T22:54:00+03:00</text:p>
      <text:p text:style-name="P4">
Description: У рамках розгляду оптимізації кількості дисциплін у школі всі ключові гуманітарні та природничі дисципліни повинні бути збережені. — Укрінформ.</text:p>
      <text:p text:style-name="P4">
Images: ["<text:a xlink:type="simple" xlink:href="https://static.ukrinform.com/photos/2022_11/thumb_files/630_360_1668109830-293.jpeg" text:style-name="Internet_20_link" text:visited-style-name="Visited_20_Internet_20_Link">
630_360_16681...</text:a>
"]</text:p>
      <text:p text:style-name="P4">
Tags: ['Освіта', 'Школа', 'Оксен Лісовий', 'Єдині новини']</text:p>
      <text:p text:style-name="P4">
Type: Article</text:p>
      <!--METADATA-->
      <text:p text:style-name="P4">
<draw:frame draw:style-name="fr1" draw:name="Image185" text:anchor-type="as-char" svg:width="6.9236in" svg:height="3.956343in" draw:z-index="0">
<draw:image xlink:href="../Images/yкринформ/2023-04-24T22-54-00-03-00/630_360_1668109830-293.jpeg" xlink:type="simple" xlink:show="embed" xlink:actuate="onLoad" draw:mime-type="image/jpeg"/>
</draw:frame>
 У рамкахрозгляду оптимізації кількості дисциплін у школі всі ключові гуманітарні таприродничі дисципліни повинні бути збережені.</text:p>
      <text:p text:style-name="P4">
Про це розповів міністр освіти та науки України Оксен Лісовий в ефірітелемарафону «Єдині новини», повідомляє Укрінформ.</text:p>
      <text:p text:style-name="P4">
«Щодо скорочення дисциплін. По-перше, треба усвідомлювати, що ми не допускаємосьогодні скорочення дисциплін ключових, таких як історія України, українськамова, хімія, фізика, математика, біологія, - тобто всі ключові дисципліни, якіє в <text:span text:style-name="T4">
<text:a xlink:type="simple" xlink:href="https://www.ukrinform.ua/tag-skola" text:style-name="Internet_20_link" text:visited-style-name="Visited_20_Internet_20_Link">
 </text:a>
 </text:span>
 , повинні залишитися. Миговоримо про оптимізацію програм, ми говоримо про їх концентрацію, скажімокорисними знаннями, ми говоримо про ті дисципліни, якими можливо можнапожертвувати», - зазначив він.</text:p>
      <text:p text:style-name="P4">
<text:span text:style-name="T4">
Читайте також:</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Лісовий підкреслив, що питання оптимізації шкільних предметів нині є питаннямекспертів і експертного розгляду.</text:p>
      <text:p text:style-name="P4">
«Усі ключові дисципліни - і природничі, і гуманітарні повинні бути збережені.Вони повинні бути концентровані, але подані таким чином, щоб врахуватиможливості дитини засвоїти весь масив знань», - пояснив очільник МОН.</text:p>
      <text:p text:style-name="P4">
<text:span text:style-name="T4">
Читайте також:</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Як повідомлялося, раніше міністр освіти Оксен Лісовий _<text:span text:style-name="T4">
<text:a xlink:type="simple" xlink:href="https://www.ukrinform.ua/rubric-society/3696178-mon-iniciue-obgovorenna-kilkosti-predmetiv-aki-diti-maut-vivcati-u-skolah.html" text:style-name="Internet_20_link" text:visited-style-name="Visited_20_Internet_20_Link">
</text:a>
 </text:span>
 _ , які діти маютьвивчати у школах.</text:p>
      <text:p text:style-name="P4">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Білий дім відповів на заклики окремих республіканців скоротити підтримку України</text:span>
</text:h>
      <text:p text:style-name="P4">
Authors: Ukrinform (Person)</text:p>
      <text:p text:style-name="P4">
Publisher: Укринформ (Organization)</text:p>
      <text:p text:style-name="P4">
Published Time: 2023-04-24T23:09:00+03:00</text:p>
      <text:p text:style-name="P4">
Modified Time: 2023-04-24T23:09:00+03:00</text:p>
      <text:p text:style-name="P4">
Description: Підтримка України, так само як захист цінностей свободи по всьому світу, напряму відповідають інтересам національної безпеки США, тож нинішня адміністрація Білого дому, як і всі попередні, продовжать приділяти цьому безпосередню увагу.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Байден', 'США', 'Україна', 'Білий дім', 'Війна з росією']</text:p>
      <text:p text:style-name="P4">
Type: Article</text:p>
      <!--METADATA-->
      <text:p text:style-name="P4">
<draw:frame draw:style-name="fr1" draw:name="Image186" text:anchor-type="as-char" svg:width="6.9236in" svg:height="3.956343in" draw:z-index="0">
<draw:image xlink:href="../Images/yкринформ/2023-04-24T23-09-00-03-00/630_360_1644169650-867.jpg" xlink:type="simple" xlink:show="embed" xlink:actuate="onLoad" draw:mime-type="image/jpeg"/>
</draw:frame>
 ПідтримкаУкраїни, так само як захист цінностей свободи по всьому світу, напрямувідповідають інтересам національної безпеки США, тож нинішня адміністраціяБілого дому, як і всі попередні, продовжать приділяти цьому безпосереднюувагу.</text:p>
      <text:p text:style-name="P4">
З такою заявою виступив у понеділок у Вашингтоні радник президента США зпитань нацбезпеки Джейк Салліван, передає власний кореспондент Укрінформу.</text:p>
      <text:p text:style-name="P4">
«Я чув голоси, які стверджували, зокрема, що ми не повинні підтримуватиУкраїну, а маємо зосереджувати свою увагу на тому, що відбувається вдома», -зауважив Салліван у відповідь прокоментувати заяви окремих республіканців зцього приводу.</text:p>
      <text:p text:style-name="P4">
<text:span text:style-name="T4">
Читайте також:</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Він підкреслив, що президенти, які представляли як Демократичну, так іРеспубліканську партії впродовж десятиліть докладали зусиль як на одному, такі на іншому напрямах.</text:p>
      <text:p text:style-name="P4">
«Ми можемо дбати про наших людей всередині країни та робити далекосяжніінвестиції в наш середній клас, щоби мати добре оплачувану роботу на майбутніроки й десятиліття, а також відстоювати цінності в усьому світі, які миповажаємо, в тому числі цінності свободи та свободу народу України»,-підкреслив представник Білого дому.</text:p>
      <text:p text:style-name="P4">
<text:span text:style-name="T4">
Читайте також:</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Він зауважив, що тут йдеться не про щось абстрактне, а про конкретні кроки.Адже за рік після початку повномасштабної агресії рф США не лише мобілізувалиміжнародну коаліцію для захисту України, але також зробили «історичніінвестиції» в чисту енергетику, інфраструктуру, технології США, що лишепосилило середній клас.</text:p>
      <text:p text:style-name="P4">
«Сполучені Штати мають суттєві зобов’язання по всьому світу, які безпосередньостосуються нашої національної безпеки та добробуту людей у цій країні. І мивиконаємо ці зобов’язання»,- підкреслив Салліван.</text:p>
      <text:p text:style-name="P4">
<text:span text:style-name="T4">
Читайте також:</text:span>
 <text:span text:style-name="T4">
<text:a xlink:type="simple" xlink:href="https://www.ukrinform.ua/rubric-world/3700126-ssa-vitaut-budaku-pidtrimku-ukraini-vid-usih-krain-bilij-dim.html" text:style-name="Internet_20_link" text:visited-style-name="Visited_20_Internet_20_Link">
 </text:a>
 </text:span>
</text:p>
      <text:p text:style-name="P4">
Як повідомляв Укрінформ, минулого тижня група з 19 республіканців правоготолку оприлюднила офіційного листа Байдену, у якому виклала проросійськінаративи та закликала американський уряд _<text:span text:style-name="T4">
<text:a xlink:type="simple" xlink:href="https://www.ukrinform.ua/rubric-world/3698603-grupa-respublikanciv-zaklikala-bajdena-pripiniti-dopomogu-ukraini.html" text:style-name="Internet_20_link" text:visited-style-name="Visited_20_Internet_20_Link">
</text:a>
 </text:span>
 _ . Вони аргументувалисвою позицію тим, що уряду слід зосередитися на розв’язанні внутрішніх проблемСША.</text:p>
      <text:p text:style-name="P4">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Клуб з Бразилії прийняв назву та кольори «Маріуполя»</text:span>
</text:h>
      <text:p text:style-name="P4">
Authors: Ukrinform (Person)</text:p>
      <text:p text:style-name="P4">
Publisher: Укринформ (Organization)</text:p>
      <text:p text:style-name="P4">
Published Time: 2023-04-24T23:13:00+03:00</text:p>
      <text:p text:style-name="P4">
Modified Time: 2023-04-24T23:13:00+03:00</text:p>
      <text:p text:style-name="P4">
Description: «Бател» підтримав українську команду, яка призупинила участь у чемпіонатах через війну. — Укрінформ.</text:p>
      <text:p text:style-name="P4">
Images: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Tags: ['Футбол', 'Маріуполь']</text:p>
      <text:p text:style-name="P4">
Type: Article</text:p>
      <!--METADATA-->
      <text:p text:style-name="P4">
<draw:frame draw:style-name="fr1" draw:name="Image187" text:anchor-type="as-char" svg:width="6.9236in" svg:height="3.956343in" draw:z-index="0">
<draw:image xlink:href="../Images/yкринформ/2023-04-24T23-13-00-03-00/630_360_1682367049-921.jpg" xlink:type="simple" xlink:show="embed" xlink:actuate="onLoad" draw:mime-type="image/jpeg"/>
</draw:frame>
 «Бател»підтримав українську команду, яка призупинила участь у чемпіонатах черезвійну.</text:p>
      <text:p text:style-name="P4">
Бразильський «Бател» з третього дивізіону штату Парана прийняв назви такольори «Маріуполя», про це клуб <text:a xlink:type="simple" xlink:href="https://www.instagram.com/p/CrWKd_COIG3/" text:style-name="Internet_20_link" text:visited-style-name="Visited_20_Internet_20_Link">
 </text:a>
у своєму Інстаграмі, передає Укрінформ.</text:p>
      <text:p text:style-name="P4">
Команда базується у місті Гуарапуава, в якому розташована найбільша українськадіаспора у Латинській Америнці. 75% населення 52-тисячного міста маєукраїнське коріння.</text:p>
      <text:p text:style-name="P4">
<draw:frame draw:style-name="fr1" draw:name="Image188" text:anchor-type="as-char" svg:width="6.9236in" svg:height="6.872691in" draw:z-index="0">
<draw:image xlink:href="../Images/yкринформ/2023-04-24T23-13-00-03-00/1682367265-324.jpg" xlink:type="simple" xlink:show="embed" xlink:actuate="onLoad" draw:mime-type="image/jpeg"/>
</draw:frame>
 «Маріуполь ставнайбільш бомбардованим містом України. 90% міста перестало існувати: школи,театри, кінотеатри та футбольна команда, яка найбільше представляласуспільство. 19 березня 2022 року «Маріуполь» мав зіграти з «Колосом» надомашньому стадіоні імені Володимира Бойка за 57,3 кілометра від кордону зhосією. Але той матч так і не було проведено.</text:p>
      <text:p text:style-name="P4">
Його стадіон перетворився на руїни, і команда припинила своє існування. Безжодних прогнозів на повернення на поле. Ось уже рік, як «Маріуполь» нез'являється ні на полі, ні за його межами.</text:p>
      <text:p text:style-name="P4">
Бразилія завжди приймала тисячі українських іммігрантів. Український футболзавжди обіймав великі бразильські таланти. Гуарапуава, місто в районіПрудентополіса, штат Парана, має 75% населення українського походження. Ценайбільша українська громада у Латинській Америці. І вони дбатимуть про«Маріуполь» доти, доки команда не зможе повернутися на батьківщину.</text:p>
      <text:p text:style-name="P4">
«Бател» прийме назву та кольори клубу «Маріуполь». І подбає про команду, покита не зможе повернутися додому. Маріуполь — символ стійкості українськогонароду та нації. Давайте збережемо традиції та пристрасть до футболу.</text:p>
      <text:p text:style-name="P4">
Настав час подбати про цю команду, шанувати ці кольори та зберегти їхнюісторію. У країні футболу», – йдеться у заяві.</text:p>
      <text:p text:style-name="P4">
<text:span text:style-name="T4">
Читайте також:</text:span>
 <text:a xlink:type="simple" xlink:href="https://www.ukrinform.ua/rubric-sports/3700155-doneckij-sahtar-pidpisav-persogo-u-svoij-istorii-futbolista-z-ekvadoru.html" text:style-name="Internet_20_link" text:visited-style-name="Visited_20_Internet_20_Link">
 </text:a>
</text:p>
      <text:p text:style-name="P4">
Як повідомляв Укрінформ, у травні 2022 року стало відомо, що «Маріуполь» негратиме в сезоні Української Прем'єр-ліги 2022/23 через повномасштабневторгнення рф на територію України.</text:p>
      <text:p text:style-name="P4">
Фото: instagram.com/bateloficial</text:p>
      <text:p text:style-name="P4">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Прокуратура вимагає взяти мера Одеси Труханова під варту за мільйонні розтрати</text:span>
</text:h>
      <text:p text:style-name="P4">
Authors: Ukrinform (Person)</text:p>
      <text:p text:style-name="P4">
Publisher: Укринформ (Organization)</text:p>
      <text:p text:style-name="P4">
Published Time: 2023-04-24T23:18:00+03:00</text:p>
      <text:p text:style-name="P4">
Modified Time: 2023-04-24T23:18:00+03:00</text:p>
      <text:p text:style-name="P4">
Description: Під час засідання у Вищому антикорупційному суді у справі «Краяну», прокурор САП подав клопотання про зміну запобіжного заходу для мера Одеси Геннадія Труханова та його спільників, яких звинувачують у заволодінні бюджетними коштами. — Укрінформ.</text:p>
      <text:p text:style-name="P4">
Images: ["<text:a xlink:type="simple" xlink:href="https://static.ukrinform.com/photos/2019_06/thumb_files/630_360_1559482003-505.jpg" text:style-name="Internet_20_link" text:visited-style-name="Visited_20_Internet_20_Link">
630_360_15594...</text:a>
"]</text:p>
      <text:p text:style-name="P4">
Tags: ['НАБУ', 'Одеса', 'Суд', 'Труханов', 'Справа Труханова']</text:p>
      <text:p text:style-name="P4">
Type: Article</text:p>
      <!--METADATA-->
      <text:p text:style-name="P4">
<draw:frame draw:style-name="fr1" draw:name="Image189" text:anchor-type="as-char" svg:width="6.9236in" svg:height="3.956343in" draw:z-index="0">
<draw:image xlink:href="../Images/yкринформ/2023-04-24T23-18-00-03-00/630_360_1559482003-505.jpg" xlink:type="simple" xlink:show="embed" xlink:actuate="onLoad" draw:mime-type="image/jpeg"/>
</draw:frame>
 Під часзасідання у Вищому антикорупційному суді у справі «Краяну», прокурор САП подавклопотання про зміну запобіжного заходу для мера Одеси Геннадія Труханова тайого спільників, яких звинувачують у заволодінні бюджетними коштами.</text:p>
      <text:p text:style-name="P4">
Про це <text:a xlink:type="simple" xlink:href="https://t.me/fuckcorruption/2245" text:style-name="Internet_20_link" text:visited-style-name="Visited_20_Internet_20_Link">
 </text:a>
 в Центі протидії корупції,передає Укрінформ.</text:p>
      <text:p text:style-name="P4">
«Сьогодні у Вищому антикорупційному суді відбулося чергове засідання у справімера Одеси Геннадія Труханова та його спільників, яких вже багато роківобвинувачують у заволодінні 92 млн грн місцевого бюджету під час купівлібудівлі збанкрутілого заводу “Краян”», - йдеться в повідомленні.</text:p>
      <text:p text:style-name="P4">
<text:span text:style-name="T4">
Читайте також:</text:span>
 _<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За інформацією ЦПК, йдеться про міського голову Одеси Геннадія Труханова, йогозаступника Павла Вугельмана, голови постійної комісії з питань комунальноївласності Одеської міськради Василя Шкрябая, директора департаментукомунальної власності Одеської міськради Олексія Спектора та його заступникаВолодимира Радіонова.</text:p>
      <text:p text:style-name="P4">
Замість особистого зобовʼязання прокурор попросив призначити обвинуваченимзапобіжний захід у вигляді тримання під вартою.</text:p>
      <text:p text:style-name="P4">
<text:span text:style-name="T4">
Читайте також:</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Зазначається, що обвинувачувані брали участь у судовому процесі черезвідеозв’язок, та через його погану якість обговорити клопотання не вийшло ісуд викликав на завтра, 25 квітня, усіх учасників безпосередньо до залисудового засідання в Київ.</text:p>
      <text:p text:style-name="P4">
Нагадаємо: за даними НАБУ, у 2016 році Одеський міський голова Трухановспільно з іншими посадовцями Одеської мерії та представниками приватноїкомпанії заволоділи коштами місцевого бюджету міста Одеси в сумі 92 млн грн.</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text:span text:style-name="T4">
<text:a xlink:type="simple" xlink:href="https://www.ukrinform.ua/tag-truhanov" text:style-name="Internet_20_link" text:visited-style-name="Visited_20_Internet_20_Link">
 </text:a>
 </text:span>
 зіспільниками повідомили про підозру.</text:p>
      <text:p text:style-name="P4">
Загалом у справі заводу «Краян» НАБУ та САП притягнули до відповідальності 12осіб, стосовно 8 із яких справа слухається у ВАКС. Стосовно однієї з учасницьсхеми справу було закрито у зв’язку зі її смертю.</text:p>
      <text:p text:style-name="P4">
<text:span text:style-name="T4">
Читайте також:</text:span>
 <text:span text:style-name="T4">
<text:a xlink:type="simple" xlink:href="https://www.ukrinform.ua/rubric-regions/3651671-v-odesi-zvilnili-persogo-zastupnika-mera-akij-e-figurantom-rozsliduvanna-nabu.html" text:style-name="Internet_20_link" text:visited-style-name="Visited_20_Internet_20_Link">
 </text:a>
 </text:span>
</text:p>
      <text:p text:style-name="P4">
У жовтні 2018 року до Малиновського районного суду міста Одеси було скерованообвинувальний акт стосовно восьми осіб — виконавців схеми, з-поміж них -Генадій Труханов. Врешті-решт суд виправдав всіх фігурантів цієї справи.</text:p>
      <text:p text:style-name="P4">
У лютому 2021 року Апеляційна палата ВАКС скасувала виправдальний вирокМалиновського суду Одеси, але так у ВАКС так і не змогли почати розглядсправи. За інформацією Центру протидії корупції, за два роки у справіпризначили близько 35 судових засідань, але пройти навіть підготовче засіданнятак і не змогли.</text:p>
      <text:p text:style-name="P4">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Рада ЄС просила Грузію представити переконливі результати демократичних реформ до кінця року</text:span>
</text:h>
      <text:p text:style-name="P4">
Authors: Ukrinform (Person)</text:p>
      <text:p text:style-name="P4">
Publisher: Укринформ (Organization)</text:p>
      <text:p text:style-name="P4">
Published Time: 2023-04-24T23:29:00+03:00</text:p>
      <text:p text:style-name="P4">
Modified Time: 2023-04-24T23:29:00+03:00</text:p>
      <text:p text:style-name="P4">
Description: Європейські урядовці закликали Грузію продемонструвати переконливі результати демократичного розвитку та реформ до кінця року, коли лідери ЄС прийматимуть рішення щодо надання країні статусу кандидата на входження до ЄС.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Грузія', 'Боррель']</text:p>
      <text:p text:style-name="P4">
Type: Article</text:p>
      <!--METADATA-->
      <text:p text:style-name="P4">
<draw:frame draw:style-name="fr1" draw:name="Image190" text:anchor-type="as-char" svg:width="6.9236in" svg:height="3.956343in" draw:z-index="0">
<draw:image xlink:href="../Images/yкринформ/2023-04-24T23-29-00-03-00/630_360_1667561515-584.jpg" xlink:type="simple" xlink:show="embed" xlink:actuate="onLoad" draw:mime-type="image/jpeg"/>
</draw:frame>
Європейські урядовці закликали Грузію продемонструвати переконливі результатидемократичного розвитку та реформ до кінця року, коли лідери ЄС прийматимутьрішення щодо надання країні статусу кандидата на входження до ЄС.</text:p>
      <text:p text:style-name="P4">
Про це сьогодні у Люксембурзі під час пресконференції за підсумками Радиміністрів ЄС із закордонних справ заявив Високий представник ЄС Жозеп Боррель,повідомляє кореспондент Укрінформу.</text:p>
      <text:p text:style-name="P4">
«По Грузії – ми мали діловий обід з міністром закордонних справ, щобобговорити історичну можливість з точки зору європейської перспективи Грузії,яка вимагає подальшого зміцнення її демократії. Ми підтвердили, що <text:span text:style-name="T4">
<text:a xlink:type="simple" xlink:href="https://www.ukrinform.ua/tag-gruzia" text:style-name="Internet_20_link" text:visited-style-name="Visited_20_Internet_20_Link">
</text:a>
 </text:span>
 досягає у цьому суттєвого прогресу,але потребує більших реформ. Наприкінці року буде розглядатися статус Грузіїяк країни-кандидата. Ми закликали міністра Дарчіашвілі надати позитивнийсигнал, щоб переконати країни-члени у досягненні певних пріоритетів дляпроцесу входження», - наголосив Високий представник ЄС.</text:p>
      <text:p text:style-name="P4">
<text:span text:style-name="T4">
Читайте також:</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Як вже повідомлялося, Парламент Грузії 7 березня у прискореному режимізатвердив у першому читанні законопроєкт «Про прозорість іноземного впливу»,який вважається подібним до російського репресивного закону про «іноагентів».Таке рішення законодавців викликало масштабні протести під будівлеюгрузинського парламенту, внаслідок чого були затримані 133 особи. Зрештою,правляча партія «Грузинська мрія» та рух «Сила народу» вирішили відкликати зпарламенту Грузії цей законопроєкт. Представництво ЄС у Грузії вітало такерішення.</text:p>
      <text:p text:style-name="P4">
<text:span text:style-name="T4">
Читайте також:</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Ще одним проблемним питанням на шляху європейської інтеграції Грузіїзалишається утримання під вартою важко хворого колишнього Президента Грузії<text:span text:style-name="T4">
<text:a xlink:type="simple" xlink:href="https://www.ukrinform.ua/tag-saakasvili" text:style-name="Internet_20_link" text:visited-style-name="Visited_20_Internet_20_Link">
 </text:a>
 </text:span>
 , звільнення якого значнакількість європейських політиків вважає передумовою будь-яких подальших рухівГрузії у демократичному розвитку.</text:p>
      <text:p text:style-name="P4">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За останні два роки вибухова зброя забрала життя понад 50 тисяч людей</text:span>
</text:h>
      <text:p text:style-name="P4">
Authors: Ukrinform (Person)</text:p>
      <text:p text:style-name="P4">
Publisher: Укринформ (Organization)</text:p>
      <text:p text:style-name="P4">
Published Time: 2023-04-24T23:38:00+03:00</text:p>
      <text:p text:style-name="P4">
Modified Time: 2023-04-24T23:38:00+03:00</text:p>
      <text:p text:style-name="P4">
Description: Понад 50 тисяч людей загинули у 2021-22 роках через використання вибухової зброї, особливо їх число зросло під час війни рф проти України. — Укрінформ.</text:p>
      <text:p text:style-name="P4">
Images: ["<text:a xlink:type="simple" xlink:href="https://static.ukrinform.com/photos/2016_08/thumb_files/630_360_1470728644-7859-bombezka-sirii.jpg" text:style-name="Internet_20_link" text:visited-style-name="Visited_20_Internet_20_Link">
630_360_14707...</text:a>
"]</text:p>
      <text:p text:style-name="P4">
Tags: ['Смерть', 'Вибухівка', 'Зброя', 'Бомба']</text:p>
      <text:p text:style-name="P4">
Type: Article</text:p>
      <!--METADATA-->
      <text:p text:style-name="P4">
<draw:frame draw:style-name="fr1" draw:name="Image191" text:anchor-type="as-char" svg:width="6.9236in" svg:height="3.956343in" draw:z-index="0">
<draw:image xlink:href="../Images/yкринформ/2023-04-24T23-38-00-03-00/630_360_1470728644-7859-bombezka-sirii.jpg" xlink:type="simple" xlink:show="embed" xlink:actuate="onLoad" draw:mime-type="image/jpeg"/>
</draw:frame>
 Понад 50 тисяч людей загинули у 2021-22 роках через використаннявибухової зброї, особливо їх число зросло під час війни рф проти України.</text:p>
      <text:p text:style-name="P4">
Про це йдеться у <text:a xlink:type="simple" xlink:href="https://www.handicap-international.de/sn_uploads/document/Explosive_Weapons_Monitor_21-22.pdf" text:style-name="Internet_20_link" text:visited-style-name="Visited_20_Internet_20_Link">
 </text:a>
, яку оприлюднили 24 квітня некомерційна гуманітарна організація HandicapInternational (HI) та її партнерська організація Міжнародна мережа вибуховоїзброї (INEW), повідомляє кореспондент Укрінформу.</text:p>
      <text:p text:style-name="P4">
У 2021/2022 звітному періоді від вибухової зброї загинули та отрималипоранення 50 995 осіб. Серед них було 32 136 цивільних осіб у 71 країні татериторії. Лише у 2022 році було зафіксовано збільшення кількості жертв середцивільного населення від атак із застосуванням вибухової зброї з 11 343 до 20793, що на 83% більше, ніж у 2021 році.</text:p>
      <text:p text:style-name="P4">
<text:span text:style-name="T4">
Читайте також:</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При застосуванні вибухової зброї в житлових кварталах 90% жертв становлятьмирні жителі. Це співвідношення залишалося незмінним упродовж останніх 10років. Значне зростання можна пояснити вторгненням росії в Україну тазбільшенням використання вибухової зброї в Ефіопії, М’янмі та Сомалі, -йдеться у звіті.</text:p>
      <text:p text:style-name="P4">
<text:span text:style-name="T4">
Читайте також:</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Кількість постраждалих від вибухової зброї різко зросла. Ця зброя завдаєжахливих страждань і часто призводить до смерті. Вона часто завдає своїмжертвам тілесні ушкодження, які часто призводять до довічної інвалідності таважких травм. Вибухова <text:span text:style-name="T4">
<text:a xlink:type="simple" xlink:href="https://www.ukrinform.ua/tag-zbroa" text:style-name="Internet_20_link" text:visited-style-name="Visited_20_Internet_20_Link">
 </text:a>
 </text:span>
 руйнуєбудинки, школи та лікарні, так що пораненим часто неможливо навіть надатидопомогу», – заявив керівник політичного відділу Handicap InternationalGermany Єва Марія Фішер.</text:p>
      <text:p text:style-name="P4">
Він зазначив, що метою надання інформації та аналізу є продовження тиску надержави, щоб вони впровадили конкретні стратегії та заходи щодо обмеженнявикористання вибухової зброї в житлових районах і переконати держави, які непідписали міжнародну конвенцію, зробити це.</text:p>
      <text:p text:style-name="P4">
<text:span text:style-name="T4">
Читайте також:</text:span>
 <text:span text:style-name="T4">
<text:a xlink:type="simple" xlink:href="https://www.ukrinform.ua/rubric-ato/3699183-rosiani-vnoci-skinuli-kerovanu-bombu-na-cernigivsinu.html" text:style-name="Internet_20_link" text:visited-style-name="Visited_20_Internet_20_Link">
 </text:a>
 </text:span>
</text:p>
      <text:p text:style-name="P4">
Серед найбільш постраждалих у звіті наводяться такі міста, як Мосул (Ірак),Ракка (Сирія), Маріуполь (Україна) і Ходейда (Ємен), які були зруйновані абопошкоджені важкою артилерією. Це призвело до втечі та переміщення жителів,вбивства та поранення десятків цивільних осіб, руйнування важливої​​інфраструктури та руйнування соціальної та економічної структури. Великітериторії вражені залишками війни, що не вибухнули, що загрожуватиме життюпротягом багатьох років.</text:p>
      <text:p text:style-name="P4">
Через шість місяців після Дублінської конференції, на якій 83 країни підписалиміжнародну угоду, що регулює використання вибухової зброї в житлових районах,зараз публікується перша вичерпна доповідь. Explosive Weapons Monitor умайбутньому публікуватиметься щорічно.</text:p>
      <text:p text:style-name="P4">
Нагадаємо: ініціатива Explosive Weapons Monitor була заснована у 2022 році.</text:p>
      <text:p text:style-name="P4">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Постпред ЄС при ООН: росія має виконати резолюцію щодо України, якщо піклується про багатосторонність</text:span>
</text:h>
      <text:p text:style-name="P4">
Authors: Ukrinform (Person)</text:p>
      <text:p text:style-name="P4">
Publisher: Укринформ (Organization)</text:p>
      <text:p text:style-name="P4">
Published Time: 2023-04-24T23:46:00+03:00</text:p>
      <text:p text:style-name="P4">
Modified Time: 2023-04-24T23:46:00+03:00</text:p>
      <text:p text:style-name="P4">
Description: Постійний представник Євросоюзу при ООН Улоф Скооґ від імені 27 країн ЄС звинуватив росію в цинізмі щодо організованих нею дебатів про багатосторонність у міжнародних відносинах та захисту принципів Статуту Організації Об’єднаних Націй. — Укрінформ.</text:p>
      <text:p text:style-name="P4">
Images: ["<text:a xlink:type="simple" xlink:href="https://static.ukrinform.com/photos/2023_04/thumb_files/630_360_1682369270-185.jpeg" text:style-name="Internet_20_link" text:visited-style-name="Visited_20_Internet_20_Link">
630_360_16823...</text:a>
"]</text:p>
      <text:p text:style-name="P4">
Tags: ['Євросоюз', 'ООН', 'Агресія РФ', 'росія', 'Радбез ООН']</text:p>
      <text:p text:style-name="P4">
Type: Article</text:p>
      <!--METADATA-->
      <text:p text:style-name="P4">
<draw:frame draw:style-name="fr1" draw:name="Image192" text:anchor-type="as-char" svg:width="6.9236in" svg:height="3.956343in" draw:z-index="0">
<draw:image xlink:href="../Images/yкринформ/2023-04-24T23-46-00-03-00/630_360_1682369270-185.jpeg" xlink:type="simple" xlink:show="embed" xlink:actuate="onLoad" draw:mime-type="image/jpeg"/>
</draw:frame>
 Постійнийпредставник Євросоюзу при ООН Улоф Скооґ від імені 27 країн ЄС звинувативросію в цинізмі щодо організованих нею дебатів про багатосторонність уміжнародних відносинах та захисту принципів Статуту Організації Об’єднанихНацій.</text:p>
      <text:p text:style-name="P4">
Як передає власний кореспондент Укрінформу у Нью-Йорку, про це він заявив упонеділок на засіданні Ради Безпеки ООН, організованому росією, на тему«Ефективна багатосторонність через захист принципів Статуту ООН».</text:p>
      <text:p text:style-name="P4">
«Організовуючи ці дебати, росія намагається представити себе захисницеюбагатосторонності, закріпленої в Статуті ООН. Ніщо не може бути далі відістини. Якби росія справді була зацікавлена в темі сьогоднішнього порядкуденного то припинила порушувати Статут ООН, міжнародне право й негайно ібеззастережно вивела б усі свої війська з усієї території України», – сказавСкооґ, зачитуючи заяву від імені країн ЄС.</text:p>
      <text:p text:style-name="P4">
<text:span text:style-name="T4">
Читайте також:</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За його словами, нинішній день – «ще один сумний приклад російськогоінформаційного маніпулювання, дезінформації та зловживання своїм членством уРаді Безпеки ООН».</text:p>
      <text:p text:style-name="P4">
Ініціювання росією обговорення цієї теми він назвав кричущим лицемірством,хоча ефективна багатосторонність насправді має відгравати важливу роль уміжнародних відносинах.</text:p>
      <text:p text:style-name="P4">
Скооґ також вкотре наголосив на необхідності реформування ООН та всієї системиглобального управління, включаючи Раду Безпеки.</text:p>
      <text:p text:style-name="P4">
<text:span text:style-name="T4">
Читайте також:</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Окрім цього, на переконання держав ЄС, міжнародна спільнота має забезпечитипритягнення росії до відповідальності за злочини, «вчинені в Україні та протинеї».</text:p>
      <text:p text:style-name="P4">
«ЄС також залишається непохитним прихильником Міжнародного кримінального суду,і ми продовжуємо закликати до загальної ратифікації Римського статуту», –додав він, апелюючи таким чином до виданого МКС ордера на арешт президента рфволодимира путіна за викрадення українських дітей.</text:p>
      <text:p text:style-name="P4">
<text:span text:style-name="T4">
Читайте також:</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Скооґ нагадав, що 23 лютого Генеральна Асамблея ООН ухвалила резолюцію, якоюповторила свою вимогу до росії негайно, повністю і беззастережно вивести всісвої збройні сили з території України в межах її міжнародно визнаних кордонів.</text:p>
      <text:p text:style-name="P4">
«141 держава підтримала цю вимогу. Якщо росія піклується про ефективнубагатосторонність, то це перший спосіб довести це», – зазначив постпред ЄС.</text:p>
      <text:p text:style-name="P4">
<text:span text:style-name="T4">
Читайте також:</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Як повідомлялося, у понеділок у <text:span text:style-name="T4">
<text:a xlink:type="simple" xlink:href="https://www.ukrinform.ua/tag-radbez-oon" text:style-name="Internet_20_link" text:visited-style-name="Visited_20_Internet_20_Link">
 </text:a>
</text:span>
 під головування лаврова проходить засідання «Ефективна багатосторонністьчерез захист принципів Статуту ООН». лавров представив позицію росії так, нібивона захищає багатосторонні відносини й захищає принципи Статуту ООН.</text:p>
      <text:p text:style-name="P4">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Укрзалізниця відновила транзит зерна територією Польщі</text:span>
</text:h>
      <text:p text:style-name="P4">
Authors: Ukrinform (Person)</text:p>
      <text:p text:style-name="P4">
Publisher: Укринформ (Organization)</text:p>
      <text:p text:style-name="P4">
Published Time: 2023-04-24T23:58:00+03:00</text:p>
      <text:p text:style-name="P4">
Modified Time: 2023-04-24T23:58:00+03:00</text:p>
      <text:p text:style-name="P4">
Description: АТ "Укрзалізниця" (УЗ) відновило перевезення української сільськогосподарської продукції на експорт залізничним транспортом для транзиту через територію Польщі, припинені з 15 квітня. — Укрінформ.</text:p>
      <text:p text:style-name="P4">
Images: ["<text:a xlink:type="simple" xlink:href="https://static.ukrinform.com/photos/2023_04/thumb_files/630_360_1681898244-702.jpg" text:style-name="Internet_20_link" text:visited-style-name="Visited_20_Internet_20_Link">
630_360_16818...</text:a>
"]</text:p>
      <text:p text:style-name="P4">
Tags: ['Польща', 'Україна', 'Зерно', 'Укрзалізниця', 'Транзит']</text:p>
      <text:p text:style-name="P4">
Type: Article</text:p>
      <!--METADATA-->
      <text:p text:style-name="P4">
<draw:frame draw:style-name="fr1" draw:name="Image193" text:anchor-type="as-char" svg:width="6.9236in" svg:height="3.956343in" draw:z-index="0">
<draw:image xlink:href="../Images/yкринформ/2023-04-24T23-58-00-03-00/630_360_1681898244-702.jpg" xlink:type="simple" xlink:show="embed" xlink:actuate="onLoad" draw:mime-type="image/jpeg"/>
</draw:frame>
 АТ"Укрзалізниця" (УЗ) відновило перевезення української сільськогосподарськоїпродукції на експорт залізничним транспортом для транзиту через територіюПольщі, припинені з 15 квітня.</text:p>
      <text:p text:style-name="P4">
Про це, як передає Укрінформ, повідомляє <text:a xlink:type="simple" xlink:href="https://interfax.com.ua/news/economic/905917.html" text:style-name="Internet_20_link" text:visited-style-name="Visited_20_Internet_20_Link">
</text:a>
 з посиланням напресслужбу Укрзалізниці.</text:p>
      <text:p text:style-name="P4">
""Укрзалізниця" відновлює експортні транзитні перевезення українськихсільськогосподарських вантажів залізничним транспортом через територію Польщі.Відповідне повідомлення про скасування обмежень на зазначені перевезеннякомпанія отримала від польського перевізника PKP Cargo 21 квітня 2023 року", -ідеться в повідомленні.</text:p>
      <text:p text:style-name="P4">
<text:span text:style-name="T4">
Читайте також:</text:span>
 <text:span text:style-name="T4">
<text:a xlink:type="simple" xlink:href="https://www.ukrinform.ua/rubric-economy/3699157-ukrzaliznica-zapuskae-bezperesadkovij-rejs-z-avstrii.html" text:style-name="Internet_20_link" text:visited-style-name="Visited_20_Internet_20_Link">
 </text:a>
 </text:span>
</text:p>
      <text:p text:style-name="P4">
В компанії уточнили, що перевезення українського продовольства дозволено дляназемного транзиту і для транзиту до морських портів Гданськ, Гдиня,Свіноуйсьце і Шецин.</text:p>
      <text:p text:style-name="P4">
Повідомляється також, що дзеркальні обмежувальні конвенції щодо транзиту низкивантажів у напрямку Польщі, запроваджені УЗ із 17 квітня після зверненняпольських залізничних операторів PKP Cargo і PKP LHS, незабаром теж будескасовано.</text:p>
      <text:p text:style-name="P4">
<text:span text:style-name="T4">
Читайте також:</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Водночас питання щодо 3 тис. вагонів з українською <text:span text:style-name="T4">
<text:a xlink:type="simple" xlink:href="https://www.ukrinform.ua/tag-zerno" text:style-name="Internet_20_link" text:visited-style-name="Visited_20_Internet_20_Link">
</text:a>
 </text:span>
 , які були завантажені та прийняті доперевезення до введення конвенційної заборони польськими перевізниками,залишається невирішеним.</text:p>
      <text:p text:style-name="P4">
Як повідомлялося раніше, в середині квітня Польща, Угорщина, Болгарія,Словаччина і Румунія в односторонньому порядку _<text:span text:style-name="T4">
<text:a xlink:type="simple" xlink:href="https://www.ukrinform.ua/rubric-economy/3697893-zaborona-importu-agroprodukcii-solskij-rozpoviv-pro-peregovori-z-okremimi-krainami-ta-es.html" text:style-name="Internet_20_link" text:visited-style-name="Visited_20_Internet_20_Link">
</text:a>
</text:span>
 _ , але дозволили їх транзит.</text:p>
      <text:p text:style-name="P4">
<text:span text:style-name="T4">
Читайте також:</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Зараз українські вантажі прямують до польських та німецьких портів наБалтійському морі, а також до румунських та болгарських портів на Чорномуморі.</text:p>
      <text:p text:style-name="P4">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Мінреінтеграції опублікувало алгоритми дій для родин зниклих безвісти</text:span>
</text:h>
      <text:p text:style-name="P4">
Author: ['АРМІЯINFORM']</text:p>
      <text:p text:style-name="P4">
Time: 2023-04-24T31:00:00-04:00</text:p>
      <text:p text:style-name="P4">
Description: Родини зниклих безвісти часто не знають, як діяти та до яких органів звертатися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194" text:anchor-type="as-char" svg:width="6.9236in" svg:height="5.1927in" draw:z-index="0">
<draw:image xlink:href="../Images/AРМІЯINFORM/2023-04-24T31-00-00-04-00/minre.jpeg" xlink:type="simple" xlink:show="embed" xlink:actuate="onLoad" draw:mime-type="image/jpeg"/>
</draw:frame>
</text:p>
      <text:p text:style-name="P4">
Родини зниклих безвісти часто не знають, як діяти та до яких органівзвертатися з питань, які їх хвилюють.</text:p>
      <text:p text:style-name="P4">
Мінреінтеграції <text:a xlink:type="simple" xlink:href="https://minre.gov.ua/2023/04/23/algorytmy-dij-dlya-rodyn-znyklyh-bezvisty/" text:style-name="Internet_20_link" text:visited-style-name="Visited_20_Internet_20_Link">
наводить</text:a>
 найбільш поширені запитання:</text:p>
      <ul>
        <li>
Взаємодія родин зниклих із територіальними центрами комплектації та соціальної підтримки.  * Як отримати інформацію про слідчого, який веде кримінальне провадження.  * Оформлення грошового забезпечення зниклого безвісти військовослужбовця.  * Як отримати витяг із Єдиного реєстру досудових розслідувань.</li>
      </ul>
      <text:p text:style-name="P4">
Мінреінтеграції підготувало алгоритми дій щодо найбільш актуальних питань.Алгоритми розроблено на підставі запитів, які надходили на гарячі лініїУповноваженого зі зниклих безвісти. Відповіді на найбільш актуальні запитаннянаведені за <text:a xlink:type="simple" xlink:href="https://minre.gov.ua/wp-content/uploads/2023/04/algorytm_dij_dlya_rodyn_znyklyh_bezvisty_04.pdf" text:style-name="Internet_20_link" text:visited-style-name="Visited_20_Internet_20_Link">
посиланням</text:a>
.</text:p>
      <text:p text:style-name="P4">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Артилеристи ДШВ продемонстрували, який фінал очікує на кожного з окупантів</text:span>
</text:h>
      <text:p text:style-name="P4">
Author: ['АРМІЯINFORM']</text:p>
      <text:p text:style-name="P4">
Time: 2023-04-24T32:00:00-04:00</text:p>
      <text:p text:style-name="P4">
Description: Січеславські десантники продовжують ударними темпами демобілізувати загарбників.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dos_dshv.jpg" text:style-name="Internet_20_link" text:visited-style-name="Visited_20_Internet_20_Link">
vidos_dshv.jpg</text:a>
']</text:p>
      <text:p text:style-name="P4">
Tags: ['STOPRUSSIA', 'АГРЕСІЯ РФ', 'ВТОРГНЕННЯ РФ', 'ВТРАТИ ВОРОГА', 'ДШВ ЗС УКРАЇНИ']</text:p>
      <text:p text:style-name="P4">
Category: News</text:p>
      <!--METADATA-->
      <text:p text:style-name="P4">
<draw:frame draw:style-name="fr1" draw:name="Image195" text:anchor-type="as-char" svg:width="6.9236in" svg:height="4.557686in" draw:z-index="0">
<draw:image xlink:href="../Images/AРМІЯINFORM/2023-04-24T32-00-00-04-00/vidos_dshv.jpg" xlink:type="simple" xlink:show="embed" xlink:actuate="onLoad" draw:mime-type="image/jpeg"/>
</draw:frame>
</text:p>
      <text:p text:style-name="P4">
Січеславські десантники продовжують ударними темпами демобілізуватизагарбників. Наші захисники не втомилися пояснювати, що окупантам не місце наукраїнській землі і щоразу доводять хто є господарем на ній.</text:p>
      <text:p text:style-name="P4">
— Якщо не відступите і не складете зброю, фінал буде один — вас навіки поховаєв собі український чорнозем, — кажуть наші оборонці.</text:p>
      <text:p text:style-name="P4">
Джерело: <text:a xlink:type="simple" xlink:href="https://www.facebook.com/uaairborne/videos/1340095960237083/" text:style-name="Internet_20_link" text:visited-style-name="Visited_20_Internet_20_Link">
Командування ДШВ ЗСУкраїни</text:a>
</text:p>
      <text:p text:style-name="P4">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Генштаб ЗСУ показав, як у Нідерландах навчають українських військових</text:span>
</text:h>
      <text:p text:style-name="P4">
Author: ['АРМІЯINFORM']</text:p>
      <text:p text:style-name="P4">
Time: 2023-04-24T33:00:00-04:00</text:p>
      <text:p text:style-name="P4">
Description: На своїй офіційній сторінці Генеральний штаб Збройних Сил України висловив вдяч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vchannya-u-niderlandah.png" text:style-name="Internet_20_link" text:visited-style-name="Visited_20_Internet_20_Link">
navchannya-u-niderlandah.png</text:a>
']</text:p>
      <text:p text:style-name="P4">
Tags: ['STOPRUSSIA', 'АГРЕСІЯ РФ', 'ВІЙНА', 'ВТОРГНЕННЯ РФ', 'НАВЧАННЯ ЗА КОРДОНОМ', 'НІДЕРЛАНДИ']</text:p>
      <text:p text:style-name="P4">
Category: News</text:p>
      <!--METADATA-->
      <text:p text:style-name="P4">
<draw:frame draw:style-name="fr1" draw:name="Image196" text:anchor-type="as-char" svg:width="6.9236in" svg:height="3.512709in" draw:z-index="0">
<draw:image xlink:href="../Images/AРМІЯINFORM/2023-04-24T33-00-00-04-00/navchannya-u-niderlandah.png" xlink:type="simple" xlink:show="embed" xlink:actuate="onLoad" draw:mime-type="image/png"/>
</draw:frame>
</text:p>
      <text:p text:style-name="P4">
На своїй офіційній сторінці Генеральний штаб Збройних Сил України висловиввдячність Нідерландам за підтримку й<text:a xlink:type="simple" xlink:href="https://www.facebook.com/watch/" text:style-name="Internet_20_link" text:visited-style-name="Visited_20_Internet_20_Link">
розмістив</text:a>
 документальнийдинамічний сюжет Королівських Військово-морських сил Збройних Сил Нідерландівпро те як інструктори Корпусу морської піхоти навчають українських військовихволодінню всюдихідними транспортними засобами.</text:p>
      <text:p text:style-name="P4">
У Генштабі ЗСУ впевнені, що разом із партнерами Нідерланди продовжуватимутьпідтримувати український народ військовими та гуманітарними засобами.</text:p>
      <text:p text:style-name="P4">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У столиці Словенії українцям продовжили право на безкоштовний проїзд</text:span>
</text:h>
      <text:p text:style-name="P4">
Author: ['АРМІЯINFORM']</text:p>
      <text:p text:style-name="P4">
Time: 2023-04-24T34:00:00-04:00</text:p>
      <text:p text:style-name="P4">
Description: Українці, які прибули до Словенії у зв’язку з війною, зможуть безкоштовно користу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3_142844_796.jpg" text:style-name="Internet_20_link" text:visited-style-name="Visited_20_Internet_20_Link">
img_20230423_142844_796.jpg</text:a>
']</text:p>
      <text:p text:style-name="P4">
Tags: ['STOPRUSSIA', 'ВИМУШЕНІ ПЕРЕСЕЛЕНЦІ', 'СВІТ ПІДТРИМУЄ УКРАЇНУ']</text:p>
      <text:p text:style-name="P4">
Category: News</text:p>
      <!--METADATA-->
      <text:p text:style-name="P4">
<draw:frame draw:style-name="fr1" draw:name="Image197" text:anchor-type="as-char" svg:width="6.9236in" svg:height="3.4618in" draw:z-index="0">
<draw:image xlink:href="../Images/AРМІЯINFORM/2023-04-24T34-00-00-04-00/img_20230423_142844_796.jpg" xlink:type="simple" xlink:show="embed" xlink:actuate="onLoad" draw:mime-type="image/jpeg"/>
</draw:frame>
</text:p>
      <text:p text:style-name="P4">
Українці, які прибули до Словенії у зв’язку з війною, зможуть безкоштовнокористуватися громадським транспортом міста Любляни до 4 березня 2024 року,<text:a xlink:type="simple" xlink:href="https://minre.gov.ua/2023/04/23/u-stolyczi-sloveniyi-ukrayinczyam-prodovzhyly-pravo-na-bezkoshtovnyj-proyizd/" text:style-name="Internet_20_link" text:visited-style-name="Visited_20_Internet_20_Link">
повідомляє</text:a>
 Міністерство зпитань реінтеграції тимчасово окупованих територій України.</text:p>
      <text:p text:style-name="P4">
Для цього вони повинні звернутися до центрального відділення Potnicki centerLPP за адресою: Slovenska cesta 56. Там вони зможуть оформити іменну річнукартку Urbana. Ця картка дозволить майже рік безкоштовно користуватися міськимтранспортом.</text:p>
      <text:p text:style-name="P4">
Для оформлення картки Urbana українцям необхідно пред’явити один із трьохдокументів:</text:p>
      <ul>
        <li>
картку тимчасового захисту («ісказніца»);  * рішення про тимчасовий захист і документ, що посвідчує особу;  * рішення про статус шукача притулку та документ, що посвідчує особу.</li>
      </ul>
      <text:p text:style-name="P4">
Таким чином, з квітня цього року безкоштовний проїзд у громадському транспортістолиці Словенії буде наданий лише тим громадянам, які матимуть при собііменну річну картку. Зазначений проїзний документ потрібно буде обов’язковокомпостувати щоразу при вході у транспорт.</text:p>
      <text:p text:style-name="P4">
<text:span text:style-name="T5">
Важливо! Пільга не поширюється на приміські сполучення.</text:span>
</text:p>
      <text:p text:style-name="P4">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У нас тут батальйон розпався… — перехоплення ГУР</text:span>
</text:h>
      <text:p text:style-name="P4">
Author: ['АРМІЯINFORM']</text:p>
      <text:p text:style-name="P4">
Time: 2023-04-24T35:00:00-04:00</text:p>
      <text:p text:style-name="P4">
Description: Головне управління розвідки Міністерства оборони України на своєму Telegram-кан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ПЕРЕХОПЛЕННЯ']</text:p>
      <text:p text:style-name="P4">
Category: News</text:p>
      <!--METADATA-->
      <text:p text:style-name="P4">
<draw:frame draw:style-name="fr1" draw:name="Image198" text:anchor-type="as-char" svg:width="6.9236in" svg:height="3.894525in" draw:z-index="0">
<draw:image xlink:href="../Images/AРМІЯINFORM/2023-04-24T35-00-00-04-00/gurperehoplennya.jpg" xlink:type="simple" xlink:show="embed" xlink:actuate="onLoad" draw:mime-type="image/jpeg"/>
</draw:frame>
</text:p>
      <text:p text:style-name="P4">
Головне управління розвідки Міністерства оборони України на своєму Telegram-каналі оприлюднило чергове перехоплення розмови російських окупантів.</text:p>
      <text:p text:style-name="P4">
Військовослужбовець, який перебуває у Донецьку, розповідає про наміри покинутичастину через безлад у підрозділі та низький рівень боєздатності:</text:p>
      <ul>
        <li>
«я думаю, короче, что бежать, в соча(самовольное оставление части) или куда-нибудь, я уже сам устал»;  * «у нас тут что-то вообще, короче, безлад полнейший»;  * «у нас просто батальон распался, у нас нет батальона, просто копейка его забрала я должен был с ними идти. Дай Бог меня короче как-то отвёл. 5 человек 300-та сразу».  * «может, у вас там умеют работать, но у нас вообще чмошники. По дронам вообще — ну такой бред»</li>
      </ul>
      <text:p text:style-name="P4">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Кабінет Міністрів України оприлюднив посилання на 20 корисних сервісів</text:span>
</text:h>
      <text:p text:style-name="P4">
Author: ['АРМІЯINFORM']</text:p>
      <text:p text:style-name="P4">
Time: 2023-04-24T36:00:00-04:00</text:p>
      <text:p text:style-name="P4">
Description: Кабінет Міністрів України на своїй сторінці у Facebook розмістив посилання на корис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Tags: []</text:p>
      <text:p text:style-name="P4">
Category: News</text:p>
      <!--METADATA-->
      <text:p text:style-name="P4">
<draw:frame draw:style-name="fr1" draw:name="Image199" text:anchor-type="as-char" svg:width="6.9236in" svg:height="5.804039in" draw:z-index="0">
<draw:image xlink:href="../Images/AРМІЯINFORM/2023-04-24T36-00-00-04-00/342882246_1471865476954998_3544433101025237572_n.jpg" xlink:type="simple" xlink:show="embed" xlink:actuate="onLoad" draw:mime-type="image/jpeg"/>
</draw:frame>
</text:p>
      <text:p text:style-name="P4">
Кабінет Міністрів України на своїй сторінці у Facebook<text:a xlink:type="simple" xlink:href="https://www.facebook.com/KabminUA/posts/pfbid02wRxxQobLFVQcDsmShb3RgRFCvSXQAdHg49vEBrj5MN1n7AhuLu23jGuHdUAwsR4jl" text:style-name="Internet_20_link" text:visited-style-name="Visited_20_Internet_20_Link">
розмістив</text:a>
посилання на корисні сервіси та роз’яснення.</text:p>
      <ul>
        <li>
Що таке е-Кабінет на ЕкоСистемі і як він працюватиме? <text:a xlink:type="simple" xlink:href="http://surl.li/gnpto" text:style-name="Internet_20_link" text:visited-style-name="Visited_20_Internet_20_Link">
http://surl.li/gnpto</text:a>
  * Для іноземців, іммігрантів та осіб без громадянства — державні послуги на Гіді <text:span text:style-name="T5">
&lt;http://surl.li/gnpso&gt;
</text:span>
  * На порталі Е-ветеран можна отримати вичерпну інформацію щодо питань послуг, пільг, гарантій та надання статусів <text:a xlink:type="simple" xlink:href="http://surl.li/gnpru" text:style-name="Internet_20_link" text:visited-style-name="Visited_20_Internet_20_Link">
http://surl.li/gnpru</text:a>
  * Google запускає в Україні онлайн-гру «Interland: Безпека дітей в Інтернеті»<text:a xlink:type="simple" xlink:href="https://l.facebook.com/l.php" text:style-name="Internet_20_link" text:visited-style-name="Visited_20_Internet_20_Link">
http://surl.li/gnppp</text:a>
  * Мін’юст: інформація щодо особливості укладання шлюбу в умовах війни<text:a xlink:type="simple" xlink:href="https://l.facebook.com/l.php" text:style-name="Internet_20_link" text:visited-style-name="Visited_20_Internet_20_Link">
http://surl.li/gnptc</text:a>
  * Як відновити пошкоджені, втрачені чи викрадені номерні знаки <text:a xlink:type="simple" xlink:href="http://surl.li/gnpsz" text:style-name="Internet_20_link" text:visited-style-name="Visited_20_Internet_20_Link">
http://surl.li/gnpsz</text:a>
  * Сервісні центри МВС здійснюють перереєстрацію авто за 30 хвилин <text:a xlink:type="simple" xlink:href="http://surl.li/gnpsd" text:style-name="Internet_20_link" text:visited-style-name="Visited_20_Internet_20_Link">
http://surl.li/gnpsd</text:a>
  * У Державній міграційній службі розповіли, як записатися в електронну чергу, щоб отримати послугу <text:a xlink:type="simple" xlink:href="https://l.facebook.com/l.php" text:style-name="Internet_20_link" text:visited-style-name="Visited_20_Internet_20_Link">
http://surl.li/gnprn</text:a>
  * Роз’яснення ПФУ, як нараховують страхову пенсію по втраті годувальника на трьох дітей<text:a xlink:type="simple" xlink:href="https://l.facebook.com/l.php" text:style-name="Internet_20_link" text:visited-style-name="Visited_20_Internet_20_Link">
http://surl.li/gnprd</text:a>
  * Міжнародне посвідчення водія: як його отримати в сервісних центрах МВС та нова відмітка в документі<text:a xlink:type="simple" xlink:href="https://l.facebook.com/l.php" text:style-name="Internet_20_link" text:visited-style-name="Visited_20_Internet_20_Link">
http://surl.li/gnpql</text:a>
  * Регіональні програми для бізнесу на порталі Дія. Бізнес: шукайте актуальну інформацію на Маркетплейсі фінансових можливостей<text:a xlink:type="simple" xlink:href="http://surl.li/gmouw" text:style-name="Internet_20_link" text:visited-style-name="Visited_20_Internet_20_Link">
http://surl.li/gmouw</text:a>
  * Міндовкілля: Зареєструвати установку в Єдиному реєстрі з моніторингу, звітності та верифікації викидів парникових газів відтепер можна онлайн<text:a xlink:type="simple" xlink:href="https://l.facebook.com/l.php" text:style-name="Internet_20_link" text:visited-style-name="Visited_20_Internet_20_Link">
http://surl.li/gnppv</text:a>
  * «Мінус» довідка: Міністерство економіки планомірно впроваджує рішення МРГ з дерегуляції <text:a xlink:type="simple" xlink:href="https://l.facebook.com/l.php" text:style-name="Internet_20_link" text:visited-style-name="Visited_20_Internet_20_Link">
http://surl.li/gnppk</text:a>
  * Фермери, які вирощують не генномодифіковану сою, зможуть отримати компенсацію за насіння<text:a xlink:type="simple" xlink:href="https://l.facebook.com/l.php" text:style-name="Internet_20_link" text:visited-style-name="Visited_20_Internet_20_Link">
http://surl.li/gnpou</text:a>
  * У понад 250 медзакладах «первинки» пацієнти можуть отримати супровід і лікування психічних розладів за Програмою медгарантій <text:a xlink:type="simple" xlink:href="http://surl.li/gnpte" text:style-name="Internet_20_link" text:visited-style-name="Visited_20_Internet_20_Link">
http://surl.li/gnpte</text:a>
  * МОЗ інформує про механізм працевлаштування для медиків-переселенців<text:a xlink:type="simple" xlink:href="http://surl.li/gnpqs" text:style-name="Internet_20_link" text:visited-style-name="Visited_20_Internet_20_Link">
http://surl.li/gnpqs</text:a>
  * МОЗ роз’яснює, чи існує ліміт на безоплатні послуги за Програмою медичних гарантій<text:a xlink:type="simple" xlink:href="https://l.facebook.com/l.php" text:style-name="Internet_20_link" text:visited-style-name="Visited_20_Internet_20_Link">
http://surl.li/gnpqe</text:a>
  * Безоплатна медична допомога для пацієнтів із гемофілією <text:a xlink:type="simple" xlink:href="http://surl.li/gnppe" text:style-name="Internet_20_link" text:visited-style-name="Visited_20_Internet_20_Link">
http://surl.li/gnppe</text:a>
  * Реєстрація участі вНМТ-2023: що робити, якщо неможливо увійти до персонального кабінету <text:a xlink:type="simple" xlink:href="http://surl.li/gnpti" text:style-name="Internet_20_link" text:visited-style-name="Visited_20_Internet_20_Link">
http://surl.li/gnpti</text:a>
  * Інклюзивна освіта: платформа Дія. Цифрова освіта продовжує розвиток у напрямку безбар’єрності<text:a xlink:type="simple" xlink:href="http://surl.li/gnppa" text:style-name="Internet_20_link" text:visited-style-name="Visited_20_Internet_20_Link">
http://surl.li/gnppa</text:a>
</li>
      </ul>
      <text:p text:style-name="P4">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Наша артилерія знищила три станції РЕБ ворога</text:span>
</text:h>
      <text:p text:style-name="P4">
Author: ['АРМІЯINFORM']</text:p>
      <text:p text:style-name="P4">
Time: 2023-04-24T37:00:00-04:00</text:p>
      <text:p text:style-name="P4">
Description: Підрозділи ракетних військ і артилерії уразили 3 станції радіоелектронної бороть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1.jpg" text:style-name="Internet_20_link" text:visited-style-name="Visited_20_Internet_20_Link">
arta1.jpg</text:a>
']</text:p>
      <text:p text:style-name="P4">
Tags: ['STOPRUSSIA', 'ВІЙНА', 'ВТОРГНЕННЯ РФ', 'ВТРАТИ ВОРОГА', 'ГШ ЗСУ']</text:p>
      <text:p text:style-name="P4">
Category: News</text:p>
      <!--METADATA-->
      <text:p text:style-name="P4">
<draw:frame draw:style-name="fr1" draw:name="Image200" text:anchor-type="as-char" svg:width="6.9236in" svg:height="3.894525in" draw:z-index="0">
<draw:image xlink:href="../Images/AРМІЯINFORM/2023-04-24T37-00-00-04-00/arta1.jpg" xlink:type="simple" xlink:show="embed" xlink:actuate="onLoad" draw:mime-type="image/jpeg"/>
</draw:frame>
 <text:span text:style-name="T4">
🔥Ситуація щодо російського вторгнення</text:span>
</text:p>
      <text:p text:style-name="P4">
Підрозділи ракетних військ і артилерії уразили 3 станції радіоелектронноїборотьби противника,<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Авіація Сил оборони України за минулу добу завдала 14 ударів по районахзосередження окупантів. Також, збито 2 ворожих розвідувальних БпЛА типу«Мерлін» та 1 — «Орлан-10», а також 8 дронів-камікадзе типу «Ланцет».</text:p>
      <text:p text:style-name="P4">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Броньований кулак», який ламає хребет скаженому ворогу</text:span>
</text:h>
      <text:p text:style-name="P4">
Author: ['АРМІЯINFORM']</text:p>
      <text:p text:style-name="P4">
Time: 2023-04-24T38:00:00-04:00</text:p>
      <text:p text:style-name="P4">
Description: На світлинах — відважні українські танкісти Залізної бригади, справжні Герої.        Їх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Tags: []</text:p>
      <text:p text:style-name="P4">
Category: News</text:p>
      <!--METADATA-->
      <text:p text:style-name="P4">
<draw:frame draw:style-name="fr1" draw:name="Image201" text:anchor-type="as-char" svg:width="6.9236in" svg:height="3.311789in" draw:z-index="0">
<draw:image xlink:href="../Images/AРМІЯINFORM/2023-04-24T38-00-00-04-00/341879368_941668166960021_5780972399976082641_n.jpg" xlink:type="simple" xlink:show="embed" xlink:actuate="onLoad" draw:mime-type="image/jpeg"/>
</draw:frame>
</text:p>
      <text:p text:style-name="P4">
На світлинах — відважні українські танкісти Залізної бригади, справжні Герої.</text:p>
      <text:p text:style-name="P4">
<text:a xlink:type="simple" xlink:href="https://armyinform.com.ua/wp-content/uploads/2023/04/341713562_1776645779416554_1170318554046365167_n.jpg" text:style-name="Internet_20_link" text:visited-style-name="Visited_20_Internet_20_Link">
<draw:frame draw:style-name="fr1" draw:name="Image202" text:anchor-type="as-char" svg:width="6.9236in" svg:height="6.9236in" draw:z-index="0">
<draw:image xlink:href="../Images/AРМІЯINFORM/2023-04-24T38-00-00-04-00/341713562_1776645779416554_1170318554046365167_n-150x150.jpg" xlink:type="simple" xlink:show="embed" xlink:actuate="onLoad" draw:mime-type="image/jpeg"/>
</draw:frame>
</text:a>
</text:p>
      <text:p text:style-name="P4">
<text:a xlink:type="simple" xlink:href="https://armyinform.com.ua/wp-content/uploads/2023/04/341754625_3532142507069473_7540621139698692477_n.jpg" text:style-name="Internet_20_link" text:visited-style-name="Visited_20_Internet_20_Link">
<draw:frame draw:style-name="fr1" draw:name="Image203" text:anchor-type="as-char" svg:width="6.9236in" svg:height="6.9236in" draw:z-index="0">
<draw:image xlink:href="../Images/AРМІЯINFORM/2023-04-24T38-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204" text:anchor-type="as-char" svg:width="6.9236in" svg:height="6.9236in" draw:z-index="0">
<draw:image xlink:href="../Images/AРМІЯINFORM/2023-04-24T38-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205" text:anchor-type="as-char" svg:width="6.9236in" svg:height="6.9236in" draw:z-index="0">
<draw:image xlink:href="../Images/AРМІЯINFORM/2023-04-24T38-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206" text:anchor-type="as-char" svg:width="6.9236in" svg:height="6.9236in" draw:z-index="0">
<draw:image xlink:href="../Images/AРМІЯINFORM/2023-04-24T38-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207" text:anchor-type="as-char" svg:width="6.9236in" svg:height="6.9236in" draw:z-index="0">
<draw:image xlink:href="../Images/AРМІЯINFORM/2023-04-24T38-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208" text:anchor-type="as-char" svg:width="6.9236in" svg:height="6.9236in" draw:z-index="0">
<draw:image xlink:href="../Images/AРМІЯINFORM/2023-04-24T38-00-00-04-00/342850578_1423081388497420_9081890842141559302_n-150x150.jpg" xlink:type="simple" xlink:show="embed" xlink:actuate="onLoad" draw:mime-type="image/jpeg"/>
</draw:frame>
</text:a>
</text:p>
      <text:p text:style-name="P4">
Їхні ковані серця б’ються в одному ритмі з турбінами могутніх бойових машин, аруки вміло маніпулюють важкими гарматами, які точно попадають в ціль. Кожнеїхнє успішно виконане завдання — це яскраве «Слава Україні!», викарбуване насторінках історії майбутньої української перемоги.</text:p>
      <text:p text:style-name="P4">
Джерело: <text:a xlink:type="simple" xlink:href="https://www.facebook.com/MinistryofDefence.UA/posts/pfbid0UpwJEXqnkHpWiby6sPaakXnkyZfYDXQ6one2BwY16RitvLWnieUdLHnGYxRKG4mal" text:style-name="Internet_20_link" text:visited-style-name="Visited_20_Internet_20_Link">
Міністерство оборониУкраїни</text:a>
</text:p>
      <text:p text:style-name="P4">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Протягом доби наші воїни відбили близько 60 атак противника</text:span>
</text:h>
      <text:p text:style-name="P4">
Author: ['АРМІЯINFORM']</text:p>
      <text:p text:style-name="P4">
Time: 2023-04-24T39:00:00-04:00</text:p>
      <text:p text:style-name="P4">
Description: Російська федерація продовжує ігнорувати Міжнародне гуманітарне право, тероризуюч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jovi-diyi-3.jpg" text:style-name="Internet_20_link" text:visited-style-name="Visited_20_Internet_20_Link">
bojovi-diyi-3.jpg</text:a>
']</text:p>
      <text:p text:style-name="P4">
Tags: ['STOPRUSSIA', 'АГРЕСІЯ РФ', 'ВІЙНА', 'ВТОРГНЕННЯ РФ', 'ГШ ЗСУ', 'ХРОНІКА ОБОРОНИ']</text:p>
      <text:p text:style-name="P4">
Category: News</text:p>
      <!--METADATA-->
      <text:p text:style-name="P4">
<draw:frame draw:style-name="fr1" draw:name="Image209" text:anchor-type="as-char" svg:width="6.9236in" svg:height="3.894525in" draw:z-index="0">
<draw:image xlink:href="../Images/AРМІЯINFORM/2023-04-24T39-00-00-04-00/bojovi-diyi-3.jpg" xlink:type="simple" xlink:show="embed" xlink:actuate="onLoad" draw:mime-type="image/jpeg"/>
</draw:frame>
<text:span text:style-name="T4">
🔥 Ситуація щодо російського вторгнення</text:span>
</text:p>
      <text:p text:style-name="P4">
Російська федерація продовжує ігнорувати Міжнародне гуманітарне право,тероризуючи мирних жителів та руйнуючи житлові будинки та об’єкти критичноїінфраструктури.</text:p>
      <text:p text:style-name="P4">
Протягом минулої доби противник завдав 1 ракетного та 46 авіаційних ударів.Здійснив близько 60 обстрілів з реактивних систем залпового вогню по позиціяхнаших військ та населених пунктах. Активно використовує авіацію, застосовуючикрилаті авіаційні бомби в Луганській, Донецькій, Запорізькій та Херсонськійобластях. Внаслідок чого є загиблі та поранені серед цивільного населення,зруйновано та пошкоджено приватні житлові будинки та інша цивільнаінфраструктура,<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Ймовірність завдання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 відбито близько 60 атакпротивника. Найзапекліші бої тривають за Бахмут та Мар’їнку.</text:p>
      <text:p text:style-name="P4">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росіяни і надалі тримають значні сили у прикордонних з Україною районах</text:span>
</text:h>
      <text:p text:style-name="P4">
Author: ['АРМІЯINFORM']</text:p>
      <text:p text:style-name="P4">
Time: 2023-04-24T40:00:00-04:00</text:p>
      <text:p text:style-name="P4">
Description: На Волинському та Поліському напрямках оперативна обстановка залишається стал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2.jpg" text:style-name="Internet_20_link" text:visited-style-name="Visited_20_Internet_20_Link">
stezhymo-2.jpg</text:a>
']</text:p>
      <text:p text:style-name="P4">
Tags: ['STOPRUSSIA', 'АГРЕСІЯ РФ', 'ВТОРГНЕННЯ РФ', 'ПІВНІЧНИЙ НАПРЯМОК']</text:p>
      <text:p text:style-name="P4">
Category: News</text:p>
      <!--METADATA-->
      <text:p text:style-name="P4">
<draw:frame draw:style-name="fr1" draw:name="Image210" text:anchor-type="as-char" svg:width="6.9236in" svg:height="4.32725in" draw:z-index="0">
<draw:image xlink:href="../Images/AРМІЯINFORM/2023-04-24T40-00-00-04-00/stezhymo-2.jpg" xlink:type="simple" xlink:show="embed" xlink:actuate="onLoad" draw:mime-type="image/jpeg"/>
</draw:frame>
 <text:span text:style-name="T4">
🔥Ситуація щодо російського вторгнення</text:span>
</text:p>
      <text:p text:style-name="P4">
На Волинському та Поліському напрямках оперативна обстановка залишаєтьсясталою. Ознак формування наступальних угруповань не виявлено.</text:p>
      <text:p text:style-name="P4">
На Сіверському та Слобожанському напрямках противник продовжує утримувати уприкордонних з Україною районах Брянської, Курської та Бєлгородської областейпевну кількість своїх військ. Протягом минулої доби здійснив обстрілинаселених пунктів Грем’яч Чернігівської області; Червона Зоря, Павлівка,Кіндратівка, Тимофіївка Сумської області, а також Гоптівка, Зелене, Нескучне,Бударки, Мілове та Красне Перше на Харківщині,<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text:p>
      <text:p text:style-name="P4">
На Куп’янському напрямку артилерійських обстрілів противника зазнали Дворічна,Гряниківка, Масютівка, Лиман Перший, Кислівка і Берестове Харківської області;Новоселівське на Луганщині; Торське та Спірне Донецької області.</text:p>
      <text:p text:style-name="P4">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Окупанти грабують зерно та мобілізують цивільних лікарів</text:span>
</text:h>
      <text:p text:style-name="P4">
Author: ['АРМІЯINFORM']</text:p>
      <text:p text:style-name="P4">
Time: 2023-04-24T41:00:00-04:00</text:p>
      <text:p text:style-name="P4">
Description: Як повідомляє Генеральний штаб ЗС України, окупантам катастрофічно не вистачає мед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1.jpg" text:style-name="Internet_20_link" text:visited-style-name="Visited_20_Internet_20_Link">
okupant-1.jpg</text:a>
']</text:p>
      <text:p text:style-name="P4">
Tags: ['STOPRUSSIA', 'АГРЕСІЯ РФ', 'ВІЙНА', 'ВІЙСЬКОВІ ЗЛОЧИНИ РФ', 'ВТОРГНЕННЯ РФ']</text:p>
      <text:p text:style-name="P4">
Category: News</text:p>
      <!--METADATA-->
      <text:p text:style-name="P4">
<draw:frame draw:style-name="fr1" draw:name="Image211" text:anchor-type="as-char" svg:width="6.9236in" svg:height="3.893007in" draw:z-index="0">
<draw:image xlink:href="../Images/AРМІЯINFORM/2023-04-24T41-00-00-04-00/okupant-1.jpg" xlink:type="simple" xlink:show="embed" xlink:actuate="onLoad" draw:mime-type="image/jpeg"/>
</draw:frame>
</text:p>
      <text:p text:style-name="P4">
Як<text:a xlink:type="simple" xlink:href="https://www.facebook.com/GeneralStaff.ua/posts/pfbid024QbCc9Rb8SxW9ZjVmJ3o2jMfsMHJLFP7T994uUwCQQZ5CxVdqJ9bSLJv6jrB5qpJl" text:style-name="Internet_20_link" text:visited-style-name="Visited_20_Internet_20_Link">
повідомляє</text:a>
 Генеральний штаб ЗСУкраїни, окупантам катастрофічно не вистачає медичного персоналу на полі бою.З метою поповнення некомплекту військових лікарів, місцевих працівниківмедичних закладів Бердянська, які отримали паспорти громадян російськоїфедерації, почали примушувати до постановки на військовий облік ворога. Увипадку відмови — погрожують їм втратою робочих місць.</text:p>
      <text:p text:style-name="P4">
До того ж російські окупанти продовжують грабувати мирне населення України,привласнюючи зерновий урожай. Так, в місті Бердянськ Запорізької області, такзвана російська окупаційна «влада» намагається вивезти викрадене збіжжя,завантажуючи його на ворожі вантажні судна.</text:p>
      <text:p text:style-name="P4">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Сили оборони за добу ліквідували майже 700 окупантів, знищили 8 танків і 12 артсистем</text:span>
</text:h>
      <text:p text:style-name="P4">
Author: ['АРМІЯINFORM']</text:p>
      <text:p text:style-name="P4">
Time: 2023-04-24T42:00:00-04:00</text:p>
      <text:p text:style-name="P4">
Description: Загальні бойові втрати противника з 24.02.22 по 24.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6d5547a-bf06-4a2e-a4df-295b2f2421fa-scaled.jpg" text:style-name="Internet_20_link" text:visited-style-name="Visited_20_Internet_20_Link">
46d5547a-bf06-4a2e-a4df-295b2f2421fa-scaled.jpg</text:a>
']</text:p>
      <text:p text:style-name="P4">
Tags: ['STOPRUSSIA', 'АГРЕСІЯ РФ', 'ВТОРГНЕННЯ РФ', 'ВТРАТИ ВОРОГА', 'ГШ ЗСУ']</text:p>
      <text:p text:style-name="P4">
Category: News</text:p>
      <!--METADATA-->
      <text:p text:style-name="P4">
<draw:frame draw:style-name="fr1" draw:name="Image212" text:anchor-type="as-char" svg:width="6.9236in" svg:height="6.981297in" draw:z-index="0">
<draw:image xlink:href="../Images/AРМІЯINFORM/2023-04-24T42-00-00-04-00/46d5547a-bf06-4a2e-a4df-295b2f2421fa-scaled.jpg" xlink:type="simple" xlink:show="embed" xlink:actuate="onLoad" draw:mime-type="image/jpeg"/>
</draw:frame>
</text:p>
      <text:p text:style-name="P4">
Загальні бойові втрати противника з 24.02.22 по 24.04.23 орієнтовностановлять:</text:p>
      <ul>
        <li>
<text:span text:style-name="T4">
особового складу ‒</text:span>
 187080 (+660) осіб ліквідовано  * <text:span text:style-name="T4">
танків ‒</text:span>
 3683 (+8)  * <text:span text:style-name="T4">
бойових броньованих машин ‒</text:span>
 7139 (+8)  * <text:span text:style-name="T4">
артилерійських систем ‒</text:span>
 2849 (+12)  * <text:span text:style-name="T4">
РСЗВ ‒</text:span>
 539 (0)  * <text:span text:style-name="T4">
засоби ППО ‒</text:span>
 289 (0)  * <text:span text:style-name="T4">
літаків ‒</text:span>
 308 (0)  * <text:span text:style-name="T4">
гелікоптерів ‒</text:span>
 294 (0)  * <text:span text:style-name="T4">
БПЛА оперативно-тактичного рівня ‒</text:span>
 2413 (+11)  * <text:span text:style-name="T4">
крилаті ракети ‒</text:span>
 911 (0)  * <text:span text:style-name="T4">
кораблі / катери ‒</text:span>
 18 (0)  * <text:span text:style-name="T4">
автомобільної техніки та автоцистерн ‒</text:span>
 5753 (+23)  * <text:span text:style-name="T4">
спеціальна техніка ‒</text:span>
 33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4.23.</text:p>
      <text:p text:style-name="P4">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Армія рф вчергове обстріляла Чернігівщину: зафіксовано 13 приходів</text:span>
</text:h>
      <text:p text:style-name="P4">
Author: ['АРМІЯINFORM']</text:p>
      <text:p text:style-name="P4">
Time: 2023-04-24T43:00:00-04:00</text:p>
      <text:p text:style-name="P4">
Description: російські окупаційні війська продовжували обстріли прикордонних районів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fa93dc4e5d9ed52-1.jpg" text:style-name="Internet_20_link" text:visited-style-name="Visited_20_Internet_20_Link">
1fa93dc4e5d9ed52-1.jpg</text:a>
']</text:p>
      <text:p text:style-name="P4">
Tags: ['STOPRUSSIA', 'ВОРОЖІ ОБСТРІЛИ', 'ОПЕРАТИВНЕ КОМАНДУВАННЯ «ПІВНІЧ»']</text:p>
      <text:p text:style-name="P4">
Category: News</text:p>
      <!--METADATA-->
      <text:p text:style-name="P4">
<draw:frame draw:style-name="fr1" draw:name="Image213" text:anchor-type="as-char" svg:width="6.9236in" svg:height="4.612827in" draw:z-index="0">
<draw:image xlink:href="../Images/AРМІЯINFORM/2023-04-24T43-00-00-04-00/1fa93dc4e5d9ed52-1.jpg" xlink:type="simple" xlink:show="embed" xlink:actuate="onLoad" draw:mime-type="image/jpeg"/>
</draw:frame>
</text:p>
      <text:p text:style-name="P4">
російські окупаційні війська продовжували обстріли прикордонних районівЧернігівської області.</text:p>
      <text:p text:style-name="P4">
Про це <text:a xlink:type="simple" xlink:href="https://t.me/ok_pivnich1/2011" text:style-name="Internet_20_link" text:visited-style-name="Visited_20_Internet_20_Link">
повідомляє</text:a>
 Оперативне командування«Північ».</text:p>
      <text:p text:style-name="P4">
«З 06:35 до 07:20 зафіксовано 13 приходів, ймовірно з САУ, по населеномупункту Грем'яч», — йдеться у повідомленні.</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Координаційний штаб закликав родини полонених не надавати персональні дані стороннім особам</text:span>
</text:h>
      <text:p text:style-name="P4">
Author: ['АРМІЯINFORM']</text:p>
      <text:p text:style-name="P4">
Time: 2023-04-24T44:00:00-04:00</text:p>
      <text:p text:style-name="P4">
Description: У Координаційному штабі відбулася 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1.jpg" text:style-name="Internet_20_link" text:visited-style-name="Visited_20_Internet_20_Link">
bez-imeni-11.jpg</text:a>
']</text:p>
      <text:p text:style-name="P4">
Tags: ['ВІЙСЬКОВОПОЛОНЕНІ', 'ДМИТРО УСОВ',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14" text:anchor-type="as-char" svg:width="6.9236in" svg:height="3.921088in" draw:z-index="0">
<draw:image xlink:href="../Images/AРМІЯINFORM/2023-04-24T44-00-00-04-00/bez-imeni-11.jpg" xlink:type="simple" xlink:show="embed" xlink:actuate="onLoad" draw:mime-type="image/jpeg"/>
</draw:frame>
</text:p>
      <text:p text:style-name="P4">
У Координаційному штабі відбулася зустріч з родинами полонених і зниклихбезвісти оборонців під головуванням секретаря Штабу Дмитра Усова, під час якоївін звернув увагу на питання інформаційної безпеки. Він закликав не довірятиінформації з неперевірених джерел і не надавати персональні дані свої чивійськовослужбовця стороннім особам.</text:p>
      <text:p text:style-name="P4">
Про це <text:a xlink:type="simple" xlink:href="https://t.me/Koord_shtab/881" text:style-name="Internet_20_link" text:visited-style-name="Visited_20_Internet_20_Link">
повідомляє</text:a>
 Координаційний штаб з питаньповодження з військовополоненими.</text:p>
      <text:p text:style-name="P4">
Як зазначив Дмитро Усов, з російського полону повертаються, зокрема, й тівійськовослужбовці, які вважалися зниклими безвісти. Усі, хто є в єдиномуреєстрі Національного інформаційного бюро, залучені в процеси обміну.</text:p>
      <text:p text:style-name="P4">
Ще одна з тем, яку порушили під час зустрічі, стосувалася повернення тілзагиблих оборонців.</text:p>
      <text:p text:style-name="P4">
«Ми ведемо перемовини, шукаємо різні шляхи для того, щоб повертати тіла нашихзахисників і захисниць, – зауважив Уповноважений з питань осіб, зниклихбезвісти за особливих обставин, Олег Котенко. — Але для того, щоб відпрацюватипевні локації, треба мати доступ до цих місць і умови для безпечної роботи».</text:p>
      <text:p text:style-name="P4">
Представник Управління цивільно-військового співробітництва Збройних СилУкраїни запевнив, що пошукові групи для виконання відповідних завдань готові.Проблема в тому, що певні території, де треба проводити пошуки, тимчасовоокуповані.</text:p>
      <text:p text:style-name="P4">
Окремо звернули увагу на співпрацю з Міжнародним комітетом Червоного Хреста(МКЧХ), участь організації у процедурах повернення тіл загиблихвійськовослужбовців і доступу до місць утримань. Дмитро Усов повідомив, щоКоординаційний штаб звертався до МКЧХ з проханням виконати свій мандат іперевірити місця утримання наших полонених у російській федерації та натимчасово окупованих українських територіях.</text:p>
      <text:p text:style-name="P4">
Зі свого боку представниця МКЧХ наголосила, що не всю інформацією, якоюволодіє організація, можна розголошувати. У випадку, коли є відомості промісце утримання військовослужбовця, МКЧХ робить відповідні запити, щоботримати до нього доступ.</text:p>
      <text:p text:style-name="P4">
«Ми безпосередньо не можемо забирати тіла загиблих військовослужбовців і ми неповертаємо полонених, — повідомила представниця МКЧХ. — Наше завдання —отримати доступ до місць утримання і позбавлення волі. Проте ми можемо діятилише в межах наших повноважень».</text:p>
      <text:p text:style-name="P4">
До участі в заході були запрошені представники Координаційного штабу, ОфісуУповноваженого з питань осіб, зниклих безвісти за особливих обставин,Управління цивільно-військового співробітництва Збройних Сил України,Національної поліції України, Державної служби надзвичайних ситуацій, Службибезпеки України (Об’єднаного центру) та Міжнародного комітету ЧервоногоХреста.</text:p>
      <text:p text:style-name="P4">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В Україні хвилина мовчання</text:span>
</text:h>
      <text:p text:style-name="P4">
Author: ['АРМІЯINFORM']</text:p>
      <text:p text:style-name="P4">
Time: 2023-04-24T45: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215" text:anchor-type="as-char" svg:width="6.9236in" svg:height="3.895992in" draw:z-index="0">
<draw:image xlink:href="../Images/AРМІЯINFORM/2023-04-24T45-00-00-04-00/candle-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4/v-ukrayini-hvylyna-movchannya-3/" text:style-name="Internet_20_link" text:visited-style-name="Visited_20_Internet_20_Link">
https://armyinform.com.ua/2023/04/24/v-ukrayini-hvylyna-movchannya-3/</text:a>
</text:p>
      <!--NEWS-->
      <text:h text:style-name="P10" text:outline-level="1">
<text:span text:style-name="T4">
Україна закликала Кіпр долучитися до створення спецтрибуналу над рф</text:span>
</text:h>
      <text:p text:style-name="P4">
Author: ['АРМІЯINFORM']</text:p>
      <text:p text:style-name="P4">
Time: 2023-04-24T46:00:00-04:00</text:p>
      <text:p text:style-name="P4">
Description: Голова Верховної Ради Руслан Стефанчук під час зустрічі із президентом Пал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213152_2353361768187373_7547471472107045612_n.jpg" text:style-name="Internet_20_link" text:visited-style-name="Visited_20_Internet_20_Link">
342213152_2353361768187373_7547471472107045612_n.jpg</text:a>
']</text:p>
      <text:p text:style-name="P4">
Tags: ['КІПР', 'РУСЛАН СТЕФАНЧУК', 'СПЕЦТРИБУНАЛ ПРОТИ РФ']</text:p>
      <text:p text:style-name="P4">
Category: News</text:p>
      <!--METADATA-->
      <text:p text:style-name="P4">
<draw:frame draw:style-name="fr1" draw:name="Image216" text:anchor-type="as-char" svg:width="6.9236in" svg:height="5.083076in" draw:z-index="0">
<draw:image xlink:href="../Images/AРМІЯINFORM/2023-04-24T46-00-00-04-00/342213152_2353361768187373_7547471472107045612_n.jpg" xlink:type="simple" xlink:show="embed" xlink:actuate="onLoad" draw:mime-type="image/jpeg"/>
</draw:frame>
</text:p>
      <text:p text:style-name="P4">
Голова Верховної Ради Руслан Стефанчук під час зустрічі із президентом Палатипредставників Республіки Кіпр Аннітою Дімітріу закликав долучитися достворення спецтрибуналу щодо злочинів росії проти України.</text:p>
      <text:p text:style-name="P4">
Про це<text:a xlink:type="simple" xlink:href="https://www.facebook.com/stefanchuk.official/posts/pfbid02HqUbLLZ8RMvVirjQFx8WSofT8YsT8yPLku1u1TBNxH3Q2DU3q8PSWJGEW7jYCMAMl" text:style-name="Internet_20_link" text:visited-style-name="Visited_20_Internet_20_Link">
йдеться</text:a>
на фейсбук-сторінці Голови Верховної Ради України Руслана Стефанчука.</text:p>
      <text:p text:style-name="P4">
«Дуже важлива не тільки перемога на полі бою, але й притягнення рф довідповідальності за скоєні злочини в Україні. Закликав Кіпр долучитися достворення спеціального трибуналу щодо злочину агресії рф проти України», —йдеться у повідомленні.</text:p>
      <text:p text:style-name="P4">
Окремо Голова Верховної Ради зупинився на питанні санкцій проти російськоїфедерації. Особливо — проти російської ядерної енергетики та «росатому».</text:p>
      <text:p text:style-name="P4">
Також він запросив колегу відвідати Україну.</text:p>
      <text:p text:style-name="P4">
«Це сприятиме активізації міжпарламентського діалогу між країнами», — зазначивРуслан Стефанчук.</text:p>
      <text:p text:style-name="P4">
Раніше міністр закордонних справ України Дмитро Кулеба<text:a xlink:type="simple" xlink:href="https://armyinform.com.ua/2023/03/16/do-koalicziyi-zi-stvorennya-specztrybunalu-dlya-rf-pryyednalas-avstriya/" text:style-name="Internet_20_link" text:visited-style-name="Visited_20_Internet_20_Link">
поінформував</text:a>
, що коаліція, якапрацює над параметрами майбутнього спеціального трибуналу щодо росії за злочинагресії проти України, вже налічує 33 держави.</text:p>
      <text:p text:style-name="P4">
Source: <text:a xlink:type="simple" xlink:href="https://armyinform.com.ua/2023/04/24/v-ukrayini-zaklykaly-kipr-doluchytysya-do-stvorennya-specztrybunalu-nad-rf/" text:style-name="Internet_20_link" text:visited-style-name="Visited_20_Internet_20_Link">
https://armyinform.com.ua/2023/04/24/v-ukrayini-zaklykaly-kipr-doluchytysya-do-stvorennya-specztrybunalu-nad-rf/</text:a>
</text:p>
      <!--NEWS-->
      <text:h text:style-name="P10" text:outline-level="1">
<text:span text:style-name="T4">
Рідні полонених Лицарів Зимового Походу зустрілися з представниками Координаційного штабу</text:span>
</text:h>
      <text:p text:style-name="P4">
Author: ['АРМІЯINFORM']</text:p>
      <text:p text:style-name="P4">
Time: 2023-04-24T47:00:00-04:00</text:p>
      <text:p text:style-name="P4">
Description: У Південному регіональному центрі Координаційного штабу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fdcc4fc-141e-471c-86a1-0f28425c12cd.jpg" text:style-name="Internet_20_link" text:visited-style-name="Visited_20_Internet_20_Link">
2fdcc4fc-141e-471c-86a1-0f28425c12cd.jpg</text:a>
']</text:p>
      <text:p text:style-name="P4">
Tags: ['ВІЙСЬКОВОПОЛОНЕН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17" text:anchor-type="as-char" svg:width="6.9236in" svg:height="4.280334in" draw:z-index="0">
<draw:image xlink:href="../Images/AРМІЯINFORM/2023-04-24T47-00-00-04-00/2fdcc4fc-141e-471c-86a1-0f28425c12cd.jpg" xlink:type="simple" xlink:show="embed" xlink:actuate="onLoad" draw:mime-type="image/jpeg"/>
</draw:frame>
</text:p>
      <text:p text:style-name="P4">
У Південному регіональному центрі Координаційного штабу з питань поводження звійськовополоненими відбулася зустріч з родинами оборонців окремоїмеханізованої бригади імені Лицарів Зимового Походу.</text:p>
      <text:p text:style-name="P4">
Про це <text:a xlink:type="simple" xlink:href="https://t.me/Koord_shtab/892" text:style-name="Internet_20_link" text:visited-style-name="Visited_20_Internet_20_Link">
повідомляє</text:a>
 Координаційний штаб з питаньповодження з військовополоненими.</text:p>
      <text:p text:style-name="P4">
У рамках зустрічі обговорили співпрацю із Міжнародним комітетом ЧервоногоХреста, порядок звернення та комунікації із організацією, алгоритм змінистатусу військовослужбовця у разі підтвердження факту його перебування уполоні.</text:p>
      <text:p text:style-name="P4">
Також родинам захисників роз'яснили порядок подальшого проходження службивійськовослужбовцями, які повернулися з полону, механізми їхнього лікування тареабілітації, а також виплати грошового забезпечення.</text:p>
      <text:p text:style-name="P4">
Фахівці Центру проінформували рідних оборонців про їхні права після зверненнядо органів поліції за фактами зникнення безвісти або потрапляння у полон,порядок взаємодії та співпраці зі слідчими, внесення клопотань про долученнядоказів за кримінальними провадженнями.</text:p>
      <text:p text:style-name="P4">
Окрему увагу приділили обговоренню протидії шахрайським діям зловмисниківстосовно родичів полонених і зниклих безвісти військовослужбовців. Такожнадали рекомендації щодо повідомлення про такі випадки правоохоронним органам.</text:p>
      <text:p text:style-name="P4">
По закінченню зустрічі усі родини захисників отримали індивідуальнуконсультацію та роз'яснення з особистих питань.</text:p>
      <text:p text:style-name="P4">
Source: <text:a xlink:type="simple" xlink:href="https://armyinform.com.ua/2023/04/24/ridni-polonenyh-lyczariv-zymovogo-pohodu-zustrilysya-z-predstavnykamy-koordynaczijnogo-shtabu/" text:style-name="Internet_20_link" text:visited-style-name="Visited_20_Internet_20_Link">
https://armyinform.com.ua/2023/04/24/ridni-polonenyh-lyczariv-zymovogo-pohodu-zustrilysya-z-predstavnykamy-koordynaczijnogo-shtabu/</text:a>
</text:p>
      <!--NEWS-->
      <text:h text:style-name="P10" text:outline-level="1">
<text:span text:style-name="T4">
Майже 300 вибухонебезпечних предметів знешкодили піротехніки за добу</text:span>
</text:h>
      <text:p text:style-name="P4">
Author: ['АРМІЯINFORM']</text:p>
      <text:p text:style-name="P4">
Time: 2023-04-24T48:00:00-04:00</text:p>
      <text:p text:style-name="P4">
Description: Підрозділи ДСНС протягом доби 23 квітня здійснили 127 виїздів на ліквідацію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jpg" text:style-name="Internet_20_link" text:visited-style-name="Visited_20_Internet_20_Link">
miny.jpg</text:a>
']</text:p>
      <text:p text:style-name="P4">
Tags: ['STOPRUSSIA', 'ДСНС УКРАЇНИ']</text:p>
      <text:p text:style-name="P4">
Category: News</text:p>
      <!--METADATA-->
      <text:p text:style-name="P4">
<draw:frame draw:style-name="fr1" draw:name="Image218" text:anchor-type="as-char" svg:width="6.9236in" svg:height="3.893007in" draw:z-index="0">
<draw:image xlink:href="../Images/AРМІЯINFORM/2023-04-24T48-00-00-04-00/miny.jpg" xlink:type="simple" xlink:show="embed" xlink:actuate="onLoad" draw:mime-type="image/jpeg"/>
</draw:frame>
Ілюстративне фото</text:p>
      <text:p text:style-name="P4">
Підрозділи ДСНС протягом доби 23 квітня здійснили <text:span text:style-name="T4">
127</text:span>
 виїздів наліквідацію наслідків обстрілів окупантами населених пунктів та об’єктівінфраструктури. Ліквідовано <text:span text:style-name="T4">
4</text:span>
 пожежі. Надано психологічну допомогу <text:span text:style-name="T4">
52</text:span>
особам.</text:p>
      <text:p text:style-name="P4">
Про це <text:a xlink:type="simple" xlink:href="https://dsns.gov.ua/uk/news/nadzvicaini-podiyi/operativna-informaciia-dsns-shhodo-naslidkiv-vedennia-boiovix-dii-rosiiskoiu-federacijeiu-136" text:style-name="Internet_20_link" text:visited-style-name="Visited_20_Internet_20_Link">
повідомляє</text:a>
 ДСНС України.</text:p>
      <text:p text:style-name="P4">
Протягом доби піротехнічні підрозділи ДСНС залучалися <text:span text:style-name="T4">
106</text:span>
 разів, виявлено,вилучено і знешкоджено <text:span text:style-name="T4">
299</text:span>
 одиниць вибухонебезпечних предметів, обстеженотериторію площею <text:span text:style-name="T4">
21</text:span>
 гектар.</text:p>
      <text:p text:style-name="P4">
Всього з початку широкомасштабного військового вторгнення російської федераціїна територію України здійснено 90 тис. 750 виїздів на ліквідацію наслідківобстрілів, ліквідовано 14 тис. 328 пожеж, врятовано 4 тис. 9 осіб, наданопсихологічну допомогу 210 тис. 964 особам.</text:p>
      <text:p text:style-name="P4">
Source: <text:a xlink:type="simple" xlink:href="https://armyinform.com.ua/2023/04/24/majzhe-300-vybuhonebezpechnyh-predmetiv-zneshkodyly-pirotehniky-za-dobu-2/" text:style-name="Internet_20_link" text:visited-style-name="Visited_20_Internet_20_Link">
https://armyinform.com.ua/2023/04/24/majzhe-300-vybuhonebezpechnyh-predmetiv-zneshkodyly-pirotehniky-za-dobu-2/</text:a>
</text:p>
      <!--NEWS-->
      <text:h text:style-name="P10" text:outline-level="1">
<text:span text:style-name="T4">
Затверджено довідник для вступників до вищих військових навчальних закладів у 2023 році</text:span>
</text:h>
      <text:p text:style-name="P4">
Author: ['Євген Проворний']</text:p>
      <text:p text:style-name="P4">
Time: 2023-04-24T49:00:00-04:00</text:p>
      <text:p text:style-name="P4">
Description: Перший заступник Міністра оборони України генерал-лейтенант Олександр Павлюк затверд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8.jpg" text:style-name="Internet_20_link" text:visited-style-name="Visited_20_Internet_20_Link">
golovna-48.jpg</text:a>
', '<text:a xlink:type="simple" xlink:href="https://armyinform.com.ua/wp-content/uploads/2023/04/foto-1-13.jpg" text:style-name="Internet_20_link" text:visited-style-name="Visited_20_Internet_20_Link">
foto-1-13.jpg</text:a>
']</text:p>
      <text:p text:style-name="P4">
Tags: ['ВВНЗ', 'ВИЩА ВІЙСЬКОВА ОСВІТА']</text:p>
      <text:p text:style-name="P4">
Category: News</text:p>
      <!--METADATA-->
      <text:p text:style-name="P4">
<draw:frame draw:style-name="fr1" draw:name="Image219" text:anchor-type="as-char" svg:width="6.9236in" svg:height="4.615733in" draw:z-index="0">
<draw:image xlink:href="../Images/AРМІЯINFORM/2023-04-24T49-00-00-04-00/golovna-48.jpg" xlink:type="simple" xlink:show="embed" xlink:actuate="onLoad" draw:mime-type="image/jpeg"/>
</draw:frame>
</text:p>
      <text:p text:style-name="P4">
<text:span text:style-name="T5">
Перший заступник Міністра оборони України генерал-лейтенант Олександр Павлюкзатвердив Довідник вступникам до закладів фахової передвищої військовоїосвіти, вищих військових навчальних закладів та військових навчальнихпідрозділів закладів вищої освіти (ЗФПВО, ВВНЗ та ВНП ЗВО. — Ред.) у 2023році.</text:span>
</text:p>
      <text:p text:style-name="P4">
<text:span text:style-name="T5">
—</text:span>
 Наближається старт вступної кампанії – 2023 до військових вишів тазакладів фахової передвищої військової освіти. Фахівці нашого департаментупідготували щорічний інформаційний Довідник вступникам до закладів фаховоїпередвищої військової освіти, вищих військових навчальних закладів тавійськових навчальних підрозділів закладів вищої освіти системи Міністерстваоборони України, — зазначив очільник Департаменту військової освіти і наукиМОУ Володимир Мірненко.</text:p>
      <text:p text:style-name="P4">
За його словами, Довідник є докладним гайдом для охочих здобути військовийфах, що містить вичерпну інформацію стосовно порядку проведення вступнихвипробувань:</text:p>
      <text:p text:style-name="P4">
— Він буде корисний не тільки для абітурієнтів, а й для посадовців органіввійськового управління, ВВНЗ, ВНП ЗВО та ЗФПВО, територіальних центрівкомплектування та соціальної підтримки, які безпосередньо займаютьсяорганізацією відбору вступників усіх категорій.</text:p>
      <text:p text:style-name="P4">
<draw:frame draw:style-name="fr1" draw:name="Image220" text:anchor-type="as-char" svg:width="6.9236in" svg:height="4.615733in" draw:z-index="0">
<draw:image xlink:href="../Images/AРМІЯINFORM/2023-04-24T49-00-00-04-00/foto-1-13.jpg" xlink:type="simple" xlink:show="embed" xlink:actuate="onLoad" draw:mime-type="image/jpeg"/>
</draw:frame>
</text:p>
      <text:p text:style-name="P4">
Довідник містить Порядок проведення конкурсного відбору й зарахування нанавчання до закладів військової освіти, які належать до сфери управлінняМіністерства оборони України.</text:p>
      <text:p text:style-name="P4">
Для зручності вступників довідник містить вичерпні переліки ВВНЗ та ВНП ЗВО,що здійснюють підготовку військових фахівців для проходження військової службина посадах осіб офіцерського складу тактичного рівня, та закладів фаховоїпередвищої військової освіти, які готують військових фахівців для проходженнявійськової служби на посадах осіб сержантського та старшинського складу.</text:p>
      <text:p text:style-name="P4">
Довідник вступникам-2023 розробили фахівці Департаменту військової освіти інауки МОУ, його незабаром буде розміщено на сайті Міністерства оборони Українив розділі <text:a xlink:type="simple" xlink:href="https://www.mil.gov.ua/diyalnist/vijskova-osvita-na-tauka/#dovidnuk" text:style-name="Internet_20_link" text:visited-style-name="Visited_20_Internet_20_Link">
«Військова освіта танаука».</text:a>
</text:p>
      <text:p text:style-name="P4">
<text:span text:style-name="T5">
Фото ілюстративні</text:span>
</text:p>
      <text:p text:style-name="P4">
Source: <text:a xlink:type="simple" xlink:href="https://armyinform.com.ua/2023/04/24/zatverdzheno-dovidnyk-dlya-vstupnykiv-do-vyshhyh-vijskovyh-navchalnyh-zakladiv-u-2023-roczi/" text:style-name="Internet_20_link" text:visited-style-name="Visited_20_Internet_20_Link">
https://armyinform.com.ua/2023/04/24/zatverdzheno-dovidnyk-dlya-vstupnykiv-do-vyshhyh-vijskovyh-navchalnyh-zakladiv-u-2023-roczi/</text:a>
</text:p>
      <!--NEWS-->
      <text:h text:style-name="P10" text:outline-level="1">
<text:span text:style-name="T4">
Щодо набуття чинності окремих пунктів Закону України «Про оборонні закупівлі»</text:span>
</text:h>
      <text:p text:style-name="P4">
Author: ['АРМІЯINFORM']</text:p>
      <text:p text:style-name="P4">
Time: 2023-04-24T50:00:00-04:00</text:p>
      <text:p text:style-name="P4">
Description: 23 квітня 2023 року набули чинності окремі пункти Закону України від 24 лютого 2023 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ПРО ОБОРОННІ ЗАКУПІВЛІ»', 'МІНІСТЕРСТВО ОБОРОНИ УКРАЇНИ']</text:p>
      <text:p text:style-name="P4">
Category: News</text:p>
      <!--METADATA-->
      <text:p text:style-name="P4">
<draw:frame draw:style-name="fr1" draw:name="Image221" text:anchor-type="as-char" svg:width="6.9236in" svg:height="4.376989in" draw:z-index="0">
<draw:image xlink:href="../Images/AРМІЯINFORM/2023-04-24T50-00-00-04-00/02e284b9be58db3d46a9d31490538857a0693354-1.jpg" xlink:type="simple" xlink:show="embed" xlink:actuate="onLoad" draw:mime-type="image/jpeg"/>
</draw:frame>
</text:p>
      <text:p text:style-name="P4">
23 квітня 2023 року набули чинності окремі пункти Закону України від 24 лютого2023 N 2958-IX, яким внесено зміни до Закон України «Про оборонні закупівлі».</text:p>
      <text:p text:style-name="P4">
Зокрема, мова йде про:</text:p>
      <ol>
        <li>
          <text:p text:style-name="P4">
ч. 3 ст. 30 Закону щодо розміщення оголошення про закупівлю.  — Відтепер такі оголошення робитимуться протягом 1 ( <text:span text:style-name="T5">
ОДНОГО</text:span>
 ) робочого днядо дати розміщення в системі електронних закупівель.</text:p>
        </li>
        <li>
          <text:p text:style-name="P4">
ч. 4 та 5 ст. 30 Закону щодо оприлюднення звіту про договір про закупівлю.  — Відтепер в разі здійснення закупівлі (харчування, речове майно, пальне тощо)від 200 тис. гривень для товарів і послуг, і 1,5 млн гривень для робіт безвикористання електронної системи закупівель звіт про договір оприлюднюєтьсяпротягом 10 ( <text:span text:style-name="T5">
ДЕСЯТИ</text:span>
 ) робочих днів з дня укладання такого договору.</text:p>
        </li>
        <li>
          <text:p text:style-name="P4">
Прикінцеві та перехідні положення Закону щодо оприлюднення в електронній системі закупівель звіту про договори, укладені у період з 24.02.2023 по 24.03.2023.  — Визначено, що протягом 60 ( <text:span text:style-name="T5">
ШІСТДЕСЯТИ</text:span>
 ) днів з дня, наступного за днемнабрання чинності ч. 5 ст. 30 цього Закону — тобто до 22 червня 2023 року,мають бути оприлюднені звіти про договори, укладені Міноборони з 24 лютого2023 по 24 березня 2023.</text:p>
        </li>
      </ol>
      <text:p text:style-name="P4">
<text:span text:style-name="T4">
Довідково.</text:span>
 Закон України Про внесення змін до Закону України «Про обороннізакупівлі» щодо запровадження прозорості в оборонних закупівлях (крімвідомостей про закупівлі товарів, робіт і послуг оборонного призначення, щостановлять державну таємницю) із забезпеченням захищеності державнихзамовників від воєнних загроз на період дії правового режиму воєнного стану вУкраїні N 2958-IX було прийнято 24 лютого 2023 року.</text:p>
      <text:p text:style-name="P4">
Закон набув чинності після публікації — 24 березня 2023 року, крім абзаців 5,6, 10 - 12 пункту 6 розділу I цього Закону, які набирають чинності через 30днів з дня набрання чинності цим Законом — тобто 23 квітня 2023 року.</text:p>
      <text:p text:style-name="P4">
Також прикінцевими та перехідними положеннями установлено, що визначеначастиною 5 статті 30 Закону України «Про оборонні закупівлі» інформація, що неоприлюднена у період з 24 лютого 2023 року по день набрання чинності цимЗаконом, оприлюднюється відповідно до вимог цього Закону протягом 60 днів здня, наступного за днем набрання чинності частиною 5 статті 30 Закону України«Про оборонні закупівлі».</text:p>
      <text:p text:style-name="P4">
Із текстом Закону можна ознайомитися за<text:a xlink:type="simple" xlink:href="https://zakon.rada.gov.ua/laws/show/2958-20#n22" text:style-name="Internet_20_link" text:visited-style-name="Visited_20_Internet_20_Link">
посиланням</text:a>
.</text:p>
      <text:p text:style-name="P4">
<text:span text:style-name="T4">
Джерело:</text:span>
 <text:a xlink:type="simple" xlink:href="https://www.mil.gov.ua/news/2023/04/24/shhodo-nabuttya-chinnosti-okremih-punktiv-zu-pro-oboronni-zakupivli/" text:style-name="Internet_20_link" text:visited-style-name="Visited_20_Internet_20_Link">
<text:span text:style-name="T5">
Міністерство оборониУкраїни</text:span>
</text:a>
</text:p>
      <text:p text:style-name="P4">
Source: <text:a xlink:type="simple" xlink:href="https://armyinform.com.ua/2023/04/24/shhodo-nabuttya-chynnosti-okremyh-punktiv-zakonu-ukrayiny-pro-oboronni-zakupivli/" text:style-name="Internet_20_link" text:visited-style-name="Visited_20_Internet_20_Link">
https://armyinform.com.ua/2023/04/24/shhodo-nabuttya-chynnosti-okremyh-punktiv-zakonu-ukrayiny-pro-oboronni-zakupivli/</text:a>
</text:p>
      <!--NEWS-->
      <text:h text:style-name="P10" text:outline-level="1">
<text:span text:style-name="T4">
Армійці здобули «срібло» та «бронзу» на чемпіонаті Європи з греко-римської боротьби</text:span>
</text:h>
      <text:p text:style-name="P4">
Author: ['АРМІЯINFORM']</text:p>
      <text:p text:style-name="P4">
Time: 2023-04-24T51:00:00-04:00</text:p>
      <text:p text:style-name="P4">
Description: На чемпіонаті Європи зі спортивної боротьби у Загребі (Хорватія) українські спортсме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8535646182033020_x.jpg" text:style-name="Internet_20_link" text:visited-style-name="Visited_20_Internet_20_Link">
photo_5348535646182033020_x.jpg</text:a>
', '<text:a xlink:type="simple" xlink:href="https://armyinform.com.ua/wp-content/uploads/2023/04/photo_5348535646182033021_x.jpg" text:style-name="Internet_20_link" text:visited-style-name="Visited_20_Internet_20_Link">
photo_5348535646182033021_x.jpg</text:a>
']</text:p>
      <text:p text:style-name="P4">
Tags: ['АРМІЙСЬКИЙ СПОРТ', 'ГРЕКО-РИМСЬКА БОРОТЬБА']</text:p>
      <text:p text:style-name="P4">
Category: News</text:p>
      <!--METADATA-->
      <text:p text:style-name="P4">
<draw:frame draw:style-name="fr1" draw:name="Image222" text:anchor-type="as-char" svg:width="6.9236in" svg:height="4.578231in" draw:z-index="0">
<draw:image xlink:href="../Images/AРМІЯINFORM/2023-04-24T51-00-00-04-00/photo_5348535646182033020_x.jpg" xlink:type="simple" xlink:show="embed" xlink:actuate="onLoad" draw:mime-type="image/jpeg"/>
</draw:frame>
</text:p>
      <text:p text:style-name="P4">
На чемпіонаті Європи зі спортивної боротьби у Загребі (Хорватія) українськіспортсмени, представники ЗС України, здобули дві нагороди.</text:p>
      <text:p text:style-name="P4">
Про це<text:a xlink:type="simple" xlink:href="https%3A%2F%2Fwww.facebook.com%2Fgreco.rome%2Fposts%2Fpfbid0GoXD5Xk8293CD1LChJC8vqZKHP5dZv1mPh4qj3QdrTRypwp6u8rAhqW9hKanCYLyl&amp;show_text=true&amp;width=500" text:style-name="Internet_20_link" text:visited-style-name="Visited_20_Internet_20_Link">
повідомляє</text:a>
Федерація греко-римської боротьби України.</text:p>
      <text:p text:style-name="P4">
Срібну медаль завоював Ярослав Фільчаков у ваговій категорії до 82 кг.</text:p>
      <text:p text:style-name="P4">
За додатковими показниками спортсмен поступився чинному чемпіону світу БурхануАкбудаку із Туреччини (підсумковий рахунок — 3:3).</text:p>
      <text:p text:style-name="P4">
Бронзовим призером став Парвіз Насібов (67 кг), який у сутичці за 3-є місцевзяв гору над румуном Міхаєм Раду Міхутом.</text:p>
      <text:p text:style-name="P4">
<draw:frame draw:style-name="fr1" draw:name="Image223" text:anchor-type="as-char" svg:width="6.9236in" svg:height="5.1927in" draw:z-index="0">
<draw:image xlink:href="../Images/AРМІЯINFORM/2023-04-24T51-00-00-04-00/photo_5348535646182033021_x.jpg" xlink:type="simple" xlink:show="embed" xlink:actuate="onLoad" draw:mime-type="image/jpeg"/>
</draw:frame>
</text:p>
      <text:p text:style-name="P4">
Source: <text:a xlink:type="simple" xlink:href="https://armyinform.com.ua/2023/04/24/armijczi-zdobuly-sriblo-ta-bronzu-na-chempionati-yevropy-z-greko-rymskoyi-borotby/" text:style-name="Internet_20_link" text:visited-style-name="Visited_20_Internet_20_Link">
https://armyinform.com.ua/2023/04/24/armijczi-zdobuly-sriblo-ta-bronzu-na-chempionati-yevropy-z-greko-rymskoyi-borotby/</text:a>
</text:p>
      <!--NEWS-->
      <text:h text:style-name="P10" text:outline-level="1">
<text:span text:style-name="T4">
Затримано агентку фсб рф, яка збирала інформацію про переміщення Сил оборони на Черкащині</text:span>
</text:h>
      <text:p text:style-name="P4">
Author: ['АРМІЯINFORM']</text:p>
      <text:p text:style-name="P4">
Time: 2023-04-24T52:00:00-04:00</text:p>
      <text:p text:style-name="P4">
Description: Під час спецоперації у Черкаській області викрито агентку фсб, яка за вказівкою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053fb45bb353eeae6eacdd727d98baa.jpeg" text:style-name="Internet_20_link" text:visited-style-name="Visited_20_Internet_20_Link">
d053fb45bb353eeae6eacdd727d98baa.jpeg</text:a>
']</text:p>
      <text:p text:style-name="P4">
Tags: ['STOPRUSSIA', 'АГЕНТ ФСБ', 'АГРЕСІЯ РФ', 'КОНТРРОЗВІДКА СБУ']</text:p>
      <text:p text:style-name="P4">
Category: News</text:p>
      <!--METADATA-->
      <text:p text:style-name="P4">
<draw:frame draw:style-name="fr1" draw:name="Image224" text:anchor-type="as-char" svg:width="6.9236in" svg:height="4.615733in" draw:z-index="0">
<draw:image xlink:href="../Images/AРМІЯINFORM/2023-04-24T52-00-00-04-00/d053fb45bb353eeae6eacdd727d98baa.jpeg" xlink:type="simple" xlink:show="embed" xlink:actuate="onLoad" draw:mime-type="image/jpeg"/>
</draw:frame>
</text:p>
      <text:p text:style-name="P4">
Під час спецоперації у Черкаській області викрито агентку фсб, яка завказівкою ворога збирала інформацію про місця базування та переміщення Силоборони на території регіону.</text:p>
      <text:p text:style-name="P4">
Про це <text:a xlink:type="simple" xlink:href="https://ssu.gov.ua/novyny/sbu-zatrymala-ahentku-fsb-rf-yaka-namahalasia-vlashtuvatysia-do-orhanu-mistsevoho-samovriaduvannia-na-cherkashchyni" text:style-name="Internet_20_link" text:visited-style-name="Visited_20_Internet_20_Link">
повідомляє</text:a>
 Служба безпеки України.</text:p>
      <text:p text:style-name="P4">
Для цього вона виїжджала на місцевість та вивчала обстановку навколоукраїнських військових частин. Отримані відомості передавала агресору череззакритий чат у месенджері у вигляді координат і детального опису об’єктів.</text:p>
      <text:p text:style-name="P4">
Крім цього, фігурантка поширювала у забороненій соцмережі «вконтакте» фейкипро війну в Україні та виправдовувала дії окупантів.</text:p>
      <text:p text:style-name="P4">
Згодом російська агентка отримала ще одне вороже завдання — влаштуватися домісцевого органу самоврядування для здійснення розвідувально-підривноїдіяльності «всередині» установи. У разі отримання посади вона мала збиратидані про технічний стан та функціонування об’єктів критичної інфраструктурирегіону.</text:p>
      <text:p text:style-name="P4">
Втім, реалізувати ворожий план їй так і не вдалося. Зловмисницю своєчасно буловикрито і поетапно задокументувано злочинні дії, після чого її затримали.</text:p>
      <text:p text:style-name="P4">
За даними слідства, зрадницею виявилась місцева жителька, яку російськаспецслужба дистанційно залучила до негласної співпраці на початку цього року.</text:p>
      <text:p text:style-name="P4">
У випадку успішного виконання завдань окупанти обіцяли своїй поплічниці високугрошову винагороду. Під час обшуку за місцем проживання фігурантки виявленомобільний телефон, який вона використовувала для листування з представникомфсб.</text:p>
      <text:p text:style-name="P4">
На підставі зібраних доказів слідчі Служби безпеки повідомили затриманій пропідозру за двома статтями Кримінального кодексу України:</text:p>
      <ul>
        <li>
державна зрада, вчинена в умовах воєнного стану;  * виправдовування, визнання правомірною, заперечення збройної агресії рф проти України, глорифікація її учасників.</li>
      </ul>
      <text:p text:style-name="P4">
Наразі зловмисниці обрано запобіжний захід — тримання під вартою. Триваєрозслідування для встановлення всіх обставин злочину.</text:p>
      <text:p text:style-name="P4">
Source: <text:a xlink:type="simple" xlink:href="https://armyinform.com.ua/2023/04/24/zatrymano-agentku-fsb-rf-yaka-zbyrala-informacziyu-pro-peremishhennya-syl-oborony-na-cherkashhyni/" text:style-name="Internet_20_link" text:visited-style-name="Visited_20_Internet_20_Link">
https://armyinform.com.ua/2023/04/24/zatrymano-agentku-fsb-rf-yaka-zbyrala-informacziyu-pro-peremishhennya-syl-oborony-na-cherkashhyni/</text:a>
</text:p>
      <!--NEWS-->
      <text:h text:style-name="P10" text:outline-level="1">
<text:span text:style-name="T4">
Армія рф за добу обстріляла 98 населених пунктів у дев’яти областях України</text:span>
</text:h>
      <text:p text:style-name="P4">
Author: ['АРМІЯINFORM']</text:p>
      <text:p text:style-name="P4">
Time: 2023-04-24T53:00:00-04:00</text:p>
      <text:p text:style-name="P4">
Description: За минулу добу російські війська обстріляли територію дев’яти областей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6302181583734613_y.jpg" text:style-name="Internet_20_link" text:visited-style-name="Visited_20_Internet_20_Link">
photo_5346302181583734613_y.jpg</text:a>
']</text:p>
      <text:p text:style-name="P4">
Tags: ['MILITARY MEDIA CENTER', 'ВОРОЖІ ОБСТРІЛИ', 'ХАРКІВСЬКИЙ ТРИБУНАЛ']</text:p>
      <text:p text:style-name="P4">
Category: News</text:p>
      <!--METADATA-->
      <text:p text:style-name="P4">
<draw:frame draw:style-name="fr1" draw:name="Image225" text:anchor-type="as-char" svg:width="6.9236in" svg:height="4.987748in" draw:z-index="0">
<draw:image xlink:href="../Images/AРМІЯINFORM/2023-04-24T53-00-00-04-00/photo_5346302181583734613_y.jpg" xlink:type="simple" xlink:show="embed" xlink:actuate="onLoad" draw:mime-type="image/jpeg"/>
</draw:frame>
</text:p>
      <text:p text:style-name="P4">
За минулу добу російські війська обстріляли територію дев’яти областейУкраїни.</text:p>
      <text:p text:style-name="P4">
Про це <text:a xlink:type="simple" xlink:href="https://t.me/militarymediacenter/1776"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ворог обстріляв 98 населених пунктів, підтвердженоураження 128 об’єктів інфраструктури.</text:p>
      <text:p text:style-name="P4">
За попередньою інформацією, є загиблі та поранені серед цивільних, кількістьжертв уточнюється.</text:p>
      <text:p text:style-name="P4">
Source: <text:a xlink:type="simple" xlink:href="https://armyinform.com.ua/2023/04/24/armiya-rf-za-dobu-obstrilyala-98-naselenyh-punktiv-u-devyaty-oblastyah-ukrayiny/" text:style-name="Internet_20_link" text:visited-style-name="Visited_20_Internet_20_Link">
https://armyinform.com.ua/2023/04/24/armiya-rf-za-dobu-obstrilyala-98-naselenyh-punktiv-u-devyaty-oblastyah-ukrayiny/</text:a>
</text:p>
      <!--NEWS-->
      <text:h text:style-name="P10" text:outline-level="1">
<text:span text:style-name="T4">
Нагальне питання ППО — постачання більшої кількості зенітних ракетних засобів і винищувачів</text:span>
</text:h>
      <text:p text:style-name="P4">
Author: ['АРМІЯINFORM']</text:p>
      <text:p text:style-name="P4">
Time: 2023-04-24T54:00:00-04:00</text:p>
      <text:p text:style-name="P4">
Description: Про це в інтерв’ю для АрміяInform сказав колишній заступник начальника Генераль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omanenko-patriot.jpg" text:style-name="Internet_20_link" text:visited-style-name="Visited_20_Internet_20_Link">
romanenko-patriot.jpg</text:a>
']</text:p>
      <text:p text:style-name="P4">
Tags: ['F-16', 'SAAB JAS 39 GRIPEN', 'ВИНИЩУВАЧІ F-18', 'ВТОРГНЕННЯ РФ', 'ЛІТАКИ', 'ППО ЗСУ']</text:p>
      <text:p text:style-name="P4">
Category: News</text:p>
      <!--METADATA-->
      <text:p text:style-name="P4">
<draw:frame draw:style-name="fr1" draw:name="Image226" text:anchor-type="as-char" svg:width="6.9236in" svg:height="4.32725in" draw:z-index="0">
<draw:image xlink:href="../Images/AРМІЯINFORM/2023-04-24T54-00-00-04-00/romanenko-patriot.jpg" xlink:type="simple" xlink:show="embed" xlink:actuate="onLoad" draw:mime-type="image/jpeg"/>
</draw:frame>
</text:p>
      <text:p text:style-name="P4">
Про це в <text:a xlink:type="simple" xlink:href="https://armyinform.com.ua/2023/04/24/czya-vijna-pokazala-shho-perevagu-na-poli-boyu-mayut-mobilni-zrk-igor-romanenko/" text:style-name="Internet_20_link" text:visited-style-name="Visited_20_Internet_20_Link">
інтерв’ю для АрміяInform</text:a>
сказав колишній заступник начальника Генерального штабу Збройних Сил Українигенерал-лейтенант Ігор Романенко.</text:p>
      <text:p text:style-name="P4">
Зокрема, відповідаючи на запитання про найбільш актуальну військову допомогукраїн-партнерів, він зауважив: «Якщо дивитися на ситуацію реально, то заразнагальне питання — постачання більшої кількості зенітних ракетних засобів дляпротиповітряної оборони. І надзвичайно важливим є питання, над яким ми вжестільки б’ємося, це питання надання нам західних винищувачів, хоча б покоління„чотири плюс“. Це F-16, F-18, Gripen та подібна їм авіаційна техніка зможливостями сучасних базових літаків НАТО».</text:p>
      <text:p text:style-name="P4">
Крім того, генерал-лейтенант Романенко підкреслив, що наразі «ми витискаємоостанні можливості із застарілих радянських зразків».</text:p>
      <text:p text:style-name="P4">
— У росіян і більша кількість пілотованих та безпілотних авіаційних засобів, івони більш сучасні, — сказав військовий експерт. — Для вирішення цієїсерйозної проблеми в боротьбі із засобами повітряного нападу нам потрібнаякомога більша кількість техніки, а також її якість. І це стосується не лишезенітних ракетних комплексів — ближньої, середньої, великої дальності, але нампотрібні й винищувачі з можливостями літаків покоління 4+.</text:p>
      <text:p text:style-name="P4">
Source: <text:a xlink:type="simple" xlink:href="https://armyinform.com.ua/2023/04/24/nagalne-pytannya-ppo-postachannya-bilshoyi-kilkosti-zenitnyh-raketnyh-zasobiv-i-vynyshhuvachiv/" text:style-name="Internet_20_link" text:visited-style-name="Visited_20_Internet_20_Link">
https://armyinform.com.ua/2023/04/24/nagalne-pytannya-ppo-postachannya-bilshoyi-kilkosti-zenitnyh-raketnyh-zasobiv-i-vynyshhuvachiv/</text:a>
</text:p>
      <!--NEWS-->
      <text:h text:style-name="P10" text:outline-level="1">
<text:span text:style-name="T4">
Олексій Данілов: Зброя — найкращий посередник і зрозумілий для рф аргумент спілкування</text:span>
</text:h>
      <text:p text:style-name="P4">
Author: ['АРМІЯINFORM']</text:p>
      <text:p text:style-name="P4">
Time: 2023-04-24T55:00:00-04:00</text:p>
      <text:p text:style-name="P4">
Description: Секретар Ради національної безпеки і оборони України Олексій Данілов написав у Твітте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ОЛЕКСІЙ ДАНІЛОВ', 'РНБО УКРАЇНИ']</text:p>
      <text:p text:style-name="P4">
Category: News</text:p>
      <!--METADATA-->
      <text:p text:style-name="P4">
<draw:frame draw:style-name="fr1" draw:name="Image227" text:anchor-type="as-char" svg:width="6.9236in" svg:height="3.894525in" draw:z-index="0">
<draw:image xlink:href="../ConvertedIMGs/AРМІЯINFORM/2023-04-24T55-00-00-04-00/124169412_728e27f1-5076-4016-ae2e-9fb07e605c88.jpg.png" xlink:type="simple" xlink:show="embed" xlink:actuate="onLoad" draw:mime-type="image/png"/>
</draw:frame>
</text:p>
      <text:p text:style-name="P4">
Секретар Ради національної безпеки і оборони України Олексій Данілов<text:a xlink:type="simple" xlink:href="https://twitter.com/OleksiyDanilov/status/1650033467294457858" text:style-name="Internet_20_link" text:visited-style-name="Visited_20_Internet_20_Link">
написав</text:a>
у Твіттер, що Україну не треба садити за стіл переговорів з росією, а кращенадати достатньо зброї.</text:p>
      <text:p text:style-name="P4">
«Коли мета російського агресора незмінна — знищення України, ініціативимирного врегулювання останнього часу — це проросійська миротворчість. Не требанас постійно садити за стіл переговорів, дайте нам достатньо зброї. Зброя —найкращий посередник і зрозумілий для рф аргумент спілкування», — зазначиввін.</text:p>
      <text:p text:style-name="P4">
Source: <text:a xlink:type="simple" xlink:href="https://armyinform.com.ua/2023/04/24/oleksij-danilov-zbroya-najkrashhyj-poserednyk-i-zrozumilyj-dlya-rf-argument-spilkuvannya/" text:style-name="Internet_20_link" text:visited-style-name="Visited_20_Internet_20_Link">
https://armyinform.com.ua/2023/04/24/oleksij-danilov-zbroya-najkrashhyj-poserednyk-i-zrozumilyj-dlya-rf-argument-spilkuvannya/</text:a>
</text:p>
      <!--NEWS-->
      <text:h text:style-name="P10" text:outline-level="1">
<text:span text:style-name="T4">
Ми активно контратакуємо — Олександр Сирський про ситуацію у Бахмуті</text:span>
</text:h>
      <text:p text:style-name="P4">
Author: ['АРМІЯINFORM']</text:p>
      <text:p text:style-name="P4">
Time: 2023-04-24T56:00:00-04:00</text:p>
      <text:p text:style-name="P4">
Description: Командувач східного угруповання військ генерал-полковник Олександр Сирський прокомент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6302181583734502_y.jpg" text:style-name="Internet_20_link" text:visited-style-name="Visited_20_Internet_20_Link">
photo_5346302181583734502_y.jpg</text:a>
', '<text:a xlink:type="simple" xlink:href="https://armyinform.com.ua/wp-content/uploads/2023/04/photo_5346302181583734501_y-150x150.jpg" text:style-name="Internet_20_link" text:visited-style-name="Visited_20_Internet_20_Link">
photo_5346302181583734501_y-150x150.jpg</text:a>
', '<text:a xlink:type="simple" xlink:href="https://armyinform.com.ua/wp-content/uploads/2023/04/photo_5346302181583734503_y-150x150.jpg" text:style-name="Internet_20_link" text:visited-style-name="Visited_20_Internet_20_Link">
photo_5346302181583734503_y-150x150.jpg</text:a>
', '<text:a xlink:type="simple" xlink:href="https://armyinform.com.ua/wp-content/uploads/2023/04/photo_5346302181583734500_y.jpg" text:style-name="Internet_20_link" text:visited-style-name="Visited_20_Internet_20_Link">
photo_5346302181583734500_y.jpg</text:a>
']</text:p>
      <text:p text:style-name="P4">
Tags: ['MILITARY MEDIA CENTER', 'БАХМУТ', 'ЛИМАНСЬКИЙ НАПРЯМОК', 'ОЛЕКСАНДР СИРСЬКИЙ', 'СИТУАЦІЯ НА ФРОНТІ']</text:p>
      <text:p text:style-name="P4">
Category: News</text:p>
      <!--METADATA-->
      <text:p text:style-name="P4">
<draw:frame draw:style-name="fr1" draw:name="Image228" text:anchor-type="as-char" svg:width="6.9236in" svg:height="4.661597in" draw:z-index="0">
<draw:image xlink:href="../Images/AРМІЯINFORM/2023-04-24T56-00-00-04-00/photo_5346302181583734502_y.jpg" xlink:type="simple" xlink:show="embed" xlink:actuate="onLoad" draw:mime-type="image/jpeg"/>
</draw:frame>
</text:p>
      <text:p text:style-name="P4">
Командувач східного угруповання військ генерал-полковник Олександр Сирськийпрокоментував ситуацію у районах бойових дій на Лиманському та Бахмутськомунапрямках.</text:p>
      <text:p text:style-name="P4">
Про це <text:a xlink:type="simple" xlink:href="https://t.me/militarymediacenter/1782" text:style-name="Internet_20_link" text:visited-style-name="Visited_20_Internet_20_Link">
йдеться</text:a>
 на Military MediaCenter.</text:p>
      <text:p text:style-name="P4">
Командувач зазначив, що після низки невдалих спроб прорвати нашу оборону наЛиманському напрямку ворог зазнав значних втрат та був змушенийперегруповувати свої підрозділи.</text:p>
      <text:p text:style-name="P4">
«На Бахмутському напрямку ситуація залишається напруженою. Тривають важкі бої.У декількох приміських населених пунктах Бахмута наступальні дії ворогазазнали невдач. Однак, ворог не полишає мету оточити Бахмут і використовує дляцього всі можливі сили та засоби аж до тотальної руйнації міста», — сказавгенерал-полковник Олександр Сирський.</text:p>
      <text:p text:style-name="P4">
<text:a xlink:type="simple" xlink:href="https://armyinform.com.ua/wp-content/uploads/2023/04/photo_5346302181583734501_y.jpg" text:style-name="Internet_20_link" text:visited-style-name="Visited_20_Internet_20_Link">
<draw:frame draw:style-name="fr1" draw:name="Image229" text:anchor-type="as-char" svg:width="6.9236in" svg:height="6.9236in" draw:z-index="0">
<draw:image xlink:href="../Images/AРМІЯINFORM/2023-04-24T56-00-00-04-00/photo_5346302181583734501_y-150x150.jpg" xlink:type="simple" xlink:show="embed" xlink:actuate="onLoad" draw:mime-type="image/jpeg"/>
</draw:frame>
</text:a>
</text:p>
      <text:p text:style-name="P4">
<text:a xlink:type="simple" xlink:href="https://armyinform.com.ua/wp-content/uploads/2023/04/photo_5346302181583734503_y.jpg" text:style-name="Internet_20_link" text:visited-style-name="Visited_20_Internet_20_Link">
<draw:frame draw:style-name="fr1" draw:name="Image230" text:anchor-type="as-char" svg:width="6.9236in" svg:height="6.9236in" draw:z-index="0">
<draw:image xlink:href="../Images/AРМІЯINFORM/2023-04-24T56-00-00-04-00/photo_5346302181583734503_y-150x150.jpg" xlink:type="simple" xlink:show="embed" xlink:actuate="onLoad" draw:mime-type="image/jpeg"/>
</draw:frame>
</text:a>
</text:p>
      <text:p text:style-name="P4">
Він додав, що наші бійці здійснюють у Бахмуті не лише оборонні дії, але йактивно контратакують.</text:p>
      <text:p text:style-name="P4">
«Це дає нам можливість протягом декількох місяців стримувати наступ ворога тане збільшувати фронт на цьому напрямку, знищувати його найкращі підрозділи тавигравати час», — пояснив командувач.</text:p>
      <text:p text:style-name="P4">
<draw:frame draw:style-name="fr1" draw:name="Image231" text:anchor-type="as-char" svg:width="6.9236in" svg:height="4.543613in" draw:z-index="0">
<draw:image xlink:href="../Images/AРМІЯINFORM/2023-04-24T56-00-00-04-00/photo_5346302181583734500_y.jpg" xlink:type="simple" xlink:show="embed" xlink:actuate="onLoad" draw:mime-type="image/jpeg"/>
</draw:frame>
</text:p>
      <text:p text:style-name="P4">
Генерал-полковник Олександр Сирський нагадав, що рішення з організації оборониприймаються на місці. Перед тим він заслуховує командирів та аналізуєоперативну обстановку.</text:p>
      <text:p text:style-name="P4">
Також командувач нагородив відзнаками та цінними подарунками більше 130воїнів.</text:p>
      <text:p text:style-name="P4">
Source: <text:a xlink:type="simple" xlink:href="https://armyinform.com.ua/2023/04/24/my-aktyvno-kontratakuyemo-oleksandr-syrskyj-pro-sytuacziyu-u-bahmuti/" text:style-name="Internet_20_link" text:visited-style-name="Visited_20_Internet_20_Link">
https://armyinform.com.ua/2023/04/24/my-aktyvno-kontratakuyemo-oleksandr-syrskyj-pro-sytuacziyu-u-bahmuti/</text:a>
</text:p>
      <!--NEWS-->
      <text:h text:style-name="P10" text:outline-level="1">
<text:span text:style-name="T4">
Окупаційні війська збільшили кількість артобстрілів на Таврійському напрямку</text:span>
</text:h>
      <text:p text:style-name="P4">
Author: ['Вячеслав Діордієв']</text:p>
      <text:p text:style-name="P4">
Time: 2023-04-24T57:00:00-04:00</text:p>
      <text:p text:style-name="P4">
Description: Як наголосив в ефірі телевізійного марафону «Єдині новини» керів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rnka_rect.jpg" text:style-name="Internet_20_link" text:visited-style-name="Visited_20_Internet_20_Link">
marnka_rect.jpg</text:a>
']</text:p>
      <text:p text:style-name="P4">
Tags: ['ОЛЕКСІЙ ДМИТРАШКІВСЬКИЙ']</text:p>
      <text:p text:style-name="P4">
Category: News</text:p>
      <!--METADATA-->
      <text:p text:style-name="P4">
<draw:frame draw:style-name="fr1" draw:name="Image232" text:anchor-type="as-char" svg:width="6.9236in" svg:height="3.88283in" draw:z-index="0">
<draw:image xlink:href="../Images/AРМІЯINFORM/2023-04-24T57-00-00-04-00/marnka_rect.jpg" xlink:type="simple" xlink:show="embed" xlink:actuate="onLoad" draw:mime-type="image/jpeg"/>
</draw:frame>
</text:p>
      <text:p text:style-name="P4">
Як наголосив в ефірі <text:a xlink:type="simple" xlink:href="https://www.youtube.com/watch" text:style-name="Internet_20_link" text:visited-style-name="Visited_20_Internet_20_Link">
телевізійногомарафону</text:a>
 «Єдині новини» керівникОб’єднаного пресцентру Сил оборони Таврійського напрямку полковник ОлексійДмитрашківський, останнім часом російські окупаційні війська почали нарощуватиартилерійські обстріли на Таврійському напрямку. Зокрема за минулу добу ворог494 рази обстріляв позиції Сил оборони України та фактично повернувся до тієїчисельності обстрілів, що простежувалася в лютому.</text:p>
      <text:p text:style-name="P4">
За його словами, за минулу добу у визначеному районі відповідальностівідбулося 26 штурмових бойових дій з боку противника та тривали ворожі атаки врайоні Мар’їнки.</text:p>
      <text:p text:style-name="P4">
— Окрім цього, слід зазначити, що до нас надійшла інформація про переміщенняпротивником танкової бригади до району Авдіївки. Найближчим часом ми побачимо,чи використовуватимуть окупанти її на полі бою. Адже впродовж останніх двохдіб ворог здійснював свої штурмові дії без підтримки бронетехніки, — повідомивречник об’єднаного пресцентру Сил оборони Таврійського напрямку.</text:p>
      <text:p text:style-name="P4">
Офіцер також розповів, що за минулу добу втрати рашистів убитими й пораненимистановили понад 200 осіб. А регулярні масовані обстріли артилерією Вугледара,що простежуються останніми днями, можуть свідчити про те, що ворог може зновуспробувати здійснювати на цьому напрямку штурмові дії.</text:p>
      <text:p text:style-name="P4">
Source: <text:a xlink:type="simple" xlink:href="https://armyinform.com.ua/2023/04/24/okupaczijni-vijska-zbilshyly-kilkist-artobstriliv-na-tavrijskomu-napryamku-oleksij-dmytrashkivskyj/" text:style-name="Internet_20_link" text:visited-style-name="Visited_20_Internet_20_Link">
https://armyinform.com.ua/2023/04/24/okupaczijni-vijska-zbilshyly-kilkist-artobstriliv-na-tavrijskomu-napryamku-oleksij-dmytrashkivskyj/</text:a>
</text:p>
      <!--NEWS-->
      <text:h text:style-name="P10" text:outline-level="1">
<text:span text:style-name="T4">
Три способи наблизити перемогу за кілька кліків у смартфоні</text:span>
</text:h>
      <text:p text:style-name="P4">
Author: ['АРМІЯINFORM']</text:p>
      <text:p text:style-name="P4">
Time: 2023-04-24T58:00:00-04:00</text:p>
      <text:p text:style-name="P4">
Description: Для того, щоб українська армія продовжила успішно нищити ворога на передовій, потріб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06935_281739494176160_1224738712895801878_n.jpg" text:style-name="Internet_20_link" text:visited-style-name="Visited_20_Internet_20_Link">
342906935_281739494176160_1224738712895801878_n.jpg</text:a>
']</text:p>
      <text:p text:style-name="P4">
Tags: ['UNITED24', 'АРМІЯ ДРОНІВ', 'ВІЙСЬКОВІ ОБЛІГАЦІЇ', 'МІНЦИФРИ', 'ЧАТБОТ ЄВОРОГ']</text:p>
      <text:p text:style-name="P4">
Category: News</text:p>
      <!--METADATA-->
      <text:p text:style-name="P4">
<draw:frame draw:style-name="fr1" draw:name="Image233" text:anchor-type="as-char" svg:width="6.9236in" svg:height="4.493866in" draw:z-index="0">
<draw:image xlink:href="../Images/AРМІЯINFORM/2023-04-24T58-00-00-04-00/342906935_281739494176160_1224738712895801878_n.jpg" xlink:type="simple" xlink:show="embed" xlink:actuate="onLoad" draw:mime-type="image/jpeg"/>
</draw:frame>
</text:p>
      <text:p text:style-name="P4">
Для того, щоб українська армія продовжила успішно нищити ворога на передовій,потрібна допомога кожного. Примножити хороші новини з фронту можна за кількакліків у смартфоні.</text:p>
      <text:p text:style-name="P4">
Міністерство цифрової трансформації України<text:a xlink:type="simple" xlink:href="https://www.facebook.com/mintsyfra/posts/pfbid02JCfUU8FcCuaCKSQsqHGFoK1A7ycAD9RD45XR6SydB96zbkynXCPGo6B1ejm9HKTHl" text:style-name="Internet_20_link" text:visited-style-name="Visited_20_Internet_20_Link">
нагадує</text:a>
про три дієві способи.</text:p>
      <text:p text:style-name="P4">
<text:span text:style-name="T4">
Чатбот єВорог</text:span>
 , за допомогою якого можна повідомляйти Силам оборони проросійську техніку, скупчення особового складу та колаборантів через чатбот відМінцифри. Заявки допомагають виявляти та знищувати позиції противника. Перейтив єВорог можна з головного екрана в застосунку Дія або за<text:a xlink:type="simple" xlink:href="t.me/evorog_bot" text:style-name="Internet_20_link" text:visited-style-name="Visited_20_Internet_20_Link">
посиланням</text:a>
.</text:p>
      <text:p text:style-name="P4">
<text:span text:style-name="T4">
Військові облігації в застосунку Дія.</text:span>
 Придбання військових облігацій — цедієвий спосіб підтримати армію та економіку України. Кожна облігація — цезброя, техніка та необхідні медикаменти для наших захисників та захисниць. Аще вигідна інвестиція. З придбаної облігації ви отримаєте прибуток: вкладенікошти плюс відсоток.</text:p>
      <text:p text:style-name="P4">
<text:span text:style-name="T4">
Армія дронів від UNITED24.</text:span>
 Донати на нові «пташки» для нашої армії, а це«очі» військових, які проводять розвідку, допомагають знищувати ворога тазберігають життя українським захисникам та захисницям.</text:p>
      <text:p text:style-name="P4">
Source: <text:a xlink:type="simple" xlink:href="https://armyinform.com.ua/2023/04/24/try-sposoby-nablyzyty-peremogu-za-kilka-klikiv-u-smartfoni/" text:style-name="Internet_20_link" text:visited-style-name="Visited_20_Internet_20_Link">
https://armyinform.com.ua/2023/04/24/try-sposoby-nablyzyty-peremogu-za-kilka-klikiv-u-smartfoni/</text:a>
</text:p>
      <!--NEWS-->
      <text:h text:style-name="P10" text:outline-level="1">
<text:span text:style-name="T4">
Понад 82 тисячі воєнних злочинів рф задокументував Офіс Генпрокурора</text:span>
</text:h>
      <text:p text:style-name="P4">
Author: ['АРМІЯINFORM']</text:p>
      <text:p text:style-name="P4">
Time: 2023-04-24T5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7.jpg" text:style-name="Internet_20_link" text:visited-style-name="Visited_20_Internet_20_Link">
1-77.jpg</text:a>
', '<text:a xlink:type="simple" xlink:href="https://armyinform.com.ua/wp-content/uploads/2023/04/2-68.jpg" text:style-name="Internet_20_link" text:visited-style-name="Visited_20_Internet_20_Link">
2-68.jpg</text:a>
']</text:p>
      <text:p text:style-name="P4">
Tags: ['ВОЄННІ ЗЛОЧИНИ РФ', 'ОФІС ГЕНЕРАЛЬНОГО ПРОКУРОРА УКРАЇНИ']</text:p>
      <text:p text:style-name="P4">
Category: News</text:p>
      <!--METADATA-->
      <text:p text:style-name="P4">
<draw:frame draw:style-name="fr1" draw:name="Image234" text:anchor-type="as-char" svg:width="6.9236in" svg:height="4.448413in" draw:z-index="0">
<draw:image xlink:href="../Images/AРМІЯINFORM/2023-04-24T59-00-00-04-00/1-77.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4 квітня зареєстровано:</text:p>
      <ul>
        <li>
82 313 воєнних злочинів,  * 17 074 злочини проти національної безпеки України.</li>
      </ul>
      <text:p text:style-name="P4">
Крім того, за офіційними даними ювенальних прокурорів, 1419 дітей постраждаливнаслідок агресії рф, з них:</text:p>
      <ul>
        <li>
470 — дітей загинули,  * 94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35" text:anchor-type="as-char" svg:width="6.9236in" svg:height="4.448413in" draw:z-index="0">
<draw:image xlink:href="../Images/AРМІЯINFORM/2023-04-24T59-00-00-04-00/2-68.jpg" xlink:type="simple" xlink:show="embed" xlink:actuate="onLoad" draw:mime-type="image/jpeg"/>
</draw:frame>
</text:p>
      <text:p text:style-name="P4">
Source: <text:a xlink:type="simple" xlink:href="https://armyinform.com.ua/2023/04/24/ponad-82-tysyachi-voyennyh-zlochyniv-rf-zadokumentuvav-ofis-genprokurora/" text:style-name="Internet_20_link" text:visited-style-name="Visited_20_Internet_20_Link">
https://armyinform.com.ua/2023/04/24/ponad-82-tysyachi-voyennyh-zlochyniv-rf-zadokumentuvav-ofis-genprokurora/</text:a>
</text:p>
      <!--NEWS-->
      <text:h text:style-name="P10" text:outline-level="1">
<text:span text:style-name="T4">
Понад 35 «Калібрів»: рф утримує у Чорному морі два ракетоносії, ще три — у Середземному</text:span>
</text:h>
      <text:p text:style-name="P4">
Author: ['АРМІЯINFORM']</text:p>
      <text:p text:style-name="P4">
Time: 2023-04-24T60:00:00-04:00</text:p>
      <text:p text:style-name="P4">
Description: Станом на 24 квітня у Чорному морі на бойовому чергуванні перебуває чотири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АЗОВСЬКЕ МОРЕ', 'ВМС ЗСУ', 'РАКЕТИ «КАЛІБР»', 'ЧОРНЕ МОРЕ']</text:p>
      <text:p text:style-name="P4">
Category: News</text:p>
      <!--METADATA-->
      <text:p text:style-name="P4">
<draw:frame draw:style-name="fr1" draw:name="Image236" text:anchor-type="as-char" svg:width="6.9236in" svg:height="3.956343in" draw:z-index="0">
<draw:image xlink:href="../Images/AРМІЯINFORM/2023-04-24T60-00-00-04-00/chorne-more.jpg" xlink:type="simple" xlink:show="embed" xlink:actuate="onLoad" draw:mime-type="image/jpeg"/>
</draw:frame>
</text:p>
      <text:p text:style-name="P4">
Станом на 24 квітня у Чорному морі на бойовому чергуванні перебуває чотириворожі кораблі, серед яких два носії крилатих ракет «Калібр», загальний залпдо восьми ракет.</text:p>
      <text:p text:style-name="P4">
Про це<text:a xlink:type="simple" xlink:href="https://www.facebook.com/navy.mil.gov.ua/posts/613308687503384" text:style-name="Internet_20_link" text:visited-style-name="Visited_20_Internet_20_Link">
повідомляє</text:a>
Командування Військово-Морських Сил ЗС України.</text:p>
      <text:p text:style-name="P4">
В Азовському морі — один ворожий корабель.</text:p>
      <text:p text:style-name="P4">
У Середземному морі на бойовому чергуванні знаходиться три ворожих кораблі, зних — три носії крилатих ракет «Калібр», загальний залп до 28 ракет.</text:p>
      <text:p text:style-name="P4">
За добу в інтересах рф прохід Керч-Єнікальською протокою здійснили:</text:p>
      <ul>
        <li>
до Азовського моря — 28 судна, з них 9 рухались з протоки Босфор;  * до Чорного моря — 22 суден,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4/blyzko-36-kalibriv-rf-utrymuye-u-chornomu-mori-dva-raketonosiyi-shhe-try-u-seredzemnomu/" text:style-name="Internet_20_link" text:visited-style-name="Visited_20_Internet_20_Link">
https://armyinform.com.ua/2023/04/24/blyzko-36-kalibriv-rf-utrymuye-u-chornomu-mori-dva-raketonosiyi-shhe-try-u-seredzemnomu/</text:a>
</text:p>
      <!--NEWS-->
      <text:h text:style-name="P10" text:outline-level="1">
<text:span text:style-name="T4">
Вийти на кордони 1991 року — цілком досяжне завдання цього року — Кирило Буданов</text:span>
</text:h>
      <text:p text:style-name="P4">
Author: ['АРМІЯINFORM']</text:p>
      <text:p text:style-name="P4">
Time: 2023-04-24T61: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4-01.jpg" text:style-name="Internet_20_link" text:visited-style-name="Visited_20_Internet_20_Link">
20230424-01.jpg</text:a>
']</text:p>
      <text:p text:style-name="P4">
Tags: ['ГУР МІНОБОРОНИ УКРАЇНИ', 'КИРИЛО БУДАНОВ']</text:p>
      <text:p text:style-name="P4">
Category: News</text:p>
      <!--METADATA-->
      <text:p text:style-name="P4">
<draw:frame draw:style-name="fr1" draw:name="Image237" text:anchor-type="as-char" svg:width="6.9236in" svg:height="4.615733in" draw:z-index="0">
<draw:image xlink:href="../Images/AРМІЯINFORM/2023-04-24T61-00-00-04-00/20230424-01.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вважає реальним вийти на кордони України 1991 року цьогороку.</text:p>
      <text:p text:style-name="P4">
Про це, як <text:a xlink:type="simple" xlink:href="https://gur.gov.ua/content/vyity-na-kordony-1991-roku-tsilkom-dosiazhne-zavdannia-tsoho-roku.html" text:style-name="Internet_20_link" text:visited-style-name="Visited_20_Internet_20_Link">
повідомляє</text:a>
 ГУР МОУ, керівник воєнноїрозвідки України розповів у великому інтерв'ю для <text:a xlink:type="simple" xlink:href="https://www.rbc.ua/rus/news/kirilo-budanov-viyti-kordoni-1991-roku-tsilkom-1682282231.html" text:style-name="Internet_20_link" text:visited-style-name="Visited_20_Internet_20_Link">
РБК-Україна.</text:a>
</text:p>
      <text:p text:style-name="P4">
Зокрема, генерал-майор Кирило Буданов відповів на запитання щодо свогопопереднього прогнозу про те, що до літа українські війська зайдуть до Криму.</text:p>
      <text:p text:style-name="P4">
«Згідно з тим, як усе має відбуватися, все буде проходити по поверненню всіхнаших кордонів. Я не знаю, навіщо ви так акцентуєте увагу на Криму, бо я вамможу прямо сказати: Крим — це частина території України, без повернення Кримуситуація не завершиться. Ніхто її не завершить, як би не хотів», — зазначивкерівник воєнної розвідки України.</text:p>
      <text:p text:style-name="P4">
Source: <text:a xlink:type="simple" xlink:href="https://armyinform.com.ua/2023/04/24/vyjty-na-kordony-1991-roku-czilkom-dosyazhne-zavdannya-czogo-roku-kyrylo-budanov/" text:style-name="Internet_20_link" text:visited-style-name="Visited_20_Internet_20_Link">
https://armyinform.com.ua/2023/04/24/vyjty-na-kordony-1991-roku-czilkom-dosyazhne-zavdannya-czogo-roku-kyrylo-budanov/</text:a>
</text:p>
      <!--NEWS-->
      <text:h text:style-name="P10" text:outline-level="1">
<text:span text:style-name="T4">
Сили оборони України дуже ефективно використовують БПЛА — Олексій Дмитрашківський</text:span>
</text:h>
      <text:p text:style-name="P4">
Author: ['Вячеслав Діордієв']</text:p>
      <text:p text:style-name="P4">
Time: 2023-04-24T62:00:00-04:00</text:p>
      <text:p text:style-name="P4">
Description: Відповідаючи на запитання ведучої щодо застосування нашими підрозділами безпіло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БПЛА', 'ЄДИНІ НОВИНИ', 'ОЛЕКСІЙ ДМИТРАШКІВСЬКИЙ', 'ТАВРІЙСЬКИЙ НАПРЯМОК']</text:p>
      <text:p text:style-name="P4">
Category: News</text:p>
      <!--METADATA-->
      <text:p text:style-name="P4">
<draw:frame draw:style-name="fr1" draw:name="Image238" text:anchor-type="as-char" svg:width="6.9236in" svg:height="3.940682in" draw:z-index="0">
<draw:image xlink:href="../Images/AРМІЯINFORM/2023-04-24T62-00-00-04-00/dmytrashkivskyj.jpg" xlink:type="simple" xlink:show="embed" xlink:actuate="onLoad" draw:mime-type="image/jpeg"/>
</draw:frame>
Олексій Дмитрашківський. Ілюстративне фото</text:p>
      <text:p text:style-name="P4">
Відповідаючи на запитання ведучої щодо застосування нашими підрозділамибезпілотних літальних апаратів, речник об’єднаного пресцентру Сил оборониТаврійського напрямку Олексій Дмитрашківський під час <text:a xlink:type="simple" xlink:href="https://www.youtube.com/watch" text:style-name="Internet_20_link" text:visited-style-name="Visited_20_Internet_20_Link">
телевізійногомарафону</text:a>
 «Єдині новини»наголосив, що Сили оборони України дуже ефективно використовують БПЛА дляураження ворожих позицій.</text:p>
      <text:p text:style-name="P4">
У цьому контексті офіцер також розповів, що останнім часом почастішаливипадки, коли за допомогою засобів радіоелектронної боротьби наші підрозділидосить успішно «приземляють» російські безпілотники, які згодомперепрограмують та в подальшому вже ефективно використовуватимуть, щобзавдавати ударів по позиціях окупантів.</text:p>
      <text:p text:style-name="P4">
— Загалом ця війна вирізняється від інших дуже активним використанням цих жедронів, квадрокоптерів. І у майбутніх війнах вони, напевно, матимуть більшезначення, ніж артилерія. Так, є певні чинники, що негативно впливають нароботу БПЛА. Зокрема, дуже важко ними працювати за умов погіршення погоди. Алезагалом безпілотники і коштують дешевше, ніж артилерія, і гатять по ворогудуже влучно та, підлітаючи до позицій противника, уражають саме ту ціль, якупотрібну знищити. Так, наші безпілотники теж збивають. Але, погодьтеся, щокраще не дорахуватися безпілотного літаючого апарата, ніж втрачати загиблими йпораненими наших воїнів, — підкреслив Олексій Дмитрашківський.</text:p>
      <text:p text:style-name="P4">
Source: <text:a xlink:type="simple" xlink:href="https://armyinform.com.ua/2023/04/24/syly-oborony-ukrayiny-duzhe-efektyvno-vykorystovuyut-bpla-oleksij-dmytrashkivskyj/" text:style-name="Internet_20_link" text:visited-style-name="Visited_20_Internet_20_Link">
https://armyinform.com.ua/2023/04/24/syly-oborony-ukrayiny-duzhe-efektyvno-vykorystovuyut-bpla-oleksij-dmytrashkivskyj/</text:a>
</text:p>
      <!--NEWS-->
      <text:h text:style-name="P10" text:outline-level="1">
<text:span text:style-name="T4">
Південна Корея розширює обмеження на експорт понад 740 товарів до рф та білорусі</text:span>
</text:h>
      <text:p text:style-name="P4">
Author: ['АРМІЯINFORM']</text:p>
      <text:p text:style-name="P4">
Time: 2023-04-24T63:00:00-04:00</text:p>
      <text:p text:style-name="P4">
Description: Південна Корея посилює контроль за експортом низки промислових товарів до рос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rea-1.jpg" text:style-name="Internet_20_link" text:visited-style-name="Visited_20_Internet_20_Link">
korea-1.jpg</text:a>
']</text:p>
      <text:p text:style-name="P4">
Tags: ['ЕКОНОМІКА РФ', 'КРАХ ЕКОНОМІКИ РФ', 'ПІВДЕННА КОРЕЯ', 'САНКЦІЇ РФ']</text:p>
      <text:p text:style-name="P4">
Category: News</text:p>
      <!--METADATA-->
      <text:p text:style-name="P4">
<draw:frame draw:style-name="fr1" draw:name="Image239" text:anchor-type="as-char" svg:width="6.9236in" svg:height="3.894525in" draw:z-index="0">
<draw:image xlink:href="../Images/AРМІЯINFORM/2023-04-24T63-00-00-04-00/korea-1.jpg" xlink:type="simple" xlink:show="embed" xlink:actuate="onLoad" draw:mime-type="image/jpeg"/>
</draw:frame>
</text:p>
      <text:p text:style-name="P4">
Південна Корея посилює контроль за експортом низки промислових товарів доросії та білорусі.</text:p>
      <text:p text:style-name="P4">
Про це йдеться у<text:a xlink:type="simple" xlink:href="http://www.motie.go.kr/motie/ne/presse/press2/bbs/bbsView.do" text:style-name="Internet_20_link" text:visited-style-name="Visited_20_Internet_20_Link">
повідомленні</text:a>
міністерства торгівлі, промисловості та енергетики Південної Кореї.</text:p>
      <text:p text:style-name="P4">
З 28 квітня список товарів, для експорту яких до росії та білорусі необхідноотримувати спеціальний дозвіл, зросте з 57 до 798 позицій. Йдеться пронапівпровідники, хімікати, сталь, деталі для автомобілів, машинобудування,квантові комп'ютери.</text:p>
      <text:p text:style-name="P4">
Водночас південнокорейське торговельне відомство планує посилити репресії таправозастосування, аби запобігти ситуаційним дозволам на в’їзд до росії чибілорусі в обхід третіх країн.</text:p>
      <text:p text:style-name="P4">
Source: <text:a xlink:type="simple" xlink:href="https://armyinform.com.ua/2023/04/24/pivdenna-koreya-rozshyryuye-obmezhennya-na-eksport-ponad-740-tovariv-do-rf-ta-bilorusi/" text:style-name="Internet_20_link" text:visited-style-name="Visited_20_Internet_20_Link">
https://armyinform.com.ua/2023/04/24/pivdenna-koreya-rozshyryuye-obmezhennya-na-eksport-ponad-740-tovariv-do-rf-ta-bilorusi/</text:a>
</text:p>
      <!--NEWS-->
      <text:h text:style-name="P10" text:outline-level="1">
<text:span text:style-name="T4">
Мінветеранів працює над осучасненням послуг, гарантій та можливостей для ветеранів та їхніх родин</text:span>
</text:h>
      <text:p text:style-name="P4">
Author: ['АРМІЯINFORM']</text:p>
      <text:p text:style-name="P4">
Time: 2023-04-24T64:00:00-04:00</text:p>
      <text:p text:style-name="P4">
Description: Про це повідомила заступник міністра у справах ветеранів України з питань цифр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etyana-kalyta.jpg" text:style-name="Internet_20_link" text:visited-style-name="Visited_20_Internet_20_Link">
tetyana-kalyta.jpg</text:a>
']</text:p>
      <text:p text:style-name="P4">
Tags: ['ВЕТЕРАНИ', 'МІНВЕТЕРАНІВ']</text:p>
      <text:p text:style-name="P4">
Category: News</text:p>
      <!--METADATA-->
      <text:p text:style-name="P4">
<draw:frame draw:style-name="fr1" draw:name="Image240" text:anchor-type="as-char" svg:width="6.9236in" svg:height="3.894525in" draw:z-index="0">
<draw:image xlink:href="../Images/AРМІЯINFORM/2023-04-24T64-00-00-04-00/tetyana-kalyta.jpg" xlink:type="simple" xlink:show="embed" xlink:actuate="onLoad" draw:mime-type="image/jpeg"/>
</draw:frame>
</text:p>
      <text:p text:style-name="P4">
Про це повідомила заступник міністра у справах ветеранів України з питаньцифрового розвитку, цифрових трансформацій і цифровізації Тетяна Калита упрямому ефірі національного марафону «Єдині новини».</text:p>
      <text:p text:style-name="P4">
Вона зазначила, що у Мінветеранів провели детальний аналіз найбільш популярнихпослуг, якими наразі користуються ветерани війни та члени їхніх сімей. Середнайбільш вживаних — це пільги житлово-комунальних послуг та послуг транспорту.Разом з тим у кожному регіоні країни види затребуваних послуг можутьрізнитися, тому фахівці Міністерства наразі деталізують такі дані та надавачівветеранських послуг, аби спростити доступ до них.</text:p>
      <text:p text:style-name="P4">
«Переважна більшість майбутніх ветеранів і ветеранок — молоді люди, відповідной перелік затребуваних ними послуг має відповідати сучасним реаліям. Заініціативою Мінветеранів вже внесено зміни до чинного законодавства, щобпровести в Україні комплексний огляд та оновлення системи соціального захистуветеранів війни, членів їхніх сімей, і наші фахівці продовжують активнопрацювати у цьому напрямку», — наголосила Тетяна Калита.</text:p>
      <text:p text:style-name="P4">
Крім того, за словами заступника міністра, у пріоритеті Мінветеранів —розширення, цифровізація та доступність послуг для українських ветеранів,членів їхніх сімей і родин загиблих воїнів. Одним із вже діючих цифровихінструментів є створений фахівцями Міністерства портал«<text:a xlink:type="simple" xlink:href="https://eveteran.gov.ua/" text:style-name="Internet_20_link" text:visited-style-name="Visited_20_Internet_20_Link">
е-Ветеран</text:a>
» — для інформування та наданнякваліфікованих послуг таким особам.</text:p>
      <text:p text:style-name="P4">
«На кожному етапі процесу переходу від військової служби до цивільного життянаші Захисники і Захисниці потребують великої кількості тих чи інших послуг:від психологічної допомоги — до послуг їхнім рідним. Тому робимо все належне,щоб після повернення з війни їм було комфортно інтегруватися до цивільногожиття, громад та в економіку, в тому числі за допомогою цифрових рішень», —наголосила Тетяна Калина.</text:p>
      <text:p text:style-name="P4">
<text:span text:style-name="T5">
Джерело:<text:a xlink:type="simple" xlink:href="https://mva.gov.ua/ua/news/tetyana-kalita-minveteraniv-pracyuye-nad-osuchasnennyam-poslug-garantij-ta-mozhlivostej-dlya-veteraniv-ta-yihnih-rodin" text:style-name="Internet_20_link" text:visited-style-name="Visited_20_Internet_20_Link">
Міністерство у справах ветеранівУкраїни</text:a>
</text:span>
</text:p>
      <text:p text:style-name="P4">
Source: <text:a xlink:type="simple" xlink:href="https://armyinform.com.ua/2023/04/24/minveteraniv-praczyuye-nad-osuchasnennyam-poslug/" text:style-name="Internet_20_link" text:visited-style-name="Visited_20_Internet_20_Link">
https://armyinform.com.ua/2023/04/24/minveteraniv-praczyuye-nad-osuchasnennyam-poslug/</text:a>
</text:p>
      <!--NEWS-->
      <text:h text:style-name="P10" text:outline-level="1">
<text:span text:style-name="T4">
На Харківщині захисники України перетворили на сміття ударний дрон-камікадзе</text:span>
</text:h>
      <text:p text:style-name="P4">
Author: ['АРМІЯINFORM']</text:p>
      <text:p text:style-name="P4">
Time: 2023-04-24T65:00:00-04:00</text:p>
      <text:p text:style-name="P4">
Description: Прикордонні підрозділи на Харківщині у складі Сил оборони України разом з інш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jpeg" text:style-name="Internet_20_link" text:visited-style-name="Visited_20_Internet_20_Link">
1-2.jpeg</text:a>
', '<text:a xlink:type="simple" xlink:href="https://armyinform.com.ua/wp-content/uploads/2023/04/2-7-150x150.jpeg" text:style-name="Internet_20_link" text:visited-style-name="Visited_20_Internet_20_Link">
2-7-150x150.jpeg</text:a>
', '<text:a xlink:type="simple" xlink:href="https://armyinform.com.ua/wp-content/uploads/2023/04/3-4-150x150.jpeg" text:style-name="Internet_20_link" text:visited-style-name="Visited_20_Internet_20_Link">
3-4-150x150.jpeg</text:a>
', '<text:a xlink:type="simple" xlink:href="https://armyinform.com.ua/wp-content/uploads/2023/04/4-4-150x150.jpeg" text:style-name="Internet_20_link" text:visited-style-name="Visited_20_Internet_20_Link">
4-4-150x150.jpeg</text:a>
', '<text:a xlink:type="simple" xlink:href="https://armyinform.com.ua/wp-content/uploads/2023/04/5-2-150x150.jpeg" text:style-name="Internet_20_link" text:visited-style-name="Visited_20_Internet_20_Link">
5-2-150x150.jpeg</text:a>
']</text:p>
      <text:p text:style-name="P4">
Tags: ['ДЕРЖАВНА ПРИКОРДОННА СЛУЖБА УКРАЇНИ', 'ДРОНИ', 'ХАРКІВЩИНА']</text:p>
      <text:p text:style-name="P4">
Category: News</text:p>
      <!--METADATA-->
      <text:p text:style-name="P4">
<draw:frame draw:style-name="fr1" draw:name="Image241" text:anchor-type="as-char" svg:width="6.9236in" svg:height="5.208927in" draw:z-index="0">
<draw:image xlink:href="../Images/AРМІЯINFORM/2023-04-24T65-00-00-04-00/1-2.jpeg" xlink:type="simple" xlink:show="embed" xlink:actuate="onLoad" draw:mime-type="image/jpeg"/>
</draw:frame>
</text:p>
      <text:p text:style-name="P4">
Прикордонні підрозділи на Харківщині у складі Сил оборони України разом зіншими українськими захисниками продовжують боронити Батьківщину.</text:p>
      <text:p text:style-name="P4">
Про це <text:a xlink:type="simple" xlink:href="https://dpsu.gov.ua/ua/news/Na-Harkivshchini-prikordonniki-peretvorili-na-smittya-udarniy-dron-kamikadze/" text:style-name="Internet_20_link" text:visited-style-name="Visited_20_Internet_20_Link">
повідомляє</text:a>
 пресслужбаДержавної прикордонної служби України.</text:p>
      <text:p text:style-name="P4">
Бійці активно протидіють повітряним цілям противника, які останнім часом всечастіше намагаються завдавати удари по позиціях прикордонників та Сил оборониУкраїни.</text:p>
      <text:p text:style-name="P4">
<text:a xlink:type="simple" xlink:href="https://armyinform.com.ua/wp-content/uploads/2023/04/2-7.jpeg" text:style-name="Internet_20_link" text:visited-style-name="Visited_20_Internet_20_Link">
<draw:frame draw:style-name="fr1" draw:name="Image242" text:anchor-type="as-char" svg:width="6.9236in" svg:height="6.9236in" draw:z-index="0">
<draw:image xlink:href="../Images/AРМІЯINFORM/2023-04-24T65-00-00-04-00/2-7-150x150.jpeg" xlink:type="simple" xlink:show="embed" xlink:actuate="onLoad" draw:mime-type="image/jpeg"/>
</draw:frame>
</text:a>
</text:p>
      <text:p text:style-name="P4">
<text:a xlink:type="simple" xlink:href="https://armyinform.com.ua/wp-content/uploads/2023/04/3-4.jpeg" text:style-name="Internet_20_link" text:visited-style-name="Visited_20_Internet_20_Link">
<draw:frame draw:style-name="fr1" draw:name="Image243" text:anchor-type="as-char" svg:width="6.9236in" svg:height="6.9236in" draw:z-index="0">
<draw:image xlink:href="../Images/AРМІЯINFORM/2023-04-24T65-00-00-04-00/3-4-150x150.jpeg" xlink:type="simple" xlink:show="embed" xlink:actuate="onLoad" draw:mime-type="image/jpeg"/>
</draw:frame>
</text:a>
</text:p>
      <text:p text:style-name="P4">
<text:a xlink:type="simple" xlink:href="https://armyinform.com.ua/wp-content/uploads/2023/04/4-4.jpeg" text:style-name="Internet_20_link" text:visited-style-name="Visited_20_Internet_20_Link">
<draw:frame draw:style-name="fr1" draw:name="Image244" text:anchor-type="as-char" svg:width="6.9236in" svg:height="6.9236in" draw:z-index="0">
<draw:image xlink:href="../Images/AРМІЯINFORM/2023-04-24T65-00-00-04-00/4-4-150x150.jpeg" xlink:type="simple" xlink:show="embed" xlink:actuate="onLoad" draw:mime-type="image/jpeg"/>
</draw:frame>
</text:a>
</text:p>
      <text:p text:style-name="P4">
<text:a xlink:type="simple" xlink:href="https://armyinform.com.ua/wp-content/uploads/2023/04/5-2.jpeg" text:style-name="Internet_20_link" text:visited-style-name="Visited_20_Internet_20_Link">
<draw:frame draw:style-name="fr1" draw:name="Image245" text:anchor-type="as-char" svg:width="6.9236in" svg:height="6.9236in" draw:z-index="0">
<draw:image xlink:href="../Images/AРМІЯINFORM/2023-04-24T65-00-00-04-00/5-2-150x150.jpeg" xlink:type="simple" xlink:show="embed" xlink:actuate="onLoad" draw:mime-type="image/jpeg"/>
</draw:frame>
</text:a>
</text:p>
      <text:p text:style-name="P4">
Країна-агресор продовжує забруднювати довкілля нашої Батьківщини своїмсміттям. Днями, під час виконання бойових завдань, прикордонники зафіксувалиударний дрон камікадзе, який перетнув державний кордон та летів вглибтериторії України. Політ був недовгий. Завдяки постійній пильності та влучнійстрільбі з автоматичної зброї ударний дрон-камікадзе було перетворено насміття.</text:p>
      <text:p text:style-name="P4">
Все буде Перемога!</text:p>
      <text:p text:style-name="P4">
Source: <text:a xlink:type="simple" xlink:href="https://armyinform.com.ua/2023/04/24/zahysnyky-ukrayiny-peretvoryly-na-smittya-udarnyj-dron/" text:style-name="Internet_20_link" text:visited-style-name="Visited_20_Internet_20_Link">
https://armyinform.com.ua/2023/04/24/zahysnyky-ukrayiny-peretvoryly-na-smittya-udarnyj-dron/</text:a>
</text:p>
      <!--NEWS-->
      <text:h text:style-name="P10" text:outline-level="1">
<text:span text:style-name="T4">
Надання F-16 стане інвестицією десятиліття у безпеку континенту — Дмитро Кулеба</text:span>
</text:h>
      <text:p text:style-name="P4">
Author: ['АРМІЯINFORM']</text:p>
      <text:p text:style-name="P4">
Time: 2023-04-24T66:00:00-04:00</text:p>
      <text:p text:style-name="P4">
Description: Про це повідомляє Урядовий портал.    Надання Україні сучасної бойової авіації ста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00px-f-16_fighting_falcon.jpg" text:style-name="Internet_20_link" text:visited-style-name="Visited_20_Internet_20_Link">
1200px-f-16_fighting_falcon.jpg</text:a>
']</text:p>
      <text:p text:style-name="P4">
Tags: ['STOPRUSSIA', 'АГРЕСІЯ РФ', 'ВІЙНА', 'ВТОРГНЕННЯ РФ', 'ДМИТРО КУЛЕБА']</text:p>
      <text:p text:style-name="P4">
Category: News</text:p>
      <!--METADATA-->
      <text:p text:style-name="P4">
<draw:frame draw:style-name="fr1" draw:name="Image246" text:anchor-type="as-char" svg:width="6.9236in" svg:height="4.032997in" draw:z-index="0">
<draw:image xlink:href="../Images/AРМІЯINFORM/2023-04-24T66-00-00-04-00/1200px-f-16_fighting_falcon.jpg" xlink:type="simple" xlink:show="embed" xlink:actuate="onLoad" draw:mime-type="image/jpeg"/>
</draw:frame>
 Ілюстративне фото</text:p>
      <text:p text:style-name="P4">
Про це <text:a xlink:type="simple" xlink:href="https://www.kmu.gov.ua/news/dmytro-kuleba-ukraina-zakhyshchaie-ievropu-i-nadannia-f-16-stane-investytsiieiu-desiatylittia-u-bezpeku-kontynentu" text:style-name="Internet_20_link" text:visited-style-name="Visited_20_Internet_20_Link">
повідомляє</text:a>
 Урядовий портал.</text:p>
      <text:p text:style-name="P4">
Надання Україні сучасної бойової авіації стане найкращою інвестицією удовгострокову безпеку Європейського континенту і має бути ухваленеякнайшвидше.</text:p>
      <text:p text:style-name="P4">
Про це Міністр закордонних справ України Дмитро Кулеба заявив на Радіміністрів закордонних справ ЄС у понеділок, 24 квітня.</text:p>
      <text:p text:style-name="P4">
«Немає жодних раціональних аргументів, чому Україна не може отримати сучаснібойові літаки західного типу, і я переконаний, що це рішення буде ухвалене.Україна є захисником Європи. Надання Україні літаків F-16 стане найкращоюінвестицією цього десятиліття у безпеку Європейського континенту», — наголосивДмитро Кулеба.</text:p>
      <text:p text:style-name="P4">
Міністр висловив переконання, що країни Європейського Союзу здатні відігратипровідну роль в ухваленні рішення про надання Україні сучасної бойової авіаціїта продемонструвати таким чином своє стратегічне лідерство.</text:p>
      <text:p text:style-name="P4">
«Необхідно якнайшвидше розпочати навчання українських пілотів на літакахзахідного типу, аби на момент їхнього надання ми одразу могли їхзастосовувати. Це рятуватиме життя наших солдатів та цивільних і гарантуватимеперевагу України над ворогом в повітрі», — зауважив Міністр.</text:p>
      <text:p text:style-name="P4">
Міністр окремо наголосив, що надання Україні F-16 та інтеграціяпротиповітряної та протиракетної оборони України та сусідніх країн ЄСзавершить формування інфраструктури мирного європейського неба.</text:p>
      <text:p text:style-name="P4">
Source: <text:a xlink:type="simple" xlink:href="https://armyinform.com.ua/2023/04/24/nadannya-f-16-stane-investycziyeyu-desyatylittya/" text:style-name="Internet_20_link" text:visited-style-name="Visited_20_Internet_20_Link">
https://armyinform.com.ua/2023/04/24/nadannya-f-16-stane-investycziyeyu-desyatylittya/</text:a>
</text:p>
      <!--NEWS-->
      <text:h text:style-name="P10" text:outline-level="1">
<text:span text:style-name="T4">
Дмитро Кулеба закликав Євросоюз пришвидшити постачання зброї та артилерійських боєприпасів</text:span>
</text:h>
      <text:p text:style-name="P4">
Author: ['АРМІЯINFORM']</text:p>
      <text:p text:style-name="P4">
Time: 2023-04-24T67:00:00-04:00</text:p>
      <text:p text:style-name="P4">
Description: Безпека Європи зараз залежить від швидкості та обсягів постачання зброї та боєприпа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mytro-kuleba.jpg" text:style-name="Internet_20_link" text:visited-style-name="Visited_20_Internet_20_Link">
dmytro-kuleba.jpg</text:a>
']</text:p>
      <text:p text:style-name="P4">
Tags: []</text:p>
      <text:p text:style-name="P4">
Category: News</text:p>
      <!--METADATA-->
      <text:p text:style-name="P4">
<draw:frame draw:style-name="fr1" draw:name="Image247" text:anchor-type="as-char" svg:width="6.9236in" svg:height="4.619339in" draw:z-index="0">
<draw:image xlink:href="../Images/AРМІЯINFORM/2023-04-24T67-00-00-04-00/dmytro-kuleba.jpg" xlink:type="simple" xlink:show="embed" xlink:actuate="onLoad" draw:mime-type="image/jpeg"/>
</draw:frame>
Дмитро Кулеба. Фото: Carolyn Kaster / AFP</text:p>
      <text:p text:style-name="P4">
Безпека Європи зараз залежить від швидкості та обсягів постачання зброї табоєприпасів для підтримки України у відновленні територіальної цілісності тасправедливого миру.</text:p>
      <text:p text:style-name="P4">
Про це Міністр закордонних справ України Дмитро Кулеба заявив на Радіміністрів закордонних справ ЄС у понеділок, 24 квітня.</text:p>
      <text:p text:style-name="P4">
«Поразка Росії — це гарантія нормального життя для Європи. Нині немає жодноговажливішого завдання. Для його досягнення Україні потрібно більше зброї табоєприпасів, і все це має бути доставлене якомога швидше», — заявив Міністр.</text:p>
      <text:p text:style-name="P4">
Дмитро Кулеба наголосив, що сторона, яка має кращу логістику та постачання,має кращі шанси на перемогу у війні. Він закликав європейських колегпришвидшити постачання та забезпечити визначальну перевагу України над Росієюна полі бою.</text:p>
      <text:p text:style-name="P4">
«У нас спільна стратегічна мета: забезпечити мир у Європі для майбутніхпоколінь. Ця мета нині залежить від швидкості ваших рішень та їхньоговтілення. Приберімо всі паперові стіни. Подолаємо всі процедурні перешкоди.Пришвидшимо кожен процес. Знищимо будь-які затримки на шляху між рішенням пронадання зброї та її прибуттям на кордон України», — закликав він.</text:p>
      <text:p text:style-name="P4">
Міністр перелічив короткострокові, середньострокові та довгострокові військовіпотреби. Він закликав надати Україні у найкоротший термін більше броньованоїтехніки, танків і артилерійських систем, далекобійної артилерії табоєприпасів, зміцнити протиповітряну та протиракетну оборону України таінтегрувати її із сусідніми країнами ЄС, а також невідкладно розпочатинавчання українських пілотів на F-16 та уможливити надання Україні бойовоїавіації західного виробництва.</text:p>
      <text:p text:style-name="P4">
У середньостроковій перспективі Міністр закликав європейських колег збільшитипропускну здатність логістичних і ремонтних хабів, продовжити та розширитипрограми навчання для українських військових, покрити потреби в боєприпасахзавдяки збільшенню обсягів виробництва.</text:p>
      <text:p text:style-name="P4">
У довгостроковій перспективі кількох років глава МЗС України закликавміністрів закордонних справ Євросоюзу сфокусуватися на розвитку спільноїполітики оборони, яка включатиме Україну як невід’ємну складову.</text:p>
      <text:p text:style-name="P4">
«Сьогодні виповнюється рівно 14 місяців з початку найбільшого політичного табезпекового землетрусу в нашому житті та в новітній історії Європи. Ніхто неочікував ані такого масштабу агресії, ані що Україна витримає удар, ані що ЄСпродемонструє таку єдність та силу. Ми маємо довести, що Путін помиляється,думаючи, що може перечекати нашу міцність, що ми „блимнемо“ першими, що нашарішучість похитнеться раніше, ніж його агресія. Ні, ми не відступимо та невтомимося. Ми не похитнемося. Похитнеться він», — підсумував Міністр.</text:p>
      <text:p text:style-name="P4">
<text:span text:style-name="T5">
Джерело:<text:a xlink:type="simple" xlink:href="https://www.kmu.gov.ua/news/dmytro-kuleba-zaklykav-ministriv-zakordonnykh-sprav-ievrosoiuzu-pryshvydshyty-postachannia-zbroi-ta-artyleriiskykh-boieprypasiv" text:style-name="Internet_20_link" text:visited-style-name="Visited_20_Internet_20_Link">
Міністерство закордонних справУкраїни</text:a>
</text:span>
</text:p>
      <text:p text:style-name="P4">
Source: <text:a xlink:type="simple" xlink:href="https://armyinform.com.ua/2023/04/24/dmytro-kuleba-zaklykav-yevrosoyuz-pryshvydshyty-postachannya-zbroyi-ta-artylerijskyh-boyeprypasiv/" text:style-name="Internet_20_link" text:visited-style-name="Visited_20_Internet_20_Link">
https://armyinform.com.ua/2023/04/24/dmytro-kuleba-zaklykav-yevrosoyuz-pryshvydshyty-postachannya-zbroyi-ta-artylerijskyh-boyeprypasiv/</text:a>
</text:p>
      <!--NEWS-->
      <text:h text:style-name="P10" text:outline-level="1">
<text:span text:style-name="T4">
У користування Міноборони повернуто приміщення в Білій Церкві</text:span>
</text:h>
      <text:p text:style-name="P4">
Author: ['АРМІЯINFORM']</text:p>
      <text:p text:style-name="P4">
Time: 2023-04-24T68:00:00-04:00</text:p>
      <text:p text:style-name="P4">
Description: На виконання рішення господарського суду Київської області, яке набрало чинності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МОУ', 'СПЕЦІАЛЬНА ПРОКУРАТУРА У СФЕРІ ОБОРОНИ']</text:p>
      <text:p text:style-name="P4">
Category: News</text:p>
      <!--METADATA-->
      <text:p text:style-name="P4">
<draw:frame draw:style-name="fr1" draw:name="Image248" text:anchor-type="as-char" svg:width="6.9236in" svg:height="4.608521in" draw:z-index="0">
<draw:image xlink:href="../Images/AРМІЯINFORM/2023-04-24T68-00-00-04-00/photo_2021-12-10_12-16-09.jpg" xlink:type="simple" xlink:show="embed" xlink:actuate="onLoad" draw:mime-type="image/jpeg"/>
</draw:frame>
 Міністерство оборониУкраїни</text:p>
      <text:p text:style-name="P4">
На виконання рішення господарського суду Київської області, яке набралочинності після апеляційного перегляду, наприкінці квітня поточного рокувідповідна комісія оборонного відомства прийняла за актом приймання-передачіприміщення у м. Біла Церква, оціночна вартість якого становить майже 3 млнгрн.</text:p>
      <text:p text:style-name="P4">
Про це<text:a xlink:type="simple" xlink:href="https://vppnr.gp.gov.ua/ua/news.html" text:style-name="Internet_20_link" text:visited-style-name="Visited_20_Internet_20_Link">
повідомляє</text:a>
Спеціалізована прокуратура у сфері оборони Центрального регіону.</text:p>
      <text:p text:style-name="P4">
Білоцерківською спеціалізованою прокуратурою у сфері оборони Центральногорегіону забезпечено виконання рішення господарського суду Київської областівід 30.08.2022 щодо повернення в користування Квартирно-експлуатаційноговідділу м. Біла Церква нежитлового приміщення, яке належить Міністерствуоборони України.</text:p>
      <text:p text:style-name="P4">
Відповідно до договору про надання тимчасових послуг, орендар — фізична особа-підприємець зобов’язаний був повернути КЕВ м. Біла Церква вказане приміщенняплощею 156,4 кв. м, яке використовувалося для здійснення господарськоїдіяльності.</text:p>
      <text:p text:style-name="P4">
Усупереч умов укладеного договору, орендар не дотримався взятих на себезобов’язань.</text:p>
      <text:p text:style-name="P4">
З метою поновлення порушених інтересів держави, прокурорами Білоцерківськоїспецпрокуратури подано позовну заяву в інтересах Міністерства оборони України.</text:p>
      <text:p text:style-name="P4">
За результатами тривалого судового розгляду, суд погодився з доводамипрокуратури та задовольнив позов.</text:p>
      <text:p text:style-name="P4">
Source: <text:a xlink:type="simple" xlink:href="https://armyinform.com.ua/2023/04/24/u-korystuvannya-minoborony-povernuto-prymishhennya-u-bilij-czerkvi/" text:style-name="Internet_20_link" text:visited-style-name="Visited_20_Internet_20_Link">
https://armyinform.com.ua/2023/04/24/u-korystuvannya-minoborony-povernuto-prymishhennya-u-bilij-czerkvi/</text:a>
</text:p>
      <!--NEWS-->
      <text:h text:style-name="P10" text:outline-level="1">
<text:span text:style-name="T4">
Президент України: Життя і мир — найвища цінність, а найбільша підлість — вести бандитські війни</text:span>
</text:h>
      <text:p text:style-name="P4">
Author: ['АРМІЯINFORM']</text:p>
      <text:p text:style-name="P4">
Time: 2023-04-24T69:00:00-04:00</text:p>
      <text:p text:style-name="P4">
Description: Життя — це найвища цінність. Мир — найвища цінність. І найбільша підлість — іти агрес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8229449373567051_y.jpg" text:style-name="Internet_20_link" text:visited-style-name="Visited_20_Internet_20_Link">
photo_5348229449373567051_y.jpg</text:a>
', '<text:a xlink:type="simple" xlink:href="https://armyinform.com.ua/wp-content/uploads/2023/04/photo_5348229449373567045_y-150x150.jpg" text:style-name="Internet_20_link" text:visited-style-name="Visited_20_Internet_20_Link">
photo_5348229449373567045_y-150x150.jpg</text:a>
', '<text:a xlink:type="simple" xlink:href="https://armyinform.com.ua/wp-content/uploads/2023/04/photo_5348229449373567046_y-150x150.jpg" text:style-name="Internet_20_link" text:visited-style-name="Visited_20_Internet_20_Link">
photo_5348229449373567046_y-150x150.jpg</text:a>
', '<text:a xlink:type="simple" xlink:href="https://armyinform.com.ua/wp-content/uploads/2023/04/photo_5348229449373567048_y-150x150.jpg" text:style-name="Internet_20_link" text:visited-style-name="Visited_20_Internet_20_Link">
photo_5348229449373567048_y-150x150.jpg</text:a>
', '<text:a xlink:type="simple" xlink:href="https://armyinform.com.ua/wp-content/uploads/2023/04/photo_5348229449373567050_y-150x150.jpg" text:style-name="Internet_20_link" text:visited-style-name="Visited_20_Internet_20_Link">
photo_5348229449373567050_y-150x150.jpg</text:a>
']</text:p>
      <text:p text:style-name="P4">
Tags: ['ПРЕЗИДЕНТ УКРАЇНИ']</text:p>
      <text:p text:style-name="P4">
Category: News</text:p>
      <!--METADATA-->
      <text:p text:style-name="P4">
<draw:frame draw:style-name="fr1" draw:name="Image249" text:anchor-type="as-char" svg:width="6.9236in" svg:height="4.01713in" draw:z-index="0">
<draw:image xlink:href="../Images/AРМІЯINFORM/2023-04-24T69-00-00-04-00/photo_5348229449373567051_y.jpg" xlink:type="simple" xlink:show="embed" xlink:actuate="onLoad" draw:mime-type="image/jpeg"/>
</draw:frame>
</text:p>
      <text:p text:style-name="P4">
Життя — це найвища цінність. Мир — найвища цінність. І найбільша підлість —іти агресією проти іншого народу та вести бандитські війни.</text:p>
      <text:p text:style-name="P4">
Про це <text:a xlink:type="simple" xlink:href="https://t.me/V_Zelenskiy_official/5980" text:style-name="Internet_20_link" text:visited-style-name="Visited_20_Internet_20_Link">
зазначив</text:a>
 Президент УкраїниВолодимир Зеленський у своєму Телеграмі.</text:p>
      <text:p text:style-name="P4">
«Чи може Україна не опиратися агресії терориста? Ні, бо тоді ми втратиможиття. І йдеться не просто про щось абстрактне. На нашу землю прийшли ті, длякого життя нічого не варте», — пояснив глава держави.</text:p>
      <text:p text:style-name="P4">
<text:a xlink:type="simple" xlink:href="https://armyinform.com.ua/wp-content/uploads/2023/04/photo_5348229449373567045_y.jpg" text:style-name="Internet_20_link" text:visited-style-name="Visited_20_Internet_20_Link">
<draw:frame draw:style-name="fr1" draw:name="Image250" text:anchor-type="as-char" svg:width="6.9236in" svg:height="6.9236in" draw:z-index="0">
<draw:image xlink:href="../Images/AРМІЯINFORM/2023-04-24T69-00-00-04-00/photo_5348229449373567045_y-150x150.jpg" xlink:type="simple" xlink:show="embed" xlink:actuate="onLoad" draw:mime-type="image/jpeg"/>
</draw:frame>
</text:a>
</text:p>
      <text:p text:style-name="P4">
<text:a xlink:type="simple" xlink:href="https://armyinform.com.ua/wp-content/uploads/2023/04/photo_5348229449373567046_y.jpg" text:style-name="Internet_20_link" text:visited-style-name="Visited_20_Internet_20_Link">
<draw:frame draw:style-name="fr1" draw:name="Image251" text:anchor-type="as-char" svg:width="6.9236in" svg:height="6.9236in" draw:z-index="0">
<draw:image xlink:href="../Images/AРМІЯINFORM/2023-04-24T69-00-00-04-00/photo_5348229449373567046_y-150x150.jpg" xlink:type="simple" xlink:show="embed" xlink:actuate="onLoad" draw:mime-type="image/jpeg"/>
</draw:frame>
</text:a>
</text:p>
      <text:p text:style-name="P4">
<text:a xlink:type="simple" xlink:href="https://armyinform.com.ua/wp-content/uploads/2023/04/photo_5348229449373567048_y.jpg" text:style-name="Internet_20_link" text:visited-style-name="Visited_20_Internet_20_Link">
<draw:frame draw:style-name="fr1" draw:name="Image252" text:anchor-type="as-char" svg:width="6.9236in" svg:height="6.9236in" draw:z-index="0">
<draw:image xlink:href="../Images/AРМІЯINFORM/2023-04-24T69-00-00-04-00/photo_5348229449373567048_y-150x150.jpg" xlink:type="simple" xlink:show="embed" xlink:actuate="onLoad" draw:mime-type="image/jpeg"/>
</draw:frame>
</text:a>
</text:p>
      <text:p text:style-name="P4">
<text:a xlink:type="simple" xlink:href="https://armyinform.com.ua/wp-content/uploads/2023/04/photo_5348229449373567050_y.jpg" text:style-name="Internet_20_link" text:visited-style-name="Visited_20_Internet_20_Link">
<draw:frame draw:style-name="fr1" draw:name="Image253" text:anchor-type="as-char" svg:width="6.9236in" svg:height="6.9236in" draw:z-index="0">
<draw:image xlink:href="../Images/AРМІЯINFORM/2023-04-24T69-00-00-04-00/photo_5348229449373567050_y-150x150.jpg" xlink:type="simple" xlink:show="embed" xlink:actuate="onLoad" draw:mime-type="image/jpeg"/>
</draw:frame>
</text:a>
</text:p>
      <text:p text:style-name="P4">
Source: <text:a xlink:type="simple" xlink:href="https://armyinform.com.ua/2023/04/24/prezydent-ukrayiny-zhyttya-i-myr-najvyshha-czinnist-a-najbilsha-pidlist-vesty-bandytski-vijny/" text:style-name="Internet_20_link" text:visited-style-name="Visited_20_Internet_20_Link">
https://armyinform.com.ua/2023/04/24/prezydent-ukrayiny-zhyttya-i-myr-najvyshha-czinnist-a-najbilsha-pidlist-vesty-bandytski-vijny/</text:a>
</text:p>
      <!--NEWS-->
      <text:h text:style-name="P10" text:outline-level="1">
<text:span text:style-name="T4">
Перед судом постане «вагнерівець», який штурмував позиції Сил оборони під Бахмутом</text:span>
</text:h>
      <text:p text:style-name="P4">
Author: ['АРМІЯINFORM']</text:p>
      <text:p text:style-name="P4">
Time: 2023-04-24T70:00:00-04:00</text:p>
      <text:p text:style-name="P4">
Description: Зібрано доказову базу бойовика російської приватної компанії «вагнер», який брав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98952_260839229631415_692207420163808890_n.jpg" text:style-name="Internet_20_link" text:visited-style-name="Visited_20_Internet_20_Link">
342998952_260839229631415_692207420163808890_n.jpg</text:a>
']</text:p>
      <text:p text:style-name="P4">
Tags: ['ПВК "ВАГНЕР"', 'СБУ']</text:p>
      <text:p text:style-name="P4">
Category: News</text:p>
      <!--METADATA-->
      <text:p text:style-name="P4">
<draw:frame draw:style-name="fr1" draw:name="Image254" text:anchor-type="as-char" svg:width="6.9236in" svg:height="4.66766in" draw:z-index="0">
<draw:image xlink:href="../Images/AРМІЯINFORM/2023-04-24T70-00-00-04-00/342998952_260839229631415_692207420163808890_n.jpg" xlink:type="simple" xlink:show="embed" xlink:actuate="onLoad" draw:mime-type="image/jpeg"/>
</draw:frame>
</text:p>
      <text:p text:style-name="P4">
Зібрано доказову базу бойовика російської приватної компанії «вагнер», якийбрав участь у бойових діях проти Сил оборони на східному фронті. Українськізахисники взяли окупанта у полон наприкінці грудня минулого року під часбоєзіткнення на Бахмутському напрямку.</text:p>
      <text:p text:style-name="P4">
Про це <text:a xlink:type="simple" xlink:href="https://ssu.gov.ua/novyny/za-materialamy-sbu-pered-sudom-postane-vahnerivets-yakyi-shturmuvav-pozytsii-syl-oborony-pid-bakhmutom" text:style-name="Internet_20_link" text:visited-style-name="Visited_20_Internet_20_Link">
повідомляє</text:a>
Служба безпеки України.</text:p>
      <text:p text:style-name="P4">
За даними слідства, зловмисником є 23-річний громадянин однієї з країнЦентральної Азії, який відбував покарання в Тюменській виправній колонії рф зазґвалтування. У жовтні минулого року представники «вагнера» запропонували йомуввійти до складу російської приватної компанії для участі у війні протиУкраїни. За умовами «контракту» йому пообіцяли 200 тис. рублів та «ануляцію»судимості.</text:p>
      <text:p text:style-name="P4">
Уже через місяць він разом з іншими засудженими, які приєдналися доугруповання «вагнер», прибув до ростова, де отримав військову форму, зброю табоєприпаси. Потім найманців відправили на «тренувальний полігон», якийдислокується на тимчасово окупованій території Луганської області. Втім, черезвідсутність інструкторів з бойової підготовки, «навчальний курс» так і невідбувся.</text:p>
      <text:p text:style-name="P4">
На початку грудня минулого року фігуранта у складі окупаційного угрупованняперекинули на східний фронт. Але пробув він там недовго.</text:p>
      <text:p text:style-name="P4">
Фігуранту повідомили про підозру. Зловмисник перебуває під вартою. Тепер йомузагрожує до 10 років тюрми.</text:p>
      <text:p text:style-name="P4">
Source: <text:a xlink:type="simple" xlink:href="https://armyinform.com.ua/2023/04/24/pered-sudom-postane-vagnerivecz-yakyj-shturmuvav-pozycziyi-syl-oborony-pid-bahmutom/" text:style-name="Internet_20_link" text:visited-style-name="Visited_20_Internet_20_Link">
https://armyinform.com.ua/2023/04/24/pered-sudom-postane-vagnerivecz-yakyj-shturmuvav-pozycziyi-syl-oborony-pid-bahmutom/</text:a>
</text:p>
      <!--NEWS-->
      <text:h text:style-name="P10" text:outline-level="1">
<text:span text:style-name="T4">
Військова освіта в рф: що змінилось від 24 лютого 2022 року</text:span>
</text:h>
      <text:p text:style-name="P4">
Author: ['АРМІЯINFORM']</text:p>
      <text:p text:style-name="P4">
Time: 2023-04-24T71:00:00-04:00</text:p>
      <text:p text:style-name="P4">
Description: Скільки офіцерів до вторгнення могли випускати військові виші рф щороку? Скіль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ПЕТРО ЧЕРНИК']</text:p>
      <text:p text:style-name="P4">
Category: News</text:p>
      <!--METADATA-->
      <text:p text:style-name="P4">
Скільки офіцерів до вторгнення могли випускати військові виші рф щороку?Скільки навчальних центрів росіяни запланували додатково відкрити після 24лютого 2022 року? Та чи вплине це на подальший перебіг бойових дій? Про цеспеціально для АрміяInform розповів військовий аналітик Петро Черник.</text:p>
      <text:p text:style-name="P4">
Source: <text:a xlink:type="simple" xlink:href="https://armyinform.com.ua/2023/04/24/vijskova-osvita-v-rf-shho-zminylos-vid-24-lyutogo-2022-roku/" text:style-name="Internet_20_link" text:visited-style-name="Visited_20_Internet_20_Link">
https://armyinform.com.ua/2023/04/24/vijskova-osvita-v-rf-shho-zminylos-vid-24-lyutogo-2022-roku/</text:a>
</text:p>
      <!--NEWS-->
      <text:h text:style-name="P10" text:outline-level="1">
<text:span text:style-name="T4">
ЄС і Україна визнаватимуть й виконуватимуть судові рішення один одного</text:span>
</text:h>
      <text:p text:style-name="P4">
Author: ['АРМІЯINFORM']</text:p>
      <text:p text:style-name="P4">
Time: 2023-04-24T72:00:00-04:00</text:p>
      <text:p text:style-name="P4">
Description: Сьогодні, 24 квітня 2023 року, Єврорада погодилася встановити договірні відноси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urope_ukraine.jpg" text:style-name="Internet_20_link" text:visited-style-name="Visited_20_Internet_20_Link">
europe_ukraine.jpg</text:a>
']</text:p>
      <text:p text:style-name="P4">
Tags: ['ЄВРОПЕЙСЬКИЙ СОЮЗ', 'ЄВРОРАДА', 'СУДОВА СИСТЕМА']</text:p>
      <text:p text:style-name="P4">
Category: News</text:p>
      <!--METADATA-->
      <text:p text:style-name="P4">
<draw:frame draw:style-name="fr1" draw:name="Image255" text:anchor-type="as-char" svg:width="6.9236in" svg:height="3.894525in" draw:z-index="0">
<draw:image xlink:href="../Images/AРМІЯINFORM/2023-04-24T72-00-00-04-00/europe_ukraine.jpg" xlink:type="simple" xlink:show="embed" xlink:actuate="onLoad" draw:mime-type="image/jpeg"/>
</draw:frame>
</text:p>
      <text:p text:style-name="P4">
Сьогодні, 24 квітня 2023 року, Єврорада погодилася встановити договірнівідносини з Україною в рамках Гаазької конвенції про визнання та виконанняіноземних судових рішень у цивільних або комерційних справах (так званаКонвенція про судові рішення). Ця Гаазька конвенція, укладена у 2019 році, єміжнародним договором, який зобов’язує держави-учасниці визнавати тавиконувати судові рішення, винесені у цивільних або комерційних справах вінших державах-учасницях.</text:p>
      <text:p text:style-name="P4">
Про це <text:a xlink:type="simple" xlink:href="https://www.consilium.europa.eu/en/press/press-releases/2023/04/24/the-eu-and-ukraine-will-recognise-and-enforce-each-other-s-court-decisions/" text:style-name="Internet_20_link" text:visited-style-name="Visited_20_Internet_20_Link">
йдеться</text:a>
 у повідомленні Європейської ради.</text:p>
      <text:p text:style-name="P4">
У 2022 році Україна ратифікувала Конвенцію, згідно з якою договірні відносиниміж Україною та ЄС будуть встановлені <text:span text:style-name="T4">
1 вересня 2023 року</text:span>
 , якщо жодна зних не заперечуватиме.</text:p>
      <text:p text:style-name="P4">
Держави-члени Європейського Союзу вважають, що немає фундаментальних перешкод,таких як пов’язані з незалежністю та ефективністю судової системи, боротьбою зкорупцією чи дотриманням основних прав, які могли б перешкодити ЄС вступити вдоговірні відносини з Україною.</text:p>
      <text:p text:style-name="P4">
Таким чином, сьогоднішнє рішення відкриває ЄС шлях до вступу в договірнівідносини з Україною відповідно до Конвенції про судові рішення. Це сприятимевизнанню та виконанню судових рішень ЄС та України у цивільних та комерційнихсправах, що робить його важливим інструментом сприяння міжнародній торгівлі.</text:p>
      <text:p text:style-name="P4">
Source: <text:a xlink:type="simple" xlink:href="https://armyinform.com.ua/2023/04/24/yes-i-ukrayina-vyznavatymut-j-vykonuvatymut-sudovi-rishennya-odyn-odnogo/" text:style-name="Internet_20_link" text:visited-style-name="Visited_20_Internet_20_Link">
https://armyinform.com.ua/2023/04/24/yes-i-ukrayina-vyznavatymut-j-vykonuvatymut-sudovi-rishennya-odyn-odnogo/</text:a>
</text:p>
      <!--NEWS-->
      <text:h text:style-name="P10" text:outline-level="1">
<text:span text:style-name="T4">
Перераховано майже 16 млн гривень держдопомоги тим, хто був чи досі в полоні</text:span>
</text:h>
      <text:p text:style-name="P4">
Author: ['АРМІЯINFORM']</text:p>
      <text:p text:style-name="P4">
Time: 2023-04-24T73:00:00-04:00</text:p>
      <text:p text:style-name="P4">
Description: Спрямовано 13,3 млн гривень на банківські рахунки сім’ям українських громадя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roshova-dopomoga.jpg" text:style-name="Internet_20_link" text:visited-style-name="Visited_20_Internet_20_Link">
groshova-dopomoga.jpg</text:a>
']</text:p>
      <text:p text:style-name="P4">
Tags: ['ВІЙСЬКОВОПОЛОНЕНІ', 'ДЕРЖАВНА ДОПОМОГА', 'МІНРЕІНТЕГРАЦІЇ']</text:p>
      <text:p text:style-name="P4">
Category: News</text:p>
      <!--METADATA-->
      <text:p text:style-name="P4">
<draw:frame draw:style-name="fr1" draw:name="Image256" text:anchor-type="as-char" svg:width="6.9236in" svg:height="4.542853in" draw:z-index="0">
<draw:image xlink:href="../Images/AРМІЯINFORM/2023-04-24T73-00-00-04-00/groshova-dopomoga.jpg" xlink:type="simple" xlink:show="embed" xlink:actuate="onLoad" draw:mime-type="image/jpeg"/>
</draw:frame>
</text:p>
      <text:p text:style-name="P4">
Спрямовано 13,3 млн гривень на банківські рахунки сім’ям українських громадян,які незаконно позбавлені свободи російською федерацією. А 2,4 млн гривеньнадійшло звільненим з російського полону.</text:p>
      <text:p text:style-name="P4">
Про це <text:a xlink:type="simple" xlink:href="https://minre.gov.ua/2023/04/24/minreintegracziyi-pererahuvalo-shhe-157-mln-gryven-tym-hto-buv-chy-dosi-v-poloni/" text:style-name="Internet_20_link" text:visited-style-name="Visited_20_Internet_20_Link">
повідомляє</text:a>
 Міністерствоз питань реінтеграції тимчасово окупованих територій.</text:p>
      <text:p text:style-name="P4">
Таким чином, державну грошову допомогу по 100 тис. гривень отримали ще 133родини політв’язнів, цивільних заручників і військовополонених. А також — 24особи, які були звільнені з полону.</text:p>
      <text:p text:style-name="P4">
Зазначимо, що у січні-березні Мінреінтеграції перерахувало по 100 тис. гривеньдерждопомоги 226 звільненим з полону і 122 сім’ям полонених.</text:p>
      <text:p text:style-name="P4">
Source: <text:a xlink:type="simple" xlink:href="https://armyinform.com.ua/2023/04/24/pererahovano-majzhe16-mln-gryven-derzhdopomogy-tym-hto-buv-chy-dosi-v-poloni/" text:style-name="Internet_20_link" text:visited-style-name="Visited_20_Internet_20_Link">
https://armyinform.com.ua/2023/04/24/pererahovano-majzhe16-mln-gryven-derzhdopomogy-tym-hto-buv-chy-dosi-v-poloni/</text:a>
</text:p>
      <!--NEWS-->
      <text:h text:style-name="P10" text:outline-level="1">
<text:span text:style-name="T4">
Україна посилила заборону на використання символіки, пов’язаної з російським нацизмом</text:span>
</text:h>
      <text:p text:style-name="P4">
Author: ['АРМІЯINFORM']</text:p>
      <text:p text:style-name="P4">
Time: 2023-04-24T74:00:00-04:00</text:p>
      <text:p text:style-name="P4">
Description: Кабінет Міністрів України посилив заборону на використання символіки, пов'язано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borona.jpg" text:style-name="Internet_20_link" text:visited-style-name="Visited_20_Internet_20_Link">
zaborona.jpg</text:a>
']</text:p>
      <text:p text:style-name="P4">
Tags: ['STOPRUSSIA', 'АГРЕСІЯ РФ', 'КАБІНЕТ МІНІСТРІВ УКРАЇНИ']</text:p>
      <text:p text:style-name="P4">
Category: News</text:p>
      <!--METADATA-->
      <text:p text:style-name="P4">
<draw:frame draw:style-name="fr1" draw:name="Image257" text:anchor-type="as-char" svg:width="6.9236in" svg:height="3.894525in" draw:z-index="0">
<draw:image xlink:href="../Images/AРМІЯINFORM/2023-04-24T74-00-00-04-00/zaborona.jpg" xlink:type="simple" xlink:show="embed" xlink:actuate="onLoad" draw:mime-type="image/jpeg"/>
</draw:frame>
</text:p>
      <text:p text:style-name="P4">
Кабінет Міністрів України посилив заборону на використання символіки,пов'язаної з російським нацизмом.</text:p>
      <text:p text:style-name="P4">
Про це йдеться у відповідному <text:a xlink:type="simple" xlink:href="https://www.kmu.gov.ua/npas/pro-vnesennia-zminy-do-punktu-2-postanovy-kabine-a367" text:style-name="Internet_20_link" text:visited-style-name="Visited_20_Internet_20_Link">
рішенні</text:a>
 українського Уряду.</text:p>
      <text:p text:style-name="P4">
Постановою № 367 від 21 квітня 2023 року заборонено використання на номернихзнаках «символіки комуністичного тоталітарного режиму, націонал-соціалістичного (нацистського) тоталітарного режиму та воєнного вторгненняросійського нацистського тоталітарного режиму в Україну».</text:p>
      <text:p text:style-name="P4">
Source: <text:a xlink:type="simple" xlink:href="https://armyinform.com.ua/2023/04/24/ukrayina-posylyla-zaboronu-na-vykorystannya-symvoliky-povyazanoyi-z-rosijskym-naczyzmom/" text:style-name="Internet_20_link" text:visited-style-name="Visited_20_Internet_20_Link">
https://armyinform.com.ua/2023/04/24/ukrayina-posylyla-zaboronu-na-vykorystannya-symvoliky-povyazanoyi-z-rosijskym-naczyzmom/</text:a>
</text:p>
      <!--NEWS-->
      <text:h text:style-name="P10" text:outline-level="1">
<text:span text:style-name="T4">
25 квітня на дзвінки гарячої лінії відповідатиме командувач Сил тероборони ЗСУ</text:span>
</text:h>
      <text:p text:style-name="P4">
Author: ['АРМІЯINFORM']</text:p>
      <text:p text:style-name="P4">
Time: 2023-04-24T75:00:00-04:00</text:p>
      <text:p text:style-name="P4">
Description: 25 квітня з 13:00 до 14:00 за номером гарячої лінії 0 800 507 028 військовослужбовці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9-1.jpg" text:style-name="Internet_20_link" text:visited-style-name="Visited_20_Internet_20_Link">
1-59-1.jpg</text:a>
']</text:p>
      <text:p text:style-name="P4">
Tags: ['ГАРЯЧА ЛІНІЯ', 'ГЕНЕРАЛ-МАЙОР ІГОР ТАНЦЮРА', 'СИЛИ ТЕРИТОРІАЛЬНОЇ ОБОРОНИ']</text:p>
      <text:p text:style-name="P4">
Category: News</text:p>
      <!--METADATA-->
      <text:p text:style-name="P4">
<draw:frame draw:style-name="fr1" draw:name="Image258" text:anchor-type="as-char" svg:width="6.9236in" svg:height="4.615733in" draw:z-index="0">
<draw:image xlink:href="../Images/AРМІЯINFORM/2023-04-24T75-00-00-04-00/1-59-1.jpg" xlink:type="simple" xlink:show="embed" xlink:actuate="onLoad" draw:mime-type="image/jpeg"/>
</draw:frame>
</text:p>
      <text:p text:style-name="P4">
<text:span text:style-name="T4">
25 квітня з 13:00 до 14:00</text:span>
 за номером гарячої лінії <text:span text:style-name="T4">
0 800 507 02</text:span>
 8військовослужбовці Сил територіальної оборони ЗСУ та їхні рідні зможутьпоспілкуватися з командувачем Сил територіальної оборони ЗСУ генерал-майоромІгорем Танцюрою.</text:p>
      <text:p text:style-name="P4">
Про це<text:a xlink:type="simple" xlink:href="https://www.facebook.com/TerritorialDefenseForces/posts/pfbid0DAXawDEeFJHZxTe2CEvceevCTrEsSuiJ6HqiifA1nSV9cX3uKxMaHS69TkfQtBXXl" text:style-name="Internet_20_link" text:visited-style-name="Visited_20_Internet_20_Link">
повідомляє</text:a>
служба зв’язків з громадськістю Командування Сил територіальної оборони ЗСУ.</text:p>
      <text:p text:style-name="P4">
«Наша гаряча лінія працює щодня з початку лютого 2022. За цей час булоприйнято біля 90 тисяч дзвінків. Ми намагаємось вирішити кожне питання, ізяким до нас звертаються. Для нас дуже важливо підтримати кожного нашогобійця», — йдеться в повідомленні.</text:p>
      <text:p text:style-name="P4">
Source: <text:a xlink:type="simple" xlink:href="https://armyinform.com.ua/2023/04/24/25-kvitnya-na-dzvinky-garyachoyi-liniyi-vidpovidatyme-komanduvach-syl-teroborony-zsu/" text:style-name="Internet_20_link" text:visited-style-name="Visited_20_Internet_20_Link">
https://armyinform.com.ua/2023/04/24/25-kvitnya-na-dzvinky-garyachoyi-liniyi-vidpovidatyme-komanduvach-syl-teroborony-zsu/</text:a>
</text:p>
      <!--NEWS-->
      <text:h text:style-name="P10" text:outline-level="1">
<text:span text:style-name="T4">
На Сумщині внаслідок російського обстрілу загорівся житловий будинок — ОК «Північ»</text:span>
</text:h>
      <text:p text:style-name="P4">
Author: ['АРМІЯINFORM']</text:p>
      <text:p text:style-name="P4">
Time: 2023-04-24T76:00:00-04:00</text:p>
      <text:p text:style-name="P4">
Description: російські окупаційні війська двічі обстріляли прикордоння Сумської області зі ство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74102935-316-5.jpg" text:style-name="Internet_20_link" text:visited-style-name="Visited_20_Internet_20_Link">
630_360_1574102935-316-5.jpg</text:a>
']</text:p>
      <text:p text:style-name="P4">
Tags: ['ВОРОЖІ ОБСТРІЛИ', 'ОПЕРАТИВНЕ КОМАНДУВАННЯ «ПІВНІЧ»']</text:p>
      <text:p text:style-name="P4">
Category: News</text:p>
      <!--METADATA-->
      <text:p text:style-name="P4">
<draw:frame draw:style-name="fr1" draw:name="Image259" text:anchor-type="as-char" svg:width="6.9236in" svg:height="3.956343in" draw:z-index="0">
<draw:image xlink:href="../Images/AРМІЯINFORM/2023-04-24T76-00-00-04-00/630_360_1574102935-316-5.jpg" xlink:type="simple" xlink:show="embed" xlink:actuate="onLoad" draw:mime-type="image/jpeg"/>
</draw:frame>
</text:p>
      <text:p text:style-name="P4">
російські окупаційні війська двічі обстріляли прикордоння Сумської області зіствольної артилерії.</text:p>
      <text:p text:style-name="P4">
Про це <text:a xlink:type="simple" xlink:href="https://t.me/ok_pivnich1/2028" text:style-name="Internet_20_link" text:visited-style-name="Visited_20_Internet_20_Link">
повідомляє</text:a>
 оперативне командування«Північ».</text:p>
      <text:p text:style-name="P4">
«З <text:span text:style-name="T4">
14:00 до 14:15</text:span>
 зафіксовано 9 приходів, ймовірно зі ствольної артилерії,в районі населеного пункту Кучерівка», — йдеться в дописі.</text:p>
      <text:p text:style-name="P4">
За даними ДСНС, внаслідок обстрілу загорівся житловий будинок. На місціпрацюють рятувальники.</text:p>
      <text:p text:style-name="P4">
« <text:span text:style-name="T4">
13:51 до 14:10</text:span>
 зафіксовано 8 приходів, ймовірно зі ствольної артилерії,у район населеного пункту Шалигіне», — зазначили в командуванн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24/na-sumshhyni-unaslidok-rosijskogo-obstrilu-zagorivsya-zhytlovyj-budynok-ok-pivnich/" text:style-name="Internet_20_link" text:visited-style-name="Visited_20_Internet_20_Link">
https://armyinform.com.ua/2023/04/24/na-sumshhyni-unaslidok-rosijskogo-obstrilu-zagorivsya-zhytlovyj-budynok-ok-pivnich/</text:a>
</text:p>
      <!--NEWS-->
      <text:h text:style-name="P10" text:outline-level="1">
<text:span text:style-name="T4">
Українські захисники й захисниці подали заявки на отримання грантів для підприємництва на 21 млн грн</text:span>
</text:h>
      <text:p text:style-name="P4">
Author: ['АРМІЯINFORM']</text:p>
      <text:p text:style-name="P4">
Time: 2023-04-24T77:00:00-04:00</text:p>
      <text:p text:style-name="P4">
Description: За підсумками першої хвилі подачі заяв на гранти для ветеранів за програмою «Влас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erobota-1.jpg" text:style-name="Internet_20_link" text:visited-style-name="Visited_20_Internet_20_Link">
yerobota-1.jpg</text:a>
']</text:p>
      <text:p text:style-name="P4">
Tags: ['STOPRUSSIA', 'ВЛАСНА СПРАВА', 'ГРАНТИ', 'УЧАСНИКИ БОЙОВИХ ДІ']</text:p>
      <text:p text:style-name="P4">
Category: News</text:p>
      <!--METADATA-->
      <text:p text:style-name="P4">
<draw:frame draw:style-name="fr1" draw:name="Image260" text:anchor-type="as-char" svg:width="6.9236in" svg:height="3.894525in" draw:z-index="0">
<draw:image xlink:href="../Images/AРМІЯINFORM/2023-04-24T77-00-00-04-00/yerobota-1.jpg" xlink:type="simple" xlink:show="embed" xlink:actuate="onLoad" draw:mime-type="image/jpeg"/>
</draw:frame>
</text:p>
      <text:p text:style-name="P4">
За підсумками першої хвилі подачі заяв на гранти для ветеранів за програмою«Власна справа» 54 українських захисників та захисниць, а також другий зїхнього подружжя запросили грантових коштів на 21 мільйон гривень для стартуабо розвитку свого бізнесу.</text:p>
      <text:p text:style-name="P4">
Про це <text:a xlink:type="simple" xlink:href="https://www.kmu.gov.ua/news/yerobota-ukrainski-zakhysnyky-i-zakhysnytsi-podaly-zaiavky-na-otrymannia-hrantiv-vid-derzhavy-na-21-mln-hrn-dlia-pidpryiemnytstva" text:style-name="Internet_20_link" text:visited-style-name="Visited_20_Internet_20_Link">
повідомляє</text:a>
 Урядовий портал.</text:p>
      <text:p text:style-name="P4">
Відсьогодні, 24 квітня 2023 року, стартує друга хвиля подачі заяв.</text:p>
      <text:p text:style-name="P4">
«54 українських захисників та захисниць скористались можливістю отримати віддержави фінансову підтримку на розвиток власної справи та подали заявки награнти для ветеранів у першу хвилю. Максимальну суму гранту в 1 млн грнзапросили 5 заявників, 15 заяв надійшло від другого з подружжя ветерана награнт до 500 тисяч грн. Зазначу, що 80% заявників попросили гранти запрограмами, що передбачають співфінансування, тобто вони готові розділитивідповідальність з державою за розвиток свого бізнесу і планують вкласти усвій проєкт 30% власних коштів. Загалом ветерани запросили грантів на 21 млнгрн та мають намір реалізувати свої бізнес-проєкти вартістю понад 32 млн грн»,— зазначила заступниця міністра економіки України Тетяна Бережна.</text:p>
      <text:p text:style-name="P4">
Отримані грантові заявки впродовж наступних 15 робочих днів будутьопрацьовуватись Ощадбанком та Державною службою зайнятості, які перевірятимутьділову репутацію заявника та поданих ним документів, оцінюватимутьреалістичність його бізнес-плану, після чого він має пройти співбесіду зфахівцями центру зайнятості, за результатами якої ухвалюється рішення пронадання чи відмову у наданні гранту.</text:p>
      <text:p text:style-name="P4">
Заступник міністра нагадала, що програмами грантів для ветеранів передбаченонадання:</text:p>
      <ul>
        <li>
250 тисяч грн — для учасника бойових дій та/або особи з інвалідністю внаслідок війни за умови створення одного робочого місця;  * 500 тисяч грн — для дружини/чоловіка учасника бойових дій та/або особи з інвалідністю внаслідок війни за умови створення двох робочих місць;  * 1 млн грн — для учасника бойових дій та/або особи з інвалідністю внаслідок війни, які зареєстровані як ФОП не менше ніж 3 роки, за умови створення чотирьох робочих місць, мінімум 2 з яких займуть ветерани або особи з інвалідністю внаслідок війни.</li>
      </ul>
      <text:p text:style-name="P4">
Гранти у розмірі 500 тисяч грн та 1 млн грн надаються за умовиспівфінансування з отримувачем — 30% коштів вкладає в свою справу отримувачгранту, 70% коштів надасть держава у вигляді гранту.</text:p>
      <text:p text:style-name="P4">
Грантові кошти повертаються державі у вигляді сплачених податків і зборів впроцесі діяльності підприємця впродовж трьох років. Заявки на отримання грантуподаються через портал<text:a xlink:type="simple" xlink:href="https://diia.gov.ua/services/categories/biznesu/yerobota" text:style-name="Internet_20_link" text:visited-style-name="Visited_20_Internet_20_Link">
Дія</text:a>
 разом збізнес-планом.</text:p>
      <text:p text:style-name="P4">
Source: <text:a xlink:type="simple" xlink:href="https://armyinform.com.ua/2023/04/24/ukrayinski-zahysnyky-j-zahysnyczi-podaly-zayavky-na-otrymannya-grantiv-dlya-pidpryyemnycztva-na-21-mln-grn/" text:style-name="Internet_20_link" text:visited-style-name="Visited_20_Internet_20_Link">
https://armyinform.com.ua/2023/04/24/ukrayinski-zahysnyky-j-zahysnyczi-podaly-zayavky-na-otrymannya-grantiv-dlya-pidpryyemnycztva-na-21-mln-grn/</text:a>
</text:p>
      <!--NEWS-->
      <text:h text:style-name="P10" text:outline-level="1">
<text:span text:style-name="T4">
Мешканцю Бучанського району, який прославляв «кадирівців», загрожує до трьох років позбавлення волі</text:span>
</text:h>
      <text:p text:style-name="P4">
Author: ['АРМІЯINFORM']</text:p>
      <text:p text:style-name="P4">
Time: 2023-04-24T78:00:00-04:00</text:p>
      <text:p text:style-name="P4">
Description: До суду скеровано обвинувальний акт щодо мешканця Бучанського району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uchanecz.jpg" text:style-name="Internet_20_link" text:visited-style-name="Visited_20_Internet_20_Link">
buchanecz.jpg</text:a>
']</text:p>
      <text:p text:style-name="P4">
Tags: ['STOPRUSSIA', 'АГРЕСІЯ РФ', 'КОЛАБОРАНТ', 'ОФІС ГЕНЕРАЛЬНОГО ПРОКУРОРА']</text:p>
      <text:p text:style-name="P4">
Category: News</text:p>
      <!--METADATA-->
      <text:p text:style-name="P4">
<draw:frame draw:style-name="fr1" draw:name="Image261" text:anchor-type="as-char" svg:width="6.9236in" svg:height="3.894525in" draw:z-index="0">
<draw:image xlink:href="../Images/AРМІЯINFORM/2023-04-24T78-00-00-04-00/buchanecz.jpg" xlink:type="simple" xlink:show="embed" xlink:actuate="onLoad" draw:mime-type="image/jpeg"/>
</draw:frame>
</text:p>
      <text:p text:style-name="P4">
До суду скеровано обвинувальний акт щодо мешканця Бучанського району за фактомглорифікації осіб, які здійснюють збройну агресію рф проти України.</text:p>
      <text:p text:style-name="P4">
Про це <text:a xlink:type="simple" xlink:href="https://www.gp.gov.ua/ua/posts/vixvalyav-kadirivciv-yaki-zaxopili-ta-zruinuvali-borodyanku-suditimut-meskancya-bucanskogo-raionu" text:style-name="Internet_20_link" text:visited-style-name="Visited_20_Internet_20_Link">
повідомляє</text:a>
пресслужба Офісу Генерального прокурора України.</text:p>
      <text:p text:style-name="P4">
Розслідуванням встановлено, що обвинувачений у грудні 2022 року на вулиці водному із сіл Бучанського району голосно викрикував слова підтримки«кадирівцям». Він розповідав, що пишається тим, як вони захопилиадміністративні та житлові будівлі в Бородянці, а також спалили місцевийвідділ поліції.</text:p>
      <text:p text:style-name="P4">
Згідно з частиною 1 статті 436-2 Кримінального Кодексу України чоловіковізагрожує до трьох років позбавлення волі.</text:p>
      <text:p text:style-name="P4">
Source: <text:a xlink:type="simple" xlink:href="https://armyinform.com.ua/2023/04/24/meshkanczyu-buchanskogo-rajonu-yakyj-proslavlyav-kadyrivcziv-zagrozhuye-do-troh-rokiv-pozbavlennya-voli/" text:style-name="Internet_20_link" text:visited-style-name="Visited_20_Internet_20_Link">
https://armyinform.com.ua/2023/04/24/meshkanczyu-buchanskogo-rajonu-yakyj-proslavlyav-kadyrivcziv-zagrozhuye-do-troh-rokiv-pozbavlennya-voli/</text:a>
</text:p>
      <!--NEWS-->
      <text:h text:style-name="P10" text:outline-level="1">
<text:span text:style-name="T4">
Витяг про несудимість тепер можна отримати в Дії</text:span>
</text:h>
      <text:p text:style-name="P4">
Author: ['АРМІЯINFORM']</text:p>
      <text:p text:style-name="P4">
Time: 2023-04-24T79:00:00-04:00</text:p>
      <text:p text:style-name="P4">
Description: Відтепер отримати витяг про несудимість тепер можна онлайн через сервіс «Дія».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iya.jpg" text:style-name="Internet_20_link" text:visited-style-name="Visited_20_Internet_20_Link">
diya.jpg</text:a>
']</text:p>
      <text:p text:style-name="P4">
Tags: ['ВИТЯГ ПРО ВІДСУТНІСТЬ СУДИМОСТІ', 'ДІЯ']</text:p>
      <text:p text:style-name="P4">
Category: News</text:p>
      <!--METADATA-->
      <text:p text:style-name="P4">
<draw:frame draw:style-name="fr1" draw:name="Image262" text:anchor-type="as-char" svg:width="6.9236in" svg:height="3.642416in" draw:z-index="0">
<draw:image xlink:href="../Images/AРМІЯINFORM/2023-04-24T79-00-00-04-00/diya.jpg" xlink:type="simple" xlink:show="embed" xlink:actuate="onLoad" draw:mime-type="image/jpeg"/>
</draw:frame>
</text:p>
      <text:p text:style-name="P4">
Відтепер отримати витяг про несудимість тепер можна онлайн через сервіс «Дія».</text:p>
      <text:p text:style-name="P4">
Про це <text:a xlink:type="simple" xlink:href="https://t.me/mintsyfra/4003" text:style-name="Internet_20_link" text:visited-style-name="Visited_20_Internet_20_Link">
повідомляє</text:a>
 Міністерство цифровоїтрансформації.</text:p>
      <text:p text:style-name="P4">
Нова послуга доступна в застосунку для всіх користувачів, які досягли 14років.</text:p>
      <text:p text:style-name="P4">
Щоб отримати витяг про несудимість у Дії, потрібно:</text:p>
      <ul>
        <li>
у застосунку перейти в розділ Послуги;  * вибрати Довідки та витяги – Витяг про відсутність судимості;  * вибрати тип та мету запиту;  * заповнити дані про себе;  * надіслати запит.</li>
      </ul>
      <text:p text:style-name="P4">
Якщо інформація є в центральній базі даних і не потребує додаткової перевірки,то витяг формується автоматично. І ви одразу отримаєте його на телефон.</text:p>
      <text:p text:style-name="P4">
«Після того як скористалися послугою, оцініть її в Дії. Вам надійде push-сповіщення. Протягом 24 годин поставте смайлик у рейтингу з 1 до 5 таподіліться враженнями від сервісу. Ваші оцінки допомагають команді Діїстворювати ще зручніші послуги», — йдеться в повідомленні.</text:p>
      <text:p text:style-name="P4">
Source: <text:a xlink:type="simple" xlink:href="https://armyinform.com.ua/2023/04/24/vytyag-pro-nesudymist-teper-mozhna-otrymaty-v-diyi/" text:style-name="Internet_20_link" text:visited-style-name="Visited_20_Internet_20_Link">
https://armyinform.com.ua/2023/04/24/vytyag-pro-nesudymist-teper-mozhna-otrymaty-v-diyi/</text:a>
</text:p>
      <!--NEWS-->
      <text:h text:style-name="P10" text:outline-level="1">
<text:span text:style-name="T4">
Україна цінує кожну передану нам Естонією одиницю зброї — Володимир Зеленський</text:span>
</text:h>
      <text:p text:style-name="P4">
Author: ['АРМІЯINFORM']</text:p>
      <text:p text:style-name="P4">
Time: 2023-04-24T80:00:00-04:00</text:p>
      <text:p text:style-name="P4">
Description: Під час робочої поїздки в Житомирс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fae74cbe8f24c053fb7657dd94777d9_1682338857_extra_large-1.jpeg" text:style-name="Internet_20_link" text:visited-style-name="Visited_20_Internet_20_Link">
7fae74cbe8f24c053fb7657dd94777d9_1682338857_extra_large-1.jpeg</text:a>
', '<text:a xlink:type="simple" xlink:href="https://armyinform.com.ua/wp-content/uploads/2023/04/102.jpg" text:style-name="Internet_20_link" text:visited-style-name="Visited_20_Internet_20_Link">
102.jpg</text:a>
', '<text:a xlink:type="simple" xlink:href="https://armyinform.com.ua/wp-content/uploads/2023/04/103-1.jpg" text:style-name="Internet_20_link" text:visited-style-name="Visited_20_Internet_20_Link">
103-1.jpg</text:a>
', '<text:a xlink:type="simple" xlink:href="https://armyinform.com.ua/wp-content/uploads/2023/04/104.jpg" text:style-name="Internet_20_link" text:visited-style-name="Visited_20_Internet_20_Link">
104.jpg</text:a>
', '<text:a xlink:type="simple" xlink:href="https://armyinform.com.ua/wp-content/uploads/2023/04/105.jpg" text:style-name="Internet_20_link" text:visited-style-name="Visited_20_Internet_20_Link">
105.jpg</text:a>
']</text:p>
      <text:p text:style-name="P4">
Tags: ['ВОЛОДИМИР ЗЕЛЕНСЬКИЙ', 'ДОПОМОГА ПАРТНЕРІВ', 'ЕСТОНІЯ', 'КАЯ КАЛЛАС', 'ПРЕЗИДЕНТ УКРАЇНИ', 'СВІТ ПІДТРИМУЄ УКРАЇНУ']</text:p>
      <text:p text:style-name="P4">
Category: News</text:p>
      <!--METADATA-->
      <text:p text:style-name="P4">
<draw:frame draw:style-name="fr1" draw:name="Image263" text:anchor-type="as-char" svg:width="6.9236in" svg:height="4.617948in" draw:z-index="0">
<draw:image xlink:href="../Images/AРМІЯINFORM/2023-04-24T80-00-00-04-00/7fae74cbe8f24c053fb7657dd94777d9_1682338857_extra_large-1.jpeg" xlink:type="simple" xlink:show="embed" xlink:actuate="onLoad" draw:mime-type="image/jpeg"/>
</draw:frame>
</text:p>
      <text:p text:style-name="P4">
Під час робочої поїздки в Житомирську область Президент України ВолодимирЗеленський провів зустріч із Прем’єр-міністром Естонської Республіки КаєюКаллас, яка прибула в нашу країну з візитом.</text:p>
      <text:p text:style-name="P4">
Про це <text:a xlink:type="simple" xlink:href="https://www.president.gov.ua/news/estoniya-mozhe-buti-vpevnenoyu-sho-peremoga-ukrayini-u-vijni-82449" text:style-name="Internet_20_link" text:visited-style-name="Visited_20_Internet_20_Link">
повідомляє</text:a>
 Офіс Президента України.</text:p>
      <text:p text:style-name="P4">
Вітаючи голову естонського уряду в Україні, Володимир Зеленський зазначив, щоКая Каллас — справжня лідерка й захисниця нашої спільної європейської свободи.</text:p>
      <text:p text:style-name="P4">
«Якби кожен із лідерів та кожна з держав так само сумлінно ставилися дозахисту нашої спільної свободи на континенті, агресія росії уже б зазналаочевидної поразки», — сказав Президент під час спілкування з представникамиЗМІ за результатами переговорів із Каєю Каллас у Житомирі.</text:p>
      <text:p text:style-name="P4">
Глава держави висловив подяку Прем’єр-міністру та всьому естонському народу защиру й надзвичайно вчасну підтримку оборони України.</text:p>
      <text:p text:style-name="P4">
<draw:frame draw:style-name="fr1" draw:name="Image264" text:anchor-type="as-char" svg:width="6.9236in" svg:height="4.617948in" draw:z-index="0">
<draw:image xlink:href="../Images/AРМІЯINFORM/2023-04-24T80-00-00-04-00/102.jpg" xlink:type="simple" xlink:show="embed" xlink:actuate="onLoad" draw:mime-type="image/jpeg"/>
</draw:frame>
</text:p>
      <text:p text:style-name="P4">
«В перерахунку на душу населення допомога Естонії для нашого захисту — одна знайбільших у світі. Україна цінує кожну передану нам Естонією одиницю зброї.Особливо я хотів би відзначити рішення Естонії передати всі наявні в неїгаубиці 122-го та 155-го калібрів. Дякую Естонії й вам особисто, Прем’єр-міністре, за ініціативу щодо спільних європейських прямих закупівель зброї табоєприпасів, яка передбачає надання членами Євросоюзу Україні одного мільйонаснарядів 155-міліметрового калібру», — зазначив Володимир Зеленський.</text:p>
      <text:p text:style-name="P4">
Він також подякував Естонії за допомогу в лікуванні, протезуванні тареабілітації українських воїнів після поранень, яких вони зазнали на полі бою.Крім того, Естонія передала вже третій військовий мобільний шпиталь дляоперативного надання медичної допомоги на фронті.</text:p>
      <text:p text:style-name="P4">
Президент України високо відзначив співпрацю з Естонією в питаннікібербезпеки.</text:p>
      <text:p text:style-name="P4">
«Українці завжди пам’ятатимуть, якою вагомою стала ваша підтримка. Естоніяможе бути впевненою, що наша українська перемога в цій війні буде надійноюгарантією історичного результату для всіх абсолютно народів Європи, зокремадля естонського народу. Після нашої перемоги російський реваншизм ніколи зновуне ламатиме життя будь-якої людини у Європі», — наголосив Глава держави.</text:p>
      <text:p text:style-name="P4">
Під час переговорів співрозмовники зосередили увагу на посиленні можливостейУкраїни на передовій.</text:p>
      <text:p text:style-name="P4">
<draw:frame draw:style-name="fr1" draw:name="Image265" text:anchor-type="as-char" svg:width="6.9236in" svg:height="4.617948in" draw:z-index="0">
<draw:image xlink:href="../Images/AРМІЯINFORM/2023-04-24T80-00-00-04-00/103-1.jpg" xlink:type="simple" xlink:show="embed" xlink:actuate="onLoad" draw:mime-type="image/jpeg"/>
</draw:frame>
</text:p>
      <text:p text:style-name="P4">
«Важливо, щоб усі наші партнери зараз були максимально рішучими й максимальношвидкими в постачанні обіцяної допомоги, особливо зброї. Щоб ми моглимаксимально прискорити завершення цієї війни — звільнити нашу землю тавідновити повну силу міжнародного права», — сказав Володимир Зеленський.</text:p>
      <text:p text:style-name="P4">
Сторони також обговорили політичну взаємодію й рух України до набуттяповноправного членства у Євросоюзі та НАТО.</text:p>
      <text:p text:style-name="P4">
«Сьогодні ми обговорили наші очікування від Вільнюського саміту НАТО. Заразсаме той час, коли Альянс потребує амбітних рішень. Надійна безпека у Європіможе ґрунтуватися лише на повній визначеності у відносинах на східному фланзіНАТО, передусім у відносинах між Україною й НАТО. Потрібне позитивне політичнерішення Альянсу щодо вступу України, і я дякую Естонії за підтримку саметакого посилення НАТО й за фіксацію в підписаній нами декларації нашоїспільної мети», — зазначив Президент.</text:p>
      <text:p text:style-name="P4">
Під час зустрічі йшлося й про відбудову України. Як повідомив ВолодимирЗеленський, Естонія стала першою державою, яка почала практичне відновленняукраїнського регіону — Житомирської області. Це може стати прикладом для іншихпартнерів.</text:p>
      <text:p text:style-name="P4">
«Впевнений: багато зробимо разом. Я сьогодні порушив питання щодоструктуризації допомоги щодо відбудови, зокрема створення відповідногопредставництва, офісу тут, на Житомирщині», — розповів Глава держави.</text:p>
      <text:p text:style-name="P4">
Він також висловив подяку Естонії за принциповість у питанні посилення санкційза агресію росії та у питанні щодо притягнення до відповідальної держави-терориста за скоєне в Україні.</text:p>
      <text:p text:style-name="P4">
За визначні особисті заслуги у зміцненні українсько-естонського міждержавногоспівробітництва, підтримку суверенітету й територіальної цілісності УкраїниПрезидент нагородив Каю Каллас орденом князя Ярослава Мудрого II ступеня.</text:p>
      <text:p text:style-name="P4">
<draw:frame draw:style-name="fr1" draw:name="Image266" text:anchor-type="as-char" svg:width="6.9236in" svg:height="4.617948in" draw:z-index="0">
<draw:image xlink:href="../Images/AРМІЯINFORM/2023-04-24T80-00-00-04-00/104.jpg" xlink:type="simple" xlink:show="embed" xlink:actuate="onLoad" draw:mime-type="image/jpeg"/>
</draw:frame>
</text:p>
      <text:p text:style-name="P4">
«Для мене честь сьогодні вручити вам від імені всіх українців спеціальнунагороду — це орден Ярослава Мудрого. Дякую за те, що нову історію ЄвропиУкраїна й ваш народ, ваша держава — ми створюємо це разом», — сказав ВолодимирЗеленський.</text:p>
      <text:p text:style-name="P4">
Зі свого боку Кая Каллас подякувала Главі держави та всьому українськомународові за визнання. Вона зауважила, що її перший закордонний візит на посадіголови естонського уряду саме в Україну символізує підтримку Естонієюукраїнського народу.</text:p>
      <text:p text:style-name="P4">
«Як ви правильно зазначили, свобода має подолати тиранію — це наше спільнезавдання і наш фокус номер один», — наголосила вона.</text:p>
      <text:p text:style-name="P4">
Очільниця уряду Естонії акцентувала, що допомога озброєнням, боєприпасами танавчання українських військових мають тривати у достатніх масштабах, щобУкраїна перемогла в цій війні.</text:p>
      <text:p text:style-name="P4">
«Саме тому я запропонувала Європейському Союзу спільну закупівлюартилерійських снарядів для України, щоб відправити їх безпосередньо. Рішеннябуло ухвалене в березні, і зараз нам потрібно переконатися, що воно буденалежним чином виконане», — додала Кая Каллас.</text:p>
      <text:p text:style-name="P4">
Прем’єр-міністр зауважила, що минулого тижня естонський уряд ухвалив рішеннявідправити артилерійські снаряди в Україну, і висловила сподівання, щонезабаром це зроблять і інші країни ЄС.</text:p>
      <text:p text:style-name="P4">
<draw:frame draw:style-name="fr1" draw:name="Image267" text:anchor-type="as-char" svg:width="6.9236in" svg:height="4.617948in" draw:z-index="0">
<draw:image xlink:href="../Images/AРМІЯINFORM/2023-04-24T80-00-00-04-00/105.jpg" xlink:type="simple" xlink:show="embed" xlink:actuate="onLoad" draw:mime-type="image/jpeg"/>
</draw:frame>
</text:p>
      <text:p text:style-name="P4">
«Ми віримо у вашу перемогу. Ми віримо в Україну, яка процвітатиме, зліберальною демократією, вільною ринковою економікою та належністю доєвроатлантичної спільноти. Ваша боротьба, ваші жертви чітко показали, що шляхдо миру — це усунення „сірих зон“ у європейській безпеці», — зазначила вона.</text:p>
      <text:p text:style-name="P4">
«Задля миру у Європі нам потрібна Україна у Європейському Союзі й у НАТО. І цетакож посил спільної декларації, яку ми щойно підписали», — сказала головауряду Естонії.</text:p>
      <text:p text:style-name="P4">
Вона також наголосила на тому, що російські керманичі й виконавці мають бутипритягнуті до відповідальності за злочин агресії проти України та незаконнудепортацію наших громадян.</text:p>
      <text:p text:style-name="P4">
Кая Каллас висловила подяку за запрошення відвідати Житомирщину, на відбудовіякої сфокусується Естонія. Серед об’єктів, які відновлюють із допомогоюЕстонії, — дитячий садок в Овручі та низка інших соціальних таінфраструктурних об’єктів.</text:p>
      <text:p text:style-name="P4">
Очільниця естонського уряду висловила сподівання, що відбудова разом зреформами та євроінтеграцією створять можливості для швидкого економічногозростання й дадуть Україні змогу стати однією з найуспішніших економік Європи.</text:p>
      <text:p text:style-name="P4">
Source: <text:a xlink:type="simple" xlink:href="https://armyinform.com.ua/2023/04/24/ukrayina-czinuye-kozhnu-peredanu-nam-estoniyeyu-odynyczyu-zbroyi-prezydent-ukrayiny/" text:style-name="Internet_20_link" text:visited-style-name="Visited_20_Internet_20_Link">
https://armyinform.com.ua/2023/04/24/ukrayina-czinuye-kozhnu-peredanu-nam-estoniyeyu-odynyczyu-zbroyi-prezydent-ukrayiny/</text:a>
</text:p>
      <!--NEWS-->
      <text:h text:style-name="P10" text:outline-level="1">
<text:span text:style-name="T4">
Працюємо над звільненням із полону як військових, так і цивільних — Президент України</text:span>
</text:h>
      <text:p text:style-name="P4">
Author: ['АРМІЯINFORM']</text:p>
      <text:p text:style-name="P4">
Time: 2023-04-24T81:00:00-04:00</text:p>
      <text:p text:style-name="P4">
Description: Президент України Володимир Зеленський повідомив, що з російського полону вже звільн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ezydent-zvilnennya-polonenyh.jpg" text:style-name="Internet_20_link" text:visited-style-name="Visited_20_Internet_20_Link">
prezydent-zvilnennya-polonenyh.jpg</text:a>
']</text:p>
      <text:p text:style-name="P4">
Tags: ['STOPRUSSIA', 'АГРЕСІЯ РФ', 'ВОЛОДИМИР ЗЕЛЕНСЬКИЙ', 'ВТОРГНЕННЯ РФ', 'ЗВІЛЬНЕННЯ ВІЙСЬКОВОПОЛОНЕНИХ', 'ПРЕЗИДЕНТ УКРАЇНИ']</text:p>
      <text:p text:style-name="P4">
Category: News</text:p>
      <!--METADATA-->
      <text:p text:style-name="P4">
<draw:frame draw:style-name="fr1" draw:name="Image268" text:anchor-type="as-char" svg:width="6.9236in" svg:height="4.617948in" draw:z-index="0">
<draw:image xlink:href="../Images/AРМІЯINFORM/2023-04-24T81-00-00-04-00/prezydent-zvilnennya-polonenyh.jpg" xlink:type="simple" xlink:show="embed" xlink:actuate="onLoad" draw:mime-type="image/jpeg"/>
</draw:frame>
</text:p>
      <text:p text:style-name="P4">
Президент України Володимир Зеленський повідомив, що з російського полону вжезвільнено понад 2230 осіб, і Україна постійно працює задля визволення всіхвійськовослужбовців і цивільних громадян, які досі перебувають у неволі.</text:p>
      <text:p text:style-name="P4">
Відповідаючи на запитання представників ЗМІ після зустрічі з Прем’єр-міністромЕстонії Каєю Каллас у Житомирі, Глава держави зазначив, що з полону звільнено2238 осіб, із яких 140 — цивільні.</text:p>
      <text:p text:style-name="P4">
За словами Володимира Зеленського, Об’єднаний центр із координації пошуку тазвільнення незаконно позбавлених волі осіб внаслідок збройної агресії рффункціонує в цілодобовому режимі.</text:p>
      <text:p text:style-name="P4">
«Працюємо над звільненням як військових, так і цивільних. Авжеж катуваннявідбуваються, передусім щодо героїв нашої держави, тих, хто захищав. Мипрацюємо постійно й продовжуватимемо це робити», — наголосив ПрезидентУкраїни.</text:p>
      <text:p text:style-name="P4">
<text:span text:style-name="T5">
Джерело:<text:a xlink:type="simple" xlink:href="https://www.president.gov.ua/news/prezident-ukrayini-pracyuyemo-nad-zvilnennyam-iz-polonu-yak-82453" text:style-name="Internet_20_link" text:visited-style-name="Visited_20_Internet_20_Link">
Офіс ПрезидентаУкраїни</text:a>
</text:span>
</text:p>
      <text:p text:style-name="P4">
Source: <text:a xlink:type="simple" xlink:href="https://armyinform.com.ua/2023/04/24/praczyuyemo-nad-zvilnennyam-iz-polonu-yak-vijskovyh-tak-i-czyvilnyh-prezydent-ukrayiny/" text:style-name="Internet_20_link" text:visited-style-name="Visited_20_Internet_20_Link">
https://armyinform.com.ua/2023/04/24/praczyuyemo-nad-zvilnennyam-iz-polonu-yak-vijskovyh-tak-i-czyvilnyh-prezydent-ukrayiny/</text:a>
</text:p>
      <!--NEWS-->
      <text:h text:style-name="P10" text:outline-level="1">
<text:span text:style-name="T4">
Укрзалізниця відновлює сполучення до Покровська</text:span>
</text:h>
      <text:p text:style-name="P4">
Author: ['АРМІЯINFORM']</text:p>
      <text:p text:style-name="P4">
Time: 2023-04-24T82: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ukrzaliznyczya.jpg" text:style-name="Internet_20_link" text:visited-style-name="Visited_20_Internet_20_Link">
ukrzaliznyczya.jpg</text:a>
']</text:p>
      <text:p text:style-name="P4">
Tags: ['STOPRUSSIA', 'АГРЕСІЯ РФ', 'ВІЙНА', 'ВТОРГНЕННЯ РФ', 'УКРЗАЛІЗНИЦЯ']</text:p>
      <text:p text:style-name="P4">
Category: News</text:p>
      <!--METADATA-->
      <text:p text:style-name="P4">
<draw:frame draw:style-name="fr1" draw:name="Image269" text:anchor-type="as-char" svg:width="6.9236in" svg:height="3.896998in" draw:z-index="0">
<draw:image xlink:href="../Images/AРМІЯINFORM/2023-04-24T82-00-00-04-00/ukrzaliznyczya.jpg" xlink:type="simple" xlink:show="embed" xlink:actuate="onLoad" draw:mime-type="image/jpeg"/>
</draw:frame>
</text:p>
      <text:p text:style-name="P4">
Про це <text:a xlink:type="simple" xlink:href="https://minre.gov.ua/2023/04/24/ukrzaliznyczya-vidnovlyuye-spoluchennya-do-pokrovska/" text:style-name="Internet_20_link" text:visited-style-name="Visited_20_Internet_20_Link">
повідомляє</text:a>
 Міністерство з питань реінтеграціїтимчасово окупованих територій України.</text:p>
      <text:p text:style-name="P4">
Уперше з початку широкомасштабної війни національний перевізник відкриваєпродаж квитків на регулярні рейси з міста Покровськ, що на Донеччині.</text:p>
      <text:p text:style-name="P4">
Раніше звідти курсували лише евакуаційні поїзди. А квитки продавалися виключнона рейси з Покровська до Львова та Києва й на приміське сполучення з Дніпром.</text:p>
      <text:p text:style-name="P4">
<text:span text:style-name="T4">
З 28 квітня розпочнуть курсувати безпересадкові групи вагонів у складіврейсів:</text:span>
</text:p>
      <ul>
        <li>
86/234-233/85 Львів — Покровськ — Львів</li>
      </ul>
      <text:p text:style-name="P4">
<text:span text:style-name="T4">
Відправлення зі Львова щоденно о 10:40, прибуття до Покровська о 13:00.Зворотний рейс о 14:15 із прибуттям о 12:44.</text:span>
</text:p>
      <ul>
        <li>
80/234-233/79 Київ — Покровськ — Київ</li>
      </ul>
      <text:p text:style-name="P4">
Відправлення зі столиці щоденно о 23:05, прибуття до Покровська о 13:00. Узворотному напрямку потяг вирушить о 14:15 і прибуде о 05:54.</text:p>
      <text:p text:style-name="P4">
Source: <text:a xlink:type="simple" xlink:href="https://armyinform.com.ua/2023/04/24/ukrzaliznyczya-vidnovlyuye-spoluchennya-do-pokrovska/" text:style-name="Internet_20_link" text:visited-style-name="Visited_20_Internet_20_Link">
https://armyinform.com.ua/2023/04/24/ukrzaliznyczya-vidnovlyuye-spoluchennya-do-pokrovska/</text:a>
</text:p>
      <!--NEWS-->
      <text:h text:style-name="P10" text:outline-level="1">
<text:span text:style-name="T4">
Ворог продовжує застосовувати тактику прикриття своїх військових об’єктів мирним населенням — Наталія Гуменюк</text:span>
</text:h>
      <text:p text:style-name="P4">
Author: ['АРМІЯINFORM']</text:p>
      <text:p text:style-name="P4">
Time: 2023-04-24T83:00:00-04:00</text:p>
      <text:p text:style-name="P4">
Description: Як розповіла в ефірі телемарафону «Єдині новини» началь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nataliya-gumenyuk-e1672058964734-1.jpg" text:style-name="Internet_20_link" text:visited-style-name="Visited_20_Internet_20_Link">
2-nataliya-gumenyuk-e1672058964734-1.jpg</text:a>
']</text:p>
      <text:p text:style-name="P4">
Tags: ['STOPRUSSIA', 'АГРЕСІЯ РФ', 'ВІЙНА', 'ВТОРГНЕННЯ РФ', 'НАТАЛІЯ ГУМЕНЮК']</text:p>
      <text:p text:style-name="P4">
Category: News</text:p>
      <!--METADATA-->
      <text:p text:style-name="P4">
<draw:frame draw:style-name="fr1" draw:name="Image270" text:anchor-type="as-char" svg:width="6.9236in" svg:height="4.206087in" draw:z-index="0">
<draw:image xlink:href="../Images/AРМІЯINFORM/2023-04-24T83-00-00-04-00/2-nataliya-gumenyuk-e1672058964734-1.jpg" xlink:type="simple" xlink:show="embed" xlink:actuate="onLoad" draw:mime-type="image/jpeg"/>
</draw:frame>
</text:p>
      <text:p text:style-name="P4">
Як розповіла в ефірі<text:a xlink:type="simple" xlink:href="https://www.youtube.com/watch" text:style-name="Internet_20_link" text:visited-style-name="Visited_20_Internet_20_Link">
телемарафону</text:a>
 «Єдині новини»начальник об’єднаного пресцентру Сил оборони півдня України капітан 1 рангуНаталія Гуменюк, на південному напрямку ворог постійно маневрує та вишукуємісця для розташування й базування як своєї живої сили, так і техніки.</text:p>
      <text:p text:style-name="P4">
— Крім того, противник не припиняє будувати оборонні споруди та облаштовуватиїх в інженерному сенсі. Туди ж він перевозить наших цивільних мешканців задляреалізації ганебної тактики щодо прикриття своїх військових об’єктів мирнимнаселенням, — повідомила Наталія Гуменюк.</text:p>
      <text:p text:style-name="P4">
Капітан 1 рангу Наталія Гуменюк також наголосила, що російські окупаційнівійська продовжують обстрілювати правобережжя України, використовуючи прицьому керовані авіаційні бомби, та за допомогою своїх безпілотниківнамагаються проводити розвідку наших позицій з метою дізнатися про те, на які«сюрпризи» та з якого боку їм чекати найближчим часом.</text:p>
      <text:p text:style-name="P4">
Source: <text:a xlink:type="simple" xlink:href="https://armyinform.com.ua/2023/04/24/vorog-prodovzhuye-zastosovuvaty-taktyku-prykryttya-svoyih-vijskovyh-obyektiv-myrnym-naselennyam-nataliya-gumenyuk/" text:style-name="Internet_20_link" text:visited-style-name="Visited_20_Internet_20_Link">
https://armyinform.com.ua/2023/04/24/vorog-prodovzhuye-zastosovuvaty-taktyku-prykryttya-svoyih-vijskovyh-obyektiv-myrnym-naselennyam-nataliya-gumenyuk/</text:a>
</text:p>
      <!--NEWS-->
      <text:h text:style-name="P10" text:outline-level="1">
<text:span text:style-name="T4">
Подружжя військових медиків отримало звання заслужених лікарів України</text:span>
</text:h>
      <text:p text:style-name="P4">
Author: ['АРМІЯINFORM']</text:p>
      <text:p text:style-name="P4">
Time: 2023-04-24T84:00:00-04:00</text:p>
      <text:p text:style-name="P4">
Description: Лікарі з великої літери. Ольга та Андрій Свист сьогодні отримали звання заслуж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jpg" text:style-name="Internet_20_link" text:visited-style-name="Visited_20_Internet_20_Link">
33.jpg</text:a>
', '<text:a xlink:type="simple" xlink:href="https://armyinform.com.ua/wp-content/uploads/2023/04/31.jpg" text:style-name="Internet_20_link" text:visited-style-name="Visited_20_Internet_20_Link">
31.jpg</text:a>
', '<text:a xlink:type="simple" xlink:href="https://armyinform.com.ua/wp-content/uploads/2023/04/32.jpg" text:style-name="Internet_20_link" text:visited-style-name="Visited_20_Internet_20_Link">
32.jpg</text:a>
', '<text:a xlink:type="simple" xlink:href="https://armyinform.com.ua/wp-content/uploads/2023/04/35.jpg" text:style-name="Internet_20_link" text:visited-style-name="Visited_20_Internet_20_Link">
35.jpg</text:a>
']</text:p>
      <text:p text:style-name="P4">
Tags: ['ВІЙСЬКОВІ МЕДИКИ', 'ЗАСЛУЖЕНИЙ ЛІКАР УКРАЇНИ', 'МІНІСТЕРСТВО ОХОРОНИ ЗДОРОВ’Я УКРАЇНИ', 'УКРАЇНСЬКИЙ НАРОД НЕПЕРЕМОЖНИЙ']</text:p>
      <text:p text:style-name="P4">
Category: News</text:p>
      <!--METADATA-->
      <text:p text:style-name="P4">
<draw:frame draw:style-name="fr1" draw:name="Image271" text:anchor-type="as-char" svg:width="6.9236in" svg:height="4.621503in" draw:z-index="0">
<draw:image xlink:href="../Images/AРМІЯINFORM/2023-04-24T84-00-00-04-00/33.jpg" xlink:type="simple" xlink:show="embed" xlink:actuate="onLoad" draw:mime-type="image/jpeg"/>
</draw:frame>
</text:p>
      <text:p text:style-name="P4">
Лікарі з великої літери. Ольга та Андрій Свист сьогодні отримали званнязаслужених лікарів України!</text:p>
      <text:p text:style-name="P4">
Про це <text:a xlink:type="simple" xlink:href="https://www.facebook.com/moz.ukr/posts/pfbid0YDjXUyWmWPsk5hYRqpvGcW8iAs1PyVAQCXo85nxnDdM8SKiMbx4vrtp4JLgkXYFwl" text:style-name="Internet_20_link" text:visited-style-name="Visited_20_Internet_20_Link">
йдеться вповідомленні</text:a>
Міністерства охорони здоров’я України.</text:p>
      <text:p text:style-name="P4">
У перші дні широкомасштабної війни вони, не вагаючись, поїхали в Бучу — туди,де були найбільше потрібні. Андрій проводив надскладні кількагодинні операції,витягуючи уламки та кулі. Ольга визначала тяжкість уражень, лікувала дітейпісля операцій, працювала з волонтерами, формувала перелік необхіднихмедикаментів тощо.</text:p>
      <text:p text:style-name="P4">
<draw:frame draw:style-name="fr1" draw:name="Image272" text:anchor-type="as-char" svg:width="6.9236in" svg:height="4.621503in" draw:z-index="0">
<draw:image xlink:href="../Images/AРМІЯINFORM/2023-04-24T84-00-00-04-00/31.jpg" xlink:type="simple" xlink:show="embed" xlink:actuate="onLoad" draw:mime-type="image/jpeg"/>
</draw:frame>
</text:p>
      <text:p text:style-name="P4">
Вони працювали майже цілодобово. Без належних операційних, без обладнання, підпостійними обстрілами та в небезпеці. Готували на вулиці. Освітлювали палатиліхтариками, щоб не потрапити під ворожий вогонь.</text:p>
      <text:p text:style-name="P4">
Коли прийшов час — евакуювали понад 50 пацієнтів автобусами. Їхали 20кілометрів понад 7 годин! Подбали, щоб усіх евакуйованих розмістили вмедзакладах Києва. А через 2 дні після їхньої евакуації Бучу зайняв ворог…</text:p>
      <text:p text:style-name="P4">
<draw:frame draw:style-name="fr1" draw:name="Image273" text:anchor-type="as-char" svg:width="6.9236in" svg:height="4.621503in" draw:z-index="0">
<draw:image xlink:href="../Images/AРМІЯINFORM/2023-04-24T84-00-00-04-00/32.jpg" xlink:type="simple" xlink:show="embed" xlink:actuate="onLoad" draw:mime-type="image/jpeg"/>
</draw:frame>
</text:p>
      <text:p text:style-name="P4">
Сьогодні це неймовірне подружжя боронить Україну в лавах ЗСУ.</text:p>
      <text:p text:style-name="P4">
Ольга — офіцер, начмед однієї з військових частин. Андрій — бойовий медик,він намагався перевестися у бойову частину на схід, але доля вирішила інакше— нейрохірург повернувся до улюбленої справи — він оперуватиме пораненихвоїнів.</text:p>
      <text:p text:style-name="P4">
<draw:frame draw:style-name="fr1" draw:name="Image274" text:anchor-type="as-char" svg:width="6.9236in" svg:height="4.621503in" draw:z-index="0">
<draw:image xlink:href="../Images/AРМІЯINFORM/2023-04-24T84-00-00-04-00/35.jpg" xlink:type="simple" xlink:show="embed" xlink:actuate="onLoad" draw:mime-type="image/jpeg"/>
</draw:frame>
</text:p>
      <text:p text:style-name="P4">
Це честь — вручати нагороди таким людям. Неймовірна історія неймовірних людей.</text:p>
      <text:p text:style-name="P4">
Низький уклін героям за їхню роботу!</text:p>
      <text:p text:style-name="P4">
Source: <text:a xlink:type="simple" xlink:href="https://armyinform.com.ua/2023/04/24/podruzhzhya-vijskovyh-medykiv-otrymalo-zvannya-zasluzhenyh-likariv-ukrayiny/" text:style-name="Internet_20_link" text:visited-style-name="Visited_20_Internet_20_Link">
https://armyinform.com.ua/2023/04/24/podruzhzhya-vijskovyh-medykiv-otrymalo-zvannya-zasluzhenyh-likariv-ukrayiny/</text:a>
</text:p>
      <!--NEWS-->
      <text:h text:style-name="P10" text:outline-level="1">
<text:span text:style-name="T4">
Сили оборони України знищили ворожий ЗРК та дві станції РЕБ</text:span>
</text:h>
      <text:p text:style-name="P4">
Author: ['АРМІЯINFORM']</text:p>
      <text:p text:style-name="P4">
Time: 2023-04-24T85:00:00-04:00</text:p>
      <text:p text:style-name="P4">
Description: Авіація Сил оборони за добу завдала 6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text:p>
      <text:p text:style-name="P4">
Category: News</text:p>
      <!--METADATA-->
      <text:p text:style-name="P4">
<draw:frame draw:style-name="fr1" draw:name="Image275" text:anchor-type="as-char" svg:width="6.9236in" svg:height="5.185007in" draw:z-index="0">
<draw:image xlink:href="../Images/AРМІЯINFORM/2023-04-24T85-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6 ударів по районах зосередження особовогоскладу та військової техніки окупантів. Також збито 2 ворожих розвідувальнихБПЛА різних типів.</text:p>
      <text:p text:style-name="P4">
Про це<text:a xlink:type="simple" xlink:href="https://www.facebook.com/GeneralStaff.ua/posts/pfbid02v5fPoxj8Hcjnj6XDyN6ZahdA1L6LjrgF1rKSaRmbPGPNHXyjo9VZ2C4qHL6gXCtw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зенітно-ракетнийкомплекс та 2 станції радіоелектронної боротьби противника», — йдеться вповідомленні Генштабу ЗСУ.</text:p>
      <text:p text:style-name="P4">
Source: <text:a xlink:type="simple" xlink:href="https://armyinform.com.ua/2023/04/24/sylamy-oborony-ukrayiny-znyshheni-vorozhyj-zrk-ta-dvi-stancziyi-reb/" text:style-name="Internet_20_link" text:visited-style-name="Visited_20_Internet_20_Link">
https://armyinform.com.ua/2023/04/24/sylamy-oborony-ukrayiny-znyshheni-vorozhyj-zrk-ta-dvi-stancziyi-reb/</text:a>
</text:p>
      <!--NEWS-->
      <text:h text:style-name="P10" text:outline-level="1">
<text:span text:style-name="T4">
Противник веде наступальні дії на трьох напрямках — оперативна інформація Генштабу ЗСУ</text:span>
</text:h>
      <text:p text:style-name="P4">
Author: ['АРМІЯINFORM']</text:p>
      <text:p text:style-name="P4">
Time: 2023-04-24T86:00:00-04:00</text:p>
      <text:p text:style-name="P4">
Description: Основні зусилля противник зосереджує на веденні наступальних дій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vedennya.jpg" text:style-name="Internet_20_link" text:visited-style-name="Visited_20_Internet_20_Link">
zvedenny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76" text:anchor-type="as-char" svg:width="6.9236in" svg:height="4.615733in" draw:z-index="0">
<draw:image xlink:href="../Images/AРМІЯINFORM/2023-04-24T86-00-00-04-00/zvedennya.jpg" xlink:type="simple" xlink:show="embed" xlink:actuate="onLoad" draw:mime-type="image/jpeg"/>
</draw:frame>
Ілюстративне фото <text:span text:style-name="T4">
🔥 Ситуація щодо російського вторгнення</text:span>
</text:p>
      <text:p text:style-name="P4">
Основні зусилля противник зосереджує на веденні наступальних дій наБахмутському, Авдіївському та Мар’їнському напрямках — відбито понад 30ворожих атак. Найзапекліші бої тривають за Бахмут та Мар’їнку.</text:p>
      <text:p text:style-name="P4">
Про це<text:a xlink:type="simple" xlink:href="https://www.facebook.com/GeneralStaff.ua/posts/pfbid02v5fPoxj8Hcjnj6XDyN6ZahdA1L6LjrgF1rKSaRmbPGPNHXyjo9VZ2C4qHL6gXCtwl" text:style-name="Internet_20_link" text:visited-style-name="Visited_20_Internet_20_Link">
повідомляє</text:a>
Генеральний штаб Збройних Сил України.</text:p>
      <text:p text:style-name="P4">
На Волинському та Поліському напрямках оперативна обстановка без суттєвихзмін. Ознак формування наступальних угруповань не виявлено.</text:p>
      <text:p text:style-name="P4">
На Сіверському та Слобожанському напрямках противник зберігає військовуприсутність у прикордонних з Україною районах Брянської, Курської таБєлгородської областей.</text:p>
      <text:p text:style-name="P4">
На Куп’янському напрямку ворог продовжує заходи з фортифікаційного обладнанняпозицій на окремих ділянках.</text:p>
      <text:p text:style-name="P4">
На Лиманському напрямку противник наступальних дій не проводив.</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их пунктів Новомаркове та Хромове.</text:p>
      <text:p text:style-name="P4">
На Авдіївському напрямку противник вів наступальні дії неподалік населенихпунктів Новокалинове, Степове та Первомайське Донецької області, успіху немав.</text:p>
      <text:p text:style-name="P4">
На Мар’їнському напрямку протягом доби нашими захисниками були відбиті атакипротивника в районі населеного пункту Мар’їнка, а також поблизуНовомихайлівки.</text:p>
      <text:p text:style-name="P4">
На Шахтарському напрямку протягом поточної доби ворог наступальних дій непроводив.</text:p>
      <text:p text:style-name="P4">
На Запорізькому та Херсонському напрямках противник продовжує вести обороннідії.</text:p>
      <text:p text:style-name="P4">
Source: <text:a xlink:type="simple" xlink:href="https://armyinform.com.ua/2023/04/24/protyvnyk-vede-nastupalni-diyi-na-troh-napryamkah/" text:style-name="Internet_20_link" text:visited-style-name="Visited_20_Internet_20_Link">
https://armyinform.com.ua/2023/04/24/protyvnyk-vede-nastupalni-diyi-na-troh-napryamkah/</text:a>
</text:p>
      <!--NEWS-->
      <text:h text:style-name="P10" text:outline-level="1">
<text:span text:style-name="T4">
росіяни вже не відчувають Севастопольську гавань такою «рідною» — Наталія Гуменюк</text:span>
</text:h>
      <text:p text:style-name="P4">
Author: ['Вячеслав Діордієв']</text:p>
      <text:p text:style-name="P4">
Time: 2023-04-24T87:00:00-04:00</text:p>
      <text:p text:style-name="P4">
Description: Як повідомила під час телевізійного марафону «Єдині новини»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nataliya-gumenyuk-e1672058964734-1.jpg" text:style-name="Internet_20_link" text:visited-style-name="Visited_20_Internet_20_Link">
2-nataliya-gumenyuk-e1672058964734-1.jpg</text:a>
']</text:p>
      <text:p text:style-name="P4">
Tags: ['STOPRUSSIA', 'АГРЕСІЯ РФ', 'ВІЙНА', 'ВТОРГНЕННЯ РФ', 'НАТАЛІЯ ГУМЕНЮК']</text:p>
      <text:p text:style-name="P4">
Category: News</text:p>
      <!--METADATA-->
      <text:p text:style-name="P4">
<draw:frame draw:style-name="fr1" draw:name="Image277" text:anchor-type="as-char" svg:width="6.9236in" svg:height="4.206087in" draw:z-index="0">
<draw:image xlink:href="../Images/AРМІЯINFORM/2023-04-24T87-00-00-04-00/2-nataliya-gumenyuk-e1672058964734-1.jpg" xlink:type="simple" xlink:show="embed" xlink:actuate="onLoad" draw:mime-type="image/jpeg"/>
</draw:frame>
</text:p>
      <text:p text:style-name="P4">
Як повідомила під час <text:a xlink:type="simple" xlink:href="https://www.youtube.com/watch" text:style-name="Internet_20_link" text:visited-style-name="Visited_20_Internet_20_Link">
телевізійногомарафону</text:a>
 «Єдині новини»начальник Об’єднаного координаційного пресцентру Сил оборони півдня УкраїниНаталія Гуменюк, наразі в Чорному морі перебуває російське корабельнеугруповання у складі восьми кораблів, серед яких є два підводних ракетоносії.</text:p>
      <text:p text:style-name="P4">
За словами офіцера, вони там чергують вже досить тривалий час та переважнодемонструють те, що вони й надалі готові застосовувати ракети типу «калібр».</text:p>
      <text:p text:style-name="P4">
— Хочу констатувати, що на сьогодні ворог намагається триматися уракетобезпековому, на його думку, районі та постійно розосереджує своєкорабельне угруповання. Окрім того, росіяни вже не відчувають Севастопольськугавань такою «рідною», про що вони завжди розповідали. Адже сезон «бавовни» та«бойових карасів» триває, що підтвердила й ніч, що минула. А тому противникстав більше тяжіти до російських берегів, у бухти яких, зокрема уноворосійську, став частіше заводити свої кораблі для поповнення запасів, —підкреслила капітан 1 рангу Наталія Гуменюк.</text:p>
      <text:p text:style-name="P4">
Керівниця об’єднаного пресцентру Сил оборони півдня також зазначила, щоостаннім часом активності ворога в Чорному морі не спостерігається, але цейфакт в жодному випадку не має присипляти пильність Сил оборони України.</text:p>
      <text:p text:style-name="P4">
Source: <text:a xlink:type="simple" xlink:href="https://armyinform.com.ua/2023/04/24/rosiyany-vzhe-ne-vidchuvayut-sevastopolsku-gavan-takoyu-ridnoyu-nataliya-gumenyuk/" text:style-name="Internet_20_link" text:visited-style-name="Visited_20_Internet_20_Link">
https://armyinform.com.ua/2023/04/24/rosiyany-vzhe-ne-vidchuvayut-sevastopolsku-gavan-takoyu-ridnoyu-nataliya-gumenyuk/</text:a>
</text:p>
      <!--NEWS-->
      <text:h text:style-name="P10" text:outline-level="1">
<text:span text:style-name="T4">
Генштаб ЗСУ попередив про високу ймовірність ракетних та авіаударів по всій території України</text:span>
</text:h>
      <text:p text:style-name="P4">
Author: ['АРМІЯINFORM']</text:p>
      <text:p text:style-name="P4">
Time: 2023-04-24T88:00:00-04:00</text:p>
      <text:p text:style-name="P4">
Description: Протягом доби противник завдав 6 ракетних та 47 авіаційних ударів,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aczijni-udary.jpg" text:style-name="Internet_20_link" text:visited-style-name="Visited_20_Internet_20_Link">
aviaczijni-udary.jpg</text:a>
']</text:p>
      <text:p text:style-name="P4">
Tags: ['STOPRUSSIA', 'АГРЕСІЯ РФ', 'ВТОРГНЕННЯ РФ', 'ГШ ЗСУ', 'ОПЕРАТИВНА ІНФОРМАЦІЯ', 'РАКЕТНІ ОБСТРІЛИ']</text:p>
      <text:p text:style-name="P4">
Category: News</text:p>
      <!--METADATA-->
      <text:p text:style-name="P4">
<draw:frame draw:style-name="fr1" draw:name="Image278" text:anchor-type="as-char" svg:width="6.9236in" svg:height="4.615733in" draw:z-index="0">
<draw:image xlink:href="../Images/AРМІЯINFORM/2023-04-24T88-00-00-04-00/aviaczijni-udary.jpg" xlink:type="simple" xlink:show="embed" xlink:actuate="onLoad" draw:mime-type="image/jpeg"/>
</draw:frame>
Наслідки ворожих обстрілів. Ілюстративне фото <text:span text:style-name="T4">
🔥 Ситуація щодо російськоговторгнення</text:span>
</text:p>
      <text:p text:style-name="P4">
Протягом доби противник завдав 6 ракетних та 47 авіаційних ударів, здійснив 25обстрілів з реактивних систем залпового вогню по позиціях наших військ такритичній інфраструктурі населених пунктів.</text:p>
      <text:p text:style-name="P4">
Про це<text:a xlink:type="simple" xlink:href="https://www.facebook.com/GeneralStaff.ua/posts/pfbid02v5fPoxj8Hcjnj6XDyN6ZahdA1L6LjrgF1rKSaRmbPGPNHXyjo9VZ2C4qHL6gXCtwl" text:style-name="Internet_20_link" text:visited-style-name="Visited_20_Internet_20_Link">
повідомляє</text:a>
Генеральний штаб Збройних Сил України.</text:p>
      <text:p text:style-name="P4">
«Ймовірність подальших ракетних та авіаційних ударів по всій території Українизалишається високою», — йдеться в повідомленні ГШ ЗСУ.</text:p>
      <text:p text:style-name="P4">
Source: <text:a xlink:type="simple" xlink:href="https://armyinform.com.ua/2023/04/24/poperedyv-pro-vysoku-jmovirnist-raketnyh/" text:style-name="Internet_20_link" text:visited-style-name="Visited_20_Internet_20_Link">
https://armyinform.com.ua/2023/04/24/poperedyv-pro-vysoku-jmovirnist-raketnyh/</text:a>
</text:p>
      <!--NEWS-->
      <text:h text:style-name="P10" text:outline-level="1">
<text:span text:style-name="T4">
Агресор намагається витіснити наші підрозділи з позицій у Бахмуті — Ганна Маляр</text:span>
</text:h>
      <text:p text:style-name="P4">
Author: ['АРМІЯINFORM']</text:p>
      <text:p text:style-name="P4">
Time: 2023-04-24T89:00:00-04:00</text:p>
      <text:p text:style-name="P4">
Description: Заступник Міністра оборони України Ганна Маляр у своєму дописі в телеграм підсумув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5.jpg" text:style-name="Internet_20_link" text:visited-style-name="Visited_20_Internet_20_Link">
bahmut-5.jpg</text:a>
']</text:p>
      <text:p text:style-name="P4">
Tags: ['STOPRUSSIA', 'АГРЕСІЯ РФ', 'ВІЙНА', 'ВТОРГНЕННЯ РФ', 'ГАННА МАЛЯР', 'ЗАСТУПНИК МІНІСТРА ОБОРОНИ УКРАЇНИ', 'ЗВЕДЕННЯ', 'ОПЕРАТИВНА ІНФОРМАЦІЯ', 'ХРОНІКА ОБОРОНИ']</text:p>
      <text:p text:style-name="P4">
Category: News</text:p>
      <!--METADATA-->
      <text:p text:style-name="P4">
<draw:frame draw:style-name="fr1" draw:name="Image279" text:anchor-type="as-char" svg:width="6.9236in" svg:height="4.32725in" draw:z-index="0">
<draw:image xlink:href="../Images/AРМІЯINFORM/2023-04-24T89-00-00-04-00/bahmut-5.jpg" xlink:type="simple" xlink:show="embed" xlink:actuate="onLoad" draw:mime-type="image/jpeg"/>
</draw:frame>
Ілюстративне фото</text:p>
      <text:p text:style-name="P4">
Заступник Міністра оборони України Ганна Маляр у своєму <text:a xlink:type="simple" xlink:href="https://t.me/annamaliar/669" text:style-name="Internet_20_link" text:visited-style-name="Visited_20_Internet_20_Link">
дописі втелеграм</text:a>
 підсумувала сьогоднішні повідомленняпро оперативну ситуацію на фронті.</text:p>
      <text:p text:style-name="P4">
<text:span text:style-name="T5">
«Простими словами сьогоднішні зведення:</text:span>
</text:p>
      <text:p text:style-name="P4">
<text:span text:style-name="T5">
Епіцентр — схід.</text:span>
</text:p>
      <text:p text:style-name="P4">
<text:span text:style-name="T5">
На півночі, з боку білорусі, ознак формування наступальних угруповань невиявлено.</text:span>
</text:p>
      <text:p text:style-name="P4">
<text:span text:style-name="T5">
На півночі, з боку рф, противник продовжує, як і раніше, утримувати уприкордонних з Україною районах певну кількість своїх військ»,</text:span>
 — написалаГанна Маляр.</text:p>
      <text:p text:style-name="P4">
<text:span text:style-name="T4">
СХІД</text:span>
</text:p>
      <text:p text:style-name="P4">
Ворог місцями змінює дії.</text:p>
      <text:p text:style-name="P4">
З чотирьох напрямків зараз наступ триває на трьох — Мар’їнський, Авдіївський,Бахмутський.</text:p>
      <text:p text:style-name="P4">
На <text:span text:style-name="T4">
Лиманському напрямку</text:span>
 агресор не зміг прорвати нашу оборону і йогоактивність дещо знизилась.</text:p>
      <text:p text:style-name="P4">
Разом з тим ворог здійснює обстріли наших позицій на цьому напрямку тапроводить перегрупування.</text:p>
      <text:p text:style-name="P4">
<text:span text:style-name="T4">
Найзапекліші бої тривають зараз за Бахмут та Мар’їнку.</text:span>
 Ворог намагаєтьсявстановити контроль над цими двома містами.</text:p>
      <text:p text:style-name="P4">
На <text:span text:style-name="T4">
Бахмутському напрямку</text:span>
 агресор зосередив основні зусилля та намагаєтьсявитісняти наші підрозділи з позицій у Бахмуті.</text:p>
      <text:p text:style-name="P4">
Використовуючи так звану «сирійську тактику» тотальної руйнації будівель іспоруди, ворог подекуди має просування за рахунок знищених об‘єктів.</text:p>
      <text:p text:style-name="P4">
Разом з тим, наші оборонці здійснюють активні штурмові дії та не дають ворогувзяти місто під контроль.</text:p>
      <text:p text:style-name="P4">
Крім того, противник постійно штурмує передмістя Бахмута.</text:p>
      <text:p text:style-name="P4">
Ще на декількох напрямках на сході противник здійснює систематичний вогневийвплив з метою сковування дій підрозділів Сил оборони України.</text:p>
      <text:p text:style-name="P4">
На <text:span text:style-name="T4">
Запорізькому та Херсонському напрямках</text:span>
 агресор знаходиться в обороні. Зусіх сил намагається зберегти контроль над зайнятими рубежами та не допуститипросування наших військ.</text:p>
      <text:p text:style-name="P4">
Source: <text:a xlink:type="simple" xlink:href="https://armyinform.com.ua/2023/04/24/agresor-namagayetsya-vytisnyaty-nashi-pidrozdily/" text:style-name="Internet_20_link" text:visited-style-name="Visited_20_Internet_20_Link">
https://armyinform.com.ua/2023/04/24/agresor-namagayetsya-vytisnyaty-nashi-pidrozdily/</text:a>
</text:p>
      <!--NEWS-->
      <text:h text:style-name="P10" text:outline-level="1">
<text:span text:style-name="T4">
Уже готуємо нашу енергетику до наступної зими — Президент України</text:span>
</text:h>
      <text:p text:style-name="P4">
Author: ['АРМІЯINFORM']</text:p>
      <text:p text:style-name="P4">
Time: 2023-04-24T90:00:00-04:00</text:p>
      <text:p text:style-name="P4">
Description: Бажаю здоровʼя, шановні українці!    Повернувся до Києва із відрядження в Жито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vernennya-prezydenta.jpg" text:style-name="Internet_20_link" text:visited-style-name="Visited_20_Internet_20_Link">
zvernennya-prezydenta.jp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280" text:anchor-type="as-char" svg:width="6.9236in" svg:height="4.703717in" draw:z-index="0">
<draw:image xlink:href="../Images/AРМІЯINFORM/2023-04-24T90-00-00-04-00/zvernennya-prezydenta.jpg" xlink:type="simple" xlink:show="embed" xlink:actuate="onLoad" draw:mime-type="image/jpeg"/>
</draw:frame>
</text:p>
      <text:p text:style-name="P4">
<text:span text:style-name="T5">
Бажаю здоровʼя, шановні українці!</text:span>
</text:p>
      <text:p text:style-name="P4">
Повернувся до Києва із відрядження в Житомир, фактично увесь день працювалитам.</text:p>
      <text:p text:style-name="P4">
Спочатку — візит пані Премʼєр-міністра Естонії Каї Каллас. Переговори,підписання Спільної декларації. Я вдячний пані Премʼєр-міністру та всьомународу Естонії за чітку й незмінну підтримку нашого руху у Європейський Союз,у НАТО — відповідні пункти щодо Альянсу є в декларації.</text:p>
      <text:p text:style-name="P4">
Сьогодні найбільше уваги приділили оборонним питанням, і це зрозуміло. Естоніясеред тих, чия допомога нашій обороні найшвидша і найбільша, якщо подивитисяна співвідношення обсягу допомоги та ВВП країни. Це стосується і гармат длянашої артилерії, і снарядів, і зброї для наших зенітників… Багато аспектів.</text:p>
      <text:p text:style-name="P4">
Обговорили й рішення щодо зброї та амуніції, які досі на реалізації в іншихнаших партнерів у Євросоюзі. Той випадок, коли від швидкості постачання, відвиконання вже ухвалених рішень, безпосередньо залежить життя людей. Я дякуюЕстонії за готовність сприяти у відповідній комунікації з іншими партнерами.</text:p>
      <text:p text:style-name="P4">
Житомир був обраний майданчиком для наших переговорів невипадково. Саме уЖитомирській області реалізовано проєкт відбудови, який дає Естонії першість —першість у тому, як швидко реалізується те, про що домовилися. В місті ОвручіЖитомирської області до 1 червня має завершитися відбудова дитячого садочка —з допомогою Естонії. Цей проєкт буде додатково розширений. Є й інші проєкти звідбудови — упевнений, усе реалізуємо</text:p>
      <text:p text:style-name="P4">
Було дуже приємно побувати в Житомирській політехніці — поспілкуватися зістудентами університету. Класний університет — відчувається, що справді дбаютьпро студентів. Дбають про Україну — з урахуванням того, як університет готуєдля країни різних фахівців.</text:p>
      <text:p text:style-name="P4">
Дякую кожному й кожній, хто був на зустрічі в політехніці, хто ставив питанняі хто щиро реагував на відповіді. Хороше, енергійне спілкування. Саме це мивиборюємо зараз для всієї України — щоб усі наші діти, усі українські студентий студентки в кожній частині нашої держави могли почуватися вільно,насолоджуватися свободою, здобувати освіту й реалізовувати себе в житті так,як вони цього хочуть. І це буде. Україна захистить свою свободу.</text:p>
      <text:p text:style-name="P4">
Провів у Житомирі й спеціальну координаційну нараду з усіма, хто відповідає заобласть. Детально розглянули безпеку, економічну та соціальну ситуацію вобласті. Є рішення, зокрема щодо відновлення енергетики після російськихударів. І вже готуємо нашу енергетику до наступної зими.</text:p>
      <text:p text:style-name="P4">
Також є рішення щодо освітньої інфраструктури — у нараді сьогодні взяв участьміністр освіти і науки. Звичайно, допоможемо нашим регіонам, і Житомирщинізокрема, зі шкільними автобусами.</text:p>
      <text:p text:style-name="P4">
Окрему увагу приділили кордону. Була доповідь керівника Житомирської обласноївійськової адміністрації та голови Держприкордонслужби. Захист, облаштуваннякордону, ситуація загалом. Дякую всім, хто забезпечує нам цю міцність нашогодержавного кордону.</text:p>
      <text:p text:style-name="P4">
І, до речі, хочу відзначити сьогодні наших воїнів-прикордонників — тих, хторазом з усіма силами оборони нашої держави захищає Україну на передовій. Є защо подякувати. Луганський і Краматорський прикордонні загони — дякую вам,воїни, за стійкість у Бахмуті! Луцький прикордонний загін — дякую вам, хлопці,за вашу силу на Авдіївському напрямку! Херсонський і Бердянський прикордоннізагони — дякую за успішне виконання завдань на півдні нашої держави. Всімолодці!</text:p>
      <text:p text:style-name="P4">
Слава всім нашим воїнам, хто зараз у бою, на бойових постах, на бойовихзавданнях!</text:p>
      <text:p text:style-name="P4">
Дякую всім, хто допомагає Україні захищатися від російського зла!</text:p>
      <text:p text:style-name="P4">
Дякую Житомиру за сьогоднішній день.</text:p>
      <text:p text:style-name="P4">
<text:span text:style-name="T5">
Слава Україні!</text:span>
</text:p>
      <text:p text:style-name="P4">
<text:span text:style-name="T4">
Джерело:</text:span>
 <text:span text:style-name="T5">
<text:a xlink:type="simple" xlink:href="https://www.president.gov.ua/news/uzhe-gotuyemo-nashu-energetiku-do-nastupnoyi-zimi-zvernennya-82465" text:style-name="Internet_20_link" text:visited-style-name="Visited_20_Internet_20_Link">
Офіс ПрезидентаУкраїни</text:a>
</text:span>
</text:p>
      <text:p text:style-name="P4">
Source: <text:a xlink:type="simple" xlink:href="https://armyinform.com.ua/2023/04/24/prezydent-ukrayiny-proviv-koordynaczijnu-naradu-na-zhytomyrshhyni/" text:style-name="Internet_20_link" text:visited-style-name="Visited_20_Internet_20_Link">
https://armyinform.com.ua/2023/04/24/prezydent-ukrayiny-proviv-koordynaczijnu-naradu-na-zhytomyrshhyni/</text:a>
</text:p>
      <!--NEWS-->
      <text:h text:style-name="P10" text:outline-level="1">
<text:span text:style-name="T4">
Будь-які нові дані про полоненого вносяться до відповідного реєстру — Координаційний штаб</text:span>
</text:h>
      <text:p text:style-name="P4">
Author: ['АРМІЯINFORM']</text:p>
      <text:p text:style-name="P4">
Time: 2023-04-24T91:00:00-04:00</text:p>
      <text:p text:style-name="P4">
Description: У Координаційному штабі з питань поводження з військовополоненими відбулася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1.jpg" text:style-name="Internet_20_link" text:visited-style-name="Visited_20_Internet_20_Link">
41.jpg</text:a>
', '<text:a xlink:type="simple" xlink:href="https://armyinform.com.ua/wp-content/uploads/2023/04/42.jpg" text:style-name="Internet_20_link" text:visited-style-name="Visited_20_Internet_20_Link">
42.jpg</text:a>
', '<text:a xlink:type="simple" xlink:href="https://armyinform.com.ua/wp-content/uploads/2023/04/43.jpg" text:style-name="Internet_20_link" text:visited-style-name="Visited_20_Internet_20_Link">
43.jpg</text:a>
', '<text:a xlink:type="simple" xlink:href="https://armyinform.com.ua/wp-content/uploads/2023/04/44.jpg" text:style-name="Internet_20_link" text:visited-style-name="Visited_20_Internet_20_Link">
4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81" text:anchor-type="as-char" svg:width="6.9236in" svg:height="3.883707in" draw:z-index="0">
<draw:image xlink:href="../Images/AРМІЯINFORM/2023-04-24T91-00-00-04-00/41.jpg" xlink:type="simple" xlink:show="embed" xlink:actuate="onLoad" draw:mime-type="image/jpeg"/>
</draw:frame>
</text:p>
      <text:p text:style-name="P4">
У Координаційному штабі з питань поводження з військовополоненими відбуласязустріч з родинами Захисників Окремої президентської бригади імені гетьманаБогдана Хмельницького.</text:p>
      <text:p text:style-name="P4">
Про це <text:a xlink:type="simple" xlink:href="https://t.me/Koord_shtab/897" text:style-name="Internet_20_link" text:visited-style-name="Visited_20_Internet_20_Link">
повідомляє</text:a>
 пресслужба Координаційногоштабу. Зазначається, що з родичами полонених і зниклих безвістивійськовослужбовців спілкувалися представники Штабу та Національної поліціїУкраїни.</text:p>
      <text:p text:style-name="P4">
<draw:frame draw:style-name="fr1" draw:name="Image282" text:anchor-type="as-char" svg:width="6.9236in" svg:height="4.002706in" draw:z-index="0">
<draw:image xlink:href="../Images/AРМІЯINFORM/2023-04-24T91-00-00-04-00/42.jpg" xlink:type="simple" xlink:show="embed" xlink:actuate="onLoad" draw:mime-type="image/jpeg"/>
</draw:frame>
</text:p>
      <text:p text:style-name="P4">
За словами представника Координаційного штабу, якщо повернені з неволіОборонці засвідчують перебування зниклого безвісти військовослужбовця вполоні, то можуть бути підстави змінити його облікову категорію, зокрема, увійськовій частині. Будь-які нові дані про полоненого, його місцеперебуваннячи стан здоров’я аналізуються і вносяться до відповідного реєстру. Слідзазначити, що значну кількість важливої для роботи інформації збирають іпередають родичі військовослужбовців.</text:p>
      <text:p text:style-name="P4">
<draw:frame draw:style-name="fr1" draw:name="Image283" text:anchor-type="as-char" svg:width="6.9236in" svg:height="3.883707in" draw:z-index="0">
<draw:image xlink:href="../Images/AРМІЯINFORM/2023-04-24T91-00-00-04-00/43.jpg" xlink:type="simple" xlink:show="embed" xlink:actuate="onLoad" draw:mime-type="image/jpeg"/>
</draw:frame>
</text:p>
      <text:p text:style-name="P4">
Одне з питань, що було порушене під час зустрічі, стосувалося обміну тіламизагиблих Захисників. Представник Штабу зазначив, що вичерпною інформацією проці процеси володіє Офіс Уповноваженого з питань осіб, зниклих безвісти заособливих обставин. За його участі відбуваються як переговори щодо обміну, такі формування пошукових груп для здійснення відповідних заходів на деокупованихтериторіях.</text:p>
      <text:p text:style-name="P4">
<draw:frame draw:style-name="fr1" draw:name="Image284" text:anchor-type="as-char" svg:width="6.9236in" svg:height="4.61393in" draw:z-index="0">
<draw:image xlink:href="../Images/AРМІЯINFORM/2023-04-24T91-00-00-04-00/44.jpg" xlink:type="simple" xlink:show="embed" xlink:actuate="onLoad" draw:mime-type="image/jpeg"/>
</draw:frame>
</text:p>
      <text:p text:style-name="P4">
Також звернули увагу на питання інформаційної безпеки. Представник штабузауважив, що ворог із різною метою і у різний спосіб збирає інформацію. Томуне варто публічно поширювати чи передавати неперевіреним особам відомості, якістосуються військовослужбовця.</text:p>
      <text:p text:style-name="P4">
Source: <text:a xlink:type="simple" xlink:href="https://armyinform.com.ua/2023/04/24/vnosyatsya-do-vidpovidnogo-reyestru-koordynaczijnyj-shtab/" text:style-name="Internet_20_link" text:visited-style-name="Visited_20_Internet_20_Link">
https://armyinform.com.ua/2023/04/24/vnosyatsya-do-vidpovidnogo-reyestru-koordynaczijnyj-shtab/</text:a>
</text:p>
      <!--NEWS-->
      <text:h text:style-name="P10" text:outline-level="1">
<text:span text:style-name="T4">
Окупанти використовують українські школи як військові медичні пункти</text:span>
</text:h>
      <text:p text:style-name="P4">
Author: ['АРМІЯINFORM']</text:p>
      <text:p text:style-name="P4">
Time: 2023-04-24T92:00:00-04:00</text:p>
      <text:p text:style-name="P4">
Description: Противник продовжує використовувати цивільну інфраструктуру тимчасово захопл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1.jpg" text:style-name="Internet_20_link" text:visited-style-name="Visited_20_Internet_20_Link">
okupanty-1.jpg</text:a>
']</text:p>
      <text:p text:style-name="P4">
Tags: ['STOPRUSSIA', 'АГРЕСІЯ РФ', 'ВТОРГНЕННЯ РФ', 'ГШ ЗСУ', 'ЛУГАНЩИНА', 'ОКУПАНТИ', 'ОПЕРАТИВНА ІНФОРМАЦІЯ']</text:p>
      <text:p text:style-name="P4">
Category: News</text:p>
      <!--METADATA-->
      <text:p text:style-name="P4">
<draw:frame draw:style-name="fr1" draw:name="Image285" text:anchor-type="as-char" svg:width="6.9236in" svg:height="3.874787in" draw:z-index="0">
<draw:image xlink:href="../Images/AРМІЯINFORM/2023-04-24T92-00-00-04-00/okupanty-1.jpg" xlink:type="simple" xlink:show="embed" xlink:actuate="onLoad" draw:mime-type="image/jpeg"/>
</draw:frame>
російські окупанти. Ілюстративне фото <text:span text:style-name="T4">
🔥 Ситуація щодо російськоговторгнення</text:span>
</text:p>
      <text:p text:style-name="P4">
Противник продовжує використовувати цивільну інфраструктуру тимчасовозахоплених населених пунктів у власних цілях.</text:p>
      <text:p text:style-name="P4">
Про це<text:a xlink:type="simple" xlink:href="https://www.facebook.com/GeneralStaff.ua/posts/pfbid02v5fPoxj8Hcjnj6XDyN6ZahdA1L6LjrgF1rKSaRmbPGPNHXyjo9VZ2C4qHL6gXCtwl" text:style-name="Internet_20_link" text:visited-style-name="Visited_20_Internet_20_Link">
повідомляє</text:a>
Генеральний штаб Збройних Сил України.</text:p>
      <text:p text:style-name="P4">
«Зокрема, у Голубівці, що на Луганщині, російські окупанти використовують однузі шкіл як медичний пункт для надання меддопомоги своїм військовослужбовцям»,— йдеться в повідомленні ГШ ЗСУ.</text:p>
      <text:p text:style-name="P4">
Source: <text:a xlink:type="simple" xlink:href="https://armyinform.com.ua/2023/04/24/okupanty-vykorystovuyut-ukrayinski-shkoly-yak-vijskovi-medychni-punkty/" text:style-name="Internet_20_link" text:visited-style-name="Visited_20_Internet_20_Link">
https://armyinform.com.ua/2023/04/24/okupanty-vykorystovuyut-ukrayinski-shkoly-yak-vijskovi-medychni-punkty/</text:a>
</text:p>
      <!--NEWS-->
      <text:h text:style-name="P10" text:outline-level="1">
<text:span text:style-name="T4">
Центр досліджень воєнної історії ЗСУ презентував проєкт «Союз Білого Орла та Золотого Тризуба»</text:span>
</text:h>
      <text:p text:style-name="P4">
Author: ['Валентина Вілюра']</text:p>
      <text:p text:style-name="P4">
Time: 2023-04-24T93:00:00-04:00</text:p>
      <text:p text:style-name="P4">
Description: Центр досліджень воєнної історії Збройних Сил України з нагоди 103-ї річниці істор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9.jpg" text:style-name="Internet_20_link" text:visited-style-name="Visited_20_Internet_20_Link">
golovna-49.jpg</text:a>
', '<text:a xlink:type="simple" xlink:href="https://armyinform.com.ua/wp-content/uploads/2023/04/img_0222.jpg" text:style-name="Internet_20_link" text:visited-style-name="Visited_20_Internet_20_Link">
img_0222.jpg</text:a>
', '<text:a xlink:type="simple" xlink:href="https://armyinform.com.ua/wp-content/uploads/2023/04/img_0273-150x150.jpg" text:style-name="Internet_20_link" text:visited-style-name="Visited_20_Internet_20_Link">
img_0273-150x150.jpg</text:a>
', '<text:a xlink:type="simple" xlink:href="https://armyinform.com.ua/wp-content/uploads/2023/04/img_0262-150x150.jpg" text:style-name="Internet_20_link" text:visited-style-name="Visited_20_Internet_20_Link">
img_0262-150x150.jpg</text:a>
', '<text:a xlink:type="simple" xlink:href="https://armyinform.com.ua/wp-content/uploads/2023/04/img_0270-150x150.jpg" text:style-name="Internet_20_link" text:visited-style-name="Visited_20_Internet_20_Link">
img_0270-150x150.jpg</text:a>
', '<text:a xlink:type="simple" xlink:href="https://armyinform.com.ua/wp-content/uploads/2023/04/polkovnyk-kosyak.jpg" text:style-name="Internet_20_link" text:visited-style-name="Visited_20_Internet_20_Link">
polkovnyk-kosyak.jpg</text:a>
', '<text:a xlink:type="simple" xlink:href="https://armyinform.com.ua/wp-content/uploads/2023/04/tylishhak.jpg" text:style-name="Internet_20_link" text:visited-style-name="Visited_20_Internet_20_Link">
tylishhak.jpg</text:a>
']</text:p>
      <text:p text:style-name="P4">
Tags: ['ІСТОРІЯ', 'КИЇВ', 'СОЮЗ БІЛОГО ОРЛА ТА\xa0ЗОЛОТОГО ТРИЗУБА', 'УКРАЇНА - ПОЛЬЩА', 'ЦЕНТР ДОСЛІДЖЕНЬ ВОЄННОЇ ІСТОРІЇ']</text:p>
      <text:p text:style-name="P4">
Category: News</text:p>
      <!--METADATA-->
      <text:p text:style-name="P4">
<draw:frame draw:style-name="fr1" draw:name="Image286" text:anchor-type="as-char" svg:width="6.9236in" svg:height="4.615733in" draw:z-index="0">
<draw:image xlink:href="../Images/AРМІЯINFORM/2023-04-24T93-00-00-04-00/golovna-49.jpg" xlink:type="simple" xlink:show="embed" xlink:actuate="onLoad" draw:mime-type="image/jpeg"/>
</draw:frame>
</text:p>
      <text:p text:style-name="P4">
Центр досліджень воєнної історії Збройних Сил України з нагоди 103-ї річниціісторичної події укладання Варшавського договору між Україною і Польщею 1920року презентував новий виставковий проєкт «Союз Білого Орла та ЗолотогоТризуба». Він детально розповідає про військову допомогу, яку надавали полякиукраїнцям більше ніж сто років тому, а також ту допомогу, яка надається зараз,під час російсько-української війни.</text:p>
      <text:p text:style-name="P4">
— Польща та Україна мають частину спільної історії. У цей час ми хочемо, щобсучасні громадяни наших країн пам’ятали те, що нас пов’язує, — сказав директорПольського інституту, радник Посольства Республіки Польща в Україні РобертЧижевський.</text:p>
      <text:p text:style-name="P4">
<draw:frame draw:style-name="fr1" draw:name="Image287" text:anchor-type="as-char" svg:width="6.9236in" svg:height="4.615733in" draw:z-index="0">
<draw:image xlink:href="../Images/AРМІЯINFORM/2023-04-24T93-00-00-04-00/img_0222.jpg" xlink:type="simple" xlink:show="embed" xlink:actuate="onLoad" draw:mime-type="image/jpeg"/>
</draw:frame>
</text:p>
      <text:p text:style-name="P4">
Варто зазначити, що історія українсько-польських взаємин має багату і насиченупалітру. Поляки та українці не рідко єдналися перед зовнішньою загрозою.Особливо, якщо йшла вона від споконвічного ворога — московії. А однією зважливих сторінок взаємної історії є укладення 21 квітня 1920 року політичногодоговору між Українською Народною Республікою та Республікою Польщею.</text:p>
      <text:p text:style-name="P4">
<text:a xlink:type="simple" xlink:href="https://armyinform.com.ua/wp-content/uploads/2023/04/img_0273.jpg" text:style-name="Internet_20_link" text:visited-style-name="Visited_20_Internet_20_Link">
<draw:frame draw:style-name="fr1" draw:name="Image288" text:anchor-type="as-char" svg:width="6.9236in" svg:height="6.9236in" draw:z-index="0">
<draw:image xlink:href="../Images/AРМІЯINFORM/2023-04-24T93-00-00-04-00/img_0273-150x150.jpg" xlink:type="simple" xlink:show="embed" xlink:actuate="onLoad" draw:mime-type="image/jpeg"/>
</draw:frame>
</text:a>
</text:p>
      <text:p text:style-name="P4">
<text:a xlink:type="simple" xlink:href="https://armyinform.com.ua/wp-content/uploads/2023/04/img_0262.jpg" text:style-name="Internet_20_link" text:visited-style-name="Visited_20_Internet_20_Link">
<draw:frame draw:style-name="fr1" draw:name="Image289" text:anchor-type="as-char" svg:width="6.9236in" svg:height="6.9236in" draw:z-index="0">
<draw:image xlink:href="../Images/AРМІЯINFORM/2023-04-24T93-00-00-04-00/img_0262-150x150.jpg" xlink:type="simple" xlink:show="embed" xlink:actuate="onLoad" draw:mime-type="image/jpeg"/>
</draw:frame>
</text:a>
</text:p>
      <text:p text:style-name="P4">
<text:a xlink:type="simple" xlink:href="https://armyinform.com.ua/wp-content/uploads/2023/04/img_0270.jpg" text:style-name="Internet_20_link" text:visited-style-name="Visited_20_Internet_20_Link">
<draw:frame draw:style-name="fr1" draw:name="Image290" text:anchor-type="as-char" svg:width="6.9236in" svg:height="6.9236in" draw:z-index="0">
<draw:image xlink:href="../Images/AРМІЯINFORM/2023-04-24T93-00-00-04-00/img_0270-150x150.jpg" xlink:type="simple" xlink:show="embed" xlink:actuate="onLoad" draw:mime-type="image/jpeg"/>
</draw:frame>
</text:a>
</text:p>
      <text:p text:style-name="P4">
Його складовою частиною була військова конвенція, яка заклала фундаментспільних польсько-українських військових дій проти більшовицьких військ натериторії України. Значення цих та подальших союзницьких ініціатив цілкомвиразно можна схарактеризувати словами Єжи Ґедройця, відомого польськогопубліциста, політика та громадського діяча: «Немає незалежної Польщі безнезалежної України».</text:p>
      <text:p text:style-name="P4">
— Саме тут, в Києві, відбулися спільні воєнні дії за участю армії УНР іпольських вояків проти більшовицької влади. Як у 1920 році, спільний ворог —російський агресор — об’єднав зусилля двох сусідніх народів у наш час. Заразми бачимо, що Польща є найпотужнішим лобістом України. Вона забезпечуєлогістичну підтримку України, допомагає зброєю та технікою, стала притулкомдля понад 3 млн українців, — каже начальник центру дослідження воєнної історіїЗСУ полковник Ігор Косяк.</text:p>
      <text:p text:style-name="P4">
<draw:frame draw:style-name="fr1" draw:name="Image291" text:anchor-type="as-char" svg:width="6.9236in" svg:height="4.621503in" draw:z-index="0">
<draw:image xlink:href="../Images/AРМІЯINFORM/2023-04-24T93-00-00-04-00/polkovnyk-kosyak.jpg" xlink:type="simple" xlink:show="embed" xlink:actuate="onLoad" draw:mime-type="image/jpeg"/>
</draw:frame>
Полковник Ігор Косяк</text:p>
      <text:p text:style-name="P4">
Знаючи ціну російської окупації, Україна з Польщею роблять усе, щоб недопустити повторення подій 1920 і 2022 років. А від початку широкомасштабноговторгнення росії Польща зайняла чітко проукраїнську позицію.</text:p>
      <text:p text:style-name="P4">
— Можливо, тоді у 1920 році ми не перемогли, але зараз наш союз набагатоширший. Адже Україна заручилася підтримкою більшості країн світу. І миобов’язково переможемо. Нам далі спільно творити нову Європу. І ця Європаповстане завдяки мужності та хоробрості українців, — зазначив заступник головиУкраїнського інституту національної пам’яті Володимир Тиліщак.</text:p>
      <text:p text:style-name="P4">
<draw:frame draw:style-name="fr1" draw:name="Image292" text:anchor-type="as-char" svg:width="6.9236in" svg:height="4.615733in" draw:z-index="0">
<draw:image xlink:href="../Images/AРМІЯINFORM/2023-04-24T93-00-00-04-00/tylishhak.jpg" xlink:type="simple" xlink:show="embed" xlink:actuate="onLoad" draw:mime-type="image/jpeg"/>
</draw:frame>
Володимир Тиліщак</text:p>
      <text:p text:style-name="P4">
<text:span text:style-name="T5">
Фото автора</text:span>
</text:p>
      <text:p text:style-name="P4">
Source: <text:a xlink:type="simple" xlink:href="https://armyinform.com.ua/2023/04/24/u-kyyevi-predstavyly-vystavkovyj-proyekt-soyuz-bilogo-orla-ta-zolotogo-tryzuba/" text:style-name="Internet_20_link" text:visited-style-name="Visited_20_Internet_20_Link">
https://armyinform.com.ua/2023/04/24/u-kyyevi-predstavyly-vystavkovyj-proyekt-soyuz-bilogo-orla-ta-zolotogo-tryzuba/</text:a>
</text:p>
      <!--NEWS-->
      <text:h text:style-name="P10" text:outline-level="1">
<text:span text:style-name="T4">
У столичному метро представили виставку «Справжні причини війни, або Як працює російська пропаганда»</text:span>
</text:h>
      <text:p text:style-name="P4">
Author: ['Тетяна Головатюк']</text:p>
      <text:p text:style-name="P4">
Time: 2023-04-24T94:00:00-04:00</text:p>
      <text:p text:style-name="P4">
Description: У Київському метрополітені на станції метро «Золоті ворота» представили інтерактив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24ac8e-3c63-4da4-8fe7-a36542a9d7b4.jpg" text:style-name="Internet_20_link" text:visited-style-name="Visited_20_Internet_20_Link">
1124ac8e-3c63-4da4-8fe7-a36542a9d7b4.jpg</text:a>
', '<text:a xlink:type="simple" xlink:href="https://armyinform.com.ua/wp-content/uploads/2023/04/15bc4302-13e1-48c9-a372-7d36242f2c4a.jpg" text:style-name="Internet_20_link" text:visited-style-name="Visited_20_Internet_20_Link">
15bc4302-13e1-48c9-a372-7d36242f2c4a.jpg</text:a>
', '<text:a xlink:type="simple" xlink:href="https://armyinform.com.ua/wp-content/uploads/2023/04/140be72c-dec7-4d5b-9590-1f28be7c9edd-150x150.jpg" text:style-name="Internet_20_link" text:visited-style-name="Visited_20_Internet_20_Link">
140be72c-dec7-4d5b-9590-1f28be7c9edd-150x150.jpg</text:a>
', '<text:a xlink:type="simple" xlink:href="https://armyinform.com.ua/wp-content/uploads/2023/04/00aff214-cb4a-4420-b379-6366b760222f-150x150.jpg" text:style-name="Internet_20_link" text:visited-style-name="Visited_20_Internet_20_Link">
00aff214-cb4a-4420-b379-6366b760222f-150x150.jpg</text:a>
', '<text:a xlink:type="simple" xlink:href="https://armyinform.com.ua/wp-content/uploads/2023/04/96ebcfc2-3031-4b0e-be11-ab6aa517850d-150x150.jpg" text:style-name="Internet_20_link" text:visited-style-name="Visited_20_Internet_20_Link">
96ebcfc2-3031-4b0e-be11-ab6aa517850d-150x150.jpg</text:a>
', '<text:a xlink:type="simple" xlink:href="https://armyinform.com.ua/wp-content/uploads/2023/04/cd16368b-507b-441e-884f-53edeba396f8-150x150.jpg" text:style-name="Internet_20_link" text:visited-style-name="Visited_20_Internet_20_Link">
cd16368b-507b-441e-884f-53edeba396f8-150x150.jpg</text:a>
', '<text:a xlink:type="simple" xlink:href="https://armyinform.com.ua/wp-content/uploads/2023/04/564b8d5a-6459-4ea7-ba81-de1b26292ab5-150x150.jpg" text:style-name="Internet_20_link" text:visited-style-name="Visited_20_Internet_20_Link">
564b8d5a-6459-4ea7-ba81-de1b26292ab5-150x150.jpg</text:a>
', '<text:a xlink:type="simple" xlink:href="https://armyinform.com.ua/wp-content/uploads/2023/04/7569d4f2-c813-41c0-b8d8-2da1314e0f35-150x150.jpg" text:style-name="Internet_20_link" text:visited-style-name="Visited_20_Internet_20_Link">
7569d4f2-c813-41c0-b8d8-2da1314e0f35-150x150.jpg</text:a>
', '<text:a xlink:type="simple" xlink:href="https://armyinform.com.ua/wp-content/uploads/2023/04/92780345-80a9-44b9-85a9-ed89639d62ae-150x150.jpg" text:style-name="Internet_20_link" text:visited-style-name="Visited_20_Internet_20_Link">
92780345-80a9-44b9-85a9-ed89639d62ae-150x150.jpg</text:a>
']</text:p>
      <text:p text:style-name="P4">
Tags: ['STOPRUSSIA', 'АГРЕСІЯ РФ', 'ВИСТАВКА', 'ВІЙНА', 'ВТОРГНЕННЯ РФ', 'КИЇВ']</text:p>
      <text:p text:style-name="P4">
Category: News</text:p>
      <!--METADATA-->
      <text:p text:style-name="P4">
<draw:frame draw:style-name="fr1" draw:name="Image293" text:anchor-type="as-char" svg:width="6.9236in" svg:height="5.1927in" draw:z-index="0">
<draw:image xlink:href="../Images/AРМІЯINFORM/2023-04-24T94-00-00-04-00/1124ac8e-3c63-4da4-8fe7-a36542a9d7b4.jpg" xlink:type="simple" xlink:show="embed" xlink:actuate="onLoad" draw:mime-type="image/jpeg"/>
</draw:frame>
</text:p>
      <text:p text:style-name="P4">
У Київському метрополітені на станції метро «Золоті ворота» представилиінтерактивну виставку «Справжні причини війни, або Як працює російськапропаганда».</text:p>
      <text:p text:style-name="P4">
Ця ХR-виставка докладно пояснює, як побудована система російської пропаганди,розвінчує відомі фейки та маніпуляції, що роками працюють проти України, іголовне — показує, до чого це може призвести на прикладах війни.</text:p>
      <text:p text:style-name="P4">
<draw:frame draw:style-name="fr1" draw:name="Image294" text:anchor-type="as-char" svg:width="6.9236in" svg:height="5.1927in" draw:z-index="0">
<draw:image xlink:href="../Images/AРМІЯINFORM/2023-04-24T94-00-00-04-00/15bc4302-13e1-48c9-a372-7d36242f2c4a.jpg" xlink:type="simple" xlink:show="embed" xlink:actuate="onLoad" draw:mime-type="image/jpeg"/>
</draw:frame>
</text:p>
      <text:p text:style-name="P4">
— Тут ми показуємо для дуже різних аудиторій, як насправді працює пропагандата які методи використовують росіяни, щоб викривити реальність. Під часрозробки цього проєкту ми намагалися врахувати потреби цільової аудиторії.Тому ці постери багатофункціональні. Інтерактивні формати з віртуальноюреальністю допомагають будь-якій аудиторії здобути нові знання у простій тацікавій формі, — розповідає організаторка проєкту Альона Романюк.</text:p>
      <text:p text:style-name="P4">
Експозиція розроблена командою Валерія Коршунова з ГО «Європейський ІнститутЧорнобиля» у партнерстві з відомою фактчекеркою Альоною Романюк (ініціатива«НотаЄнота») в рамках проєкту «Термінова підтримка ЄС для громадянськогосуспільства», що впроваджується ІСАР Єднання за фінансової підтримкиЄвропейського Союзу та за сприяння Міністерства культури та інформаційноїполітики і підтримці КП «Київський метрополітен».</text:p>
      <text:p text:style-name="P4">
<text:a xlink:type="simple" xlink:href="https://armyinform.com.ua/wp-content/uploads/2023/04/140be72c-dec7-4d5b-9590-1f28be7c9edd.jpg" text:style-name="Internet_20_link" text:visited-style-name="Visited_20_Internet_20_Link">
<draw:frame draw:style-name="fr1" draw:name="Image295" text:anchor-type="as-char" svg:width="6.9236in" svg:height="6.9236in" draw:z-index="0">
<draw:image xlink:href="../Images/AРМІЯINFORM/2023-04-24T94-00-00-04-00/140be72c-dec7-4d5b-9590-1f28be7c9edd-150x150.jpg" xlink:type="simple" xlink:show="embed" xlink:actuate="onLoad" draw:mime-type="image/jpeg"/>
</draw:frame>
</text:a>
</text:p>
      <text:p text:style-name="P4">
<text:a xlink:type="simple" xlink:href="https://armyinform.com.ua/wp-content/uploads/2023/04/00aff214-cb4a-4420-b379-6366b760222f.jpg" text:style-name="Internet_20_link" text:visited-style-name="Visited_20_Internet_20_Link">
<draw:frame draw:style-name="fr1" draw:name="Image296" text:anchor-type="as-char" svg:width="6.9236in" svg:height="6.9236in" draw:z-index="0">
<draw:image xlink:href="../Images/AРМІЯINFORM/2023-04-24T94-00-00-04-00/00aff214-cb4a-4420-b379-6366b760222f-150x150.jpg" xlink:type="simple" xlink:show="embed" xlink:actuate="onLoad" draw:mime-type="image/jpeg"/>
</draw:frame>
</text:a>
</text:p>
      <text:p text:style-name="P4">
<text:a xlink:type="simple" xlink:href="https://armyinform.com.ua/wp-content/uploads/2023/04/96ebcfc2-3031-4b0e-be11-ab6aa517850d.jpg" text:style-name="Internet_20_link" text:visited-style-name="Visited_20_Internet_20_Link">
<draw:frame draw:style-name="fr1" draw:name="Image297" text:anchor-type="as-char" svg:width="6.9236in" svg:height="6.9236in" draw:z-index="0">
<draw:image xlink:href="../Images/AРМІЯINFORM/2023-04-24T94-00-00-04-00/96ebcfc2-3031-4b0e-be11-ab6aa517850d-150x150.jpg" xlink:type="simple" xlink:show="embed" xlink:actuate="onLoad" draw:mime-type="image/jpeg"/>
</draw:frame>
</text:a>
</text:p>
      <text:p text:style-name="P4">
Організатори декілька років досліджували прийоми радянської та російськоїпропаганди та вирішили представити свої напрацювання в інтерактивному форматі.</text:p>
      <text:p text:style-name="P4">
Виставка поєднує знайомий всім формат постерів з новітніми технологіями: післянаведення смартфона, мобільний застосунок активує та оживляє плакати. Завдякидодатку edAR можна поставити згорілий танк окупантів поруч із собою, абопобачити роботи Бенксі у Бородянці та оглянути окопи орків у Рудому лісіЧорнобиля.</text:p>
      <text:p text:style-name="P4">
Надання інтерактивної та технологічної експозиції робить виставку більшдоступною та зрозумілою для різних вікових категорій та аудиторій. Одна зособливостей цієї виставки — інклюзивність, що дає змогу людям із різнимипотребами та обмеженнями відвідати її. Також кожен експонат супроводжуєтьсяукраїнською та англійською мовами, що дозволяє гостям з інших країн кращерозуміти цю тему.</text:p>
      <text:p text:style-name="P4">
<text:a xlink:type="simple" xlink:href="https://armyinform.com.ua/wp-content/uploads/2023/04/cd16368b-507b-441e-884f-53edeba396f8.jpg" text:style-name="Internet_20_link" text:visited-style-name="Visited_20_Internet_20_Link">
<draw:frame draw:style-name="fr1" draw:name="Image298" text:anchor-type="as-char" svg:width="6.9236in" svg:height="6.9236in" draw:z-index="0">
<draw:image xlink:href="../Images/AРМІЯINFORM/2023-04-24T94-00-00-04-00/cd16368b-507b-441e-884f-53edeba396f8-150x150.jpg" xlink:type="simple" xlink:show="embed" xlink:actuate="onLoad" draw:mime-type="image/jpeg"/>
</draw:frame>
</text:a>
</text:p>
      <text:p text:style-name="P4">
<text:a xlink:type="simple" xlink:href="https://armyinform.com.ua/wp-content/uploads/2023/04/564b8d5a-6459-4ea7-ba81-de1b26292ab5.jpg" text:style-name="Internet_20_link" text:visited-style-name="Visited_20_Internet_20_Link">
<draw:frame draw:style-name="fr1" draw:name="Image299" text:anchor-type="as-char" svg:width="6.9236in" svg:height="6.9236in" draw:z-index="0">
<draw:image xlink:href="../Images/AРМІЯINFORM/2023-04-24T94-00-00-04-00/564b8d5a-6459-4ea7-ba81-de1b26292ab5-150x150.jpg" xlink:type="simple" xlink:show="embed" xlink:actuate="onLoad" draw:mime-type="image/jpeg"/>
</draw:frame>
</text:a>
</text:p>
      <text:p text:style-name="P4">
<text:a xlink:type="simple" xlink:href="https://armyinform.com.ua/wp-content/uploads/2023/04/7569d4f2-c813-41c0-b8d8-2da1314e0f35.jpg" text:style-name="Internet_20_link" text:visited-style-name="Visited_20_Internet_20_Link">
<draw:frame draw:style-name="fr1" draw:name="Image300" text:anchor-type="as-char" svg:width="6.9236in" svg:height="6.9236in" draw:z-index="0">
<draw:image xlink:href="../Images/AРМІЯINFORM/2023-04-24T94-00-00-04-00/7569d4f2-c813-41c0-b8d8-2da1314e0f35-150x150.jpg" xlink:type="simple" xlink:show="embed" xlink:actuate="onLoad" draw:mime-type="image/jpeg"/>
</draw:frame>
</text:a>
</text:p>
      <text:p text:style-name="P4">
<text:a xlink:type="simple" xlink:href="https://armyinform.com.ua/wp-content/uploads/2023/04/92780345-80a9-44b9-85a9-ed89639d62ae.jpg" text:style-name="Internet_20_link" text:visited-style-name="Visited_20_Internet_20_Link">
<draw:frame draw:style-name="fr1" draw:name="Image301" text:anchor-type="as-char" svg:width="6.9236in" svg:height="6.9236in" draw:z-index="0">
<draw:image xlink:href="../Images/AРМІЯINFORM/2023-04-24T94-00-00-04-00/92780345-80a9-44b9-85a9-ed89639d62ae-150x150.jpg" xlink:type="simple" xlink:show="embed" xlink:actuate="onLoad" draw:mime-type="image/jpeg"/>
</draw:frame>
</text:a>
</text:p>
      <text:p text:style-name="P4">
Автори ідеї прагнуть, щоб інноваційну виставку «Справжні причини війни, або Якпрацює російська пропаганда» змогли побачити якомога більше людей.</text:p>
      <text:p text:style-name="P4">
Організатори мають намір провести цю виставку в 5000 українських школах і 20країнах світу.</text:p>
      <text:p text:style-name="P4">
Охочих провести виставку в школах, інститутах, культурних та громадськихзакладах в Україні та по всьому світі, з метою підвищення власноїінформаційної захищеності, можуть<text:a xlink:type="simple" xlink:href="https://edar.app/#%D0%B4%D0%BE%D0%BB%D1%83%D1%87%D0%B8%D1%82%D0%B8%D1%81%D1%8C" text:style-name="Internet_20_link" text:visited-style-name="Visited_20_Internet_20_Link">
залишити</text:a>
заявку.</text:p>
      <text:p text:style-name="P4">
Відвідати виставку можна до 24 травня у вестибюлі метро «Золоті ворота».</text:p>
      <text:p text:style-name="P4">
<text:span text:style-name="T5">
Фото автора</text:span>
</text:p>
      <text:p text:style-name="P4">
Source: <text:a xlink:type="simple" xlink:href="https://armyinform.com.ua/2023/04/24/u-stolychnomu-metro-predstavyly-vystavku-spravzhni-prychyny-vijny-abo-yak-praczyuye-rosijska-propaganda/" text:style-name="Internet_20_link" text:visited-style-name="Visited_20_Internet_20_Link">
https://armyinform.com.ua/2023/04/24/u-stolychnomu-metro-predstavyly-vystavku-spravzhni-prychyny-vijny-abo-yak-praczyuye-rosijska-propaganda/</text:a>
</text:p>
      <!--NEWS-->
      <text:h text:style-name="P10" text:outline-level="1">
<text:span text:style-name="T4">
російські війська обстріляли прикордоння Сумської та Чернігівської області — ОК «Північ»</text:span>
</text:h>
      <text:p text:style-name="P4">
Author: ['АРМІЯINFORM']</text:p>
      <text:p text:style-name="P4">
Time: 2023-04-24T95:00:00-04:00</text:p>
      <text:p text:style-name="P4">
Description: Про це повідомляє ОК «Північ».    Станом на 20:00 російські війська ще тричі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d5fbc687df29d24a9da861290277eb6.jpeg" text:style-name="Internet_20_link" text:visited-style-name="Visited_20_Internet_20_Link">
4d5fbc687df29d24a9da861290277eb6.jpeg</text:a>
']</text:p>
      <text:p text:style-name="P4">
Tags: ['STOPRUSSIA', 'АГРЕСІЯ РФ', 'ВІЙНА', 'ВОРОЖІ ОБСТРІЛИ', 'ВТОРГНЕННЯ РФ', 'ОК «ПІВНІЧ»']</text:p>
      <text:p text:style-name="P4">
Category: News</text:p>
      <!--METADATA-->
      <text:p text:style-name="P4">
<draw:frame draw:style-name="fr1" draw:name="Image302" text:anchor-type="as-char" svg:width="6.9236in" svg:height="3.896076in" draw:z-index="0">
<draw:image xlink:href="../Images/AРМІЯINFORM/2023-04-24T95-00-00-04-00/4d5fbc687df29d24a9da861290277eb6.jpeg" xlink:type="simple" xlink:show="embed" xlink:actuate="onLoad" draw:mime-type="image/jpeg"/>
</draw:frame>
 Ілюстративнефото</text:p>
      <text:p text:style-name="P4">
Про це <text:a xlink:type="simple" xlink:href="https://t.me/ok_pivnich1/2029" text:style-name="Internet_20_link" text:visited-style-name="Visited_20_Internet_20_Link">
повідомляє</text:a>
 ОК «Північ».</text:p>
      <text:p text:style-name="P4">
Станом на 20:00 російські війська ще тричі обстріляли прикордоння Сумської таЧернігівської області.</text:p>
      <text:p text:style-name="P4">
<text:span text:style-name="T4">
З 14:40 до 15.20</text:span>
 зафіксовано 15 приходів, ймовірно з міномета 82 мм, врайоні н.п. Нововасилівка. Про втрати серед місцевого населення чи пошкодженняцивільної інфраструктури інформація не надходила.</text:p>
      <text:p text:style-name="P4">
<text:span text:style-name="T4">
З 16:41 до 18:00</text:span>
 зафіксовано 22 приходи, ймовірно зі ствольної артилерії,в районі н.п. Грем’яч. Про втрати серед місцевого населення чи пошкодженняцивільної інфраструктури інформація не надходила.</text:p>
      <text:p text:style-name="P4">
<text:span text:style-name="T4">
З 18:05 до 18:10</text:span>
 зафіксовано 3 приходи, ймовірно з міномета 120 мм, врайон н.п. Клюси.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4/24/rosijski-vijska-obstrilyaly-prykordonnya-sumskoyi-ta-chernigivskoyi-oblasti-ok-pivnich/" text:style-name="Internet_20_link" text:visited-style-name="Visited_20_Internet_20_Link">
https://armyinform.com.ua/2023/04/24/rosijski-vijska-obstrilyaly-prykordonnya-sumskoyi-ta-chernigivskoyi-oblasti-ok-pivnich/</text:a>
</text:p>
      <!--NEWS-->
      <text:h text:style-name="P10" text:outline-level="1">
<text:span text:style-name="T4">
З початку доби Повітряними Силами знищено дев’ять ворожих БПЛА</text:span>
</text:h>
      <text:p text:style-name="P4">
Author: ['АРМІЯINFORM']</text:p>
      <text:p text:style-name="P4">
Time: 2023-04-24T96:00:00-04:00</text:p>
      <text:p text:style-name="P4">
Description: Про це повідомляє Командування Повітряних Сил ЗСУ на своїй офіційній сторінці в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667456_753161613117256_6530370200478725658_n.jpg" text:style-name="Internet_20_link" text:visited-style-name="Visited_20_Internet_20_Link">
342667456_753161613117256_6530370200478725658_n.jpg</text:a>
']</text:p>
      <text:p text:style-name="P4">
Tags: ['SHAHED', 'STOPRUSSIA', 'АГРЕСІЯ РФ', 'ВІЙНА', 'ВТОРГНЕННЯ РФ', 'ВТРАТИ ВОРОГА']</text:p>
      <text:p text:style-name="P4">
Category: News</text:p>
      <!--METADATA-->
      <text:p text:style-name="P4">
Про це<text:a xlink:type="simple" xlink:href="https://www.facebook.com/kpszsu/posts/pfbid0taqmx4cTfasY7TNiLyLgVjmTcqTAFVGZbDqchd5b6HJVMddYFR5fRDmYDdiScgYjl" text:style-name="Internet_20_link" text:visited-style-name="Visited_20_Internet_20_Link">
повідомляє</text:a>
Командування Повітряних Сил ЗСУ на своїй офіційній сторінці в Facebook.</text:p>
      <text:p text:style-name="P4">
Підрозділами Повітряних Сил ЗС України знищено дев’ять ворожих безпілотнихлітальних апаратів: шість ударних Shahed-136/131 на східному напрямку — у зонівідповідальності повітряного командування «Схід» та три — у зонівідповідальності повітряного командування «Південь» — два ударних «Ланцет» іодин БПЛА оперативно-тактичного рівня.</text:p>
      <text:p text:style-name="P4">
<draw:frame draw:style-name="fr1" draw:name="Image303" text:anchor-type="as-char" svg:width="6.9236in" svg:height="6.9236in" draw:z-index="0">
<draw:image xlink:href="../Images/AРМІЯINFORM/2023-04-24T96-00-00-04-00/342667456_753161613117256_6530370200478725658_n.jpg" xlink:type="simple" xlink:show="embed" xlink:actuate="onLoad" draw:mime-type="image/jpeg"/>
</draw:frame>
</text:p>
      <text:p text:style-name="P4">
Тримаймо небо!</text:p>
      <text:p text:style-name="P4">
Разом — до перемоги!</text:p>
      <text:p text:style-name="P4">
Source: <text:a xlink:type="simple" xlink:href="https://armyinform.com.ua/2023/04/24/z-pochatku-doby-povitryanymy-sylamy-znyshheno-devyat-vorozhyh-bpla/" text:style-name="Internet_20_link" text:visited-style-name="Visited_20_Internet_20_Link">
https://armyinform.com.ua/2023/04/24/z-pochatku-doby-povitryanymy-sylamy-znyshheno-devyat-vorozhyh-bpla/</text:a>
</text:p>
      <!--NEWS-->
      <text:h text:style-name="P10" text:outline-level="1">
<text:span text:style-name="T4">
«Ми просто, може, взагалі не за тих воюємо! Може, наші з іншого боку?»</text:span>
</text:h>
      <text:p text:style-name="P4">
Author: ['АРМІЯINFORM']</text:p>
      <text:p text:style-name="P4">
Time: 2023-04-24T97:00:00-04:00</text:p>
      <text:p text:style-name="P4">
Description: Головне управління розвідки Міноборони України опублікувало черг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МОУ', 'ГУР ПЕРЕХОПЛЕННЯ']</text:p>
      <text:p text:style-name="P4">
Category: News</text:p>
      <!--METADATA-->
      <text:p text:style-name="P4">
Головне управління розвідки Міноборони України<text:a xlink:type="simple" xlink:href="https://gur.gov.ua/content/my-prosto-mozhet-voobshche-ne-za-tekh-voiuem-mozhet-nashy-s-druhoi-storony.html" text:style-name="Internet_20_link" text:visited-style-name="Visited_20_Internet_20_Link">
опублікувало</text:a>
 чергове перехопленнятелефонної розмови окупантів, в якому військовослужбовець 70-гомотострілецького полку рф розповідає про втрати під Вугледаром та як їхній«елітний» підрозділ, який одним із перших заходив 24 лютого на територіюУкраїни, став місцем перебування нікому не потрібних штрафників.</text:p>
      <text:p text:style-name="P4">
Source: <text:a xlink:type="simple" xlink:href="https://armyinform.com.ua/2023/04/24/my-prosto-mozhe-vzagali-ne-za-tyh-voyuyemo-mozhe-nashi-z-inshogo-boku/" text:style-name="Internet_20_link" text:visited-style-name="Visited_20_Internet_20_Link">
https://armyinform.com.ua/2023/04/24/my-prosto-mozhe-vzagali-ne-za-tyh-voyuyemo-mozhe-nashi-z-inshogo-boku/</text:a>
</text:p>
      <!--NEWS-->
      <text:h text:style-name="P10" text:outline-level="1">
<text:span text:style-name="T4">
Армійські спортсмени здобули ще дві медалі на чемпіонаті Європи з боротьби</text:span>
</text:h>
      <text:p text:style-name="P4">
Author: ['АРМІЯINFORM']</text:p>
      <text:p text:style-name="P4">
Time: 2023-04-24T98:00:00-04:00</text:p>
      <text:p text:style-name="P4">
Description: Завершальний день чемпіонату Європи з боротьби, що проходив у хорватському Загре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96285_232027086169778_1399020363829296165_n.jpg" text:style-name="Internet_20_link" text:visited-style-name="Visited_20_Internet_20_Link">
343196285_232027086169778_1399020363829296165_n.jpg</text:a>
']</text:p>
      <text:p text:style-name="P4">
Tags: ['СПОРТСМЕНИ', 'ЦСК ЗСУ']</text:p>
      <text:p text:style-name="P4">
Category: News</text:p>
      <!--METADATA-->
      <text:p text:style-name="P4">
<draw:frame draw:style-name="fr1" draw:name="Image304" text:anchor-type="as-char" svg:width="6.9236in" svg:height="3.7351in" draw:z-index="0">
<draw:image xlink:href="../Images/AРМІЯINFORM/2023-04-24T98-00-00-04-00/343196285_232027086169778_1399020363829296165_n.jpg" xlink:type="simple" xlink:show="embed" xlink:actuate="onLoad" draw:mime-type="image/jpeg"/>
</draw:frame>
Ярослав Фільчаков</text:p>
      <text:p text:style-name="P4">
Завершальний день чемпіонату Європи з боротьби, що проходив у хорватськомуЗагребі, приніс збірній України дві нагороди. На п’єдестал пошани зійшлиармійські спортсмени — представники греко-римського стилю.</text:p>
      <text:p text:style-name="P4">
Про це<text:a xlink:type="simple" xlink:href="https://www.facebook.com/CSKA1992/posts/pfbid02rk2rfPwcT2yi3YAKGG15TS8NQmizbDanAF7TgCHLPM1UEb2mrMf1FPf1gMiWzfYil" text:style-name="Internet_20_link" text:visited-style-name="Visited_20_Internet_20_Link">
повідомляє</text:a>
Центральний спортивний клуб Збройних Сил України.</text:p>
      <text:p text:style-name="P4">
Свою першу медаль континентальної першості виборов Ярослав Фільчаков (до 82кг). 27-річний харків’янин, який торік став бронзовим призером чемпіонатусвіту, тепер має титул віцечемпіона Європи.</text:p>
      <text:p text:style-name="P4">
Бронзовим призером у ваговій категорії до 67 кг, став 24-річний Парвіз Насібовіз Запоріжжя. Відзначимо, що для віцечемпіона Олімпіади-2020 це також перша вкар’єрі нагорода ЧЄ!</text:p>
      <text:p text:style-name="P4">
Вітаємо спортсменів та їхніх тренерів!</text:p>
      <text:p text:style-name="P4">
Source: <text:a xlink:type="simple" xlink:href="https://armyinform.com.ua/2023/04/24/armijski-sportsmeny-zdobuly-shhe-dvi-medali-na-chempionati-yevropy-z-borotby/" text:style-name="Internet_20_link" text:visited-style-name="Visited_20_Internet_20_Link">
https://armyinform.com.ua/2023/04/24/armijski-sportsmeny-zdobuly-shhe-dvi-medali-na-chempionati-yevropy-z-borotby/</text:a>
</text:p>
      <!--NEWS-->
      <text:h text:style-name="P10" text:outline-level="1">
<text:span text:style-name="T4">
Коротко. Війна. День 425. Відеодайджест</text:span>
</text:h>
      <text:p text:style-name="P4">
Author: ['АРМІЯINFORM']</text:p>
      <text:p text:style-name="P4">
Time: 2023-04-24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Ш ЗСУ']</text:p>
      <text:p text:style-name="P4">
Category: News</text:p>
      <!--METADATA-->
      <text:p text:style-name="P4">
<text:span text:style-name="T4">
Джерело:</text:span>
 <text:a xlink:type="simple" xlink:href="https://www.facebook.com/GeneralStaff.ua/videos/878963153168846/" text:style-name="Internet_20_link" text:visited-style-name="Visited_20_Internet_20_Link">
<text:span text:style-name="T5">
ГШЗСУ</text:span>
</text:a>
</text:p>
      <text:p text:style-name="P4">
Source: <text:a xlink:type="simple" xlink:href="https://armyinform.com.ua/2023/04/24/korotko-vijna-den-425-videodajdzhest/" text:style-name="Internet_20_link" text:visited-style-name="Visited_20_Internet_20_Link">
https://armyinform.com.ua/2023/04/24/korotko-vijna-den-425-videodajdzhest/</text:a>
</text:p>
      <!--NEWS-->
      <text:h text:style-name="P10" text:outline-level="1">
<text:span text:style-name="T4">
В Україні планують відновити Канадську поліцейську місію - МВС</text:span>
</text:h>
      <text:p text:style-name="P4">
Authors: Ukrinform (Person)</text:p>
      <text:p text:style-name="P4">
Publisher: Укринформ (Organization)</text:p>
      <text:p text:style-name="P4">
Published Time: 2023-04-25T-31:29:00+03:00</text:p>
      <text:p text:style-name="P4">
Modified Time: 2023-04-25T00:29:00+03:00</text:p>
      <text:p text:style-name="P4">
Description: Представники Канадської поліції сподіваються якнайшвидше розпочати навчання для українських правоохоронців, відновивши місію CUPDP. — Укрінформ.</text:p>
      <text:p text:style-name="P4">
Images: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Tags: ['Канада', 'МВС', 'Поліція', 'Україна']</text:p>
      <text:p text:style-name="P4">
Type: Article</text:p>
      <!--METADATA-->
      <text:p text:style-name="P4">
<draw:frame draw:style-name="fr1" draw:name="Image305" text:anchor-type="as-char" svg:width="6.9236in" svg:height="3.956343in" draw:z-index="0">
<draw:image xlink:href="../Images/yкринформ/2023-04-25T-31-29-00-03-00/630_360_1682372283-706.jpg" xlink:type="simple" xlink:show="embed" xlink:actuate="onLoad" draw:mime-type="image/jpeg"/>
</draw:frame>
Представники Канадської поліції сподіваються якнайшвидше розпочати навчаннядля українських правоохоронців, відновивши місію CUPDP.</text:p>
      <text:p text:style-name="P4">
Як передає Укрінформ, про це <text:a xlink:type="simple" xlink:href="https://mvs.gov.ua/uk/news/v-ukrayini-planuiut-vidnoviti-kanadsku-policeisku-misiiu" text:style-name="Internet_20_link" text:visited-style-name="Visited_20_Internet_20_Link">
 </text:a>
 Міністерство внутрішніх справУкраїни.</text:p>
      <text:p text:style-name="P4">
У понеділок, 24 квітня, заступниця міністра внутрішніх справ КатеринаПавліченко обговорила із представниками Канадської поліції можливостівідновлення Канадської поліцейської місії в Україні (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 - проєкт, який підтримує реформу поліції шляхом надання консультацій,тренінгів та обладнання для підвищення професійного розвитку та стандартів істворення більш ефективних поліцейських послуг, орієнтованих на громаду.</text:p>
      <text:p text:style-name="P4">
«Ми розуміємо, що важливою складовою підтримки українських поліцейськихсьогодні є зокрема проведення тренінгів. Наразі ми б виділили три ключовінапрями, які варто було врахувати при підготовці відповідних планів навчань.Зокрема, це тактична підготовка, робота поліції на деокупованих територіях тапідтримка ментального здоров’я», - заявила Павліченко.</text:p>
      <text:p text:style-name="P4">
<draw:frame draw:style-name="fr1" draw:name="Image306" text:anchor-type="as-char" svg:width="6.9236in" svg:height="4.615733in" draw:z-index="0">
<draw:image xlink:href="../Images/yкринформ/2023-04-25T-31-29-00-03-00/1682372283-490.jpg" xlink:type="simple" xlink:show="embed" xlink:actuate="onLoad" draw:mime-type="image/jpeg"/>
</draw:frame>
</text:p>
      <text:p text:style-name="P4">
<text:span text:style-name="T4">
Читайте також:</text:span>
 <text:span text:style-name="T4">
<text:a xlink:type="simple" xlink:href="https://www.ukrinform.ua/rubric-ato/3698859-kanada-ogolosila-pro-novij-paket-vijskovoi-dopomogi-ukraini.html" text:style-name="Internet_20_link" text:visited-style-name="Visited_20_Internet_20_Link">
 </text:a>
 </text:span>
</text:p>
      <text:p text:style-name="P4">
Своєю чергою представники Канадської поліції зауважили, що сподіваютьсяякнайшвидше розпочати навчання для українських правоохоронців. До тренінгівпланують залучити близько 45 інструкторів, які зможуть поділитися своїмизнаннями й досвідом з українськими колегами.</text:p>
      <text:p text:style-name="P4">
<draw:frame draw:style-name="fr1" draw:name="Image307" text:anchor-type="as-char" svg:width="6.9236in" svg:height="4.615733in" draw:z-index="0">
<draw:image xlink:href="../Images/yкринформ/2023-04-25T-31-29-00-03-00/1682372284-954.jpg" xlink:type="simple" xlink:show="embed" xlink:actuate="onLoad" draw:mime-type="image/jpeg"/>
</draw:frame>
</text:p>
      <text:p text:style-name="P4">
<text:span text:style-name="T4">
Читайте також:</text:span>
 _<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Як повідомляв Укрінформ, у Великій Британії військовослужбовці Збройних силУкраїни проходять інженерну підготовку з мінної безпеки щодо особливих ознакмісць встановлення вибухівки.</text:p>
      <text:p text:style-name="P4">
<text:span text:style-name="T5">
Фото: МВС</text:span>
</text:p>
      <text:p text:style-name="P4">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Пентагон до кінця року планує передати ЗСУ бойові танки Abrams</text:span>
</text:h>
      <text:p text:style-name="P4">
Authors: Ukrinform (Person)</text:p>
      <text:p text:style-name="P4">
Publisher: Укринформ (Organization)</text:p>
      <text:p text:style-name="P4">
Published Time: 2023-04-25T-33:17:00+03:00</text:p>
      <text:p text:style-name="P4">
Modified Time: 2023-04-25T00:17:00+03:00</text:p>
      <text:p text:style-name="P4">
Description: Американські танки М1 Abrams, які США незабаром перекинуть до Німеччини, використовуватимуться лише для навчань українських підрозділів у Графенвері та відрізнятимуться від бойових танків, які будуть надані Україні окремо. — Укрінформ.</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США', 'Танк', 'ЗСУ', 'Abrams ']</text:p>
      <text:p text:style-name="P4">
Type: Article</text:p>
      <!--METADATA-->
      <text:p text:style-name="P4">
<draw:frame draw:style-name="fr1" draw:name="Image308" text:anchor-type="as-char" svg:width="6.9236in" svg:height="3.956343in" draw:z-index="0">
<draw:image xlink:href="../Images/yкринформ/2023-04-25T-33-17-00-03-00/630_360_1459395029-2600-abrams-ssa-tank-foto-nuinanet.jpg" xlink:type="simple" xlink:show="embed" xlink:actuate="onLoad" draw:mime-type="image/jpeg"/>
</draw:frame>
 Американські танки М1 Abrams, які США незабаромперекинуть до Німеччини, використовуватимуться лише для навчань українськихпідрозділів у Графенвері та відрізнятимуться від бойових танків, які будутьнадані Україні окремо.</text:p>
      <text:p text:style-name="P4">
Про це під час брифінгу повідомив речник Пентагону генерал Патрік Райдер,передає власний кореспондент Укрінформу.</text:p>
      <text:p text:style-name="P4">
«Ці танки (які будуть відправлені до Німеччини – ред.) призначатимуться лишедля тренувань. Це не ті оновлені танки, які згодом поїдуть в Україну», -уточнив представник оборонного відомства США.</text:p>
      <text:p text:style-name="P4">
<text:span text:style-name="T4">
Читайте також:</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За його словами, навчальні танки виділяються не із запасів Армії США, а зінших місць зберігання, що дозволить пришвидшити підготовку та пересиланнябойових машин Україні.</text:p>
      <text:p text:style-name="P4">
Він також зазначив, що бойові М1 Abrams, призначені для застосуванняукраїнськими силами безпосередньо в реальних умовах, оснащуватимуться згіднозі специфікою бойових дій в Україні.</text:p>
      <text:p text:style-name="P4">
<text:span text:style-name="T4">
Читайте також:</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Райдер також висловив очікування, що остаточна підготовка особового складу ЗСУна американських танках, а також передача в Україну окремих бойових одиниць М1Abrams відбудеться впродовж періоду до кінця року.</text:p>
      <text:p text:style-name="P4">
<text:span text:style-name="T4">
Читайте також:</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Як повідомляв Укрінформ, минулого тижня керівник Об’єднаного комітетуначальників штабів США генерал Марк Міллі заявив за підсумками засідання«Рамштайн-11», що за кілька тижнів розпочнуться навчання українськихвійськових на танках <text:span text:style-name="T4">
<text:a xlink:type="simple" xlink:href="https://www.ukrinform.ua/tag-abrams" text:style-name="Internet_20_link" text:visited-style-name="Visited_20_Internet_20_Link">
 </text:a>
 </text:span>
 .</text:p>
      <text:p text:style-name="P4">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Пентагон до кінця року планує передати ЗСУ бойові танки Abrams</text:span>
</text:h>
      <text:p text:style-name="P4">
Authors: Ukrinform (Person)</text:p>
      <text:p text:style-name="P4">
Publisher: Укринформ (Organization)</text:p>
      <text:p text:style-name="P4">
Published Time: 2023-04-25T00:17:00+03:00</text:p>
      <text:p text:style-name="P4">
Modified Time: 2023-04-25T00:17:00+03:00</text:p>
      <text:p text:style-name="P4">
Description: Американські танки М1 Abrams, які США незабаром перекинуть до Німеччини, використовуватимуться лише для навчань українських підрозділів у Графенвері та відрізнятимуться від бойових танків, які будуть надані Україні окремо. — Укрінформ.</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США', 'Танк', 'ЗСУ', 'Abrams ']</text:p>
      <text:p text:style-name="P4">
Type: Article</text:p>
      <!--METADATA-->
      <text:p text:style-name="P4">
<draw:frame draw:style-name="fr1" draw:name="Image309" text:anchor-type="as-char" svg:width="6.9236in" svg:height="3.956343in" draw:z-index="0">
<draw:image xlink:href="../Images/yкринформ/2023-04-25T00-17-00-03-00/630_360_1459395029-2600-abrams-ssa-tank-foto-nuinanet.jpg" xlink:type="simple" xlink:show="embed" xlink:actuate="onLoad" draw:mime-type="image/jpeg"/>
</draw:frame>
 Американські танки М1 Abrams, які США незабаромперекинуть до Німеччини, використовуватимуться лише для навчань українськихпідрозділів у Графенвері та відрізнятимуться від бойових танків, які будутьнадані Україні окремо.</text:p>
      <text:p text:style-name="P4">
Про це під час брифінгу повідомив речник Пентагону генерал Патрік Райдер,передає власний кореспондент Укрінформу.</text:p>
      <text:p text:style-name="P4">
«Ці танки (які будуть відправлені до Німеччини – ред.) призначатимуться лишедля тренувань. Це не ті оновлені танки, які згодом поїдуть в Україну», -уточнив представник оборонного відомства США.</text:p>
      <text:p text:style-name="P4">
<text:span text:style-name="T4">
Читайте також:</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За його словами, навчальні танки виділяються не із запасів Армії США, а зінших місць зберігання, що дозволить пришвидшити підготовку та пересиланнябойових машин Україні.</text:p>
      <text:p text:style-name="P4">
Він також зазначив, що бойові М1 Abrams, призначені для застосуванняукраїнськими силами безпосередньо в реальних умовах, оснащуватимуться згіднозі специфікою бойових дій в Україні.</text:p>
      <text:p text:style-name="P4">
<text:span text:style-name="T4">
Читайте також:</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Райдер також висловив очікування, що остаточна підготовка особового складу ЗСУна американських танках, а також передача в Україну окремих бойових одиниць М1Abrams відбудеться впродовж періоду до кінця року.</text:p>
      <text:p text:style-name="P4">
<text:span text:style-name="T4">
Читайте також:</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Як повідомляв Укрінформ, минулого тижня керівник Об’єднаного комітетуначальників штабів США генерал Марк Міллі заявив за підсумками засідання«Рамштайн-11», що за кілька тижнів розпочнуться навчання українськихвійськових на танках <text:span text:style-name="T4">
<text:a xlink:type="simple" xlink:href="https://www.ukrinform.ua/tag-abrams" text:style-name="Internet_20_link" text:visited-style-name="Visited_20_Internet_20_Link">
 </text:a>
 </text:span>
 .</text:p>
      <text:p text:style-name="P4">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В Україні планують відновити Канадську поліцейську місію - МВС</text:span>
</text:h>
      <text:p text:style-name="P4">
Authors: Ukrinform (Person)</text:p>
      <text:p text:style-name="P4">
Publisher: Укринформ (Organization)</text:p>
      <text:p text:style-name="P4">
Published Time: 2023-04-25T00:29:00+03:00</text:p>
      <text:p text:style-name="P4">
Modified Time: 2023-04-25T00:29:00+03:00</text:p>
      <text:p text:style-name="P4">
Description: Представники Канадської поліції сподіваються якнайшвидше розпочати навчання для українських правоохоронців, відновивши місію CUPDP. — Укрінформ.</text:p>
      <text:p text:style-name="P4">
Images: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Tags: ['Канада', 'МВС', 'Поліція', 'Україна']</text:p>
      <text:p text:style-name="P4">
Type: Article</text:p>
      <!--METADATA-->
      <text:p text:style-name="P4">
<draw:frame draw:style-name="fr1" draw:name="Image310" text:anchor-type="as-char" svg:width="6.9236in" svg:height="3.956343in" draw:z-index="0">
<draw:image xlink:href="../Images/yкринформ/2023-04-25T00-29-00-03-00/630_360_1682372283-706.jpg" xlink:type="simple" xlink:show="embed" xlink:actuate="onLoad" draw:mime-type="image/jpeg"/>
</draw:frame>
Представники Канадської поліції сподіваються якнайшвидше розпочати навчаннядля українських правоохоронців, відновивши місію CUPDP.</text:p>
      <text:p text:style-name="P4">
Як передає Укрінформ, про це <text:a xlink:type="simple" xlink:href="https://mvs.gov.ua/uk/news/v-ukrayini-planuiut-vidnoviti-kanadsku-policeisku-misiiu" text:style-name="Internet_20_link" text:visited-style-name="Visited_20_Internet_20_Link">
 </text:a>
 Міністерство внутрішніх справУкраїни.</text:p>
      <text:p text:style-name="P4">
У понеділок, 24 квітня, заступниця міністра внутрішніх справ КатеринаПавліченко обговорила із представниками Канадської поліції можливостівідновлення Канадської поліцейської місії в Україні (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 - проєкт, який підтримує реформу поліції шляхом надання консультацій,тренінгів та обладнання для підвищення професійного розвитку та стандартів істворення більш ефективних поліцейських послуг, орієнтованих на громаду.</text:p>
      <text:p text:style-name="P4">
«Ми розуміємо, що важливою складовою підтримки українських поліцейськихсьогодні є зокрема проведення тренінгів. Наразі ми б виділили три ключовінапрями, які варто було врахувати при підготовці відповідних планів навчань.Зокрема, це тактична підготовка, робота поліції на деокупованих територіях тапідтримка ментального здоров’я», - заявила Павліченко.</text:p>
      <text:p text:style-name="P4">
<draw:frame draw:style-name="fr1" draw:name="Image311" text:anchor-type="as-char" svg:width="6.9236in" svg:height="4.615733in" draw:z-index="0">
<draw:image xlink:href="../Images/yкринформ/2023-04-25T00-29-00-03-00/1682372283-490.jpg" xlink:type="simple" xlink:show="embed" xlink:actuate="onLoad" draw:mime-type="image/jpeg"/>
</draw:frame>
</text:p>
      <text:p text:style-name="P4">
<text:span text:style-name="T4">
Читайте також:</text:span>
 <text:span text:style-name="T4">
<text:a xlink:type="simple" xlink:href="https://www.ukrinform.ua/rubric-ato/3698859-kanada-ogolosila-pro-novij-paket-vijskovoi-dopomogi-ukraini.html" text:style-name="Internet_20_link" text:visited-style-name="Visited_20_Internet_20_Link">
 </text:a>
 </text:span>
</text:p>
      <text:p text:style-name="P4">
Своєю чергою представники Канадської поліції зауважили, що сподіваютьсяякнайшвидше розпочати навчання для українських правоохоронців. До тренінгівпланують залучити близько 45 інструкторів, які зможуть поділитися своїмизнаннями й досвідом з українськими колегами.</text:p>
      <text:p text:style-name="P4">
<draw:frame draw:style-name="fr1" draw:name="Image312" text:anchor-type="as-char" svg:width="6.9236in" svg:height="4.615733in" draw:z-index="0">
<draw:image xlink:href="../Images/yкринформ/2023-04-25T00-29-00-03-00/1682372284-954.jpg" xlink:type="simple" xlink:show="embed" xlink:actuate="onLoad" draw:mime-type="image/jpeg"/>
</draw:frame>
</text:p>
      <text:p text:style-name="P4">
<text:span text:style-name="T4">
Читайте також:</text:span>
 _<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Як повідомляв Укрінформ, у Великій Британії військовослужбовці Збройних силУкраїни проходять інженерну підготовку з мінної безпеки щодо особливих ознакмісць встановлення вибухівки.</text:p>
      <text:p text:style-name="P4">
<text:span text:style-name="T5">
Фото: МВС</text:span>
</text:p>
      <text:p text:style-name="P4">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Fox News розірвала контракт з Такером Карлсоном, який виступав проти підтримки України</text:span>
</text:h>
      <text:p text:style-name="P4">
Authors: Ukrinform (Person)</text:p>
      <text:p text:style-name="P4">
Publisher: Укринформ (Organization)</text:p>
      <text:p text:style-name="P4">
Published Time: 2023-04-25T00:40:00+03:00</text:p>
      <text:p text:style-name="P4">
Modified Time: 2023-04-25T00:40:00+03:00</text:p>
      <text:p text:style-name="P4">
Description: Мережа FOX News розірвала співпрацю з ведучим Такером Карлсоном, який вважається ультраправим екстремістом, прибічником теорій змов, палким прихильником Дональда Трампа та опонентом підтримки України з боку США. — Укрінформ.</text:p>
      <text:p text:style-name="P4">
Images: ["<text:a xlink:type="simple" xlink:href="https://static.ukrinform.com/photos/2023_04/thumb_files/630_360_1682372813-741.jpg" text:style-name="Internet_20_link" text:visited-style-name="Visited_20_Internet_20_Link">
630_360_16823...</text:a>
"]</text:p>
      <text:p text:style-name="P4">
Tags: ['США', 'ЗМІ', 'Телебачення', 'Fox News']</text:p>
      <text:p text:style-name="P4">
Type: Article</text:p>
      <!--METADATA-->
      <text:p text:style-name="P4">
<draw:frame draw:style-name="fr1" draw:name="Image313" text:anchor-type="as-char" svg:width="6.9236in" svg:height="3.956343in" draw:z-index="0">
<draw:image xlink:href="../Images/yкринформ/2023-04-25T00-40-00-03-00/630_360_1682372813-741.jpg" xlink:type="simple" xlink:show="embed" xlink:actuate="onLoad" draw:mime-type="image/jpeg"/>
</draw:frame>
 Мережа FOXNews розірвала співпрацю з ведучим Такером Карлсоном, який вважаєтьсяультраправим екстремістом, прибічником теорій змов, палким прихильникомДональда Трампа та опонентом підтримки України з боку США.</text:p>
      <text:p text:style-name="P4">
Про це йдеться в <text:a xlink:type="simple" xlink:href="https://press.foxnews.com/2023/04/fox-news-media-and-tucker-carlson-part-ways" text:style-name="Internet_20_link" text:visited-style-name="Visited_20_Internet_20_Link">
 </text:a>
 поширеному в понеділок на сайті Fox News Media,передає Укрінформ.</text:p>
      <text:p text:style-name="P4">
«Компанія FOX News Media і Такер Карлсон вирішили припинити взаємодію. Мидякуємо йому за його роботу в мережі як ведучого, а до цього як автора»,-йдеться в повідомленні.</text:p>
      <text:p text:style-name="P4">
При цьому зазначається, що остання програма Карлсона вийшла в ефір минулоїп’ятниці, 21 квітня. Замість його випуску у цей час, який вважається прайм-таймом, відтепер транслюватимуться інші шоу на ротаційній основі, зазначили нателеканалі.</text:p>
      <text:p text:style-name="P4">
<text:span text:style-name="T4">
Читайте також:</text:span>
 <text:span text:style-name="T4">
<text:a xlink:type="simple" xlink:href="https://www.ukrinform.ua/rubric-world/3697766-fox-news-kompensue-7875-miljona-u-spravi-pro-naklep-sodo-falsifikacii-viboriv-prezidenta-u-ssa.html" text:style-name="Internet_20_link" text:visited-style-name="Visited_20_Internet_20_Link">
 </text:a>
 </text:span>
</text:p>
      <text:p text:style-name="P4">
Оголошення про розірвання контракту з’явилося через тиждень після того, як FOXNews Media врегулювала судовий позов про наклеп, поданий проти неї компанієюDominion Voting Systems на суму $787,5 мільйонів через розповсюдження мережеюбрехні про вибори. Позов, зокрема, викрив Карлсона у зневажливому ставленні доколег, а також включав низку звинувачень у сексизмі на його шоу.</text:p>
      <text:p text:style-name="P4">
Карлсон не тільки неодноразово сіяв сумніви щодо легітимності виборів 2020року, але також просував теорії змови щодо вакцин проти COVID-19 тависловлювався на підтримку позицій білих націоналістів.</text:p>
      <text:p text:style-name="P4">
<text:span text:style-name="T4">
Читайте також:</text:span>
 <text:span text:style-name="T4">
<text:a xlink:type="simple" xlink:href="https://www.ukrinform.ua/rubric-world/3699729-trampa-gotovi-pidtrimati-dvi-tretini-respublikanciv.html" text:style-name="Internet_20_link" text:visited-style-name="Visited_20_Internet_20_Link">
 </text:a>
 </text:span>
</text:p>
      <text:p text:style-name="P4">
Окремо одіозний ведучий просував риторику ультраправого крила Республіканськоїпартії, що пов’язують із Трампом, щодо припинення підтримки України тавиправдання агресивної політики рф. Він поширював брехливі проросійськінаративи про начебто <text:a xlink:type="simple" xlink:href="https://twitter.com/TuckerCarlson/status/1503548039268601864" text:style-name="Internet_20_link" text:visited-style-name="Visited_20_Internet_20_Link">
</text:a>
</text:p>
      <text:p text:style-name="P4">
Коли в Балтійському морі вибухнули нитки двох російських «Північних потоків»,Карлсон почав стверджувати, що це жодним чином не вигідно путіну, бо це,мовляв, його газопроводи. Він заявляв, що начебто Джо Байден за три тижні допочатку війни обмовився, що може «прибрати» та «підірвати» ці газопроводи,хоча Байден ніколи не казав про це.</text:p>
      <text:p text:style-name="P4">
Що ж до України, ексведучий Fox News переконував аудиторію, що путін не можепрограти війну, «він її виграє». А Україну Карлсон називав «несправжньоюкраїною», «маріонеткою» Заходу, керованою Державним департаментом США.</text:p>
      <text:p text:style-name="P4">
<text:span text:style-name="T4">
Читайте також:</text:span>
 <text:span text:style-name="T4">
<text:a xlink:type="simple" xlink:href="https://www.ukrinform.ua/rubric-polytics/3700194-bilij-dim-vidpoviv-na-zakliki-okremih-respublikanciv-skorotiti-pidtrimku-ukraini.html" text:style-name="Internet_20_link" text:visited-style-name="Visited_20_Internet_20_Link">
 </text:a>
 </text:span>
</text:p>
      <text:p text:style-name="P4">
Як повідомлялося, компанія FOX News Media, що належить корпорації FOX, керуєкількома телеканалами й потоковими сервісами, яка охоплює близько 200мільйонів людей щомісяця. Телеканал <text:span text:style-name="T4">
<text:a xlink:type="simple" xlink:href="https://www.ukrinform.ua/tag-fox-news" text:style-name="Internet_20_link" text:visited-style-name="Visited_20_Internet_20_Link">
 </text:a>
 </text:span>
 , на якому виходило шоу Карлсона, вважається одним із найбільшпопулярних у всьому кабельному телебаченні США.</text:p>
      <text:p text:style-name="P4">
<text:span text:style-name="T5">
Фото: Rich Graessle/Icon Sportswire</text:span>
</text:p>
      <text:p text:style-name="P4">
Source: <text:a xlink:type="simple" xlink:href="https://www.ukrinform.ua/rubric-world/3700207-fox-news-rozirvala-kontrakt-z-takerom-karlsonom-akij-vistupav-proti-pidtrimki-ukraini.html" text:style-name="Internet_20_link" text:visited-style-name="Visited_20_Internet_20_Link">
https://www.ukrinform.ua/rubric-world/3700207-fox-news-rozirvala-kontrakt-z-takerom-karlsonom-akij-vistupav-proti-pidtrimki-ukraini.html</text:a>
</text:p>
      <!--NEWS-->
      <text:h text:style-name="P10" text:outline-level="1">
<text:span text:style-name="T4">
Генсек ООН через лаврова передав путіну листа щодо «зернової угоди»</text:span>
</text:h>
      <text:p text:style-name="P4">
Authors: Ukrinform (Person)</text:p>
      <text:p text:style-name="P4">
Publisher: Укринформ (Organization)</text:p>
      <text:p text:style-name="P4">
Published Time: 2023-04-25T00:58:00+03:00</text:p>
      <text:p text:style-name="P4">
Modified Time: 2023-04-25T00:58:00+03:00</text:p>
      <text:p text:style-name="P4">
Description: Генеральний секретар ООН Антоніу Гутерреш зустрівся з міністром закордонних справ сергієм лавровим, який прибув до Нью-Йорка для проведення засідань Ради Безпеки ООН «високого рівня» 24 і 25 квітня.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путін', 'Україна', 'Зерно', 'Агресія РФ']</text:p>
      <text:p text:style-name="P4">
Type: Article</text:p>
      <!--METADATA-->
      <text:p text:style-name="P4">
<draw:frame draw:style-name="fr1" draw:name="Image314" text:anchor-type="as-char" svg:width="6.9236in" svg:height="3.956343in" draw:z-index="0">
<draw:image xlink:href="../Images/yкринформ/2023-04-25T00-58-00-03-00/630_360_1682350611-574.jpg" xlink:type="simple" xlink:show="embed" xlink:actuate="onLoad" draw:mime-type="image/jpeg"/>
</draw:frame>
Генеральний секретар ООН Антоніу Гутерреш зустрівся з міністром закордоннихсправ сергієм лавровим, який прибув до Нью-Йорка для проведення засідань РадиБезпеки ООН «високого рівня» 24 і 25 квітня.</text:p>
      <text:p text:style-name="P4">
Як передає Укрінформ, про це <text:a xlink:type="simple" xlink:href="https://www.un.org/sg/en/content/sg/readout/2023-04-24/readout-of-the-secretary-generals-meeting-he-mr-sergey-lavrov-foreign-minister-of-the-russian-federation" text:style-name="Internet_20_link" text:visited-style-name="Visited_20_Internet_20_Link">
</text:a>
 пресслужба ООН.</text:p>
      <text:p text:style-name="P4">
Зазначається, що вони «обговорили війну в Україні», а також ситуацію вАфганістані та Сирії.</text:p>
      <text:p text:style-name="P4">
Під час обговорення Чорноморської зернової ініціативи Гутерреш висловивзанепокоєння перешкодами, з якими стикається Спільний координаційний центр усвоїй повсякденній діяльності.</text:p>
      <text:p text:style-name="P4">
<text:span text:style-name="T4">
Читайте також:</text:span>
 <text:span text:style-name="T4">
<text:a xlink:type="simple" xlink:href="https://www.ukrinform.ua/rubric-economy/3699462-kraini-g7-zaklikali-prodovziti-ta-rozsiriti-zernovu-ugodu.html" text:style-name="Internet_20_link" text:visited-style-name="Visited_20_Internet_20_Link">
 </text:a>
 </text:span>
</text:p>
      <text:p text:style-name="P4">
Генсек також передав лаврову лист на ім'я президента рф володимра путіна, уякому викладено пропозиції щодо «вдосконалення, продовження і розширення» <text:span text:style-name="T4">
<text:a xlink:type="simple" xlink:href="https://www.ukrinform.ua/tag-zerno" text:style-name="Internet_20_link" text:visited-style-name="Visited_20_Internet_20_Link">
</text:a>
 </text:span>
 ініціативи «з урахуванням позицій,нещодавно висловлених сторонами, а також ризиків, пов'язаних з глобальноюпродовольчою безпекою».</text:p>
      <text:p text:style-name="P4">
"Аналогічний лист було надіслано двом іншим підписантам угоди (Україні таТуреччині, – ред.)", - ідеться в повідомленні.</text:p>
      <text:p text:style-name="P4">
<text:span text:style-name="T4">
Читайте також:</text:span>
 <text:span text:style-name="T4">
<text:a xlink:type="simple" xlink:href="https://www.ukrinform.ua/rubric-economy/3698852-blokuvanna-rosieu-zernovogo-koridoru-fiksuut-dokumentalno-posol-v-tureccini.html" text:style-name="Internet_20_link" text:visited-style-name="Visited_20_Internet_20_Link">
 </text:a>
 </text:span>
</text:p>
      <text:p text:style-name="P4">
Генсек також узяв до уваги занепокоєння, висловлене москвою щодо імплементаціїмеморандуму про взаєморозуміння між рф та секретаріатом ООН «щодо просуванняросійських продовольчих товарів і добрив на світові ринки». Він розповів пропрогрес, досягнутий у цьому питанні, і підтвердив готовність ООН ділпродовжувати працювати над цим.</text:p>
      <text:p text:style-name="P4">
Генсек також розповів про зусилля секретаріату, які той доклав для наданняамериканських віз російським чиновникам, котрі прибули до Нью-Йорка.</text:p>
      <text:p text:style-name="P4">
<text:span text:style-name="T4">
Читайте також:</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Як повідомлялося, у понеділок у РБ ООН під головування лаврова проходитьзасідання «Ефективна багатосторонність через захист принципів Статуту ООН».</text:p>
      <text:p text:style-name="P4">
У вівторок він має головувати на засіданні РБ з проблем Близького Сходу. Такожу вівторок Велика Британія скликає засідання Радбезу з приводу воєнногоконфлікту в Судані.</text:p>
      <text:p text:style-name="P4">
Source: <text:a xlink:type="simple" xlink:href="https://www.ukrinform.ua/rubric-world/3700208-gensek-oon-cerez-lavrova-peredav-putinu-lista-sodo-zernovoi-ugodi.html" text:style-name="Internet_20_link" text:visited-style-name="Visited_20_Internet_20_Link">
https://www.ukrinform.ua/rubric-world/3700208-gensek-oon-cerez-lavrova-peredav-putinu-lista-sodo-zernovoi-ugodi.html</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4-25T97: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315" text:anchor-type="as-char" svg:width="6.9236in" svg:height="3.745668in" draw:z-index="0">
<draw:image xlink:href="../Images/AРМІЯINFORM/2023-04-25T97-00-00-04-00/antyrosijski-sankcziyi-1.jpg" xlink:type="simple" xlink:show="embed" xlink:actuate="onLoad" draw:mime-type="image/jpeg"/>
</draw:frame>
</text:p>
      <text:p text:style-name="P4">
Служба зовнішньої розвідки України продовжує<text:a xlink:type="simple" xlink:href="https://www.facebook.com/SZRUkraine/posts/pfbid02kUh257wRmEMzQ2y9KvkqnxrszgFHq7FxJQSpauYHTg4bdwFb21XuuiJA9ZUzQAral" text:style-name="Internet_20_link" text:visited-style-name="Visited_20_Internet_20_Link">
розповідати</text:a>
про санкції та інші дії міжнародної спільноти, спрямовані проти країни-терориста.</text:p>
      <text:p text:style-name="P4">
<text:span text:style-name="T4">
Ситуація станом на 24 квітня 2023 року</text:span>
</text:p>
      <text:p text:style-name="P4">
Канада оголосила про передачу Україні нового пакета військової допомогизагальною сумою $ 34,6 млн. Ця партія є безоплатною підтримкою Оттави та будепередана до Трастового фонду Комплексного пакета допомоги нашій країні,організованого партнерами по НАТО, заявила міністр оборони Канади Аніта Анандпід час саміту «Рамштайн-11». Новий фінансовий пакет для української армії:забезпечить реалізацію проєкту паливних матеріалів НАТО CAP — 3,3 мільйоналітрів необхідних запасів палива; дозволить реалізувати проєкт Трастовогофонду Комплексного пакета допомоги НАТО Україні — модульні наплавні мости длязабезпечення можливості перетину водних перешкод; зробить перший внесок упроєкт надання медичних аптечок Трастового фонду Комплексного пакету допомогиНАТО Україні.</text:p>
      <text:p text:style-name="P4">
Головнокомандувач Сил оборони Естонії Генерал Мартін Херем вважає, що війназакінчиться тільки тоді, коли росія розпадеться на маленькі держави.</text:p>
      <text:p text:style-name="P4">
Генерал-лейтенант США у відставці, колишній командувач армією США в Європі БенГоджес назвав «політичними відмовками» щодо зволікання з постачанням для ЗСУдалекобійних ракет. Він підкреслив, що пишається тим, що вже зробили США длядопомоги ЗСУ, але впевнений, що уряд може знайти шляхи для розширення видівозброєння, яке передають українській армії. <text:span text:style-name="T5">
«Насправді я волію не говоритипро конкретний вид озброєння. Радше — про спроможності; про здатність Українизробити Крим недоступним для росіян; про можливості завдавати ударів поСевастополю, по Саках, по Джанкою. А чим цих ударів буде завдано — дроном GreyEagle, ATACMS, GLSDB чи Storm Shadow, — неважливо. Дайте Україні можливістьзавдати таких ударів»,</text:span>
 — заявив Годжес.</text:p>
      <text:p text:style-name="P4">
Україна та Франція підписали меморандум про взаєморозуміння щодо співпраці усфері транспорту, який передбачає партнерство в оцінці завданої шкоди тавідновленні українських транспортних систем, з акцентом на перехід доекологічної низьковуглецевої мобільності.</text:p>
      <text:p text:style-name="P4">
Уряд Латвії виділить 4 млн євро на навчання українських біженців латиськіймові.</text:p>
      <text:p text:style-name="P4">
Країни G7 закликали до продовження, повної імплементації та розширенняЧорноморської зернової ініціативи.</text:p>
      <text:p text:style-name="P4">
ЄС розглядає можливість заборони транзиту товарів через рф.</text:p>
      <text:p text:style-name="P4">
Кіпр повідомив про блокування рахунків фізичних і юридичних осіб, на якихраніше Сполучене Королівство та США наклали санкції за допомогу російськимолігархам обходити антиросійські санкції.</text:p>
      <text:p text:style-name="P4">
<text:span text:style-name="T4">
рф</text:span>
</text:p>
      <text:p text:style-name="P4">
За рік на рф достроково розірвано договорів оренди у бізнес-центрах москвисумарною площею до 329 тис. кв. м — у десять разів більше, ніж з квітня 2021року до березня 2022 року. За прогнозом експертів, до кінця 2023 рокузвільниться ще як мінімум 15 тис. кв. м.</text:p>
      <text:p text:style-name="P4">
депутати госдуми надіслали голові уряду мішустіну листа з пропозицієюстягувати з російських мільйонерів додатково 2 % податку для підтримкиокупантів, які воюють проти українського народу.</text:p>
      <text:p text:style-name="P4">
Колись популярні автомобільні бренди тепер стали дефіцитними товарами на рф:на всю москву залишилося десять автомобілів Volkswagen Polo, трохи більшемашин Kia Rio, Skoda Rapid зникла зовсім. Те, що залишилось у дилерів, коштуєу 2,5 раза дорожче, ніж до російського вторгнення в Україну.</text:p>
      <text:p text:style-name="P4">
Енергетичні компанії рф, які зазнали збитків через різке зростання цін наобладнання, вимагають від уряду дозволити їм не модернізуватитеплоелектростанції. Ідеться про 13 об’єктів на 1,5 ГВт, вартість яких зрослана 79 % від початкової оцінки.</text:p>
      <text:p text:style-name="P4">
Повномасштабна війна рф проти України вплинула на здоров’я російськихчоловіків — через рік у багатьох із них внаслідок стресу виникли проблеми зпотенцією. Відповідно попит на препарати для її підвищення побив попереднірекорди — масштабна мобілізація додала причин для стресу. Як свідчать даніросійської системи «чєстний знак», за перші три місяці 2023 року продажізасобів, що підвищують «чоловічу силу», зросли на 39 %. Загалом із січня поберезень цього року росіяни купили 2,7 млн упаковок різних афродизіаків,витративши на них 1,8 млрд рублів. Аналітики підрахували, що в середньому натисячу дорослих чоловіків, які зараз проживають на росії, за цей періодприпало по 392 пачки таких препаратів. Найчастіше афродизіаки купували вмоскві, московській області, санкт-петербурзі, краснодарському краї тамагаданській області.</text:p>
      <text:p text:style-name="P4">
александрінський театр у російському санкт-петербурзі без пояснень скасувавпокази вистави «Сірано де Бержерак» за французькою п’єсою 19 століття через«дискредитацію» армії росії.</text:p>
      <text:p text:style-name="P4">
За інформацією правозахисників, у білорусі за 2022 рік та початок 2023-гозатримали не менше 58 осіб, які повернулися на батьківщину з-за кордону.Більшість із них засуджені за кримінальними статтями до позбавлення волі.</text:p>
      <text:p text:style-name="P4">
За даними нацбанку рб за березень, частка товарів, що подорожчали на 10 % ібільше, становить 26,4 % товарів, що входять до індексу споживчих цін. Часткатоварів зі зростанням цін на 5-10% у лютому становила 22,0 %, а у березні вже23,3 %.</text:p>
      <text:p text:style-name="P4">
Кваліфікаційна комісія з питань адвокатської діяльності у рб провела черговуатестацію, за підсумками якої ще п’ятьох адвокатів позбавили ліцензії. Надумку незалежних юристів, процес позбавлення адвокатів ліцензій безперервнотриває від серпня 2020 року. Підпадають під нього насамперед ті юристи, якінамагаються захищати права людей, які потрапили під переслідування через своїполітичні погляди. До того ж цілеспрямованість зачистки адвокатського корпусунавіть не приховується.</text:p>
      <text:p text:style-name="P4">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Командувач Об’єднаних сил відвідав позиції Сил оборони в Сумській області</text:span>
</text:h>
      <text:p text:style-name="P4">
Author: ['АРМІЯINFORM']</text:p>
      <text:p text:style-name="P4">
Time: 2023-04-25T98: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 'СЕРГІЙ НАЄВ', 'СУМЩИНА']</text:p>
      <text:p text:style-name="P4">
Category: News</text:p>
      <!--METADATA-->
      <text:p text:style-name="P4">
Командувач Об’єднаних сил Збройних Сил України генерал-лейтенант Сергій Наєввідвідав українські прикордонні позиції в Сумській області.</text:p>
      <text:p text:style-name="P4">
«Відвідав військовослужбовців, які утримують оборону Сумської області. Вивчавумови несення служби та виконання бойових завдань, а також посилення захистукритичних об’єктів цивільної інфраструктури в прикордонні Сумщини.  Під час спілкування з командирами підрозділів окреслив низку конкретнихзаходів, спрямованих на забезпечення обороноздатності території та миттєвогореагування на ворожі обстріли», — повідомив генерал-лейтенант Наєв у своємудописі на фейсбук.</text:p>
      <text:p text:style-name="P4">
Разом переможемо!</text:p>
      <text:p text:style-name="P4">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Прикордонники влаштували «запальний вікенд» у Бахмуті, який став останнім для окупантів</text:span>
</text:h>
      <text:p text:style-name="P4">
Author: ['АРМІЯINFORM']</text:p>
      <text:p text:style-name="P4">
Time: 2023-04-25T99:00:00-04:00</text:p>
      <text:p text:style-name="P4">
Description: Про це повідомляє Державна прикордонна служба України.    Прикордонники тричі в бій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4_172024_1682346024.jpg" text:style-name="Internet_20_link" text:visited-style-name="Visited_20_Internet_20_Link">
news_20230424_172024_1682346024.jpg</text:a>
']</text:p>
      <text:p text:style-name="P4">
Tags: ['STOPRUSSIA', 'АГРЕСІЯ РФ', 'ВІЙНА', 'ВТОРГНЕННЯ РФ', 'ДЕРЖПРИКОРДОНСЛУЖБА', 'ФОРТЕЦЯ БАХМУТ']</text:p>
      <text:p text:style-name="P4">
Category: News</text:p>
      <!--METADATA-->
      <text:p text:style-name="P4">
<draw:frame draw:style-name="fr1" draw:name="Image316" text:anchor-type="as-char" svg:width="6.9236in" svg:height="5.1927in" draw:z-index="0">
<draw:image xlink:href="../Images/AРМІЯINFORM/2023-04-25T99-00-00-04-00/news_20230424_172024_1682346024.jpg" xlink:type="simple" xlink:show="embed" xlink:actuate="onLoad" draw:mime-type="image/jpeg"/>
</draw:frame>
</text:p>
      <text:p text:style-name="P4">
Про це <text:a xlink:type="simple" xlink:href="https://dpsu.gov.ua/ua/news/Prikordonniki-u-Bahmuti-vlashtuvali-okupantam-zapalniy-vikend-yakiy-dlya-10-zagarbnikiv-stav-ostannim/" text:style-name="Internet_20_link" text:visited-style-name="Visited_20_Internet_20_Link">
повідомляє</text:a>
 Державна прикордонна служба України.</text:p>
      <text:p text:style-name="P4">
Прикордонники тричі в бій з російськими нападниками, при цьому стрілецькісутички у місті-фортеці відбуваються майже безперервно.</text:p>
      <text:p text:style-name="P4">
У Бахмуті окупанти продовжують артилерійськими обстрілами руйнувати міськуінфраструктуру, а ворожа піхота намагається атакувати захисників України поруїнах. За позиції, які охоронці кордонів утримують у міських кварталах,позиційні бої двічі відбувались у нічний час доби. Ще одне боєзіткненнявідбулося вдень.</text:p>
      <text:p text:style-name="P4">
Попри надскладну ситуацію українські захисники продовжують на ближніхдистанціях ліквідовувати штурмовиків країни-агресора. Так, бійціДержприкордонслужби всі спроби прориву оборони стримали. Вогнем зі стрілецькоїзброї та мінометів знешкоджено щонайменше 24 противників: 10 окупантів —ліквідовано, ще 14 — поранено.</text:p>
      <text:p text:style-name="P4">
Source: <text:a xlink:type="simple" xlink:href="https://armyinform.com.ua/2023/04/25/prykordonnyky-vlashtuvaly-zapalnyj-vikend/" text:style-name="Internet_20_link" text:visited-style-name="Visited_20_Internet_20_Link">
https://armyinform.com.ua/2023/04/25/prykordonnyky-vlashtuvaly-zapalnyj-viken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